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189.35pt"/>
    </style:style>
    <style:style style:name="co6" style:family="table-column">
      <style:table-column-properties fo:break-before="auto" style:column-width="167.75pt"/>
    </style:style>
    <style:style style:name="co7" style:family="table-column">
      <style:table-column-properties fo:break-before="auto" style:column-width="192.44pt"/>
    </style:style>
    <style:style style:name="co8" style:family="table-column">
      <style:table-column-properties fo:break-before="auto" style:column-width="147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26)" table:style-name="ta1">
        <table:shapes>
          <draw:frame draw:z-index="0" draw:style-name="gr1" draw:text-style-name="P1" svg:width="887.87pt" svg:height="255.09pt" svg:x="237.86pt" svg:y="121.21pt">
            <loext:p draw:notify-on-update-of-ranges="'grafana_data_export(26)'.F1:'grafana_data_export(26)'.F1 'grafana_data_export(26)'.F2:'grafana_data_export(26)'.F489 'grafana_data_export(26)'.B1:'grafana_data_export(26)'.B1 'grafana_data_export(26)'.B2:'grafana_data_export(26)'.B489 'grafana_data_export(26)'.C1:'grafana_data_export(26)'.C1 'grafana_data_export(26)'.C2:'grafana_data_export(26)'.C489 'grafana_data_export(26)'.D1:'grafana_data_export(26)'.D1 'grafana_data_export(26)'.D2:'grafana_data_export(26)'.D489 'grafana_data_export(26)'.E1:'grafana_data_export(26)'.E1 'grafana_data_export(26)'.E2:'grafana_data_export(26)'.E489 'grafana_data_export(26)'.G1:'grafana_data_export(26)'.G1 'grafana_data_export(26)'.G2:'grafana_data_export(26)'.G4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table:formula="of:=[Sheet2.B1]" office:value-type="string" office:string-value="CPU Middletier" calcext:value-type="string">
            <text:p>CPU Middletier</text:p>
          </table:table-cell>
          <table:table-cell table:formula="of:=[Sheet2.C1]" office:value-type="string" office:string-value="CPU Limit" calcext:value-type="string">
            <text:p>CPU Limit</text:p>
          </table:table-cell>
          <table:table-cell table:formula="of:=[Sheet2.D1]" office:value-type="string" office:string-value="CPU Node" calcext:value-type="string">
            <text:p>CPU Node</text:p>
          </table:table-cell>
          <table:table-cell table:formula="of:=[Sheet2.E1]" office:value-type="string" office:string-value="CFP Middletier" calcext:value-type="string">
            <text:p>CFP Middletier</text:p>
          </table:table-cell>
          <table:table-cell table:formula="of:=[Sheet2.F1]" office:value-type="string" office:string-value="FPM Node" calcext:value-type="string">
            <text:p>FPM Node</text:p>
          </table:table-cell>
          <table:table-cell table:formula="of:=[Sheet2.G1]" office:value-type="string" office:string-value="FPM Middletier" calcext:value-type="string">
            <text:p>FPM Middletier</text:p>
          </table:table-cell>
          <table:table-cell table:formula="of:=[Sheet2.H1]" office:value-type="string" office:string-value="Failures" calcext:value-type="string">
            <text:p>Failures</text:p>
          </table:table-cell>
          <table:table-cell table:formula="of:=[Sheet2.I1]" office:value-type="string" office:string-value="Successes" calcext:value-type="string">
            <text:p>Successes</text:p>
          </table:table-cell>
        </table:table-row>
        <table:table-row table:style-name="ro1">
          <table:table-cell office:value-type="string" calcext:value-type="string">
            <text:p>2017-07-28T17:18:00+02:00</text:p>
          </table:table-cell>
          <table:table-cell table:formula="of:=[Sheet2.B2]/1000" office:value-type="float" office:value="0.001" calcext:value-type="float">
            <text:p>0.001</text:p>
          </table:table-cell>
          <table:table-cell table:formula="of:=[Sheet2.C2]/1000" office:value-type="float" office:value="1" calcext:value-type="float">
            <text:p>1</text:p>
          </table:table-cell>
          <table:table-cell table:formula="of:=[Sheet2.D2]/1000" office:value-type="float" office:value="0.990750014781952" calcext:value-type="float">
            <text:p>0.990750014781952</text:p>
          </table:table-cell>
          <table:table-cell table:formula="of:=[Sheet2.E2]/1000" office:value-type="float" office:value="0" calcext:value-type="float">
            <text:p>0</text:p>
          </table:table-cell>
          <table:table-cell table:formula="of:=[Sheet2.F2]/1000" office:value-type="float" office:value="1" calcext:value-type="float">
            <text:p>1</text:p>
          </table:table-cell>
          <table:table-cell table:formula="of:=[Sheet2.G2]/1000" office:value-type="float" office:value="0.4966" calcext:value-type="float">
            <text:p>0.4966</text:p>
          </table:table-cell>
          <table:table-cell table:formula="of:=[Sheet2.H2]" office:value-type="float" office:value="0" calcext:value-type="float">
            <text:p>0</text:p>
          </table:table-cell>
          <table:table-cell table:formula="of:=[Sheet2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19:00+02:00</text:p>
          </table:table-cell>
          <table:table-cell table:formula="of:=[Sheet2.B3]/1000" office:value-type="float" office:value="0.001" calcext:value-type="float">
            <text:p>0.001</text:p>
          </table:table-cell>
          <table:table-cell table:formula="of:=[Sheet2.C3]/1000" office:value-type="float" office:value="1" calcext:value-type="float">
            <text:p>1</text:p>
          </table:table-cell>
          <table:table-cell table:formula="of:=[Sheet2.D3]/1000" office:value-type="float" office:value="0.991249978542328" calcext:value-type="float">
            <text:p>0.991249978542328</text:p>
          </table:table-cell>
          <table:table-cell table:formula="of:=[Sheet2.E3]/1000" office:value-type="float" office:value="0" calcext:value-type="float">
            <text:p>0</text:p>
          </table:table-cell>
          <table:table-cell table:formula="of:=[Sheet2.F3]/1000" office:value-type="float" office:value="1" calcext:value-type="float">
            <text:p>1</text:p>
          </table:table-cell>
          <table:table-cell table:formula="of:=[Sheet2.G3]/1000" office:value-type="float" office:value="0.4998" calcext:value-type="float">
            <text:p>0.4998</text:p>
          </table:table-cell>
          <table:table-cell table:formula="of:=[Sheet2.H3]" office:value-type="float" office:value="0" calcext:value-type="float">
            <text:p>0</text:p>
          </table:table-cell>
          <table:table-cell table:formula="of:=[Sheet2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20:00+02:00</text:p>
          </table:table-cell>
          <table:table-cell table:formula="of:=[Sheet2.B4]/1000" office:value-type="float" office:value="0" calcext:value-type="float">
            <text:p>0</text:p>
          </table:table-cell>
          <table:table-cell table:formula="of:=[Sheet2.C4]/1000" office:value-type="float" office:value="1" calcext:value-type="float">
            <text:p>1</text:p>
          </table:table-cell>
          <table:table-cell table:formula="of:=[Sheet2.D4]/1000" office:value-type="float" office:value="0.990750014781952" calcext:value-type="float">
            <text:p>0.990750014781952</text:p>
          </table:table-cell>
          <table:table-cell table:formula="of:=[Sheet2.E4]/1000" office:value-type="float" office:value="0" calcext:value-type="float">
            <text:p>0</text:p>
          </table:table-cell>
          <table:table-cell table:formula="of:=[Sheet2.F4]/1000" office:value-type="float" office:value="1" calcext:value-type="float">
            <text:p>1</text:p>
          </table:table-cell>
          <table:table-cell table:formula="of:=[Sheet2.G4]/1000" office:value-type="float" office:value="0.5104" calcext:value-type="float">
            <text:p>0.5104</text:p>
          </table:table-cell>
          <table:table-cell table:formula="of:=[Sheet2.H4]" office:value-type="float" office:value="0" calcext:value-type="float">
            <text:p>0</text:p>
          </table:table-cell>
          <table:table-cell table:formula="of:=[Sheet2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21:00+02:00</text:p>
          </table:table-cell>
          <table:table-cell table:formula="of:=[Sheet2.B5]/1000" office:value-type="float" office:value="0" calcext:value-type="float">
            <text:p>0</text:p>
          </table:table-cell>
          <table:table-cell table:formula="of:=[Sheet2.C5]/1000" office:value-type="float" office:value="1" calcext:value-type="float">
            <text:p>1</text:p>
          </table:table-cell>
          <table:table-cell table:formula="of:=[Sheet2.D5]/1000" office:value-type="float" office:value="0.991249978542328" calcext:value-type="float">
            <text:p>0.991249978542328</text:p>
          </table:table-cell>
          <table:table-cell table:formula="of:=[Sheet2.E5]/1000" office:value-type="float" office:value="0" calcext:value-type="float">
            <text:p>0</text:p>
          </table:table-cell>
          <table:table-cell table:formula="of:=[Sheet2.F5]/1000" office:value-type="float" office:value="1" calcext:value-type="float">
            <text:p>1</text:p>
          </table:table-cell>
          <table:table-cell table:formula="of:=[Sheet2.G5]/1000" office:value-type="float" office:value="0.5002" calcext:value-type="float">
            <text:p>0.5002</text:p>
          </table:table-cell>
          <table:table-cell table:formula="of:=[Sheet2.H5]" office:value-type="float" office:value="1" calcext:value-type="float">
            <text:p>1</text:p>
          </table:table-cell>
          <table:table-cell table:formula="of:=[Sheet2.I5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07-28T17:22:00+02:00</text:p>
          </table:table-cell>
          <table:table-cell table:formula="of:=[Sheet2.B6]/1000" office:value-type="float" office:value="0.041" calcext:value-type="float">
            <text:p>0.041</text:p>
          </table:table-cell>
          <table:table-cell table:formula="of:=[Sheet2.C6]/1000" office:value-type="float" office:value="1" calcext:value-type="float">
            <text:p>1</text:p>
          </table:table-cell>
          <table:table-cell table:formula="of:=[Sheet2.D6]/1000" office:value-type="float" office:value="0.986500024795532" calcext:value-type="float">
            <text:p>0.986500024795532</text:p>
          </table:table-cell>
          <table:table-cell table:formula="of:=[Sheet2.E6]/1000" office:value-type="float" office:value="0" calcext:value-type="float">
            <text:p>0</text:p>
          </table:table-cell>
          <table:table-cell table:formula="of:=[Sheet2.F6]/1000" office:value-type="float" office:value="1" calcext:value-type="float">
            <text:p>1</text:p>
          </table:table-cell>
          <table:table-cell table:formula="of:=[Sheet2.G6]/1000" office:value-type="float" office:value="0.4994" calcext:value-type="float">
            <text:p>0.4994</text:p>
          </table:table-cell>
          <table:table-cell table:formula="of:=[Sheet2.H6]" office:value-type="float" office:value="0" calcext:value-type="float">
            <text:p>0</text:p>
          </table:table-cell>
          <table:table-cell table:formula="of:=[Sheet2.I6]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07-28T17:23:00+02:00</text:p>
          </table:table-cell>
          <table:table-cell table:formula="of:=[Sheet2.B7]/1000" office:value-type="float" office:value="0.117" calcext:value-type="float">
            <text:p>0.117</text:p>
          </table:table-cell>
          <table:table-cell table:formula="of:=[Sheet2.C7]/1000" office:value-type="float" office:value="1" calcext:value-type="float">
            <text:p>1</text:p>
          </table:table-cell>
          <table:table-cell table:formula="of:=[Sheet2.D7]/1000" office:value-type="float" office:value="0.97775000333786" calcext:value-type="float">
            <text:p>0.97775000333786</text:p>
          </table:table-cell>
          <table:table-cell table:formula="of:=[Sheet2.E7]/1000" office:value-type="float" office:value="0" calcext:value-type="float">
            <text:p>0</text:p>
          </table:table-cell>
          <table:table-cell table:formula="of:=[Sheet2.F7]/1000" office:value-type="float" office:value="1" calcext:value-type="float">
            <text:p>1</text:p>
          </table:table-cell>
          <table:table-cell table:formula="of:=[Sheet2.G7]/1000" office:value-type="float" office:value="0.5018" calcext:value-type="float">
            <text:p>0.5018</text:p>
          </table:table-cell>
          <table:table-cell table:formula="of:=[Sheet2.H7]" office:value-type="float" office:value="0" calcext:value-type="float">
            <text:p>0</text:p>
          </table:table-cell>
          <table:table-cell table:formula="of:=[Sheet2.I7]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07-28T17:24:00+02:00</text:p>
          </table:table-cell>
          <table:table-cell table:formula="of:=[Sheet2.B8]/1000" office:value-type="float" office:value="0.148" calcext:value-type="float">
            <text:p>0.148</text:p>
          </table:table-cell>
          <table:table-cell table:formula="of:=[Sheet2.C8]/1000" office:value-type="float" office:value="1" calcext:value-type="float">
            <text:p>1</text:p>
          </table:table-cell>
          <table:table-cell table:formula="of:=[Sheet2.D8]/1000" office:value-type="float" office:value="0.97350001335144" calcext:value-type="float">
            <text:p>0.97350001335144</text:p>
          </table:table-cell>
          <table:table-cell table:formula="of:=[Sheet2.E8]/1000" office:value-type="float" office:value="0" calcext:value-type="float">
            <text:p>0</text:p>
          </table:table-cell>
          <table:table-cell table:formula="of:=[Sheet2.F8]/1000" office:value-type="float" office:value="0" calcext:value-type="float">
            <text:p>0</text:p>
          </table:table-cell>
          <table:table-cell table:formula="of:=[Sheet2.G8]/1000" office:value-type="float" office:value="0" calcext:value-type="float">
            <text:p>0</text:p>
          </table:table-cell>
          <table:table-cell table:formula="of:=[Sheet2.H8]" office:value-type="float" office:value="0" calcext:value-type="float">
            <text:p>0</text:p>
          </table:table-cell>
          <table:table-cell table:formula="of:=[Sheet2.I8]"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07-28T17:25:00+02:00</text:p>
          </table:table-cell>
          <table:table-cell table:formula="of:=[Sheet2.B9]/1000" office:value-type="float" office:value="0.182" calcext:value-type="float">
            <text:p>0.182</text:p>
          </table:table-cell>
          <table:table-cell table:formula="of:=[Sheet2.C9]/1000" office:value-type="float" office:value="1" calcext:value-type="float">
            <text:p>1</text:p>
          </table:table-cell>
          <table:table-cell table:formula="of:=[Sheet2.D9]/1000" office:value-type="float" office:value="0.969749987125397" calcext:value-type="float">
            <text:p>0.969749987125397</text:p>
          </table:table-cell>
          <table:table-cell table:formula="of:=[Sheet2.E9]/1000" office:value-type="float" office:value="0" calcext:value-type="float">
            <text:p>0</text:p>
          </table:table-cell>
          <table:table-cell table:formula="of:=[Sheet2.F9]/1000" office:value-type="float" office:value="0" calcext:value-type="float">
            <text:p>0</text:p>
          </table:table-cell>
          <table:table-cell table:formula="of:=[Sheet2.G9]/1000" office:value-type="float" office:value="0" calcext:value-type="float">
            <text:p>0</text:p>
          </table:table-cell>
          <table:table-cell table:formula="of:=[Sheet2.H9]" office:value-type="float" office:value="0" calcext:value-type="float">
            <text:p>0</text:p>
          </table:table-cell>
          <table:table-cell table:formula="of:=[Sheet2.I9]"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2017-07-28T17:26:00+02:00</text:p>
          </table:table-cell>
          <table:table-cell table:formula="of:=[Sheet2.B10]/1000" office:value-type="float" office:value="0.208" calcext:value-type="float">
            <text:p>0.208</text:p>
          </table:table-cell>
          <table:table-cell table:formula="of:=[Sheet2.C10]/1000" office:value-type="float" office:value="1" calcext:value-type="float">
            <text:p>1</text:p>
          </table:table-cell>
          <table:table-cell table:formula="of:=[Sheet2.D10]/1000" office:value-type="float" office:value="0.967999994754791" calcext:value-type="float">
            <text:p>0.967999994754791</text:p>
          </table:table-cell>
          <table:table-cell table:formula="of:=[Sheet2.E10]/1000" office:value-type="float" office:value="0" calcext:value-type="float">
            <text:p>0</text:p>
          </table:table-cell>
          <table:table-cell table:formula="of:=[Sheet2.F10]/1000" office:value-type="float" office:value="0" calcext:value-type="float">
            <text:p>0</text:p>
          </table:table-cell>
          <table:table-cell table:formula="of:=[Sheet2.G10]/1000" office:value-type="float" office:value="0" calcext:value-type="float">
            <text:p>0</text:p>
          </table:table-cell>
          <table:table-cell table:formula="of:=[Sheet2.H10]" office:value-type="float" office:value="1" calcext:value-type="float">
            <text:p>1</text:p>
          </table:table-cell>
          <table:table-cell table:formula="of:=[Sheet2.I10]"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2017-07-28T17:27:00+02:00</text:p>
          </table:table-cell>
          <table:table-cell table:formula="of:=[Sheet2.B11]/1000" office:value-type="float" office:value="0.214" calcext:value-type="float">
            <text:p>0.214</text:p>
          </table:table-cell>
          <table:table-cell table:formula="of:=[Sheet2.C11]/1000" office:value-type="float" office:value="1" calcext:value-type="float">
            <text:p>1</text:p>
          </table:table-cell>
          <table:table-cell table:formula="of:=[Sheet2.D11]/1000" office:value-type="float" office:value="0.966499984264374" calcext:value-type="float">
            <text:p>0.966499984264374</text:p>
          </table:table-cell>
          <table:table-cell table:formula="of:=[Sheet2.E11]/1000" office:value-type="float" office:value="0" calcext:value-type="float">
            <text:p>0</text:p>
          </table:table-cell>
          <table:table-cell table:formula="of:=[Sheet2.F11]/1000" office:value-type="float" office:value="0" calcext:value-type="float">
            <text:p>0</text:p>
          </table:table-cell>
          <table:table-cell table:formula="of:=[Sheet2.G11]/1000" office:value-type="float" office:value="0" calcext:value-type="float">
            <text:p>0</text:p>
          </table:table-cell>
          <table:table-cell table:formula="of:=[Sheet2.H11]" office:value-type="float" office:value="0" calcext:value-type="float">
            <text:p>0</text:p>
          </table:table-cell>
          <table:table-cell table:formula="of:=[Sheet2.I11]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2017-07-28T17:28:00+02:00</text:p>
          </table:table-cell>
          <table:table-cell table:formula="of:=[Sheet2.B12]/1000" office:value-type="float" office:value="0.233" calcext:value-type="float">
            <text:p>0.233</text:p>
          </table:table-cell>
          <table:table-cell table:formula="of:=[Sheet2.C12]/1000" office:value-type="float" office:value="1" calcext:value-type="float">
            <text:p>1</text:p>
          </table:table-cell>
          <table:table-cell table:formula="of:=[Sheet2.D12]/1000" office:value-type="float" office:value="0.965250015258789" calcext:value-type="float">
            <text:p>0.965250015258789</text:p>
          </table:table-cell>
          <table:table-cell table:formula="of:=[Sheet2.E12]/1000" office:value-type="float" office:value="0" calcext:value-type="float">
            <text:p>0</text:p>
          </table:table-cell>
          <table:table-cell table:formula="of:=[Sheet2.F12]/1000" office:value-type="float" office:value="0" calcext:value-type="float">
            <text:p>0</text:p>
          </table:table-cell>
          <table:table-cell table:formula="of:=[Sheet2.G12]/1000" office:value-type="float" office:value="0" calcext:value-type="float">
            <text:p>0</text:p>
          </table:table-cell>
          <table:table-cell table:formula="of:=[Sheet2.H12]" office:value-type="float" office:value="0" calcext:value-type="float">
            <text:p>0</text:p>
          </table:table-cell>
          <table:table-cell table:formula="of:=[Sheet2.I12]"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2017-07-28T17:29:00+02:00</text:p>
          </table:table-cell>
          <table:table-cell table:formula="of:=[Sheet2.B13]/1000" office:value-type="float" office:value="0.259" calcext:value-type="float">
            <text:p>0.259</text:p>
          </table:table-cell>
          <table:table-cell table:formula="of:=[Sheet2.C13]/1000" office:value-type="float" office:value="1" calcext:value-type="float">
            <text:p>1</text:p>
          </table:table-cell>
          <table:table-cell table:formula="of:=[Sheet2.D13]/1000" office:value-type="float" office:value="0.961749970912933" calcext:value-type="float">
            <text:p>0.961749970912933</text:p>
          </table:table-cell>
          <table:table-cell table:formula="of:=[Sheet2.E13]/1000" office:value-type="float" office:value="0" calcext:value-type="float">
            <text:p>0</text:p>
          </table:table-cell>
          <table:table-cell table:formula="of:=[Sheet2.F13]/1000" office:value-type="float" office:value="0" calcext:value-type="float">
            <text:p>0</text:p>
          </table:table-cell>
          <table:table-cell table:formula="of:=[Sheet2.G13]/1000" office:value-type="float" office:value="0" calcext:value-type="float">
            <text:p>0</text:p>
          </table:table-cell>
          <table:table-cell table:formula="of:=[Sheet2.H13]" office:value-type="float" office:value="0" calcext:value-type="float">
            <text:p>0</text:p>
          </table:table-cell>
          <table:table-cell table:formula="of:=[Sheet2.I13]"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2017-07-28T17:30:00+02:00</text:p>
          </table:table-cell>
          <table:table-cell table:formula="of:=[Sheet2.B14]/1000" office:value-type="float" office:value="0.277" calcext:value-type="float">
            <text:p>0.277</text:p>
          </table:table-cell>
          <table:table-cell table:formula="of:=[Sheet2.C14]/1000" office:value-type="float" office:value="1" calcext:value-type="float">
            <text:p>1</text:p>
          </table:table-cell>
          <table:table-cell table:formula="of:=[Sheet2.D14]/1000" office:value-type="float" office:value="0.961000025272369" calcext:value-type="float">
            <text:p>0.961000025272369</text:p>
          </table:table-cell>
          <table:table-cell table:formula="of:=[Sheet2.E14]/1000" office:value-type="float" office:value="0" calcext:value-type="float">
            <text:p>0</text:p>
          </table:table-cell>
          <table:table-cell table:formula="of:=[Sheet2.F14]/1000" office:value-type="float" office:value="0" calcext:value-type="float">
            <text:p>0</text:p>
          </table:table-cell>
          <table:table-cell table:formula="of:=[Sheet2.G14]/1000" office:value-type="float" office:value="0" calcext:value-type="float">
            <text:p>0</text:p>
          </table:table-cell>
          <table:table-cell table:formula="of:=[Sheet2.H14]" office:value-type="float" office:value="6" calcext:value-type="float">
            <text:p>6</text:p>
          </table:table-cell>
          <table:table-cell table:formula="of:=[Sheet2.I14]"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2017-07-28T17:31:00+02:00</text:p>
          </table:table-cell>
          <table:table-cell table:formula="of:=[Sheet2.B15]/1000" office:value-type="float" office:value="0.287" calcext:value-type="float">
            <text:p>0.287</text:p>
          </table:table-cell>
          <table:table-cell table:formula="of:=[Sheet2.C15]/1000" office:value-type="float" office:value="1" calcext:value-type="float">
            <text:p>1</text:p>
          </table:table-cell>
          <table:table-cell table:formula="of:=[Sheet2.D15]/1000" office:value-type="float" office:value="0.959500014781952" calcext:value-type="float">
            <text:p>0.959500014781952</text:p>
          </table:table-cell>
          <table:table-cell table:formula="of:=[Sheet2.E15]/1000" office:value-type="float" office:value="0" calcext:value-type="float">
            <text:p>0</text:p>
          </table:table-cell>
          <table:table-cell table:formula="of:=[Sheet2.F15]/1000" office:value-type="float" office:value="0" calcext:value-type="float">
            <text:p>0</text:p>
          </table:table-cell>
          <table:table-cell table:formula="of:=[Sheet2.G15]/1000" office:value-type="float" office:value="0" calcext:value-type="float">
            <text:p>0</text:p>
          </table:table-cell>
          <table:table-cell table:formula="of:=[Sheet2.H15]" office:value-type="float" office:value="1" calcext:value-type="float">
            <text:p>1</text:p>
          </table:table-cell>
          <table:table-cell table:formula="of:=[Sheet2.I15]"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2017-07-28T17:32:00+02:00</text:p>
          </table:table-cell>
          <table:table-cell table:formula="of:=[Sheet2.B16]/1000" office:value-type="float" office:value="0.328" calcext:value-type="float">
            <text:p>0.328</text:p>
          </table:table-cell>
          <table:table-cell table:formula="of:=[Sheet2.C16]/1000" office:value-type="float" office:value="1" calcext:value-type="float">
            <text:p>1</text:p>
          </table:table-cell>
          <table:table-cell table:formula="of:=[Sheet2.D16]/1000" office:value-type="float" office:value="0.95550000667572" calcext:value-type="float">
            <text:p>0.95550000667572</text:p>
          </table:table-cell>
          <table:table-cell table:formula="of:=[Sheet2.E16]/1000" office:value-type="float" office:value="0" calcext:value-type="float">
            <text:p>0</text:p>
          </table:table-cell>
          <table:table-cell table:formula="of:=[Sheet2.F16]/1000" office:value-type="float" office:value="0" calcext:value-type="float">
            <text:p>0</text:p>
          </table:table-cell>
          <table:table-cell table:formula="of:=[Sheet2.G16]/1000" office:value-type="float" office:value="0" calcext:value-type="float">
            <text:p>0</text:p>
          </table:table-cell>
          <table:table-cell table:formula="of:=[Sheet2.H16]" office:value-type="float" office:value="24" calcext:value-type="float">
            <text:p>24</text:p>
          </table:table-cell>
          <table:table-cell table:formula="of:=[Sheet2.I16]"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17-07-28T17:33:00+02:00</text:p>
          </table:table-cell>
          <table:table-cell table:formula="of:=[Sheet2.B17]/1000" office:value-type="float" office:value="0.331" calcext:value-type="float">
            <text:p>0.331</text:p>
          </table:table-cell>
          <table:table-cell table:formula="of:=[Sheet2.C17]/1000" office:value-type="float" office:value="1" calcext:value-type="float">
            <text:p>1</text:p>
          </table:table-cell>
          <table:table-cell table:formula="of:=[Sheet2.D17]/1000" office:value-type="float" office:value="0.954500019550324" calcext:value-type="float">
            <text:p>0.954500019550324</text:p>
          </table:table-cell>
          <table:table-cell table:formula="of:=[Sheet2.E17]/1000" office:value-type="float" office:value="0" calcext:value-type="float">
            <text:p>0</text:p>
          </table:table-cell>
          <table:table-cell table:formula="of:=[Sheet2.F17]/1000" office:value-type="float" office:value="0" calcext:value-type="float">
            <text:p>0</text:p>
          </table:table-cell>
          <table:table-cell table:formula="of:=[Sheet2.G17]/1000" office:value-type="float" office:value="0" calcext:value-type="float">
            <text:p>0</text:p>
          </table:table-cell>
          <table:table-cell table:formula="of:=[Sheet2.H17]" office:value-type="float" office:value="87" calcext:value-type="float">
            <text:p>87</text:p>
          </table:table-cell>
          <table:table-cell table:formula="of:=[Sheet2.I17]"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2017-07-28T17:34:00+02:00</text:p>
          </table:table-cell>
          <table:table-cell table:formula="of:=[Sheet2.B18]/1000" office:value-type="float" office:value="0.353" calcext:value-type="float">
            <text:p>0.353</text:p>
          </table:table-cell>
          <table:table-cell table:formula="of:=[Sheet2.C18]/1000" office:value-type="float" office:value="1" calcext:value-type="float">
            <text:p>1</text:p>
          </table:table-cell>
          <table:table-cell table:formula="of:=[Sheet2.D18]/1000" office:value-type="float" office:value="0.952250003814697" calcext:value-type="float">
            <text:p>0.952250003814697</text:p>
          </table:table-cell>
          <table:table-cell table:formula="of:=[Sheet2.E18]/1000" office:value-type="float" office:value="0" calcext:value-type="float">
            <text:p>0</text:p>
          </table:table-cell>
          <table:table-cell table:formula="of:=[Sheet2.F18]/1000" office:value-type="float" office:value="0" calcext:value-type="float">
            <text:p>0</text:p>
          </table:table-cell>
          <table:table-cell table:formula="of:=[Sheet2.G18]/1000" office:value-type="float" office:value="0" calcext:value-type="float">
            <text:p>0</text:p>
          </table:table-cell>
          <table:table-cell table:formula="of:=[Sheet2.H18]" office:value-type="float" office:value="130" calcext:value-type="float">
            <text:p>130</text:p>
          </table:table-cell>
          <table:table-cell table:formula="of:=[Sheet2.I18]"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2017-07-28T17:35:00+02:00</text:p>
          </table:table-cell>
          <table:table-cell table:formula="of:=[Sheet2.B19]/1000" office:value-type="float" office:value="0.378" calcext:value-type="float">
            <text:p>0.378</text:p>
          </table:table-cell>
          <table:table-cell table:formula="of:=[Sheet2.C19]/1000" office:value-type="float" office:value="1" calcext:value-type="float">
            <text:p>1</text:p>
          </table:table-cell>
          <table:table-cell table:formula="of:=[Sheet2.D19]/1000" office:value-type="float" office:value="0.949750006198883" calcext:value-type="float">
            <text:p>0.949750006198883</text:p>
          </table:table-cell>
          <table:table-cell table:formula="of:=[Sheet2.E19]/1000" office:value-type="float" office:value="0" calcext:value-type="float">
            <text:p>0</text:p>
          </table:table-cell>
          <table:table-cell table:formula="of:=[Sheet2.F19]/1000" office:value-type="float" office:value="0" calcext:value-type="float">
            <text:p>0</text:p>
          </table:table-cell>
          <table:table-cell table:formula="of:=[Sheet2.G19]/1000" office:value-type="float" office:value="0" calcext:value-type="float">
            <text:p>0</text:p>
          </table:table-cell>
          <table:table-cell table:formula="of:=[Sheet2.H19]" office:value-type="float" office:value="253" calcext:value-type="float">
            <text:p>253</text:p>
          </table:table-cell>
          <table:table-cell table:formula="of:=[Sheet2.I19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17:36:00+02:00</text:p>
          </table:table-cell>
          <table:table-cell table:formula="of:=[Sheet2.B20]/1000" office:value-type="float" office:value="0.39" calcext:value-type="float">
            <text:p>0.39</text:p>
          </table:table-cell>
          <table:table-cell table:formula="of:=[Sheet2.C20]/1000" office:value-type="float" office:value="1" calcext:value-type="float">
            <text:p>1</text:p>
          </table:table-cell>
          <table:table-cell table:formula="of:=[Sheet2.D20]/1000" office:value-type="float" office:value="0.949750006198883" calcext:value-type="float">
            <text:p>0.949750006198883</text:p>
          </table:table-cell>
          <table:table-cell table:formula="of:=[Sheet2.E20]/1000" office:value-type="float" office:value="0" calcext:value-type="float">
            <text:p>0</text:p>
          </table:table-cell>
          <table:table-cell table:formula="of:=[Sheet2.F20]/1000" office:value-type="float" office:value="0" calcext:value-type="float">
            <text:p>0</text:p>
          </table:table-cell>
          <table:table-cell table:formula="of:=[Sheet2.G20]/1000" office:value-type="float" office:value="0" calcext:value-type="float">
            <text:p>0</text:p>
          </table:table-cell>
          <table:table-cell table:formula="of:=[Sheet2.H20]" office:value-type="float" office:value="371" calcext:value-type="float">
            <text:p>371</text:p>
          </table:table-cell>
          <table:table-cell table:formula="of:=[Sheet2.I20]"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2017-07-28T17:37:00+02:00</text:p>
          </table:table-cell>
          <table:table-cell table:formula="of:=[Sheet2.B21]/1000" office:value-type="float" office:value="0.391" calcext:value-type="float">
            <text:p>0.391</text:p>
          </table:table-cell>
          <table:table-cell table:formula="of:=[Sheet2.C21]/1000" office:value-type="float" office:value="1" calcext:value-type="float">
            <text:p>1</text:p>
          </table:table-cell>
          <table:table-cell table:formula="of:=[Sheet2.D21]/1000" office:value-type="float" office:value="0.949000000953674" calcext:value-type="float">
            <text:p>0.949000000953674</text:p>
          </table:table-cell>
          <table:table-cell table:formula="of:=[Sheet2.E21]/1000" office:value-type="float" office:value="0" calcext:value-type="float">
            <text:p>0</text:p>
          </table:table-cell>
          <table:table-cell table:formula="of:=[Sheet2.F21]/1000" office:value-type="float" office:value="0" calcext:value-type="float">
            <text:p>0</text:p>
          </table:table-cell>
          <table:table-cell table:formula="of:=[Sheet2.G21]/1000" office:value-type="float" office:value="0" calcext:value-type="float">
            <text:p>0</text:p>
          </table:table-cell>
          <table:table-cell table:formula="of:=[Sheet2.H21]" office:value-type="float" office:value="642" calcext:value-type="float">
            <text:p>642</text:p>
          </table:table-cell>
          <table:table-cell table:formula="of:=[Sheet2.I21]"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2017-07-28T17:38:00+02:00</text:p>
          </table:table-cell>
          <table:table-cell table:formula="of:=[Sheet2.B22]/1000" office:value-type="float" office:value="0.393" calcext:value-type="float">
            <text:p>0.393</text:p>
          </table:table-cell>
          <table:table-cell table:formula="of:=[Sheet2.C22]/1000" office:value-type="float" office:value="1" calcext:value-type="float">
            <text:p>1</text:p>
          </table:table-cell>
          <table:table-cell table:formula="of:=[Sheet2.D22]/1000" office:value-type="float" office:value="0.947250008583069" calcext:value-type="float">
            <text:p>0.947250008583069</text:p>
          </table:table-cell>
          <table:table-cell table:formula="of:=[Sheet2.E22]/1000" office:value-type="float" office:value="0" calcext:value-type="float">
            <text:p>0</text:p>
          </table:table-cell>
          <table:table-cell table:formula="of:=[Sheet2.F22]/1000" office:value-type="float" office:value="0" calcext:value-type="float">
            <text:p>0</text:p>
          </table:table-cell>
          <table:table-cell table:formula="of:=[Sheet2.G22]/1000" office:value-type="float" office:value="0" calcext:value-type="float">
            <text:p>0</text:p>
          </table:table-cell>
          <table:table-cell table:formula="of:=[Sheet2.H22]" office:value-type="float" office:value="698" calcext:value-type="float">
            <text:p>698</text:p>
          </table:table-cell>
          <table:table-cell table:formula="of:=[Sheet2.I22]"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2017-07-28T17:39:00+02:00</text:p>
          </table:table-cell>
          <table:table-cell table:formula="of:=[Sheet2.B23]/1000" office:value-type="float" office:value="0.413" calcext:value-type="float">
            <text:p>0.413</text:p>
          </table:table-cell>
          <table:table-cell table:formula="of:=[Sheet2.C23]/1000" office:value-type="float" office:value="1" calcext:value-type="float">
            <text:p>1</text:p>
          </table:table-cell>
          <table:table-cell table:formula="of:=[Sheet2.D23]/1000" office:value-type="float" office:value="0.947499990463257" calcext:value-type="float">
            <text:p>0.947499990463257</text:p>
          </table:table-cell>
          <table:table-cell table:formula="of:=[Sheet2.E23]/1000" office:value-type="float" office:value="0" calcext:value-type="float">
            <text:p>0</text:p>
          </table:table-cell>
          <table:table-cell table:formula="of:=[Sheet2.F23]/1000" office:value-type="float" office:value="0" calcext:value-type="float">
            <text:p>0</text:p>
          </table:table-cell>
          <table:table-cell table:formula="of:=[Sheet2.G23]/1000" office:value-type="float" office:value="0" calcext:value-type="float">
            <text:p>0</text:p>
          </table:table-cell>
          <table:table-cell table:formula="of:=[Sheet2.H23]" office:value-type="float" office:value="759" calcext:value-type="float">
            <text:p>759</text:p>
          </table:table-cell>
          <table:table-cell table:formula="of:=[Sheet2.I23]"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17-07-28T17:40:00+02:00</text:p>
          </table:table-cell>
          <table:table-cell table:formula="of:=[Sheet2.B24]/1000" office:value-type="float" office:value="0.42" calcext:value-type="float">
            <text:p>0.42</text:p>
          </table:table-cell>
          <table:table-cell table:formula="of:=[Sheet2.C24]/1000" office:value-type="float" office:value="1" calcext:value-type="float">
            <text:p>1</text:p>
          </table:table-cell>
          <table:table-cell table:formula="of:=[Sheet2.D24]/1000" office:value-type="float" office:value="0.945999979972839" calcext:value-type="float">
            <text:p>0.945999979972839</text:p>
          </table:table-cell>
          <table:table-cell table:formula="of:=[Sheet2.E24]/1000" office:value-type="float" office:value="0" calcext:value-type="float">
            <text:p>0</text:p>
          </table:table-cell>
          <table:table-cell table:formula="of:=[Sheet2.F24]/1000" office:value-type="float" office:value="0" calcext:value-type="float">
            <text:p>0</text:p>
          </table:table-cell>
          <table:table-cell table:formula="of:=[Sheet2.G24]/1000" office:value-type="float" office:value="0" calcext:value-type="float">
            <text:p>0</text:p>
          </table:table-cell>
          <table:table-cell table:formula="of:=[Sheet2.H24]" office:value-type="float" office:value="775" calcext:value-type="float">
            <text:p>775</text:p>
          </table:table-cell>
          <table:table-cell table:formula="of:=[Sheet2.I24]"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8T17:41:00+02:00</text:p>
          </table:table-cell>
          <table:table-cell table:formula="of:=[Sheet2.B25]/1000" office:value-type="float" office:value="0.4" calcext:value-type="float">
            <text:p>0.4</text:p>
          </table:table-cell>
          <table:table-cell table:formula="of:=[Sheet2.C25]/1000" office:value-type="float" office:value="1" calcext:value-type="float">
            <text:p>1</text:p>
          </table:table-cell>
          <table:table-cell table:formula="of:=[Sheet2.D25]/1000" office:value-type="float" office:value="0.946749985218048" calcext:value-type="float">
            <text:p>0.946749985218048</text:p>
          </table:table-cell>
          <table:table-cell table:formula="of:=[Sheet2.E25]/1000" office:value-type="float" office:value="0" calcext:value-type="float">
            <text:p>0</text:p>
          </table:table-cell>
          <table:table-cell table:formula="of:=[Sheet2.F25]/1000" office:value-type="float" office:value="0" calcext:value-type="float">
            <text:p>0</text:p>
          </table:table-cell>
          <table:table-cell table:formula="of:=[Sheet2.G25]/1000" office:value-type="float" office:value="0" calcext:value-type="float">
            <text:p>0</text:p>
          </table:table-cell>
          <table:table-cell table:formula="of:=[Sheet2.H25]" office:value-type="float" office:value="780" calcext:value-type="float">
            <text:p>780</text:p>
          </table:table-cell>
          <table:table-cell table:formula="of:=[Sheet2.I25]"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8T17:42:00+02:00</text:p>
          </table:table-cell>
          <table:table-cell table:formula="of:=[Sheet2.B26]/1000" office:value-type="float" office:value="0.405" calcext:value-type="float">
            <text:p>0.405</text:p>
          </table:table-cell>
          <table:table-cell table:formula="of:=[Sheet2.C26]/1000" office:value-type="float" office:value="1" calcext:value-type="float">
            <text:p>1</text:p>
          </table:table-cell>
          <table:table-cell table:formula="of:=[Sheet2.D26]/1000" office:value-type="float" office:value="0.948249995708466" calcext:value-type="float">
            <text:p>0.948249995708466</text:p>
          </table:table-cell>
          <table:table-cell table:formula="of:=[Sheet2.E26]/1000" office:value-type="float" office:value="0" calcext:value-type="float">
            <text:p>0</text:p>
          </table:table-cell>
          <table:table-cell table:formula="of:=[Sheet2.F26]/1000" office:value-type="float" office:value="0" calcext:value-type="float">
            <text:p>0</text:p>
          </table:table-cell>
          <table:table-cell table:formula="of:=[Sheet2.G26]/1000" office:value-type="float" office:value="0" calcext:value-type="float">
            <text:p>0</text:p>
          </table:table-cell>
          <table:table-cell table:formula="of:=[Sheet2.H26]" office:value-type="float" office:value="793" calcext:value-type="float">
            <text:p>793</text:p>
          </table:table-cell>
          <table:table-cell table:formula="of:=[Sheet2.I26]"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2017-07-28T17:43:00+02:00</text:p>
          </table:table-cell>
          <table:table-cell table:formula="of:=[Sheet2.B27]/1000" office:value-type="float" office:value="0.419" calcext:value-type="float">
            <text:p>0.419</text:p>
          </table:table-cell>
          <table:table-cell table:formula="of:=[Sheet2.C27]/1000" office:value-type="float" office:value="1" calcext:value-type="float">
            <text:p>1</text:p>
          </table:table-cell>
          <table:table-cell table:formula="of:=[Sheet2.D27]/1000" office:value-type="float" office:value="0.946250021457672" calcext:value-type="float">
            <text:p>0.946250021457672</text:p>
          </table:table-cell>
          <table:table-cell table:formula="of:=[Sheet2.E27]/1000" office:value-type="float" office:value="0.999999999059686" calcext:value-type="float">
            <text:p>0.999999999059686</text:p>
          </table:table-cell>
          <table:table-cell table:formula="of:=[Sheet2.F27]/1000" office:value-type="float" office:value="1" calcext:value-type="float">
            <text:p>1</text:p>
          </table:table-cell>
          <table:table-cell table:formula="of:=[Sheet2.G27]/1000" office:value-type="float" office:value="1" calcext:value-type="float">
            <text:p>1</text:p>
          </table:table-cell>
          <table:table-cell table:formula="of:=[Sheet2.H27]" office:value-type="float" office:value="724" calcext:value-type="float">
            <text:p>724</text:p>
          </table:table-cell>
          <table:table-cell table:formula="of:=[Sheet2.I27]"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017-07-28T17:44:00+02:00</text:p>
          </table:table-cell>
          <table:table-cell table:formula="of:=[Sheet2.B28]/1000" office:value-type="float" office:value="0.403" calcext:value-type="float">
            <text:p>0.403</text:p>
          </table:table-cell>
          <table:table-cell table:formula="of:=[Sheet2.C28]/1000" office:value-type="float" office:value="1" calcext:value-type="float">
            <text:p>1</text:p>
          </table:table-cell>
          <table:table-cell table:formula="of:=[Sheet2.D28]/1000" office:value-type="float" office:value="0.949000000953674" calcext:value-type="float">
            <text:p>0.949000000953674</text:p>
          </table:table-cell>
          <table:table-cell table:formula="of:=[Sheet2.E28]/1000" office:value-type="float" office:value="0.999999999946699" calcext:value-type="float">
            <text:p>0.999999999946699</text:p>
          </table:table-cell>
          <table:table-cell table:formula="of:=[Sheet2.F28]/1000" office:value-type="float" office:value="1" calcext:value-type="float">
            <text:p>1</text:p>
          </table:table-cell>
          <table:table-cell table:formula="of:=[Sheet2.G28]/1000" office:value-type="float" office:value="1" calcext:value-type="float">
            <text:p>1</text:p>
          </table:table-cell>
          <table:table-cell table:formula="of:=[Sheet2.H28]" office:value-type="float" office:value="708" calcext:value-type="float">
            <text:p>708</text:p>
          </table:table-cell>
          <table:table-cell table:formula="of:=[Sheet2.I28]"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17:45:00+02:00</text:p>
          </table:table-cell>
          <table:table-cell table:formula="of:=[Sheet2.B29]/1000" office:value-type="float" office:value="0.4" calcext:value-type="float">
            <text:p>0.4</text:p>
          </table:table-cell>
          <table:table-cell table:formula="of:=[Sheet2.C29]/1000" office:value-type="float" office:value="1" calcext:value-type="float">
            <text:p>1</text:p>
          </table:table-cell>
          <table:table-cell table:formula="of:=[Sheet2.D29]/1000" office:value-type="float" office:value="0.947250008583069" calcext:value-type="float">
            <text:p>0.947250008583069</text:p>
          </table:table-cell>
          <table:table-cell table:formula="of:=[Sheet2.E29]/1000" office:value-type="float" office:value="0.999999999960267" calcext:value-type="float">
            <text:p>0.999999999960267</text:p>
          </table:table-cell>
          <table:table-cell table:formula="of:=[Sheet2.F29]/1000" office:value-type="float" office:value="1" calcext:value-type="float">
            <text:p>1</text:p>
          </table:table-cell>
          <table:table-cell table:formula="of:=[Sheet2.G29]/1000" office:value-type="float" office:value="1" calcext:value-type="float">
            <text:p>1</text:p>
          </table:table-cell>
          <table:table-cell table:formula="of:=[Sheet2.H29]" office:value-type="float" office:value="790" calcext:value-type="float">
            <text:p>790</text:p>
          </table:table-cell>
          <table:table-cell table:formula="of:=[Sheet2.I29]"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2017-07-28T17:46:00+02:00</text:p>
          </table:table-cell>
          <table:table-cell table:formula="of:=[Sheet2.B30]/1000" office:value-type="float" office:value="0.406" calcext:value-type="float">
            <text:p>0.406</text:p>
          </table:table-cell>
          <table:table-cell table:formula="of:=[Sheet2.C30]/1000" office:value-type="float" office:value="1" calcext:value-type="float">
            <text:p>1</text:p>
          </table:table-cell>
          <table:table-cell table:formula="of:=[Sheet2.D30]/1000" office:value-type="float" office:value="0.948000013828278" calcext:value-type="float">
            <text:p>0.948000013828278</text:p>
          </table:table-cell>
          <table:table-cell table:formula="of:=[Sheet2.E30]/1000" office:value-type="float" office:value="0.999999999978068" calcext:value-type="float">
            <text:p>0.999999999978068</text:p>
          </table:table-cell>
          <table:table-cell table:formula="of:=[Sheet2.F30]/1000" office:value-type="float" office:value="1" calcext:value-type="float">
            <text:p>1</text:p>
          </table:table-cell>
          <table:table-cell table:formula="of:=[Sheet2.G30]/1000" office:value-type="float" office:value="1" calcext:value-type="float">
            <text:p>1</text:p>
          </table:table-cell>
          <table:table-cell table:formula="of:=[Sheet2.H30]" office:value-type="float" office:value="1213" calcext:value-type="float">
            <text:p>1213</text:p>
          </table:table-cell>
          <table:table-cell table:formula="of:=[Sheet2.I30]"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2017-07-28T17:47:00+02:00</text:p>
          </table:table-cell>
          <table:table-cell table:formula="of:=[Sheet2.B31]/1000" office:value-type="float" office:value="0.41" calcext:value-type="float">
            <text:p>0.41</text:p>
          </table:table-cell>
          <table:table-cell table:formula="of:=[Sheet2.C31]/1000" office:value-type="float" office:value="1" calcext:value-type="float">
            <text:p>1</text:p>
          </table:table-cell>
          <table:table-cell table:formula="of:=[Sheet2.D31]/1000" office:value-type="float" office:value="0.946749985218048" calcext:value-type="float">
            <text:p>0.946749985218048</text:p>
          </table:table-cell>
          <table:table-cell table:formula="of:=[Sheet2.E31]/1000" office:value-type="float" office:value="0.999999999999922" calcext:value-type="float">
            <text:p>0.999999999999922</text:p>
          </table:table-cell>
          <table:table-cell table:formula="of:=[Sheet2.F31]/1000" office:value-type="float" office:value="1" calcext:value-type="float">
            <text:p>1</text:p>
          </table:table-cell>
          <table:table-cell table:formula="of:=[Sheet2.G31]/1000" office:value-type="float" office:value="1" calcext:value-type="float">
            <text:p>1</text:p>
          </table:table-cell>
          <table:table-cell table:formula="of:=[Sheet2.H31]" office:value-type="float" office:value="1209" calcext:value-type="float">
            <text:p>1209</text:p>
          </table:table-cell>
          <table:table-cell table:formula="of:=[Sheet2.I31]"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2017-07-28T17:48:00+02:00</text:p>
          </table:table-cell>
          <table:table-cell table:formula="of:=[Sheet2.B32]/1000" office:value-type="float" office:value="0.408" calcext:value-type="float">
            <text:p>0.408</text:p>
          </table:table-cell>
          <table:table-cell table:formula="of:=[Sheet2.C32]/1000" office:value-type="float" office:value="1" calcext:value-type="float">
            <text:p>1</text:p>
          </table:table-cell>
          <table:table-cell table:formula="of:=[Sheet2.D32]/1000" office:value-type="float" office:value="0.946749985218048" calcext:value-type="float">
            <text:p>0.946749985218048</text:p>
          </table:table-cell>
          <table:table-cell table:formula="of:=[Sheet2.E32]/1000" office:value-type="float" office:value="0.978777592224549" calcext:value-type="float">
            <text:p>0.978777592224549</text:p>
          </table:table-cell>
          <table:table-cell table:formula="of:=[Sheet2.F32]/1000" office:value-type="float" office:value="1" calcext:value-type="float">
            <text:p>1</text:p>
          </table:table-cell>
          <table:table-cell table:formula="of:=[Sheet2.G32]/1000" office:value-type="float" office:value="1" calcext:value-type="float">
            <text:p>1</text:p>
          </table:table-cell>
          <table:table-cell table:formula="of:=[Sheet2.H32]" office:value-type="float" office:value="1498" calcext:value-type="float">
            <text:p>1498</text:p>
          </table:table-cell>
          <table:table-cell table:formula="of:=[Sheet2.I32]"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2017-07-28T17:49:00+02:00</text:p>
          </table:table-cell>
          <table:table-cell table:formula="of:=[Sheet2.B33]/1000" office:value-type="float" office:value="0.398" calcext:value-type="float">
            <text:p>0.398</text:p>
          </table:table-cell>
          <table:table-cell table:formula="of:=[Sheet2.C33]/1000" office:value-type="float" office:value="1" calcext:value-type="float">
            <text:p>1</text:p>
          </table:table-cell>
          <table:table-cell table:formula="of:=[Sheet2.D33]/1000" office:value-type="float" office:value="0.948499977588654" calcext:value-type="float">
            <text:p>0.948499977588654</text:p>
          </table:table-cell>
          <table:table-cell table:formula="of:=[Sheet2.E33]/1000" office:value-type="float" office:value="0.784605594630693" calcext:value-type="float">
            <text:p>0.784605594630693</text:p>
          </table:table-cell>
          <table:table-cell table:formula="of:=[Sheet2.F33]/1000" office:value-type="float" office:value="1" calcext:value-type="float">
            <text:p>1</text:p>
          </table:table-cell>
          <table:table-cell table:formula="of:=[Sheet2.G33]/1000" office:value-type="float" office:value="1" calcext:value-type="float">
            <text:p>1</text:p>
          </table:table-cell>
          <table:table-cell table:formula="of:=[Sheet2.H33]" office:value-type="float" office:value="1695" calcext:value-type="float">
            <text:p>1695</text:p>
          </table:table-cell>
          <table:table-cell table:formula="of:=[Sheet2.I33]"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2017-07-28T17:50:00+02:00</text:p>
          </table:table-cell>
          <table:table-cell table:formula="of:=[Sheet2.B34]/1000" office:value-type="float" office:value="0.408" calcext:value-type="float">
            <text:p>0.408</text:p>
          </table:table-cell>
          <table:table-cell table:formula="of:=[Sheet2.C34]/1000" office:value-type="float" office:value="1" calcext:value-type="float">
            <text:p>1</text:p>
          </table:table-cell>
          <table:table-cell table:formula="of:=[Sheet2.D34]/1000" office:value-type="float" office:value="0.948000013828278" calcext:value-type="float">
            <text:p>0.948000013828278</text:p>
          </table:table-cell>
          <table:table-cell table:formula="of:=[Sheet2.E34]/1000" office:value-type="float" office:value="0.982951064599852" calcext:value-type="float">
            <text:p>0.982951064599852</text:p>
          </table:table-cell>
          <table:table-cell table:formula="of:=[Sheet2.F34]/1000" office:value-type="float" office:value="1" calcext:value-type="float">
            <text:p>1</text:p>
          </table:table-cell>
          <table:table-cell table:formula="of:=[Sheet2.G34]/1000" office:value-type="float" office:value="1" calcext:value-type="float">
            <text:p>1</text:p>
          </table:table-cell>
          <table:table-cell table:formula="of:=[Sheet2.H34]" office:value-type="float" office:value="1557" calcext:value-type="float">
            <text:p>1557</text:p>
          </table:table-cell>
          <table:table-cell table:formula="of:=[Sheet2.I34]"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2017-07-28T17:51:00+02:00</text:p>
          </table:table-cell>
          <table:table-cell table:formula="of:=[Sheet2.B35]/1000" office:value-type="float" office:value="0.413" calcext:value-type="float">
            <text:p>0.413</text:p>
          </table:table-cell>
          <table:table-cell table:formula="of:=[Sheet2.C35]/1000" office:value-type="float" office:value="1" calcext:value-type="float">
            <text:p>1</text:p>
          </table:table-cell>
          <table:table-cell table:formula="of:=[Sheet2.D35]/1000" office:value-type="float" office:value="0.946749985218048" calcext:value-type="float">
            <text:p>0.946749985218048</text:p>
          </table:table-cell>
          <table:table-cell table:formula="of:=[Sheet2.E35]/1000" office:value-type="float" office:value="0.998176738901373" calcext:value-type="float">
            <text:p>0.998176738901373</text:p>
          </table:table-cell>
          <table:table-cell table:formula="of:=[Sheet2.F35]/1000" office:value-type="float" office:value="1" calcext:value-type="float">
            <text:p>1</text:p>
          </table:table-cell>
          <table:table-cell table:formula="of:=[Sheet2.G35]/1000" office:value-type="float" office:value="1" calcext:value-type="float">
            <text:p>1</text:p>
          </table:table-cell>
          <table:table-cell table:formula="of:=[Sheet2.H35]" office:value-type="float" office:value="1560" calcext:value-type="float">
            <text:p>1560</text:p>
          </table:table-cell>
          <table:table-cell table:formula="of:=[Sheet2.I35]"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8T17:52:00+02:00</text:p>
          </table:table-cell>
          <table:table-cell table:formula="of:=[Sheet2.B36]/1000" office:value-type="float" office:value="0.387" calcext:value-type="float">
            <text:p>0.387</text:p>
          </table:table-cell>
          <table:table-cell table:formula="of:=[Sheet2.C36]/1000" office:value-type="float" office:value="1" calcext:value-type="float">
            <text:p>1</text:p>
          </table:table-cell>
          <table:table-cell table:formula="of:=[Sheet2.D36]/1000" office:value-type="float" office:value="0.947000026702881" calcext:value-type="float">
            <text:p>0.947000026702881</text:p>
          </table:table-cell>
          <table:table-cell table:formula="of:=[Sheet2.E36]/1000" office:value-type="float" office:value="0.946082482524198" calcext:value-type="float">
            <text:p>0.946082482524198</text:p>
          </table:table-cell>
          <table:table-cell table:formula="of:=[Sheet2.F36]/1000" office:value-type="float" office:value="1" calcext:value-type="float">
            <text:p>1</text:p>
          </table:table-cell>
          <table:table-cell table:formula="of:=[Sheet2.G36]/1000" office:value-type="float" office:value="1" calcext:value-type="float">
            <text:p>1</text:p>
          </table:table-cell>
          <table:table-cell table:formula="of:=[Sheet2.H36]" office:value-type="float" office:value="1973" calcext:value-type="float">
            <text:p>1973</text:p>
          </table:table-cell>
          <table:table-cell table:formula="of:=[Sheet2.I36]"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017-07-28T17:53:00+02:00</text:p>
          </table:table-cell>
          <table:table-cell table:formula="of:=[Sheet2.B37]/1000" office:value-type="float" office:value="0.403" calcext:value-type="float">
            <text:p>0.403</text:p>
          </table:table-cell>
          <table:table-cell table:formula="of:=[Sheet2.C37]/1000" office:value-type="float" office:value="1" calcext:value-type="float">
            <text:p>1</text:p>
          </table:table-cell>
          <table:table-cell table:formula="of:=[Sheet2.D37]/1000" office:value-type="float" office:value="0.945500016212463" calcext:value-type="float">
            <text:p>0.945500016212463</text:p>
          </table:table-cell>
          <table:table-cell table:formula="of:=[Sheet2.E37]/1000" office:value-type="float" office:value="0.964458636625218" calcext:value-type="float">
            <text:p>0.964458636625218</text:p>
          </table:table-cell>
          <table:table-cell table:formula="of:=[Sheet2.F37]/1000" office:value-type="float" office:value="1" calcext:value-type="float">
            <text:p>1</text:p>
          </table:table-cell>
          <table:table-cell table:formula="of:=[Sheet2.G37]/1000" office:value-type="float" office:value="1" calcext:value-type="float">
            <text:p>1</text:p>
          </table:table-cell>
          <table:table-cell table:formula="of:=[Sheet2.H37]" office:value-type="float" office:value="1984" calcext:value-type="float">
            <text:p>1984</text:p>
          </table:table-cell>
          <table:table-cell table:formula="of:=[Sheet2.I37]"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2017-07-28T17:54:00+02:00</text:p>
          </table:table-cell>
          <table:table-cell table:formula="of:=[Sheet2.B38]/1000" office:value-type="float" office:value="0.389" calcext:value-type="float">
            <text:p>0.389</text:p>
          </table:table-cell>
          <table:table-cell table:formula="of:=[Sheet2.C38]/1000" office:value-type="float" office:value="1" calcext:value-type="float">
            <text:p>1</text:p>
          </table:table-cell>
          <table:table-cell table:formula="of:=[Sheet2.D38]/1000" office:value-type="float" office:value="0.948499977588654" calcext:value-type="float">
            <text:p>0.948499977588654</text:p>
          </table:table-cell>
          <table:table-cell table:formula="of:=[Sheet2.E38]/1000" office:value-type="float" office:value="0.97987826325031" calcext:value-type="float">
            <text:p>0.97987826325031</text:p>
          </table:table-cell>
          <table:table-cell table:formula="of:=[Sheet2.F38]/1000" office:value-type="float" office:value="1" calcext:value-type="float">
            <text:p>1</text:p>
          </table:table-cell>
          <table:table-cell table:formula="of:=[Sheet2.G38]/1000" office:value-type="float" office:value="1" calcext:value-type="float">
            <text:p>1</text:p>
          </table:table-cell>
          <table:table-cell table:formula="of:=[Sheet2.H38]" office:value-type="float" office:value="2069" calcext:value-type="float">
            <text:p>2069</text:p>
          </table:table-cell>
          <table:table-cell table:formula="of:=[Sheet2.I38]"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2017-07-28T17:55:00+02:00</text:p>
          </table:table-cell>
          <table:table-cell table:formula="of:=[Sheet2.B39]/1000" office:value-type="float" office:value="0.402" calcext:value-type="float">
            <text:p>0.402</text:p>
          </table:table-cell>
          <table:table-cell table:formula="of:=[Sheet2.C39]/1000" office:value-type="float" office:value="1" calcext:value-type="float">
            <text:p>1</text:p>
          </table:table-cell>
          <table:table-cell table:formula="of:=[Sheet2.D39]/1000" office:value-type="float" office:value="0.947499990463257" calcext:value-type="float">
            <text:p>0.947499990463257</text:p>
          </table:table-cell>
          <table:table-cell table:formula="of:=[Sheet2.E39]/1000" office:value-type="float" office:value="0.993702056736889" calcext:value-type="float">
            <text:p>0.993702056736889</text:p>
          </table:table-cell>
          <table:table-cell table:formula="of:=[Sheet2.F39]/1000" office:value-type="float" office:value="1" calcext:value-type="float">
            <text:p>1</text:p>
          </table:table-cell>
          <table:table-cell table:formula="of:=[Sheet2.G39]/1000" office:value-type="float" office:value="1" calcext:value-type="float">
            <text:p>1</text:p>
          </table:table-cell>
          <table:table-cell table:formula="of:=[Sheet2.H39]" office:value-type="float" office:value="2458" calcext:value-type="float">
            <text:p>2458</text:p>
          </table:table-cell>
          <table:table-cell table:formula="of:=[Sheet2.I39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17:56:00+02:00</text:p>
          </table:table-cell>
          <table:table-cell table:formula="of:=[Sheet2.B40]/1000" office:value-type="float" office:value="0.404" calcext:value-type="float">
            <text:p>0.404</text:p>
          </table:table-cell>
          <table:table-cell table:formula="of:=[Sheet2.C40]/1000" office:value-type="float" office:value="1" calcext:value-type="float">
            <text:p>1</text:p>
          </table:table-cell>
          <table:table-cell table:formula="of:=[Sheet2.D40]/1000" office:value-type="float" office:value="0.949000000953674" calcext:value-type="float">
            <text:p>0.949000000953674</text:p>
          </table:table-cell>
          <table:table-cell table:formula="of:=[Sheet2.E40]/1000" office:value-type="float" office:value="0.983865181438886" calcext:value-type="float">
            <text:p>0.983865181438886</text:p>
          </table:table-cell>
          <table:table-cell table:formula="of:=[Sheet2.F40]/1000" office:value-type="float" office:value="1" calcext:value-type="float">
            <text:p>1</text:p>
          </table:table-cell>
          <table:table-cell table:formula="of:=[Sheet2.G40]/1000" office:value-type="float" office:value="1" calcext:value-type="float">
            <text:p>1</text:p>
          </table:table-cell>
          <table:table-cell table:formula="of:=[Sheet2.H40]" office:value-type="float" office:value="2460" calcext:value-type="float">
            <text:p>2460</text:p>
          </table:table-cell>
          <table:table-cell table:formula="of:=[Sheet2.I40]"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017-07-28T17:57:00+02:00</text:p>
          </table:table-cell>
          <table:table-cell table:formula="of:=[Sheet2.B41]/1000" office:value-type="float" office:value="0.408" calcext:value-type="float">
            <text:p>0.408</text:p>
          </table:table-cell>
          <table:table-cell table:formula="of:=[Sheet2.C41]/1000" office:value-type="float" office:value="1" calcext:value-type="float">
            <text:p>1</text:p>
          </table:table-cell>
          <table:table-cell table:formula="of:=[Sheet2.D41]/1000" office:value-type="float" office:value="0.950500011444092" calcext:value-type="float">
            <text:p>0.950500011444092</text:p>
          </table:table-cell>
          <table:table-cell table:formula="of:=[Sheet2.E41]/1000" office:value-type="float" office:value="0.955271744458998" calcext:value-type="float">
            <text:p>0.955271744458998</text:p>
          </table:table-cell>
          <table:table-cell table:formula="of:=[Sheet2.F41]/1000" office:value-type="float" office:value="1" calcext:value-type="float">
            <text:p>1</text:p>
          </table:table-cell>
          <table:table-cell table:formula="of:=[Sheet2.G41]/1000" office:value-type="float" office:value="1" calcext:value-type="float">
            <text:p>1</text:p>
          </table:table-cell>
          <table:table-cell table:formula="of:=[Sheet2.H41]" office:value-type="float" office:value="2606" calcext:value-type="float">
            <text:p>2606</text:p>
          </table:table-cell>
          <table:table-cell table:formula="of:=[Sheet2.I41]"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2017-07-28T17:58:00+02:00</text:p>
          </table:table-cell>
          <table:table-cell table:formula="of:=[Sheet2.B42]/1000" office:value-type="float" office:value="0.361" calcext:value-type="float">
            <text:p>0.361</text:p>
          </table:table-cell>
          <table:table-cell table:formula="of:=[Sheet2.C42]/1000" office:value-type="float" office:value="1" calcext:value-type="float">
            <text:p>1</text:p>
          </table:table-cell>
          <table:table-cell table:formula="of:=[Sheet2.D42]/1000" office:value-type="float" office:value="0.953249990940094" calcext:value-type="float">
            <text:p>0.953249990940094</text:p>
          </table:table-cell>
          <table:table-cell table:formula="of:=[Sheet2.E42]/1000" office:value-type="float" office:value="0.977027583382266" calcext:value-type="float">
            <text:p>0.977027583382266</text:p>
          </table:table-cell>
          <table:table-cell table:formula="of:=[Sheet2.F42]/1000" office:value-type="float" office:value="1" calcext:value-type="float">
            <text:p>1</text:p>
          </table:table-cell>
          <table:table-cell table:formula="of:=[Sheet2.G42]/1000" office:value-type="float" office:value="1" calcext:value-type="float">
            <text:p>1</text:p>
          </table:table-cell>
          <table:table-cell table:formula="of:=[Sheet2.H42]" office:value-type="float" office:value="2383" calcext:value-type="float">
            <text:p>2383</text:p>
          </table:table-cell>
          <table:table-cell table:formula="of:=[Sheet2.I42]"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2017-07-28T17:59:00+02:00</text:p>
          </table:table-cell>
          <table:table-cell table:formula="of:=[Sheet2.B43]/1000" office:value-type="float" office:value="0.416" calcext:value-type="float">
            <text:p>0.416</text:p>
          </table:table-cell>
          <table:table-cell table:formula="of:=[Sheet2.C43]/1000" office:value-type="float" office:value="1" calcext:value-type="float">
            <text:p>1</text:p>
          </table:table-cell>
          <table:table-cell table:formula="of:=[Sheet2.D43]/1000" office:value-type="float" office:value="0.946749985218048" calcext:value-type="float">
            <text:p>0.946749985218048</text:p>
          </table:table-cell>
          <table:table-cell table:formula="of:=[Sheet2.E43]/1000" office:value-type="float" office:value="0.999999999997611" calcext:value-type="float">
            <text:p>0.999999999997611</text:p>
          </table:table-cell>
          <table:table-cell table:formula="of:=[Sheet2.F43]/1000" office:value-type="float" office:value="1" calcext:value-type="float">
            <text:p>1</text:p>
          </table:table-cell>
          <table:table-cell table:formula="of:=[Sheet2.G43]/1000" office:value-type="float" office:value="1" calcext:value-type="float">
            <text:p>1</text:p>
          </table:table-cell>
          <table:table-cell table:formula="of:=[Sheet2.H43]" office:value-type="float" office:value="2234" calcext:value-type="float">
            <text:p>2234</text:p>
          </table:table-cell>
          <table:table-cell table:formula="of:=[Sheet2.I43]"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2017-07-28T18:00:00+02:00</text:p>
          </table:table-cell>
          <table:table-cell table:formula="of:=[Sheet2.B44]/1000" office:value-type="float" office:value="0.405" calcext:value-type="float">
            <text:p>0.405</text:p>
          </table:table-cell>
          <table:table-cell table:formula="of:=[Sheet2.C44]/1000" office:value-type="float" office:value="1" calcext:value-type="float">
            <text:p>1</text:p>
          </table:table-cell>
          <table:table-cell table:formula="of:=[Sheet2.D44]/1000" office:value-type="float" office:value="0.948249995708466" calcext:value-type="float">
            <text:p>0.948249995708466</text:p>
          </table:table-cell>
          <table:table-cell table:formula="of:=[Sheet2.E44]/1000" office:value-type="float" office:value="0.866052820859252" calcext:value-type="float">
            <text:p>0.866052820859252</text:p>
          </table:table-cell>
          <table:table-cell table:formula="of:=[Sheet2.F44]/1000" office:value-type="float" office:value="1" calcext:value-type="float">
            <text:p>1</text:p>
          </table:table-cell>
          <table:table-cell table:formula="of:=[Sheet2.G44]/1000" office:value-type="float" office:value="1" calcext:value-type="float">
            <text:p>1</text:p>
          </table:table-cell>
          <table:table-cell table:formula="of:=[Sheet2.H44]" office:value-type="float" office:value="2285" calcext:value-type="float">
            <text:p>2285</text:p>
          </table:table-cell>
          <table:table-cell table:formula="of:=[Sheet2.I44]"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18:01:00+02:00</text:p>
          </table:table-cell>
          <table:table-cell table:formula="of:=[Sheet2.B45]/1000" office:value-type="float" office:value="0.39" calcext:value-type="float">
            <text:p>0.39</text:p>
          </table:table-cell>
          <table:table-cell table:formula="of:=[Sheet2.C45]/1000" office:value-type="float" office:value="1" calcext:value-type="float">
            <text:p>1</text:p>
          </table:table-cell>
          <table:table-cell table:formula="of:=[Sheet2.D45]/1000" office:value-type="float" office:value="0.948000013828278" calcext:value-type="float">
            <text:p>0.948000013828278</text:p>
          </table:table-cell>
          <table:table-cell table:formula="of:=[Sheet2.E45]/1000" office:value-type="float" office:value="1" calcext:value-type="float">
            <text:p>1</text:p>
          </table:table-cell>
          <table:table-cell table:formula="of:=[Sheet2.F45]/1000" office:value-type="float" office:value="1" calcext:value-type="float">
            <text:p>1</text:p>
          </table:table-cell>
          <table:table-cell table:formula="of:=[Sheet2.G45]/1000" office:value-type="float" office:value="1" calcext:value-type="float">
            <text:p>1</text:p>
          </table:table-cell>
          <table:table-cell table:formula="of:=[Sheet2.H45]" office:value-type="float" office:value="2168" calcext:value-type="float">
            <text:p>2168</text:p>
          </table:table-cell>
          <table:table-cell table:formula="of:=[Sheet2.I45]"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2017-07-28T18:02:00+02:00</text:p>
          </table:table-cell>
          <table:table-cell table:formula="of:=[Sheet2.B46]/1000" office:value-type="float" office:value="0.399" calcext:value-type="float">
            <text:p>0.399</text:p>
          </table:table-cell>
          <table:table-cell table:formula="of:=[Sheet2.C46]/1000" office:value-type="float" office:value="1" calcext:value-type="float">
            <text:p>1</text:p>
          </table:table-cell>
          <table:table-cell table:formula="of:=[Sheet2.D46]/1000" office:value-type="float" office:value="0.946749985218048" calcext:value-type="float">
            <text:p>0.946749985218048</text:p>
          </table:table-cell>
          <table:table-cell table:formula="of:=[Sheet2.E46]/1000" office:value-type="float" office:value="1" calcext:value-type="float">
            <text:p>1</text:p>
          </table:table-cell>
          <table:table-cell table:formula="of:=[Sheet2.F46]/1000" office:value-type="float" office:value="1" calcext:value-type="float">
            <text:p>1</text:p>
          </table:table-cell>
          <table:table-cell table:formula="of:=[Sheet2.G46]/1000" office:value-type="float" office:value="1" calcext:value-type="float">
            <text:p>1</text:p>
          </table:table-cell>
          <table:table-cell table:formula="of:=[Sheet2.H46]" office:value-type="float" office:value="2216" calcext:value-type="float">
            <text:p>2216</text:p>
          </table:table-cell>
          <table:table-cell table:formula="of:=[Sheet2.I46]"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2017-07-28T18:03:00+02:00</text:p>
          </table:table-cell>
          <table:table-cell table:formula="of:=[Sheet2.B47]/1000" office:value-type="float" office:value="0.409" calcext:value-type="float">
            <text:p>0.409</text:p>
          </table:table-cell>
          <table:table-cell table:formula="of:=[Sheet2.C47]/1000" office:value-type="float" office:value="1" calcext:value-type="float">
            <text:p>1</text:p>
          </table:table-cell>
          <table:table-cell table:formula="of:=[Sheet2.D47]/1000" office:value-type="float" office:value="0.947250008583069" calcext:value-type="float">
            <text:p>0.947250008583069</text:p>
          </table:table-cell>
          <table:table-cell table:formula="of:=[Sheet2.E47]/1000" office:value-type="float" office:value="1" calcext:value-type="float">
            <text:p>1</text:p>
          </table:table-cell>
          <table:table-cell table:formula="of:=[Sheet2.F47]/1000" office:value-type="float" office:value="1" calcext:value-type="float">
            <text:p>1</text:p>
          </table:table-cell>
          <table:table-cell table:formula="of:=[Sheet2.G47]/1000" office:value-type="float" office:value="1" calcext:value-type="float">
            <text:p>1</text:p>
          </table:table-cell>
          <table:table-cell table:formula="of:=[Sheet2.H47]" office:value-type="float" office:value="2502" calcext:value-type="float">
            <text:p>2502</text:p>
          </table:table-cell>
          <table:table-cell table:formula="of:=[Sheet2.I47]"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2017-07-28T18:04:00+02:00</text:p>
          </table:table-cell>
          <table:table-cell table:formula="of:=[Sheet2.B48]/1000" office:value-type="float" office:value="0.404" calcext:value-type="float">
            <text:p>0.404</text:p>
          </table:table-cell>
          <table:table-cell table:formula="of:=[Sheet2.C48]/1000" office:value-type="float" office:value="1" calcext:value-type="float">
            <text:p>1</text:p>
          </table:table-cell>
          <table:table-cell table:formula="of:=[Sheet2.D48]/1000" office:value-type="float" office:value="0.948249995708466" calcext:value-type="float">
            <text:p>0.948249995708466</text:p>
          </table:table-cell>
          <table:table-cell table:formula="of:=[Sheet2.E48]/1000" office:value-type="float" office:value="1" calcext:value-type="float">
            <text:p>1</text:p>
          </table:table-cell>
          <table:table-cell table:formula="of:=[Sheet2.F48]/1000" office:value-type="float" office:value="1" calcext:value-type="float">
            <text:p>1</text:p>
          </table:table-cell>
          <table:table-cell table:formula="of:=[Sheet2.G48]/1000" office:value-type="float" office:value="1" calcext:value-type="float">
            <text:p>1</text:p>
          </table:table-cell>
          <table:table-cell table:formula="of:=[Sheet2.H48]" office:value-type="float" office:value="2393" calcext:value-type="float">
            <text:p>2393</text:p>
          </table:table-cell>
          <table:table-cell table:formula="of:=[Sheet2.I48]"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18:05:00+02:00</text:p>
          </table:table-cell>
          <table:table-cell table:formula="of:=[Sheet2.B49]/1000" office:value-type="float" office:value="0.405" calcext:value-type="float">
            <text:p>0.405</text:p>
          </table:table-cell>
          <table:table-cell table:formula="of:=[Sheet2.C49]/1000" office:value-type="float" office:value="1" calcext:value-type="float">
            <text:p>1</text:p>
          </table:table-cell>
          <table:table-cell table:formula="of:=[Sheet2.D49]/1000" office:value-type="float" office:value="0.948750019073486" calcext:value-type="float">
            <text:p>0.948750019073486</text:p>
          </table:table-cell>
          <table:table-cell table:formula="of:=[Sheet2.E49]/1000" office:value-type="float" office:value="1" calcext:value-type="float">
            <text:p>1</text:p>
          </table:table-cell>
          <table:table-cell table:formula="of:=[Sheet2.F49]/1000" office:value-type="float" office:value="1" calcext:value-type="float">
            <text:p>1</text:p>
          </table:table-cell>
          <table:table-cell table:formula="of:=[Sheet2.G49]/1000" office:value-type="float" office:value="1" calcext:value-type="float">
            <text:p>1</text:p>
          </table:table-cell>
          <table:table-cell table:formula="of:=[Sheet2.H49]" office:value-type="float" office:value="2419" calcext:value-type="float">
            <text:p>2419</text:p>
          </table:table-cell>
          <table:table-cell table:formula="of:=[Sheet2.I49]"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17-07-28T18:06:00+02:00</text:p>
          </table:table-cell>
          <table:table-cell table:formula="of:=[Sheet2.B50]/1000" office:value-type="float" office:value="0.4" calcext:value-type="float">
            <text:p>0.4</text:p>
          </table:table-cell>
          <table:table-cell table:formula="of:=[Sheet2.C50]/1000" office:value-type="float" office:value="1" calcext:value-type="float">
            <text:p>1</text:p>
          </table:table-cell>
          <table:table-cell table:formula="of:=[Sheet2.D50]/1000" office:value-type="float" office:value="0.948499977588654" calcext:value-type="float">
            <text:p>0.948499977588654</text:p>
          </table:table-cell>
          <table:table-cell table:formula="of:=[Sheet2.E50]/1000" office:value-type="float" office:value="0.999365093628404" calcext:value-type="float">
            <text:p>0.999365093628404</text:p>
          </table:table-cell>
          <table:table-cell table:formula="of:=[Sheet2.F50]/1000" office:value-type="float" office:value="1" calcext:value-type="float">
            <text:p>1</text:p>
          </table:table-cell>
          <table:table-cell table:formula="of:=[Sheet2.G50]/1000" office:value-type="float" office:value="1" calcext:value-type="float">
            <text:p>1</text:p>
          </table:table-cell>
          <table:table-cell table:formula="of:=[Sheet2.H50]" office:value-type="float" office:value="2194" calcext:value-type="float">
            <text:p>2194</text:p>
          </table:table-cell>
          <table:table-cell table:formula="of:=[Sheet2.I50]"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2017-07-28T18:07:00+02:00</text:p>
          </table:table-cell>
          <table:table-cell table:formula="of:=[Sheet2.B51]/1000" office:value-type="float" office:value="0.421" calcext:value-type="float">
            <text:p>0.421</text:p>
          </table:table-cell>
          <table:table-cell table:formula="of:=[Sheet2.C51]/1000" office:value-type="float" office:value="1" calcext:value-type="float">
            <text:p>1</text:p>
          </table:table-cell>
          <table:table-cell table:formula="of:=[Sheet2.D51]/1000" office:value-type="float" office:value="0.94650000333786" calcext:value-type="float">
            <text:p>0.94650000333786</text:p>
          </table:table-cell>
          <table:table-cell table:formula="of:=[Sheet2.E51]/1000" office:value-type="float" office:value="1" calcext:value-type="float">
            <text:p>1</text:p>
          </table:table-cell>
          <table:table-cell table:formula="of:=[Sheet2.F51]/1000" office:value-type="float" office:value="1" calcext:value-type="float">
            <text:p>1</text:p>
          </table:table-cell>
          <table:table-cell table:formula="of:=[Sheet2.G51]/1000" office:value-type="float" office:value="1" calcext:value-type="float">
            <text:p>1</text:p>
          </table:table-cell>
          <table:table-cell table:formula="of:=[Sheet2.H51]" office:value-type="float" office:value="2227" calcext:value-type="float">
            <text:p>2227</text:p>
          </table:table-cell>
          <table:table-cell table:formula="of:=[Sheet2.I51]"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2017-07-28T18:08:00+02:00</text:p>
          </table:table-cell>
          <table:table-cell table:formula="of:=[Sheet2.B52]/1000" office:value-type="float" office:value="0.403" calcext:value-type="float">
            <text:p>0.403</text:p>
          </table:table-cell>
          <table:table-cell table:formula="of:=[Sheet2.C52]/1000" office:value-type="float" office:value="1" calcext:value-type="float">
            <text:p>1</text:p>
          </table:table-cell>
          <table:table-cell table:formula="of:=[Sheet2.D52]/1000" office:value-type="float" office:value="0.948000013828278" calcext:value-type="float">
            <text:p>0.948000013828278</text:p>
          </table:table-cell>
          <table:table-cell table:formula="of:=[Sheet2.E52]/1000" office:value-type="float" office:value="1" calcext:value-type="float">
            <text:p>1</text:p>
          </table:table-cell>
          <table:table-cell table:formula="of:=[Sheet2.F52]/1000" office:value-type="float" office:value="1" calcext:value-type="float">
            <text:p>1</text:p>
          </table:table-cell>
          <table:table-cell table:formula="of:=[Sheet2.G52]/1000" office:value-type="float" office:value="1" calcext:value-type="float">
            <text:p>1</text:p>
          </table:table-cell>
          <table:table-cell table:formula="of:=[Sheet2.H52]" office:value-type="float" office:value="2319" calcext:value-type="float">
            <text:p>2319</text:p>
          </table:table-cell>
          <table:table-cell table:formula="of:=[Sheet2.I52]"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2017-07-28T18:09:00+02:00</text:p>
          </table:table-cell>
          <table:table-cell table:formula="of:=[Sheet2.B53]/1000" office:value-type="float" office:value="0.403" calcext:value-type="float">
            <text:p>0.403</text:p>
          </table:table-cell>
          <table:table-cell table:formula="of:=[Sheet2.C53]/1000" office:value-type="float" office:value="1" calcext:value-type="float">
            <text:p>1</text:p>
          </table:table-cell>
          <table:table-cell table:formula="of:=[Sheet2.D53]/1000" office:value-type="float" office:value="0.948499977588654" calcext:value-type="float">
            <text:p>0.948499977588654</text:p>
          </table:table-cell>
          <table:table-cell table:formula="of:=[Sheet2.E53]/1000" office:value-type="float" office:value="1" calcext:value-type="float">
            <text:p>1</text:p>
          </table:table-cell>
          <table:table-cell table:formula="of:=[Sheet2.F53]/1000" office:value-type="float" office:value="1" calcext:value-type="float">
            <text:p>1</text:p>
          </table:table-cell>
          <table:table-cell table:formula="of:=[Sheet2.G53]/1000" office:value-type="float" office:value="1" calcext:value-type="float">
            <text:p>1</text:p>
          </table:table-cell>
          <table:table-cell table:formula="of:=[Sheet2.H53]" office:value-type="float" office:value="2209" calcext:value-type="float">
            <text:p>2209</text:p>
          </table:table-cell>
          <table:table-cell table:formula="of:=[Sheet2.I53]"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2017-07-28T18:10:00+02:00</text:p>
          </table:table-cell>
          <table:table-cell table:formula="of:=[Sheet2.B54]/1000" office:value-type="float" office:value="0.396" calcext:value-type="float">
            <text:p>0.396</text:p>
          </table:table-cell>
          <table:table-cell table:formula="of:=[Sheet2.C54]/1000" office:value-type="float" office:value="1" calcext:value-type="float">
            <text:p>1</text:p>
          </table:table-cell>
          <table:table-cell table:formula="of:=[Sheet2.D54]/1000" office:value-type="float" office:value="0.949500024318695" calcext:value-type="float">
            <text:p>0.949500024318695</text:p>
          </table:table-cell>
          <table:table-cell table:formula="of:=[Sheet2.E54]/1000" office:value-type="float" office:value="1" calcext:value-type="float">
            <text:p>1</text:p>
          </table:table-cell>
          <table:table-cell table:formula="of:=[Sheet2.F54]/1000" office:value-type="float" office:value="1" calcext:value-type="float">
            <text:p>1</text:p>
          </table:table-cell>
          <table:table-cell table:formula="of:=[Sheet2.G54]/1000" office:value-type="float" office:value="1" calcext:value-type="float">
            <text:p>1</text:p>
          </table:table-cell>
          <table:table-cell table:formula="of:=[Sheet2.H54]" office:value-type="float" office:value="2292" calcext:value-type="float">
            <text:p>2292</text:p>
          </table:table-cell>
          <table:table-cell table:formula="of:=[Sheet2.I54]"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2017-07-28T18:11:00+02:00</text:p>
          </table:table-cell>
          <table:table-cell table:formula="of:=[Sheet2.B55]/1000" office:value-type="float" office:value="0.406" calcext:value-type="float">
            <text:p>0.406</text:p>
          </table:table-cell>
          <table:table-cell table:formula="of:=[Sheet2.C55]/1000" office:value-type="float" office:value="1" calcext:value-type="float">
            <text:p>1</text:p>
          </table:table-cell>
          <table:table-cell table:formula="of:=[Sheet2.D55]/1000" office:value-type="float" office:value="0.948000013828278" calcext:value-type="float">
            <text:p>0.948000013828278</text:p>
          </table:table-cell>
          <table:table-cell table:formula="of:=[Sheet2.E55]/1000" office:value-type="float" office:value="1" calcext:value-type="float">
            <text:p>1</text:p>
          </table:table-cell>
          <table:table-cell table:formula="of:=[Sheet2.F55]/1000" office:value-type="float" office:value="1" calcext:value-type="float">
            <text:p>1</text:p>
          </table:table-cell>
          <table:table-cell table:formula="of:=[Sheet2.G55]/1000" office:value-type="float" office:value="1" calcext:value-type="float">
            <text:p>1</text:p>
          </table:table-cell>
          <table:table-cell table:formula="of:=[Sheet2.H55]" office:value-type="float" office:value="2244" calcext:value-type="float">
            <text:p>2244</text:p>
          </table:table-cell>
          <table:table-cell table:formula="of:=[Sheet2.I55]"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2017-07-28T18:12:00+02:00</text:p>
          </table:table-cell>
          <table:table-cell table:formula="of:=[Sheet2.B56]/1000" office:value-type="float" office:value="0.391" calcext:value-type="float">
            <text:p>0.391</text:p>
          </table:table-cell>
          <table:table-cell table:formula="of:=[Sheet2.C56]/1000" office:value-type="float" office:value="1" calcext:value-type="float">
            <text:p>1</text:p>
          </table:table-cell>
          <table:table-cell table:formula="of:=[Sheet2.D56]/1000" office:value-type="float" office:value="0.948499977588654" calcext:value-type="float">
            <text:p>0.948499977588654</text:p>
          </table:table-cell>
          <table:table-cell table:formula="of:=[Sheet2.E56]/1000" office:value-type="float" office:value="1" calcext:value-type="float">
            <text:p>1</text:p>
          </table:table-cell>
          <table:table-cell table:formula="of:=[Sheet2.F56]/1000" office:value-type="float" office:value="1" calcext:value-type="float">
            <text:p>1</text:p>
          </table:table-cell>
          <table:table-cell table:formula="of:=[Sheet2.G56]/1000" office:value-type="float" office:value="1" calcext:value-type="float">
            <text:p>1</text:p>
          </table:table-cell>
          <table:table-cell table:formula="of:=[Sheet2.H56]" office:value-type="float" office:value="2316" calcext:value-type="float">
            <text:p>2316</text:p>
          </table:table-cell>
          <table:table-cell table:formula="of:=[Sheet2.I56]"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2017-07-28T18:13:00+02:00</text:p>
          </table:table-cell>
          <table:table-cell table:formula="of:=[Sheet2.B57]/1000" office:value-type="float" office:value="0.387" calcext:value-type="float">
            <text:p>0.387</text:p>
          </table:table-cell>
          <table:table-cell table:formula="of:=[Sheet2.C57]/1000" office:value-type="float" office:value="1" calcext:value-type="float">
            <text:p>1</text:p>
          </table:table-cell>
          <table:table-cell table:formula="of:=[Sheet2.D57]/1000" office:value-type="float" office:value="0.949500024318695" calcext:value-type="float">
            <text:p>0.949500024318695</text:p>
          </table:table-cell>
          <table:table-cell table:formula="of:=[Sheet2.E57]/1000" office:value-type="float" office:value="1" calcext:value-type="float">
            <text:p>1</text:p>
          </table:table-cell>
          <table:table-cell table:formula="of:=[Sheet2.F57]/1000" office:value-type="float" office:value="1" calcext:value-type="float">
            <text:p>1</text:p>
          </table:table-cell>
          <table:table-cell table:formula="of:=[Sheet2.G57]/1000" office:value-type="float" office:value="1" calcext:value-type="float">
            <text:p>1</text:p>
          </table:table-cell>
          <table:table-cell table:formula="of:=[Sheet2.H57]" office:value-type="float" office:value="2363" calcext:value-type="float">
            <text:p>2363</text:p>
          </table:table-cell>
          <table:table-cell table:formula="of:=[Sheet2.I57]"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017-07-28T18:14:00+02:00</text:p>
          </table:table-cell>
          <table:table-cell table:formula="of:=[Sheet2.B58]/1000" office:value-type="float" office:value="0.413" calcext:value-type="float">
            <text:p>0.413</text:p>
          </table:table-cell>
          <table:table-cell table:formula="of:=[Sheet2.C58]/1000" office:value-type="float" office:value="1" calcext:value-type="float">
            <text:p>1</text:p>
          </table:table-cell>
          <table:table-cell table:formula="of:=[Sheet2.D58]/1000" office:value-type="float" office:value="0.948000013828278" calcext:value-type="float">
            <text:p>0.948000013828278</text:p>
          </table:table-cell>
          <table:table-cell table:formula="of:=[Sheet2.E58]/1000" office:value-type="float" office:value="1" calcext:value-type="float">
            <text:p>1</text:p>
          </table:table-cell>
          <table:table-cell table:formula="of:=[Sheet2.F58]/1000" office:value-type="float" office:value="1" calcext:value-type="float">
            <text:p>1</text:p>
          </table:table-cell>
          <table:table-cell table:formula="of:=[Sheet2.G58]/1000" office:value-type="float" office:value="1" calcext:value-type="float">
            <text:p>1</text:p>
          </table:table-cell>
          <table:table-cell table:formula="of:=[Sheet2.H58]" office:value-type="float" office:value="2527" calcext:value-type="float">
            <text:p>2527</text:p>
          </table:table-cell>
          <table:table-cell table:formula="of:=[Sheet2.I58]"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2017-07-28T18:15:00+02:00</text:p>
          </table:table-cell>
          <table:table-cell table:formula="of:=[Sheet2.B59]/1000" office:value-type="float" office:value="0.403" calcext:value-type="float">
            <text:p>0.403</text:p>
          </table:table-cell>
          <table:table-cell table:formula="of:=[Sheet2.C59]/1000" office:value-type="float" office:value="1" calcext:value-type="float">
            <text:p>1</text:p>
          </table:table-cell>
          <table:table-cell table:formula="of:=[Sheet2.D59]/1000" office:value-type="float" office:value="0.949500024318695" calcext:value-type="float">
            <text:p>0.949500024318695</text:p>
          </table:table-cell>
          <table:table-cell table:formula="of:=[Sheet2.E59]/1000" office:value-type="float" office:value="1" calcext:value-type="float">
            <text:p>1</text:p>
          </table:table-cell>
          <table:table-cell table:formula="of:=[Sheet2.F59]/1000" office:value-type="float" office:value="1" calcext:value-type="float">
            <text:p>1</text:p>
          </table:table-cell>
          <table:table-cell table:formula="of:=[Sheet2.G59]/1000" office:value-type="float" office:value="1" calcext:value-type="float">
            <text:p>1</text:p>
          </table:table-cell>
          <table:table-cell table:formula="of:=[Sheet2.H59]" office:value-type="float" office:value="2472" calcext:value-type="float">
            <text:p>2472</text:p>
          </table:table-cell>
          <table:table-cell table:formula="of:=[Sheet2.I59]"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2017-07-28T18:16:00+02:00</text:p>
          </table:table-cell>
          <table:table-cell table:formula="of:=[Sheet2.B60]/1000" office:value-type="float" office:value="0.4" calcext:value-type="float">
            <text:p>0.4</text:p>
          </table:table-cell>
          <table:table-cell table:formula="of:=[Sheet2.C60]/1000" office:value-type="float" office:value="1" calcext:value-type="float">
            <text:p>1</text:p>
          </table:table-cell>
          <table:table-cell table:formula="of:=[Sheet2.D60]/1000" office:value-type="float" office:value="0.949750006198883" calcext:value-type="float">
            <text:p>0.949750006198883</text:p>
          </table:table-cell>
          <table:table-cell table:formula="of:=[Sheet2.E60]/1000" office:value-type="float" office:value="1" calcext:value-type="float">
            <text:p>1</text:p>
          </table:table-cell>
          <table:table-cell table:formula="of:=[Sheet2.F60]/1000" office:value-type="float" office:value="1" calcext:value-type="float">
            <text:p>1</text:p>
          </table:table-cell>
          <table:table-cell table:formula="of:=[Sheet2.G60]/1000" office:value-type="float" office:value="1" calcext:value-type="float">
            <text:p>1</text:p>
          </table:table-cell>
          <table:table-cell table:formula="of:=[Sheet2.H60]" office:value-type="float" office:value="2043" calcext:value-type="float">
            <text:p>2043</text:p>
          </table:table-cell>
          <table:table-cell table:formula="of:=[Sheet2.I60]"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017-07-28T18:17:00+02:00</text:p>
          </table:table-cell>
          <table:table-cell table:formula="of:=[Sheet2.B61]/1000" office:value-type="float" office:value="0.415" calcext:value-type="float">
            <text:p>0.415</text:p>
          </table:table-cell>
          <table:table-cell table:formula="of:=[Sheet2.C61]/1000" office:value-type="float" office:value="1" calcext:value-type="float">
            <text:p>1</text:p>
          </table:table-cell>
          <table:table-cell table:formula="of:=[Sheet2.D61]/1000" office:value-type="float" office:value="0.946749985218048" calcext:value-type="float">
            <text:p>0.946749985218048</text:p>
          </table:table-cell>
          <table:table-cell table:formula="of:=[Sheet2.E61]/1000" office:value-type="float" office:value="1" calcext:value-type="float">
            <text:p>1</text:p>
          </table:table-cell>
          <table:table-cell table:formula="of:=[Sheet2.F61]/1000" office:value-type="float" office:value="1" calcext:value-type="float">
            <text:p>1</text:p>
          </table:table-cell>
          <table:table-cell table:formula="of:=[Sheet2.G61]/1000" office:value-type="float" office:value="1" calcext:value-type="float">
            <text:p>1</text:p>
          </table:table-cell>
          <table:table-cell table:formula="of:=[Sheet2.H61]" office:value-type="float" office:value="2037" calcext:value-type="float">
            <text:p>2037</text:p>
          </table:table-cell>
          <table:table-cell table:formula="of:=[Sheet2.I61]"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2017-07-28T18:18:00+02:00</text:p>
          </table:table-cell>
          <table:table-cell table:formula="of:=[Sheet2.B62]/1000" office:value-type="float" office:value="0.394" calcext:value-type="float">
            <text:p>0.394</text:p>
          </table:table-cell>
          <table:table-cell table:formula="of:=[Sheet2.C62]/1000" office:value-type="float" office:value="1" calcext:value-type="float">
            <text:p>1</text:p>
          </table:table-cell>
          <table:table-cell table:formula="of:=[Sheet2.D62]/1000" office:value-type="float" office:value="0.949249982833862" calcext:value-type="float">
            <text:p>0.949249982833862</text:p>
          </table:table-cell>
          <table:table-cell table:formula="of:=[Sheet2.E62]/1000" office:value-type="float" office:value="1" calcext:value-type="float">
            <text:p>1</text:p>
          </table:table-cell>
          <table:table-cell table:formula="of:=[Sheet2.F62]/1000" office:value-type="float" office:value="1" calcext:value-type="float">
            <text:p>1</text:p>
          </table:table-cell>
          <table:table-cell table:formula="of:=[Sheet2.G62]/1000" office:value-type="float" office:value="1" calcext:value-type="float">
            <text:p>1</text:p>
          </table:table-cell>
          <table:table-cell table:formula="of:=[Sheet2.H62]" office:value-type="float" office:value="2154" calcext:value-type="float">
            <text:p>2154</text:p>
          </table:table-cell>
          <table:table-cell table:formula="of:=[Sheet2.I62]"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2017-07-28T18:19:00+02:00</text:p>
          </table:table-cell>
          <table:table-cell table:formula="of:=[Sheet2.B63]/1000" office:value-type="float" office:value="0.407" calcext:value-type="float">
            <text:p>0.407</text:p>
          </table:table-cell>
          <table:table-cell table:formula="of:=[Sheet2.C63]/1000" office:value-type="float" office:value="1" calcext:value-type="float">
            <text:p>1</text:p>
          </table:table-cell>
          <table:table-cell table:formula="of:=[Sheet2.D63]/1000" office:value-type="float" office:value="0.948249995708466" calcext:value-type="float">
            <text:p>0.948249995708466</text:p>
          </table:table-cell>
          <table:table-cell table:formula="of:=[Sheet2.E63]/1000" office:value-type="float" office:value="1" calcext:value-type="float">
            <text:p>1</text:p>
          </table:table-cell>
          <table:table-cell table:formula="of:=[Sheet2.F63]/1000" office:value-type="float" office:value="1" calcext:value-type="float">
            <text:p>1</text:p>
          </table:table-cell>
          <table:table-cell table:formula="of:=[Sheet2.G63]/1000" office:value-type="float" office:value="1" calcext:value-type="float">
            <text:p>1</text:p>
          </table:table-cell>
          <table:table-cell table:formula="of:=[Sheet2.H63]" office:value-type="float" office:value="2024" calcext:value-type="float">
            <text:p>2024</text:p>
          </table:table-cell>
          <table:table-cell table:formula="of:=[Sheet2.I63]"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2017-07-28T18:20:00+02:00</text:p>
          </table:table-cell>
          <table:table-cell table:formula="of:=[Sheet2.B64]/1000" office:value-type="float" office:value="0.402" calcext:value-type="float">
            <text:p>0.402</text:p>
          </table:table-cell>
          <table:table-cell table:formula="of:=[Sheet2.C64]/1000" office:value-type="float" office:value="1" calcext:value-type="float">
            <text:p>1</text:p>
          </table:table-cell>
          <table:table-cell table:formula="of:=[Sheet2.D64]/1000" office:value-type="float" office:value="0.948249995708466" calcext:value-type="float">
            <text:p>0.948249995708466</text:p>
          </table:table-cell>
          <table:table-cell table:formula="of:=[Sheet2.E64]/1000" office:value-type="float" office:value="1" calcext:value-type="float">
            <text:p>1</text:p>
          </table:table-cell>
          <table:table-cell table:formula="of:=[Sheet2.F64]/1000" office:value-type="float" office:value="1" calcext:value-type="float">
            <text:p>1</text:p>
          </table:table-cell>
          <table:table-cell table:formula="of:=[Sheet2.G64]/1000" office:value-type="float" office:value="1" calcext:value-type="float">
            <text:p>1</text:p>
          </table:table-cell>
          <table:table-cell table:formula="of:=[Sheet2.H64]" office:value-type="float" office:value="2139" calcext:value-type="float">
            <text:p>2139</text:p>
          </table:table-cell>
          <table:table-cell table:formula="of:=[Sheet2.I64]"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2017-07-28T18:21:00+02:00</text:p>
          </table:table-cell>
          <table:table-cell table:formula="of:=[Sheet2.B65]/1000" office:value-type="float" office:value="0.414" calcext:value-type="float">
            <text:p>0.414</text:p>
          </table:table-cell>
          <table:table-cell table:formula="of:=[Sheet2.C65]/1000" office:value-type="float" office:value="1" calcext:value-type="float">
            <text:p>1</text:p>
          </table:table-cell>
          <table:table-cell table:formula="of:=[Sheet2.D65]/1000" office:value-type="float" office:value="0.948000013828278" calcext:value-type="float">
            <text:p>0.948000013828278</text:p>
          </table:table-cell>
          <table:table-cell table:formula="of:=[Sheet2.E65]/1000" office:value-type="float" office:value="1" calcext:value-type="float">
            <text:p>1</text:p>
          </table:table-cell>
          <table:table-cell table:formula="of:=[Sheet2.F65]/1000" office:value-type="float" office:value="1" calcext:value-type="float">
            <text:p>1</text:p>
          </table:table-cell>
          <table:table-cell table:formula="of:=[Sheet2.G65]/1000" office:value-type="float" office:value="1" calcext:value-type="float">
            <text:p>1</text:p>
          </table:table-cell>
          <table:table-cell table:formula="of:=[Sheet2.H65]" office:value-type="float" office:value="2181" calcext:value-type="float">
            <text:p>2181</text:p>
          </table:table-cell>
          <table:table-cell table:formula="of:=[Sheet2.I65]"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2017-07-28T18:22:00+02:00</text:p>
          </table:table-cell>
          <table:table-cell table:formula="of:=[Sheet2.B66]/1000" office:value-type="float" office:value="0.404" calcext:value-type="float">
            <text:p>0.404</text:p>
          </table:table-cell>
          <table:table-cell table:formula="of:=[Sheet2.C66]/1000" office:value-type="float" office:value="1" calcext:value-type="float">
            <text:p>1</text:p>
          </table:table-cell>
          <table:table-cell table:formula="of:=[Sheet2.D66]/1000" office:value-type="float" office:value="0.949249982833862" calcext:value-type="float">
            <text:p>0.949249982833862</text:p>
          </table:table-cell>
          <table:table-cell table:formula="of:=[Sheet2.E66]/1000" office:value-type="float" office:value="1" calcext:value-type="float">
            <text:p>1</text:p>
          </table:table-cell>
          <table:table-cell table:formula="of:=[Sheet2.F66]/1000" office:value-type="float" office:value="1" calcext:value-type="float">
            <text:p>1</text:p>
          </table:table-cell>
          <table:table-cell table:formula="of:=[Sheet2.G66]/1000" office:value-type="float" office:value="1" calcext:value-type="float">
            <text:p>1</text:p>
          </table:table-cell>
          <table:table-cell table:formula="of:=[Sheet2.H66]" office:value-type="float" office:value="1634" calcext:value-type="float">
            <text:p>1634</text:p>
          </table:table-cell>
          <table:table-cell table:formula="of:=[Sheet2.I66]"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2017-07-28T18:23:00+02:00</text:p>
          </table:table-cell>
          <table:table-cell table:formula="of:=[Sheet2.B67]/1000" office:value-type="float" office:value="0.408" calcext:value-type="float">
            <text:p>0.408</text:p>
          </table:table-cell>
          <table:table-cell table:formula="of:=[Sheet2.C67]/1000" office:value-type="float" office:value="1" calcext:value-type="float">
            <text:p>1</text:p>
          </table:table-cell>
          <table:table-cell table:formula="of:=[Sheet2.D67]/1000" office:value-type="float" office:value="0.949750006198883" calcext:value-type="float">
            <text:p>0.949750006198883</text:p>
          </table:table-cell>
          <table:table-cell table:formula="of:=[Sheet2.E67]/1000" office:value-type="float" office:value="1" calcext:value-type="float">
            <text:p>1</text:p>
          </table:table-cell>
          <table:table-cell table:formula="of:=[Sheet2.F67]/1000" office:value-type="float" office:value="1" calcext:value-type="float">
            <text:p>1</text:p>
          </table:table-cell>
          <table:table-cell table:formula="of:=[Sheet2.G67]/1000" office:value-type="float" office:value="1" calcext:value-type="float">
            <text:p>1</text:p>
          </table:table-cell>
          <table:table-cell table:formula="of:=[Sheet2.H67]" office:value-type="float" office:value="1529" calcext:value-type="float">
            <text:p>1529</text:p>
          </table:table-cell>
          <table:table-cell table:formula="of:=[Sheet2.I67]"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2017-07-28T18:24:00+02:00</text:p>
          </table:table-cell>
          <table:table-cell table:formula="of:=[Sheet2.B68]/1000" office:value-type="float" office:value="0.397" calcext:value-type="float">
            <text:p>0.397</text:p>
          </table:table-cell>
          <table:table-cell table:formula="of:=[Sheet2.C68]/1000" office:value-type="float" office:value="1" calcext:value-type="float">
            <text:p>1</text:p>
          </table:table-cell>
          <table:table-cell table:formula="of:=[Sheet2.D68]/1000" office:value-type="float" office:value="0.946749985218048" calcext:value-type="float">
            <text:p>0.946749985218048</text:p>
          </table:table-cell>
          <table:table-cell table:formula="of:=[Sheet2.E68]/1000" office:value-type="float" office:value="1" calcext:value-type="float">
            <text:p>1</text:p>
          </table:table-cell>
          <table:table-cell table:formula="of:=[Sheet2.F68]/1000" office:value-type="float" office:value="1" calcext:value-type="float">
            <text:p>1</text:p>
          </table:table-cell>
          <table:table-cell table:formula="of:=[Sheet2.G68]/1000" office:value-type="float" office:value="1" calcext:value-type="float">
            <text:p>1</text:p>
          </table:table-cell>
          <table:table-cell table:formula="of:=[Sheet2.H68]" office:value-type="float" office:value="1439" calcext:value-type="float">
            <text:p>1439</text:p>
          </table:table-cell>
          <table:table-cell table:formula="of:=[Sheet2.I68]"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17-07-28T18:25:00+02:00</text:p>
          </table:table-cell>
          <table:table-cell table:formula="of:=[Sheet2.B69]/1000" office:value-type="float" office:value="0.398" calcext:value-type="float">
            <text:p>0.398</text:p>
          </table:table-cell>
          <table:table-cell table:formula="of:=[Sheet2.C69]/1000" office:value-type="float" office:value="1" calcext:value-type="float">
            <text:p>1</text:p>
          </table:table-cell>
          <table:table-cell table:formula="of:=[Sheet2.D69]/1000" office:value-type="float" office:value="0.947749972343445" calcext:value-type="float">
            <text:p>0.947749972343445</text:p>
          </table:table-cell>
          <table:table-cell table:formula="of:=[Sheet2.E69]/1000" office:value-type="float" office:value="1" calcext:value-type="float">
            <text:p>1</text:p>
          </table:table-cell>
          <table:table-cell table:formula="of:=[Sheet2.F69]/1000" office:value-type="float" office:value="1" calcext:value-type="float">
            <text:p>1</text:p>
          </table:table-cell>
          <table:table-cell table:formula="of:=[Sheet2.G69]/1000" office:value-type="float" office:value="1" calcext:value-type="float">
            <text:p>1</text:p>
          </table:table-cell>
          <table:table-cell table:formula="of:=[Sheet2.H69]" office:value-type="float" office:value="883" calcext:value-type="float">
            <text:p>883</text:p>
          </table:table-cell>
          <table:table-cell table:formula="of:=[Sheet2.I69]"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2017-07-28T18:26:00+02:00</text:p>
          </table:table-cell>
          <table:table-cell table:formula="of:=[Sheet2.B70]/1000" office:value-type="float" office:value="0.399" calcext:value-type="float">
            <text:p>0.399</text:p>
          </table:table-cell>
          <table:table-cell table:formula="of:=[Sheet2.C70]/1000" office:value-type="float" office:value="1" calcext:value-type="float">
            <text:p>1</text:p>
          </table:table-cell>
          <table:table-cell table:formula="of:=[Sheet2.D70]/1000" office:value-type="float" office:value="0.948499977588654" calcext:value-type="float">
            <text:p>0.948499977588654</text:p>
          </table:table-cell>
          <table:table-cell table:formula="of:=[Sheet2.E70]/1000" office:value-type="float" office:value="1" calcext:value-type="float">
            <text:p>1</text:p>
          </table:table-cell>
          <table:table-cell table:formula="of:=[Sheet2.F70]/1000" office:value-type="float" office:value="1" calcext:value-type="float">
            <text:p>1</text:p>
          </table:table-cell>
          <table:table-cell table:formula="of:=[Sheet2.G70]/1000" office:value-type="float" office:value="1" calcext:value-type="float">
            <text:p>1</text:p>
          </table:table-cell>
          <table:table-cell table:formula="of:=[Sheet2.H70]" office:value-type="float" office:value="904" calcext:value-type="float">
            <text:p>904</text:p>
          </table:table-cell>
          <table:table-cell table:formula="of:=[Sheet2.I70]"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2017-07-28T18:27:00+02:00</text:p>
          </table:table-cell>
          <table:table-cell table:formula="of:=[Sheet2.B71]/1000" office:value-type="float" office:value="0.391" calcext:value-type="float">
            <text:p>0.391</text:p>
          </table:table-cell>
          <table:table-cell table:formula="of:=[Sheet2.C71]/1000" office:value-type="float" office:value="1" calcext:value-type="float">
            <text:p>1</text:p>
          </table:table-cell>
          <table:table-cell table:formula="of:=[Sheet2.D71]/1000" office:value-type="float" office:value="0.949750006198883" calcext:value-type="float">
            <text:p>0.949750006198883</text:p>
          </table:table-cell>
          <table:table-cell table:formula="of:=[Sheet2.E71]/1000" office:value-type="float" office:value="1" calcext:value-type="float">
            <text:p>1</text:p>
          </table:table-cell>
          <table:table-cell table:formula="of:=[Sheet2.F71]/1000" office:value-type="float" office:value="1" calcext:value-type="float">
            <text:p>1</text:p>
          </table:table-cell>
          <table:table-cell table:formula="of:=[Sheet2.G71]/1000" office:value-type="float" office:value="1" calcext:value-type="float">
            <text:p>1</text:p>
          </table:table-cell>
          <table:table-cell table:formula="of:=[Sheet2.H71]" office:value-type="float" office:value="1012" calcext:value-type="float">
            <text:p>1012</text:p>
          </table:table-cell>
          <table:table-cell table:formula="of:=[Sheet2.I71]"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2017-07-28T18:28:00+02:00</text:p>
          </table:table-cell>
          <table:table-cell table:formula="of:=[Sheet2.B72]/1000" office:value-type="float" office:value="0.399" calcext:value-type="float">
            <text:p>0.399</text:p>
          </table:table-cell>
          <table:table-cell table:formula="of:=[Sheet2.C72]/1000" office:value-type="float" office:value="1" calcext:value-type="float">
            <text:p>1</text:p>
          </table:table-cell>
          <table:table-cell table:formula="of:=[Sheet2.D72]/1000" office:value-type="float" office:value="0.948249995708466" calcext:value-type="float">
            <text:p>0.948249995708466</text:p>
          </table:table-cell>
          <table:table-cell table:formula="of:=[Sheet2.E72]/1000" office:value-type="float" office:value="1" calcext:value-type="float">
            <text:p>1</text:p>
          </table:table-cell>
          <table:table-cell table:formula="of:=[Sheet2.F72]/1000" office:value-type="float" office:value="1" calcext:value-type="float">
            <text:p>1</text:p>
          </table:table-cell>
          <table:table-cell table:formula="of:=[Sheet2.G72]/1000" office:value-type="float" office:value="1" calcext:value-type="float">
            <text:p>1</text:p>
          </table:table-cell>
          <table:table-cell table:formula="of:=[Sheet2.H72]" office:value-type="float" office:value="322" calcext:value-type="float">
            <text:p>322</text:p>
          </table:table-cell>
          <table:table-cell table:formula="of:=[Sheet2.I72]"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2017-07-28T18:29:00+02:00</text:p>
          </table:table-cell>
          <table:table-cell table:formula="of:=[Sheet2.B73]/1000" office:value-type="float" office:value="0.394" calcext:value-type="float">
            <text:p>0.394</text:p>
          </table:table-cell>
          <table:table-cell table:formula="of:=[Sheet2.C73]/1000" office:value-type="float" office:value="1" calcext:value-type="float">
            <text:p>1</text:p>
          </table:table-cell>
          <table:table-cell table:formula="of:=[Sheet2.D73]/1000" office:value-type="float" office:value="0.949500024318695" calcext:value-type="float">
            <text:p>0.949500024318695</text:p>
          </table:table-cell>
          <table:table-cell table:formula="of:=[Sheet2.E73]/1000" office:value-type="float" office:value="1" calcext:value-type="float">
            <text:p>1</text:p>
          </table:table-cell>
          <table:table-cell table:formula="of:=[Sheet2.F73]/1000" office:value-type="float" office:value="1" calcext:value-type="float">
            <text:p>1</text:p>
          </table:table-cell>
          <table:table-cell table:formula="of:=[Sheet2.G73]/1000" office:value-type="float" office:value="1" calcext:value-type="float">
            <text:p>1</text:p>
          </table:table-cell>
          <table:table-cell table:formula="of:=[Sheet2.H73]" office:value-type="float" office:value="264" calcext:value-type="float">
            <text:p>264</text:p>
          </table:table-cell>
          <table:table-cell table:formula="of:=[Sheet2.I73]"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017-07-28T18:30:00+02:00</text:p>
          </table:table-cell>
          <table:table-cell table:formula="of:=[Sheet2.B74]/1000" office:value-type="float" office:value="0.398" calcext:value-type="float">
            <text:p>0.398</text:p>
          </table:table-cell>
          <table:table-cell table:formula="of:=[Sheet2.C74]/1000" office:value-type="float" office:value="1" calcext:value-type="float">
            <text:p>1</text:p>
          </table:table-cell>
          <table:table-cell table:formula="of:=[Sheet2.D74]/1000" office:value-type="float" office:value="0.948249995708466" calcext:value-type="float">
            <text:p>0.948249995708466</text:p>
          </table:table-cell>
          <table:table-cell table:formula="of:=[Sheet2.E74]/1000" office:value-type="float" office:value="1" calcext:value-type="float">
            <text:p>1</text:p>
          </table:table-cell>
          <table:table-cell table:formula="of:=[Sheet2.F74]/1000" office:value-type="float" office:value="1" calcext:value-type="float">
            <text:p>1</text:p>
          </table:table-cell>
          <table:table-cell table:formula="of:=[Sheet2.G74]/1000" office:value-type="float" office:value="1" calcext:value-type="float">
            <text:p>1</text:p>
          </table:table-cell>
          <table:table-cell table:formula="of:=[Sheet2.H74]" office:value-type="float" office:value="291" calcext:value-type="float">
            <text:p>291</text:p>
          </table:table-cell>
          <table:table-cell table:formula="of:=[Sheet2.I74]"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2017-07-28T18:31:00+02:00</text:p>
          </table:table-cell>
          <table:table-cell table:formula="of:=[Sheet2.B75]/1000" office:value-type="float" office:value="0.393" calcext:value-type="float">
            <text:p>0.393</text:p>
          </table:table-cell>
          <table:table-cell table:formula="of:=[Sheet2.C75]/1000" office:value-type="float" office:value="1" calcext:value-type="float">
            <text:p>1</text:p>
          </table:table-cell>
          <table:table-cell table:formula="of:=[Sheet2.D75]/1000" office:value-type="float" office:value="0.949249982833862" calcext:value-type="float">
            <text:p>0.949249982833862</text:p>
          </table:table-cell>
          <table:table-cell table:formula="of:=[Sheet2.E75]/1000" office:value-type="float" office:value="1" calcext:value-type="float">
            <text:p>1</text:p>
          </table:table-cell>
          <table:table-cell table:formula="of:=[Sheet2.F75]/1000" office:value-type="float" office:value="1" calcext:value-type="float">
            <text:p>1</text:p>
          </table:table-cell>
          <table:table-cell table:formula="of:=[Sheet2.G75]/1000" office:value-type="float" office:value="1" calcext:value-type="float">
            <text:p>1</text:p>
          </table:table-cell>
          <table:table-cell table:formula="of:=[Sheet2.H75]" office:value-type="float" office:value="469" calcext:value-type="float">
            <text:p>469</text:p>
          </table:table-cell>
          <table:table-cell table:formula="of:=[Sheet2.I75]"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18:32:00+02:00</text:p>
          </table:table-cell>
          <table:table-cell table:formula="of:=[Sheet2.B76]/1000" office:value-type="float" office:value="0.403" calcext:value-type="float">
            <text:p>0.403</text:p>
          </table:table-cell>
          <table:table-cell table:formula="of:=[Sheet2.C76]/1000" office:value-type="float" office:value="1" calcext:value-type="float">
            <text:p>1</text:p>
          </table:table-cell>
          <table:table-cell table:formula="of:=[Sheet2.D76]/1000" office:value-type="float" office:value="0.947000026702881" calcext:value-type="float">
            <text:p>0.947000026702881</text:p>
          </table:table-cell>
          <table:table-cell table:formula="of:=[Sheet2.E76]/1000" office:value-type="float" office:value="1" calcext:value-type="float">
            <text:p>1</text:p>
          </table:table-cell>
          <table:table-cell table:formula="of:=[Sheet2.F76]/1000" office:value-type="float" office:value="1" calcext:value-type="float">
            <text:p>1</text:p>
          </table:table-cell>
          <table:table-cell table:formula="of:=[Sheet2.G76]/1000" office:value-type="float" office:value="1" calcext:value-type="float">
            <text:p>1</text:p>
          </table:table-cell>
          <table:table-cell table:formula="of:=[Sheet2.H76]" office:value-type="float" office:value="483" calcext:value-type="float">
            <text:p>483</text:p>
          </table:table-cell>
          <table:table-cell table:formula="of:=[Sheet2.I76]"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8T18:33:00+02:00</text:p>
          </table:table-cell>
          <table:table-cell table:formula="of:=[Sheet2.B77]/1000" office:value-type="float" office:value="0.405" calcext:value-type="float">
            <text:p>0.405</text:p>
          </table:table-cell>
          <table:table-cell table:formula="of:=[Sheet2.C77]/1000" office:value-type="float" office:value="1" calcext:value-type="float">
            <text:p>1</text:p>
          </table:table-cell>
          <table:table-cell table:formula="of:=[Sheet2.D77]/1000" office:value-type="float" office:value="0.948000013828278" calcext:value-type="float">
            <text:p>0.948000013828278</text:p>
          </table:table-cell>
          <table:table-cell table:formula="of:=[Sheet2.E77]/1000" office:value-type="float" office:value="1" calcext:value-type="float">
            <text:p>1</text:p>
          </table:table-cell>
          <table:table-cell table:formula="of:=[Sheet2.F77]/1000" office:value-type="float" office:value="1" calcext:value-type="float">
            <text:p>1</text:p>
          </table:table-cell>
          <table:table-cell table:formula="of:=[Sheet2.G77]/1000" office:value-type="float" office:value="1" calcext:value-type="float">
            <text:p>1</text:p>
          </table:table-cell>
          <table:table-cell table:formula="of:=[Sheet2.H77]" office:value-type="float" office:value="440" calcext:value-type="float">
            <text:p>440</text:p>
          </table:table-cell>
          <table:table-cell table:formula="of:=[Sheet2.I77]"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017-07-28T18:34:00+02:00</text:p>
          </table:table-cell>
          <table:table-cell table:formula="of:=[Sheet2.B78]/1000" office:value-type="float" office:value="0.404" calcext:value-type="float">
            <text:p>0.404</text:p>
          </table:table-cell>
          <table:table-cell table:formula="of:=[Sheet2.C78]/1000" office:value-type="float" office:value="1" calcext:value-type="float">
            <text:p>1</text:p>
          </table:table-cell>
          <table:table-cell table:formula="of:=[Sheet2.D78]/1000" office:value-type="float" office:value="0.946250021457672" calcext:value-type="float">
            <text:p>0.946250021457672</text:p>
          </table:table-cell>
          <table:table-cell table:formula="of:=[Sheet2.E78]/1000" office:value-type="float" office:value="1" calcext:value-type="float">
            <text:p>1</text:p>
          </table:table-cell>
          <table:table-cell table:formula="of:=[Sheet2.F78]/1000" office:value-type="float" office:value="1" calcext:value-type="float">
            <text:p>1</text:p>
          </table:table-cell>
          <table:table-cell table:formula="of:=[Sheet2.G78]/1000" office:value-type="float" office:value="1" calcext:value-type="float">
            <text:p>1</text:p>
          </table:table-cell>
          <table:table-cell table:formula="of:=[Sheet2.H78]" office:value-type="float" office:value="200" calcext:value-type="float">
            <text:p>200</text:p>
          </table:table-cell>
          <table:table-cell table:formula="of:=[Sheet2.I78]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8T18:35:00+02:00</text:p>
          </table:table-cell>
          <table:table-cell table:formula="of:=[Sheet2.B79]/1000" office:value-type="float" office:value="0.388" calcext:value-type="float">
            <text:p>0.388</text:p>
          </table:table-cell>
          <table:table-cell table:formula="of:=[Sheet2.C79]/1000" office:value-type="float" office:value="1" calcext:value-type="float">
            <text:p>1</text:p>
          </table:table-cell>
          <table:table-cell table:formula="of:=[Sheet2.D79]/1000" office:value-type="float" office:value="0.949249982833862" calcext:value-type="float">
            <text:p>0.949249982833862</text:p>
          </table:table-cell>
          <table:table-cell table:formula="of:=[Sheet2.E79]/1000" office:value-type="float" office:value="1" calcext:value-type="float">
            <text:p>1</text:p>
          </table:table-cell>
          <table:table-cell table:formula="of:=[Sheet2.F79]/1000" office:value-type="float" office:value="1" calcext:value-type="float">
            <text:p>1</text:p>
          </table:table-cell>
          <table:table-cell table:formula="of:=[Sheet2.G79]/1000" office:value-type="float" office:value="1" calcext:value-type="float">
            <text:p>1</text:p>
          </table:table-cell>
          <table:table-cell table:formula="of:=[Sheet2.H79]" office:value-type="float" office:value="181" calcext:value-type="float">
            <text:p>181</text:p>
          </table:table-cell>
          <table:table-cell table:formula="of:=[Sheet2.I79]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18:36:00+02:00</text:p>
          </table:table-cell>
          <table:table-cell table:formula="of:=[Sheet2.B80]/1000" office:value-type="float" office:value="0.389" calcext:value-type="float">
            <text:p>0.389</text:p>
          </table:table-cell>
          <table:table-cell table:formula="of:=[Sheet2.C80]/1000" office:value-type="float" office:value="1" calcext:value-type="float">
            <text:p>1</text:p>
          </table:table-cell>
          <table:table-cell table:formula="of:=[Sheet2.D80]/1000" office:value-type="float" office:value="0.949000000953674" calcext:value-type="float">
            <text:p>0.949000000953674</text:p>
          </table:table-cell>
          <table:table-cell table:formula="of:=[Sheet2.E80]/1000" office:value-type="float" office:value="1" calcext:value-type="float">
            <text:p>1</text:p>
          </table:table-cell>
          <table:table-cell table:formula="of:=[Sheet2.F80]/1000" office:value-type="float" office:value="1" calcext:value-type="float">
            <text:p>1</text:p>
          </table:table-cell>
          <table:table-cell table:formula="of:=[Sheet2.G80]/1000" office:value-type="float" office:value="1" calcext:value-type="float">
            <text:p>1</text:p>
          </table:table-cell>
          <table:table-cell table:formula="of:=[Sheet2.H80]" office:value-type="float" office:value="185" calcext:value-type="float">
            <text:p>185</text:p>
          </table:table-cell>
          <table:table-cell table:formula="of:=[Sheet2.I80]"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2017-07-28T18:37:00+02:00</text:p>
          </table:table-cell>
          <table:table-cell table:formula="of:=[Sheet2.B81]/1000" office:value-type="float" office:value="0.343" calcext:value-type="float">
            <text:p>0.343</text:p>
          </table:table-cell>
          <table:table-cell table:formula="of:=[Sheet2.C81]/1000" office:value-type="float" office:value="1" calcext:value-type="float">
            <text:p>1</text:p>
          </table:table-cell>
          <table:table-cell table:formula="of:=[Sheet2.D81]/1000" office:value-type="float" office:value="0.953000009059906" calcext:value-type="float">
            <text:p>0.953000009059906</text:p>
          </table:table-cell>
          <table:table-cell table:formula="of:=[Sheet2.E81]/1000" office:value-type="float" office:value="1" calcext:value-type="float">
            <text:p>1</text:p>
          </table:table-cell>
          <table:table-cell table:formula="of:=[Sheet2.F81]/1000" office:value-type="float" office:value="1" calcext:value-type="float">
            <text:p>1</text:p>
          </table:table-cell>
          <table:table-cell table:formula="of:=[Sheet2.G81]/1000" office:value-type="float" office:value="1" calcext:value-type="float">
            <text:p>1</text:p>
          </table:table-cell>
          <table:table-cell table:formula="of:=[Sheet2.H81]" office:value-type="float" office:value="88" calcext:value-type="float">
            <text:p>88</text:p>
          </table:table-cell>
          <table:table-cell table:formula="of:=[Sheet2.I81]"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2017-07-28T18:38:00+02:00</text:p>
          </table:table-cell>
          <table:table-cell table:formula="of:=[Sheet2.B82]/1000" office:value-type="float" office:value="0.304" calcext:value-type="float">
            <text:p>0.304</text:p>
          </table:table-cell>
          <table:table-cell table:formula="of:=[Sheet2.C82]/1000" office:value-type="float" office:value="1" calcext:value-type="float">
            <text:p>1</text:p>
          </table:table-cell>
          <table:table-cell table:formula="of:=[Sheet2.D82]/1000" office:value-type="float" office:value="0.957750022411346" calcext:value-type="float">
            <text:p>0.957750022411346</text:p>
          </table:table-cell>
          <table:table-cell table:formula="of:=[Sheet2.E82]/1000" office:value-type="float" office:value="1" calcext:value-type="float">
            <text:p>1</text:p>
          </table:table-cell>
          <table:table-cell table:formula="of:=[Sheet2.F82]/1000" office:value-type="float" office:value="1" calcext:value-type="float">
            <text:p>1</text:p>
          </table:table-cell>
          <table:table-cell table:formula="of:=[Sheet2.G82]/1000" office:value-type="float" office:value="1" calcext:value-type="float">
            <text:p>1</text:p>
          </table:table-cell>
          <table:table-cell table:formula="of:=[Sheet2.H82]" office:value-type="float" office:value="19" calcext:value-type="float">
            <text:p>19</text:p>
          </table:table-cell>
          <table:table-cell table:formula="of:=[Sheet2.I82]"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2017-07-28T18:39:00+02:00</text:p>
          </table:table-cell>
          <table:table-cell table:formula="of:=[Sheet2.B83]/1000" office:value-type="float" office:value="0.342" calcext:value-type="float">
            <text:p>0.342</text:p>
          </table:table-cell>
          <table:table-cell table:formula="of:=[Sheet2.C83]/1000" office:value-type="float" office:value="1" calcext:value-type="float">
            <text:p>1</text:p>
          </table:table-cell>
          <table:table-cell table:formula="of:=[Sheet2.D83]/1000" office:value-type="float" office:value="0.953750014305115" calcext:value-type="float">
            <text:p>0.953750014305115</text:p>
          </table:table-cell>
          <table:table-cell table:formula="of:=[Sheet2.E83]/1000" office:value-type="float" office:value="1" calcext:value-type="float">
            <text:p>1</text:p>
          </table:table-cell>
          <table:table-cell table:formula="of:=[Sheet2.F83]/1000" office:value-type="float" office:value="1" calcext:value-type="float">
            <text:p>1</text:p>
          </table:table-cell>
          <table:table-cell table:formula="of:=[Sheet2.G83]/1000" office:value-type="float" office:value="1" calcext:value-type="float">
            <text:p>1</text:p>
          </table:table-cell>
          <table:table-cell table:formula="of:=[Sheet2.H83]" office:value-type="float" office:value="42" calcext:value-type="float">
            <text:p>42</text:p>
          </table:table-cell>
          <table:table-cell table:formula="of:=[Sheet2.I83]"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2017-07-28T18:40:00+02:00</text:p>
          </table:table-cell>
          <table:table-cell table:formula="of:=[Sheet2.B84]/1000" office:value-type="float" office:value="0.318" calcext:value-type="float">
            <text:p>0.318</text:p>
          </table:table-cell>
          <table:table-cell table:formula="of:=[Sheet2.C84]/1000" office:value-type="float" office:value="1" calcext:value-type="float">
            <text:p>1</text:p>
          </table:table-cell>
          <table:table-cell table:formula="of:=[Sheet2.D84]/1000" office:value-type="float" office:value="0.955999970436096" calcext:value-type="float">
            <text:p>0.955999970436096</text:p>
          </table:table-cell>
          <table:table-cell table:formula="of:=[Sheet2.E84]/1000" office:value-type="float" office:value="1" calcext:value-type="float">
            <text:p>1</text:p>
          </table:table-cell>
          <table:table-cell table:formula="of:=[Sheet2.F84]/1000" office:value-type="float" office:value="1" calcext:value-type="float">
            <text:p>1</text:p>
          </table:table-cell>
          <table:table-cell table:formula="of:=[Sheet2.G84]/1000" office:value-type="float" office:value="1" calcext:value-type="float">
            <text:p>1</text:p>
          </table:table-cell>
          <table:table-cell table:formula="of:=[Sheet2.H84]" office:value-type="float" office:value="0" calcext:value-type="float">
            <text:p>0</text:p>
          </table:table-cell>
          <table:table-cell table:formula="of:=[Sheet2.I84]"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2017-07-28T18:41:00+02:00</text:p>
          </table:table-cell>
          <table:table-cell table:formula="of:=[Sheet2.B85]/1000" office:value-type="float" office:value="0.284" calcext:value-type="float">
            <text:p>0.284</text:p>
          </table:table-cell>
          <table:table-cell table:formula="of:=[Sheet2.C85]/1000" office:value-type="float" office:value="1" calcext:value-type="float">
            <text:p>1</text:p>
          </table:table-cell>
          <table:table-cell table:formula="of:=[Sheet2.D85]/1000" office:value-type="float" office:value="0.958750009536743" calcext:value-type="float">
            <text:p>0.958750009536743</text:p>
          </table:table-cell>
          <table:table-cell table:formula="of:=[Sheet2.E85]/1000" office:value-type="float" office:value="1" calcext:value-type="float">
            <text:p>1</text:p>
          </table:table-cell>
          <table:table-cell table:formula="of:=[Sheet2.F85]/1000" office:value-type="float" office:value="1" calcext:value-type="float">
            <text:p>1</text:p>
          </table:table-cell>
          <table:table-cell table:formula="of:=[Sheet2.G85]/1000" office:value-type="float" office:value="1" calcext:value-type="float">
            <text:p>1</text:p>
          </table:table-cell>
          <table:table-cell table:formula="of:=[Sheet2.H85]" office:value-type="float" office:value="2" calcext:value-type="float">
            <text:p>2</text:p>
          </table:table-cell>
          <table:table-cell table:formula="of:=[Sheet2.I85]"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2017-07-28T18:42:00+02:00</text:p>
          </table:table-cell>
          <table:table-cell table:formula="of:=[Sheet2.B86]/1000" office:value-type="float" office:value="0.284" calcext:value-type="float">
            <text:p>0.284</text:p>
          </table:table-cell>
          <table:table-cell table:formula="of:=[Sheet2.C86]/1000" office:value-type="float" office:value="1" calcext:value-type="float">
            <text:p>1</text:p>
          </table:table-cell>
          <table:table-cell table:formula="of:=[Sheet2.D86]/1000" office:value-type="float" office:value="0.958999991416931" calcext:value-type="float">
            <text:p>0.958999991416931</text:p>
          </table:table-cell>
          <table:table-cell table:formula="of:=[Sheet2.E86]/1000" office:value-type="float" office:value="1" calcext:value-type="float">
            <text:p>1</text:p>
          </table:table-cell>
          <table:table-cell table:formula="of:=[Sheet2.F86]/1000" office:value-type="float" office:value="1" calcext:value-type="float">
            <text:p>1</text:p>
          </table:table-cell>
          <table:table-cell table:formula="of:=[Sheet2.G86]/1000" office:value-type="float" office:value="1" calcext:value-type="float">
            <text:p>1</text:p>
          </table:table-cell>
          <table:table-cell table:formula="of:=[Sheet2.H86]" office:value-type="float" office:value="0" calcext:value-type="float">
            <text:p>0</text:p>
          </table:table-cell>
          <table:table-cell table:formula="of:=[Sheet2.I86]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2017-07-28T18:43:00+02:00</text:p>
          </table:table-cell>
          <table:table-cell table:formula="of:=[Sheet2.B87]/1000" office:value-type="float" office:value="0.212" calcext:value-type="float">
            <text:p>0.212</text:p>
          </table:table-cell>
          <table:table-cell table:formula="of:=[Sheet2.C87]/1000" office:value-type="float" office:value="1" calcext:value-type="float">
            <text:p>1</text:p>
          </table:table-cell>
          <table:table-cell table:formula="of:=[Sheet2.D87]/1000" office:value-type="float" office:value="0.96875" calcext:value-type="float">
            <text:p>0.96875</text:p>
          </table:table-cell>
          <table:table-cell table:formula="of:=[Sheet2.E87]/1000" office:value-type="float" office:value="1" calcext:value-type="float">
            <text:p>1</text:p>
          </table:table-cell>
          <table:table-cell table:formula="of:=[Sheet2.F87]/1000" office:value-type="float" office:value="1" calcext:value-type="float">
            <text:p>1</text:p>
          </table:table-cell>
          <table:table-cell table:formula="of:=[Sheet2.G87]/1000" office:value-type="float" office:value="1" calcext:value-type="float">
            <text:p>1</text:p>
          </table:table-cell>
          <table:table-cell table:formula="of:=[Sheet2.H87]" office:value-type="float" office:value="0" calcext:value-type="float">
            <text:p>0</text:p>
          </table:table-cell>
          <table:table-cell table:formula="of:=[Sheet2.I87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7-28T18:44:00+02:00</text:p>
          </table:table-cell>
          <table:table-cell table:formula="of:=[Sheet2.B88]/1000" office:value-type="float" office:value="0.113" calcext:value-type="float">
            <text:p>0.113</text:p>
          </table:table-cell>
          <table:table-cell table:formula="of:=[Sheet2.C88]/1000" office:value-type="float" office:value="1" calcext:value-type="float">
            <text:p>1</text:p>
          </table:table-cell>
          <table:table-cell table:formula="of:=[Sheet2.D88]/1000" office:value-type="float" office:value="0.978250026702881" calcext:value-type="float">
            <text:p>0.978250026702881</text:p>
          </table:table-cell>
          <table:table-cell table:formula="of:=[Sheet2.E88]/1000" office:value-type="float" office:value="1" calcext:value-type="float">
            <text:p>1</text:p>
          </table:table-cell>
          <table:table-cell table:formula="of:=[Sheet2.F88]/1000" office:value-type="float" office:value="1" calcext:value-type="float">
            <text:p>1</text:p>
          </table:table-cell>
          <table:table-cell table:formula="of:=[Sheet2.G88]/1000" office:value-type="float" office:value="1" calcext:value-type="float">
            <text:p>1</text:p>
          </table:table-cell>
          <table:table-cell table:formula="of:=[Sheet2.H88]" office:value-type="float" office:value="0" calcext:value-type="float">
            <text:p>0</text:p>
          </table:table-cell>
          <table:table-cell table:formula="of:=[Sheet2.I88]"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2017-07-28T18:45:00+02:00</text:p>
          </table:table-cell>
          <table:table-cell table:formula="of:=[Sheet2.B89]/1000" office:value-type="float" office:value="0.113" calcext:value-type="float">
            <text:p>0.113</text:p>
          </table:table-cell>
          <table:table-cell table:formula="of:=[Sheet2.C89]/1000" office:value-type="float" office:value="1" calcext:value-type="float">
            <text:p>1</text:p>
          </table:table-cell>
          <table:table-cell table:formula="of:=[Sheet2.D89]/1000" office:value-type="float" office:value="0.978500008583069" calcext:value-type="float">
            <text:p>0.978500008583069</text:p>
          </table:table-cell>
          <table:table-cell table:formula="of:=[Sheet2.E89]/1000" office:value-type="float" office:value="0.999727984507447" calcext:value-type="float">
            <text:p>0.999727984507447</text:p>
          </table:table-cell>
          <table:table-cell table:formula="of:=[Sheet2.F89]/1000" office:value-type="float" office:value="1" calcext:value-type="float">
            <text:p>1</text:p>
          </table:table-cell>
          <table:table-cell table:formula="of:=[Sheet2.G89]/1000" office:value-type="float" office:value="1" calcext:value-type="float">
            <text:p>1</text:p>
          </table:table-cell>
          <table:table-cell table:formula="of:=[Sheet2.H89]" office:value-type="float" office:value="0" calcext:value-type="float">
            <text:p>0</text:p>
          </table:table-cell>
          <table:table-cell table:formula="of:=[Sheet2.I89]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7-28T18:46:00+02:00</text:p>
          </table:table-cell>
          <table:table-cell table:formula="of:=[Sheet2.B90]/1000" office:value-type="float" office:value="0.091" calcext:value-type="float">
            <text:p>0.091</text:p>
          </table:table-cell>
          <table:table-cell table:formula="of:=[Sheet2.C90]/1000" office:value-type="float" office:value="1" calcext:value-type="float">
            <text:p>1</text:p>
          </table:table-cell>
          <table:table-cell table:formula="of:=[Sheet2.D90]/1000" office:value-type="float" office:value="0.980750024318695" calcext:value-type="float">
            <text:p>0.980750024318695</text:p>
          </table:table-cell>
          <table:table-cell table:formula="of:=[Sheet2.E90]/1000" office:value-type="float" office:value="0.982717245211828" calcext:value-type="float">
            <text:p>0.982717245211828</text:p>
          </table:table-cell>
          <table:table-cell table:formula="of:=[Sheet2.F90]/1000" office:value-type="float" office:value="1" calcext:value-type="float">
            <text:p>1</text:p>
          </table:table-cell>
          <table:table-cell table:formula="of:=[Sheet2.G90]/1000" office:value-type="float" office:value="1" calcext:value-type="float">
            <text:p>1</text:p>
          </table:table-cell>
          <table:table-cell table:formula="of:=[Sheet2.H90]" office:value-type="float" office:value="0" calcext:value-type="float">
            <text:p>0</text:p>
          </table:table-cell>
          <table:table-cell table:formula="of:=[Sheet2.I90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7-28T18:47:00+02:00</text:p>
          </table:table-cell>
          <table:table-cell table:formula="of:=[Sheet2.B91]/1000" office:value-type="float" office:value="0.072" calcext:value-type="float">
            <text:p>0.072</text:p>
          </table:table-cell>
          <table:table-cell table:formula="of:=[Sheet2.C91]/1000" office:value-type="float" office:value="1" calcext:value-type="float">
            <text:p>1</text:p>
          </table:table-cell>
          <table:table-cell table:formula="of:=[Sheet2.D91]/1000" office:value-type="float" office:value="0.982749998569489" calcext:value-type="float">
            <text:p>0.982749998569489</text:p>
          </table:table-cell>
          <table:table-cell table:formula="of:=[Sheet2.E91]/1000" office:value-type="float" office:value="0.994177446182678" calcext:value-type="float">
            <text:p>0.994177446182678</text:p>
          </table:table-cell>
          <table:table-cell table:formula="of:=[Sheet2.F91]/1000" office:value-type="float" office:value="1" calcext:value-type="float">
            <text:p>1</text:p>
          </table:table-cell>
          <table:table-cell table:formula="of:=[Sheet2.G91]/1000" office:value-type="float" office:value="1" calcext:value-type="float">
            <text:p>1</text:p>
          </table:table-cell>
          <table:table-cell table:formula="of:=[Sheet2.H91]" office:value-type="float" office:value="0" calcext:value-type="float">
            <text:p>0</text:p>
          </table:table-cell>
          <table:table-cell table:formula="of:=[Sheet2.I91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7-28T18:48:00+02:00</text:p>
          </table:table-cell>
          <table:table-cell table:formula="of:=[Sheet2.B92]/1000" office:value-type="float" office:value="0.072" calcext:value-type="float">
            <text:p>0.072</text:p>
          </table:table-cell>
          <table:table-cell table:formula="of:=[Sheet2.C92]/1000" office:value-type="float" office:value="1" calcext:value-type="float">
            <text:p>1</text:p>
          </table:table-cell>
          <table:table-cell table:formula="of:=[Sheet2.D92]/1000" office:value-type="float" office:value="0.982249975204468" calcext:value-type="float">
            <text:p>0.982249975204468</text:p>
          </table:table-cell>
          <table:table-cell table:formula="of:=[Sheet2.E92]/1000" office:value-type="float" office:value="0.978563641616615" calcext:value-type="float">
            <text:p>0.978563641616615</text:p>
          </table:table-cell>
          <table:table-cell table:formula="of:=[Sheet2.F92]/1000" office:value-type="float" office:value="1" calcext:value-type="float">
            <text:p>1</text:p>
          </table:table-cell>
          <table:table-cell table:formula="of:=[Sheet2.G92]/1000" office:value-type="float" office:value="1" calcext:value-type="float">
            <text:p>1</text:p>
          </table:table-cell>
          <table:table-cell table:formula="of:=[Sheet2.H92]" office:value-type="float" office:value="0" calcext:value-type="float">
            <text:p>0</text:p>
          </table:table-cell>
          <table:table-cell table:formula="of:=[Sheet2.I92]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7-28T18:49:00+02:00</text:p>
          </table:table-cell>
          <table:table-cell table:formula="of:=[Sheet2.B93]/1000" office:value-type="float" office:value="0.075" calcext:value-type="float">
            <text:p>0.075</text:p>
          </table:table-cell>
          <table:table-cell table:formula="of:=[Sheet2.C93]/1000" office:value-type="float" office:value="1" calcext:value-type="float">
            <text:p>1</text:p>
          </table:table-cell>
          <table:table-cell table:formula="of:=[Sheet2.D93]/1000" office:value-type="float" office:value="0.982999980449677" calcext:value-type="float">
            <text:p>0.982999980449677</text:p>
          </table:table-cell>
          <table:table-cell table:formula="of:=[Sheet2.E93]/1000" office:value-type="float" office:value="0.909270982195724" calcext:value-type="float">
            <text:p>0.909270982195724</text:p>
          </table:table-cell>
          <table:table-cell table:formula="of:=[Sheet2.F93]/1000" office:value-type="float" office:value="1" calcext:value-type="float">
            <text:p>1</text:p>
          </table:table-cell>
          <table:table-cell table:formula="of:=[Sheet2.G93]/1000" office:value-type="float" office:value="1" calcext:value-type="float">
            <text:p>1</text:p>
          </table:table-cell>
          <table:table-cell table:formula="of:=[Sheet2.H93]" office:value-type="float" office:value="0" calcext:value-type="float">
            <text:p>0</text:p>
          </table:table-cell>
          <table:table-cell table:formula="of:=[Sheet2.I93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7-07-28T18:50:00+02:00</text:p>
          </table:table-cell>
          <table:table-cell table:formula="of:=[Sheet2.B94]/1000" office:value-type="float" office:value="0.081" calcext:value-type="float">
            <text:p>0.081</text:p>
          </table:table-cell>
          <table:table-cell table:formula="of:=[Sheet2.C94]/1000" office:value-type="float" office:value="1" calcext:value-type="float">
            <text:p>1</text:p>
          </table:table-cell>
          <table:table-cell table:formula="of:=[Sheet2.D94]/1000" office:value-type="float" office:value="0.98199999332428" calcext:value-type="float">
            <text:p>0.98199999332428</text:p>
          </table:table-cell>
          <table:table-cell table:formula="of:=[Sheet2.E94]/1000" office:value-type="float" office:value="0.909503688978661" calcext:value-type="float">
            <text:p>0.909503688978661</text:p>
          </table:table-cell>
          <table:table-cell table:formula="of:=[Sheet2.F94]/1000" office:value-type="float" office:value="1" calcext:value-type="float">
            <text:p>1</text:p>
          </table:table-cell>
          <table:table-cell table:formula="of:=[Sheet2.G94]/1000" office:value-type="float" office:value="1" calcext:value-type="float">
            <text:p>1</text:p>
          </table:table-cell>
          <table:table-cell table:formula="of:=[Sheet2.H94]" office:value-type="float" office:value="0" calcext:value-type="float">
            <text:p>0</text:p>
          </table:table-cell>
          <table:table-cell table:formula="of:=[Sheet2.I94]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07-28T18:51:00+02:00</text:p>
          </table:table-cell>
          <table:table-cell table:formula="of:=[Sheet2.B95]/1000" office:value-type="float" office:value="0.085" calcext:value-type="float">
            <text:p>0.085</text:p>
          </table:table-cell>
          <table:table-cell table:formula="of:=[Sheet2.C95]/1000" office:value-type="float" office:value="1" calcext:value-type="float">
            <text:p>1</text:p>
          </table:table-cell>
          <table:table-cell table:formula="of:=[Sheet2.D95]/1000" office:value-type="float" office:value="0.981500029563904" calcext:value-type="float">
            <text:p>0.981500029563904</text:p>
          </table:table-cell>
          <table:table-cell table:formula="of:=[Sheet2.E95]/1000" office:value-type="float" office:value="0.0835234741693703" calcext:value-type="float">
            <text:p>0.08352347416937</text:p>
          </table:table-cell>
          <table:table-cell table:formula="of:=[Sheet2.F95]/1000" office:value-type="float" office:value="1" calcext:value-type="float">
            <text:p>1</text:p>
          </table:table-cell>
          <table:table-cell table:formula="of:=[Sheet2.G95]/1000" office:value-type="float" office:value="1" calcext:value-type="float">
            <text:p>1</text:p>
          </table:table-cell>
          <table:table-cell table:formula="of:=[Sheet2.H95]" office:value-type="float" office:value="0" calcext:value-type="float">
            <text:p>0</text:p>
          </table:table-cell>
          <table:table-cell table:formula="of:=[Sheet2.I95]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07-28T18:52:00+02:00</text:p>
          </table:table-cell>
          <table:table-cell table:formula="of:=[Sheet2.B96]/1000" office:value-type="float" office:value="0.036" calcext:value-type="float">
            <text:p>0.036</text:p>
          </table:table-cell>
          <table:table-cell table:formula="of:=[Sheet2.C96]/1000" office:value-type="float" office:value="1" calcext:value-type="float">
            <text:p>1</text:p>
          </table:table-cell>
          <table:table-cell table:formula="of:=[Sheet2.D96]/1000" office:value-type="float" office:value="0.986999988555908" calcext:value-type="float">
            <text:p>0.986999988555908</text:p>
          </table:table-cell>
          <table:table-cell table:formula="of:=[Sheet2.E96]/1000" office:value-type="float" office:value="0.00989422456501843" calcext:value-type="float">
            <text:p>0.009894224565018</text:p>
          </table:table-cell>
          <table:table-cell table:formula="of:=[Sheet2.F96]/1000" office:value-type="float" office:value="1" calcext:value-type="float">
            <text:p>1</text:p>
          </table:table-cell>
          <table:table-cell table:formula="of:=[Sheet2.G96]/1000" office:value-type="float" office:value="1" calcext:value-type="float">
            <text:p>1</text:p>
          </table:table-cell>
          <table:table-cell table:formula="of:=[Sheet2.H96]" office:value-type="float" office:value="0" calcext:value-type="float">
            <text:p>0</text:p>
          </table:table-cell>
          <table:table-cell table:formula="of:=[Sheet2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3:00+02:00</text:p>
          </table:table-cell>
          <table:table-cell table:formula="of:=[Sheet2.B97]/1000" office:value-type="float" office:value="0" calcext:value-type="float">
            <text:p>0</text:p>
          </table:table-cell>
          <table:table-cell table:formula="of:=[Sheet2.C97]/1000" office:value-type="float" office:value="1" calcext:value-type="float">
            <text:p>1</text:p>
          </table:table-cell>
          <table:table-cell table:formula="of:=[Sheet2.D97]/1000" office:value-type="float" office:value="0.991249978542328" calcext:value-type="float">
            <text:p>0.991249978542328</text:p>
          </table:table-cell>
          <table:table-cell table:formula="of:=[Sheet2.E97]/1000" office:value-type="float" office:value="0.00884430841552319" calcext:value-type="float">
            <text:p>0.008844308415523</text:p>
          </table:table-cell>
          <table:table-cell table:formula="of:=[Sheet2.F97]/1000" office:value-type="float" office:value="1" calcext:value-type="float">
            <text:p>1</text:p>
          </table:table-cell>
          <table:table-cell table:formula="of:=[Sheet2.G97]/1000" office:value-type="float" office:value="1" calcext:value-type="float">
            <text:p>1</text:p>
          </table:table-cell>
          <table:table-cell table:formula="of:=[Sheet2.H97]" office:value-type="float" office:value="0" calcext:value-type="float">
            <text:p>0</text:p>
          </table:table-cell>
          <table:table-cell table:formula="of:=[Sheet2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4:00+02:00</text:p>
          </table:table-cell>
          <table:table-cell table:formula="of:=[Sheet2.B98]/1000" office:value-type="float" office:value="0.001" calcext:value-type="float">
            <text:p>0.001</text:p>
          </table:table-cell>
          <table:table-cell table:formula="of:=[Sheet2.C98]/1000" office:value-type="float" office:value="1" calcext:value-type="float">
            <text:p>1</text:p>
          </table:table-cell>
          <table:table-cell table:formula="of:=[Sheet2.D98]/1000" office:value-type="float" office:value="0.990499973297119" calcext:value-type="float">
            <text:p>0.990499973297119</text:p>
          </table:table-cell>
          <table:table-cell table:formula="of:=[Sheet2.E98]/1000" office:value-type="float" office:value="0.00383531855580921" calcext:value-type="float">
            <text:p>0.003835318555809</text:p>
          </table:table-cell>
          <table:table-cell table:formula="of:=[Sheet2.F98]/1000" office:value-type="float" office:value="1" calcext:value-type="float">
            <text:p>1</text:p>
          </table:table-cell>
          <table:table-cell table:formula="of:=[Sheet2.G98]/1000" office:value-type="float" office:value="1" calcext:value-type="float">
            <text:p>1</text:p>
          </table:table-cell>
          <table:table-cell table:formula="of:=[Sheet2.H98]" office:value-type="float" office:value="0" calcext:value-type="float">
            <text:p>0</text:p>
          </table:table-cell>
          <table:table-cell table:formula="of:=[Sheet2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5:00+02:00</text:p>
          </table:table-cell>
          <table:table-cell table:formula="of:=[Sheet2.B99]/1000" office:value-type="float" office:value="0.001" calcext:value-type="float">
            <text:p>0.001</text:p>
          </table:table-cell>
          <table:table-cell table:formula="of:=[Sheet2.C99]/1000" office:value-type="float" office:value="1" calcext:value-type="float">
            <text:p>1</text:p>
          </table:table-cell>
          <table:table-cell table:formula="of:=[Sheet2.D99]/1000" office:value-type="float" office:value="0.99099999666214" calcext:value-type="float">
            <text:p>0.99099999666214</text:p>
          </table:table-cell>
          <table:table-cell table:formula="of:=[Sheet2.E99]/1000" office:value-type="float" office:value="0.00114947977687752" calcext:value-type="float">
            <text:p>0.001149479776878</text:p>
          </table:table-cell>
          <table:table-cell table:formula="of:=[Sheet2.F99]/1000" office:value-type="float" office:value="1" calcext:value-type="float">
            <text:p>1</text:p>
          </table:table-cell>
          <table:table-cell table:formula="of:=[Sheet2.G99]/1000" office:value-type="float" office:value="1" calcext:value-type="float">
            <text:p>1</text:p>
          </table:table-cell>
          <table:table-cell table:formula="of:=[Sheet2.H99]" office:value-type="float" office:value="0" calcext:value-type="float">
            <text:p>0</text:p>
          </table:table-cell>
          <table:table-cell table:formula="of:=[Sheet2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6:00+02:00</text:p>
          </table:table-cell>
          <table:table-cell table:formula="of:=[Sheet2.B100]/1000" office:value-type="float" office:value="0.001" calcext:value-type="float">
            <text:p>0.001</text:p>
          </table:table-cell>
          <table:table-cell table:formula="of:=[Sheet2.C100]/1000" office:value-type="float" office:value="1" calcext:value-type="float">
            <text:p>1</text:p>
          </table:table-cell>
          <table:table-cell table:formula="of:=[Sheet2.D100]/1000" office:value-type="float" office:value="0.990750014781952" calcext:value-type="float">
            <text:p>0.990750014781952</text:p>
          </table:table-cell>
          <table:table-cell table:formula="of:=[Sheet2.E100]/1000" office:value-type="float" office:value="0.00130909414283853" calcext:value-type="float">
            <text:p>0.001309094142839</text:p>
          </table:table-cell>
          <table:table-cell table:formula="of:=[Sheet2.F100]/1000" office:value-type="float" office:value="1" calcext:value-type="float">
            <text:p>1</text:p>
          </table:table-cell>
          <table:table-cell table:formula="of:=[Sheet2.G100]/1000" office:value-type="float" office:value="1" calcext:value-type="float">
            <text:p>1</text:p>
          </table:table-cell>
          <table:table-cell table:formula="of:=[Sheet2.H100]" office:value-type="float" office:value="0" calcext:value-type="float">
            <text:p>0</text:p>
          </table:table-cell>
          <table:table-cell table:formula="of:=[Sheet2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7:00+02:00</text:p>
          </table:table-cell>
          <table:table-cell table:formula="of:=[Sheet2.B101]/1000" office:value-type="float" office:value="0" calcext:value-type="float">
            <text:p>0</text:p>
          </table:table-cell>
          <table:table-cell table:formula="of:=[Sheet2.C101]/1000" office:value-type="float" office:value="1" calcext:value-type="float">
            <text:p>1</text:p>
          </table:table-cell>
          <table:table-cell table:formula="of:=[Sheet2.D101]/1000" office:value-type="float" office:value="0.991249978542328" calcext:value-type="float">
            <text:p>0.991249978542328</text:p>
          </table:table-cell>
          <table:table-cell table:formula="of:=[Sheet2.E101]/1000" office:value-type="float" office:value="0.00140500540310518" calcext:value-type="float">
            <text:p>0.001405005403105</text:p>
          </table:table-cell>
          <table:table-cell table:formula="of:=[Sheet2.F101]/1000" office:value-type="float" office:value="1" calcext:value-type="float">
            <text:p>1</text:p>
          </table:table-cell>
          <table:table-cell table:formula="of:=[Sheet2.G101]/1000" office:value-type="float" office:value="1" calcext:value-type="float">
            <text:p>1</text:p>
          </table:table-cell>
          <table:table-cell table:formula="of:=[Sheet2.H101]" office:value-type="float" office:value="0" calcext:value-type="float">
            <text:p>0</text:p>
          </table:table-cell>
          <table:table-cell table:formula="of:=[Sheet2.I10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07-28T18:58:00+02:00</text:p>
          </table:table-cell>
          <table:table-cell table:formula="of:=[Sheet2.B102]/1000" office:value-type="float" office:value="0.031" calcext:value-type="float">
            <text:p>0.031</text:p>
          </table:table-cell>
          <table:table-cell table:formula="of:=[Sheet2.C102]/1000" office:value-type="float" office:value="1" calcext:value-type="float">
            <text:p>1</text:p>
          </table:table-cell>
          <table:table-cell table:formula="of:=[Sheet2.D102]/1000" office:value-type="float" office:value="0.986999988555908" calcext:value-type="float">
            <text:p>0.986999988555908</text:p>
          </table:table-cell>
          <table:table-cell table:formula="of:=[Sheet2.E102]/1000" office:value-type="float" office:value="0.00227033058701487" calcext:value-type="float">
            <text:p>0.002270330587015</text:p>
          </table:table-cell>
          <table:table-cell table:formula="of:=[Sheet2.F102]/1000" office:value-type="float" office:value="1" calcext:value-type="float">
            <text:p>1</text:p>
          </table:table-cell>
          <table:table-cell table:formula="of:=[Sheet2.G102]/1000" office:value-type="float" office:value="1" calcext:value-type="float">
            <text:p>1</text:p>
          </table:table-cell>
          <table:table-cell table:formula="of:=[Sheet2.H102]" office:value-type="float" office:value="0" calcext:value-type="float">
            <text:p>0</text:p>
          </table:table-cell>
          <table:table-cell table:formula="of:=[Sheet2.I102]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7-07-28T18:59:00+02:00</text:p>
          </table:table-cell>
          <table:table-cell table:formula="of:=[Sheet2.B103]/1000" office:value-type="float" office:value="0.102" calcext:value-type="float">
            <text:p>0.102</text:p>
          </table:table-cell>
          <table:table-cell table:formula="of:=[Sheet2.C103]/1000" office:value-type="float" office:value="1" calcext:value-type="float">
            <text:p>1</text:p>
          </table:table-cell>
          <table:table-cell table:formula="of:=[Sheet2.D103]/1000" office:value-type="float" office:value="0.979250013828278" calcext:value-type="float">
            <text:p>0.979250013828278</text:p>
          </table:table-cell>
          <table:table-cell table:formula="of:=[Sheet2.E103]/1000" office:value-type="float" office:value="0.002171625464927" calcext:value-type="float">
            <text:p>0.002171625464927</text:p>
          </table:table-cell>
          <table:table-cell table:formula="of:=[Sheet2.F103]/1000" office:value-type="float" office:value="1" calcext:value-type="float">
            <text:p>1</text:p>
          </table:table-cell>
          <table:table-cell table:formula="of:=[Sheet2.G103]/1000" office:value-type="float" office:value="1" calcext:value-type="float">
            <text:p>1</text:p>
          </table:table-cell>
          <table:table-cell table:formula="of:=[Sheet2.H103]" office:value-type="float" office:value="0" calcext:value-type="float">
            <text:p>0</text:p>
          </table:table-cell>
          <table:table-cell table:formula="of:=[Sheet2.I103]"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07-28T19:00:00+02:00</text:p>
          </table:table-cell>
          <table:table-cell table:formula="of:=[Sheet2.B104]/1000" office:value-type="float" office:value="0.118" calcext:value-type="float">
            <text:p>0.118</text:p>
          </table:table-cell>
          <table:table-cell table:formula="of:=[Sheet2.C104]/1000" office:value-type="float" office:value="1" calcext:value-type="float">
            <text:p>1</text:p>
          </table:table-cell>
          <table:table-cell table:formula="of:=[Sheet2.D104]/1000" office:value-type="float" office:value="0.976999998092651" calcext:value-type="float">
            <text:p>0.976999998092651</text:p>
          </table:table-cell>
          <table:table-cell table:formula="of:=[Sheet2.E104]/1000" office:value-type="float" office:value="0.000183497509717689" calcext:value-type="float">
            <text:p>0.000183497509718</text:p>
          </table:table-cell>
          <table:table-cell table:formula="of:=[Sheet2.F104]/1000" office:value-type="float" office:value="1" calcext:value-type="float">
            <text:p>1</text:p>
          </table:table-cell>
          <table:table-cell table:formula="of:=[Sheet2.G104]/1000" office:value-type="float" office:value="1" calcext:value-type="float">
            <text:p>1</text:p>
          </table:table-cell>
          <table:table-cell table:formula="of:=[Sheet2.H104]" office:value-type="float" office:value="0" calcext:value-type="float">
            <text:p>0</text:p>
          </table:table-cell>
          <table:table-cell table:formula="of:=[Sheet2.I104]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7-07-28T19:01:00+02:00</text:p>
          </table:table-cell>
          <table:table-cell table:formula="of:=[Sheet2.B105]/1000" office:value-type="float" office:value="0.171" calcext:value-type="float">
            <text:p>0.171</text:p>
          </table:table-cell>
          <table:table-cell table:formula="of:=[Sheet2.C105]/1000" office:value-type="float" office:value="1" calcext:value-type="float">
            <text:p>1</text:p>
          </table:table-cell>
          <table:table-cell table:formula="of:=[Sheet2.D105]/1000" office:value-type="float" office:value="0.970499992370606" calcext:value-type="float">
            <text:p>0.970499992370606</text:p>
          </table:table-cell>
          <table:table-cell table:formula="of:=[Sheet2.E105]/1000" office:value-type="float" office:value="0.0000190561885989871" calcext:value-type="float">
            <text:p>1.90561885989871E-05</text:p>
          </table:table-cell>
          <table:table-cell table:formula="of:=[Sheet2.F105]/1000" office:value-type="float" office:value="1" calcext:value-type="float">
            <text:p>1</text:p>
          </table:table-cell>
          <table:table-cell table:formula="of:=[Sheet2.G105]/1000" office:value-type="float" office:value="1" calcext:value-type="float">
            <text:p>1</text:p>
          </table:table-cell>
          <table:table-cell table:formula="of:=[Sheet2.H105]" office:value-type="float" office:value="0" calcext:value-type="float">
            <text:p>0</text:p>
          </table:table-cell>
          <table:table-cell table:formula="of:=[Sheet2.I105]"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2017-07-28T19:02:00+02:00</text:p>
          </table:table-cell>
          <table:table-cell table:formula="of:=[Sheet2.B106]/1000" office:value-type="float" office:value="0.235" calcext:value-type="float">
            <text:p>0.235</text:p>
          </table:table-cell>
          <table:table-cell table:formula="of:=[Sheet2.C106]/1000" office:value-type="float" office:value="1" calcext:value-type="float">
            <text:p>1</text:p>
          </table:table-cell>
          <table:table-cell table:formula="of:=[Sheet2.D106]/1000" office:value-type="float" office:value="0.963249981403351" calcext:value-type="float">
            <text:p>0.963249981403351</text:p>
          </table:table-cell>
          <table:table-cell table:formula="of:=[Sheet2.E106]/1000" office:value-type="float" office:value="0.0000359488067205316" calcext:value-type="float">
            <text:p>3.59488067205316E-05</text:p>
          </table:table-cell>
          <table:table-cell table:formula="of:=[Sheet2.F106]/1000" office:value-type="float" office:value="1" calcext:value-type="float">
            <text:p>1</text:p>
          </table:table-cell>
          <table:table-cell table:formula="of:=[Sheet2.G106]/1000" office:value-type="float" office:value="1" calcext:value-type="float">
            <text:p>1</text:p>
          </table:table-cell>
          <table:table-cell table:formula="of:=[Sheet2.H106]" office:value-type="float" office:value="0" calcext:value-type="float">
            <text:p>0</text:p>
          </table:table-cell>
          <table:table-cell table:formula="of:=[Sheet2.I106]"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2017-07-28T19:03:00+02:00</text:p>
          </table:table-cell>
          <table:table-cell table:formula="of:=[Sheet2.B107]/1000" office:value-type="float" office:value="0.262" calcext:value-type="float">
            <text:p>0.262</text:p>
          </table:table-cell>
          <table:table-cell table:formula="of:=[Sheet2.C107]/1000" office:value-type="float" office:value="1" calcext:value-type="float">
            <text:p>1</text:p>
          </table:table-cell>
          <table:table-cell table:formula="of:=[Sheet2.D107]/1000" office:value-type="float" office:value="0.961250007152557" calcext:value-type="float">
            <text:p>0.961250007152557</text:p>
          </table:table-cell>
          <table:table-cell table:formula="of:=[Sheet2.E107]/1000" office:value-type="float" office:value="0.0000345159296433195" calcext:value-type="float">
            <text:p>3.45159296433195E-05</text:p>
          </table:table-cell>
          <table:table-cell table:formula="of:=[Sheet2.F107]/1000" office:value-type="float" office:value="1" calcext:value-type="float">
            <text:p>1</text:p>
          </table:table-cell>
          <table:table-cell table:formula="of:=[Sheet2.G107]/1000" office:value-type="float" office:value="1" calcext:value-type="float">
            <text:p>1</text:p>
          </table:table-cell>
          <table:table-cell table:formula="of:=[Sheet2.H107]" office:value-type="float" office:value="1" calcext:value-type="float">
            <text:p>1</text:p>
          </table:table-cell>
          <table:table-cell table:formula="of:=[Sheet2.I107]"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2017-07-28T19:04:00+02:00</text:p>
          </table:table-cell>
          <table:table-cell table:formula="of:=[Sheet2.B108]/1000" office:value-type="float" office:value="0.297" calcext:value-type="float">
            <text:p>0.297</text:p>
          </table:table-cell>
          <table:table-cell table:formula="of:=[Sheet2.C108]/1000" office:value-type="float" office:value="1" calcext:value-type="float">
            <text:p>1</text:p>
          </table:table-cell>
          <table:table-cell table:formula="of:=[Sheet2.D108]/1000" office:value-type="float" office:value="0.958000004291534" calcext:value-type="float">
            <text:p>0.958000004291534</text:p>
          </table:table-cell>
          <table:table-cell table:formula="of:=[Sheet2.E108]/1000" office:value-type="float" office:value="0.0000795418517187674" calcext:value-type="float">
            <text:p>7.95418517187674E-05</text:p>
          </table:table-cell>
          <table:table-cell table:formula="of:=[Sheet2.F108]/1000" office:value-type="float" office:value="1" calcext:value-type="float">
            <text:p>1</text:p>
          </table:table-cell>
          <table:table-cell table:formula="of:=[Sheet2.G108]/1000" office:value-type="float" office:value="1" calcext:value-type="float">
            <text:p>1</text:p>
          </table:table-cell>
          <table:table-cell table:formula="of:=[Sheet2.H108]" office:value-type="float" office:value="74" calcext:value-type="float">
            <text:p>74</text:p>
          </table:table-cell>
          <table:table-cell table:formula="of:=[Sheet2.I108]"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8T19:05:00+02:00</text:p>
          </table:table-cell>
          <table:table-cell table:formula="of:=[Sheet2.B109]/1000" office:value-type="float" office:value="0.348" calcext:value-type="float">
            <text:p>0.348</text:p>
          </table:table-cell>
          <table:table-cell table:formula="of:=[Sheet2.C109]/1000" office:value-type="float" office:value="1" calcext:value-type="float">
            <text:p>1</text:p>
          </table:table-cell>
          <table:table-cell table:formula="of:=[Sheet2.D109]/1000" office:value-type="float" office:value="0.951749980449677" calcext:value-type="float">
            <text:p>0.951749980449677</text:p>
          </table:table-cell>
          <table:table-cell table:formula="of:=[Sheet2.E109]/1000" office:value-type="float" office:value="0.000153159789395008" calcext:value-type="float">
            <text:p>0.000153159789395</text:p>
          </table:table-cell>
          <table:table-cell table:formula="of:=[Sheet2.F109]/1000" office:value-type="float" office:value="1" calcext:value-type="float">
            <text:p>1</text:p>
          </table:table-cell>
          <table:table-cell table:formula="of:=[Sheet2.G109]/1000" office:value-type="float" office:value="1" calcext:value-type="float">
            <text:p>1</text:p>
          </table:table-cell>
          <table:table-cell table:formula="of:=[Sheet2.H109]" office:value-type="float" office:value="158" calcext:value-type="float">
            <text:p>158</text:p>
          </table:table-cell>
          <table:table-cell table:formula="of:=[Sheet2.I109]"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2017-07-28T19:06:00+02:00</text:p>
          </table:table-cell>
          <table:table-cell table:formula="of:=[Sheet2.B110]/1000" office:value-type="float" office:value="0.377" calcext:value-type="float">
            <text:p>0.377</text:p>
          </table:table-cell>
          <table:table-cell table:formula="of:=[Sheet2.C110]/1000" office:value-type="float" office:value="1" calcext:value-type="float">
            <text:p>1</text:p>
          </table:table-cell>
          <table:table-cell table:formula="of:=[Sheet2.D110]/1000" office:value-type="float" office:value="0.95074999332428" calcext:value-type="float">
            <text:p>0.95074999332428</text:p>
          </table:table-cell>
          <table:table-cell table:formula="of:=[Sheet2.E110]/1000" office:value-type="float" office:value="0.000331874434418511" calcext:value-type="float">
            <text:p>0.000331874434419</text:p>
          </table:table-cell>
          <table:table-cell table:formula="of:=[Sheet2.F110]/1000" office:value-type="float" office:value="1" calcext:value-type="float">
            <text:p>1</text:p>
          </table:table-cell>
          <table:table-cell table:formula="of:=[Sheet2.G110]/1000" office:value-type="float" office:value="1" calcext:value-type="float">
            <text:p>1</text:p>
          </table:table-cell>
          <table:table-cell table:formula="of:=[Sheet2.H110]" office:value-type="float" office:value="95" calcext:value-type="float">
            <text:p>95</text:p>
          </table:table-cell>
          <table:table-cell table:formula="of:=[Sheet2.I110]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19:07:00+02:00</text:p>
          </table:table-cell>
          <table:table-cell table:formula="of:=[Sheet2.B111]/1000" office:value-type="float" office:value="0.39" calcext:value-type="float">
            <text:p>0.39</text:p>
          </table:table-cell>
          <table:table-cell table:formula="of:=[Sheet2.C111]/1000" office:value-type="float" office:value="1" calcext:value-type="float">
            <text:p>1</text:p>
          </table:table-cell>
          <table:table-cell table:formula="of:=[Sheet2.D111]/1000" office:value-type="float" office:value="0.949750006198883" calcext:value-type="float">
            <text:p>0.949750006198883</text:p>
          </table:table-cell>
          <table:table-cell table:formula="of:=[Sheet2.E111]/1000" office:value-type="float" office:value="0.800016690664918" calcext:value-type="float">
            <text:p>0.800016690664918</text:p>
          </table:table-cell>
          <table:table-cell table:formula="of:=[Sheet2.F111]/1000" office:value-type="float" office:value="0.9706" calcext:value-type="float">
            <text:p>0.9706</text:p>
          </table:table-cell>
          <table:table-cell table:formula="of:=[Sheet2.G111]/1000" office:value-type="float" office:value="0.9956" calcext:value-type="float">
            <text:p>0.9956</text:p>
          </table:table-cell>
          <table:table-cell table:formula="of:=[Sheet2.H111]" office:value-type="float" office:value="140" calcext:value-type="float">
            <text:p>140</text:p>
          </table:table-cell>
          <table:table-cell table:formula="of:=[Sheet2.I111]"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2017-07-28T19:08:00+02:00</text:p>
          </table:table-cell>
          <table:table-cell table:formula="of:=[Sheet2.B112]/1000" office:value-type="float" office:value="0.39" calcext:value-type="float">
            <text:p>0.39</text:p>
          </table:table-cell>
          <table:table-cell table:formula="of:=[Sheet2.C112]/1000" office:value-type="float" office:value="1" calcext:value-type="float">
            <text:p>1</text:p>
          </table:table-cell>
          <table:table-cell table:formula="of:=[Sheet2.D112]/1000" office:value-type="float" office:value="0.949000000953674" calcext:value-type="float">
            <text:p>0.949000000953674</text:p>
          </table:table-cell>
          <table:table-cell table:formula="of:=[Sheet2.E112]/1000" office:value-type="float" office:value="0.446344299526078" calcext:value-type="float">
            <text:p>0.446344299526078</text:p>
          </table:table-cell>
          <table:table-cell table:formula="of:=[Sheet2.F112]/1000" office:value-type="float" office:value="1" calcext:value-type="float">
            <text:p>1</text:p>
          </table:table-cell>
          <table:table-cell table:formula="of:=[Sheet2.G112]/1000" office:value-type="float" office:value="1" calcext:value-type="float">
            <text:p>1</text:p>
          </table:table-cell>
          <table:table-cell table:formula="of:=[Sheet2.H112]" office:value-type="float" office:value="140" calcext:value-type="float">
            <text:p>140</text:p>
          </table:table-cell>
          <table:table-cell table:formula="of:=[Sheet2.I112]"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2017-07-28T19:09:00+02:00</text:p>
          </table:table-cell>
          <table:table-cell table:formula="of:=[Sheet2.B113]/1000" office:value-type="float" office:value="0.392" calcext:value-type="float">
            <text:p>0.392</text:p>
          </table:table-cell>
          <table:table-cell table:formula="of:=[Sheet2.C113]/1000" office:value-type="float" office:value="1" calcext:value-type="float">
            <text:p>1</text:p>
          </table:table-cell>
          <table:table-cell table:formula="of:=[Sheet2.D113]/1000" office:value-type="float" office:value="0.948499977588654" calcext:value-type="float">
            <text:p>0.948499977588654</text:p>
          </table:table-cell>
          <table:table-cell table:formula="of:=[Sheet2.E113]/1000" office:value-type="float" office:value="0.387240784038906" calcext:value-type="float">
            <text:p>0.387240784038906</text:p>
          </table:table-cell>
          <table:table-cell table:formula="of:=[Sheet2.F113]/1000" office:value-type="float" office:value="1" calcext:value-type="float">
            <text:p>1</text:p>
          </table:table-cell>
          <table:table-cell table:formula="of:=[Sheet2.G113]/1000" office:value-type="float" office:value="1" calcext:value-type="float">
            <text:p>1</text:p>
          </table:table-cell>
          <table:table-cell table:formula="of:=[Sheet2.H113]" office:value-type="float" office:value="158" calcext:value-type="float">
            <text:p>158</text:p>
          </table:table-cell>
          <table:table-cell table:formula="of:=[Sheet2.I113]"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2017-07-28T19:10:00+02:00</text:p>
          </table:table-cell>
          <table:table-cell table:formula="of:=[Sheet2.B114]/1000" office:value-type="float" office:value="0.389" calcext:value-type="float">
            <text:p>0.389</text:p>
          </table:table-cell>
          <table:table-cell table:formula="of:=[Sheet2.C114]/1000" office:value-type="float" office:value="1" calcext:value-type="float">
            <text:p>1</text:p>
          </table:table-cell>
          <table:table-cell table:formula="of:=[Sheet2.D114]/1000" office:value-type="float" office:value="0.948750019073486" calcext:value-type="float">
            <text:p>0.948750019073486</text:p>
          </table:table-cell>
          <table:table-cell table:formula="of:=[Sheet2.E114]/1000" office:value-type="float" office:value="0.453867134250644" calcext:value-type="float">
            <text:p>0.453867134250644</text:p>
          </table:table-cell>
          <table:table-cell table:formula="of:=[Sheet2.F114]/1000" office:value-type="float" office:value="1" calcext:value-type="float">
            <text:p>1</text:p>
          </table:table-cell>
          <table:table-cell table:formula="of:=[Sheet2.G114]/1000" office:value-type="float" office:value="1" calcext:value-type="float">
            <text:p>1</text:p>
          </table:table-cell>
          <table:table-cell table:formula="of:=[Sheet2.H114]" office:value-type="float" office:value="310" calcext:value-type="float">
            <text:p>310</text:p>
          </table:table-cell>
          <table:table-cell table:formula="of:=[Sheet2.I114]"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2017-07-28T19:11:00+02:00</text:p>
          </table:table-cell>
          <table:table-cell table:formula="of:=[Sheet2.B115]/1000" office:value-type="float" office:value="0.392" calcext:value-type="float">
            <text:p>0.392</text:p>
          </table:table-cell>
          <table:table-cell table:formula="of:=[Sheet2.C115]/1000" office:value-type="float" office:value="1" calcext:value-type="float">
            <text:p>1</text:p>
          </table:table-cell>
          <table:table-cell table:formula="of:=[Sheet2.D115]/1000" office:value-type="float" office:value="0.949249982833862" calcext:value-type="float">
            <text:p>0.949249982833862</text:p>
          </table:table-cell>
          <table:table-cell table:formula="of:=[Sheet2.E115]/1000" office:value-type="float" office:value="0.0582025803134779" calcext:value-type="float">
            <text:p>0.058202580313478</text:p>
          </table:table-cell>
          <table:table-cell table:formula="of:=[Sheet2.F115]/1000" office:value-type="float" office:value="1" calcext:value-type="float">
            <text:p>1</text:p>
          </table:table-cell>
          <table:table-cell table:formula="of:=[Sheet2.G115]/1000" office:value-type="float" office:value="1" calcext:value-type="float">
            <text:p>1</text:p>
          </table:table-cell>
          <table:table-cell table:formula="of:=[Sheet2.H115]" office:value-type="float" office:value="366" calcext:value-type="float">
            <text:p>366</text:p>
          </table:table-cell>
          <table:table-cell table:formula="of:=[Sheet2.I115]"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2017-07-28T19:12:00+02:00</text:p>
          </table:table-cell>
          <table:table-cell table:formula="of:=[Sheet2.B116]/1000" office:value-type="float" office:value="0.389" calcext:value-type="float">
            <text:p>0.389</text:p>
          </table:table-cell>
          <table:table-cell table:formula="of:=[Sheet2.C116]/1000" office:value-type="float" office:value="1" calcext:value-type="float">
            <text:p>1</text:p>
          </table:table-cell>
          <table:table-cell table:formula="of:=[Sheet2.D116]/1000" office:value-type="float" office:value="0.949750006198883" calcext:value-type="float">
            <text:p>0.949750006198883</text:p>
          </table:table-cell>
          <table:table-cell table:formula="of:=[Sheet2.E116]/1000" office:value-type="float" office:value="0.111519956586352" calcext:value-type="float">
            <text:p>0.111519956586352</text:p>
          </table:table-cell>
          <table:table-cell table:formula="of:=[Sheet2.F116]/1000" office:value-type="float" office:value="1" calcext:value-type="float">
            <text:p>1</text:p>
          </table:table-cell>
          <table:table-cell table:formula="of:=[Sheet2.G116]/1000" office:value-type="float" office:value="1" calcext:value-type="float">
            <text:p>1</text:p>
          </table:table-cell>
          <table:table-cell table:formula="of:=[Sheet2.H116]" office:value-type="float" office:value="356" calcext:value-type="float">
            <text:p>356</text:p>
          </table:table-cell>
          <table:table-cell table:formula="of:=[Sheet2.I116]"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2017-07-28T19:13:00+02:00</text:p>
          </table:table-cell>
          <table:table-cell table:formula="of:=[Sheet2.B117]/1000" office:value-type="float" office:value="0.401" calcext:value-type="float">
            <text:p>0.401</text:p>
          </table:table-cell>
          <table:table-cell table:formula="of:=[Sheet2.C117]/1000" office:value-type="float" office:value="1" calcext:value-type="float">
            <text:p>1</text:p>
          </table:table-cell>
          <table:table-cell table:formula="of:=[Sheet2.D117]/1000" office:value-type="float" office:value="0.949500024318695" calcext:value-type="float">
            <text:p>0.949500024318695</text:p>
          </table:table-cell>
          <table:table-cell table:formula="of:=[Sheet2.E117]/1000" office:value-type="float" office:value="0.974860243098187" calcext:value-type="float">
            <text:p>0.974860243098187</text:p>
          </table:table-cell>
          <table:table-cell table:formula="of:=[Sheet2.F117]/1000" office:value-type="float" office:value="1" calcext:value-type="float">
            <text:p>1</text:p>
          </table:table-cell>
          <table:table-cell table:formula="of:=[Sheet2.G117]/1000" office:value-type="float" office:value="1" calcext:value-type="float">
            <text:p>1</text:p>
          </table:table-cell>
          <table:table-cell table:formula="of:=[Sheet2.H117]" office:value-type="float" office:value="306" calcext:value-type="float">
            <text:p>306</text:p>
          </table:table-cell>
          <table:table-cell table:formula="of:=[Sheet2.I117]"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2017-07-28T19:14:00+02:00</text:p>
          </table:table-cell>
          <table:table-cell table:formula="of:=[Sheet2.B118]/1000" office:value-type="float" office:value="0.408" calcext:value-type="float">
            <text:p>0.408</text:p>
          </table:table-cell>
          <table:table-cell table:formula="of:=[Sheet2.C118]/1000" office:value-type="float" office:value="1" calcext:value-type="float">
            <text:p>1</text:p>
          </table:table-cell>
          <table:table-cell table:formula="of:=[Sheet2.D118]/1000" office:value-type="float" office:value="0.949249982833862" calcext:value-type="float">
            <text:p>0.949249982833862</text:p>
          </table:table-cell>
          <table:table-cell table:formula="of:=[Sheet2.E118]/1000" office:value-type="float" office:value="0.963348909703205" calcext:value-type="float">
            <text:p>0.963348909703205</text:p>
          </table:table-cell>
          <table:table-cell table:formula="of:=[Sheet2.F118]/1000" office:value-type="float" office:value="1" calcext:value-type="float">
            <text:p>1</text:p>
          </table:table-cell>
          <table:table-cell table:formula="of:=[Sheet2.G118]/1000" office:value-type="float" office:value="1" calcext:value-type="float">
            <text:p>1</text:p>
          </table:table-cell>
          <table:table-cell table:formula="of:=[Sheet2.H118]" office:value-type="float" office:value="331" calcext:value-type="float">
            <text:p>331</text:p>
          </table:table-cell>
          <table:table-cell table:formula="of:=[Sheet2.I118]"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2017-07-28T19:15:00+02:00</text:p>
          </table:table-cell>
          <table:table-cell table:formula="of:=[Sheet2.B119]/1000" office:value-type="float" office:value="0.397" calcext:value-type="float">
            <text:p>0.397</text:p>
          </table:table-cell>
          <table:table-cell table:formula="of:=[Sheet2.C119]/1000" office:value-type="float" office:value="1" calcext:value-type="float">
            <text:p>1</text:p>
          </table:table-cell>
          <table:table-cell table:formula="of:=[Sheet2.D119]/1000" office:value-type="float" office:value="0.949249982833862" calcext:value-type="float">
            <text:p>0.949249982833862</text:p>
          </table:table-cell>
          <table:table-cell table:formula="of:=[Sheet2.E119]/1000" office:value-type="float" office:value="0.721148659822262" calcext:value-type="float">
            <text:p>0.721148659822262</text:p>
          </table:table-cell>
          <table:table-cell table:formula="of:=[Sheet2.F119]/1000" office:value-type="float" office:value="1" calcext:value-type="float">
            <text:p>1</text:p>
          </table:table-cell>
          <table:table-cell table:formula="of:=[Sheet2.G119]/1000" office:value-type="float" office:value="1" calcext:value-type="float">
            <text:p>1</text:p>
          </table:table-cell>
          <table:table-cell table:formula="of:=[Sheet2.H119]" office:value-type="float" office:value="274" calcext:value-type="float">
            <text:p>274</text:p>
          </table:table-cell>
          <table:table-cell table:formula="of:=[Sheet2.I119]"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017-07-28T19:16:00+02:00</text:p>
          </table:table-cell>
          <table:table-cell table:formula="of:=[Sheet2.B120]/1000" office:value-type="float" office:value="0.396" calcext:value-type="float">
            <text:p>0.396</text:p>
          </table:table-cell>
          <table:table-cell table:formula="of:=[Sheet2.C120]/1000" office:value-type="float" office:value="1" calcext:value-type="float">
            <text:p>1</text:p>
          </table:table-cell>
          <table:table-cell table:formula="of:=[Sheet2.D120]/1000" office:value-type="float" office:value="0.947499990463257" calcext:value-type="float">
            <text:p>0.947499990463257</text:p>
          </table:table-cell>
          <table:table-cell table:formula="of:=[Sheet2.E120]/1000" office:value-type="float" office:value="0.635369280815944" calcext:value-type="float">
            <text:p>0.635369280815944</text:p>
          </table:table-cell>
          <table:table-cell table:formula="of:=[Sheet2.F120]/1000" office:value-type="float" office:value="1" calcext:value-type="float">
            <text:p>1</text:p>
          </table:table-cell>
          <table:table-cell table:formula="of:=[Sheet2.G120]/1000" office:value-type="float" office:value="1" calcext:value-type="float">
            <text:p>1</text:p>
          </table:table-cell>
          <table:table-cell table:formula="of:=[Sheet2.H120]" office:value-type="float" office:value="557" calcext:value-type="float">
            <text:p>557</text:p>
          </table:table-cell>
          <table:table-cell table:formula="of:=[Sheet2.I120]"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2017-07-28T19:17:00+02:00</text:p>
          </table:table-cell>
          <table:table-cell table:formula="of:=[Sheet2.B121]/1000" office:value-type="float" office:value="0.393" calcext:value-type="float">
            <text:p>0.393</text:p>
          </table:table-cell>
          <table:table-cell table:formula="of:=[Sheet2.C121]/1000" office:value-type="float" office:value="1" calcext:value-type="float">
            <text:p>1</text:p>
          </table:table-cell>
          <table:table-cell table:formula="of:=[Sheet2.D121]/1000" office:value-type="float" office:value="0.947499990463257" calcext:value-type="float">
            <text:p>0.947499990463257</text:p>
          </table:table-cell>
          <table:table-cell table:formula="of:=[Sheet2.E121]/1000" office:value-type="float" office:value="0.996758457177642" calcext:value-type="float">
            <text:p>0.996758457177642</text:p>
          </table:table-cell>
          <table:table-cell table:formula="of:=[Sheet2.F121]/1000" office:value-type="float" office:value="1" calcext:value-type="float">
            <text:p>1</text:p>
          </table:table-cell>
          <table:table-cell table:formula="of:=[Sheet2.G121]/1000" office:value-type="float" office:value="1" calcext:value-type="float">
            <text:p>1</text:p>
          </table:table-cell>
          <table:table-cell table:formula="of:=[Sheet2.H121]" office:value-type="float" office:value="548" calcext:value-type="float">
            <text:p>548</text:p>
          </table:table-cell>
          <table:table-cell table:formula="of:=[Sheet2.I121]"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017-07-28T19:18:00+02:00</text:p>
          </table:table-cell>
          <table:table-cell table:formula="of:=[Sheet2.B122]/1000" office:value-type="float" office:value="0.407" calcext:value-type="float">
            <text:p>0.407</text:p>
          </table:table-cell>
          <table:table-cell table:formula="of:=[Sheet2.C122]/1000" office:value-type="float" office:value="1" calcext:value-type="float">
            <text:p>1</text:p>
          </table:table-cell>
          <table:table-cell table:formula="of:=[Sheet2.D122]/1000" office:value-type="float" office:value="0.947499990463257" calcext:value-type="float">
            <text:p>0.947499990463257</text:p>
          </table:table-cell>
          <table:table-cell table:formula="of:=[Sheet2.E122]/1000" office:value-type="float" office:value="0.79561154004219" calcext:value-type="float">
            <text:p>0.79561154004219</text:p>
          </table:table-cell>
          <table:table-cell table:formula="of:=[Sheet2.F122]/1000" office:value-type="float" office:value="1" calcext:value-type="float">
            <text:p>1</text:p>
          </table:table-cell>
          <table:table-cell table:formula="of:=[Sheet2.G122]/1000" office:value-type="float" office:value="1" calcext:value-type="float">
            <text:p>1</text:p>
          </table:table-cell>
          <table:table-cell table:formula="of:=[Sheet2.H122]" office:value-type="float" office:value="606" calcext:value-type="float">
            <text:p>606</text:p>
          </table:table-cell>
          <table:table-cell table:formula="of:=[Sheet2.I122]"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19:19:00+02:00</text:p>
          </table:table-cell>
          <table:table-cell table:formula="of:=[Sheet2.B123]/1000" office:value-type="float" office:value="0.404" calcext:value-type="float">
            <text:p>0.404</text:p>
          </table:table-cell>
          <table:table-cell table:formula="of:=[Sheet2.C123]/1000" office:value-type="float" office:value="1" calcext:value-type="float">
            <text:p>1</text:p>
          </table:table-cell>
          <table:table-cell table:formula="of:=[Sheet2.D123]/1000" office:value-type="float" office:value="0.947749972343445" calcext:value-type="float">
            <text:p>0.947749972343445</text:p>
          </table:table-cell>
          <table:table-cell table:formula="of:=[Sheet2.E123]/1000" office:value-type="float" office:value="0.842732659827365" calcext:value-type="float">
            <text:p>0.842732659827365</text:p>
          </table:table-cell>
          <table:table-cell table:formula="of:=[Sheet2.F123]/1000" office:value-type="float" office:value="1" calcext:value-type="float">
            <text:p>1</text:p>
          </table:table-cell>
          <table:table-cell table:formula="of:=[Sheet2.G123]/1000" office:value-type="float" office:value="1" calcext:value-type="float">
            <text:p>1</text:p>
          </table:table-cell>
          <table:table-cell table:formula="of:=[Sheet2.H123]" office:value-type="float" office:value="722" calcext:value-type="float">
            <text:p>722</text:p>
          </table:table-cell>
          <table:table-cell table:formula="of:=[Sheet2.I123]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2017-07-28T19:20:00+02:00</text:p>
          </table:table-cell>
          <table:table-cell table:formula="of:=[Sheet2.B124]/1000" office:value-type="float" office:value="0.407" calcext:value-type="float">
            <text:p>0.407</text:p>
          </table:table-cell>
          <table:table-cell table:formula="of:=[Sheet2.C124]/1000" office:value-type="float" office:value="1" calcext:value-type="float">
            <text:p>1</text:p>
          </table:table-cell>
          <table:table-cell table:formula="of:=[Sheet2.D124]/1000" office:value-type="float" office:value="0.946749985218048" calcext:value-type="float">
            <text:p>0.946749985218048</text:p>
          </table:table-cell>
          <table:table-cell table:formula="of:=[Sheet2.E124]/1000" office:value-type="float" office:value="0.835961216406787" calcext:value-type="float">
            <text:p>0.835961216406787</text:p>
          </table:table-cell>
          <table:table-cell table:formula="of:=[Sheet2.F124]/1000" office:value-type="float" office:value="1" calcext:value-type="float">
            <text:p>1</text:p>
          </table:table-cell>
          <table:table-cell table:formula="of:=[Sheet2.G124]/1000" office:value-type="float" office:value="1" calcext:value-type="float">
            <text:p>1</text:p>
          </table:table-cell>
          <table:table-cell table:formula="of:=[Sheet2.H124]" office:value-type="float" office:value="826" calcext:value-type="float">
            <text:p>826</text:p>
          </table:table-cell>
          <table:table-cell table:formula="of:=[Sheet2.I124]"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8T19:21:00+02:00</text:p>
          </table:table-cell>
          <table:table-cell table:formula="of:=[Sheet2.B125]/1000" office:value-type="float" office:value="0.41" calcext:value-type="float">
            <text:p>0.41</text:p>
          </table:table-cell>
          <table:table-cell table:formula="of:=[Sheet2.C125]/1000" office:value-type="float" office:value="1" calcext:value-type="float">
            <text:p>1</text:p>
          </table:table-cell>
          <table:table-cell table:formula="of:=[Sheet2.D125]/1000" office:value-type="float" office:value="0.947499990463257" calcext:value-type="float">
            <text:p>0.947499990463257</text:p>
          </table:table-cell>
          <table:table-cell table:formula="of:=[Sheet2.E125]/1000" office:value-type="float" office:value="0.888754667304275" calcext:value-type="float">
            <text:p>0.888754667304275</text:p>
          </table:table-cell>
          <table:table-cell table:formula="of:=[Sheet2.F125]/1000" office:value-type="float" office:value="1" calcext:value-type="float">
            <text:p>1</text:p>
          </table:table-cell>
          <table:table-cell table:formula="of:=[Sheet2.G125]/1000" office:value-type="float" office:value="1" calcext:value-type="float">
            <text:p>1</text:p>
          </table:table-cell>
          <table:table-cell table:formula="of:=[Sheet2.H125]" office:value-type="float" office:value="786" calcext:value-type="float">
            <text:p>786</text:p>
          </table:table-cell>
          <table:table-cell table:formula="of:=[Sheet2.I125]"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017-07-28T19:22:00+02:00</text:p>
          </table:table-cell>
          <table:table-cell table:formula="of:=[Sheet2.B126]/1000" office:value-type="float" office:value="0.399" calcext:value-type="float">
            <text:p>0.399</text:p>
          </table:table-cell>
          <table:table-cell table:formula="of:=[Sheet2.C126]/1000" office:value-type="float" office:value="1" calcext:value-type="float">
            <text:p>1</text:p>
          </table:table-cell>
          <table:table-cell table:formula="of:=[Sheet2.D126]/1000" office:value-type="float" office:value="0.947499990463257" calcext:value-type="float">
            <text:p>0.947499990463257</text:p>
          </table:table-cell>
          <table:table-cell table:formula="of:=[Sheet2.E126]/1000" office:value-type="float" office:value="0.884534587403776" calcext:value-type="float">
            <text:p>0.884534587403776</text:p>
          </table:table-cell>
          <table:table-cell table:formula="of:=[Sheet2.F126]/1000" office:value-type="float" office:value="1" calcext:value-type="float">
            <text:p>1</text:p>
          </table:table-cell>
          <table:table-cell table:formula="of:=[Sheet2.G126]/1000" office:value-type="float" office:value="1" calcext:value-type="float">
            <text:p>1</text:p>
          </table:table-cell>
          <table:table-cell table:formula="of:=[Sheet2.H126]" office:value-type="float" office:value="936" calcext:value-type="float">
            <text:p>936</text:p>
          </table:table-cell>
          <table:table-cell table:formula="of:=[Sheet2.I126]"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017-07-28T19:23:00+02:00</text:p>
          </table:table-cell>
          <table:table-cell table:formula="of:=[Sheet2.B127]/1000" office:value-type="float" office:value="0.391" calcext:value-type="float">
            <text:p>0.391</text:p>
          </table:table-cell>
          <table:table-cell table:formula="of:=[Sheet2.C127]/1000" office:value-type="float" office:value="1" calcext:value-type="float">
            <text:p>1</text:p>
          </table:table-cell>
          <table:table-cell table:formula="of:=[Sheet2.D127]/1000" office:value-type="float" office:value="0.948750019073486" calcext:value-type="float">
            <text:p>0.948750019073486</text:p>
          </table:table-cell>
          <table:table-cell table:formula="of:=[Sheet2.E127]/1000" office:value-type="float" office:value="0.778564496790372" calcext:value-type="float">
            <text:p>0.778564496790372</text:p>
          </table:table-cell>
          <table:table-cell table:formula="of:=[Sheet2.F127]/1000" office:value-type="float" office:value="1" calcext:value-type="float">
            <text:p>1</text:p>
          </table:table-cell>
          <table:table-cell table:formula="of:=[Sheet2.G127]/1000" office:value-type="float" office:value="1" calcext:value-type="float">
            <text:p>1</text:p>
          </table:table-cell>
          <table:table-cell table:formula="of:=[Sheet2.H127]" office:value-type="float" office:value="1028" calcext:value-type="float">
            <text:p>1028</text:p>
          </table:table-cell>
          <table:table-cell table:formula="of:=[Sheet2.I127]"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2017-07-28T19:24:00+02:00</text:p>
          </table:table-cell>
          <table:table-cell table:formula="of:=[Sheet2.B128]/1000" office:value-type="float" office:value="0.401" calcext:value-type="float">
            <text:p>0.401</text:p>
          </table:table-cell>
          <table:table-cell table:formula="of:=[Sheet2.C128]/1000" office:value-type="float" office:value="1" calcext:value-type="float">
            <text:p>1</text:p>
          </table:table-cell>
          <table:table-cell table:formula="of:=[Sheet2.D128]/1000" office:value-type="float" office:value="0.948249995708466" calcext:value-type="float">
            <text:p>0.948249995708466</text:p>
          </table:table-cell>
          <table:table-cell table:formula="of:=[Sheet2.E128]/1000" office:value-type="float" office:value="0.822170298172839" calcext:value-type="float">
            <text:p>0.822170298172839</text:p>
          </table:table-cell>
          <table:table-cell table:formula="of:=[Sheet2.F128]/1000" office:value-type="float" office:value="1" calcext:value-type="float">
            <text:p>1</text:p>
          </table:table-cell>
          <table:table-cell table:formula="of:=[Sheet2.G128]/1000" office:value-type="float" office:value="1" calcext:value-type="float">
            <text:p>1</text:p>
          </table:table-cell>
          <table:table-cell table:formula="of:=[Sheet2.H128]" office:value-type="float" office:value="1001" calcext:value-type="float">
            <text:p>1001</text:p>
          </table:table-cell>
          <table:table-cell table:formula="of:=[Sheet2.I128]"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2017-07-28T19:25:00+02:00</text:p>
          </table:table-cell>
          <table:table-cell table:formula="of:=[Sheet2.B129]/1000" office:value-type="float" office:value="0.394" calcext:value-type="float">
            <text:p>0.394</text:p>
          </table:table-cell>
          <table:table-cell table:formula="of:=[Sheet2.C129]/1000" office:value-type="float" office:value="1" calcext:value-type="float">
            <text:p>1</text:p>
          </table:table-cell>
          <table:table-cell table:formula="of:=[Sheet2.D129]/1000" office:value-type="float" office:value="0.947499990463257" calcext:value-type="float">
            <text:p>0.947499990463257</text:p>
          </table:table-cell>
          <table:table-cell table:formula="of:=[Sheet2.E129]/1000" office:value-type="float" office:value="0.796529184150832" calcext:value-type="float">
            <text:p>0.796529184150832</text:p>
          </table:table-cell>
          <table:table-cell table:formula="of:=[Sheet2.F129]/1000" office:value-type="float" office:value="1" calcext:value-type="float">
            <text:p>1</text:p>
          </table:table-cell>
          <table:table-cell table:formula="of:=[Sheet2.G129]/1000" office:value-type="float" office:value="1" calcext:value-type="float">
            <text:p>1</text:p>
          </table:table-cell>
          <table:table-cell table:formula="of:=[Sheet2.H129]" office:value-type="float" office:value="1367" calcext:value-type="float">
            <text:p>1367</text:p>
          </table:table-cell>
          <table:table-cell table:formula="of:=[Sheet2.I129]"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2017-07-28T19:26:00+02:00</text:p>
          </table:table-cell>
          <table:table-cell table:formula="of:=[Sheet2.B130]/1000" office:value-type="float" office:value="0.396" calcext:value-type="float">
            <text:p>0.396</text:p>
          </table:table-cell>
          <table:table-cell table:formula="of:=[Sheet2.C130]/1000" office:value-type="float" office:value="1" calcext:value-type="float">
            <text:p>1</text:p>
          </table:table-cell>
          <table:table-cell table:formula="of:=[Sheet2.D130]/1000" office:value-type="float" office:value="0.948750019073486" calcext:value-type="float">
            <text:p>0.948750019073486</text:p>
          </table:table-cell>
          <table:table-cell table:formula="of:=[Sheet2.E130]/1000" office:value-type="float" office:value="0.851971869945509" calcext:value-type="float">
            <text:p>0.851971869945509</text:p>
          </table:table-cell>
          <table:table-cell table:formula="of:=[Sheet2.F130]/1000" office:value-type="float" office:value="1" calcext:value-type="float">
            <text:p>1</text:p>
          </table:table-cell>
          <table:table-cell table:formula="of:=[Sheet2.G130]/1000" office:value-type="float" office:value="1" calcext:value-type="float">
            <text:p>1</text:p>
          </table:table-cell>
          <table:table-cell table:formula="of:=[Sheet2.H130]" office:value-type="float" office:value="1464" calcext:value-type="float">
            <text:p>1464</text:p>
          </table:table-cell>
          <table:table-cell table:formula="of:=[Sheet2.I130]"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19:27:00+02:00</text:p>
          </table:table-cell>
          <table:table-cell table:formula="of:=[Sheet2.B131]/1000" office:value-type="float" office:value="0.406" calcext:value-type="float">
            <text:p>0.406</text:p>
          </table:table-cell>
          <table:table-cell table:formula="of:=[Sheet2.C131]/1000" office:value-type="float" office:value="1" calcext:value-type="float">
            <text:p>1</text:p>
          </table:table-cell>
          <table:table-cell table:formula="of:=[Sheet2.D131]/1000" office:value-type="float" office:value="0.947250008583069" calcext:value-type="float">
            <text:p>0.947250008583069</text:p>
          </table:table-cell>
          <table:table-cell table:formula="of:=[Sheet2.E131]/1000" office:value-type="float" office:value="0.722174257936657" calcext:value-type="float">
            <text:p>0.722174257936657</text:p>
          </table:table-cell>
          <table:table-cell table:formula="of:=[Sheet2.F131]/1000" office:value-type="float" office:value="1" calcext:value-type="float">
            <text:p>1</text:p>
          </table:table-cell>
          <table:table-cell table:formula="of:=[Sheet2.G131]/1000" office:value-type="float" office:value="1" calcext:value-type="float">
            <text:p>1</text:p>
          </table:table-cell>
          <table:table-cell table:formula="of:=[Sheet2.H131]" office:value-type="float" office:value="1447" calcext:value-type="float">
            <text:p>1447</text:p>
          </table:table-cell>
          <table:table-cell table:formula="of:=[Sheet2.I131]"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017-07-28T19:28:00+02:00</text:p>
          </table:table-cell>
          <table:table-cell table:formula="of:=[Sheet2.B132]/1000" office:value-type="float" office:value="0.399" calcext:value-type="float">
            <text:p>0.399</text:p>
          </table:table-cell>
          <table:table-cell table:formula="of:=[Sheet2.C132]/1000" office:value-type="float" office:value="1" calcext:value-type="float">
            <text:p>1</text:p>
          </table:table-cell>
          <table:table-cell table:formula="of:=[Sheet2.D132]/1000" office:value-type="float" office:value="0.949750006198883" calcext:value-type="float">
            <text:p>0.949750006198883</text:p>
          </table:table-cell>
          <table:table-cell table:formula="of:=[Sheet2.E132]/1000" office:value-type="float" office:value="0.79137066901285" calcext:value-type="float">
            <text:p>0.79137066901285</text:p>
          </table:table-cell>
          <table:table-cell table:formula="of:=[Sheet2.F132]/1000" office:value-type="float" office:value="1" calcext:value-type="float">
            <text:p>1</text:p>
          </table:table-cell>
          <table:table-cell table:formula="of:=[Sheet2.G132]/1000" office:value-type="float" office:value="1" calcext:value-type="float">
            <text:p>1</text:p>
          </table:table-cell>
          <table:table-cell table:formula="of:=[Sheet2.H132]" office:value-type="float" office:value="1639" calcext:value-type="float">
            <text:p>1639</text:p>
          </table:table-cell>
          <table:table-cell table:formula="of:=[Sheet2.I132]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2017-07-28T19:29:00+02:00</text:p>
          </table:table-cell>
          <table:table-cell table:formula="of:=[Sheet2.B133]/1000" office:value-type="float" office:value="0.411" calcext:value-type="float">
            <text:p>0.411</text:p>
          </table:table-cell>
          <table:table-cell table:formula="of:=[Sheet2.C133]/1000" office:value-type="float" office:value="1" calcext:value-type="float">
            <text:p>1</text:p>
          </table:table-cell>
          <table:table-cell table:formula="of:=[Sheet2.D133]/1000" office:value-type="float" office:value="0.949750006198883" calcext:value-type="float">
            <text:p>0.949750006198883</text:p>
          </table:table-cell>
          <table:table-cell table:formula="of:=[Sheet2.E133]/1000" office:value-type="float" office:value="0.844577438284465" calcext:value-type="float">
            <text:p>0.844577438284465</text:p>
          </table:table-cell>
          <table:table-cell table:formula="of:=[Sheet2.F133]/1000" office:value-type="float" office:value="1" calcext:value-type="float">
            <text:p>1</text:p>
          </table:table-cell>
          <table:table-cell table:formula="of:=[Sheet2.G133]/1000" office:value-type="float" office:value="1" calcext:value-type="float">
            <text:p>1</text:p>
          </table:table-cell>
          <table:table-cell table:formula="of:=[Sheet2.H133]" office:value-type="float" office:value="1835" calcext:value-type="float">
            <text:p>1835</text:p>
          </table:table-cell>
          <table:table-cell table:formula="of:=[Sheet2.I133]"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2017-07-28T19:30:00+02:00</text:p>
          </table:table-cell>
          <table:table-cell table:formula="of:=[Sheet2.B134]/1000" office:value-type="float" office:value="0.401" calcext:value-type="float">
            <text:p>0.401</text:p>
          </table:table-cell>
          <table:table-cell table:formula="of:=[Sheet2.C134]/1000" office:value-type="float" office:value="1" calcext:value-type="float">
            <text:p>1</text:p>
          </table:table-cell>
          <table:table-cell table:formula="of:=[Sheet2.D134]/1000" office:value-type="float" office:value="0.948000013828278" calcext:value-type="float">
            <text:p>0.948000013828278</text:p>
          </table:table-cell>
          <table:table-cell table:formula="of:=[Sheet2.E134]/1000" office:value-type="float" office:value="0.643079866114657" calcext:value-type="float">
            <text:p>0.643079866114657</text:p>
          </table:table-cell>
          <table:table-cell table:formula="of:=[Sheet2.F134]/1000" office:value-type="float" office:value="1" calcext:value-type="float">
            <text:p>1</text:p>
          </table:table-cell>
          <table:table-cell table:formula="of:=[Sheet2.G134]/1000" office:value-type="float" office:value="1" calcext:value-type="float">
            <text:p>1</text:p>
          </table:table-cell>
          <table:table-cell table:formula="of:=[Sheet2.H134]" office:value-type="float" office:value="1702" calcext:value-type="float">
            <text:p>1702</text:p>
          </table:table-cell>
          <table:table-cell table:formula="of:=[Sheet2.I134]"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8T19:31:00+02:00</text:p>
          </table:table-cell>
          <table:table-cell table:formula="of:=[Sheet2.B135]/1000" office:value-type="float" office:value="0.391" calcext:value-type="float">
            <text:p>0.391</text:p>
          </table:table-cell>
          <table:table-cell table:formula="of:=[Sheet2.C135]/1000" office:value-type="float" office:value="1" calcext:value-type="float">
            <text:p>1</text:p>
          </table:table-cell>
          <table:table-cell table:formula="of:=[Sheet2.D135]/1000" office:value-type="float" office:value="0.949249982833862" calcext:value-type="float">
            <text:p>0.949249982833862</text:p>
          </table:table-cell>
          <table:table-cell table:formula="of:=[Sheet2.E135]/1000" office:value-type="float" office:value="0.684154568388296" calcext:value-type="float">
            <text:p>0.684154568388296</text:p>
          </table:table-cell>
          <table:table-cell table:formula="of:=[Sheet2.F135]/1000" office:value-type="float" office:value="1" calcext:value-type="float">
            <text:p>1</text:p>
          </table:table-cell>
          <table:table-cell table:formula="of:=[Sheet2.G135]/1000" office:value-type="float" office:value="1" calcext:value-type="float">
            <text:p>1</text:p>
          </table:table-cell>
          <table:table-cell table:formula="of:=[Sheet2.H135]" office:value-type="float" office:value="1852" calcext:value-type="float">
            <text:p>1852</text:p>
          </table:table-cell>
          <table:table-cell table:formula="of:=[Sheet2.I135]"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2017-07-28T19:32:00+02:00</text:p>
          </table:table-cell>
          <table:table-cell table:formula="of:=[Sheet2.B136]/1000" office:value-type="float" office:value="0.409" calcext:value-type="float">
            <text:p>0.409</text:p>
          </table:table-cell>
          <table:table-cell table:formula="of:=[Sheet2.C136]/1000" office:value-type="float" office:value="1" calcext:value-type="float">
            <text:p>1</text:p>
          </table:table-cell>
          <table:table-cell table:formula="of:=[Sheet2.D136]/1000" office:value-type="float" office:value="0.948000013828278" calcext:value-type="float">
            <text:p>0.948000013828278</text:p>
          </table:table-cell>
          <table:table-cell table:formula="of:=[Sheet2.E136]/1000" office:value-type="float" office:value="0.999999999923191" calcext:value-type="float">
            <text:p>0.999999999923191</text:p>
          </table:table-cell>
          <table:table-cell table:formula="of:=[Sheet2.F136]/1000" office:value-type="float" office:value="1" calcext:value-type="float">
            <text:p>1</text:p>
          </table:table-cell>
          <table:table-cell table:formula="of:=[Sheet2.G136]/1000" office:value-type="float" office:value="1" calcext:value-type="float">
            <text:p>1</text:p>
          </table:table-cell>
          <table:table-cell table:formula="of:=[Sheet2.H136]" office:value-type="float" office:value="1955" calcext:value-type="float">
            <text:p>1955</text:p>
          </table:table-cell>
          <table:table-cell table:formula="of:=[Sheet2.I136]"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017-07-28T19:33:00+02:00</text:p>
          </table:table-cell>
          <table:table-cell table:formula="of:=[Sheet2.B137]/1000" office:value-type="float" office:value="0.394" calcext:value-type="float">
            <text:p>0.394</text:p>
          </table:table-cell>
          <table:table-cell table:formula="of:=[Sheet2.C137]/1000" office:value-type="float" office:value="1" calcext:value-type="float">
            <text:p>1</text:p>
          </table:table-cell>
          <table:table-cell table:formula="of:=[Sheet2.D137]/1000" office:value-type="float" office:value="0.949249982833862" calcext:value-type="float">
            <text:p>0.949249982833862</text:p>
          </table:table-cell>
          <table:table-cell table:formula="of:=[Sheet2.E137]/1000" office:value-type="float" office:value="1" calcext:value-type="float">
            <text:p>1</text:p>
          </table:table-cell>
          <table:table-cell table:formula="of:=[Sheet2.F137]/1000" office:value-type="float" office:value="1" calcext:value-type="float">
            <text:p>1</text:p>
          </table:table-cell>
          <table:table-cell table:formula="of:=[Sheet2.G137]/1000" office:value-type="float" office:value="1" calcext:value-type="float">
            <text:p>1</text:p>
          </table:table-cell>
          <table:table-cell table:formula="of:=[Sheet2.H137]" office:value-type="float" office:value="1894" calcext:value-type="float">
            <text:p>1894</text:p>
          </table:table-cell>
          <table:table-cell table:formula="of:=[Sheet2.I137]"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2017-07-28T19:34:00+02:00</text:p>
          </table:table-cell>
          <table:table-cell table:formula="of:=[Sheet2.B138]/1000" office:value-type="float" office:value="0.397" calcext:value-type="float">
            <text:p>0.397</text:p>
          </table:table-cell>
          <table:table-cell table:formula="of:=[Sheet2.C138]/1000" office:value-type="float" office:value="1" calcext:value-type="float">
            <text:p>1</text:p>
          </table:table-cell>
          <table:table-cell table:formula="of:=[Sheet2.D138]/1000" office:value-type="float" office:value="0.949249982833862" calcext:value-type="float">
            <text:p>0.949249982833862</text:p>
          </table:table-cell>
          <table:table-cell table:formula="of:=[Sheet2.E138]/1000" office:value-type="float" office:value="1" calcext:value-type="float">
            <text:p>1</text:p>
          </table:table-cell>
          <table:table-cell table:formula="of:=[Sheet2.F138]/1000" office:value-type="float" office:value="1" calcext:value-type="float">
            <text:p>1</text:p>
          </table:table-cell>
          <table:table-cell table:formula="of:=[Sheet2.G138]/1000" office:value-type="float" office:value="1" calcext:value-type="float">
            <text:p>1</text:p>
          </table:table-cell>
          <table:table-cell table:formula="of:=[Sheet2.H138]" office:value-type="float" office:value="2491" calcext:value-type="float">
            <text:p>2491</text:p>
          </table:table-cell>
          <table:table-cell table:formula="of:=[Sheet2.I138]"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2017-07-28T19:35:00+02:00</text:p>
          </table:table-cell>
          <table:table-cell table:formula="of:=[Sheet2.B139]/1000" office:value-type="float" office:value="0.387" calcext:value-type="float">
            <text:p>0.387</text:p>
          </table:table-cell>
          <table:table-cell table:formula="of:=[Sheet2.C139]/1000" office:value-type="float" office:value="1" calcext:value-type="float">
            <text:p>1</text:p>
          </table:table-cell>
          <table:table-cell table:formula="of:=[Sheet2.D139]/1000" office:value-type="float" office:value="0.949999988079071" calcext:value-type="float">
            <text:p>0.949999988079071</text:p>
          </table:table-cell>
          <table:table-cell table:formula="of:=[Sheet2.E139]/1000" office:value-type="float" office:value="1" calcext:value-type="float">
            <text:p>1</text:p>
          </table:table-cell>
          <table:table-cell table:formula="of:=[Sheet2.F139]/1000" office:value-type="float" office:value="1" calcext:value-type="float">
            <text:p>1</text:p>
          </table:table-cell>
          <table:table-cell table:formula="of:=[Sheet2.G139]/1000" office:value-type="float" office:value="1" calcext:value-type="float">
            <text:p>1</text:p>
          </table:table-cell>
          <table:table-cell table:formula="of:=[Sheet2.H139]" office:value-type="float" office:value="2360" calcext:value-type="float">
            <text:p>2360</text:p>
          </table:table-cell>
          <table:table-cell table:formula="of:=[Sheet2.I139]"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2017-07-28T19:36:00+02:00</text:p>
          </table:table-cell>
          <table:table-cell table:formula="of:=[Sheet2.B140]/1000" office:value-type="float" office:value="0.393" calcext:value-type="float">
            <text:p>0.393</text:p>
          </table:table-cell>
          <table:table-cell table:formula="of:=[Sheet2.C140]/1000" office:value-type="float" office:value="1" calcext:value-type="float">
            <text:p>1</text:p>
          </table:table-cell>
          <table:table-cell table:formula="of:=[Sheet2.D140]/1000" office:value-type="float" office:value="0.947499990463257" calcext:value-type="float">
            <text:p>0.947499990463257</text:p>
          </table:table-cell>
          <table:table-cell table:formula="of:=[Sheet2.E140]/1000" office:value-type="float" office:value="1" calcext:value-type="float">
            <text:p>1</text:p>
          </table:table-cell>
          <table:table-cell table:formula="of:=[Sheet2.F140]/1000" office:value-type="float" office:value="1" calcext:value-type="float">
            <text:p>1</text:p>
          </table:table-cell>
          <table:table-cell table:formula="of:=[Sheet2.G140]/1000" office:value-type="float" office:value="1" calcext:value-type="float">
            <text:p>1</text:p>
          </table:table-cell>
          <table:table-cell table:formula="of:=[Sheet2.H140]" office:value-type="float" office:value="2071" calcext:value-type="float">
            <text:p>2071</text:p>
          </table:table-cell>
          <table:table-cell table:formula="of:=[Sheet2.I140]"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2017-07-28T19:37:00+02:00</text:p>
          </table:table-cell>
          <table:table-cell table:formula="of:=[Sheet2.B141]/1000" office:value-type="float" office:value="0.382" calcext:value-type="float">
            <text:p>0.382</text:p>
          </table:table-cell>
          <table:table-cell table:formula="of:=[Sheet2.C141]/1000" office:value-type="float" office:value="1" calcext:value-type="float">
            <text:p>1</text:p>
          </table:table-cell>
          <table:table-cell table:formula="of:=[Sheet2.D141]/1000" office:value-type="float" office:value="0.947749972343445" calcext:value-type="float">
            <text:p>0.947749972343445</text:p>
          </table:table-cell>
          <table:table-cell table:formula="of:=[Sheet2.E141]/1000" office:value-type="float" office:value="1" calcext:value-type="float">
            <text:p>1</text:p>
          </table:table-cell>
          <table:table-cell table:formula="of:=[Sheet2.F141]/1000" office:value-type="float" office:value="1" calcext:value-type="float">
            <text:p>1</text:p>
          </table:table-cell>
          <table:table-cell table:formula="of:=[Sheet2.G141]/1000" office:value-type="float" office:value="1" calcext:value-type="float">
            <text:p>1</text:p>
          </table:table-cell>
          <table:table-cell table:formula="of:=[Sheet2.H141]" office:value-type="float" office:value="2220" calcext:value-type="float">
            <text:p>2220</text:p>
          </table:table-cell>
          <table:table-cell table:formula="of:=[Sheet2.I141]"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2017-07-28T19:38:00+02:00</text:p>
          </table:table-cell>
          <table:table-cell table:formula="of:=[Sheet2.B142]/1000" office:value-type="float" office:value="0.384" calcext:value-type="float">
            <text:p>0.384</text:p>
          </table:table-cell>
          <table:table-cell table:formula="of:=[Sheet2.C142]/1000" office:value-type="float" office:value="1" calcext:value-type="float">
            <text:p>1</text:p>
          </table:table-cell>
          <table:table-cell table:formula="of:=[Sheet2.D142]/1000" office:value-type="float" office:value="0.947250008583069" calcext:value-type="float">
            <text:p>0.947250008583069</text:p>
          </table:table-cell>
          <table:table-cell table:formula="of:=[Sheet2.E142]/1000" office:value-type="float" office:value="1" calcext:value-type="float">
            <text:p>1</text:p>
          </table:table-cell>
          <table:table-cell table:formula="of:=[Sheet2.F142]/1000" office:value-type="float" office:value="1" calcext:value-type="float">
            <text:p>1</text:p>
          </table:table-cell>
          <table:table-cell table:formula="of:=[Sheet2.G142]/1000" office:value-type="float" office:value="1" calcext:value-type="float">
            <text:p>1</text:p>
          </table:table-cell>
          <table:table-cell table:formula="of:=[Sheet2.H142]" office:value-type="float" office:value="2175" calcext:value-type="float">
            <text:p>2175</text:p>
          </table:table-cell>
          <table:table-cell table:formula="of:=[Sheet2.I142]"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2017-07-28T19:39:00+02:00</text:p>
          </table:table-cell>
          <table:table-cell table:formula="of:=[Sheet2.B143]/1000" office:value-type="float" office:value="0.408" calcext:value-type="float">
            <text:p>0.408</text:p>
          </table:table-cell>
          <table:table-cell table:formula="of:=[Sheet2.C143]/1000" office:value-type="float" office:value="1" calcext:value-type="float">
            <text:p>1</text:p>
          </table:table-cell>
          <table:table-cell table:formula="of:=[Sheet2.D143]/1000" office:value-type="float" office:value="0.947499990463257" calcext:value-type="float">
            <text:p>0.947499990463257</text:p>
          </table:table-cell>
          <table:table-cell table:formula="of:=[Sheet2.E143]/1000" office:value-type="float" office:value="1" calcext:value-type="float">
            <text:p>1</text:p>
          </table:table-cell>
          <table:table-cell table:formula="of:=[Sheet2.F143]/1000" office:value-type="float" office:value="1" calcext:value-type="float">
            <text:p>1</text:p>
          </table:table-cell>
          <table:table-cell table:formula="of:=[Sheet2.G143]/1000" office:value-type="float" office:value="1" calcext:value-type="float">
            <text:p>1</text:p>
          </table:table-cell>
          <table:table-cell table:formula="of:=[Sheet2.H143]" office:value-type="float" office:value="2318" calcext:value-type="float">
            <text:p>2318</text:p>
          </table:table-cell>
          <table:table-cell table:formula="of:=[Sheet2.I143]"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2017-07-28T19:40:00+02:00</text:p>
          </table:table-cell>
          <table:table-cell table:formula="of:=[Sheet2.B144]/1000" office:value-type="float" office:value="0.393" calcext:value-type="float">
            <text:p>0.393</text:p>
          </table:table-cell>
          <table:table-cell table:formula="of:=[Sheet2.C144]/1000" office:value-type="float" office:value="1" calcext:value-type="float">
            <text:p>1</text:p>
          </table:table-cell>
          <table:table-cell table:formula="of:=[Sheet2.D144]/1000" office:value-type="float" office:value="0.949750006198883" calcext:value-type="float">
            <text:p>0.949750006198883</text:p>
          </table:table-cell>
          <table:table-cell table:formula="of:=[Sheet2.E144]/1000" office:value-type="float" office:value="1" calcext:value-type="float">
            <text:p>1</text:p>
          </table:table-cell>
          <table:table-cell table:formula="of:=[Sheet2.F144]/1000" office:value-type="float" office:value="1" calcext:value-type="float">
            <text:p>1</text:p>
          </table:table-cell>
          <table:table-cell table:formula="of:=[Sheet2.G144]/1000" office:value-type="float" office:value="1" calcext:value-type="float">
            <text:p>1</text:p>
          </table:table-cell>
          <table:table-cell table:formula="of:=[Sheet2.H144]" office:value-type="float" office:value="2306" calcext:value-type="float">
            <text:p>2306</text:p>
          </table:table-cell>
          <table:table-cell table:formula="of:=[Sheet2.I144]"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2017-07-28T19:41:00+02:00</text:p>
          </table:table-cell>
          <table:table-cell table:formula="of:=[Sheet2.B145]/1000" office:value-type="float" office:value="0.388" calcext:value-type="float">
            <text:p>0.388</text:p>
          </table:table-cell>
          <table:table-cell table:formula="of:=[Sheet2.C145]/1000" office:value-type="float" office:value="1" calcext:value-type="float">
            <text:p>1</text:p>
          </table:table-cell>
          <table:table-cell table:formula="of:=[Sheet2.D145]/1000" office:value-type="float" office:value="0.946749985218048" calcext:value-type="float">
            <text:p>0.946749985218048</text:p>
          </table:table-cell>
          <table:table-cell table:formula="of:=[Sheet2.E145]/1000" office:value-type="float" office:value="1" calcext:value-type="float">
            <text:p>1</text:p>
          </table:table-cell>
          <table:table-cell table:formula="of:=[Sheet2.F145]/1000" office:value-type="float" office:value="1" calcext:value-type="float">
            <text:p>1</text:p>
          </table:table-cell>
          <table:table-cell table:formula="of:=[Sheet2.G145]/1000" office:value-type="float" office:value="1" calcext:value-type="float">
            <text:p>1</text:p>
          </table:table-cell>
          <table:table-cell table:formula="of:=[Sheet2.H145]" office:value-type="float" office:value="2332" calcext:value-type="float">
            <text:p>2332</text:p>
          </table:table-cell>
          <table:table-cell table:formula="of:=[Sheet2.I145]"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2017-07-28T19:42:00+02:00</text:p>
          </table:table-cell>
          <table:table-cell table:formula="of:=[Sheet2.B146]/1000" office:value-type="float" office:value="0.403" calcext:value-type="float">
            <text:p>0.403</text:p>
          </table:table-cell>
          <table:table-cell table:formula="of:=[Sheet2.C146]/1000" office:value-type="float" office:value="1" calcext:value-type="float">
            <text:p>1</text:p>
          </table:table-cell>
          <table:table-cell table:formula="of:=[Sheet2.D146]/1000" office:value-type="float" office:value="0.94650000333786" calcext:value-type="float">
            <text:p>0.94650000333786</text:p>
          </table:table-cell>
          <table:table-cell table:formula="of:=[Sheet2.E146]/1000" office:value-type="float" office:value="1" calcext:value-type="float">
            <text:p>1</text:p>
          </table:table-cell>
          <table:table-cell table:formula="of:=[Sheet2.F146]/1000" office:value-type="float" office:value="1" calcext:value-type="float">
            <text:p>1</text:p>
          </table:table-cell>
          <table:table-cell table:formula="of:=[Sheet2.G146]/1000" office:value-type="float" office:value="1" calcext:value-type="float">
            <text:p>1</text:p>
          </table:table-cell>
          <table:table-cell table:formula="of:=[Sheet2.H146]" office:value-type="float" office:value="2238" calcext:value-type="float">
            <text:p>2238</text:p>
          </table:table-cell>
          <table:table-cell table:formula="of:=[Sheet2.I146]"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2017-07-28T19:43:00+02:00</text:p>
          </table:table-cell>
          <table:table-cell table:formula="of:=[Sheet2.B147]/1000" office:value-type="float" office:value="0.408" calcext:value-type="float">
            <text:p>0.408</text:p>
          </table:table-cell>
          <table:table-cell table:formula="of:=[Sheet2.C147]/1000" office:value-type="float" office:value="1" calcext:value-type="float">
            <text:p>1</text:p>
          </table:table-cell>
          <table:table-cell table:formula="of:=[Sheet2.D147]/1000" office:value-type="float" office:value="0.946250021457672" calcext:value-type="float">
            <text:p>0.946250021457672</text:p>
          </table:table-cell>
          <table:table-cell table:formula="of:=[Sheet2.E147]/1000" office:value-type="float" office:value="1" calcext:value-type="float">
            <text:p>1</text:p>
          </table:table-cell>
          <table:table-cell table:formula="of:=[Sheet2.F147]/1000" office:value-type="float" office:value="1" calcext:value-type="float">
            <text:p>1</text:p>
          </table:table-cell>
          <table:table-cell table:formula="of:=[Sheet2.G147]/1000" office:value-type="float" office:value="1" calcext:value-type="float">
            <text:p>1</text:p>
          </table:table-cell>
          <table:table-cell table:formula="of:=[Sheet2.H147]" office:value-type="float" office:value="2036" calcext:value-type="float">
            <text:p>2036</text:p>
          </table:table-cell>
          <table:table-cell table:formula="of:=[Sheet2.I147]" office:value-type="float" office:value="1851" calcext:value-type="float">
            <text:p>1851</text:p>
          </table:table-cell>
        </table:table-row>
        <table:table-row table:style-name="ro1">
          <table:table-cell office:value-type="string" calcext:value-type="string">
            <text:p>2017-07-28T19:44:00+02:00</text:p>
          </table:table-cell>
          <table:table-cell table:formula="of:=[Sheet2.B148]/1000" office:value-type="float" office:value="0.401" calcext:value-type="float">
            <text:p>0.401</text:p>
          </table:table-cell>
          <table:table-cell table:formula="of:=[Sheet2.C148]/1000" office:value-type="float" office:value="1" calcext:value-type="float">
            <text:p>1</text:p>
          </table:table-cell>
          <table:table-cell table:formula="of:=[Sheet2.D148]/1000" office:value-type="float" office:value="0.947250008583069" calcext:value-type="float">
            <text:p>0.947250008583069</text:p>
          </table:table-cell>
          <table:table-cell table:formula="of:=[Sheet2.E148]/1000" office:value-type="float" office:value="1" calcext:value-type="float">
            <text:p>1</text:p>
          </table:table-cell>
          <table:table-cell table:formula="of:=[Sheet2.F148]/1000" office:value-type="float" office:value="1" calcext:value-type="float">
            <text:p>1</text:p>
          </table:table-cell>
          <table:table-cell table:formula="of:=[Sheet2.G148]/1000" office:value-type="float" office:value="1" calcext:value-type="float">
            <text:p>1</text:p>
          </table:table-cell>
          <table:table-cell table:formula="of:=[Sheet2.H148]" office:value-type="float" office:value="2142" calcext:value-type="float">
            <text:p>2142</text:p>
          </table:table-cell>
          <table:table-cell table:formula="of:=[Sheet2.I148]"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2017-07-28T19:45:00+02:00</text:p>
          </table:table-cell>
          <table:table-cell table:formula="of:=[Sheet2.B149]/1000" office:value-type="float" office:value="0.402" calcext:value-type="float">
            <text:p>0.402</text:p>
          </table:table-cell>
          <table:table-cell table:formula="of:=[Sheet2.C149]/1000" office:value-type="float" office:value="1" calcext:value-type="float">
            <text:p>1</text:p>
          </table:table-cell>
          <table:table-cell table:formula="of:=[Sheet2.D149]/1000" office:value-type="float" office:value="0.944249987602234" calcext:value-type="float">
            <text:p>0.944249987602234</text:p>
          </table:table-cell>
          <table:table-cell table:formula="of:=[Sheet2.E149]/1000" office:value-type="float" office:value="1" calcext:value-type="float">
            <text:p>1</text:p>
          </table:table-cell>
          <table:table-cell table:formula="of:=[Sheet2.F149]/1000" office:value-type="float" office:value="1" calcext:value-type="float">
            <text:p>1</text:p>
          </table:table-cell>
          <table:table-cell table:formula="of:=[Sheet2.G149]/1000" office:value-type="float" office:value="1" calcext:value-type="float">
            <text:p>1</text:p>
          </table:table-cell>
          <table:table-cell table:formula="of:=[Sheet2.H149]" office:value-type="float" office:value="2158" calcext:value-type="float">
            <text:p>2158</text:p>
          </table:table-cell>
          <table:table-cell table:formula="of:=[Sheet2.I149]"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2017-07-28T19:46:00+02:00</text:p>
          </table:table-cell>
          <table:table-cell table:formula="of:=[Sheet2.B150]/1000" office:value-type="float" office:value="0.397" calcext:value-type="float">
            <text:p>0.397</text:p>
          </table:table-cell>
          <table:table-cell table:formula="of:=[Sheet2.C150]/1000" office:value-type="float" office:value="1" calcext:value-type="float">
            <text:p>1</text:p>
          </table:table-cell>
          <table:table-cell table:formula="of:=[Sheet2.D150]/1000" office:value-type="float" office:value="0.946250021457672" calcext:value-type="float">
            <text:p>0.946250021457672</text:p>
          </table:table-cell>
          <table:table-cell table:formula="of:=[Sheet2.E150]/1000" office:value-type="float" office:value="1" calcext:value-type="float">
            <text:p>1</text:p>
          </table:table-cell>
          <table:table-cell table:formula="of:=[Sheet2.F150]/1000" office:value-type="float" office:value="1" calcext:value-type="float">
            <text:p>1</text:p>
          </table:table-cell>
          <table:table-cell table:formula="of:=[Sheet2.G150]/1000" office:value-type="float" office:value="1" calcext:value-type="float">
            <text:p>1</text:p>
          </table:table-cell>
          <table:table-cell table:formula="of:=[Sheet2.H150]" office:value-type="float" office:value="2051" calcext:value-type="float">
            <text:p>2051</text:p>
          </table:table-cell>
          <table:table-cell table:formula="of:=[Sheet2.I150]"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2017-07-28T19:47:00+02:00</text:p>
          </table:table-cell>
          <table:table-cell table:formula="of:=[Sheet2.B151]/1000" office:value-type="float" office:value="0.402" calcext:value-type="float">
            <text:p>0.402</text:p>
          </table:table-cell>
          <table:table-cell table:formula="of:=[Sheet2.C151]/1000" office:value-type="float" office:value="1" calcext:value-type="float">
            <text:p>1</text:p>
          </table:table-cell>
          <table:table-cell table:formula="of:=[Sheet2.D151]/1000" office:value-type="float" office:value="0.946250021457672" calcext:value-type="float">
            <text:p>0.946250021457672</text:p>
          </table:table-cell>
          <table:table-cell table:formula="of:=[Sheet2.E151]/1000" office:value-type="float" office:value="1" calcext:value-type="float">
            <text:p>1</text:p>
          </table:table-cell>
          <table:table-cell table:formula="of:=[Sheet2.F151]/1000" office:value-type="float" office:value="1" calcext:value-type="float">
            <text:p>1</text:p>
          </table:table-cell>
          <table:table-cell table:formula="of:=[Sheet2.G151]/1000" office:value-type="float" office:value="1" calcext:value-type="float">
            <text:p>1</text:p>
          </table:table-cell>
          <table:table-cell table:formula="of:=[Sheet2.H151]" office:value-type="float" office:value="2307" calcext:value-type="float">
            <text:p>2307</text:p>
          </table:table-cell>
          <table:table-cell table:formula="of:=[Sheet2.I151]"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2017-07-28T19:48:00+02:00</text:p>
          </table:table-cell>
          <table:table-cell table:formula="of:=[Sheet2.B152]/1000" office:value-type="float" office:value="0.382" calcext:value-type="float">
            <text:p>0.382</text:p>
          </table:table-cell>
          <table:table-cell table:formula="of:=[Sheet2.C152]/1000" office:value-type="float" office:value="1" calcext:value-type="float">
            <text:p>1</text:p>
          </table:table-cell>
          <table:table-cell table:formula="of:=[Sheet2.D152]/1000" office:value-type="float" office:value="0.949750006198883" calcext:value-type="float">
            <text:p>0.949750006198883</text:p>
          </table:table-cell>
          <table:table-cell table:formula="of:=[Sheet2.E152]/1000" office:value-type="float" office:value="1" calcext:value-type="float">
            <text:p>1</text:p>
          </table:table-cell>
          <table:table-cell table:formula="of:=[Sheet2.F152]/1000" office:value-type="float" office:value="1" calcext:value-type="float">
            <text:p>1</text:p>
          </table:table-cell>
          <table:table-cell table:formula="of:=[Sheet2.G152]/1000" office:value-type="float" office:value="1" calcext:value-type="float">
            <text:p>1</text:p>
          </table:table-cell>
          <table:table-cell table:formula="of:=[Sheet2.H152]" office:value-type="float" office:value="2276" calcext:value-type="float">
            <text:p>2276</text:p>
          </table:table-cell>
          <table:table-cell table:formula="of:=[Sheet2.I152]"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2017-07-28T19:49:00+02:00</text:p>
          </table:table-cell>
          <table:table-cell table:formula="of:=[Sheet2.B153]/1000" office:value-type="float" office:value="0.414" calcext:value-type="float">
            <text:p>0.414</text:p>
          </table:table-cell>
          <table:table-cell table:formula="of:=[Sheet2.C153]/1000" office:value-type="float" office:value="1" calcext:value-type="float">
            <text:p>1</text:p>
          </table:table-cell>
          <table:table-cell table:formula="of:=[Sheet2.D153]/1000" office:value-type="float" office:value="0.945999979972839" calcext:value-type="float">
            <text:p>0.945999979972839</text:p>
          </table:table-cell>
          <table:table-cell table:formula="of:=[Sheet2.E153]/1000" office:value-type="float" office:value="1" calcext:value-type="float">
            <text:p>1</text:p>
          </table:table-cell>
          <table:table-cell table:formula="of:=[Sheet2.F153]/1000" office:value-type="float" office:value="1" calcext:value-type="float">
            <text:p>1</text:p>
          </table:table-cell>
          <table:table-cell table:formula="of:=[Sheet2.G153]/1000" office:value-type="float" office:value="1" calcext:value-type="float">
            <text:p>1</text:p>
          </table:table-cell>
          <table:table-cell table:formula="of:=[Sheet2.H153]" office:value-type="float" office:value="2126" calcext:value-type="float">
            <text:p>2126</text:p>
          </table:table-cell>
          <table:table-cell table:formula="of:=[Sheet2.I153]"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2017-07-28T19:50:00+02:00</text:p>
          </table:table-cell>
          <table:table-cell table:formula="of:=[Sheet2.B154]/1000" office:value-type="float" office:value="0.392" calcext:value-type="float">
            <text:p>0.392</text:p>
          </table:table-cell>
          <table:table-cell table:formula="of:=[Sheet2.C154]/1000" office:value-type="float" office:value="1" calcext:value-type="float">
            <text:p>1</text:p>
          </table:table-cell>
          <table:table-cell table:formula="of:=[Sheet2.D154]/1000" office:value-type="float" office:value="0.94650000333786" calcext:value-type="float">
            <text:p>0.94650000333786</text:p>
          </table:table-cell>
          <table:table-cell table:formula="of:=[Sheet2.E154]/1000" office:value-type="float" office:value="1" calcext:value-type="float">
            <text:p>1</text:p>
          </table:table-cell>
          <table:table-cell table:formula="of:=[Sheet2.F154]/1000" office:value-type="float" office:value="1" calcext:value-type="float">
            <text:p>1</text:p>
          </table:table-cell>
          <table:table-cell table:formula="of:=[Sheet2.G154]/1000" office:value-type="float" office:value="1" calcext:value-type="float">
            <text:p>1</text:p>
          </table:table-cell>
          <table:table-cell table:formula="of:=[Sheet2.H154]" office:value-type="float" office:value="2235" calcext:value-type="float">
            <text:p>2235</text:p>
          </table:table-cell>
          <table:table-cell table:formula="of:=[Sheet2.I154]"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2017-07-28T19:51:00+02:00</text:p>
          </table:table-cell>
          <table:table-cell table:formula="of:=[Sheet2.B155]/1000" office:value-type="float" office:value="0.413" calcext:value-type="float">
            <text:p>0.413</text:p>
          </table:table-cell>
          <table:table-cell table:formula="of:=[Sheet2.C155]/1000" office:value-type="float" office:value="1" calcext:value-type="float">
            <text:p>1</text:p>
          </table:table-cell>
          <table:table-cell table:formula="of:=[Sheet2.D155]/1000" office:value-type="float" office:value="0.94650000333786" calcext:value-type="float">
            <text:p>0.94650000333786</text:p>
          </table:table-cell>
          <table:table-cell table:formula="of:=[Sheet2.E155]/1000" office:value-type="float" office:value="1" calcext:value-type="float">
            <text:p>1</text:p>
          </table:table-cell>
          <table:table-cell table:formula="of:=[Sheet2.F155]/1000" office:value-type="float" office:value="1" calcext:value-type="float">
            <text:p>1</text:p>
          </table:table-cell>
          <table:table-cell table:formula="of:=[Sheet2.G155]/1000" office:value-type="float" office:value="1" calcext:value-type="float">
            <text:p>1</text:p>
          </table:table-cell>
          <table:table-cell table:formula="of:=[Sheet2.H155]" office:value-type="float" office:value="2264" calcext:value-type="float">
            <text:p>2264</text:p>
          </table:table-cell>
          <table:table-cell table:formula="of:=[Sheet2.I155]"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2017-07-28T19:52:00+02:00</text:p>
          </table:table-cell>
          <table:table-cell table:formula="of:=[Sheet2.B156]/1000" office:value-type="float" office:value="0.392" calcext:value-type="float">
            <text:p>0.392</text:p>
          </table:table-cell>
          <table:table-cell table:formula="of:=[Sheet2.C156]/1000" office:value-type="float" office:value="1" calcext:value-type="float">
            <text:p>1</text:p>
          </table:table-cell>
          <table:table-cell table:formula="of:=[Sheet2.D156]/1000" office:value-type="float" office:value="0.948499977588654" calcext:value-type="float">
            <text:p>0.948499977588654</text:p>
          </table:table-cell>
          <table:table-cell table:formula="of:=[Sheet2.E156]/1000" office:value-type="float" office:value="1" calcext:value-type="float">
            <text:p>1</text:p>
          </table:table-cell>
          <table:table-cell table:formula="of:=[Sheet2.F156]/1000" office:value-type="float" office:value="1" calcext:value-type="float">
            <text:p>1</text:p>
          </table:table-cell>
          <table:table-cell table:formula="of:=[Sheet2.G156]/1000" office:value-type="float" office:value="1" calcext:value-type="float">
            <text:p>1</text:p>
          </table:table-cell>
          <table:table-cell table:formula="of:=[Sheet2.H156]" office:value-type="float" office:value="1761" calcext:value-type="float">
            <text:p>1761</text:p>
          </table:table-cell>
          <table:table-cell table:formula="of:=[Sheet2.I156]"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2017-07-28T19:53:00+02:00</text:p>
          </table:table-cell>
          <table:table-cell table:formula="of:=[Sheet2.B157]/1000" office:value-type="float" office:value="0.406" calcext:value-type="float">
            <text:p>0.406</text:p>
          </table:table-cell>
          <table:table-cell table:formula="of:=[Sheet2.C157]/1000" office:value-type="float" office:value="1" calcext:value-type="float">
            <text:p>1</text:p>
          </table:table-cell>
          <table:table-cell table:formula="of:=[Sheet2.D157]/1000" office:value-type="float" office:value="0.947000026702881" calcext:value-type="float">
            <text:p>0.947000026702881</text:p>
          </table:table-cell>
          <table:table-cell table:formula="of:=[Sheet2.E157]/1000" office:value-type="float" office:value="1" calcext:value-type="float">
            <text:p>1</text:p>
          </table:table-cell>
          <table:table-cell table:formula="of:=[Sheet2.F157]/1000" office:value-type="float" office:value="1" calcext:value-type="float">
            <text:p>1</text:p>
          </table:table-cell>
          <table:table-cell table:formula="of:=[Sheet2.G157]/1000" office:value-type="float" office:value="1" calcext:value-type="float">
            <text:p>1</text:p>
          </table:table-cell>
          <table:table-cell table:formula="of:=[Sheet2.H157]" office:value-type="float" office:value="1954" calcext:value-type="float">
            <text:p>1954</text:p>
          </table:table-cell>
          <table:table-cell table:formula="of:=[Sheet2.I157]"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017-07-28T19:54:00+02:00</text:p>
          </table:table-cell>
          <table:table-cell table:formula="of:=[Sheet2.B158]/1000" office:value-type="float" office:value="0.403" calcext:value-type="float">
            <text:p>0.403</text:p>
          </table:table-cell>
          <table:table-cell table:formula="of:=[Sheet2.C158]/1000" office:value-type="float" office:value="1" calcext:value-type="float">
            <text:p>1</text:p>
          </table:table-cell>
          <table:table-cell table:formula="of:=[Sheet2.D158]/1000" office:value-type="float" office:value="0.947000026702881" calcext:value-type="float">
            <text:p>0.947000026702881</text:p>
          </table:table-cell>
          <table:table-cell table:formula="of:=[Sheet2.E158]/1000" office:value-type="float" office:value="1" calcext:value-type="float">
            <text:p>1</text:p>
          </table:table-cell>
          <table:table-cell table:formula="of:=[Sheet2.F158]/1000" office:value-type="float" office:value="1" calcext:value-type="float">
            <text:p>1</text:p>
          </table:table-cell>
          <table:table-cell table:formula="of:=[Sheet2.G158]/1000" office:value-type="float" office:value="1" calcext:value-type="float">
            <text:p>1</text:p>
          </table:table-cell>
          <table:table-cell table:formula="of:=[Sheet2.H158]" office:value-type="float" office:value="2107" calcext:value-type="float">
            <text:p>2107</text:p>
          </table:table-cell>
          <table:table-cell table:formula="of:=[Sheet2.I158]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2017-07-28T19:55:00+02:00</text:p>
          </table:table-cell>
          <table:table-cell table:formula="of:=[Sheet2.B159]/1000" office:value-type="float" office:value="0.399" calcext:value-type="float">
            <text:p>0.399</text:p>
          </table:table-cell>
          <table:table-cell table:formula="of:=[Sheet2.C159]/1000" office:value-type="float" office:value="1" calcext:value-type="float">
            <text:p>1</text:p>
          </table:table-cell>
          <table:table-cell table:formula="of:=[Sheet2.D159]/1000" office:value-type="float" office:value="0.949249982833862" calcext:value-type="float">
            <text:p>0.949249982833862</text:p>
          </table:table-cell>
          <table:table-cell table:formula="of:=[Sheet2.E159]/1000" office:value-type="float" office:value="1" calcext:value-type="float">
            <text:p>1</text:p>
          </table:table-cell>
          <table:table-cell table:formula="of:=[Sheet2.F159]/1000" office:value-type="float" office:value="1" calcext:value-type="float">
            <text:p>1</text:p>
          </table:table-cell>
          <table:table-cell table:formula="of:=[Sheet2.G159]/1000" office:value-type="float" office:value="1" calcext:value-type="float">
            <text:p>1</text:p>
          </table:table-cell>
          <table:table-cell table:formula="of:=[Sheet2.H159]" office:value-type="float" office:value="1324" calcext:value-type="float">
            <text:p>1324</text:p>
          </table:table-cell>
          <table:table-cell table:formula="of:=[Sheet2.I159]"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2017-07-28T19:56:00+02:00</text:p>
          </table:table-cell>
          <table:table-cell table:formula="of:=[Sheet2.B160]/1000" office:value-type="float" office:value="0.399" calcext:value-type="float">
            <text:p>0.399</text:p>
          </table:table-cell>
          <table:table-cell table:formula="of:=[Sheet2.C160]/1000" office:value-type="float" office:value="1" calcext:value-type="float">
            <text:p>1</text:p>
          </table:table-cell>
          <table:table-cell table:formula="of:=[Sheet2.D160]/1000" office:value-type="float" office:value="0.946250021457672" calcext:value-type="float">
            <text:p>0.946250021457672</text:p>
          </table:table-cell>
          <table:table-cell table:formula="of:=[Sheet2.E160]/1000" office:value-type="float" office:value="1" calcext:value-type="float">
            <text:p>1</text:p>
          </table:table-cell>
          <table:table-cell table:formula="of:=[Sheet2.F160]/1000" office:value-type="float" office:value="1" calcext:value-type="float">
            <text:p>1</text:p>
          </table:table-cell>
          <table:table-cell table:formula="of:=[Sheet2.G160]/1000" office:value-type="float" office:value="1" calcext:value-type="float">
            <text:p>1</text:p>
          </table:table-cell>
          <table:table-cell table:formula="of:=[Sheet2.H160]" office:value-type="float" office:value="1472" calcext:value-type="float">
            <text:p>1472</text:p>
          </table:table-cell>
          <table:table-cell table:formula="of:=[Sheet2.I160]"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2017-07-28T19:57:00+02:00</text:p>
          </table:table-cell>
          <table:table-cell table:formula="of:=[Sheet2.B161]/1000" office:value-type="float" office:value="0.389" calcext:value-type="float">
            <text:p>0.389</text:p>
          </table:table-cell>
          <table:table-cell table:formula="of:=[Sheet2.C161]/1000" office:value-type="float" office:value="1" calcext:value-type="float">
            <text:p>1</text:p>
          </table:table-cell>
          <table:table-cell table:formula="of:=[Sheet2.D161]/1000" office:value-type="float" office:value="0.949750006198883" calcext:value-type="float">
            <text:p>0.949750006198883</text:p>
          </table:table-cell>
          <table:table-cell table:formula="of:=[Sheet2.E161]/1000" office:value-type="float" office:value="1" calcext:value-type="float">
            <text:p>1</text:p>
          </table:table-cell>
          <table:table-cell table:formula="of:=[Sheet2.F161]/1000" office:value-type="float" office:value="1" calcext:value-type="float">
            <text:p>1</text:p>
          </table:table-cell>
          <table:table-cell table:formula="of:=[Sheet2.G161]/1000" office:value-type="float" office:value="1" calcext:value-type="float">
            <text:p>1</text:p>
          </table:table-cell>
          <table:table-cell table:formula="of:=[Sheet2.H161]" office:value-type="float" office:value="1428" calcext:value-type="float">
            <text:p>1428</text:p>
          </table:table-cell>
          <table:table-cell table:formula="of:=[Sheet2.I161]"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19:58:00+02:00</text:p>
          </table:table-cell>
          <table:table-cell table:formula="of:=[Sheet2.B162]/1000" office:value-type="float" office:value="0.397" calcext:value-type="float">
            <text:p>0.397</text:p>
          </table:table-cell>
          <table:table-cell table:formula="of:=[Sheet2.C162]/1000" office:value-type="float" office:value="1" calcext:value-type="float">
            <text:p>1</text:p>
          </table:table-cell>
          <table:table-cell table:formula="of:=[Sheet2.D162]/1000" office:value-type="float" office:value="0.947749972343445" calcext:value-type="float">
            <text:p>0.947749972343445</text:p>
          </table:table-cell>
          <table:table-cell table:formula="of:=[Sheet2.E162]/1000" office:value-type="float" office:value="1" calcext:value-type="float">
            <text:p>1</text:p>
          </table:table-cell>
          <table:table-cell table:formula="of:=[Sheet2.F162]/1000" office:value-type="float" office:value="1" calcext:value-type="float">
            <text:p>1</text:p>
          </table:table-cell>
          <table:table-cell table:formula="of:=[Sheet2.G162]/1000" office:value-type="float" office:value="1" calcext:value-type="float">
            <text:p>1</text:p>
          </table:table-cell>
          <table:table-cell table:formula="of:=[Sheet2.H162]" office:value-type="float" office:value="794" calcext:value-type="float">
            <text:p>794</text:p>
          </table:table-cell>
          <table:table-cell table:formula="of:=[Sheet2.I162]"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017-07-28T19:59:00+02:00</text:p>
          </table:table-cell>
          <table:table-cell table:formula="of:=[Sheet2.B163]/1000" office:value-type="float" office:value="0.397" calcext:value-type="float">
            <text:p>0.397</text:p>
          </table:table-cell>
          <table:table-cell table:formula="of:=[Sheet2.C163]/1000" office:value-type="float" office:value="1" calcext:value-type="float">
            <text:p>1</text:p>
          </table:table-cell>
          <table:table-cell table:formula="of:=[Sheet2.D163]/1000" office:value-type="float" office:value="0.948000013828278" calcext:value-type="float">
            <text:p>0.948000013828278</text:p>
          </table:table-cell>
          <table:table-cell table:formula="of:=[Sheet2.E163]/1000" office:value-type="float" office:value="1" calcext:value-type="float">
            <text:p>1</text:p>
          </table:table-cell>
          <table:table-cell table:formula="of:=[Sheet2.F163]/1000" office:value-type="float" office:value="1" calcext:value-type="float">
            <text:p>1</text:p>
          </table:table-cell>
          <table:table-cell table:formula="of:=[Sheet2.G163]/1000" office:value-type="float" office:value="1" calcext:value-type="float">
            <text:p>1</text:p>
          </table:table-cell>
          <table:table-cell table:formula="of:=[Sheet2.H163]" office:value-type="float" office:value="744" calcext:value-type="float">
            <text:p>744</text:p>
          </table:table-cell>
          <table:table-cell table:formula="of:=[Sheet2.I163]"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2017-07-28T20:00:00+02:00</text:p>
          </table:table-cell>
          <table:table-cell table:formula="of:=[Sheet2.B164]/1000" office:value-type="float" office:value="0.412" calcext:value-type="float">
            <text:p>0.412</text:p>
          </table:table-cell>
          <table:table-cell table:formula="of:=[Sheet2.C164]/1000" office:value-type="float" office:value="1" calcext:value-type="float">
            <text:p>1</text:p>
          </table:table-cell>
          <table:table-cell table:formula="of:=[Sheet2.D164]/1000" office:value-type="float" office:value="0.947000026702881" calcext:value-type="float">
            <text:p>0.947000026702881</text:p>
          </table:table-cell>
          <table:table-cell table:formula="of:=[Sheet2.E164]/1000" office:value-type="float" office:value="1" calcext:value-type="float">
            <text:p>1</text:p>
          </table:table-cell>
          <table:table-cell table:formula="of:=[Sheet2.F164]/1000" office:value-type="float" office:value="1" calcext:value-type="float">
            <text:p>1</text:p>
          </table:table-cell>
          <table:table-cell table:formula="of:=[Sheet2.G164]/1000" office:value-type="float" office:value="1" calcext:value-type="float">
            <text:p>1</text:p>
          </table:table-cell>
          <table:table-cell table:formula="of:=[Sheet2.H164]" office:value-type="float" office:value="762" calcext:value-type="float">
            <text:p>762</text:p>
          </table:table-cell>
          <table:table-cell table:formula="of:=[Sheet2.I164]"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017-07-28T20:01:00+02:00</text:p>
          </table:table-cell>
          <table:table-cell table:formula="of:=[Sheet2.B165]/1000" office:value-type="float" office:value="0.406" calcext:value-type="float">
            <text:p>0.406</text:p>
          </table:table-cell>
          <table:table-cell table:formula="of:=[Sheet2.C165]/1000" office:value-type="float" office:value="1" calcext:value-type="float">
            <text:p>1</text:p>
          </table:table-cell>
          <table:table-cell table:formula="of:=[Sheet2.D165]/1000" office:value-type="float" office:value="0.948750019073486" calcext:value-type="float">
            <text:p>0.948750019073486</text:p>
          </table:table-cell>
          <table:table-cell table:formula="of:=[Sheet2.E165]/1000" office:value-type="float" office:value="1" calcext:value-type="float">
            <text:p>1</text:p>
          </table:table-cell>
          <table:table-cell table:formula="of:=[Sheet2.F165]/1000" office:value-type="float" office:value="1" calcext:value-type="float">
            <text:p>1</text:p>
          </table:table-cell>
          <table:table-cell table:formula="of:=[Sheet2.G165]/1000" office:value-type="float" office:value="1" calcext:value-type="float">
            <text:p>1</text:p>
          </table:table-cell>
          <table:table-cell table:formula="of:=[Sheet2.H165]" office:value-type="float" office:value="545" calcext:value-type="float">
            <text:p>545</text:p>
          </table:table-cell>
          <table:table-cell table:formula="of:=[Sheet2.I165]"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8T20:02:00+02:00</text:p>
          </table:table-cell>
          <table:table-cell table:formula="of:=[Sheet2.B166]/1000" office:value-type="float" office:value="0.355" calcext:value-type="float">
            <text:p>0.355</text:p>
          </table:table-cell>
          <table:table-cell table:formula="of:=[Sheet2.C166]/1000" office:value-type="float" office:value="1" calcext:value-type="float">
            <text:p>1</text:p>
          </table:table-cell>
          <table:table-cell table:formula="of:=[Sheet2.D166]/1000" office:value-type="float" office:value="0.952000021934509" calcext:value-type="float">
            <text:p>0.952000021934509</text:p>
          </table:table-cell>
          <table:table-cell table:formula="of:=[Sheet2.E166]/1000" office:value-type="float" office:value="1" calcext:value-type="float">
            <text:p>1</text:p>
          </table:table-cell>
          <table:table-cell table:formula="of:=[Sheet2.F166]/1000" office:value-type="float" office:value="1" calcext:value-type="float">
            <text:p>1</text:p>
          </table:table-cell>
          <table:table-cell table:formula="of:=[Sheet2.G166]/1000" office:value-type="float" office:value="1" calcext:value-type="float">
            <text:p>1</text:p>
          </table:table-cell>
          <table:table-cell table:formula="of:=[Sheet2.H166]" office:value-type="float" office:value="608" calcext:value-type="float">
            <text:p>608</text:p>
          </table:table-cell>
          <table:table-cell table:formula="of:=[Sheet2.I166]"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2017-07-28T20:03:00+02:00</text:p>
          </table:table-cell>
          <table:table-cell table:formula="of:=[Sheet2.B167]/1000" office:value-type="float" office:value="0.286" calcext:value-type="float">
            <text:p>0.286</text:p>
          </table:table-cell>
          <table:table-cell table:formula="of:=[Sheet2.C167]/1000" office:value-type="float" office:value="1" calcext:value-type="float">
            <text:p>1</text:p>
          </table:table-cell>
          <table:table-cell table:formula="of:=[Sheet2.D167]/1000" office:value-type="float" office:value="0.960749983787537" calcext:value-type="float">
            <text:p>0.960749983787537</text:p>
          </table:table-cell>
          <table:table-cell table:formula="of:=[Sheet2.E167]/1000" office:value-type="float" office:value="1" calcext:value-type="float">
            <text:p>1</text:p>
          </table:table-cell>
          <table:table-cell table:formula="of:=[Sheet2.F167]/1000" office:value-type="float" office:value="1" calcext:value-type="float">
            <text:p>1</text:p>
          </table:table-cell>
          <table:table-cell table:formula="of:=[Sheet2.G167]/1000" office:value-type="float" office:value="1" calcext:value-type="float">
            <text:p>1</text:p>
          </table:table-cell>
          <table:table-cell table:formula="of:=[Sheet2.H167]" office:value-type="float" office:value="746" calcext:value-type="float">
            <text:p>746</text:p>
          </table:table-cell>
          <table:table-cell table:formula="of:=[Sheet2.I167]"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2017-07-28T20:04:00+02:00</text:p>
          </table:table-cell>
          <table:table-cell table:formula="of:=[Sheet2.B168]/1000" office:value-type="float" office:value="0.398" calcext:value-type="float">
            <text:p>0.398</text:p>
          </table:table-cell>
          <table:table-cell table:formula="of:=[Sheet2.C168]/1000" office:value-type="float" office:value="1" calcext:value-type="float">
            <text:p>1</text:p>
          </table:table-cell>
          <table:table-cell table:formula="of:=[Sheet2.D168]/1000" office:value-type="float" office:value="0.949000000953674" calcext:value-type="float">
            <text:p>0.949000000953674</text:p>
          </table:table-cell>
          <table:table-cell table:formula="of:=[Sheet2.E168]/1000" office:value-type="float" office:value="1" calcext:value-type="float">
            <text:p>1</text:p>
          </table:table-cell>
          <table:table-cell table:formula="of:=[Sheet2.F168]/1000" office:value-type="float" office:value="1" calcext:value-type="float">
            <text:p>1</text:p>
          </table:table-cell>
          <table:table-cell table:formula="of:=[Sheet2.G168]/1000" office:value-type="float" office:value="1" calcext:value-type="float">
            <text:p>1</text:p>
          </table:table-cell>
          <table:table-cell table:formula="of:=[Sheet2.H168]" office:value-type="float" office:value="348" calcext:value-type="float">
            <text:p>348</text:p>
          </table:table-cell>
          <table:table-cell table:formula="of:=[Sheet2.I168]"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2017-07-28T20:05:00+02:00</text:p>
          </table:table-cell>
          <table:table-cell table:formula="of:=[Sheet2.B169]/1000" office:value-type="float" office:value="0.394" calcext:value-type="float">
            <text:p>0.394</text:p>
          </table:table-cell>
          <table:table-cell table:formula="of:=[Sheet2.C169]/1000" office:value-type="float" office:value="1" calcext:value-type="float">
            <text:p>1</text:p>
          </table:table-cell>
          <table:table-cell table:formula="of:=[Sheet2.D169]/1000" office:value-type="float" office:value="0.950500011444092" calcext:value-type="float">
            <text:p>0.950500011444092</text:p>
          </table:table-cell>
          <table:table-cell table:formula="of:=[Sheet2.E169]/1000" office:value-type="float" office:value="1" calcext:value-type="float">
            <text:p>1</text:p>
          </table:table-cell>
          <table:table-cell table:formula="of:=[Sheet2.F169]/1000" office:value-type="float" office:value="1" calcext:value-type="float">
            <text:p>1</text:p>
          </table:table-cell>
          <table:table-cell table:formula="of:=[Sheet2.G169]/1000" office:value-type="float" office:value="1" calcext:value-type="float">
            <text:p>1</text:p>
          </table:table-cell>
          <table:table-cell table:formula="of:=[Sheet2.H169]" office:value-type="float" office:value="244" calcext:value-type="float">
            <text:p>244</text:p>
          </table:table-cell>
          <table:table-cell table:formula="of:=[Sheet2.I169]"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17-07-28T20:06:00+02:00</text:p>
          </table:table-cell>
          <table:table-cell table:formula="of:=[Sheet2.B170]/1000" office:value-type="float" office:value="0.391" calcext:value-type="float">
            <text:p>0.391</text:p>
          </table:table-cell>
          <table:table-cell table:formula="of:=[Sheet2.C170]/1000" office:value-type="float" office:value="1" calcext:value-type="float">
            <text:p>1</text:p>
          </table:table-cell>
          <table:table-cell table:formula="of:=[Sheet2.D170]/1000" office:value-type="float" office:value="0.949249982833862" calcext:value-type="float">
            <text:p>0.949249982833862</text:p>
          </table:table-cell>
          <table:table-cell table:formula="of:=[Sheet2.E170]/1000" office:value-type="float" office:value="1" calcext:value-type="float">
            <text:p>1</text:p>
          </table:table-cell>
          <table:table-cell table:formula="of:=[Sheet2.F170]/1000" office:value-type="float" office:value="1" calcext:value-type="float">
            <text:p>1</text:p>
          </table:table-cell>
          <table:table-cell table:formula="of:=[Sheet2.G170]/1000" office:value-type="float" office:value="1" calcext:value-type="float">
            <text:p>1</text:p>
          </table:table-cell>
          <table:table-cell table:formula="of:=[Sheet2.H170]" office:value-type="float" office:value="285" calcext:value-type="float">
            <text:p>285</text:p>
          </table:table-cell>
          <table:table-cell table:formula="of:=[Sheet2.I170]"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2017-07-28T20:07:00+02:00</text:p>
          </table:table-cell>
          <table:table-cell table:formula="of:=[Sheet2.B171]/1000" office:value-type="float" office:value="0.395" calcext:value-type="float">
            <text:p>0.395</text:p>
          </table:table-cell>
          <table:table-cell table:formula="of:=[Sheet2.C171]/1000" office:value-type="float" office:value="1" calcext:value-type="float">
            <text:p>1</text:p>
          </table:table-cell>
          <table:table-cell table:formula="of:=[Sheet2.D171]/1000" office:value-type="float" office:value="0.946250021457672" calcext:value-type="float">
            <text:p>0.946250021457672</text:p>
          </table:table-cell>
          <table:table-cell table:formula="of:=[Sheet2.E171]/1000" office:value-type="float" office:value="1" calcext:value-type="float">
            <text:p>1</text:p>
          </table:table-cell>
          <table:table-cell table:formula="of:=[Sheet2.F171]/1000" office:value-type="float" office:value="1" calcext:value-type="float">
            <text:p>1</text:p>
          </table:table-cell>
          <table:table-cell table:formula="of:=[Sheet2.G171]/1000" office:value-type="float" office:value="1" calcext:value-type="float">
            <text:p>1</text:p>
          </table:table-cell>
          <table:table-cell table:formula="of:=[Sheet2.H171]" office:value-type="float" office:value="209" calcext:value-type="float">
            <text:p>209</text:p>
          </table:table-cell>
          <table:table-cell table:formula="of:=[Sheet2.I171]"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2017-07-28T20:08:00+02:00</text:p>
          </table:table-cell>
          <table:table-cell table:formula="of:=[Sheet2.B172]/1000" office:value-type="float" office:value="0.38" calcext:value-type="float">
            <text:p>0.38</text:p>
          </table:table-cell>
          <table:table-cell table:formula="of:=[Sheet2.C172]/1000" office:value-type="float" office:value="1" calcext:value-type="float">
            <text:p>1</text:p>
          </table:table-cell>
          <table:table-cell table:formula="of:=[Sheet2.D172]/1000" office:value-type="float" office:value="0.949999988079071" calcext:value-type="float">
            <text:p>0.949999988079071</text:p>
          </table:table-cell>
          <table:table-cell table:formula="of:=[Sheet2.E172]/1000" office:value-type="float" office:value="1" calcext:value-type="float">
            <text:p>1</text:p>
          </table:table-cell>
          <table:table-cell table:formula="of:=[Sheet2.F172]/1000" office:value-type="float" office:value="1" calcext:value-type="float">
            <text:p>1</text:p>
          </table:table-cell>
          <table:table-cell table:formula="of:=[Sheet2.G172]/1000" office:value-type="float" office:value="1" calcext:value-type="float">
            <text:p>1</text:p>
          </table:table-cell>
          <table:table-cell table:formula="of:=[Sheet2.H172]" office:value-type="float" office:value="167" calcext:value-type="float">
            <text:p>167</text:p>
          </table:table-cell>
          <table:table-cell table:formula="of:=[Sheet2.I172]"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17-07-28T20:09:00+02:00</text:p>
          </table:table-cell>
          <table:table-cell table:formula="of:=[Sheet2.B173]/1000" office:value-type="float" office:value="0.384" calcext:value-type="float">
            <text:p>0.384</text:p>
          </table:table-cell>
          <table:table-cell table:formula="of:=[Sheet2.C173]/1000" office:value-type="float" office:value="1" calcext:value-type="float">
            <text:p>1</text:p>
          </table:table-cell>
          <table:table-cell table:formula="of:=[Sheet2.D173]/1000" office:value-type="float" office:value="0.949750006198883" calcext:value-type="float">
            <text:p>0.949750006198883</text:p>
          </table:table-cell>
          <table:table-cell table:formula="of:=[Sheet2.E173]/1000" office:value-type="float" office:value="1" calcext:value-type="float">
            <text:p>1</text:p>
          </table:table-cell>
          <table:table-cell table:formula="of:=[Sheet2.F173]/1000" office:value-type="float" office:value="1" calcext:value-type="float">
            <text:p>1</text:p>
          </table:table-cell>
          <table:table-cell table:formula="of:=[Sheet2.G173]/1000" office:value-type="float" office:value="1" calcext:value-type="float">
            <text:p>1</text:p>
          </table:table-cell>
          <table:table-cell table:formula="of:=[Sheet2.H173]" office:value-type="float" office:value="147" calcext:value-type="float">
            <text:p>147</text:p>
          </table:table-cell>
          <table:table-cell table:formula="of:=[Sheet2.I173]"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2017-07-28T20:10:00+02:00</text:p>
          </table:table-cell>
          <table:table-cell table:formula="of:=[Sheet2.B174]/1000" office:value-type="float" office:value="0.363" calcext:value-type="float">
            <text:p>0.363</text:p>
          </table:table-cell>
          <table:table-cell table:formula="of:=[Sheet2.C174]/1000" office:value-type="float" office:value="1" calcext:value-type="float">
            <text:p>1</text:p>
          </table:table-cell>
          <table:table-cell table:formula="of:=[Sheet2.D174]/1000" office:value-type="float" office:value="0.949750006198883" calcext:value-type="float">
            <text:p>0.949750006198883</text:p>
          </table:table-cell>
          <table:table-cell table:formula="of:=[Sheet2.E174]/1000" office:value-type="float" office:value="1" calcext:value-type="float">
            <text:p>1</text:p>
          </table:table-cell>
          <table:table-cell table:formula="of:=[Sheet2.F174]/1000" office:value-type="float" office:value="1" calcext:value-type="float">
            <text:p>1</text:p>
          </table:table-cell>
          <table:table-cell table:formula="of:=[Sheet2.G174]/1000" office:value-type="float" office:value="1" calcext:value-type="float">
            <text:p>1</text:p>
          </table:table-cell>
          <table:table-cell table:formula="of:=[Sheet2.H174]" office:value-type="float" office:value="52" calcext:value-type="float">
            <text:p>52</text:p>
          </table:table-cell>
          <table:table-cell table:formula="of:=[Sheet2.I174]"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2017-07-28T20:11:00+02:00</text:p>
          </table:table-cell>
          <table:table-cell table:formula="of:=[Sheet2.B175]/1000" office:value-type="float" office:value="0.358" calcext:value-type="float">
            <text:p>0.358</text:p>
          </table:table-cell>
          <table:table-cell table:formula="of:=[Sheet2.C175]/1000" office:value-type="float" office:value="1" calcext:value-type="float">
            <text:p>1</text:p>
          </table:table-cell>
          <table:table-cell table:formula="of:=[Sheet2.D175]/1000" office:value-type="float" office:value="0.952000021934509" calcext:value-type="float">
            <text:p>0.952000021934509</text:p>
          </table:table-cell>
          <table:table-cell table:formula="of:=[Sheet2.E175]/1000" office:value-type="float" office:value="0.999999999970823" calcext:value-type="float">
            <text:p>0.999999999970823</text:p>
          </table:table-cell>
          <table:table-cell table:formula="of:=[Sheet2.F175]/1000" office:value-type="float" office:value="1" calcext:value-type="float">
            <text:p>1</text:p>
          </table:table-cell>
          <table:table-cell table:formula="of:=[Sheet2.G175]/1000" office:value-type="float" office:value="1" calcext:value-type="float">
            <text:p>1</text:p>
          </table:table-cell>
          <table:table-cell table:formula="of:=[Sheet2.H175]" office:value-type="float" office:value="60" calcext:value-type="float">
            <text:p>60</text:p>
          </table:table-cell>
          <table:table-cell table:formula="of:=[Sheet2.I175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2017-07-28T20:12:00+02:00</text:p>
          </table:table-cell>
          <table:table-cell table:formula="of:=[Sheet2.B176]/1000" office:value-type="float" office:value="0.359" calcext:value-type="float">
            <text:p>0.359</text:p>
          </table:table-cell>
          <table:table-cell table:formula="of:=[Sheet2.C176]/1000" office:value-type="float" office:value="1" calcext:value-type="float">
            <text:p>1</text:p>
          </table:table-cell>
          <table:table-cell table:formula="of:=[Sheet2.D176]/1000" office:value-type="float" office:value="0.951749980449677" calcext:value-type="float">
            <text:p>0.951749980449677</text:p>
          </table:table-cell>
          <table:table-cell table:formula="of:=[Sheet2.E176]/1000" office:value-type="float" office:value="0.999999999996153" calcext:value-type="float">
            <text:p>0.999999999996153</text:p>
          </table:table-cell>
          <table:table-cell table:formula="of:=[Sheet2.F176]/1000" office:value-type="float" office:value="1" calcext:value-type="float">
            <text:p>1</text:p>
          </table:table-cell>
          <table:table-cell table:formula="of:=[Sheet2.G176]/1000" office:value-type="float" office:value="1" calcext:value-type="float">
            <text:p>1</text:p>
          </table:table-cell>
          <table:table-cell table:formula="of:=[Sheet2.H176]" office:value-type="float" office:value="68" calcext:value-type="float">
            <text:p>68</text:p>
          </table:table-cell>
          <table:table-cell table:formula="of:=[Sheet2.I176]"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2017-07-28T20:13:00+02:00</text:p>
          </table:table-cell>
          <table:table-cell table:formula="of:=[Sheet2.B177]/1000" office:value-type="float" office:value="0.309" calcext:value-type="float">
            <text:p>0.309</text:p>
          </table:table-cell>
          <table:table-cell table:formula="of:=[Sheet2.C177]/1000" office:value-type="float" office:value="1" calcext:value-type="float">
            <text:p>1</text:p>
          </table:table-cell>
          <table:table-cell table:formula="of:=[Sheet2.D177]/1000" office:value-type="float" office:value="0.957249999046326" calcext:value-type="float">
            <text:p>0.957249999046326</text:p>
          </table:table-cell>
          <table:table-cell table:formula="of:=[Sheet2.E177]/1000" office:value-type="float" office:value="0.999999999996371" calcext:value-type="float">
            <text:p>0.999999999996371</text:p>
          </table:table-cell>
          <table:table-cell table:formula="of:=[Sheet2.F177]/1000" office:value-type="float" office:value="1" calcext:value-type="float">
            <text:p>1</text:p>
          </table:table-cell>
          <table:table-cell table:formula="of:=[Sheet2.G177]/1000" office:value-type="float" office:value="1" calcext:value-type="float">
            <text:p>1</text:p>
          </table:table-cell>
          <table:table-cell table:formula="of:=[Sheet2.H177]" office:value-type="float" office:value="5" calcext:value-type="float">
            <text:p>5</text:p>
          </table:table-cell>
          <table:table-cell table:formula="of:=[Sheet2.I177]"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2017-07-28T20:14:00+02:00</text:p>
          </table:table-cell>
          <table:table-cell table:formula="of:=[Sheet2.B178]/1000" office:value-type="float" office:value="0.238" calcext:value-type="float">
            <text:p>0.238</text:p>
          </table:table-cell>
          <table:table-cell table:formula="of:=[Sheet2.C178]/1000" office:value-type="float" office:value="1" calcext:value-type="float">
            <text:p>1</text:p>
          </table:table-cell>
          <table:table-cell table:formula="of:=[Sheet2.D178]/1000" office:value-type="float" office:value="0.96399998664856" calcext:value-type="float">
            <text:p>0.96399998664856</text:p>
          </table:table-cell>
          <table:table-cell table:formula="of:=[Sheet2.E178]/1000" office:value-type="float" office:value="0.999999999996273" calcext:value-type="float">
            <text:p>0.999999999996273</text:p>
          </table:table-cell>
          <table:table-cell table:formula="of:=[Sheet2.F178]/1000" office:value-type="float" office:value="1" calcext:value-type="float">
            <text:p>1</text:p>
          </table:table-cell>
          <table:table-cell table:formula="of:=[Sheet2.G178]/1000" office:value-type="float" office:value="1" calcext:value-type="float">
            <text:p>1</text:p>
          </table:table-cell>
          <table:table-cell table:formula="of:=[Sheet2.H178]" office:value-type="float" office:value="0" calcext:value-type="float">
            <text:p>0</text:p>
          </table:table-cell>
          <table:table-cell table:formula="of:=[Sheet2.I178]"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2017-07-28T20:15:00+02:00</text:p>
          </table:table-cell>
          <table:table-cell table:formula="of:=[Sheet2.B179]/1000" office:value-type="float" office:value="0.243" calcext:value-type="float">
            <text:p>0.243</text:p>
          </table:table-cell>
          <table:table-cell table:formula="of:=[Sheet2.C179]/1000" office:value-type="float" office:value="1" calcext:value-type="float">
            <text:p>1</text:p>
          </table:table-cell>
          <table:table-cell table:formula="of:=[Sheet2.D179]/1000" office:value-type="float" office:value="0.962750017642975" calcext:value-type="float">
            <text:p>0.962750017642975</text:p>
          </table:table-cell>
          <table:table-cell table:formula="of:=[Sheet2.E179]/1000" office:value-type="float" office:value="0.999999999996554" calcext:value-type="float">
            <text:p>0.999999999996554</text:p>
          </table:table-cell>
          <table:table-cell table:formula="of:=[Sheet2.F179]/1000" office:value-type="float" office:value="1" calcext:value-type="float">
            <text:p>1</text:p>
          </table:table-cell>
          <table:table-cell table:formula="of:=[Sheet2.G179]/1000" office:value-type="float" office:value="1" calcext:value-type="float">
            <text:p>1</text:p>
          </table:table-cell>
          <table:table-cell table:formula="of:=[Sheet2.H179]" office:value-type="float" office:value="0" calcext:value-type="float">
            <text:p>0</text:p>
          </table:table-cell>
          <table:table-cell table:formula="of:=[Sheet2.I179]"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2017-07-28T20:16:00+02:00</text:p>
          </table:table-cell>
          <table:table-cell table:formula="of:=[Sheet2.B180]/1000" office:value-type="float" office:value="0.202" calcext:value-type="float">
            <text:p>0.202</text:p>
          </table:table-cell>
          <table:table-cell table:formula="of:=[Sheet2.C180]/1000" office:value-type="float" office:value="1" calcext:value-type="float">
            <text:p>1</text:p>
          </table:table-cell>
          <table:table-cell table:formula="of:=[Sheet2.D180]/1000" office:value-type="float" office:value="0.968500018119812" calcext:value-type="float">
            <text:p>0.968500018119812</text:p>
          </table:table-cell>
          <table:table-cell table:formula="of:=[Sheet2.E180]/1000" office:value-type="float" office:value="0.999999999996231" calcext:value-type="float">
            <text:p>0.999999999996231</text:p>
          </table:table-cell>
          <table:table-cell table:formula="of:=[Sheet2.F180]/1000" office:value-type="float" office:value="1" calcext:value-type="float">
            <text:p>1</text:p>
          </table:table-cell>
          <table:table-cell table:formula="of:=[Sheet2.G180]/1000" office:value-type="float" office:value="1" calcext:value-type="float">
            <text:p>1</text:p>
          </table:table-cell>
          <table:table-cell table:formula="of:=[Sheet2.H180]" office:value-type="float" office:value="3" calcext:value-type="float">
            <text:p>3</text:p>
          </table:table-cell>
          <table:table-cell table:formula="of:=[Sheet2.I180]"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7-07-28T20:17:00+02:00</text:p>
          </table:table-cell>
          <table:table-cell table:formula="of:=[Sheet2.B181]/1000" office:value-type="float" office:value="0.15" calcext:value-type="float">
            <text:p>0.15</text:p>
          </table:table-cell>
          <table:table-cell table:formula="of:=[Sheet2.C181]/1000" office:value-type="float" office:value="1" calcext:value-type="float">
            <text:p>1</text:p>
          </table:table-cell>
          <table:table-cell table:formula="of:=[Sheet2.D181]/1000" office:value-type="float" office:value="0.974250018596649" calcext:value-type="float">
            <text:p>0.974250018596649</text:p>
          </table:table-cell>
          <table:table-cell table:formula="of:=[Sheet2.E181]/1000" office:value-type="float" office:value="0.999999999997722" calcext:value-type="float">
            <text:p>0.999999999997722</text:p>
          </table:table-cell>
          <table:table-cell table:formula="of:=[Sheet2.F181]/1000" office:value-type="float" office:value="1" calcext:value-type="float">
            <text:p>1</text:p>
          </table:table-cell>
          <table:table-cell table:formula="of:=[Sheet2.G181]/1000" office:value-type="float" office:value="1" calcext:value-type="float">
            <text:p>1</text:p>
          </table:table-cell>
          <table:table-cell table:formula="of:=[Sheet2.H181]" office:value-type="float" office:value="0" calcext:value-type="float">
            <text:p>0</text:p>
          </table:table-cell>
          <table:table-cell table:formula="of:=[Sheet2.I181]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7-07-28T20:18:00+02:00</text:p>
          </table:table-cell>
          <table:table-cell table:formula="of:=[Sheet2.B182]/1000" office:value-type="float" office:value="0.154" calcext:value-type="float">
            <text:p>0.154</text:p>
          </table:table-cell>
          <table:table-cell table:formula="of:=[Sheet2.C182]/1000" office:value-type="float" office:value="1" calcext:value-type="float">
            <text:p>1</text:p>
          </table:table-cell>
          <table:table-cell table:formula="of:=[Sheet2.D182]/1000" office:value-type="float" office:value="0.97350001335144" calcext:value-type="float">
            <text:p>0.97350001335144</text:p>
          </table:table-cell>
          <table:table-cell table:formula="of:=[Sheet2.E182]/1000" office:value-type="float" office:value="0.999999999990575" calcext:value-type="float">
            <text:p>0.999999999990575</text:p>
          </table:table-cell>
          <table:table-cell table:formula="of:=[Sheet2.F182]/1000" office:value-type="float" office:value="1" calcext:value-type="float">
            <text:p>1</text:p>
          </table:table-cell>
          <table:table-cell table:formula="of:=[Sheet2.G182]/1000" office:value-type="float" office:value="1" calcext:value-type="float">
            <text:p>1</text:p>
          </table:table-cell>
          <table:table-cell table:formula="of:=[Sheet2.H182]" office:value-type="float" office:value="0" calcext:value-type="float">
            <text:p>0</text:p>
          </table:table-cell>
          <table:table-cell table:formula="of:=[Sheet2.I182]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17-07-28T20:19:00+02:00</text:p>
          </table:table-cell>
          <table:table-cell table:formula="of:=[Sheet2.B183]/1000" office:value-type="float" office:value="0.117" calcext:value-type="float">
            <text:p>0.117</text:p>
          </table:table-cell>
          <table:table-cell table:formula="of:=[Sheet2.C183]/1000" office:value-type="float" office:value="1" calcext:value-type="float">
            <text:p>1</text:p>
          </table:table-cell>
          <table:table-cell table:formula="of:=[Sheet2.D183]/1000" office:value-type="float" office:value="0.977249979972839" calcext:value-type="float">
            <text:p>0.977249979972839</text:p>
          </table:table-cell>
          <table:table-cell table:formula="of:=[Sheet2.E183]/1000" office:value-type="float" office:value="0.999999999978052" calcext:value-type="float">
            <text:p>0.999999999978052</text:p>
          </table:table-cell>
          <table:table-cell table:formula="of:=[Sheet2.F183]/1000" office:value-type="float" office:value="1" calcext:value-type="float">
            <text:p>1</text:p>
          </table:table-cell>
          <table:table-cell table:formula="of:=[Sheet2.G183]/1000" office:value-type="float" office:value="1" calcext:value-type="float">
            <text:p>1</text:p>
          </table:table-cell>
          <table:table-cell table:formula="of:=[Sheet2.H183]" office:value-type="float" office:value="0" calcext:value-type="float">
            <text:p>0</text:p>
          </table:table-cell>
          <table:table-cell table:formula="of:=[Sheet2.I183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07-28T20:20:00+02:00</text:p>
          </table:table-cell>
          <table:table-cell table:formula="of:=[Sheet2.B184]/1000" office:value-type="float" office:value="0.065" calcext:value-type="float">
            <text:p>0.065</text:p>
          </table:table-cell>
          <table:table-cell table:formula="of:=[Sheet2.C184]/1000" office:value-type="float" office:value="1" calcext:value-type="float">
            <text:p>1</text:p>
          </table:table-cell>
          <table:table-cell table:formula="of:=[Sheet2.D184]/1000" office:value-type="float" office:value="0.984000027179718" calcext:value-type="float">
            <text:p>0.984000027179718</text:p>
          </table:table-cell>
          <table:table-cell table:formula="of:=[Sheet2.E184]/1000" office:value-type="float" office:value="0.999999999926139" calcext:value-type="float">
            <text:p>0.999999999926139</text:p>
          </table:table-cell>
          <table:table-cell table:formula="of:=[Sheet2.F184]/1000" office:value-type="float" office:value="1" calcext:value-type="float">
            <text:p>1</text:p>
          </table:table-cell>
          <table:table-cell table:formula="of:=[Sheet2.G184]/1000" office:value-type="float" office:value="1" calcext:value-type="float">
            <text:p>1</text:p>
          </table:table-cell>
          <table:table-cell table:formula="of:=[Sheet2.H184]" office:value-type="float" office:value="0" calcext:value-type="float">
            <text:p>0</text:p>
          </table:table-cell>
          <table:table-cell table:formula="of:=[Sheet2.I184]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07-28T20:21:00+02:00</text:p>
          </table:table-cell>
          <table:table-cell table:formula="of:=[Sheet2.B185]/1000" office:value-type="float" office:value="0.058" calcext:value-type="float">
            <text:p>0.058</text:p>
          </table:table-cell>
          <table:table-cell table:formula="of:=[Sheet2.C185]/1000" office:value-type="float" office:value="1" calcext:value-type="float">
            <text:p>1</text:p>
          </table:table-cell>
          <table:table-cell table:formula="of:=[Sheet2.D185]/1000" office:value-type="float" office:value="0.984749972820282" calcext:value-type="float">
            <text:p>0.984749972820282</text:p>
          </table:table-cell>
          <table:table-cell table:formula="of:=[Sheet2.E185]/1000" office:value-type="float" office:value="0.999999979229635" calcext:value-type="float">
            <text:p>0.999999979229635</text:p>
          </table:table-cell>
          <table:table-cell table:formula="of:=[Sheet2.F185]/1000" office:value-type="float" office:value="1" calcext:value-type="float">
            <text:p>1</text:p>
          </table:table-cell>
          <table:table-cell table:formula="of:=[Sheet2.G185]/1000" office:value-type="float" office:value="1" calcext:value-type="float">
            <text:p>1</text:p>
          </table:table-cell>
          <table:table-cell table:formula="of:=[Sheet2.H185]" office:value-type="float" office:value="0" calcext:value-type="float">
            <text:p>0</text:p>
          </table:table-cell>
          <table:table-cell table:formula="of:=[Sheet2.I185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07-28T20:22:00+02:00</text:p>
          </table:table-cell>
          <table:table-cell table:formula="of:=[Sheet2.B186]/1000" office:value-type="float" office:value="0.062" calcext:value-type="float">
            <text:p>0.062</text:p>
          </table:table-cell>
          <table:table-cell table:formula="of:=[Sheet2.C186]/1000" office:value-type="float" office:value="1" calcext:value-type="float">
            <text:p>1</text:p>
          </table:table-cell>
          <table:table-cell table:formula="of:=[Sheet2.D186]/1000" office:value-type="float" office:value="0.983250021934509" calcext:value-type="float">
            <text:p>0.983250021934509</text:p>
          </table:table-cell>
          <table:table-cell table:formula="of:=[Sheet2.E186]/1000" office:value-type="float" office:value="0.621573867485934" calcext:value-type="float">
            <text:p>0.621573867485934</text:p>
          </table:table-cell>
          <table:table-cell table:formula="of:=[Sheet2.F186]/1000" office:value-type="float" office:value="1" calcext:value-type="float">
            <text:p>1</text:p>
          </table:table-cell>
          <table:table-cell table:formula="of:=[Sheet2.G186]/1000" office:value-type="float" office:value="1" calcext:value-type="float">
            <text:p>1</text:p>
          </table:table-cell>
          <table:table-cell table:formula="of:=[Sheet2.H186]" office:value-type="float" office:value="0" calcext:value-type="float">
            <text:p>0</text:p>
          </table:table-cell>
          <table:table-cell table:formula="of:=[Sheet2.I186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07-28T20:23:00+02:00</text:p>
          </table:table-cell>
          <table:table-cell table:formula="of:=[Sheet2.B187]/1000" office:value-type="float" office:value="0.06" calcext:value-type="float">
            <text:p>0.06</text:p>
          </table:table-cell>
          <table:table-cell table:formula="of:=[Sheet2.C187]/1000" office:value-type="float" office:value="1" calcext:value-type="float">
            <text:p>1</text:p>
          </table:table-cell>
          <table:table-cell table:formula="of:=[Sheet2.D187]/1000" office:value-type="float" office:value="0.983749985694885" calcext:value-type="float">
            <text:p>0.983749985694885</text:p>
          </table:table-cell>
          <table:table-cell table:formula="of:=[Sheet2.E187]/1000" office:value-type="float" office:value="0.636906872254072" calcext:value-type="float">
            <text:p>0.636906872254072</text:p>
          </table:table-cell>
          <table:table-cell table:formula="of:=[Sheet2.F187]/1000" office:value-type="float" office:value="1" calcext:value-type="float">
            <text:p>1</text:p>
          </table:table-cell>
          <table:table-cell table:formula="of:=[Sheet2.G187]/1000" office:value-type="float" office:value="1" calcext:value-type="float">
            <text:p>1</text:p>
          </table:table-cell>
          <table:table-cell table:formula="of:=[Sheet2.H187]" office:value-type="float" office:value="0" calcext:value-type="float">
            <text:p>0</text:p>
          </table:table-cell>
          <table:table-cell table:formula="of:=[Sheet2.I187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07-28T20:24:00+02:00</text:p>
          </table:table-cell>
          <table:table-cell table:formula="of:=[Sheet2.B188]/1000" office:value-type="float" office:value="0.062" calcext:value-type="float">
            <text:p>0.062</text:p>
          </table:table-cell>
          <table:table-cell table:formula="of:=[Sheet2.C188]/1000" office:value-type="float" office:value="1" calcext:value-type="float">
            <text:p>1</text:p>
          </table:table-cell>
          <table:table-cell table:formula="of:=[Sheet2.D188]/1000" office:value-type="float" office:value="0.984250009059906" calcext:value-type="float">
            <text:p>0.984250009059906</text:p>
          </table:table-cell>
          <table:table-cell table:formula="of:=[Sheet2.E188]/1000" office:value-type="float" office:value="0.506325708205703" calcext:value-type="float">
            <text:p>0.506325708205703</text:p>
          </table:table-cell>
          <table:table-cell table:formula="of:=[Sheet2.F188]/1000" office:value-type="float" office:value="1" calcext:value-type="float">
            <text:p>1</text:p>
          </table:table-cell>
          <table:table-cell table:formula="of:=[Sheet2.G188]/1000" office:value-type="float" office:value="1" calcext:value-type="float">
            <text:p>1</text:p>
          </table:table-cell>
          <table:table-cell table:formula="of:=[Sheet2.H188]" office:value-type="float" office:value="0" calcext:value-type="float">
            <text:p>0</text:p>
          </table:table-cell>
          <table:table-cell table:formula="of:=[Sheet2.I188]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07-28T20:25:00+02:00</text:p>
          </table:table-cell>
          <table:table-cell table:formula="of:=[Sheet2.B189]/1000" office:value-type="float" office:value="0.064" calcext:value-type="float">
            <text:p>0.064</text:p>
          </table:table-cell>
          <table:table-cell table:formula="of:=[Sheet2.C189]/1000" office:value-type="float" office:value="1" calcext:value-type="float">
            <text:p>1</text:p>
          </table:table-cell>
          <table:table-cell table:formula="of:=[Sheet2.D189]/1000" office:value-type="float" office:value="0.983500003814697" calcext:value-type="float">
            <text:p>0.983500003814697</text:p>
          </table:table-cell>
          <table:table-cell table:formula="of:=[Sheet2.E189]/1000" office:value-type="float" office:value="0.351910951816405" calcext:value-type="float">
            <text:p>0.351910951816405</text:p>
          </table:table-cell>
          <table:table-cell table:formula="of:=[Sheet2.F189]/1000" office:value-type="float" office:value="1" calcext:value-type="float">
            <text:p>1</text:p>
          </table:table-cell>
          <table:table-cell table:formula="of:=[Sheet2.G189]/1000" office:value-type="float" office:value="1" calcext:value-type="float">
            <text:p>1</text:p>
          </table:table-cell>
          <table:table-cell table:formula="of:=[Sheet2.H189]" office:value-type="float" office:value="0" calcext:value-type="float">
            <text:p>0</text:p>
          </table:table-cell>
          <table:table-cell table:formula="of:=[Sheet2.I189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07-28T20:26:00+02:00</text:p>
          </table:table-cell>
          <table:table-cell table:formula="of:=[Sheet2.B190]/1000" office:value-type="float" office:value="0.069" calcext:value-type="float">
            <text:p>0.069</text:p>
          </table:table-cell>
          <table:table-cell table:formula="of:=[Sheet2.C190]/1000" office:value-type="float" office:value="1" calcext:value-type="float">
            <text:p>1</text:p>
          </table:table-cell>
          <table:table-cell table:formula="of:=[Sheet2.D190]/1000" office:value-type="float" office:value="0.983749985694885" calcext:value-type="float">
            <text:p>0.983749985694885</text:p>
          </table:table-cell>
          <table:table-cell table:formula="of:=[Sheet2.E190]/1000" office:value-type="float" office:value="0.363293948804318" calcext:value-type="float">
            <text:p>0.363293948804318</text:p>
          </table:table-cell>
          <table:table-cell table:formula="of:=[Sheet2.F190]/1000" office:value-type="float" office:value="1" calcext:value-type="float">
            <text:p>1</text:p>
          </table:table-cell>
          <table:table-cell table:formula="of:=[Sheet2.G190]/1000" office:value-type="float" office:value="1" calcext:value-type="float">
            <text:p>1</text:p>
          </table:table-cell>
          <table:table-cell table:formula="of:=[Sheet2.H190]" office:value-type="float" office:value="0" calcext:value-type="float">
            <text:p>0</text:p>
          </table:table-cell>
          <table:table-cell table:formula="of:=[Sheet2.I190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07-28T20:27:00+02:00</text:p>
          </table:table-cell>
          <table:table-cell table:formula="of:=[Sheet2.B191]/1000" office:value-type="float" office:value="0.061" calcext:value-type="float">
            <text:p>0.061</text:p>
          </table:table-cell>
          <table:table-cell table:formula="of:=[Sheet2.C191]/1000" office:value-type="float" office:value="1" calcext:value-type="float">
            <text:p>1</text:p>
          </table:table-cell>
          <table:table-cell table:formula="of:=[Sheet2.D191]/1000" office:value-type="float" office:value="0.984250009059906" calcext:value-type="float">
            <text:p>0.984250009059906</text:p>
          </table:table-cell>
          <table:table-cell table:formula="of:=[Sheet2.E191]/1000" office:value-type="float" office:value="0.0312406867140512" calcext:value-type="float">
            <text:p>0.031240686714051</text:p>
          </table:table-cell>
          <table:table-cell table:formula="of:=[Sheet2.F191]/1000" office:value-type="float" office:value="1" calcext:value-type="float">
            <text:p>1</text:p>
          </table:table-cell>
          <table:table-cell table:formula="of:=[Sheet2.G191]/1000" office:value-type="float" office:value="1" calcext:value-type="float">
            <text:p>1</text:p>
          </table:table-cell>
          <table:table-cell table:formula="of:=[Sheet2.H191]" office:value-type="float" office:value="0" calcext:value-type="float">
            <text:p>0</text:p>
          </table:table-cell>
          <table:table-cell table:formula="of:=[Sheet2.I191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07-28T20:28:00+02:00</text:p>
          </table:table-cell>
          <table:table-cell table:formula="of:=[Sheet2.B192]/1000" office:value-type="float" office:value="0.031" calcext:value-type="float">
            <text:p>0.031</text:p>
          </table:table-cell>
          <table:table-cell table:formula="of:=[Sheet2.C192]/1000" office:value-type="float" office:value="1" calcext:value-type="float">
            <text:p>1</text:p>
          </table:table-cell>
          <table:table-cell table:formula="of:=[Sheet2.D192]/1000" office:value-type="float" office:value="0.987500011920929" calcext:value-type="float">
            <text:p>0.987500011920929</text:p>
          </table:table-cell>
          <table:table-cell table:formula="of:=[Sheet2.E192]/1000" office:value-type="float" office:value="0.00791246693195513" calcext:value-type="float">
            <text:p>0.007912466931955</text:p>
          </table:table-cell>
          <table:table-cell table:formula="of:=[Sheet2.F192]/1000" office:value-type="float" office:value="1" calcext:value-type="float">
            <text:p>1</text:p>
          </table:table-cell>
          <table:table-cell table:formula="of:=[Sheet2.G192]/1000" office:value-type="float" office:value="1" calcext:value-type="float">
            <text:p>1</text:p>
          </table:table-cell>
          <table:table-cell table:formula="of:=[Sheet2.H192]" office:value-type="float" office:value="0" calcext:value-type="float">
            <text:p>0</text:p>
          </table:table-cell>
          <table:table-cell table:formula="of:=[Sheet2.I19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7-28T20:29:00+02:00</text:p>
          </table:table-cell>
          <table:table-cell table:formula="of:=[Sheet2.B193]/1000" office:value-type="float" office:value="0.001" calcext:value-type="float">
            <text:p>0.001</text:p>
          </table:table-cell>
          <table:table-cell table:formula="of:=[Sheet2.C193]/1000" office:value-type="float" office:value="1" calcext:value-type="float">
            <text:p>1</text:p>
          </table:table-cell>
          <table:table-cell table:formula="of:=[Sheet2.D193]/1000" office:value-type="float" office:value="0.99099999666214" calcext:value-type="float">
            <text:p>0.99099999666214</text:p>
          </table:table-cell>
          <table:table-cell table:formula="of:=[Sheet2.E193]/1000" office:value-type="float" office:value="0.00989606783602071" calcext:value-type="float">
            <text:p>0.009896067836021</text:p>
          </table:table-cell>
          <table:table-cell table:formula="of:=[Sheet2.F193]/1000" office:value-type="float" office:value="1" calcext:value-type="float">
            <text:p>1</text:p>
          </table:table-cell>
          <table:table-cell table:formula="of:=[Sheet2.G193]/1000" office:value-type="float" office:value="1" calcext:value-type="float">
            <text:p>1</text:p>
          </table:table-cell>
          <table:table-cell table:formula="of:=[Sheet2.H193]" office:value-type="float" office:value="0" calcext:value-type="float">
            <text:p>0</text:p>
          </table:table-cell>
          <table:table-cell table:formula="of:=[Sheet2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0:00+02:00</text:p>
          </table:table-cell>
          <table:table-cell table:formula="of:=[Sheet2.B194]/1000" office:value-type="float" office:value="0" calcext:value-type="float">
            <text:p>0</text:p>
          </table:table-cell>
          <table:table-cell table:formula="of:=[Sheet2.C194]/1000" office:value-type="float" office:value="1" calcext:value-type="float">
            <text:p>1</text:p>
          </table:table-cell>
          <table:table-cell table:formula="of:=[Sheet2.D194]/1000" office:value-type="float" office:value="0.991750001907349" calcext:value-type="float">
            <text:p>0.991750001907349</text:p>
          </table:table-cell>
          <table:table-cell table:formula="of:=[Sheet2.E194]/1000" office:value-type="float" office:value="0.203039431844558" calcext:value-type="float">
            <text:p>0.203039431844558</text:p>
          </table:table-cell>
          <table:table-cell table:formula="of:=[Sheet2.F194]/1000" office:value-type="float" office:value="1" calcext:value-type="float">
            <text:p>1</text:p>
          </table:table-cell>
          <table:table-cell table:formula="of:=[Sheet2.G194]/1000" office:value-type="float" office:value="1" calcext:value-type="float">
            <text:p>1</text:p>
          </table:table-cell>
          <table:table-cell table:formula="of:=[Sheet2.H194]" office:value-type="float" office:value="0" calcext:value-type="float">
            <text:p>0</text:p>
          </table:table-cell>
          <table:table-cell table:formula="of:=[Sheet2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1:00+02:00</text:p>
          </table:table-cell>
          <table:table-cell table:formula="of:=[Sheet2.B195]/1000" office:value-type="float" office:value="0" calcext:value-type="float">
            <text:p>0</text:p>
          </table:table-cell>
          <table:table-cell table:formula="of:=[Sheet2.C195]/1000" office:value-type="float" office:value="1" calcext:value-type="float">
            <text:p>1</text:p>
          </table:table-cell>
          <table:table-cell table:formula="of:=[Sheet2.D195]/1000" office:value-type="float" office:value="0.991750001907349" calcext:value-type="float">
            <text:p>0.991750001907349</text:p>
          </table:table-cell>
          <table:table-cell table:formula="of:=[Sheet2.E195]/1000" office:value-type="float" office:value="0.0000210635653175029" calcext:value-type="float">
            <text:p>2.10635653175029E-05</text:p>
          </table:table-cell>
          <table:table-cell table:formula="of:=[Sheet2.F195]/1000" office:value-type="float" office:value="1" calcext:value-type="float">
            <text:p>1</text:p>
          </table:table-cell>
          <table:table-cell table:formula="of:=[Sheet2.G195]/1000" office:value-type="float" office:value="1" calcext:value-type="float">
            <text:p>1</text:p>
          </table:table-cell>
          <table:table-cell table:formula="of:=[Sheet2.H195]" office:value-type="float" office:value="0" calcext:value-type="float">
            <text:p>0</text:p>
          </table:table-cell>
          <table:table-cell table:formula="of:=[Sheet2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2:00+02:00</text:p>
          </table:table-cell>
          <table:table-cell table:formula="of:=[Sheet2.B196]/1000" office:value-type="float" office:value="0" calcext:value-type="float">
            <text:p>0</text:p>
          </table:table-cell>
          <table:table-cell table:formula="of:=[Sheet2.C196]/1000" office:value-type="float" office:value="1" calcext:value-type="float">
            <text:p>1</text:p>
          </table:table-cell>
          <table:table-cell table:formula="of:=[Sheet2.D196]/1000" office:value-type="float" office:value="0.991750001907349" calcext:value-type="float">
            <text:p>0.991750001907349</text:p>
          </table:table-cell>
          <table:table-cell table:formula="of:=[Sheet2.E196]/1000" office:value-type="float" office:value="0.0000326935420627006" calcext:value-type="float">
            <text:p>3.26935420627006E-05</text:p>
          </table:table-cell>
          <table:table-cell table:formula="of:=[Sheet2.F196]/1000" office:value-type="float" office:value="1" calcext:value-type="float">
            <text:p>1</text:p>
          </table:table-cell>
          <table:table-cell table:formula="of:=[Sheet2.G196]/1000" office:value-type="float" office:value="1" calcext:value-type="float">
            <text:p>1</text:p>
          </table:table-cell>
          <table:table-cell table:formula="of:=[Sheet2.H196]" office:value-type="float" office:value="0" calcext:value-type="float">
            <text:p>0</text:p>
          </table:table-cell>
          <table:table-cell table:formula="of:=[Sheet2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3:00+02:00</text:p>
          </table:table-cell>
          <table:table-cell table:formula="of:=[Sheet2.B197]/1000" office:value-type="float" office:value="0.001" calcext:value-type="float">
            <text:p>0.001</text:p>
          </table:table-cell>
          <table:table-cell table:formula="of:=[Sheet2.C197]/1000" office:value-type="float" office:value="1" calcext:value-type="float">
            <text:p>1</text:p>
          </table:table-cell>
          <table:table-cell table:formula="of:=[Sheet2.D197]/1000" office:value-type="float" office:value="0.99099999666214" calcext:value-type="float">
            <text:p>0.99099999666214</text:p>
          </table:table-cell>
          <table:table-cell table:formula="of:=[Sheet2.E197]/1000" office:value-type="float" office:value="0.0000473670957215067" calcext:value-type="float">
            <text:p>4.73670957215067E-05</text:p>
          </table:table-cell>
          <table:table-cell table:formula="of:=[Sheet2.F197]/1000" office:value-type="float" office:value="1" calcext:value-type="float">
            <text:p>1</text:p>
          </table:table-cell>
          <table:table-cell table:formula="of:=[Sheet2.G197]/1000" office:value-type="float" office:value="1" calcext:value-type="float">
            <text:p>1</text:p>
          </table:table-cell>
          <table:table-cell table:formula="of:=[Sheet2.H197]" office:value-type="float" office:value="0" calcext:value-type="float">
            <text:p>0</text:p>
          </table:table-cell>
          <table:table-cell table:formula="of:=[Sheet2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4:00+02:00</text:p>
          </table:table-cell>
          <table:table-cell table:formula="of:=[Sheet2.B198]/1000" office:value-type="float" office:value="0.023" calcext:value-type="float">
            <text:p>0.023</text:p>
          </table:table-cell>
          <table:table-cell table:formula="of:=[Sheet2.C198]/1000" office:value-type="float" office:value="1" calcext:value-type="float">
            <text:p>1</text:p>
          </table:table-cell>
          <table:table-cell table:formula="of:=[Sheet2.D198]/1000" office:value-type="float" office:value="0.988250017166138" calcext:value-type="float">
            <text:p>0.988250017166138</text:p>
          </table:table-cell>
          <table:table-cell table:formula="of:=[Sheet2.E198]/1000" office:value-type="float" office:value="0.0000650454837528569" calcext:value-type="float">
            <text:p>6.50454837528569E-05</text:p>
          </table:table-cell>
          <table:table-cell table:formula="of:=[Sheet2.F198]/1000" office:value-type="float" office:value="1" calcext:value-type="float">
            <text:p>1</text:p>
          </table:table-cell>
          <table:table-cell table:formula="of:=[Sheet2.G198]/1000" office:value-type="float" office:value="1" calcext:value-type="float">
            <text:p>1</text:p>
          </table:table-cell>
          <table:table-cell table:formula="of:=[Sheet2.H198]" office:value-type="float" office:value="0" calcext:value-type="float">
            <text:p>0</text:p>
          </table:table-cell>
          <table:table-cell table:formula="of:=[Sheet2.I198]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07-28T20:35:00+02:00</text:p>
          </table:table-cell>
          <table:table-cell table:formula="of:=[Sheet2.B199]/1000" office:value-type="float" office:value="0.072" calcext:value-type="float">
            <text:p>0.072</text:p>
          </table:table-cell>
          <table:table-cell table:formula="of:=[Sheet2.C199]/1000" office:value-type="float" office:value="1" calcext:value-type="float">
            <text:p>1</text:p>
          </table:table-cell>
          <table:table-cell table:formula="of:=[Sheet2.D199]/1000" office:value-type="float" office:value="0.98199999332428" calcext:value-type="float">
            <text:p>0.98199999332428</text:p>
          </table:table-cell>
          <table:table-cell table:formula="of:=[Sheet2.E199]/1000" office:value-type="float" office:value="0.0000549285336796102" calcext:value-type="float">
            <text:p>5.49285336796102E-05</text:p>
          </table:table-cell>
          <table:table-cell table:formula="of:=[Sheet2.F199]/1000" office:value-type="float" office:value="1" calcext:value-type="float">
            <text:p>1</text:p>
          </table:table-cell>
          <table:table-cell table:formula="of:=[Sheet2.G199]/1000" office:value-type="float" office:value="1" calcext:value-type="float">
            <text:p>1</text:p>
          </table:table-cell>
          <table:table-cell table:formula="of:=[Sheet2.H199]" office:value-type="float" office:value="0" calcext:value-type="float">
            <text:p>0</text:p>
          </table:table-cell>
          <table:table-cell table:formula="of:=[Sheet2.I199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7-28T20:36:00+02:00</text:p>
          </table:table-cell>
          <table:table-cell table:formula="of:=[Sheet2.B200]/1000" office:value-type="float" office:value="0.084" calcext:value-type="float">
            <text:p>0.084</text:p>
          </table:table-cell>
          <table:table-cell table:formula="of:=[Sheet2.C200]/1000" office:value-type="float" office:value="1" calcext:value-type="float">
            <text:p>1</text:p>
          </table:table-cell>
          <table:table-cell table:formula="of:=[Sheet2.D200]/1000" office:value-type="float" office:value="0.980499982833862" calcext:value-type="float">
            <text:p>0.980499982833862</text:p>
          </table:table-cell>
          <table:table-cell table:formula="of:=[Sheet2.E200]/1000" office:value-type="float" office:value="0.00000287313080560292" calcext:value-type="float">
            <text:p>2.87313080560292E-06</text:p>
          </table:table-cell>
          <table:table-cell table:formula="of:=[Sheet2.F200]/1000" office:value-type="float" office:value="1" calcext:value-type="float">
            <text:p>1</text:p>
          </table:table-cell>
          <table:table-cell table:formula="of:=[Sheet2.G200]/1000" office:value-type="float" office:value="1" calcext:value-type="float">
            <text:p>1</text:p>
          </table:table-cell>
          <table:table-cell table:formula="of:=[Sheet2.H200]" office:value-type="float" office:value="0" calcext:value-type="float">
            <text:p>0</text:p>
          </table:table-cell>
          <table:table-cell table:formula="of:=[Sheet2.I200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7-28T20:37:00+02:00</text:p>
          </table:table-cell>
          <table:table-cell table:formula="of:=[Sheet2.B201]/1000" office:value-type="float" office:value="0.117" calcext:value-type="float">
            <text:p>0.117</text:p>
          </table:table-cell>
          <table:table-cell table:formula="of:=[Sheet2.C201]/1000" office:value-type="float" office:value="1" calcext:value-type="float">
            <text:p>1</text:p>
          </table:table-cell>
          <table:table-cell table:formula="of:=[Sheet2.D201]/1000" office:value-type="float" office:value="0.976750016212463" calcext:value-type="float">
            <text:p>0.976750016212463</text:p>
          </table:table-cell>
          <table:table-cell table:formula="of:=[Sheet2.E201]/1000" office:value-type="float" office:value="0.000000366123723560818" calcext:value-type="float">
            <text:p>3.66123723560818E-07</text:p>
          </table:table-cell>
          <table:table-cell table:formula="of:=[Sheet2.F201]/1000" office:value-type="float" office:value="1" calcext:value-type="float">
            <text:p>1</text:p>
          </table:table-cell>
          <table:table-cell table:formula="of:=[Sheet2.G201]/1000" office:value-type="float" office:value="1" calcext:value-type="float">
            <text:p>1</text:p>
          </table:table-cell>
          <table:table-cell table:formula="of:=[Sheet2.H201]" office:value-type="float" office:value="0" calcext:value-type="float">
            <text:p>0</text:p>
          </table:table-cell>
          <table:table-cell table:formula="of:=[Sheet2.I201]"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2017-07-28T20:38:00+02:00</text:p>
          </table:table-cell>
          <table:table-cell table:formula="of:=[Sheet2.B202]/1000" office:value-type="float" office:value="0.181" calcext:value-type="float">
            <text:p>0.181</text:p>
          </table:table-cell>
          <table:table-cell table:formula="of:=[Sheet2.C202]/1000" office:value-type="float" office:value="1" calcext:value-type="float">
            <text:p>1</text:p>
          </table:table-cell>
          <table:table-cell table:formula="of:=[Sheet2.D202]/1000" office:value-type="float" office:value="0.969250023365021" calcext:value-type="float">
            <text:p>0.969250023365021</text:p>
          </table:table-cell>
          <table:table-cell table:formula="of:=[Sheet2.E202]/1000" office:value-type="float" office:value="0.00000045420575267574" calcext:value-type="float">
            <text:p>4.5420575267574E-07</text:p>
          </table:table-cell>
          <table:table-cell table:formula="of:=[Sheet2.F202]/1000" office:value-type="float" office:value="1" calcext:value-type="float">
            <text:p>1</text:p>
          </table:table-cell>
          <table:table-cell table:formula="of:=[Sheet2.G202]/1000" office:value-type="float" office:value="1" calcext:value-type="float">
            <text:p>1</text:p>
          </table:table-cell>
          <table:table-cell table:formula="of:=[Sheet2.H202]" office:value-type="float" office:value="0" calcext:value-type="float">
            <text:p>0</text:p>
          </table:table-cell>
          <table:table-cell table:formula="of:=[Sheet2.I202]"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2017-07-28T20:39:00+02:00</text:p>
          </table:table-cell>
          <table:table-cell table:formula="of:=[Sheet2.B203]/1000" office:value-type="float" office:value="0.208" calcext:value-type="float">
            <text:p>0.208</text:p>
          </table:table-cell>
          <table:table-cell table:formula="of:=[Sheet2.C203]/1000" office:value-type="float" office:value="1" calcext:value-type="float">
            <text:p>1</text:p>
          </table:table-cell>
          <table:table-cell table:formula="of:=[Sheet2.D203]/1000" office:value-type="float" office:value="0.967499971389771" calcext:value-type="float">
            <text:p>0.967499971389771</text:p>
          </table:table-cell>
          <table:table-cell table:formula="of:=[Sheet2.E203]/1000" office:value-type="float" office:value="0.0694481048999953" calcext:value-type="float">
            <text:p>0.069448104899995</text:p>
          </table:table-cell>
          <table:table-cell table:formula="of:=[Sheet2.F203]/1000" office:value-type="float" office:value="1" calcext:value-type="float">
            <text:p>1</text:p>
          </table:table-cell>
          <table:table-cell table:formula="of:=[Sheet2.G203]/1000" office:value-type="float" office:value="1" calcext:value-type="float">
            <text:p>1</text:p>
          </table:table-cell>
          <table:table-cell table:formula="of:=[Sheet2.H203]" office:value-type="float" office:value="0" calcext:value-type="float">
            <text:p>0</text:p>
          </table:table-cell>
          <table:table-cell table:formula="of:=[Sheet2.I203]"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2017-07-28T20:40:00+02:00</text:p>
          </table:table-cell>
          <table:table-cell table:formula="of:=[Sheet2.B204]/1000" office:value-type="float" office:value="0.216" calcext:value-type="float">
            <text:p>0.216</text:p>
          </table:table-cell>
          <table:table-cell table:formula="of:=[Sheet2.C204]/1000" office:value-type="float" office:value="1" calcext:value-type="float">
            <text:p>1</text:p>
          </table:table-cell>
          <table:table-cell table:formula="of:=[Sheet2.D204]/1000" office:value-type="float" office:value="0.966499984264374" calcext:value-type="float">
            <text:p>0.966499984264374</text:p>
          </table:table-cell>
          <table:table-cell table:formula="of:=[Sheet2.E204]/1000" office:value-type="float" office:value="0.00000100621667609158" calcext:value-type="float">
            <text:p>1.00621667609158E-06</text:p>
          </table:table-cell>
          <table:table-cell table:formula="of:=[Sheet2.F204]/1000" office:value-type="float" office:value="1" calcext:value-type="float">
            <text:p>1</text:p>
          </table:table-cell>
          <table:table-cell table:formula="of:=[Sheet2.G204]/1000" office:value-type="float" office:value="1" calcext:value-type="float">
            <text:p>1</text:p>
          </table:table-cell>
          <table:table-cell table:formula="of:=[Sheet2.H204]" office:value-type="float" office:value="17" calcext:value-type="float">
            <text:p>17</text:p>
          </table:table-cell>
          <table:table-cell table:formula="of:=[Sheet2.I204]"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2017-07-28T20:41:00+02:00</text:p>
          </table:table-cell>
          <table:table-cell table:formula="of:=[Sheet2.B205]/1000" office:value-type="float" office:value="0.279" calcext:value-type="float">
            <text:p>0.279</text:p>
          </table:table-cell>
          <table:table-cell table:formula="of:=[Sheet2.C205]/1000" office:value-type="float" office:value="1" calcext:value-type="float">
            <text:p>1</text:p>
          </table:table-cell>
          <table:table-cell table:formula="of:=[Sheet2.D205]/1000" office:value-type="float" office:value="0.958750009536743" calcext:value-type="float">
            <text:p>0.958750009536743</text:p>
          </table:table-cell>
          <table:table-cell table:formula="of:=[Sheet2.E205]/1000" office:value-type="float" office:value="0.000611586024389266" calcext:value-type="float">
            <text:p>0.000611586024389</text:p>
          </table:table-cell>
          <table:table-cell table:formula="of:=[Sheet2.F205]/1000" office:value-type="float" office:value="1" calcext:value-type="float">
            <text:p>1</text:p>
          </table:table-cell>
          <table:table-cell table:formula="of:=[Sheet2.G205]/1000" office:value-type="float" office:value="1" calcext:value-type="float">
            <text:p>1</text:p>
          </table:table-cell>
          <table:table-cell table:formula="of:=[Sheet2.H205]" office:value-type="float" office:value="3" calcext:value-type="float">
            <text:p>3</text:p>
          </table:table-cell>
          <table:table-cell table:formula="of:=[Sheet2.I205]"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2017-07-28T20:42:00+02:00</text:p>
          </table:table-cell>
          <table:table-cell table:formula="of:=[Sheet2.B206]/1000" office:value-type="float" office:value="0.311" calcext:value-type="float">
            <text:p>0.311</text:p>
          </table:table-cell>
          <table:table-cell table:formula="of:=[Sheet2.C206]/1000" office:value-type="float" office:value="1" calcext:value-type="float">
            <text:p>1</text:p>
          </table:table-cell>
          <table:table-cell table:formula="of:=[Sheet2.D206]/1000" office:value-type="float" office:value="0.957000017166138" calcext:value-type="float">
            <text:p>0.957000017166138</text:p>
          </table:table-cell>
          <table:table-cell table:formula="of:=[Sheet2.E206]/1000" office:value-type="float" office:value="0.0660274624768711" calcext:value-type="float">
            <text:p>0.066027462476871</text:p>
          </table:table-cell>
          <table:table-cell table:formula="of:=[Sheet2.F206]/1000" office:value-type="float" office:value="1" calcext:value-type="float">
            <text:p>1</text:p>
          </table:table-cell>
          <table:table-cell table:formula="of:=[Sheet2.G206]/1000" office:value-type="float" office:value="1" calcext:value-type="float">
            <text:p>1</text:p>
          </table:table-cell>
          <table:table-cell table:formula="of:=[Sheet2.H206]" office:value-type="float" office:value="18" calcext:value-type="float">
            <text:p>18</text:p>
          </table:table-cell>
          <table:table-cell table:formula="of:=[Sheet2.I206]"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2017-07-28T20:43:00+02:00</text:p>
          </table:table-cell>
          <table:table-cell table:formula="of:=[Sheet2.B207]/1000" office:value-type="float" office:value="0.338" calcext:value-type="float">
            <text:p>0.338</text:p>
          </table:table-cell>
          <table:table-cell table:formula="of:=[Sheet2.C207]/1000" office:value-type="float" office:value="1" calcext:value-type="float">
            <text:p>1</text:p>
          </table:table-cell>
          <table:table-cell table:formula="of:=[Sheet2.D207]/1000" office:value-type="float" office:value="0.952750027179718" calcext:value-type="float">
            <text:p>0.952750027179718</text:p>
          </table:table-cell>
          <table:table-cell table:formula="of:=[Sheet2.E207]/1000" office:value-type="float" office:value="0.784092808290827" calcext:value-type="float">
            <text:p>0.784092808290827</text:p>
          </table:table-cell>
          <table:table-cell table:formula="of:=[Sheet2.F207]/1000" office:value-type="float" office:value="0.9988" calcext:value-type="float">
            <text:p>0.9988</text:p>
          </table:table-cell>
          <table:table-cell table:formula="of:=[Sheet2.G207]/1000" office:value-type="float" office:value="0.9998" calcext:value-type="float">
            <text:p>0.9998</text:p>
          </table:table-cell>
          <table:table-cell table:formula="of:=[Sheet2.H207]" office:value-type="float" office:value="83" calcext:value-type="float">
            <text:p>83</text:p>
          </table:table-cell>
          <table:table-cell table:formula="of:=[Sheet2.I207]"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17-07-28T20:44:00+02:00</text:p>
          </table:table-cell>
          <table:table-cell table:formula="of:=[Sheet2.B208]/1000" office:value-type="float" office:value="0.36" calcext:value-type="float">
            <text:p>0.36</text:p>
          </table:table-cell>
          <table:table-cell table:formula="of:=[Sheet2.C208]/1000" office:value-type="float" office:value="1" calcext:value-type="float">
            <text:p>1</text:p>
          </table:table-cell>
          <table:table-cell table:formula="of:=[Sheet2.D208]/1000" office:value-type="float" office:value="0.952000021934509" calcext:value-type="float">
            <text:p>0.952000021934509</text:p>
          </table:table-cell>
          <table:table-cell table:formula="of:=[Sheet2.E208]/1000" office:value-type="float" office:value="0.0212002523119658" calcext:value-type="float">
            <text:p>0.021200252311966</text:p>
          </table:table-cell>
          <table:table-cell table:formula="of:=[Sheet2.F208]/1000" office:value-type="float" office:value="1" calcext:value-type="float">
            <text:p>1</text:p>
          </table:table-cell>
          <table:table-cell table:formula="of:=[Sheet2.G208]/1000" office:value-type="float" office:value="1" calcext:value-type="float">
            <text:p>1</text:p>
          </table:table-cell>
          <table:table-cell table:formula="of:=[Sheet2.H208]" office:value-type="float" office:value="107" calcext:value-type="float">
            <text:p>107</text:p>
          </table:table-cell>
          <table:table-cell table:formula="of:=[Sheet2.I208]"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2017-07-28T20:45:00+02:00</text:p>
          </table:table-cell>
          <table:table-cell table:formula="of:=[Sheet2.B209]/1000" office:value-type="float" office:value="0.372" calcext:value-type="float">
            <text:p>0.372</text:p>
          </table:table-cell>
          <table:table-cell table:formula="of:=[Sheet2.C209]/1000" office:value-type="float" office:value="1" calcext:value-type="float">
            <text:p>1</text:p>
          </table:table-cell>
          <table:table-cell table:formula="of:=[Sheet2.D209]/1000" office:value-type="float" office:value="0.950250029563904" calcext:value-type="float">
            <text:p>0.950250029563904</text:p>
          </table:table-cell>
          <table:table-cell table:formula="of:=[Sheet2.E209]/1000" office:value-type="float" office:value="0.0158806115342993" calcext:value-type="float">
            <text:p>0.015880611534299</text:p>
          </table:table-cell>
          <table:table-cell table:formula="of:=[Sheet2.F209]/1000" office:value-type="float" office:value="1" calcext:value-type="float">
            <text:p>1</text:p>
          </table:table-cell>
          <table:table-cell table:formula="of:=[Sheet2.G209]/1000" office:value-type="float" office:value="1" calcext:value-type="float">
            <text:p>1</text:p>
          </table:table-cell>
          <table:table-cell table:formula="of:=[Sheet2.H209]" office:value-type="float" office:value="121" calcext:value-type="float">
            <text:p>121</text:p>
          </table:table-cell>
          <table:table-cell table:formula="of:=[Sheet2.I209]"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2017-07-28T20:46:00+02:00</text:p>
          </table:table-cell>
          <table:table-cell table:formula="of:=[Sheet2.B210]/1000" office:value-type="float" office:value="0.396" calcext:value-type="float">
            <text:p>0.396</text:p>
          </table:table-cell>
          <table:table-cell table:formula="of:=[Sheet2.C210]/1000" office:value-type="float" office:value="1" calcext:value-type="float">
            <text:p>1</text:p>
          </table:table-cell>
          <table:table-cell table:formula="of:=[Sheet2.D210]/1000" office:value-type="float" office:value="0.947749972343445" calcext:value-type="float">
            <text:p>0.947749972343445</text:p>
          </table:table-cell>
          <table:table-cell table:formula="of:=[Sheet2.E210]/1000" office:value-type="float" office:value="0.141841137489741" calcext:value-type="float">
            <text:p>0.141841137489741</text:p>
          </table:table-cell>
          <table:table-cell table:formula="of:=[Sheet2.F210]/1000" office:value-type="float" office:value="1" calcext:value-type="float">
            <text:p>1</text:p>
          </table:table-cell>
          <table:table-cell table:formula="of:=[Sheet2.G210]/1000" office:value-type="float" office:value="1" calcext:value-type="float">
            <text:p>1</text:p>
          </table:table-cell>
          <table:table-cell table:formula="of:=[Sheet2.H210]" office:value-type="float" office:value="276" calcext:value-type="float">
            <text:p>276</text:p>
          </table:table-cell>
          <table:table-cell table:formula="of:=[Sheet2.I210]"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2017-07-28T20:47:00+02:00</text:p>
          </table:table-cell>
          <table:table-cell table:formula="of:=[Sheet2.B211]/1000" office:value-type="float" office:value="0.4" calcext:value-type="float">
            <text:p>0.4</text:p>
          </table:table-cell>
          <table:table-cell table:formula="of:=[Sheet2.C211]/1000" office:value-type="float" office:value="1" calcext:value-type="float">
            <text:p>1</text:p>
          </table:table-cell>
          <table:table-cell table:formula="of:=[Sheet2.D211]/1000" office:value-type="float" office:value="0.947499990463257" calcext:value-type="float">
            <text:p>0.947499990463257</text:p>
          </table:table-cell>
          <table:table-cell table:formula="of:=[Sheet2.E211]/1000" office:value-type="float" office:value="0.00690595731978416" calcext:value-type="float">
            <text:p>0.006905957319784</text:p>
          </table:table-cell>
          <table:table-cell table:formula="of:=[Sheet2.F211]/1000" office:value-type="float" office:value="1" calcext:value-type="float">
            <text:p>1</text:p>
          </table:table-cell>
          <table:table-cell table:formula="of:=[Sheet2.G211]/1000" office:value-type="float" office:value="1" calcext:value-type="float">
            <text:p>1</text:p>
          </table:table-cell>
          <table:table-cell table:formula="of:=[Sheet2.H211]" office:value-type="float" office:value="295" calcext:value-type="float">
            <text:p>295</text:p>
          </table:table-cell>
          <table:table-cell table:formula="of:=[Sheet2.I211]"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2017-07-28T20:48:00+02:00</text:p>
          </table:table-cell>
          <table:table-cell table:formula="of:=[Sheet2.B212]/1000" office:value-type="float" office:value="0.39" calcext:value-type="float">
            <text:p>0.39</text:p>
          </table:table-cell>
          <table:table-cell table:formula="of:=[Sheet2.C212]/1000" office:value-type="float" office:value="1" calcext:value-type="float">
            <text:p>1</text:p>
          </table:table-cell>
          <table:table-cell table:formula="of:=[Sheet2.D212]/1000" office:value-type="float" office:value="0.950250029563904" calcext:value-type="float">
            <text:p>0.950250029563904</text:p>
          </table:table-cell>
          <table:table-cell table:formula="of:=[Sheet2.E212]/1000" office:value-type="float" office:value="0.0236382478106608" calcext:value-type="float">
            <text:p>0.023638247810661</text:p>
          </table:table-cell>
          <table:table-cell table:formula="of:=[Sheet2.F212]/1000" office:value-type="float" office:value="1" calcext:value-type="float">
            <text:p>1</text:p>
          </table:table-cell>
          <table:table-cell table:formula="of:=[Sheet2.G212]/1000" office:value-type="float" office:value="1" calcext:value-type="float">
            <text:p>1</text:p>
          </table:table-cell>
          <table:table-cell table:formula="of:=[Sheet2.H212]" office:value-type="float" office:value="385" calcext:value-type="float">
            <text:p>385</text:p>
          </table:table-cell>
          <table:table-cell table:formula="of:=[Sheet2.I212]"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2017-07-28T20:49:00+02:00</text:p>
          </table:table-cell>
          <table:table-cell table:formula="of:=[Sheet2.B213]/1000" office:value-type="float" office:value="0.4" calcext:value-type="float">
            <text:p>0.4</text:p>
          </table:table-cell>
          <table:table-cell table:formula="of:=[Sheet2.C213]/1000" office:value-type="float" office:value="1" calcext:value-type="float">
            <text:p>1</text:p>
          </table:table-cell>
          <table:table-cell table:formula="of:=[Sheet2.D213]/1000" office:value-type="float" office:value="0.949249982833862" calcext:value-type="float">
            <text:p>0.949249982833862</text:p>
          </table:table-cell>
          <table:table-cell table:formula="of:=[Sheet2.E213]/1000" office:value-type="float" office:value="0.9810058476676" calcext:value-type="float">
            <text:p>0.9810058476676</text:p>
          </table:table-cell>
          <table:table-cell table:formula="of:=[Sheet2.F213]/1000" office:value-type="float" office:value="1" calcext:value-type="float">
            <text:p>1</text:p>
          </table:table-cell>
          <table:table-cell table:formula="of:=[Sheet2.G213]/1000" office:value-type="float" office:value="1" calcext:value-type="float">
            <text:p>1</text:p>
          </table:table-cell>
          <table:table-cell table:formula="of:=[Sheet2.H213]" office:value-type="float" office:value="501" calcext:value-type="float">
            <text:p>501</text:p>
          </table:table-cell>
          <table:table-cell table:formula="of:=[Sheet2.I213]"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017-07-28T20:50:00+02:00</text:p>
          </table:table-cell>
          <table:table-cell table:formula="of:=[Sheet2.B214]/1000" office:value-type="float" office:value="0.402" calcext:value-type="float">
            <text:p>0.402</text:p>
          </table:table-cell>
          <table:table-cell table:formula="of:=[Sheet2.C214]/1000" office:value-type="float" office:value="1" calcext:value-type="float">
            <text:p>1</text:p>
          </table:table-cell>
          <table:table-cell table:formula="of:=[Sheet2.D214]/1000" office:value-type="float" office:value="0.948499977588654" calcext:value-type="float">
            <text:p>0.948499977588654</text:p>
          </table:table-cell>
          <table:table-cell table:formula="of:=[Sheet2.E214]/1000" office:value-type="float" office:value="0.980669390700212" calcext:value-type="float">
            <text:p>0.980669390700212</text:p>
          </table:table-cell>
          <table:table-cell table:formula="of:=[Sheet2.F214]/1000" office:value-type="float" office:value="1" calcext:value-type="float">
            <text:p>1</text:p>
          </table:table-cell>
          <table:table-cell table:formula="of:=[Sheet2.G214]/1000" office:value-type="float" office:value="1" calcext:value-type="float">
            <text:p>1</text:p>
          </table:table-cell>
          <table:table-cell table:formula="of:=[Sheet2.H214]" office:value-type="float" office:value="489" calcext:value-type="float">
            <text:p>489</text:p>
          </table:table-cell>
          <table:table-cell table:formula="of:=[Sheet2.I214]"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2017-07-28T20:51:00+02:00</text:p>
          </table:table-cell>
          <table:table-cell table:formula="of:=[Sheet2.B215]/1000" office:value-type="float" office:value="0.404" calcext:value-type="float">
            <text:p>0.404</text:p>
          </table:table-cell>
          <table:table-cell table:formula="of:=[Sheet2.C215]/1000" office:value-type="float" office:value="1" calcext:value-type="float">
            <text:p>1</text:p>
          </table:table-cell>
          <table:table-cell table:formula="of:=[Sheet2.D215]/1000" office:value-type="float" office:value="0.947000026702881" calcext:value-type="float">
            <text:p>0.947000026702881</text:p>
          </table:table-cell>
          <table:table-cell table:formula="of:=[Sheet2.E215]/1000" office:value-type="float" office:value="0.977805491894837" calcext:value-type="float">
            <text:p>0.977805491894837</text:p>
          </table:table-cell>
          <table:table-cell table:formula="of:=[Sheet2.F215]/1000" office:value-type="float" office:value="1" calcext:value-type="float">
            <text:p>1</text:p>
          </table:table-cell>
          <table:table-cell table:formula="of:=[Sheet2.G215]/1000" office:value-type="float" office:value="1" calcext:value-type="float">
            <text:p>1</text:p>
          </table:table-cell>
          <table:table-cell table:formula="of:=[Sheet2.H215]" office:value-type="float" office:value="523" calcext:value-type="float">
            <text:p>523</text:p>
          </table:table-cell>
          <table:table-cell table:formula="of:=[Sheet2.I215]"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017-07-28T20:52:00+02:00</text:p>
          </table:table-cell>
          <table:table-cell table:formula="of:=[Sheet2.B216]/1000" office:value-type="float" office:value="0.408" calcext:value-type="float">
            <text:p>0.408</text:p>
          </table:table-cell>
          <table:table-cell table:formula="of:=[Sheet2.C216]/1000" office:value-type="float" office:value="1" calcext:value-type="float">
            <text:p>1</text:p>
          </table:table-cell>
          <table:table-cell table:formula="of:=[Sheet2.D216]/1000" office:value-type="float" office:value="0.948000013828278" calcext:value-type="float">
            <text:p>0.948000013828278</text:p>
          </table:table-cell>
          <table:table-cell table:formula="of:=[Sheet2.E216]/1000" office:value-type="float" office:value="0.971658602516982" calcext:value-type="float">
            <text:p>0.971658602516982</text:p>
          </table:table-cell>
          <table:table-cell table:formula="of:=[Sheet2.F216]/1000" office:value-type="float" office:value="1" calcext:value-type="float">
            <text:p>1</text:p>
          </table:table-cell>
          <table:table-cell table:formula="of:=[Sheet2.G216]/1000" office:value-type="float" office:value="1" calcext:value-type="float">
            <text:p>1</text:p>
          </table:table-cell>
          <table:table-cell table:formula="of:=[Sheet2.H216]" office:value-type="float" office:value="679" calcext:value-type="float">
            <text:p>679</text:p>
          </table:table-cell>
          <table:table-cell table:formula="of:=[Sheet2.I216]"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20:53:00+02:00</text:p>
          </table:table-cell>
          <table:table-cell table:formula="of:=[Sheet2.B217]/1000" office:value-type="float" office:value="0.398" calcext:value-type="float">
            <text:p>0.398</text:p>
          </table:table-cell>
          <table:table-cell table:formula="of:=[Sheet2.C217]/1000" office:value-type="float" office:value="1" calcext:value-type="float">
            <text:p>1</text:p>
          </table:table-cell>
          <table:table-cell table:formula="of:=[Sheet2.D217]/1000" office:value-type="float" office:value="0.948000013828278" calcext:value-type="float">
            <text:p>0.948000013828278</text:p>
          </table:table-cell>
          <table:table-cell table:formula="of:=[Sheet2.E217]/1000" office:value-type="float" office:value="0.94152575949582" calcext:value-type="float">
            <text:p>0.94152575949582</text:p>
          </table:table-cell>
          <table:table-cell table:formula="of:=[Sheet2.F217]/1000" office:value-type="float" office:value="1" calcext:value-type="float">
            <text:p>1</text:p>
          </table:table-cell>
          <table:table-cell table:formula="of:=[Sheet2.G217]/1000" office:value-type="float" office:value="1" calcext:value-type="float">
            <text:p>1</text:p>
          </table:table-cell>
          <table:table-cell table:formula="of:=[Sheet2.H217]" office:value-type="float" office:value="723" calcext:value-type="float">
            <text:p>723</text:p>
          </table:table-cell>
          <table:table-cell table:formula="of:=[Sheet2.I217]"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017-07-28T20:54:00+02:00</text:p>
          </table:table-cell>
          <table:table-cell table:formula="of:=[Sheet2.B218]/1000" office:value-type="float" office:value="0.4" calcext:value-type="float">
            <text:p>0.4</text:p>
          </table:table-cell>
          <table:table-cell table:formula="of:=[Sheet2.C218]/1000" office:value-type="float" office:value="1" calcext:value-type="float">
            <text:p>1</text:p>
          </table:table-cell>
          <table:table-cell table:formula="of:=[Sheet2.D218]/1000" office:value-type="float" office:value="0.949000000953674" calcext:value-type="float">
            <text:p>0.949000000953674</text:p>
          </table:table-cell>
          <table:table-cell table:formula="of:=[Sheet2.E218]/1000" office:value-type="float" office:value="0.953421376174079" calcext:value-type="float">
            <text:p>0.953421376174079</text:p>
          </table:table-cell>
          <table:table-cell table:formula="of:=[Sheet2.F218]/1000" office:value-type="float" office:value="1" calcext:value-type="float">
            <text:p>1</text:p>
          </table:table-cell>
          <table:table-cell table:formula="of:=[Sheet2.G218]/1000" office:value-type="float" office:value="1" calcext:value-type="float">
            <text:p>1</text:p>
          </table:table-cell>
          <table:table-cell table:formula="of:=[Sheet2.H218]" office:value-type="float" office:value="729" calcext:value-type="float">
            <text:p>729</text:p>
          </table:table-cell>
          <table:table-cell table:formula="of:=[Sheet2.I218]"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17-07-28T20:55:00+02:00</text:p>
          </table:table-cell>
          <table:table-cell table:formula="of:=[Sheet2.B219]/1000" office:value-type="float" office:value="0.417" calcext:value-type="float">
            <text:p>0.417</text:p>
          </table:table-cell>
          <table:table-cell table:formula="of:=[Sheet2.C219]/1000" office:value-type="float" office:value="1" calcext:value-type="float">
            <text:p>1</text:p>
          </table:table-cell>
          <table:table-cell table:formula="of:=[Sheet2.D219]/1000" office:value-type="float" office:value="0.949000000953674" calcext:value-type="float">
            <text:p>0.949000000953674</text:p>
          </table:table-cell>
          <table:table-cell table:formula="of:=[Sheet2.E219]/1000" office:value-type="float" office:value="0.999999961583342" calcext:value-type="float">
            <text:p>0.999999961583342</text:p>
          </table:table-cell>
          <table:table-cell table:formula="of:=[Sheet2.F219]/1000" office:value-type="float" office:value="1" calcext:value-type="float">
            <text:p>1</text:p>
          </table:table-cell>
          <table:table-cell table:formula="of:=[Sheet2.G219]/1000" office:value-type="float" office:value="1" calcext:value-type="float">
            <text:p>1</text:p>
          </table:table-cell>
          <table:table-cell table:formula="of:=[Sheet2.H219]" office:value-type="float" office:value="1052" calcext:value-type="float">
            <text:p>1052</text:p>
          </table:table-cell>
          <table:table-cell table:formula="of:=[Sheet2.I219]"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2017-07-28T20:56:00+02:00</text:p>
          </table:table-cell>
          <table:table-cell table:formula="of:=[Sheet2.B220]/1000" office:value-type="float" office:value="0.406" calcext:value-type="float">
            <text:p>0.406</text:p>
          </table:table-cell>
          <table:table-cell table:formula="of:=[Sheet2.C220]/1000" office:value-type="float" office:value="1" calcext:value-type="float">
            <text:p>1</text:p>
          </table:table-cell>
          <table:table-cell table:formula="of:=[Sheet2.D220]/1000" office:value-type="float" office:value="0.948499977588654" calcext:value-type="float">
            <text:p>0.948499977588654</text:p>
          </table:table-cell>
          <table:table-cell table:formula="of:=[Sheet2.E220]/1000" office:value-type="float" office:value="0.999999998061073" calcext:value-type="float">
            <text:p>0.999999998061073</text:p>
          </table:table-cell>
          <table:table-cell table:formula="of:=[Sheet2.F220]/1000" office:value-type="float" office:value="1" calcext:value-type="float">
            <text:p>1</text:p>
          </table:table-cell>
          <table:table-cell table:formula="of:=[Sheet2.G220]/1000" office:value-type="float" office:value="1" calcext:value-type="float">
            <text:p>1</text:p>
          </table:table-cell>
          <table:table-cell table:formula="of:=[Sheet2.H220]" office:value-type="float" office:value="1109" calcext:value-type="float">
            <text:p>1109</text:p>
          </table:table-cell>
          <table:table-cell table:formula="of:=[Sheet2.I220]"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2017-07-28T20:57:00+02:00</text:p>
          </table:table-cell>
          <table:table-cell table:formula="of:=[Sheet2.B221]/1000" office:value-type="float" office:value="0.398" calcext:value-type="float">
            <text:p>0.398</text:p>
          </table:table-cell>
          <table:table-cell table:formula="of:=[Sheet2.C221]/1000" office:value-type="float" office:value="1" calcext:value-type="float">
            <text:p>1</text:p>
          </table:table-cell>
          <table:table-cell table:formula="of:=[Sheet2.D221]/1000" office:value-type="float" office:value="0.948249995708466" calcext:value-type="float">
            <text:p>0.948249995708466</text:p>
          </table:table-cell>
          <table:table-cell table:formula="of:=[Sheet2.E221]/1000" office:value-type="float" office:value="0.999999999813656" calcext:value-type="float">
            <text:p>0.999999999813656</text:p>
          </table:table-cell>
          <table:table-cell table:formula="of:=[Sheet2.F221]/1000" office:value-type="float" office:value="1" calcext:value-type="float">
            <text:p>1</text:p>
          </table:table-cell>
          <table:table-cell table:formula="of:=[Sheet2.G221]/1000" office:value-type="float" office:value="1" calcext:value-type="float">
            <text:p>1</text:p>
          </table:table-cell>
          <table:table-cell table:formula="of:=[Sheet2.H221]" office:value-type="float" office:value="1122" calcext:value-type="float">
            <text:p>1122</text:p>
          </table:table-cell>
          <table:table-cell table:formula="of:=[Sheet2.I221]"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20:58:00+02:00</text:p>
          </table:table-cell>
          <table:table-cell table:formula="of:=[Sheet2.B222]/1000" office:value-type="float" office:value="0.391" calcext:value-type="float">
            <text:p>0.391</text:p>
          </table:table-cell>
          <table:table-cell table:formula="of:=[Sheet2.C222]/1000" office:value-type="float" office:value="1" calcext:value-type="float">
            <text:p>1</text:p>
          </table:table-cell>
          <table:table-cell table:formula="of:=[Sheet2.D222]/1000" office:value-type="float" office:value="0.948249995708466" calcext:value-type="float">
            <text:p>0.948249995708466</text:p>
          </table:table-cell>
          <table:table-cell table:formula="of:=[Sheet2.E222]/1000" office:value-type="float" office:value="0.999999999888598" calcext:value-type="float">
            <text:p>0.999999999888598</text:p>
          </table:table-cell>
          <table:table-cell table:formula="of:=[Sheet2.F222]/1000" office:value-type="float" office:value="1" calcext:value-type="float">
            <text:p>1</text:p>
          </table:table-cell>
          <table:table-cell table:formula="of:=[Sheet2.G222]/1000" office:value-type="float" office:value="1" calcext:value-type="float">
            <text:p>1</text:p>
          </table:table-cell>
          <table:table-cell table:formula="of:=[Sheet2.H222]" office:value-type="float" office:value="1629" calcext:value-type="float">
            <text:p>1629</text:p>
          </table:table-cell>
          <table:table-cell table:formula="of:=[Sheet2.I222]"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0:59:00+02:00</text:p>
          </table:table-cell>
          <table:table-cell table:formula="of:=[Sheet2.B223]/1000" office:value-type="float" office:value="0.389" calcext:value-type="float">
            <text:p>0.389</text:p>
          </table:table-cell>
          <table:table-cell table:formula="of:=[Sheet2.C223]/1000" office:value-type="float" office:value="1" calcext:value-type="float">
            <text:p>1</text:p>
          </table:table-cell>
          <table:table-cell table:formula="of:=[Sheet2.D223]/1000" office:value-type="float" office:value="0.948750019073486" calcext:value-type="float">
            <text:p>0.948750019073486</text:p>
          </table:table-cell>
          <table:table-cell table:formula="of:=[Sheet2.E223]/1000" office:value-type="float" office:value="0.999999999934333" calcext:value-type="float">
            <text:p>0.999999999934333</text:p>
          </table:table-cell>
          <table:table-cell table:formula="of:=[Sheet2.F223]/1000" office:value-type="float" office:value="1" calcext:value-type="float">
            <text:p>1</text:p>
          </table:table-cell>
          <table:table-cell table:formula="of:=[Sheet2.G223]/1000" office:value-type="float" office:value="1" calcext:value-type="float">
            <text:p>1</text:p>
          </table:table-cell>
          <table:table-cell table:formula="of:=[Sheet2.H223]" office:value-type="float" office:value="1762" calcext:value-type="float">
            <text:p>1762</text:p>
          </table:table-cell>
          <table:table-cell table:formula="of:=[Sheet2.I223]"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017-07-28T21:00:00+02:00</text:p>
          </table:table-cell>
          <table:table-cell table:formula="of:=[Sheet2.B224]/1000" office:value-type="float" office:value="0.376" calcext:value-type="float">
            <text:p>0.376</text:p>
          </table:table-cell>
          <table:table-cell table:formula="of:=[Sheet2.C224]/1000" office:value-type="float" office:value="1" calcext:value-type="float">
            <text:p>1</text:p>
          </table:table-cell>
          <table:table-cell table:formula="of:=[Sheet2.D224]/1000" office:value-type="float" office:value="0.950999975204468" calcext:value-type="float">
            <text:p>0.950999975204468</text:p>
          </table:table-cell>
          <table:table-cell table:formula="of:=[Sheet2.E224]/1000" office:value-type="float" office:value="0.946434566938113" calcext:value-type="float">
            <text:p>0.946434566938113</text:p>
          </table:table-cell>
          <table:table-cell table:formula="of:=[Sheet2.F224]/1000" office:value-type="float" office:value="1" calcext:value-type="float">
            <text:p>1</text:p>
          </table:table-cell>
          <table:table-cell table:formula="of:=[Sheet2.G224]/1000" office:value-type="float" office:value="1" calcext:value-type="float">
            <text:p>1</text:p>
          </table:table-cell>
          <table:table-cell table:formula="of:=[Sheet2.H224]" office:value-type="float" office:value="1707" calcext:value-type="float">
            <text:p>1707</text:p>
          </table:table-cell>
          <table:table-cell table:formula="of:=[Sheet2.I224]"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2017-07-28T21:01:00+02:00</text:p>
          </table:table-cell>
          <table:table-cell table:formula="of:=[Sheet2.B225]/1000" office:value-type="float" office:value="0.408" calcext:value-type="float">
            <text:p>0.408</text:p>
          </table:table-cell>
          <table:table-cell table:formula="of:=[Sheet2.C225]/1000" office:value-type="float" office:value="1" calcext:value-type="float">
            <text:p>1</text:p>
          </table:table-cell>
          <table:table-cell table:formula="of:=[Sheet2.D225]/1000" office:value-type="float" office:value="0.947499990463257" calcext:value-type="float">
            <text:p>0.947499990463257</text:p>
          </table:table-cell>
          <table:table-cell table:formula="of:=[Sheet2.E225]/1000" office:value-type="float" office:value="0.909898925976531" calcext:value-type="float">
            <text:p>0.909898925976531</text:p>
          </table:table-cell>
          <table:table-cell table:formula="of:=[Sheet2.F225]/1000" office:value-type="float" office:value="1" calcext:value-type="float">
            <text:p>1</text:p>
          </table:table-cell>
          <table:table-cell table:formula="of:=[Sheet2.G225]/1000" office:value-type="float" office:value="1" calcext:value-type="float">
            <text:p>1</text:p>
          </table:table-cell>
          <table:table-cell table:formula="of:=[Sheet2.H225]" office:value-type="float" office:value="2132" calcext:value-type="float">
            <text:p>2132</text:p>
          </table:table-cell>
          <table:table-cell table:formula="of:=[Sheet2.I225]"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2017-07-28T21:02:00+02:00</text:p>
          </table:table-cell>
          <table:table-cell table:formula="of:=[Sheet2.B226]/1000" office:value-type="float" office:value="0.399" calcext:value-type="float">
            <text:p>0.399</text:p>
          </table:table-cell>
          <table:table-cell table:formula="of:=[Sheet2.C226]/1000" office:value-type="float" office:value="1" calcext:value-type="float">
            <text:p>1</text:p>
          </table:table-cell>
          <table:table-cell table:formula="of:=[Sheet2.D226]/1000" office:value-type="float" office:value="0.948499977588654" calcext:value-type="float">
            <text:p>0.948499977588654</text:p>
          </table:table-cell>
          <table:table-cell table:formula="of:=[Sheet2.E226]/1000" office:value-type="float" office:value="0.889262898056395" calcext:value-type="float">
            <text:p>0.889262898056395</text:p>
          </table:table-cell>
          <table:table-cell table:formula="of:=[Sheet2.F226]/1000" office:value-type="float" office:value="1" calcext:value-type="float">
            <text:p>1</text:p>
          </table:table-cell>
          <table:table-cell table:formula="of:=[Sheet2.G226]/1000" office:value-type="float" office:value="1" calcext:value-type="float">
            <text:p>1</text:p>
          </table:table-cell>
          <table:table-cell table:formula="of:=[Sheet2.H226]" office:value-type="float" office:value="2336" calcext:value-type="float">
            <text:p>2336</text:p>
          </table:table-cell>
          <table:table-cell table:formula="of:=[Sheet2.I226]"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2017-07-28T21:03:00+02:00</text:p>
          </table:table-cell>
          <table:table-cell table:formula="of:=[Sheet2.B227]/1000" office:value-type="float" office:value="0.407" calcext:value-type="float">
            <text:p>0.407</text:p>
          </table:table-cell>
          <table:table-cell table:formula="of:=[Sheet2.C227]/1000" office:value-type="float" office:value="1" calcext:value-type="float">
            <text:p>1</text:p>
          </table:table-cell>
          <table:table-cell table:formula="of:=[Sheet2.D227]/1000" office:value-type="float" office:value="0.949750006198883" calcext:value-type="float">
            <text:p>0.949750006198883</text:p>
          </table:table-cell>
          <table:table-cell table:formula="of:=[Sheet2.E227]/1000" office:value-type="float" office:value="0.95474783915722" calcext:value-type="float">
            <text:p>0.95474783915722</text:p>
          </table:table-cell>
          <table:table-cell table:formula="of:=[Sheet2.F227]/1000" office:value-type="float" office:value="1" calcext:value-type="float">
            <text:p>1</text:p>
          </table:table-cell>
          <table:table-cell table:formula="of:=[Sheet2.G227]/1000" office:value-type="float" office:value="1" calcext:value-type="float">
            <text:p>1</text:p>
          </table:table-cell>
          <table:table-cell table:formula="of:=[Sheet2.H227]" office:value-type="float" office:value="2189" calcext:value-type="float">
            <text:p>2189</text:p>
          </table:table-cell>
          <table:table-cell table:formula="of:=[Sheet2.I227]"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2017-07-28T21:04:00+02:00</text:p>
          </table:table-cell>
          <table:table-cell table:formula="of:=[Sheet2.B228]/1000" office:value-type="float" office:value="0.4" calcext:value-type="float">
            <text:p>0.4</text:p>
          </table:table-cell>
          <table:table-cell table:formula="of:=[Sheet2.C228]/1000" office:value-type="float" office:value="1" calcext:value-type="float">
            <text:p>1</text:p>
          </table:table-cell>
          <table:table-cell table:formula="of:=[Sheet2.D228]/1000" office:value-type="float" office:value="0.948249995708466" calcext:value-type="float">
            <text:p>0.948249995708466</text:p>
          </table:table-cell>
          <table:table-cell table:formula="of:=[Sheet2.E228]/1000" office:value-type="float" office:value="0.924830321384493" calcext:value-type="float">
            <text:p>0.924830321384493</text:p>
          </table:table-cell>
          <table:table-cell table:formula="of:=[Sheet2.F228]/1000" office:value-type="float" office:value="1" calcext:value-type="float">
            <text:p>1</text:p>
          </table:table-cell>
          <table:table-cell table:formula="of:=[Sheet2.G228]/1000" office:value-type="float" office:value="1" calcext:value-type="float">
            <text:p>1</text:p>
          </table:table-cell>
          <table:table-cell table:formula="of:=[Sheet2.H228]" office:value-type="float" office:value="2013" calcext:value-type="float">
            <text:p>2013</text:p>
          </table:table-cell>
          <table:table-cell table:formula="of:=[Sheet2.I228]"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2017-07-28T21:05:00+02:00</text:p>
          </table:table-cell>
          <table:table-cell table:formula="of:=[Sheet2.B229]/1000" office:value-type="float" office:value="0.389" calcext:value-type="float">
            <text:p>0.389</text:p>
          </table:table-cell>
          <table:table-cell table:formula="of:=[Sheet2.C229]/1000" office:value-type="float" office:value="1" calcext:value-type="float">
            <text:p>1</text:p>
          </table:table-cell>
          <table:table-cell table:formula="of:=[Sheet2.D229]/1000" office:value-type="float" office:value="0.948499977588654" calcext:value-type="float">
            <text:p>0.948499977588654</text:p>
          </table:table-cell>
          <table:table-cell table:formula="of:=[Sheet2.E229]/1000" office:value-type="float" office:value="0.867878445751464" calcext:value-type="float">
            <text:p>0.867878445751464</text:p>
          </table:table-cell>
          <table:table-cell table:formula="of:=[Sheet2.F229]/1000" office:value-type="float" office:value="1" calcext:value-type="float">
            <text:p>1</text:p>
          </table:table-cell>
          <table:table-cell table:formula="of:=[Sheet2.G229]/1000" office:value-type="float" office:value="1" calcext:value-type="float">
            <text:p>1</text:p>
          </table:table-cell>
          <table:table-cell table:formula="of:=[Sheet2.H229]" office:value-type="float" office:value="2140" calcext:value-type="float">
            <text:p>2140</text:p>
          </table:table-cell>
          <table:table-cell table:formula="of:=[Sheet2.I229]"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2017-07-28T21:06:00+02:00</text:p>
          </table:table-cell>
          <table:table-cell table:formula="of:=[Sheet2.B230]/1000" office:value-type="float" office:value="0.369" calcext:value-type="float">
            <text:p>0.369</text:p>
          </table:table-cell>
          <table:table-cell table:formula="of:=[Sheet2.C230]/1000" office:value-type="float" office:value="1" calcext:value-type="float">
            <text:p>1</text:p>
          </table:table-cell>
          <table:table-cell table:formula="of:=[Sheet2.D230]/1000" office:value-type="float" office:value="0.948499977588654" calcext:value-type="float">
            <text:p>0.948499977588654</text:p>
          </table:table-cell>
          <table:table-cell table:formula="of:=[Sheet2.E230]/1000" office:value-type="float" office:value="0.830217450237657" calcext:value-type="float">
            <text:p>0.830217450237657</text:p>
          </table:table-cell>
          <table:table-cell table:formula="of:=[Sheet2.F230]/1000" office:value-type="float" office:value="1" calcext:value-type="float">
            <text:p>1</text:p>
          </table:table-cell>
          <table:table-cell table:formula="of:=[Sheet2.G230]/1000" office:value-type="float" office:value="1" calcext:value-type="float">
            <text:p>1</text:p>
          </table:table-cell>
          <table:table-cell table:formula="of:=[Sheet2.H230]" office:value-type="float" office:value="1937" calcext:value-type="float">
            <text:p>1937</text:p>
          </table:table-cell>
          <table:table-cell table:formula="of:=[Sheet2.I230]"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2017-07-28T21:07:00+02:00</text:p>
          </table:table-cell>
          <table:table-cell table:formula="of:=[Sheet2.B231]/1000" office:value-type="float" office:value="0.406" calcext:value-type="float">
            <text:p>0.406</text:p>
          </table:table-cell>
          <table:table-cell table:formula="of:=[Sheet2.C231]/1000" office:value-type="float" office:value="1" calcext:value-type="float">
            <text:p>1</text:p>
          </table:table-cell>
          <table:table-cell table:formula="of:=[Sheet2.D231]/1000" office:value-type="float" office:value="0.946749985218048" calcext:value-type="float">
            <text:p>0.946749985218048</text:p>
          </table:table-cell>
          <table:table-cell table:formula="of:=[Sheet2.E231]/1000" office:value-type="float" office:value="0.725917572406984" calcext:value-type="float">
            <text:p>0.725917572406984</text:p>
          </table:table-cell>
          <table:table-cell table:formula="of:=[Sheet2.F231]/1000" office:value-type="float" office:value="1" calcext:value-type="float">
            <text:p>1</text:p>
          </table:table-cell>
          <table:table-cell table:formula="of:=[Sheet2.G231]/1000" office:value-type="float" office:value="1" calcext:value-type="float">
            <text:p>1</text:p>
          </table:table-cell>
          <table:table-cell table:formula="of:=[Sheet2.H231]" office:value-type="float" office:value="2152" calcext:value-type="float">
            <text:p>2152</text:p>
          </table:table-cell>
          <table:table-cell table:formula="of:=[Sheet2.I231]"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17-07-28T21:08:00+02:00</text:p>
          </table:table-cell>
          <table:table-cell table:formula="of:=[Sheet2.B232]/1000" office:value-type="float" office:value="0.406" calcext:value-type="float">
            <text:p>0.406</text:p>
          </table:table-cell>
          <table:table-cell table:formula="of:=[Sheet2.C232]/1000" office:value-type="float" office:value="1" calcext:value-type="float">
            <text:p>1</text:p>
          </table:table-cell>
          <table:table-cell table:formula="of:=[Sheet2.D232]/1000" office:value-type="float" office:value="0.948000013828278" calcext:value-type="float">
            <text:p>0.948000013828278</text:p>
          </table:table-cell>
          <table:table-cell table:formula="of:=[Sheet2.E232]/1000" office:value-type="float" office:value="0.769559499544691" calcext:value-type="float">
            <text:p>0.769559499544691</text:p>
          </table:table-cell>
          <table:table-cell table:formula="of:=[Sheet2.F232]/1000" office:value-type="float" office:value="1" calcext:value-type="float">
            <text:p>1</text:p>
          </table:table-cell>
          <table:table-cell table:formula="of:=[Sheet2.G232]/1000" office:value-type="float" office:value="1" calcext:value-type="float">
            <text:p>1</text:p>
          </table:table-cell>
          <table:table-cell table:formula="of:=[Sheet2.H232]" office:value-type="float" office:value="2109" calcext:value-type="float">
            <text:p>2109</text:p>
          </table:table-cell>
          <table:table-cell table:formula="of:=[Sheet2.I232]"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1:09:00+02:00</text:p>
          </table:table-cell>
          <table:table-cell table:formula="of:=[Sheet2.B233]/1000" office:value-type="float" office:value="0.382" calcext:value-type="float">
            <text:p>0.382</text:p>
          </table:table-cell>
          <table:table-cell table:formula="of:=[Sheet2.C233]/1000" office:value-type="float" office:value="1" calcext:value-type="float">
            <text:p>1</text:p>
          </table:table-cell>
          <table:table-cell table:formula="of:=[Sheet2.D233]/1000" office:value-type="float" office:value="0.949249982833862" calcext:value-type="float">
            <text:p>0.949249982833862</text:p>
          </table:table-cell>
          <table:table-cell table:formula="of:=[Sheet2.E233]/1000" office:value-type="float" office:value="0.999997119611257" calcext:value-type="float">
            <text:p>0.999997119611257</text:p>
          </table:table-cell>
          <table:table-cell table:formula="of:=[Sheet2.F233]/1000" office:value-type="float" office:value="1" calcext:value-type="float">
            <text:p>1</text:p>
          </table:table-cell>
          <table:table-cell table:formula="of:=[Sheet2.G233]/1000" office:value-type="float" office:value="1" calcext:value-type="float">
            <text:p>1</text:p>
          </table:table-cell>
          <table:table-cell table:formula="of:=[Sheet2.H233]" office:value-type="float" office:value="2200" calcext:value-type="float">
            <text:p>2200</text:p>
          </table:table-cell>
          <table:table-cell table:formula="of:=[Sheet2.I233]"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017-07-28T21:10:00+02:00</text:p>
          </table:table-cell>
          <table:table-cell table:formula="of:=[Sheet2.B234]/1000" office:value-type="float" office:value="0.396" calcext:value-type="float">
            <text:p>0.396</text:p>
          </table:table-cell>
          <table:table-cell table:formula="of:=[Sheet2.C234]/1000" office:value-type="float" office:value="1" calcext:value-type="float">
            <text:p>1</text:p>
          </table:table-cell>
          <table:table-cell table:formula="of:=[Sheet2.D234]/1000" office:value-type="float" office:value="0.949249982833862" calcext:value-type="float">
            <text:p>0.949249982833862</text:p>
          </table:table-cell>
          <table:table-cell table:formula="of:=[Sheet2.E234]/1000" office:value-type="float" office:value="0.999999999999996" calcext:value-type="float">
            <text:p>0.999999999999996</text:p>
          </table:table-cell>
          <table:table-cell table:formula="of:=[Sheet2.F234]/1000" office:value-type="float" office:value="1" calcext:value-type="float">
            <text:p>1</text:p>
          </table:table-cell>
          <table:table-cell table:formula="of:=[Sheet2.G234]/1000" office:value-type="float" office:value="1" calcext:value-type="float">
            <text:p>1</text:p>
          </table:table-cell>
          <table:table-cell table:formula="of:=[Sheet2.H234]" office:value-type="float" office:value="2208" calcext:value-type="float">
            <text:p>2208</text:p>
          </table:table-cell>
          <table:table-cell table:formula="of:=[Sheet2.I234]"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11:00+02:00</text:p>
          </table:table-cell>
          <table:table-cell table:formula="of:=[Sheet2.B235]/1000" office:value-type="float" office:value="0.386" calcext:value-type="float">
            <text:p>0.386</text:p>
          </table:table-cell>
          <table:table-cell table:formula="of:=[Sheet2.C235]/1000" office:value-type="float" office:value="1" calcext:value-type="float">
            <text:p>1</text:p>
          </table:table-cell>
          <table:table-cell table:formula="of:=[Sheet2.D235]/1000" office:value-type="float" office:value="0.949750006198883" calcext:value-type="float">
            <text:p>0.949750006198883</text:p>
          </table:table-cell>
          <table:table-cell table:formula="of:=[Sheet2.E235]/1000" office:value-type="float" office:value="1" calcext:value-type="float">
            <text:p>1</text:p>
          </table:table-cell>
          <table:table-cell table:formula="of:=[Sheet2.F235]/1000" office:value-type="float" office:value="1" calcext:value-type="float">
            <text:p>1</text:p>
          </table:table-cell>
          <table:table-cell table:formula="of:=[Sheet2.G235]/1000" office:value-type="float" office:value="1" calcext:value-type="float">
            <text:p>1</text:p>
          </table:table-cell>
          <table:table-cell table:formula="of:=[Sheet2.H235]" office:value-type="float" office:value="2315" calcext:value-type="float">
            <text:p>2315</text:p>
          </table:table-cell>
          <table:table-cell table:formula="of:=[Sheet2.I235]"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017-07-28T21:12:00+02:00</text:p>
          </table:table-cell>
          <table:table-cell table:formula="of:=[Sheet2.B236]/1000" office:value-type="float" office:value="0.388" calcext:value-type="float">
            <text:p>0.388</text:p>
          </table:table-cell>
          <table:table-cell table:formula="of:=[Sheet2.C236]/1000" office:value-type="float" office:value="1" calcext:value-type="float">
            <text:p>1</text:p>
          </table:table-cell>
          <table:table-cell table:formula="of:=[Sheet2.D236]/1000" office:value-type="float" office:value="0.948750019073486" calcext:value-type="float">
            <text:p>0.948750019073486</text:p>
          </table:table-cell>
          <table:table-cell table:formula="of:=[Sheet2.E236]/1000" office:value-type="float" office:value="1" calcext:value-type="float">
            <text:p>1</text:p>
          </table:table-cell>
          <table:table-cell table:formula="of:=[Sheet2.F236]/1000" office:value-type="float" office:value="1" calcext:value-type="float">
            <text:p>1</text:p>
          </table:table-cell>
          <table:table-cell table:formula="of:=[Sheet2.G236]/1000" office:value-type="float" office:value="1" calcext:value-type="float">
            <text:p>1</text:p>
          </table:table-cell>
          <table:table-cell table:formula="of:=[Sheet2.H236]" office:value-type="float" office:value="2356" calcext:value-type="float">
            <text:p>2356</text:p>
          </table:table-cell>
          <table:table-cell table:formula="of:=[Sheet2.I236]"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2017-07-28T21:13:00+02:00</text:p>
          </table:table-cell>
          <table:table-cell table:formula="of:=[Sheet2.B237]/1000" office:value-type="float" office:value="0.4" calcext:value-type="float">
            <text:p>0.4</text:p>
          </table:table-cell>
          <table:table-cell table:formula="of:=[Sheet2.C237]/1000" office:value-type="float" office:value="1" calcext:value-type="float">
            <text:p>1</text:p>
          </table:table-cell>
          <table:table-cell table:formula="of:=[Sheet2.D237]/1000" office:value-type="float" office:value="0.946749985218048" calcext:value-type="float">
            <text:p>0.946749985218048</text:p>
          </table:table-cell>
          <table:table-cell table:formula="of:=[Sheet2.E237]/1000" office:value-type="float" office:value="1" calcext:value-type="float">
            <text:p>1</text:p>
          </table:table-cell>
          <table:table-cell table:formula="of:=[Sheet2.F237]/1000" office:value-type="float" office:value="1" calcext:value-type="float">
            <text:p>1</text:p>
          </table:table-cell>
          <table:table-cell table:formula="of:=[Sheet2.G237]/1000" office:value-type="float" office:value="1" calcext:value-type="float">
            <text:p>1</text:p>
          </table:table-cell>
          <table:table-cell table:formula="of:=[Sheet2.H237]" office:value-type="float" office:value="2172" calcext:value-type="float">
            <text:p>2172</text:p>
          </table:table-cell>
          <table:table-cell table:formula="of:=[Sheet2.I237]"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2017-07-28T21:14:00+02:00</text:p>
          </table:table-cell>
          <table:table-cell table:formula="of:=[Sheet2.B238]/1000" office:value-type="float" office:value="0.408" calcext:value-type="float">
            <text:p>0.408</text:p>
          </table:table-cell>
          <table:table-cell table:formula="of:=[Sheet2.C238]/1000" office:value-type="float" office:value="1" calcext:value-type="float">
            <text:p>1</text:p>
          </table:table-cell>
          <table:table-cell table:formula="of:=[Sheet2.D238]/1000" office:value-type="float" office:value="0.94650000333786" calcext:value-type="float">
            <text:p>0.94650000333786</text:p>
          </table:table-cell>
          <table:table-cell table:formula="of:=[Sheet2.E238]/1000" office:value-type="float" office:value="1" calcext:value-type="float">
            <text:p>1</text:p>
          </table:table-cell>
          <table:table-cell table:formula="of:=[Sheet2.F238]/1000" office:value-type="float" office:value="1" calcext:value-type="float">
            <text:p>1</text:p>
          </table:table-cell>
          <table:table-cell table:formula="of:=[Sheet2.G238]/1000" office:value-type="float" office:value="1" calcext:value-type="float">
            <text:p>1</text:p>
          </table:table-cell>
          <table:table-cell table:formula="of:=[Sheet2.H238]" office:value-type="float" office:value="2297" calcext:value-type="float">
            <text:p>2297</text:p>
          </table:table-cell>
          <table:table-cell table:formula="of:=[Sheet2.I238]"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2017-07-28T21:15:00+02:00</text:p>
          </table:table-cell>
          <table:table-cell table:formula="of:=[Sheet2.B239]/1000" office:value-type="float" office:value="0.376" calcext:value-type="float">
            <text:p>0.376</text:p>
          </table:table-cell>
          <table:table-cell table:formula="of:=[Sheet2.C239]/1000" office:value-type="float" office:value="1" calcext:value-type="float">
            <text:p>1</text:p>
          </table:table-cell>
          <table:table-cell table:formula="of:=[Sheet2.D239]/1000" office:value-type="float" office:value="0.949999988079071" calcext:value-type="float">
            <text:p>0.949999988079071</text:p>
          </table:table-cell>
          <table:table-cell table:formula="of:=[Sheet2.E239]/1000" office:value-type="float" office:value="1" calcext:value-type="float">
            <text:p>1</text:p>
          </table:table-cell>
          <table:table-cell table:formula="of:=[Sheet2.F239]/1000" office:value-type="float" office:value="1" calcext:value-type="float">
            <text:p>1</text:p>
          </table:table-cell>
          <table:table-cell table:formula="of:=[Sheet2.G239]/1000" office:value-type="float" office:value="1" calcext:value-type="float">
            <text:p>1</text:p>
          </table:table-cell>
          <table:table-cell table:formula="of:=[Sheet2.H239]" office:value-type="float" office:value="2365" calcext:value-type="float">
            <text:p>2365</text:p>
          </table:table-cell>
          <table:table-cell table:formula="of:=[Sheet2.I239]"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16:00+02:00</text:p>
          </table:table-cell>
          <table:table-cell table:formula="of:=[Sheet2.B240]/1000" office:value-type="float" office:value="0.393" calcext:value-type="float">
            <text:p>0.393</text:p>
          </table:table-cell>
          <table:table-cell table:formula="of:=[Sheet2.C240]/1000" office:value-type="float" office:value="1" calcext:value-type="float">
            <text:p>1</text:p>
          </table:table-cell>
          <table:table-cell table:formula="of:=[Sheet2.D240]/1000" office:value-type="float" office:value="0.948249995708466" calcext:value-type="float">
            <text:p>0.948249995708466</text:p>
          </table:table-cell>
          <table:table-cell table:formula="of:=[Sheet2.E240]/1000" office:value-type="float" office:value="1" calcext:value-type="float">
            <text:p>1</text:p>
          </table:table-cell>
          <table:table-cell table:formula="of:=[Sheet2.F240]/1000" office:value-type="float" office:value="1" calcext:value-type="float">
            <text:p>1</text:p>
          </table:table-cell>
          <table:table-cell table:formula="of:=[Sheet2.G240]/1000" office:value-type="float" office:value="1" calcext:value-type="float">
            <text:p>1</text:p>
          </table:table-cell>
          <table:table-cell table:formula="of:=[Sheet2.H240]" office:value-type="float" office:value="2317" calcext:value-type="float">
            <text:p>2317</text:p>
          </table:table-cell>
          <table:table-cell table:formula="of:=[Sheet2.I240]"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2017-07-28T21:17:00+02:00</text:p>
          </table:table-cell>
          <table:table-cell table:formula="of:=[Sheet2.B241]/1000" office:value-type="float" office:value="0.377" calcext:value-type="float">
            <text:p>0.377</text:p>
          </table:table-cell>
          <table:table-cell table:formula="of:=[Sheet2.C241]/1000" office:value-type="float" office:value="1" calcext:value-type="float">
            <text:p>1</text:p>
          </table:table-cell>
          <table:table-cell table:formula="of:=[Sheet2.D241]/1000" office:value-type="float" office:value="0.950500011444092" calcext:value-type="float">
            <text:p>0.950500011444092</text:p>
          </table:table-cell>
          <table:table-cell table:formula="of:=[Sheet2.E241]/1000" office:value-type="float" office:value="1" calcext:value-type="float">
            <text:p>1</text:p>
          </table:table-cell>
          <table:table-cell table:formula="of:=[Sheet2.F241]/1000" office:value-type="float" office:value="1" calcext:value-type="float">
            <text:p>1</text:p>
          </table:table-cell>
          <table:table-cell table:formula="of:=[Sheet2.G241]/1000" office:value-type="float" office:value="1" calcext:value-type="float">
            <text:p>1</text:p>
          </table:table-cell>
          <table:table-cell table:formula="of:=[Sheet2.H241]" office:value-type="float" office:value="2425" calcext:value-type="float">
            <text:p>2425</text:p>
          </table:table-cell>
          <table:table-cell table:formula="of:=[Sheet2.I241]"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21:18:00+02:00</text:p>
          </table:table-cell>
          <table:table-cell table:formula="of:=[Sheet2.B242]/1000" office:value-type="float" office:value="0.408" calcext:value-type="float">
            <text:p>0.408</text:p>
          </table:table-cell>
          <table:table-cell table:formula="of:=[Sheet2.C242]/1000" office:value-type="float" office:value="1" calcext:value-type="float">
            <text:p>1</text:p>
          </table:table-cell>
          <table:table-cell table:formula="of:=[Sheet2.D242]/1000" office:value-type="float" office:value="0.946749985218048" calcext:value-type="float">
            <text:p>0.946749985218048</text:p>
          </table:table-cell>
          <table:table-cell table:formula="of:=[Sheet2.E242]/1000" office:value-type="float" office:value="1" calcext:value-type="float">
            <text:p>1</text:p>
          </table:table-cell>
          <table:table-cell table:formula="of:=[Sheet2.F242]/1000" office:value-type="float" office:value="1" calcext:value-type="float">
            <text:p>1</text:p>
          </table:table-cell>
          <table:table-cell table:formula="of:=[Sheet2.G242]/1000" office:value-type="float" office:value="1" calcext:value-type="float">
            <text:p>1</text:p>
          </table:table-cell>
          <table:table-cell table:formula="of:=[Sheet2.H242]" office:value-type="float" office:value="2371" calcext:value-type="float">
            <text:p>2371</text:p>
          </table:table-cell>
          <table:table-cell table:formula="of:=[Sheet2.I242]"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2017-07-28T21:19:00+02:00</text:p>
          </table:table-cell>
          <table:table-cell table:formula="of:=[Sheet2.B243]/1000" office:value-type="float" office:value="0.403" calcext:value-type="float">
            <text:p>0.403</text:p>
          </table:table-cell>
          <table:table-cell table:formula="of:=[Sheet2.C243]/1000" office:value-type="float" office:value="1" calcext:value-type="float">
            <text:p>1</text:p>
          </table:table-cell>
          <table:table-cell table:formula="of:=[Sheet2.D243]/1000" office:value-type="float" office:value="0.948249995708466" calcext:value-type="float">
            <text:p>0.948249995708466</text:p>
          </table:table-cell>
          <table:table-cell table:formula="of:=[Sheet2.E243]/1000" office:value-type="float" office:value="1" calcext:value-type="float">
            <text:p>1</text:p>
          </table:table-cell>
          <table:table-cell table:formula="of:=[Sheet2.F243]/1000" office:value-type="float" office:value="1" calcext:value-type="float">
            <text:p>1</text:p>
          </table:table-cell>
          <table:table-cell table:formula="of:=[Sheet2.G243]/1000" office:value-type="float" office:value="1" calcext:value-type="float">
            <text:p>1</text:p>
          </table:table-cell>
          <table:table-cell table:formula="of:=[Sheet2.H243]" office:value-type="float" office:value="2409" calcext:value-type="float">
            <text:p>2409</text:p>
          </table:table-cell>
          <table:table-cell table:formula="of:=[Sheet2.I243]"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2017-07-28T21:20:00+02:00</text:p>
          </table:table-cell>
          <table:table-cell table:formula="of:=[Sheet2.B244]/1000" office:value-type="float" office:value="0.392" calcext:value-type="float">
            <text:p>0.392</text:p>
          </table:table-cell>
          <table:table-cell table:formula="of:=[Sheet2.C244]/1000" office:value-type="float" office:value="1" calcext:value-type="float">
            <text:p>1</text:p>
          </table:table-cell>
          <table:table-cell table:formula="of:=[Sheet2.D244]/1000" office:value-type="float" office:value="0.95074999332428" calcext:value-type="float">
            <text:p>0.95074999332428</text:p>
          </table:table-cell>
          <table:table-cell table:formula="of:=[Sheet2.E244]/1000" office:value-type="float" office:value="1" calcext:value-type="float">
            <text:p>1</text:p>
          </table:table-cell>
          <table:table-cell table:formula="of:=[Sheet2.F244]/1000" office:value-type="float" office:value="1" calcext:value-type="float">
            <text:p>1</text:p>
          </table:table-cell>
          <table:table-cell table:formula="of:=[Sheet2.G244]/1000" office:value-type="float" office:value="1" calcext:value-type="float">
            <text:p>1</text:p>
          </table:table-cell>
          <table:table-cell table:formula="of:=[Sheet2.H244]" office:value-type="float" office:value="2385" calcext:value-type="float">
            <text:p>2385</text:p>
          </table:table-cell>
          <table:table-cell table:formula="of:=[Sheet2.I244]"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2017-07-28T21:21:00+02:00</text:p>
          </table:table-cell>
          <table:table-cell table:formula="of:=[Sheet2.B245]/1000" office:value-type="float" office:value="0.394" calcext:value-type="float">
            <text:p>0.394</text:p>
          </table:table-cell>
          <table:table-cell table:formula="of:=[Sheet2.C245]/1000" office:value-type="float" office:value="1" calcext:value-type="float">
            <text:p>1</text:p>
          </table:table-cell>
          <table:table-cell table:formula="of:=[Sheet2.D245]/1000" office:value-type="float" office:value="0.948750019073486" calcext:value-type="float">
            <text:p>0.948750019073486</text:p>
          </table:table-cell>
          <table:table-cell table:formula="of:=[Sheet2.E245]/1000" office:value-type="float" office:value="1" calcext:value-type="float">
            <text:p>1</text:p>
          </table:table-cell>
          <table:table-cell table:formula="of:=[Sheet2.F245]/1000" office:value-type="float" office:value="1" calcext:value-type="float">
            <text:p>1</text:p>
          </table:table-cell>
          <table:table-cell table:formula="of:=[Sheet2.G245]/1000" office:value-type="float" office:value="1" calcext:value-type="float">
            <text:p>1</text:p>
          </table:table-cell>
          <table:table-cell table:formula="of:=[Sheet2.H245]" office:value-type="float" office:value="2324" calcext:value-type="float">
            <text:p>2324</text:p>
          </table:table-cell>
          <table:table-cell table:formula="of:=[Sheet2.I245]"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2017-07-28T21:22:00+02:00</text:p>
          </table:table-cell>
          <table:table-cell table:formula="of:=[Sheet2.B246]/1000" office:value-type="float" office:value="0.413" calcext:value-type="float">
            <text:p>0.413</text:p>
          </table:table-cell>
          <table:table-cell table:formula="of:=[Sheet2.C246]/1000" office:value-type="float" office:value="1" calcext:value-type="float">
            <text:p>1</text:p>
          </table:table-cell>
          <table:table-cell table:formula="of:=[Sheet2.D246]/1000" office:value-type="float" office:value="0.94650000333786" calcext:value-type="float">
            <text:p>0.94650000333786</text:p>
          </table:table-cell>
          <table:table-cell table:formula="of:=[Sheet2.E246]/1000" office:value-type="float" office:value="1" calcext:value-type="float">
            <text:p>1</text:p>
          </table:table-cell>
          <table:table-cell table:formula="of:=[Sheet2.F246]/1000" office:value-type="float" office:value="1" calcext:value-type="float">
            <text:p>1</text:p>
          </table:table-cell>
          <table:table-cell table:formula="of:=[Sheet2.G246]/1000" office:value-type="float" office:value="1" calcext:value-type="float">
            <text:p>1</text:p>
          </table:table-cell>
          <table:table-cell table:formula="of:=[Sheet2.H246]" office:value-type="float" office:value="2499" calcext:value-type="float">
            <text:p>2499</text:p>
          </table:table-cell>
          <table:table-cell table:formula="of:=[Sheet2.I246]"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017-07-28T21:23:00+02:00</text:p>
          </table:table-cell>
          <table:table-cell table:formula="of:=[Sheet2.B247]/1000" office:value-type="float" office:value="0.397" calcext:value-type="float">
            <text:p>0.397</text:p>
          </table:table-cell>
          <table:table-cell table:formula="of:=[Sheet2.C247]/1000" office:value-type="float" office:value="1" calcext:value-type="float">
            <text:p>1</text:p>
          </table:table-cell>
          <table:table-cell table:formula="of:=[Sheet2.D247]/1000" office:value-type="float" office:value="0.947250008583069" calcext:value-type="float">
            <text:p>0.947250008583069</text:p>
          </table:table-cell>
          <table:table-cell table:formula="of:=[Sheet2.E247]/1000" office:value-type="float" office:value="1" calcext:value-type="float">
            <text:p>1</text:p>
          </table:table-cell>
          <table:table-cell table:formula="of:=[Sheet2.F247]/1000" office:value-type="float" office:value="1" calcext:value-type="float">
            <text:p>1</text:p>
          </table:table-cell>
          <table:table-cell table:formula="of:=[Sheet2.G247]/1000" office:value-type="float" office:value="1" calcext:value-type="float">
            <text:p>1</text:p>
          </table:table-cell>
          <table:table-cell table:formula="of:=[Sheet2.H247]" office:value-type="float" office:value="2404" calcext:value-type="float">
            <text:p>2404</text:p>
          </table:table-cell>
          <table:table-cell table:formula="of:=[Sheet2.I247]"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017-07-28T21:24:00+02:00</text:p>
          </table:table-cell>
          <table:table-cell table:formula="of:=[Sheet2.B248]/1000" office:value-type="float" office:value="0.409" calcext:value-type="float">
            <text:p>0.409</text:p>
          </table:table-cell>
          <table:table-cell table:formula="of:=[Sheet2.C248]/1000" office:value-type="float" office:value="1" calcext:value-type="float">
            <text:p>1</text:p>
          </table:table-cell>
          <table:table-cell table:formula="of:=[Sheet2.D248]/1000" office:value-type="float" office:value="0.947250008583069" calcext:value-type="float">
            <text:p>0.947250008583069</text:p>
          </table:table-cell>
          <table:table-cell table:formula="of:=[Sheet2.E248]/1000" office:value-type="float" office:value="1" calcext:value-type="float">
            <text:p>1</text:p>
          </table:table-cell>
          <table:table-cell table:formula="of:=[Sheet2.F248]/1000" office:value-type="float" office:value="1" calcext:value-type="float">
            <text:p>1</text:p>
          </table:table-cell>
          <table:table-cell table:formula="of:=[Sheet2.G248]/1000" office:value-type="float" office:value="1" calcext:value-type="float">
            <text:p>1</text:p>
          </table:table-cell>
          <table:table-cell table:formula="of:=[Sheet2.H248]" office:value-type="float" office:value="2350" calcext:value-type="float">
            <text:p>2350</text:p>
          </table:table-cell>
          <table:table-cell table:formula="of:=[Sheet2.I248]"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2017-07-28T21:25:00+02:00</text:p>
          </table:table-cell>
          <table:table-cell table:formula="of:=[Sheet2.B249]/1000" office:value-type="float" office:value="0.408" calcext:value-type="float">
            <text:p>0.408</text:p>
          </table:table-cell>
          <table:table-cell table:formula="of:=[Sheet2.C249]/1000" office:value-type="float" office:value="1" calcext:value-type="float">
            <text:p>1</text:p>
          </table:table-cell>
          <table:table-cell table:formula="of:=[Sheet2.D249]/1000" office:value-type="float" office:value="0.948750019073486" calcext:value-type="float">
            <text:p>0.948750019073486</text:p>
          </table:table-cell>
          <table:table-cell table:formula="of:=[Sheet2.E249]/1000" office:value-type="float" office:value="1" calcext:value-type="float">
            <text:p>1</text:p>
          </table:table-cell>
          <table:table-cell table:formula="of:=[Sheet2.F249]/1000" office:value-type="float" office:value="1" calcext:value-type="float">
            <text:p>1</text:p>
          </table:table-cell>
          <table:table-cell table:formula="of:=[Sheet2.G249]/1000" office:value-type="float" office:value="1" calcext:value-type="float">
            <text:p>1</text:p>
          </table:table-cell>
          <table:table-cell table:formula="of:=[Sheet2.H249]" office:value-type="float" office:value="2133" calcext:value-type="float">
            <text:p>2133</text:p>
          </table:table-cell>
          <table:table-cell table:formula="of:=[Sheet2.I249]"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2017-07-28T21:26:00+02:00</text:p>
          </table:table-cell>
          <table:table-cell table:formula="of:=[Sheet2.B250]/1000" office:value-type="float" office:value="0.384" calcext:value-type="float">
            <text:p>0.384</text:p>
          </table:table-cell>
          <table:table-cell table:formula="of:=[Sheet2.C250]/1000" office:value-type="float" office:value="1" calcext:value-type="float">
            <text:p>1</text:p>
          </table:table-cell>
          <table:table-cell table:formula="of:=[Sheet2.D250]/1000" office:value-type="float" office:value="0.949249982833862" calcext:value-type="float">
            <text:p>0.949249982833862</text:p>
          </table:table-cell>
          <table:table-cell table:formula="of:=[Sheet2.E250]/1000" office:value-type="float" office:value="1" calcext:value-type="float">
            <text:p>1</text:p>
          </table:table-cell>
          <table:table-cell table:formula="of:=[Sheet2.F250]/1000" office:value-type="float" office:value="1" calcext:value-type="float">
            <text:p>1</text:p>
          </table:table-cell>
          <table:table-cell table:formula="of:=[Sheet2.G250]/1000" office:value-type="float" office:value="1" calcext:value-type="float">
            <text:p>1</text:p>
          </table:table-cell>
          <table:table-cell table:formula="of:=[Sheet2.H250]" office:value-type="float" office:value="2015" calcext:value-type="float">
            <text:p>2015</text:p>
          </table:table-cell>
          <table:table-cell table:formula="of:=[Sheet2.I250]"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2017-07-28T21:27:00+02:00</text:p>
          </table:table-cell>
          <table:table-cell table:formula="of:=[Sheet2.B251]/1000" office:value-type="float" office:value="0.388" calcext:value-type="float">
            <text:p>0.388</text:p>
          </table:table-cell>
          <table:table-cell table:formula="of:=[Sheet2.C251]/1000" office:value-type="float" office:value="1" calcext:value-type="float">
            <text:p>1</text:p>
          </table:table-cell>
          <table:table-cell table:formula="of:=[Sheet2.D251]/1000" office:value-type="float" office:value="0.948000013828278" calcext:value-type="float">
            <text:p>0.948000013828278</text:p>
          </table:table-cell>
          <table:table-cell table:formula="of:=[Sheet2.E251]/1000" office:value-type="float" office:value="1" calcext:value-type="float">
            <text:p>1</text:p>
          </table:table-cell>
          <table:table-cell table:formula="of:=[Sheet2.F251]/1000" office:value-type="float" office:value="1" calcext:value-type="float">
            <text:p>1</text:p>
          </table:table-cell>
          <table:table-cell table:formula="of:=[Sheet2.G251]/1000" office:value-type="float" office:value="1" calcext:value-type="float">
            <text:p>1</text:p>
          </table:table-cell>
          <table:table-cell table:formula="of:=[Sheet2.H251]" office:value-type="float" office:value="1977" calcext:value-type="float">
            <text:p>1977</text:p>
          </table:table-cell>
          <table:table-cell table:formula="of:=[Sheet2.I251]"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2017-07-28T21:28:00+02:00</text:p>
          </table:table-cell>
          <table:table-cell table:formula="of:=[Sheet2.B252]/1000" office:value-type="float" office:value="0.404" calcext:value-type="float">
            <text:p>0.404</text:p>
          </table:table-cell>
          <table:table-cell table:formula="of:=[Sheet2.C252]/1000" office:value-type="float" office:value="1" calcext:value-type="float">
            <text:p>1</text:p>
          </table:table-cell>
          <table:table-cell table:formula="of:=[Sheet2.D252]/1000" office:value-type="float" office:value="0.947250008583069" calcext:value-type="float">
            <text:p>0.947250008583069</text:p>
          </table:table-cell>
          <table:table-cell table:formula="of:=[Sheet2.E252]/1000" office:value-type="float" office:value="1" calcext:value-type="float">
            <text:p>1</text:p>
          </table:table-cell>
          <table:table-cell table:formula="of:=[Sheet2.F252]/1000" office:value-type="float" office:value="1" calcext:value-type="float">
            <text:p>1</text:p>
          </table:table-cell>
          <table:table-cell table:formula="of:=[Sheet2.G252]/1000" office:value-type="float" office:value="1" calcext:value-type="float">
            <text:p>1</text:p>
          </table:table-cell>
          <table:table-cell table:formula="of:=[Sheet2.H252]" office:value-type="float" office:value="1726" calcext:value-type="float">
            <text:p>1726</text:p>
          </table:table-cell>
          <table:table-cell table:formula="of:=[Sheet2.I252]"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29:00+02:00</text:p>
          </table:table-cell>
          <table:table-cell table:formula="of:=[Sheet2.B253]/1000" office:value-type="float" office:value="0.396" calcext:value-type="float">
            <text:p>0.396</text:p>
          </table:table-cell>
          <table:table-cell table:formula="of:=[Sheet2.C253]/1000" office:value-type="float" office:value="1" calcext:value-type="float">
            <text:p>1</text:p>
          </table:table-cell>
          <table:table-cell table:formula="of:=[Sheet2.D253]/1000" office:value-type="float" office:value="0.948000013828278" calcext:value-type="float">
            <text:p>0.948000013828278</text:p>
          </table:table-cell>
          <table:table-cell table:formula="of:=[Sheet2.E253]/1000" office:value-type="float" office:value="1" calcext:value-type="float">
            <text:p>1</text:p>
          </table:table-cell>
          <table:table-cell table:formula="of:=[Sheet2.F253]/1000" office:value-type="float" office:value="1" calcext:value-type="float">
            <text:p>1</text:p>
          </table:table-cell>
          <table:table-cell table:formula="of:=[Sheet2.G253]/1000" office:value-type="float" office:value="1" calcext:value-type="float">
            <text:p>1</text:p>
          </table:table-cell>
          <table:table-cell table:formula="of:=[Sheet2.H253]" office:value-type="float" office:value="1612" calcext:value-type="float">
            <text:p>1612</text:p>
          </table:table-cell>
          <table:table-cell table:formula="of:=[Sheet2.I253]"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2017-07-28T21:30:00+02:00</text:p>
          </table:table-cell>
          <table:table-cell table:formula="of:=[Sheet2.B254]/1000" office:value-type="float" office:value="0.381" calcext:value-type="float">
            <text:p>0.381</text:p>
          </table:table-cell>
          <table:table-cell table:formula="of:=[Sheet2.C254]/1000" office:value-type="float" office:value="1" calcext:value-type="float">
            <text:p>1</text:p>
          </table:table-cell>
          <table:table-cell table:formula="of:=[Sheet2.D254]/1000" office:value-type="float" office:value="0.950250029563904" calcext:value-type="float">
            <text:p>0.950250029563904</text:p>
          </table:table-cell>
          <table:table-cell table:formula="of:=[Sheet2.E254]/1000" office:value-type="float" office:value="1" calcext:value-type="float">
            <text:p>1</text:p>
          </table:table-cell>
          <table:table-cell table:formula="of:=[Sheet2.F254]/1000" office:value-type="float" office:value="1" calcext:value-type="float">
            <text:p>1</text:p>
          </table:table-cell>
          <table:table-cell table:formula="of:=[Sheet2.G254]/1000" office:value-type="float" office:value="1" calcext:value-type="float">
            <text:p>1</text:p>
          </table:table-cell>
          <table:table-cell table:formula="of:=[Sheet2.H254]" office:value-type="float" office:value="1685" calcext:value-type="float">
            <text:p>1685</text:p>
          </table:table-cell>
          <table:table-cell table:formula="of:=[Sheet2.I254]"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2017-07-28T21:31:00+02:00</text:p>
          </table:table-cell>
          <table:table-cell table:formula="of:=[Sheet2.B255]/1000" office:value-type="float" office:value="0.408" calcext:value-type="float">
            <text:p>0.408</text:p>
          </table:table-cell>
          <table:table-cell table:formula="of:=[Sheet2.C255]/1000" office:value-type="float" office:value="1" calcext:value-type="float">
            <text:p>1</text:p>
          </table:table-cell>
          <table:table-cell table:formula="of:=[Sheet2.D255]/1000" office:value-type="float" office:value="0.948000013828278" calcext:value-type="float">
            <text:p>0.948000013828278</text:p>
          </table:table-cell>
          <table:table-cell table:formula="of:=[Sheet2.E255]/1000" office:value-type="float" office:value="1" calcext:value-type="float">
            <text:p>1</text:p>
          </table:table-cell>
          <table:table-cell table:formula="of:=[Sheet2.F255]/1000" office:value-type="float" office:value="1" calcext:value-type="float">
            <text:p>1</text:p>
          </table:table-cell>
          <table:table-cell table:formula="of:=[Sheet2.G255]/1000" office:value-type="float" office:value="1" calcext:value-type="float">
            <text:p>1</text:p>
          </table:table-cell>
          <table:table-cell table:formula="of:=[Sheet2.H255]" office:value-type="float" office:value="1353" calcext:value-type="float">
            <text:p>1353</text:p>
          </table:table-cell>
          <table:table-cell table:formula="of:=[Sheet2.I255]"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2017-07-28T21:32:00+02:00</text:p>
          </table:table-cell>
          <table:table-cell table:formula="of:=[Sheet2.B256]/1000" office:value-type="float" office:value="0.38" calcext:value-type="float">
            <text:p>0.38</text:p>
          </table:table-cell>
          <table:table-cell table:formula="of:=[Sheet2.C256]/1000" office:value-type="float" office:value="1" calcext:value-type="float">
            <text:p>1</text:p>
          </table:table-cell>
          <table:table-cell table:formula="of:=[Sheet2.D256]/1000" office:value-type="float" office:value="0.949249982833862" calcext:value-type="float">
            <text:p>0.949249982833862</text:p>
          </table:table-cell>
          <table:table-cell table:formula="of:=[Sheet2.E256]/1000" office:value-type="float" office:value="1" calcext:value-type="float">
            <text:p>1</text:p>
          </table:table-cell>
          <table:table-cell table:formula="of:=[Sheet2.F256]/1000" office:value-type="float" office:value="1" calcext:value-type="float">
            <text:p>1</text:p>
          </table:table-cell>
          <table:table-cell table:formula="of:=[Sheet2.G256]/1000" office:value-type="float" office:value="1" calcext:value-type="float">
            <text:p>1</text:p>
          </table:table-cell>
          <table:table-cell table:formula="of:=[Sheet2.H256]" office:value-type="float" office:value="1424" calcext:value-type="float">
            <text:p>1424</text:p>
          </table:table-cell>
          <table:table-cell table:formula="of:=[Sheet2.I256]"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017-07-28T21:33:00+02:00</text:p>
          </table:table-cell>
          <table:table-cell table:formula="of:=[Sheet2.B257]/1000" office:value-type="float" office:value="0.405" calcext:value-type="float">
            <text:p>0.405</text:p>
          </table:table-cell>
          <table:table-cell table:formula="of:=[Sheet2.C257]/1000" office:value-type="float" office:value="1" calcext:value-type="float">
            <text:p>1</text:p>
          </table:table-cell>
          <table:table-cell table:formula="of:=[Sheet2.D257]/1000" office:value-type="float" office:value="0.947499990463257" calcext:value-type="float">
            <text:p>0.947499990463257</text:p>
          </table:table-cell>
          <table:table-cell table:formula="of:=[Sheet2.E257]/1000" office:value-type="float" office:value="1" calcext:value-type="float">
            <text:p>1</text:p>
          </table:table-cell>
          <table:table-cell table:formula="of:=[Sheet2.F257]/1000" office:value-type="float" office:value="1" calcext:value-type="float">
            <text:p>1</text:p>
          </table:table-cell>
          <table:table-cell table:formula="of:=[Sheet2.G257]/1000" office:value-type="float" office:value="1" calcext:value-type="float">
            <text:p>1</text:p>
          </table:table-cell>
          <table:table-cell table:formula="of:=[Sheet2.H257]" office:value-type="float" office:value="1409" calcext:value-type="float">
            <text:p>1409</text:p>
          </table:table-cell>
          <table:table-cell table:formula="of:=[Sheet2.I257]"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17-07-28T21:34:00+02:00</text:p>
          </table:table-cell>
          <table:table-cell table:formula="of:=[Sheet2.B258]/1000" office:value-type="float" office:value="0.401" calcext:value-type="float">
            <text:p>0.401</text:p>
          </table:table-cell>
          <table:table-cell table:formula="of:=[Sheet2.C258]/1000" office:value-type="float" office:value="1" calcext:value-type="float">
            <text:p>1</text:p>
          </table:table-cell>
          <table:table-cell table:formula="of:=[Sheet2.D258]/1000" office:value-type="float" office:value="0.948750019073486" calcext:value-type="float">
            <text:p>0.948750019073486</text:p>
          </table:table-cell>
          <table:table-cell table:formula="of:=[Sheet2.E258]/1000" office:value-type="float" office:value="1" calcext:value-type="float">
            <text:p>1</text:p>
          </table:table-cell>
          <table:table-cell table:formula="of:=[Sheet2.F258]/1000" office:value-type="float" office:value="1" calcext:value-type="float">
            <text:p>1</text:p>
          </table:table-cell>
          <table:table-cell table:formula="of:=[Sheet2.G258]/1000" office:value-type="float" office:value="1" calcext:value-type="float">
            <text:p>1</text:p>
          </table:table-cell>
          <table:table-cell table:formula="of:=[Sheet2.H258]" office:value-type="float" office:value="873" calcext:value-type="float">
            <text:p>873</text:p>
          </table:table-cell>
          <table:table-cell table:formula="of:=[Sheet2.I258]"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2017-07-28T21:35:00+02:00</text:p>
          </table:table-cell>
          <table:table-cell table:formula="of:=[Sheet2.B259]/1000" office:value-type="float" office:value="0.414" calcext:value-type="float">
            <text:p>0.414</text:p>
          </table:table-cell>
          <table:table-cell table:formula="of:=[Sheet2.C259]/1000" office:value-type="float" office:value="1" calcext:value-type="float">
            <text:p>1</text:p>
          </table:table-cell>
          <table:table-cell table:formula="of:=[Sheet2.D259]/1000" office:value-type="float" office:value="0.945999979972839" calcext:value-type="float">
            <text:p>0.945999979972839</text:p>
          </table:table-cell>
          <table:table-cell table:formula="of:=[Sheet2.E259]/1000" office:value-type="float" office:value="1" calcext:value-type="float">
            <text:p>1</text:p>
          </table:table-cell>
          <table:table-cell table:formula="of:=[Sheet2.F259]/1000" office:value-type="float" office:value="1" calcext:value-type="float">
            <text:p>1</text:p>
          </table:table-cell>
          <table:table-cell table:formula="of:=[Sheet2.G259]/1000" office:value-type="float" office:value="1" calcext:value-type="float">
            <text:p>1</text:p>
          </table:table-cell>
          <table:table-cell table:formula="of:=[Sheet2.H259]" office:value-type="float" office:value="771" calcext:value-type="float">
            <text:p>771</text:p>
          </table:table-cell>
          <table:table-cell table:formula="of:=[Sheet2.I259]"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017-07-28T21:36:00+02:00</text:p>
          </table:table-cell>
          <table:table-cell table:formula="of:=[Sheet2.B260]/1000" office:value-type="float" office:value="0.404" calcext:value-type="float">
            <text:p>0.404</text:p>
          </table:table-cell>
          <table:table-cell table:formula="of:=[Sheet2.C260]/1000" office:value-type="float" office:value="1" calcext:value-type="float">
            <text:p>1</text:p>
          </table:table-cell>
          <table:table-cell table:formula="of:=[Sheet2.D260]/1000" office:value-type="float" office:value="0.945500016212463" calcext:value-type="float">
            <text:p>0.945500016212463</text:p>
          </table:table-cell>
          <table:table-cell table:formula="of:=[Sheet2.E260]/1000" office:value-type="float" office:value="1" calcext:value-type="float">
            <text:p>1</text:p>
          </table:table-cell>
          <table:table-cell table:formula="of:=[Sheet2.F260]/1000" office:value-type="float" office:value="1" calcext:value-type="float">
            <text:p>1</text:p>
          </table:table-cell>
          <table:table-cell table:formula="of:=[Sheet2.G260]/1000" office:value-type="float" office:value="1" calcext:value-type="float">
            <text:p>1</text:p>
          </table:table-cell>
          <table:table-cell table:formula="of:=[Sheet2.H260]" office:value-type="float" office:value="673" calcext:value-type="float">
            <text:p>673</text:p>
          </table:table-cell>
          <table:table-cell table:formula="of:=[Sheet2.I260]"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2017-07-28T21:37:00+02:00</text:p>
          </table:table-cell>
          <table:table-cell table:formula="of:=[Sheet2.B261]/1000" office:value-type="float" office:value="0.403" calcext:value-type="float">
            <text:p>0.403</text:p>
          </table:table-cell>
          <table:table-cell table:formula="of:=[Sheet2.C261]/1000" office:value-type="float" office:value="1" calcext:value-type="float">
            <text:p>1</text:p>
          </table:table-cell>
          <table:table-cell table:formula="of:=[Sheet2.D261]/1000" office:value-type="float" office:value="0.947250008583069" calcext:value-type="float">
            <text:p>0.947250008583069</text:p>
          </table:table-cell>
          <table:table-cell table:formula="of:=[Sheet2.E261]/1000" office:value-type="float" office:value="1" calcext:value-type="float">
            <text:p>1</text:p>
          </table:table-cell>
          <table:table-cell table:formula="of:=[Sheet2.F261]/1000" office:value-type="float" office:value="1" calcext:value-type="float">
            <text:p>1</text:p>
          </table:table-cell>
          <table:table-cell table:formula="of:=[Sheet2.G261]/1000" office:value-type="float" office:value="1" calcext:value-type="float">
            <text:p>1</text:p>
          </table:table-cell>
          <table:table-cell table:formula="of:=[Sheet2.H261]" office:value-type="float" office:value="286" calcext:value-type="float">
            <text:p>286</text:p>
          </table:table-cell>
          <table:table-cell table:formula="of:=[Sheet2.I261]"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017-07-28T21:38:00+02:00</text:p>
          </table:table-cell>
          <table:table-cell table:formula="of:=[Sheet2.B262]/1000" office:value-type="float" office:value="0.395" calcext:value-type="float">
            <text:p>0.395</text:p>
          </table:table-cell>
          <table:table-cell table:formula="of:=[Sheet2.C262]/1000" office:value-type="float" office:value="1" calcext:value-type="float">
            <text:p>1</text:p>
          </table:table-cell>
          <table:table-cell table:formula="of:=[Sheet2.D262]/1000" office:value-type="float" office:value="0.948000013828278" calcext:value-type="float">
            <text:p>0.948000013828278</text:p>
          </table:table-cell>
          <table:table-cell table:formula="of:=[Sheet2.E262]/1000" office:value-type="float" office:value="1" calcext:value-type="float">
            <text:p>1</text:p>
          </table:table-cell>
          <table:table-cell table:formula="of:=[Sheet2.F262]/1000" office:value-type="float" office:value="1" calcext:value-type="float">
            <text:p>1</text:p>
          </table:table-cell>
          <table:table-cell table:formula="of:=[Sheet2.G262]/1000" office:value-type="float" office:value="1" calcext:value-type="float">
            <text:p>1</text:p>
          </table:table-cell>
          <table:table-cell table:formula="of:=[Sheet2.H262]" office:value-type="float" office:value="287" calcext:value-type="float">
            <text:p>287</text:p>
          </table:table-cell>
          <table:table-cell table:formula="of:=[Sheet2.I262]"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2017-07-28T21:39:00+02:00</text:p>
          </table:table-cell>
          <table:table-cell table:formula="of:=[Sheet2.B263]/1000" office:value-type="float" office:value="0.389" calcext:value-type="float">
            <text:p>0.389</text:p>
          </table:table-cell>
          <table:table-cell table:formula="of:=[Sheet2.C263]/1000" office:value-type="float" office:value="1" calcext:value-type="float">
            <text:p>1</text:p>
          </table:table-cell>
          <table:table-cell table:formula="of:=[Sheet2.D263]/1000" office:value-type="float" office:value="0.948499977588654" calcext:value-type="float">
            <text:p>0.948499977588654</text:p>
          </table:table-cell>
          <table:table-cell table:formula="of:=[Sheet2.E263]/1000" office:value-type="float" office:value="1" calcext:value-type="float">
            <text:p>1</text:p>
          </table:table-cell>
          <table:table-cell table:formula="of:=[Sheet2.F263]/1000" office:value-type="float" office:value="1" calcext:value-type="float">
            <text:p>1</text:p>
          </table:table-cell>
          <table:table-cell table:formula="of:=[Sheet2.G263]/1000" office:value-type="float" office:value="1" calcext:value-type="float">
            <text:p>1</text:p>
          </table:table-cell>
          <table:table-cell table:formula="of:=[Sheet2.H263]" office:value-type="float" office:value="342" calcext:value-type="float">
            <text:p>342</text:p>
          </table:table-cell>
          <table:table-cell table:formula="of:=[Sheet2.I263]"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2017-07-28T21:40:00+02:00</text:p>
          </table:table-cell>
          <table:table-cell table:formula="of:=[Sheet2.B264]/1000" office:value-type="float" office:value="0.384" calcext:value-type="float">
            <text:p>0.384</text:p>
          </table:table-cell>
          <table:table-cell table:formula="of:=[Sheet2.C264]/1000" office:value-type="float" office:value="1" calcext:value-type="float">
            <text:p>1</text:p>
          </table:table-cell>
          <table:table-cell table:formula="of:=[Sheet2.D264]/1000" office:value-type="float" office:value="0.95074999332428" calcext:value-type="float">
            <text:p>0.95074999332428</text:p>
          </table:table-cell>
          <table:table-cell table:formula="of:=[Sheet2.E264]/1000" office:value-type="float" office:value="1" calcext:value-type="float">
            <text:p>1</text:p>
          </table:table-cell>
          <table:table-cell table:formula="of:=[Sheet2.F264]/1000" office:value-type="float" office:value="1" calcext:value-type="float">
            <text:p>1</text:p>
          </table:table-cell>
          <table:table-cell table:formula="of:=[Sheet2.G264]/1000" office:value-type="float" office:value="1" calcext:value-type="float">
            <text:p>1</text:p>
          </table:table-cell>
          <table:table-cell table:formula="of:=[Sheet2.H264]" office:value-type="float" office:value="114" calcext:value-type="float">
            <text:p>114</text:p>
          </table:table-cell>
          <table:table-cell table:formula="of:=[Sheet2.I264]"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2017-07-28T21:41:00+02:00</text:p>
          </table:table-cell>
          <table:table-cell table:formula="of:=[Sheet2.B265]/1000" office:value-type="float" office:value="0.361" calcext:value-type="float">
            <text:p>0.361</text:p>
          </table:table-cell>
          <table:table-cell table:formula="of:=[Sheet2.C265]/1000" office:value-type="float" office:value="1" calcext:value-type="float">
            <text:p>1</text:p>
          </table:table-cell>
          <table:table-cell table:formula="of:=[Sheet2.D265]/1000" office:value-type="float" office:value="0.951499998569489" calcext:value-type="float">
            <text:p>0.951499998569489</text:p>
          </table:table-cell>
          <table:table-cell table:formula="of:=[Sheet2.E265]/1000" office:value-type="float" office:value="1" calcext:value-type="float">
            <text:p>1</text:p>
          </table:table-cell>
          <table:table-cell table:formula="of:=[Sheet2.F265]/1000" office:value-type="float" office:value="1" calcext:value-type="float">
            <text:p>1</text:p>
          </table:table-cell>
          <table:table-cell table:formula="of:=[Sheet2.G265]/1000" office:value-type="float" office:value="1" calcext:value-type="float">
            <text:p>1</text:p>
          </table:table-cell>
          <table:table-cell table:formula="of:=[Sheet2.H265]" office:value-type="float" office:value="60" calcext:value-type="float">
            <text:p>60</text:p>
          </table:table-cell>
          <table:table-cell table:formula="of:=[Sheet2.I265]"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2017-07-28T21:42:00+02:00</text:p>
          </table:table-cell>
          <table:table-cell table:formula="of:=[Sheet2.B266]/1000" office:value-type="float" office:value="0.36" calcext:value-type="float">
            <text:p>0.36</text:p>
          </table:table-cell>
          <table:table-cell table:formula="of:=[Sheet2.C266]/1000" office:value-type="float" office:value="1" calcext:value-type="float">
            <text:p>1</text:p>
          </table:table-cell>
          <table:table-cell table:formula="of:=[Sheet2.D266]/1000" office:value-type="float" office:value="0.952000021934509" calcext:value-type="float">
            <text:p>0.952000021934509</text:p>
          </table:table-cell>
          <table:table-cell table:formula="of:=[Sheet2.E266]/1000" office:value-type="float" office:value="1" calcext:value-type="float">
            <text:p>1</text:p>
          </table:table-cell>
          <table:table-cell table:formula="of:=[Sheet2.F266]/1000" office:value-type="float" office:value="1" calcext:value-type="float">
            <text:p>1</text:p>
          </table:table-cell>
          <table:table-cell table:formula="of:=[Sheet2.G266]/1000" office:value-type="float" office:value="1" calcext:value-type="float">
            <text:p>1</text:p>
          </table:table-cell>
          <table:table-cell table:formula="of:=[Sheet2.H266]" office:value-type="float" office:value="58" calcext:value-type="float">
            <text:p>58</text:p>
          </table:table-cell>
          <table:table-cell table:formula="of:=[Sheet2.I266]"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017-07-28T21:43:00+02:00</text:p>
          </table:table-cell>
          <table:table-cell table:formula="of:=[Sheet2.B267]/1000" office:value-type="float" office:value="0.369" calcext:value-type="float">
            <text:p>0.369</text:p>
          </table:table-cell>
          <table:table-cell table:formula="of:=[Sheet2.C267]/1000" office:value-type="float" office:value="1" calcext:value-type="float">
            <text:p>1</text:p>
          </table:table-cell>
          <table:table-cell table:formula="of:=[Sheet2.D267]/1000" office:value-type="float" office:value="0.950250029563904" calcext:value-type="float">
            <text:p>0.950250029563904</text:p>
          </table:table-cell>
          <table:table-cell table:formula="of:=[Sheet2.E267]/1000" office:value-type="float" office:value="1" calcext:value-type="float">
            <text:p>1</text:p>
          </table:table-cell>
          <table:table-cell table:formula="of:=[Sheet2.F267]/1000" office:value-type="float" office:value="1" calcext:value-type="float">
            <text:p>1</text:p>
          </table:table-cell>
          <table:table-cell table:formula="of:=[Sheet2.G267]/1000" office:value-type="float" office:value="1" calcext:value-type="float">
            <text:p>1</text:p>
          </table:table-cell>
          <table:table-cell table:formula="of:=[Sheet2.H267]" office:value-type="float" office:value="169" calcext:value-type="float">
            <text:p>169</text:p>
          </table:table-cell>
          <table:table-cell table:formula="of:=[Sheet2.I267]"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8T21:44:00+02:00</text:p>
          </table:table-cell>
          <table:table-cell table:formula="of:=[Sheet2.B268]/1000" office:value-type="float" office:value="0.393" calcext:value-type="float">
            <text:p>0.393</text:p>
          </table:table-cell>
          <table:table-cell table:formula="of:=[Sheet2.C268]/1000" office:value-type="float" office:value="1" calcext:value-type="float">
            <text:p>1</text:p>
          </table:table-cell>
          <table:table-cell table:formula="of:=[Sheet2.D268]/1000" office:value-type="float" office:value="0.949249982833862" calcext:value-type="float">
            <text:p>0.949249982833862</text:p>
          </table:table-cell>
          <table:table-cell table:formula="of:=[Sheet2.E268]/1000" office:value-type="float" office:value="1" calcext:value-type="float">
            <text:p>1</text:p>
          </table:table-cell>
          <table:table-cell table:formula="of:=[Sheet2.F268]/1000" office:value-type="float" office:value="1" calcext:value-type="float">
            <text:p>1</text:p>
          </table:table-cell>
          <table:table-cell table:formula="of:=[Sheet2.G268]/1000" office:value-type="float" office:value="1" calcext:value-type="float">
            <text:p>1</text:p>
          </table:table-cell>
          <table:table-cell table:formula="of:=[Sheet2.H268]" office:value-type="float" office:value="171" calcext:value-type="float">
            <text:p>171</text:p>
          </table:table-cell>
          <table:table-cell table:formula="of:=[Sheet2.I268]"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2017-07-28T21:45:00+02:00</text:p>
          </table:table-cell>
          <table:table-cell table:formula="of:=[Sheet2.B269]/1000" office:value-type="float" office:value="0.393" calcext:value-type="float">
            <text:p>0.393</text:p>
          </table:table-cell>
          <table:table-cell table:formula="of:=[Sheet2.C269]/1000" office:value-type="float" office:value="1" calcext:value-type="float">
            <text:p>1</text:p>
          </table:table-cell>
          <table:table-cell table:formula="of:=[Sheet2.D269]/1000" office:value-type="float" office:value="0.949999988079071" calcext:value-type="float">
            <text:p>0.949999988079071</text:p>
          </table:table-cell>
          <table:table-cell table:formula="of:=[Sheet2.E269]/1000" office:value-type="float" office:value="1" calcext:value-type="float">
            <text:p>1</text:p>
          </table:table-cell>
          <table:table-cell table:formula="of:=[Sheet2.F269]/1000" office:value-type="float" office:value="1" calcext:value-type="float">
            <text:p>1</text:p>
          </table:table-cell>
          <table:table-cell table:formula="of:=[Sheet2.G269]/1000" office:value-type="float" office:value="1" calcext:value-type="float">
            <text:p>1</text:p>
          </table:table-cell>
          <table:table-cell table:formula="of:=[Sheet2.H269]" office:value-type="float" office:value="286" calcext:value-type="float">
            <text:p>286</text:p>
          </table:table-cell>
          <table:table-cell table:formula="of:=[Sheet2.I269]"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2017-07-28T21:46:00+02:00</text:p>
          </table:table-cell>
          <table:table-cell table:formula="of:=[Sheet2.B270]/1000" office:value-type="float" office:value="0.375" calcext:value-type="float">
            <text:p>0.375</text:p>
          </table:table-cell>
          <table:table-cell table:formula="of:=[Sheet2.C270]/1000" office:value-type="float" office:value="1" calcext:value-type="float">
            <text:p>1</text:p>
          </table:table-cell>
          <table:table-cell table:formula="of:=[Sheet2.D270]/1000" office:value-type="float" office:value="0.952499985694885" calcext:value-type="float">
            <text:p>0.952499985694885</text:p>
          </table:table-cell>
          <table:table-cell table:formula="of:=[Sheet2.E270]/1000" office:value-type="float" office:value="1" calcext:value-type="float">
            <text:p>1</text:p>
          </table:table-cell>
          <table:table-cell table:formula="of:=[Sheet2.F270]/1000" office:value-type="float" office:value="1" calcext:value-type="float">
            <text:p>1</text:p>
          </table:table-cell>
          <table:table-cell table:formula="of:=[Sheet2.G270]/1000" office:value-type="float" office:value="1" calcext:value-type="float">
            <text:p>1</text:p>
          </table:table-cell>
          <table:table-cell table:formula="of:=[Sheet2.H270]" office:value-type="float" office:value="66" calcext:value-type="float">
            <text:p>66</text:p>
          </table:table-cell>
          <table:table-cell table:formula="of:=[Sheet2.I270]"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2017-07-28T21:47:00+02:00</text:p>
          </table:table-cell>
          <table:table-cell table:formula="of:=[Sheet2.B271]/1000" office:value-type="float" office:value="0.359" calcext:value-type="float">
            <text:p>0.359</text:p>
          </table:table-cell>
          <table:table-cell table:formula="of:=[Sheet2.C271]/1000" office:value-type="float" office:value="1" calcext:value-type="float">
            <text:p>1</text:p>
          </table:table-cell>
          <table:table-cell table:formula="of:=[Sheet2.D271]/1000" office:value-type="float" office:value="0.954249978065491" calcext:value-type="float">
            <text:p>0.954249978065491</text:p>
          </table:table-cell>
          <table:table-cell table:formula="of:=[Sheet2.E271]/1000" office:value-type="float" office:value="1" calcext:value-type="float">
            <text:p>1</text:p>
          </table:table-cell>
          <table:table-cell table:formula="of:=[Sheet2.F271]/1000" office:value-type="float" office:value="1" calcext:value-type="float">
            <text:p>1</text:p>
          </table:table-cell>
          <table:table-cell table:formula="of:=[Sheet2.G271]/1000" office:value-type="float" office:value="1" calcext:value-type="float">
            <text:p>1</text:p>
          </table:table-cell>
          <table:table-cell table:formula="of:=[Sheet2.H271]" office:value-type="float" office:value="49" calcext:value-type="float">
            <text:p>49</text:p>
          </table:table-cell>
          <table:table-cell table:formula="of:=[Sheet2.I271]"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2017-07-28T21:48:00+02:00</text:p>
          </table:table-cell>
          <table:table-cell table:formula="of:=[Sheet2.B272]/1000" office:value-type="float" office:value="0.347" calcext:value-type="float">
            <text:p>0.347</text:p>
          </table:table-cell>
          <table:table-cell table:formula="of:=[Sheet2.C272]/1000" office:value-type="float" office:value="1" calcext:value-type="float">
            <text:p>1</text:p>
          </table:table-cell>
          <table:table-cell table:formula="of:=[Sheet2.D272]/1000" office:value-type="float" office:value="0.952499985694885" calcext:value-type="float">
            <text:p>0.952499985694885</text:p>
          </table:table-cell>
          <table:table-cell table:formula="of:=[Sheet2.E272]/1000" office:value-type="float" office:value="1" calcext:value-type="float">
            <text:p>1</text:p>
          </table:table-cell>
          <table:table-cell table:formula="of:=[Sheet2.F272]/1000" office:value-type="float" office:value="1" calcext:value-type="float">
            <text:p>1</text:p>
          </table:table-cell>
          <table:table-cell table:formula="of:=[Sheet2.G272]/1000" office:value-type="float" office:value="1" calcext:value-type="float">
            <text:p>1</text:p>
          </table:table-cell>
          <table:table-cell table:formula="of:=[Sheet2.H272]" office:value-type="float" office:value="25" calcext:value-type="float">
            <text:p>25</text:p>
          </table:table-cell>
          <table:table-cell table:formula="of:=[Sheet2.I272]"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2017-07-28T21:49:00+02:00</text:p>
          </table:table-cell>
          <table:table-cell table:formula="of:=[Sheet2.B273]/1000" office:value-type="float" office:value="0.292" calcext:value-type="float">
            <text:p>0.292</text:p>
          </table:table-cell>
          <table:table-cell table:formula="of:=[Sheet2.C273]/1000" office:value-type="float" office:value="1" calcext:value-type="float">
            <text:p>1</text:p>
          </table:table-cell>
          <table:table-cell table:formula="of:=[Sheet2.D273]/1000" office:value-type="float" office:value="0.958750009536743" calcext:value-type="float">
            <text:p>0.958750009536743</text:p>
          </table:table-cell>
          <table:table-cell table:formula="of:=[Sheet2.E273]/1000" office:value-type="float" office:value="1" calcext:value-type="float">
            <text:p>1</text:p>
          </table:table-cell>
          <table:table-cell table:formula="of:=[Sheet2.F273]/1000" office:value-type="float" office:value="1" calcext:value-type="float">
            <text:p>1</text:p>
          </table:table-cell>
          <table:table-cell table:formula="of:=[Sheet2.G273]/1000" office:value-type="float" office:value="1" calcext:value-type="float">
            <text:p>1</text:p>
          </table:table-cell>
          <table:table-cell table:formula="of:=[Sheet2.H273]" office:value-type="float" office:value="17" calcext:value-type="float">
            <text:p>17</text:p>
          </table:table-cell>
          <table:table-cell table:formula="of:=[Sheet2.I273]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2017-07-28T21:50:00+02:00</text:p>
          </table:table-cell>
          <table:table-cell table:formula="of:=[Sheet2.B274]/1000" office:value-type="float" office:value="0.221" calcext:value-type="float">
            <text:p>0.221</text:p>
          </table:table-cell>
          <table:table-cell table:formula="of:=[Sheet2.C274]/1000" office:value-type="float" office:value="1" calcext:value-type="float">
            <text:p>1</text:p>
          </table:table-cell>
          <table:table-cell table:formula="of:=[Sheet2.D274]/1000" office:value-type="float" office:value="0.965749979019165" calcext:value-type="float">
            <text:p>0.965749979019165</text:p>
          </table:table-cell>
          <table:table-cell table:formula="of:=[Sheet2.E274]/1000" office:value-type="float" office:value="1" calcext:value-type="float">
            <text:p>1</text:p>
          </table:table-cell>
          <table:table-cell table:formula="of:=[Sheet2.F274]/1000" office:value-type="float" office:value="1" calcext:value-type="float">
            <text:p>1</text:p>
          </table:table-cell>
          <table:table-cell table:formula="of:=[Sheet2.G274]/1000" office:value-type="float" office:value="1" calcext:value-type="float">
            <text:p>1</text:p>
          </table:table-cell>
          <table:table-cell table:formula="of:=[Sheet2.H274]" office:value-type="float" office:value="0" calcext:value-type="float">
            <text:p>0</text:p>
          </table:table-cell>
          <table:table-cell table:formula="of:=[Sheet2.I274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7-07-28T21:51:00+02:00</text:p>
          </table:table-cell>
          <table:table-cell table:formula="of:=[Sheet2.B275]/1000" office:value-type="float" office:value="0.228" calcext:value-type="float">
            <text:p>0.228</text:p>
          </table:table-cell>
          <table:table-cell table:formula="of:=[Sheet2.C275]/1000" office:value-type="float" office:value="1" calcext:value-type="float">
            <text:p>1</text:p>
          </table:table-cell>
          <table:table-cell table:formula="of:=[Sheet2.D275]/1000" office:value-type="float" office:value="0.964749991893768" calcext:value-type="float">
            <text:p>0.964749991893768</text:p>
          </table:table-cell>
          <table:table-cell table:formula="of:=[Sheet2.E275]/1000" office:value-type="float" office:value="1" calcext:value-type="float">
            <text:p>1</text:p>
          </table:table-cell>
          <table:table-cell table:formula="of:=[Sheet2.F275]/1000" office:value-type="float" office:value="1" calcext:value-type="float">
            <text:p>1</text:p>
          </table:table-cell>
          <table:table-cell table:formula="of:=[Sheet2.G275]/1000" office:value-type="float" office:value="1" calcext:value-type="float">
            <text:p>1</text:p>
          </table:table-cell>
          <table:table-cell table:formula="of:=[Sheet2.H275]" office:value-type="float" office:value="0" calcext:value-type="float">
            <text:p>0</text:p>
          </table:table-cell>
          <table:table-cell table:formula="of:=[Sheet2.I275]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07-28T21:52:00+02:00</text:p>
          </table:table-cell>
          <table:table-cell table:formula="of:=[Sheet2.B276]/1000" office:value-type="float" office:value="0.214" calcext:value-type="float">
            <text:p>0.214</text:p>
          </table:table-cell>
          <table:table-cell table:formula="of:=[Sheet2.C276]/1000" office:value-type="float" office:value="1" calcext:value-type="float">
            <text:p>1</text:p>
          </table:table-cell>
          <table:table-cell table:formula="of:=[Sheet2.D276]/1000" office:value-type="float" office:value="0.967000007629395" calcext:value-type="float">
            <text:p>0.967000007629395</text:p>
          </table:table-cell>
          <table:table-cell table:formula="of:=[Sheet2.E276]/1000" office:value-type="float" office:value="1" calcext:value-type="float">
            <text:p>1</text:p>
          </table:table-cell>
          <table:table-cell table:formula="of:=[Sheet2.F276]/1000" office:value-type="float" office:value="1" calcext:value-type="float">
            <text:p>1</text:p>
          </table:table-cell>
          <table:table-cell table:formula="of:=[Sheet2.G276]/1000" office:value-type="float" office:value="1" calcext:value-type="float">
            <text:p>1</text:p>
          </table:table-cell>
          <table:table-cell table:formula="of:=[Sheet2.H276]" office:value-type="float" office:value="0" calcext:value-type="float">
            <text:p>0</text:p>
          </table:table-cell>
          <table:table-cell table:formula="of:=[Sheet2.I276]"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2017-07-28T21:53:00+02:00</text:p>
          </table:table-cell>
          <table:table-cell table:formula="of:=[Sheet2.B277]/1000" office:value-type="float" office:value="0.183" calcext:value-type="float">
            <text:p>0.183</text:p>
          </table:table-cell>
          <table:table-cell table:formula="of:=[Sheet2.C277]/1000" office:value-type="float" office:value="1" calcext:value-type="float">
            <text:p>1</text:p>
          </table:table-cell>
          <table:table-cell table:formula="of:=[Sheet2.D277]/1000" office:value-type="float" office:value="0.970250010490418" calcext:value-type="float">
            <text:p>0.970250010490418</text:p>
          </table:table-cell>
          <table:table-cell table:formula="of:=[Sheet2.E277]/1000" office:value-type="float" office:value="1" calcext:value-type="float">
            <text:p>1</text:p>
          </table:table-cell>
          <table:table-cell table:formula="of:=[Sheet2.F277]/1000" office:value-type="float" office:value="1" calcext:value-type="float">
            <text:p>1</text:p>
          </table:table-cell>
          <table:table-cell table:formula="of:=[Sheet2.G277]/1000" office:value-type="float" office:value="1" calcext:value-type="float">
            <text:p>1</text:p>
          </table:table-cell>
          <table:table-cell table:formula="of:=[Sheet2.H277]" office:value-type="float" office:value="0" calcext:value-type="float">
            <text:p>0</text:p>
          </table:table-cell>
          <table:table-cell table:formula="of:=[Sheet2.I277]"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07-28T21:54:00+02:00</text:p>
          </table:table-cell>
          <table:table-cell table:formula="of:=[Sheet2.B278]/1000" office:value-type="float" office:value="0.183" calcext:value-type="float">
            <text:p>0.183</text:p>
          </table:table-cell>
          <table:table-cell table:formula="of:=[Sheet2.C278]/1000" office:value-type="float" office:value="1" calcext:value-type="float">
            <text:p>1</text:p>
          </table:table-cell>
          <table:table-cell table:formula="of:=[Sheet2.D278]/1000" office:value-type="float" office:value="0.970250010490418" calcext:value-type="float">
            <text:p>0.970250010490418</text:p>
          </table:table-cell>
          <table:table-cell table:formula="of:=[Sheet2.E278]/1000" office:value-type="float" office:value="1" calcext:value-type="float">
            <text:p>1</text:p>
          </table:table-cell>
          <table:table-cell table:formula="of:=[Sheet2.F278]/1000" office:value-type="float" office:value="1" calcext:value-type="float">
            <text:p>1</text:p>
          </table:table-cell>
          <table:table-cell table:formula="of:=[Sheet2.G278]/1000" office:value-type="float" office:value="1" calcext:value-type="float">
            <text:p>1</text:p>
          </table:table-cell>
          <table:table-cell table:formula="of:=[Sheet2.H278]" office:value-type="float" office:value="0" calcext:value-type="float">
            <text:p>0</text:p>
          </table:table-cell>
          <table:table-cell table:formula="of:=[Sheet2.I278]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2017-07-28T21:55:00+02:00</text:p>
          </table:table-cell>
          <table:table-cell table:formula="of:=[Sheet2.B279]/1000" office:value-type="float" office:value="0.166" calcext:value-type="float">
            <text:p>0.166</text:p>
          </table:table-cell>
          <table:table-cell table:formula="of:=[Sheet2.C279]/1000" office:value-type="float" office:value="1" calcext:value-type="float">
            <text:p>1</text:p>
          </table:table-cell>
          <table:table-cell table:formula="of:=[Sheet2.D279]/1000" office:value-type="float" office:value="0.972750008106232" calcext:value-type="float">
            <text:p>0.972750008106232</text:p>
          </table:table-cell>
          <table:table-cell table:formula="of:=[Sheet2.E279]/1000" office:value-type="float" office:value="0.999380354098234" calcext:value-type="float">
            <text:p>0.999380354098234</text:p>
          </table:table-cell>
          <table:table-cell table:formula="of:=[Sheet2.F279]/1000" office:value-type="float" office:value="1" calcext:value-type="float">
            <text:p>1</text:p>
          </table:table-cell>
          <table:table-cell table:formula="of:=[Sheet2.G279]/1000" office:value-type="float" office:value="1" calcext:value-type="float">
            <text:p>1</text:p>
          </table:table-cell>
          <table:table-cell table:formula="of:=[Sheet2.H279]" office:value-type="float" office:value="0" calcext:value-type="float">
            <text:p>0</text:p>
          </table:table-cell>
          <table:table-cell table:formula="of:=[Sheet2.I279]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7-07-28T21:56:00+02:00</text:p>
          </table:table-cell>
          <table:table-cell table:formula="of:=[Sheet2.B280]/1000" office:value-type="float" office:value="0.129" calcext:value-type="float">
            <text:p>0.129</text:p>
          </table:table-cell>
          <table:table-cell table:formula="of:=[Sheet2.C280]/1000" office:value-type="float" office:value="1" calcext:value-type="float">
            <text:p>1</text:p>
          </table:table-cell>
          <table:table-cell table:formula="of:=[Sheet2.D280]/1000" office:value-type="float" office:value="0.976000010967255" calcext:value-type="float">
            <text:p>0.976000010967255</text:p>
          </table:table-cell>
          <table:table-cell table:formula="of:=[Sheet2.E280]/1000" office:value-type="float" office:value="0.998463448998978" calcext:value-type="float">
            <text:p>0.998463448998978</text:p>
          </table:table-cell>
          <table:table-cell table:formula="of:=[Sheet2.F280]/1000" office:value-type="float" office:value="1" calcext:value-type="float">
            <text:p>1</text:p>
          </table:table-cell>
          <table:table-cell table:formula="of:=[Sheet2.G280]/1000" office:value-type="float" office:value="1" calcext:value-type="float">
            <text:p>1</text:p>
          </table:table-cell>
          <table:table-cell table:formula="of:=[Sheet2.H280]" office:value-type="float" office:value="0" calcext:value-type="float">
            <text:p>0</text:p>
          </table:table-cell>
          <table:table-cell table:formula="of:=[Sheet2.I280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2017-07-28T21:57:00+02:00</text:p>
          </table:table-cell>
          <table:table-cell table:formula="of:=[Sheet2.B281]/1000" office:value-type="float" office:value="0.124" calcext:value-type="float">
            <text:p>0.124</text:p>
          </table:table-cell>
          <table:table-cell table:formula="of:=[Sheet2.C281]/1000" office:value-type="float" office:value="1" calcext:value-type="float">
            <text:p>1</text:p>
          </table:table-cell>
          <table:table-cell table:formula="of:=[Sheet2.D281]/1000" office:value-type="float" office:value="0.976999998092651" calcext:value-type="float">
            <text:p>0.976999998092651</text:p>
          </table:table-cell>
          <table:table-cell table:formula="of:=[Sheet2.E281]/1000" office:value-type="float" office:value="0.928647585855993" calcext:value-type="float">
            <text:p>0.928647585855993</text:p>
          </table:table-cell>
          <table:table-cell table:formula="of:=[Sheet2.F281]/1000" office:value-type="float" office:value="1" calcext:value-type="float">
            <text:p>1</text:p>
          </table:table-cell>
          <table:table-cell table:formula="of:=[Sheet2.G281]/1000" office:value-type="float" office:value="1" calcext:value-type="float">
            <text:p>1</text:p>
          </table:table-cell>
          <table:table-cell table:formula="of:=[Sheet2.H281]" office:value-type="float" office:value="0" calcext:value-type="float">
            <text:p>0</text:p>
          </table:table-cell>
          <table:table-cell table:formula="of:=[Sheet2.I281]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7-07-28T21:58:00+02:00</text:p>
          </table:table-cell>
          <table:table-cell table:formula="of:=[Sheet2.B282]/1000" office:value-type="float" office:value="0.109" calcext:value-type="float">
            <text:p>0.109</text:p>
          </table:table-cell>
          <table:table-cell table:formula="of:=[Sheet2.C282]/1000" office:value-type="float" office:value="1" calcext:value-type="float">
            <text:p>1</text:p>
          </table:table-cell>
          <table:table-cell table:formula="of:=[Sheet2.D282]/1000" office:value-type="float" office:value="0.978250026702881" calcext:value-type="float">
            <text:p>0.978250026702881</text:p>
          </table:table-cell>
          <table:table-cell table:formula="of:=[Sheet2.E282]/1000" office:value-type="float" office:value="0.244084958958926" calcext:value-type="float">
            <text:p>0.244084958958926</text:p>
          </table:table-cell>
          <table:table-cell table:formula="of:=[Sheet2.F282]/1000" office:value-type="float" office:value="1" calcext:value-type="float">
            <text:p>1</text:p>
          </table:table-cell>
          <table:table-cell table:formula="of:=[Sheet2.G282]/1000" office:value-type="float" office:value="1" calcext:value-type="float">
            <text:p>1</text:p>
          </table:table-cell>
          <table:table-cell table:formula="of:=[Sheet2.H282]" office:value-type="float" office:value="0" calcext:value-type="float">
            <text:p>0</text:p>
          </table:table-cell>
          <table:table-cell table:formula="of:=[Sheet2.I282]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07-28T21:59:00+02:00</text:p>
          </table:table-cell>
          <table:table-cell table:formula="of:=[Sheet2.B283]/1000" office:value-type="float" office:value="0.083" calcext:value-type="float">
            <text:p>0.083</text:p>
          </table:table-cell>
          <table:table-cell table:formula="of:=[Sheet2.C283]/1000" office:value-type="float" office:value="1" calcext:value-type="float">
            <text:p>1</text:p>
          </table:table-cell>
          <table:table-cell table:formula="of:=[Sheet2.D283]/1000" office:value-type="float" office:value="0.981249988079071" calcext:value-type="float">
            <text:p>0.981249988079071</text:p>
          </table:table-cell>
          <table:table-cell table:formula="of:=[Sheet2.E283]/1000" office:value-type="float" office:value="0.643176967502136" calcext:value-type="float">
            <text:p>0.643176967502136</text:p>
          </table:table-cell>
          <table:table-cell table:formula="of:=[Sheet2.F283]/1000" office:value-type="float" office:value="1" calcext:value-type="float">
            <text:p>1</text:p>
          </table:table-cell>
          <table:table-cell table:formula="of:=[Sheet2.G283]/1000" office:value-type="float" office:value="1" calcext:value-type="float">
            <text:p>1</text:p>
          </table:table-cell>
          <table:table-cell table:formula="of:=[Sheet2.H283]" office:value-type="float" office:value="0" calcext:value-type="float">
            <text:p>0</text:p>
          </table:table-cell>
          <table:table-cell table:formula="of:=[Sheet2.I283]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07-28T22:00:00+02:00</text:p>
          </table:table-cell>
          <table:table-cell table:formula="of:=[Sheet2.B284]/1000" office:value-type="float" office:value="0.086" calcext:value-type="float">
            <text:p>0.086</text:p>
          </table:table-cell>
          <table:table-cell table:formula="of:=[Sheet2.C284]/1000" office:value-type="float" office:value="1" calcext:value-type="float">
            <text:p>1</text:p>
          </table:table-cell>
          <table:table-cell table:formula="of:=[Sheet2.D284]/1000" office:value-type="float" office:value="0.981000006198883" calcext:value-type="float">
            <text:p>0.981000006198883</text:p>
          </table:table-cell>
          <table:table-cell table:formula="of:=[Sheet2.E284]/1000" office:value-type="float" office:value="0.106810291420117" calcext:value-type="float">
            <text:p>0.106810291420117</text:p>
          </table:table-cell>
          <table:table-cell table:formula="of:=[Sheet2.F284]/1000" office:value-type="float" office:value="1" calcext:value-type="float">
            <text:p>1</text:p>
          </table:table-cell>
          <table:table-cell table:formula="of:=[Sheet2.G284]/1000" office:value-type="float" office:value="1" calcext:value-type="float">
            <text:p>1</text:p>
          </table:table-cell>
          <table:table-cell table:formula="of:=[Sheet2.H284]" office:value-type="float" office:value="0" calcext:value-type="float">
            <text:p>0</text:p>
          </table:table-cell>
          <table:table-cell table:formula="of:=[Sheet2.I284]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07-28T22:01:00+02:00</text:p>
          </table:table-cell>
          <table:table-cell table:formula="of:=[Sheet2.B285]/1000" office:value-type="float" office:value="0.054" calcext:value-type="float">
            <text:p>0.054</text:p>
          </table:table-cell>
          <table:table-cell table:formula="of:=[Sheet2.C285]/1000" office:value-type="float" office:value="1" calcext:value-type="float">
            <text:p>1</text:p>
          </table:table-cell>
          <table:table-cell table:formula="of:=[Sheet2.D285]/1000" office:value-type="float" office:value="0.985000014305115" calcext:value-type="float">
            <text:p>0.985000014305115</text:p>
          </table:table-cell>
          <table:table-cell table:formula="of:=[Sheet2.E285]/1000" office:value-type="float" office:value="0.42264905243048" calcext:value-type="float">
            <text:p>0.42264905243048</text:p>
          </table:table-cell>
          <table:table-cell table:formula="of:=[Sheet2.F285]/1000" office:value-type="float" office:value="1" calcext:value-type="float">
            <text:p>1</text:p>
          </table:table-cell>
          <table:table-cell table:formula="of:=[Sheet2.G285]/1000" office:value-type="float" office:value="1" calcext:value-type="float">
            <text:p>1</text:p>
          </table:table-cell>
          <table:table-cell table:formula="of:=[Sheet2.H285]" office:value-type="float" office:value="0" calcext:value-type="float">
            <text:p>0</text:p>
          </table:table-cell>
          <table:table-cell table:formula="of:=[Sheet2.I285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7-28T22:02:00+02:00</text:p>
          </table:table-cell>
          <table:table-cell table:formula="of:=[Sheet2.B286]/1000" office:value-type="float" office:value="0.001" calcext:value-type="float">
            <text:p>0.001</text:p>
          </table:table-cell>
          <table:table-cell table:formula="of:=[Sheet2.C286]/1000" office:value-type="float" office:value="1" calcext:value-type="float">
            <text:p>1</text:p>
          </table:table-cell>
          <table:table-cell table:formula="of:=[Sheet2.D286]/1000" office:value-type="float" office:value="0.991249978542328" calcext:value-type="float">
            <text:p>0.991249978542328</text:p>
          </table:table-cell>
          <table:table-cell table:formula="of:=[Sheet2.E286]/1000" office:value-type="float" office:value="0.448931641555504" calcext:value-type="float">
            <text:p>0.448931641555504</text:p>
          </table:table-cell>
          <table:table-cell table:formula="of:=[Sheet2.F286]/1000" office:value-type="float" office:value="1" calcext:value-type="float">
            <text:p>1</text:p>
          </table:table-cell>
          <table:table-cell table:formula="of:=[Sheet2.G286]/1000" office:value-type="float" office:value="1" calcext:value-type="float">
            <text:p>1</text:p>
          </table:table-cell>
          <table:table-cell table:formula="of:=[Sheet2.H286]" office:value-type="float" office:value="0" calcext:value-type="float">
            <text:p>0</text:p>
          </table:table-cell>
          <table:table-cell table:formula="of:=[Sheet2.I2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3:00+02:00</text:p>
          </table:table-cell>
          <table:table-cell table:formula="of:=[Sheet2.B287]/1000" office:value-type="float" office:value="0" calcext:value-type="float">
            <text:p>0</text:p>
          </table:table-cell>
          <table:table-cell table:formula="of:=[Sheet2.C287]/1000" office:value-type="float" office:value="1" calcext:value-type="float">
            <text:p>1</text:p>
          </table:table-cell>
          <table:table-cell table:formula="of:=[Sheet2.D287]/1000" office:value-type="float" office:value="0.991500020027161" calcext:value-type="float">
            <text:p>0.991500020027161</text:p>
          </table:table-cell>
          <table:table-cell table:formula="of:=[Sheet2.E287]/1000" office:value-type="float" office:value="0.334776015288046" calcext:value-type="float">
            <text:p>0.334776015288046</text:p>
          </table:table-cell>
          <table:table-cell table:formula="of:=[Sheet2.F287]/1000" office:value-type="float" office:value="1" calcext:value-type="float">
            <text:p>1</text:p>
          </table:table-cell>
          <table:table-cell table:formula="of:=[Sheet2.G287]/1000" office:value-type="float" office:value="1" calcext:value-type="float">
            <text:p>1</text:p>
          </table:table-cell>
          <table:table-cell table:formula="of:=[Sheet2.H287]" office:value-type="float" office:value="0" calcext:value-type="float">
            <text:p>0</text:p>
          </table:table-cell>
          <table:table-cell table:formula="of:=[Sheet2.I2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4:00+02:00</text:p>
          </table:table-cell>
          <table:table-cell table:formula="of:=[Sheet2.B288]/1000" office:value-type="float" office:value="0" calcext:value-type="float">
            <text:p>0</text:p>
          </table:table-cell>
          <table:table-cell table:formula="of:=[Sheet2.C288]/1000" office:value-type="float" office:value="1" calcext:value-type="float">
            <text:p>1</text:p>
          </table:table-cell>
          <table:table-cell table:formula="of:=[Sheet2.D288]/1000" office:value-type="float" office:value="0.991500020027161" calcext:value-type="float">
            <text:p>0.991500020027161</text:p>
          </table:table-cell>
          <table:table-cell table:formula="of:=[Sheet2.E288]/1000" office:value-type="float" office:value="0.0140010840430218" calcext:value-type="float">
            <text:p>0.014001084043022</text:p>
          </table:table-cell>
          <table:table-cell table:formula="of:=[Sheet2.F288]/1000" office:value-type="float" office:value="1" calcext:value-type="float">
            <text:p>1</text:p>
          </table:table-cell>
          <table:table-cell table:formula="of:=[Sheet2.G288]/1000" office:value-type="float" office:value="1" calcext:value-type="float">
            <text:p>1</text:p>
          </table:table-cell>
          <table:table-cell table:formula="of:=[Sheet2.H288]" office:value-type="float" office:value="0" calcext:value-type="float">
            <text:p>0</text:p>
          </table:table-cell>
          <table:table-cell table:formula="of:=[Sheet2.I2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5:00+02:00</text:p>
          </table:table-cell>
          <table:table-cell table:formula="of:=[Sheet2.B289]/1000" office:value-type="float" office:value="0" calcext:value-type="float">
            <text:p>0</text:p>
          </table:table-cell>
          <table:table-cell table:formula="of:=[Sheet2.C289]/1000" office:value-type="float" office:value="1" calcext:value-type="float">
            <text:p>1</text:p>
          </table:table-cell>
          <table:table-cell table:formula="of:=[Sheet2.D289]/1000" office:value-type="float" office:value="0.991249978542328" calcext:value-type="float">
            <text:p>0.991249978542328</text:p>
          </table:table-cell>
          <table:table-cell table:formula="of:=[Sheet2.E289]/1000" office:value-type="float" office:value="0.00103013438142241" calcext:value-type="float">
            <text:p>0.001030134381422</text:p>
          </table:table-cell>
          <table:table-cell table:formula="of:=[Sheet2.F289]/1000" office:value-type="float" office:value="1" calcext:value-type="float">
            <text:p>1</text:p>
          </table:table-cell>
          <table:table-cell table:formula="of:=[Sheet2.G289]/1000" office:value-type="float" office:value="1" calcext:value-type="float">
            <text:p>1</text:p>
          </table:table-cell>
          <table:table-cell table:formula="of:=[Sheet2.H289]" office:value-type="float" office:value="0" calcext:value-type="float">
            <text:p>0</text:p>
          </table:table-cell>
          <table:table-cell table:formula="of:=[Sheet2.I2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6:00+02:00</text:p>
          </table:table-cell>
          <table:table-cell table:formula="of:=[Sheet2.B290]/1000" office:value-type="float" office:value="0" calcext:value-type="float">
            <text:p>0</text:p>
          </table:table-cell>
          <table:table-cell table:formula="of:=[Sheet2.C290]/1000" office:value-type="float" office:value="1" calcext:value-type="float">
            <text:p>1</text:p>
          </table:table-cell>
          <table:table-cell table:formula="of:=[Sheet2.D290]/1000" office:value-type="float" office:value="0.991249978542328" calcext:value-type="float">
            <text:p>0.991249978542328</text:p>
          </table:table-cell>
          <table:table-cell table:formula="of:=[Sheet2.E290]/1000" office:value-type="float" office:value="0.000371765009041125" calcext:value-type="float">
            <text:p>0.000371765009041</text:p>
          </table:table-cell>
          <table:table-cell table:formula="of:=[Sheet2.F290]/1000" office:value-type="float" office:value="1" calcext:value-type="float">
            <text:p>1</text:p>
          </table:table-cell>
          <table:table-cell table:formula="of:=[Sheet2.G290]/1000" office:value-type="float" office:value="1" calcext:value-type="float">
            <text:p>1</text:p>
          </table:table-cell>
          <table:table-cell table:formula="of:=[Sheet2.H290]" office:value-type="float" office:value="0" calcext:value-type="float">
            <text:p>0</text:p>
          </table:table-cell>
          <table:table-cell table:formula="of:=[Sheet2.I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7:00+02:00</text:p>
          </table:table-cell>
          <table:table-cell table:formula="of:=[Sheet2.B291]/1000" office:value-type="float" office:value="0" calcext:value-type="float">
            <text:p>0</text:p>
          </table:table-cell>
          <table:table-cell table:formula="of:=[Sheet2.C291]/1000" office:value-type="float" office:value="1" calcext:value-type="float">
            <text:p>1</text:p>
          </table:table-cell>
          <table:table-cell table:formula="of:=[Sheet2.D291]/1000" office:value-type="float" office:value="0.991500020027161" calcext:value-type="float">
            <text:p>0.991500020027161</text:p>
          </table:table-cell>
          <table:table-cell table:formula="of:=[Sheet2.E291]/1000" office:value-type="float" office:value="0.00431559072266374" calcext:value-type="float">
            <text:p>0.004315590722664</text:p>
          </table:table-cell>
          <table:table-cell table:formula="of:=[Sheet2.F291]/1000" office:value-type="float" office:value="1" calcext:value-type="float">
            <text:p>1</text:p>
          </table:table-cell>
          <table:table-cell table:formula="of:=[Sheet2.G291]/1000" office:value-type="float" office:value="1" calcext:value-type="float">
            <text:p>1</text:p>
          </table:table-cell>
          <table:table-cell table:formula="of:=[Sheet2.H291]" office:value-type="float" office:value="0" calcext:value-type="float">
            <text:p>0</text:p>
          </table:table-cell>
          <table:table-cell table:formula="of:=[Sheet2.I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8:00+02:00</text:p>
          </table:table-cell>
          <table:table-cell table:formula="of:=[Sheet2.B292]/1000" office:value-type="float" office:value="0" calcext:value-type="float">
            <text:p>0</text:p>
          </table:table-cell>
          <table:table-cell table:formula="of:=[Sheet2.C292]/1000" office:value-type="float" office:value="1" calcext:value-type="float">
            <text:p>1</text:p>
          </table:table-cell>
          <table:table-cell table:formula="of:=[Sheet2.D292]/1000" office:value-type="float" office:value="0.991500020027161" calcext:value-type="float">
            <text:p>0.991500020027161</text:p>
          </table:table-cell>
          <table:table-cell table:formula="of:=[Sheet2.E292]/1000" office:value-type="float" office:value="0.181182139691014" calcext:value-type="float">
            <text:p>0.181182139691014</text:p>
          </table:table-cell>
          <table:table-cell table:formula="of:=[Sheet2.F292]/1000" office:value-type="float" office:value="1" calcext:value-type="float">
            <text:p>1</text:p>
          </table:table-cell>
          <table:table-cell table:formula="of:=[Sheet2.G292]/1000" office:value-type="float" office:value="1" calcext:value-type="float">
            <text:p>1</text:p>
          </table:table-cell>
          <table:table-cell table:formula="of:=[Sheet2.H292]" office:value-type="float" office:value="0" calcext:value-type="float">
            <text:p>0</text:p>
          </table:table-cell>
          <table:table-cell table:formula="of:=[Sheet2.I2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9:00+02:00</text:p>
          </table:table-cell>
          <table:table-cell table:formula="of:=[Sheet2.B293]/1000" office:value-type="float" office:value="0" calcext:value-type="float">
            <text:p>0</text:p>
          </table:table-cell>
          <table:table-cell table:formula="of:=[Sheet2.C293]/1000" office:value-type="float" office:value="1" calcext:value-type="float">
            <text:p>1</text:p>
          </table:table-cell>
          <table:table-cell table:formula="of:=[Sheet2.D293]/1000" office:value-type="float" office:value="0.991750001907349" calcext:value-type="float">
            <text:p>0.991750001907349</text:p>
          </table:table-cell>
          <table:table-cell table:formula="of:=[Sheet2.E293]/1000" office:value-type="float" office:value="0.0000101190270296314" calcext:value-type="float">
            <text:p>1.01190270296314E-05</text:p>
          </table:table-cell>
          <table:table-cell table:formula="of:=[Sheet2.F293]/1000" office:value-type="float" office:value="1" calcext:value-type="float">
            <text:p>1</text:p>
          </table:table-cell>
          <table:table-cell table:formula="of:=[Sheet2.G293]/1000" office:value-type="float" office:value="1" calcext:value-type="float">
            <text:p>1</text:p>
          </table:table-cell>
          <table:table-cell table:formula="of:=[Sheet2.H293]" office:value-type="float" office:value="0" calcext:value-type="float">
            <text:p>0</text:p>
          </table:table-cell>
          <table:table-cell table:formula="of:=[Sheet2.I2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10:00+02:00</text:p>
          </table:table-cell>
          <table:table-cell table:formula="of:=[Sheet2.B294]/1000" office:value-type="float" office:value="0.02" calcext:value-type="float">
            <text:p>0.02</text:p>
          </table:table-cell>
          <table:table-cell table:formula="of:=[Sheet2.C294]/1000" office:value-type="float" office:value="1" calcext:value-type="float">
            <text:p>1</text:p>
          </table:table-cell>
          <table:table-cell table:formula="of:=[Sheet2.D294]/1000" office:value-type="float" office:value="0.989250004291534" calcext:value-type="float">
            <text:p>0.989250004291534</text:p>
          </table:table-cell>
          <table:table-cell table:formula="of:=[Sheet2.E294]/1000" office:value-type="float" office:value="0.0000000569769488256711" calcext:value-type="float">
            <text:p>5.69769488256711E-08</text:p>
          </table:table-cell>
          <table:table-cell table:formula="of:=[Sheet2.F294]/1000" office:value-type="float" office:value="1" calcext:value-type="float">
            <text:p>1</text:p>
          </table:table-cell>
          <table:table-cell table:formula="of:=[Sheet2.G294]/1000" office:value-type="float" office:value="1" calcext:value-type="float">
            <text:p>1</text:p>
          </table:table-cell>
          <table:table-cell table:formula="of:=[Sheet2.H294]" office:value-type="float" office:value="0" calcext:value-type="float">
            <text:p>0</text:p>
          </table:table-cell>
          <table:table-cell table:formula="of:=[Sheet2.I294]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7-28T22:11:00+02:00</text:p>
          </table:table-cell>
          <table:table-cell table:formula="of:=[Sheet2.B295]/1000" office:value-type="float" office:value="0.06" calcext:value-type="float">
            <text:p>0.06</text:p>
          </table:table-cell>
          <table:table-cell table:formula="of:=[Sheet2.C295]/1000" office:value-type="float" office:value="1" calcext:value-type="float">
            <text:p>1</text:p>
          </table:table-cell>
          <table:table-cell table:formula="of:=[Sheet2.D295]/1000" office:value-type="float" office:value="0.983500003814697" calcext:value-type="float">
            <text:p>0.983500003814697</text:p>
          </table:table-cell>
          <table:table-cell table:formula="of:=[Sheet2.E295]/1000" office:value-type="float" office:value="0.00000000102682895519735" calcext:value-type="float">
            <text:p>1.02682895519735E-09</text:p>
          </table:table-cell>
          <table:table-cell table:formula="of:=[Sheet2.F295]/1000" office:value-type="float" office:value="1" calcext:value-type="float">
            <text:p>1</text:p>
          </table:table-cell>
          <table:table-cell table:formula="of:=[Sheet2.G295]/1000" office:value-type="float" office:value="1" calcext:value-type="float">
            <text:p>1</text:p>
          </table:table-cell>
          <table:table-cell table:formula="of:=[Sheet2.H295]" office:value-type="float" office:value="0" calcext:value-type="float">
            <text:p>0</text:p>
          </table:table-cell>
          <table:table-cell table:formula="of:=[Sheet2.I295]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7-07-28T22:12:00+02:00</text:p>
          </table:table-cell>
          <table:table-cell table:formula="of:=[Sheet2.B296]/1000" office:value-type="float" office:value="0.079" calcext:value-type="float">
            <text:p>0.079</text:p>
          </table:table-cell>
          <table:table-cell table:formula="of:=[Sheet2.C296]/1000" office:value-type="float" office:value="1" calcext:value-type="float">
            <text:p>1</text:p>
          </table:table-cell>
          <table:table-cell table:formula="of:=[Sheet2.D296]/1000" office:value-type="float" office:value="0.98199999332428" calcext:value-type="float">
            <text:p>0.98199999332428</text:p>
          </table:table-cell>
          <table:table-cell table:formula="of:=[Sheet2.E296]/1000" office:value-type="float" office:value="0.00000000102682895519735" calcext:value-type="float">
            <text:p>1.02682895519735E-09</text:p>
          </table:table-cell>
          <table:table-cell table:formula="of:=[Sheet2.F296]/1000" office:value-type="float" office:value="1" calcext:value-type="float">
            <text:p>1</text:p>
          </table:table-cell>
          <table:table-cell table:formula="of:=[Sheet2.G296]/1000" office:value-type="float" office:value="1" calcext:value-type="float">
            <text:p>1</text:p>
          </table:table-cell>
          <table:table-cell table:formula="of:=[Sheet2.H296]" office:value-type="float" office:value="0" calcext:value-type="float">
            <text:p>0</text:p>
          </table:table-cell>
          <table:table-cell table:formula="of:=[Sheet2.I296]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07-28T22:13:00+02:00</text:p>
          </table:table-cell>
          <table:table-cell table:formula="of:=[Sheet2.B297]/1000" office:value-type="float" office:value="0.091" calcext:value-type="float">
            <text:p>0.091</text:p>
          </table:table-cell>
          <table:table-cell table:formula="of:=[Sheet2.C297]/1000" office:value-type="float" office:value="1" calcext:value-type="float">
            <text:p>1</text:p>
          </table:table-cell>
          <table:table-cell table:formula="of:=[Sheet2.D297]/1000" office:value-type="float" office:value="0.980250000953674" calcext:value-type="float">
            <text:p>0.980250000953674</text:p>
          </table:table-cell>
          <table:table-cell table:formula="of:=[Sheet2.E297]/1000" office:value-type="float" office:value="0.00000000543632105998171" calcext:value-type="float">
            <text:p>5.43632105998171E-09</text:p>
          </table:table-cell>
          <table:table-cell table:formula="of:=[Sheet2.F297]/1000" office:value-type="float" office:value="1" calcext:value-type="float">
            <text:p>1</text:p>
          </table:table-cell>
          <table:table-cell table:formula="of:=[Sheet2.G297]/1000" office:value-type="float" office:value="1" calcext:value-type="float">
            <text:p>1</text:p>
          </table:table-cell>
          <table:table-cell table:formula="of:=[Sheet2.H297]" office:value-type="float" office:value="0" calcext:value-type="float">
            <text:p>0</text:p>
          </table:table-cell>
          <table:table-cell table:formula="of:=[Sheet2.I297]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2017-07-28T22:14:00+02:00</text:p>
          </table:table-cell>
          <table:table-cell table:formula="of:=[Sheet2.B298]/1000" office:value-type="float" office:value="0.092" calcext:value-type="float">
            <text:p>0.092</text:p>
          </table:table-cell>
          <table:table-cell table:formula="of:=[Sheet2.C298]/1000" office:value-type="float" office:value="1" calcext:value-type="float">
            <text:p>1</text:p>
          </table:table-cell>
          <table:table-cell table:formula="of:=[Sheet2.D298]/1000" office:value-type="float" office:value="0.980250000953674" calcext:value-type="float">
            <text:p>0.980250000953674</text:p>
          </table:table-cell>
          <table:table-cell table:formula="of:=[Sheet2.E298]/1000" office:value-type="float" office:value="0.000000020976899328673" calcext:value-type="float">
            <text:p>2.0976899328673E-08</text:p>
          </table:table-cell>
          <table:table-cell table:formula="of:=[Sheet2.F298]/1000" office:value-type="float" office:value="1" calcext:value-type="float">
            <text:p>1</text:p>
          </table:table-cell>
          <table:table-cell table:formula="of:=[Sheet2.G298]/1000" office:value-type="float" office:value="1" calcext:value-type="float">
            <text:p>1</text:p>
          </table:table-cell>
          <table:table-cell table:formula="of:=[Sheet2.H298]" office:value-type="float" office:value="0" calcext:value-type="float">
            <text:p>0</text:p>
          </table:table-cell>
          <table:table-cell table:formula="of:=[Sheet2.I298]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7-07-28T22:15:00+02:00</text:p>
          </table:table-cell>
          <table:table-cell table:formula="of:=[Sheet2.B299]/1000" office:value-type="float" office:value="0.094" calcext:value-type="float">
            <text:p>0.094</text:p>
          </table:table-cell>
          <table:table-cell table:formula="of:=[Sheet2.C299]/1000" office:value-type="float" office:value="1" calcext:value-type="float">
            <text:p>1</text:p>
          </table:table-cell>
          <table:table-cell table:formula="of:=[Sheet2.D299]/1000" office:value-type="float" office:value="0.980000019073486" calcext:value-type="float">
            <text:p>0.980000019073486</text:p>
          </table:table-cell>
          <table:table-cell table:formula="of:=[Sheet2.E299]/1000" office:value-type="float" office:value="0.0000000561121989983704" calcext:value-type="float">
            <text:p>5.61121989983704E-08</text:p>
          </table:table-cell>
          <table:table-cell table:formula="of:=[Sheet2.F299]/1000" office:value-type="float" office:value="1" calcext:value-type="float">
            <text:p>1</text:p>
          </table:table-cell>
          <table:table-cell table:formula="of:=[Sheet2.G299]/1000" office:value-type="float" office:value="1" calcext:value-type="float">
            <text:p>1</text:p>
          </table:table-cell>
          <table:table-cell table:formula="of:=[Sheet2.H299]" office:value-type="float" office:value="0" calcext:value-type="float">
            <text:p>0</text:p>
          </table:table-cell>
          <table:table-cell table:formula="of:=[Sheet2.I299]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7-07-28T22:16:00+02:00</text:p>
          </table:table-cell>
          <table:table-cell table:formula="of:=[Sheet2.B300]/1000" office:value-type="float" office:value="0.115" calcext:value-type="float">
            <text:p>0.115</text:p>
          </table:table-cell>
          <table:table-cell table:formula="of:=[Sheet2.C300]/1000" office:value-type="float" office:value="1" calcext:value-type="float">
            <text:p>1</text:p>
          </table:table-cell>
          <table:table-cell table:formula="of:=[Sheet2.D300]/1000" office:value-type="float" office:value="0.97775000333786" calcext:value-type="float">
            <text:p>0.97775000333786</text:p>
          </table:table-cell>
          <table:table-cell table:formula="of:=[Sheet2.E300]/1000" office:value-type="float" office:value="0.0000000783211805410744" calcext:value-type="float">
            <text:p>7.83211805410744E-08</text:p>
          </table:table-cell>
          <table:table-cell table:formula="of:=[Sheet2.F300]/1000" office:value-type="float" office:value="1" calcext:value-type="float">
            <text:p>1</text:p>
          </table:table-cell>
          <table:table-cell table:formula="of:=[Sheet2.G300]/1000" office:value-type="float" office:value="1" calcext:value-type="float">
            <text:p>1</text:p>
          </table:table-cell>
          <table:table-cell table:formula="of:=[Sheet2.H300]" office:value-type="float" office:value="0" calcext:value-type="float">
            <text:p>0</text:p>
          </table:table-cell>
          <table:table-cell table:formula="of:=[Sheet2.I300]"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2017-07-28T22:17:00+02:00</text:p>
          </table:table-cell>
          <table:table-cell table:formula="of:=[Sheet2.B301]/1000" office:value-type="float" office:value="0.168" calcext:value-type="float">
            <text:p>0.168</text:p>
          </table:table-cell>
          <table:table-cell table:formula="of:=[Sheet2.C301]/1000" office:value-type="float" office:value="1" calcext:value-type="float">
            <text:p>1</text:p>
          </table:table-cell>
          <table:table-cell table:formula="of:=[Sheet2.D301]/1000" office:value-type="float" office:value="0.971249997615814" calcext:value-type="float">
            <text:p>0.971249997615814</text:p>
          </table:table-cell>
          <table:table-cell table:formula="of:=[Sheet2.E301]/1000" office:value-type="float" office:value="0.00000000122593024620699" calcext:value-type="float">
            <text:p>1.22593024620699E-09</text:p>
          </table:table-cell>
          <table:table-cell table:formula="of:=[Sheet2.F301]/1000" office:value-type="float" office:value="1" calcext:value-type="float">
            <text:p>1</text:p>
          </table:table-cell>
          <table:table-cell table:formula="of:=[Sheet2.G301]/1000" office:value-type="float" office:value="1" calcext:value-type="float">
            <text:p>1</text:p>
          </table:table-cell>
          <table:table-cell table:formula="of:=[Sheet2.H301]" office:value-type="float" office:value="0" calcext:value-type="float">
            <text:p>0</text:p>
          </table:table-cell>
          <table:table-cell table:formula="of:=[Sheet2.I301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7-07-28T22:18:00+02:00</text:p>
          </table:table-cell>
          <table:table-cell table:formula="of:=[Sheet2.B302]/1000" office:value-type="float" office:value="0.187" calcext:value-type="float">
            <text:p>0.187</text:p>
          </table:table-cell>
          <table:table-cell table:formula="of:=[Sheet2.C302]/1000" office:value-type="float" office:value="1" calcext:value-type="float">
            <text:p>1</text:p>
          </table:table-cell>
          <table:table-cell table:formula="of:=[Sheet2.D302]/1000" office:value-type="float" office:value="0.968999981880188" calcext:value-type="float">
            <text:p>0.968999981880188</text:p>
          </table:table-cell>
          <table:table-cell table:formula="of:=[Sheet2.E302]/1000" office:value-type="float" office:value="0.145873800119415" calcext:value-type="float">
            <text:p>0.145873800119415</text:p>
          </table:table-cell>
          <table:table-cell table:formula="of:=[Sheet2.F302]/1000" office:value-type="float" office:value="1" calcext:value-type="float">
            <text:p>1</text:p>
          </table:table-cell>
          <table:table-cell table:formula="of:=[Sheet2.G302]/1000" office:value-type="float" office:value="1" calcext:value-type="float">
            <text:p>1</text:p>
          </table:table-cell>
          <table:table-cell table:formula="of:=[Sheet2.H302]" office:value-type="float" office:value="0" calcext:value-type="float">
            <text:p>0</text:p>
          </table:table-cell>
          <table:table-cell table:formula="of:=[Sheet2.I302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7-07-28T22:19:00+02:00</text:p>
          </table:table-cell>
          <table:table-cell table:formula="of:=[Sheet2.B303]/1000" office:value-type="float" office:value="0.215" calcext:value-type="float">
            <text:p>0.215</text:p>
          </table:table-cell>
          <table:table-cell table:formula="of:=[Sheet2.C303]/1000" office:value-type="float" office:value="1" calcext:value-type="float">
            <text:p>1</text:p>
          </table:table-cell>
          <table:table-cell table:formula="of:=[Sheet2.D303]/1000" office:value-type="float" office:value="0.965749979019165" calcext:value-type="float">
            <text:p>0.965749979019165</text:p>
          </table:table-cell>
          <table:table-cell table:formula="of:=[Sheet2.E303]/1000" office:value-type="float" office:value="0.625034414321025" calcext:value-type="float">
            <text:p>0.625034414321025</text:p>
          </table:table-cell>
          <table:table-cell table:formula="of:=[Sheet2.F303]/1000" office:value-type="float" office:value="0.9996" calcext:value-type="float">
            <text:p>0.9996</text:p>
          </table:table-cell>
          <table:table-cell table:formula="of:=[Sheet2.G303]/1000" office:value-type="float" office:value="1" calcext:value-type="float">
            <text:p>1</text:p>
          </table:table-cell>
          <table:table-cell table:formula="of:=[Sheet2.H303]" office:value-type="float" office:value="8" calcext:value-type="float">
            <text:p>8</text:p>
          </table:table-cell>
          <table:table-cell table:formula="of:=[Sheet2.I303]"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2017-07-28T22:20:00+02:00</text:p>
          </table:table-cell>
          <table:table-cell table:formula="of:=[Sheet2.B304]/1000" office:value-type="float" office:value="0.259" calcext:value-type="float">
            <text:p>0.259</text:p>
          </table:table-cell>
          <table:table-cell table:formula="of:=[Sheet2.C304]/1000" office:value-type="float" office:value="1" calcext:value-type="float">
            <text:p>1</text:p>
          </table:table-cell>
          <table:table-cell table:formula="of:=[Sheet2.D304]/1000" office:value-type="float" office:value="0.960749983787537" calcext:value-type="float">
            <text:p>0.960749983787537</text:p>
          </table:table-cell>
          <table:table-cell table:formula="of:=[Sheet2.E304]/1000" office:value-type="float" office:value="0.663996237928713" calcext:value-type="float">
            <text:p>0.663996237928713</text:p>
          </table:table-cell>
          <table:table-cell table:formula="of:=[Sheet2.F304]/1000" office:value-type="float" office:value="1" calcext:value-type="float">
            <text:p>1</text:p>
          </table:table-cell>
          <table:table-cell table:formula="of:=[Sheet2.G304]/1000" office:value-type="float" office:value="1" calcext:value-type="float">
            <text:p>1</text:p>
          </table:table-cell>
          <table:table-cell table:formula="of:=[Sheet2.H304]" office:value-type="float" office:value="0" calcext:value-type="float">
            <text:p>0</text:p>
          </table:table-cell>
          <table:table-cell table:formula="of:=[Sheet2.I304]"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2017-07-28T22:21:00+02:00</text:p>
          </table:table-cell>
          <table:table-cell table:formula="of:=[Sheet2.B305]/1000" office:value-type="float" office:value="0.273" calcext:value-type="float">
            <text:p>0.273</text:p>
          </table:table-cell>
          <table:table-cell table:formula="of:=[Sheet2.C305]/1000" office:value-type="float" office:value="1" calcext:value-type="float">
            <text:p>1</text:p>
          </table:table-cell>
          <table:table-cell table:formula="of:=[Sheet2.D305]/1000" office:value-type="float" office:value="0.959999978542328" calcext:value-type="float">
            <text:p>0.959999978542328</text:p>
          </table:table-cell>
          <table:table-cell table:formula="of:=[Sheet2.E305]/1000" office:value-type="float" office:value="0.624955982527616" calcext:value-type="float">
            <text:p>0.624955982527616</text:p>
          </table:table-cell>
          <table:table-cell table:formula="of:=[Sheet2.F305]/1000" office:value-type="float" office:value="1" calcext:value-type="float">
            <text:p>1</text:p>
          </table:table-cell>
          <table:table-cell table:formula="of:=[Sheet2.G305]/1000" office:value-type="float" office:value="1" calcext:value-type="float">
            <text:p>1</text:p>
          </table:table-cell>
          <table:table-cell table:formula="of:=[Sheet2.H305]" office:value-type="float" office:value="4" calcext:value-type="float">
            <text:p>4</text:p>
          </table:table-cell>
          <table:table-cell table:formula="of:=[Sheet2.I305]"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2017-07-28T22:22:00+02:00</text:p>
          </table:table-cell>
          <table:table-cell table:formula="of:=[Sheet2.B306]/1000" office:value-type="float" office:value="0.28" calcext:value-type="float">
            <text:p>0.28</text:p>
          </table:table-cell>
          <table:table-cell table:formula="of:=[Sheet2.C306]/1000" office:value-type="float" office:value="1" calcext:value-type="float">
            <text:p>1</text:p>
          </table:table-cell>
          <table:table-cell table:formula="of:=[Sheet2.D306]/1000" office:value-type="float" office:value="0.958249986171722" calcext:value-type="float">
            <text:p>0.958249986171722</text:p>
          </table:table-cell>
          <table:table-cell table:formula="of:=[Sheet2.E306]/1000" office:value-type="float" office:value="0.0749207224293916" calcext:value-type="float">
            <text:p>0.074920722429392</text:p>
          </table:table-cell>
          <table:table-cell table:formula="of:=[Sheet2.F306]/1000" office:value-type="float" office:value="1" calcext:value-type="float">
            <text:p>1</text:p>
          </table:table-cell>
          <table:table-cell table:formula="of:=[Sheet2.G306]/1000" office:value-type="float" office:value="1" calcext:value-type="float">
            <text:p>1</text:p>
          </table:table-cell>
          <table:table-cell table:formula="of:=[Sheet2.H306]" office:value-type="float" office:value="54" calcext:value-type="float">
            <text:p>54</text:p>
          </table:table-cell>
          <table:table-cell table:formula="of:=[Sheet2.I306]"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2017-07-28T22:23:00+02:00</text:p>
          </table:table-cell>
          <table:table-cell table:formula="of:=[Sheet2.B307]/1000" office:value-type="float" office:value="0.344" calcext:value-type="float">
            <text:p>0.344</text:p>
          </table:table-cell>
          <table:table-cell table:formula="of:=[Sheet2.C307]/1000" office:value-type="float" office:value="1" calcext:value-type="float">
            <text:p>1</text:p>
          </table:table-cell>
          <table:table-cell table:formula="of:=[Sheet2.D307]/1000" office:value-type="float" office:value="0.952499985694885" calcext:value-type="float">
            <text:p>0.952499985694885</text:p>
          </table:table-cell>
          <table:table-cell table:formula="of:=[Sheet2.E307]/1000" office:value-type="float" office:value="0.00464526213040317" calcext:value-type="float">
            <text:p>0.004645262130403</text:p>
          </table:table-cell>
          <table:table-cell table:formula="of:=[Sheet2.F307]/1000" office:value-type="float" office:value="1" calcext:value-type="float">
            <text:p>1</text:p>
          </table:table-cell>
          <table:table-cell table:formula="of:=[Sheet2.G307]/1000" office:value-type="float" office:value="1" calcext:value-type="float">
            <text:p>1</text:p>
          </table:table-cell>
          <table:table-cell table:formula="of:=[Sheet2.H307]" office:value-type="float" office:value="74" calcext:value-type="float">
            <text:p>74</text:p>
          </table:table-cell>
          <table:table-cell table:formula="of:=[Sheet2.I307]"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17-07-28T22:24:00+02:00</text:p>
          </table:table-cell>
          <table:table-cell table:formula="of:=[Sheet2.B308]/1000" office:value-type="float" office:value="0.358" calcext:value-type="float">
            <text:p>0.358</text:p>
          </table:table-cell>
          <table:table-cell table:formula="of:=[Sheet2.C308]/1000" office:value-type="float" office:value="1" calcext:value-type="float">
            <text:p>1</text:p>
          </table:table-cell>
          <table:table-cell table:formula="of:=[Sheet2.D308]/1000" office:value-type="float" office:value="0.953499972820282" calcext:value-type="float">
            <text:p>0.953499972820282</text:p>
          </table:table-cell>
          <table:table-cell table:formula="of:=[Sheet2.E308]/1000" office:value-type="float" office:value="0.0168359644268583" calcext:value-type="float">
            <text:p>0.016835964426858</text:p>
          </table:table-cell>
          <table:table-cell table:formula="of:=[Sheet2.F308]/1000" office:value-type="float" office:value="1" calcext:value-type="float">
            <text:p>1</text:p>
          </table:table-cell>
          <table:table-cell table:formula="of:=[Sheet2.G308]/1000" office:value-type="float" office:value="1" calcext:value-type="float">
            <text:p>1</text:p>
          </table:table-cell>
          <table:table-cell table:formula="of:=[Sheet2.H308]" office:value-type="float" office:value="94" calcext:value-type="float">
            <text:p>94</text:p>
          </table:table-cell>
          <table:table-cell table:formula="of:=[Sheet2.I308]"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2017-07-28T22:25:00+02:00</text:p>
          </table:table-cell>
          <table:table-cell table:formula="of:=[Sheet2.B309]/1000" office:value-type="float" office:value="0.374" calcext:value-type="float">
            <text:p>0.374</text:p>
          </table:table-cell>
          <table:table-cell table:formula="of:=[Sheet2.C309]/1000" office:value-type="float" office:value="1" calcext:value-type="float">
            <text:p>1</text:p>
          </table:table-cell>
          <table:table-cell table:formula="of:=[Sheet2.D309]/1000" office:value-type="float" office:value="0.950250029563904" calcext:value-type="float">
            <text:p>0.950250029563904</text:p>
          </table:table-cell>
          <table:table-cell table:formula="of:=[Sheet2.E309]/1000" office:value-type="float" office:value="0.155410148961371" calcext:value-type="float">
            <text:p>0.155410148961371</text:p>
          </table:table-cell>
          <table:table-cell table:formula="of:=[Sheet2.F309]/1000" office:value-type="float" office:value="1" calcext:value-type="float">
            <text:p>1</text:p>
          </table:table-cell>
          <table:table-cell table:formula="of:=[Sheet2.G309]/1000" office:value-type="float" office:value="1" calcext:value-type="float">
            <text:p>1</text:p>
          </table:table-cell>
          <table:table-cell table:formula="of:=[Sheet2.H309]" office:value-type="float" office:value="197" calcext:value-type="float">
            <text:p>197</text:p>
          </table:table-cell>
          <table:table-cell table:formula="of:=[Sheet2.I309]"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2017-07-28T22:26:00+02:00</text:p>
          </table:table-cell>
          <table:table-cell table:formula="of:=[Sheet2.B310]/1000" office:value-type="float" office:value="0.388" calcext:value-type="float">
            <text:p>0.388</text:p>
          </table:table-cell>
          <table:table-cell table:formula="of:=[Sheet2.C310]/1000" office:value-type="float" office:value="1" calcext:value-type="float">
            <text:p>1</text:p>
          </table:table-cell>
          <table:table-cell table:formula="of:=[Sheet2.D310]/1000" office:value-type="float" office:value="0.949000000953674" calcext:value-type="float">
            <text:p>0.949000000953674</text:p>
          </table:table-cell>
          <table:table-cell table:formula="of:=[Sheet2.E310]/1000" office:value-type="float" office:value="0.662570685975871" calcext:value-type="float">
            <text:p>0.662570685975871</text:p>
          </table:table-cell>
          <table:table-cell table:formula="of:=[Sheet2.F310]/1000" office:value-type="float" office:value="0.9998" calcext:value-type="float">
            <text:p>0.9998</text:p>
          </table:table-cell>
          <table:table-cell table:formula="of:=[Sheet2.G310]/1000" office:value-type="float" office:value="0.9998" calcext:value-type="float">
            <text:p>0.9998</text:p>
          </table:table-cell>
          <table:table-cell table:formula="of:=[Sheet2.H310]" office:value-type="float" office:value="176" calcext:value-type="float">
            <text:p>176</text:p>
          </table:table-cell>
          <table:table-cell table:formula="of:=[Sheet2.I310]"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2017-07-28T22:27:00+02:00</text:p>
          </table:table-cell>
          <table:table-cell table:formula="of:=[Sheet2.B311]/1000" office:value-type="float" office:value="0.391" calcext:value-type="float">
            <text:p>0.391</text:p>
          </table:table-cell>
          <table:table-cell table:formula="of:=[Sheet2.C311]/1000" office:value-type="float" office:value="1" calcext:value-type="float">
            <text:p>1</text:p>
          </table:table-cell>
          <table:table-cell table:formula="of:=[Sheet2.D311]/1000" office:value-type="float" office:value="0.949500024318695" calcext:value-type="float">
            <text:p>0.949500024318695</text:p>
          </table:table-cell>
          <table:table-cell table:formula="of:=[Sheet2.E311]/1000" office:value-type="float" office:value="0.774211284692933" calcext:value-type="float">
            <text:p>0.774211284692933</text:p>
          </table:table-cell>
          <table:table-cell table:formula="of:=[Sheet2.F311]/1000" office:value-type="float" office:value="0.9994" calcext:value-type="float">
            <text:p>0.9994</text:p>
          </table:table-cell>
          <table:table-cell table:formula="of:=[Sheet2.G311]/1000" office:value-type="float" office:value="1" calcext:value-type="float">
            <text:p>1</text:p>
          </table:table-cell>
          <table:table-cell table:formula="of:=[Sheet2.H311]" office:value-type="float" office:value="186" calcext:value-type="float">
            <text:p>186</text:p>
          </table:table-cell>
          <table:table-cell table:formula="of:=[Sheet2.I311]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22:28:00+02:00</text:p>
          </table:table-cell>
          <table:table-cell table:formula="of:=[Sheet2.B312]/1000" office:value-type="float" office:value="0.388" calcext:value-type="float">
            <text:p>0.388</text:p>
          </table:table-cell>
          <table:table-cell table:formula="of:=[Sheet2.C312]/1000" office:value-type="float" office:value="1" calcext:value-type="float">
            <text:p>1</text:p>
          </table:table-cell>
          <table:table-cell table:formula="of:=[Sheet2.D312]/1000" office:value-type="float" office:value="0.949249982833862" calcext:value-type="float">
            <text:p>0.949249982833862</text:p>
          </table:table-cell>
          <table:table-cell table:formula="of:=[Sheet2.E312]/1000" office:value-type="float" office:value="0.901489976703188" calcext:value-type="float">
            <text:p>0.901489976703188</text:p>
          </table:table-cell>
          <table:table-cell table:formula="of:=[Sheet2.F312]/1000" office:value-type="float" office:value="0.9994" calcext:value-type="float">
            <text:p>0.9994</text:p>
          </table:table-cell>
          <table:table-cell table:formula="of:=[Sheet2.G312]/1000" office:value-type="float" office:value="1" calcext:value-type="float">
            <text:p>1</text:p>
          </table:table-cell>
          <table:table-cell table:formula="of:=[Sheet2.H312]" office:value-type="float" office:value="271" calcext:value-type="float">
            <text:p>271</text:p>
          </table:table-cell>
          <table:table-cell table:formula="of:=[Sheet2.I312]"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17-07-28T22:29:00+02:00</text:p>
          </table:table-cell>
          <table:table-cell table:formula="of:=[Sheet2.B313]/1000" office:value-type="float" office:value="0.396" calcext:value-type="float">
            <text:p>0.396</text:p>
          </table:table-cell>
          <table:table-cell table:formula="of:=[Sheet2.C313]/1000" office:value-type="float" office:value="1" calcext:value-type="float">
            <text:p>1</text:p>
          </table:table-cell>
          <table:table-cell table:formula="of:=[Sheet2.D313]/1000" office:value-type="float" office:value="0.948750019073486" calcext:value-type="float">
            <text:p>0.948750019073486</text:p>
          </table:table-cell>
          <table:table-cell table:formula="of:=[Sheet2.E313]/1000" office:value-type="float" office:value="0.738668535123449" calcext:value-type="float">
            <text:p>0.738668535123449</text:p>
          </table:table-cell>
          <table:table-cell table:formula="of:=[Sheet2.F313]/1000" office:value-type="float" office:value="1" calcext:value-type="float">
            <text:p>1</text:p>
          </table:table-cell>
          <table:table-cell table:formula="of:=[Sheet2.G313]/1000" office:value-type="float" office:value="1" calcext:value-type="float">
            <text:p>1</text:p>
          </table:table-cell>
          <table:table-cell table:formula="of:=[Sheet2.H313]" office:value-type="float" office:value="294" calcext:value-type="float">
            <text:p>294</text:p>
          </table:table-cell>
          <table:table-cell table:formula="of:=[Sheet2.I313]"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2017-07-28T22:30:00+02:00</text:p>
          </table:table-cell>
          <table:table-cell table:formula="of:=[Sheet2.B314]/1000" office:value-type="float" office:value="0.389" calcext:value-type="float">
            <text:p>0.389</text:p>
          </table:table-cell>
          <table:table-cell table:formula="of:=[Sheet2.C314]/1000" office:value-type="float" office:value="1" calcext:value-type="float">
            <text:p>1</text:p>
          </table:table-cell>
          <table:table-cell table:formula="of:=[Sheet2.D314]/1000" office:value-type="float" office:value="0.949500024318695" calcext:value-type="float">
            <text:p>0.949500024318695</text:p>
          </table:table-cell>
          <table:table-cell table:formula="of:=[Sheet2.E314]/1000" office:value-type="float" office:value="0.999184563291585" calcext:value-type="float">
            <text:p>0.999184563291585</text:p>
          </table:table-cell>
          <table:table-cell table:formula="of:=[Sheet2.F314]/1000" office:value-type="float" office:value="1" calcext:value-type="float">
            <text:p>1</text:p>
          </table:table-cell>
          <table:table-cell table:formula="of:=[Sheet2.G314]/1000" office:value-type="float" office:value="1" calcext:value-type="float">
            <text:p>1</text:p>
          </table:table-cell>
          <table:table-cell table:formula="of:=[Sheet2.H314]" office:value-type="float" office:value="274" calcext:value-type="float">
            <text:p>274</text:p>
          </table:table-cell>
          <table:table-cell table:formula="of:=[Sheet2.I314]"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2017-07-28T22:31:00+02:00</text:p>
          </table:table-cell>
          <table:table-cell table:formula="of:=[Sheet2.B315]/1000" office:value-type="float" office:value="0.394" calcext:value-type="float">
            <text:p>0.394</text:p>
          </table:table-cell>
          <table:table-cell table:formula="of:=[Sheet2.C315]/1000" office:value-type="float" office:value="1" calcext:value-type="float">
            <text:p>1</text:p>
          </table:table-cell>
          <table:table-cell table:formula="of:=[Sheet2.D315]/1000" office:value-type="float" office:value="0.948000013828278" calcext:value-type="float">
            <text:p>0.948000013828278</text:p>
          </table:table-cell>
          <table:table-cell table:formula="of:=[Sheet2.E315]/1000" office:value-type="float" office:value="0.999034427715827" calcext:value-type="float">
            <text:p>0.999034427715827</text:p>
          </table:table-cell>
          <table:table-cell table:formula="of:=[Sheet2.F315]/1000" office:value-type="float" office:value="1" calcext:value-type="float">
            <text:p>1</text:p>
          </table:table-cell>
          <table:table-cell table:formula="of:=[Sheet2.G315]/1000" office:value-type="float" office:value="1" calcext:value-type="float">
            <text:p>1</text:p>
          </table:table-cell>
          <table:table-cell table:formula="of:=[Sheet2.H315]" office:value-type="float" office:value="192" calcext:value-type="float">
            <text:p>192</text:p>
          </table:table-cell>
          <table:table-cell table:formula="of:=[Sheet2.I315]"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2017-07-28T22:32:00+02:00</text:p>
          </table:table-cell>
          <table:table-cell table:formula="of:=[Sheet2.B316]/1000" office:value-type="float" office:value="0.396" calcext:value-type="float">
            <text:p>0.396</text:p>
          </table:table-cell>
          <table:table-cell table:formula="of:=[Sheet2.C316]/1000" office:value-type="float" office:value="1" calcext:value-type="float">
            <text:p>1</text:p>
          </table:table-cell>
          <table:table-cell table:formula="of:=[Sheet2.D316]/1000" office:value-type="float" office:value="0.949500024318695" calcext:value-type="float">
            <text:p>0.949500024318695</text:p>
          </table:table-cell>
          <table:table-cell table:formula="of:=[Sheet2.E316]/1000" office:value-type="float" office:value="0.999999994251265" calcext:value-type="float">
            <text:p>0.999999994251265</text:p>
          </table:table-cell>
          <table:table-cell table:formula="of:=[Sheet2.F316]/1000" office:value-type="float" office:value="1" calcext:value-type="float">
            <text:p>1</text:p>
          </table:table-cell>
          <table:table-cell table:formula="of:=[Sheet2.G316]/1000" office:value-type="float" office:value="1" calcext:value-type="float">
            <text:p>1</text:p>
          </table:table-cell>
          <table:table-cell table:formula="of:=[Sheet2.H316]" office:value-type="float" office:value="201" calcext:value-type="float">
            <text:p>201</text:p>
          </table:table-cell>
          <table:table-cell table:formula="of:=[Sheet2.I316]"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2017-07-28T22:33:00+02:00</text:p>
          </table:table-cell>
          <table:table-cell table:formula="of:=[Sheet2.B317]/1000" office:value-type="float" office:value="0.38" calcext:value-type="float">
            <text:p>0.38</text:p>
          </table:table-cell>
          <table:table-cell table:formula="of:=[Sheet2.C317]/1000" office:value-type="float" office:value="1" calcext:value-type="float">
            <text:p>1</text:p>
          </table:table-cell>
          <table:table-cell table:formula="of:=[Sheet2.D317]/1000" office:value-type="float" office:value="0.948750019073486" calcext:value-type="float">
            <text:p>0.948750019073486</text:p>
          </table:table-cell>
          <table:table-cell table:formula="of:=[Sheet2.E317]/1000" office:value-type="float" office:value="0.999999999833323" calcext:value-type="float">
            <text:p>0.999999999833323</text:p>
          </table:table-cell>
          <table:table-cell table:formula="of:=[Sheet2.F317]/1000" office:value-type="float" office:value="1" calcext:value-type="float">
            <text:p>1</text:p>
          </table:table-cell>
          <table:table-cell table:formula="of:=[Sheet2.G317]/1000" office:value-type="float" office:value="1" calcext:value-type="float">
            <text:p>1</text:p>
          </table:table-cell>
          <table:table-cell table:formula="of:=[Sheet2.H317]" office:value-type="float" office:value="209" calcext:value-type="float">
            <text:p>209</text:p>
          </table:table-cell>
          <table:table-cell table:formula="of:=[Sheet2.I317]"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017-07-28T22:34:00+02:00</text:p>
          </table:table-cell>
          <table:table-cell table:formula="of:=[Sheet2.B318]/1000" office:value-type="float" office:value="0.385" calcext:value-type="float">
            <text:p>0.385</text:p>
          </table:table-cell>
          <table:table-cell table:formula="of:=[Sheet2.C318]/1000" office:value-type="float" office:value="1" calcext:value-type="float">
            <text:p>1</text:p>
          </table:table-cell>
          <table:table-cell table:formula="of:=[Sheet2.D318]/1000" office:value-type="float" office:value="0.949500024318695" calcext:value-type="float">
            <text:p>0.949500024318695</text:p>
          </table:table-cell>
          <table:table-cell table:formula="of:=[Sheet2.E318]/1000" office:value-type="float" office:value="0.999999999996227" calcext:value-type="float">
            <text:p>0.999999999996227</text:p>
          </table:table-cell>
          <table:table-cell table:formula="of:=[Sheet2.F318]/1000" office:value-type="float" office:value="1" calcext:value-type="float">
            <text:p>1</text:p>
          </table:table-cell>
          <table:table-cell table:formula="of:=[Sheet2.G318]/1000" office:value-type="float" office:value="1" calcext:value-type="float">
            <text:p>1</text:p>
          </table:table-cell>
          <table:table-cell table:formula="of:=[Sheet2.H318]" office:value-type="float" office:value="425" calcext:value-type="float">
            <text:p>425</text:p>
          </table:table-cell>
          <table:table-cell table:formula="of:=[Sheet2.I318]"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2:35:00+02:00</text:p>
          </table:table-cell>
          <table:table-cell table:formula="of:=[Sheet2.B319]/1000" office:value-type="float" office:value="0.417" calcext:value-type="float">
            <text:p>0.417</text:p>
          </table:table-cell>
          <table:table-cell table:formula="of:=[Sheet2.C319]/1000" office:value-type="float" office:value="1" calcext:value-type="float">
            <text:p>1</text:p>
          </table:table-cell>
          <table:table-cell table:formula="of:=[Sheet2.D319]/1000" office:value-type="float" office:value="0.94650000333786" calcext:value-type="float">
            <text:p>0.94650000333786</text:p>
          </table:table-cell>
          <table:table-cell table:formula="of:=[Sheet2.E319]/1000" office:value-type="float" office:value="0.99999999999867" calcext:value-type="float">
            <text:p>0.99999999999867</text:p>
          </table:table-cell>
          <table:table-cell table:formula="of:=[Sheet2.F319]/1000" office:value-type="float" office:value="1" calcext:value-type="float">
            <text:p>1</text:p>
          </table:table-cell>
          <table:table-cell table:formula="of:=[Sheet2.G319]/1000" office:value-type="float" office:value="1" calcext:value-type="float">
            <text:p>1</text:p>
          </table:table-cell>
          <table:table-cell table:formula="of:=[Sheet2.H319]" office:value-type="float" office:value="551" calcext:value-type="float">
            <text:p>551</text:p>
          </table:table-cell>
          <table:table-cell table:formula="of:=[Sheet2.I319]"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22:36:00+02:00</text:p>
          </table:table-cell>
          <table:table-cell table:formula="of:=[Sheet2.B320]/1000" office:value-type="float" office:value="0.403" calcext:value-type="float">
            <text:p>0.403</text:p>
          </table:table-cell>
          <table:table-cell table:formula="of:=[Sheet2.C320]/1000" office:value-type="float" office:value="1" calcext:value-type="float">
            <text:p>1</text:p>
          </table:table-cell>
          <table:table-cell table:formula="of:=[Sheet2.D320]/1000" office:value-type="float" office:value="0.948249995708466" calcext:value-type="float">
            <text:p>0.948249995708466</text:p>
          </table:table-cell>
          <table:table-cell table:formula="of:=[Sheet2.E320]/1000" office:value-type="float" office:value="0.999999999995942" calcext:value-type="float">
            <text:p>0.999999999995942</text:p>
          </table:table-cell>
          <table:table-cell table:formula="of:=[Sheet2.F320]/1000" office:value-type="float" office:value="1" calcext:value-type="float">
            <text:p>1</text:p>
          </table:table-cell>
          <table:table-cell table:formula="of:=[Sheet2.G320]/1000" office:value-type="float" office:value="1" calcext:value-type="float">
            <text:p>1</text:p>
          </table:table-cell>
          <table:table-cell table:formula="of:=[Sheet2.H320]" office:value-type="float" office:value="592" calcext:value-type="float">
            <text:p>592</text:p>
          </table:table-cell>
          <table:table-cell table:formula="of:=[Sheet2.I320]"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22:37:00+02:00</text:p>
          </table:table-cell>
          <table:table-cell table:formula="of:=[Sheet2.B321]/1000" office:value-type="float" office:value="0.412" calcext:value-type="float">
            <text:p>0.412</text:p>
          </table:table-cell>
          <table:table-cell table:formula="of:=[Sheet2.C321]/1000" office:value-type="float" office:value="1" calcext:value-type="float">
            <text:p>1</text:p>
          </table:table-cell>
          <table:table-cell table:formula="of:=[Sheet2.D321]/1000" office:value-type="float" office:value="0.948000013828278" calcext:value-type="float">
            <text:p>0.948000013828278</text:p>
          </table:table-cell>
          <table:table-cell table:formula="of:=[Sheet2.E321]/1000" office:value-type="float" office:value="0.999999999994094" calcext:value-type="float">
            <text:p>0.999999999994094</text:p>
          </table:table-cell>
          <table:table-cell table:formula="of:=[Sheet2.F321]/1000" office:value-type="float" office:value="1" calcext:value-type="float">
            <text:p>1</text:p>
          </table:table-cell>
          <table:table-cell table:formula="of:=[Sheet2.G321]/1000" office:value-type="float" office:value="1" calcext:value-type="float">
            <text:p>1</text:p>
          </table:table-cell>
          <table:table-cell table:formula="of:=[Sheet2.H321]" office:value-type="float" office:value="723" calcext:value-type="float">
            <text:p>723</text:p>
          </table:table-cell>
          <table:table-cell table:formula="of:=[Sheet2.I321]"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17-07-28T22:38:00+02:00</text:p>
          </table:table-cell>
          <table:table-cell table:formula="of:=[Sheet2.B322]/1000" office:value-type="float" office:value="0.409" calcext:value-type="float">
            <text:p>0.409</text:p>
          </table:table-cell>
          <table:table-cell table:formula="of:=[Sheet2.C322]/1000" office:value-type="float" office:value="1" calcext:value-type="float">
            <text:p>1</text:p>
          </table:table-cell>
          <table:table-cell table:formula="of:=[Sheet2.D322]/1000" office:value-type="float" office:value="0.948750019073486" calcext:value-type="float">
            <text:p>0.948750019073486</text:p>
          </table:table-cell>
          <table:table-cell table:formula="of:=[Sheet2.E322]/1000" office:value-type="float" office:value="0.99999999958534" calcext:value-type="float">
            <text:p>0.99999999958534</text:p>
          </table:table-cell>
          <table:table-cell table:formula="of:=[Sheet2.F322]/1000" office:value-type="float" office:value="1" calcext:value-type="float">
            <text:p>1</text:p>
          </table:table-cell>
          <table:table-cell table:formula="of:=[Sheet2.G322]/1000" office:value-type="float" office:value="1" calcext:value-type="float">
            <text:p>1</text:p>
          </table:table-cell>
          <table:table-cell table:formula="of:=[Sheet2.H322]" office:value-type="float" office:value="687" calcext:value-type="float">
            <text:p>687</text:p>
          </table:table-cell>
          <table:table-cell table:formula="of:=[Sheet2.I322]"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017-07-28T22:39:00+02:00</text:p>
          </table:table-cell>
          <table:table-cell table:formula="of:=[Sheet2.B323]/1000" office:value-type="float" office:value="0.4" calcext:value-type="float">
            <text:p>0.4</text:p>
          </table:table-cell>
          <table:table-cell table:formula="of:=[Sheet2.C323]/1000" office:value-type="float" office:value="1" calcext:value-type="float">
            <text:p>1</text:p>
          </table:table-cell>
          <table:table-cell table:formula="of:=[Sheet2.D323]/1000" office:value-type="float" office:value="0.949999988079071" calcext:value-type="float">
            <text:p>0.949999988079071</text:p>
          </table:table-cell>
          <table:table-cell table:formula="of:=[Sheet2.E323]/1000" office:value-type="float" office:value="0.999999999193896" calcext:value-type="float">
            <text:p>0.999999999193896</text:p>
          </table:table-cell>
          <table:table-cell table:formula="of:=[Sheet2.F323]/1000" office:value-type="float" office:value="1" calcext:value-type="float">
            <text:p>1</text:p>
          </table:table-cell>
          <table:table-cell table:formula="of:=[Sheet2.G323]/1000" office:value-type="float" office:value="1" calcext:value-type="float">
            <text:p>1</text:p>
          </table:table-cell>
          <table:table-cell table:formula="of:=[Sheet2.H323]" office:value-type="float" office:value="777" calcext:value-type="float">
            <text:p>777</text:p>
          </table:table-cell>
          <table:table-cell table:formula="of:=[Sheet2.I323]"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2017-07-28T22:40:00+02:00</text:p>
          </table:table-cell>
          <table:table-cell table:formula="of:=[Sheet2.B324]/1000" office:value-type="float" office:value="0.397" calcext:value-type="float">
            <text:p>0.397</text:p>
          </table:table-cell>
          <table:table-cell table:formula="of:=[Sheet2.C324]/1000" office:value-type="float" office:value="1" calcext:value-type="float">
            <text:p>1</text:p>
          </table:table-cell>
          <table:table-cell table:formula="of:=[Sheet2.D324]/1000" office:value-type="float" office:value="0.95074999332428" calcext:value-type="float">
            <text:p>0.95074999332428</text:p>
          </table:table-cell>
          <table:table-cell table:formula="of:=[Sheet2.E324]/1000" office:value-type="float" office:value="0.999999998102394" calcext:value-type="float">
            <text:p>0.999999998102394</text:p>
          </table:table-cell>
          <table:table-cell table:formula="of:=[Sheet2.F324]/1000" office:value-type="float" office:value="1" calcext:value-type="float">
            <text:p>1</text:p>
          </table:table-cell>
          <table:table-cell table:formula="of:=[Sheet2.G324]/1000" office:value-type="float" office:value="1" calcext:value-type="float">
            <text:p>1</text:p>
          </table:table-cell>
          <table:table-cell table:formula="of:=[Sheet2.H324]" office:value-type="float" office:value="1009" calcext:value-type="float">
            <text:p>1009</text:p>
          </table:table-cell>
          <table:table-cell table:formula="of:=[Sheet2.I324]"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2017-07-28T22:41:00+02:00</text:p>
          </table:table-cell>
          <table:table-cell table:formula="of:=[Sheet2.B325]/1000" office:value-type="float" office:value="0.398" calcext:value-type="float">
            <text:p>0.398</text:p>
          </table:table-cell>
          <table:table-cell table:formula="of:=[Sheet2.C325]/1000" office:value-type="float" office:value="1" calcext:value-type="float">
            <text:p>1</text:p>
          </table:table-cell>
          <table:table-cell table:formula="of:=[Sheet2.D325]/1000" office:value-type="float" office:value="0.948750019073486" calcext:value-type="float">
            <text:p>0.948750019073486</text:p>
          </table:table-cell>
          <table:table-cell table:formula="of:=[Sheet2.E325]/1000" office:value-type="float" office:value="0.831369898991635" calcext:value-type="float">
            <text:p>0.831369898991635</text:p>
          </table:table-cell>
          <table:table-cell table:formula="of:=[Sheet2.F325]/1000" office:value-type="float" office:value="1" calcext:value-type="float">
            <text:p>1</text:p>
          </table:table-cell>
          <table:table-cell table:formula="of:=[Sheet2.G325]/1000" office:value-type="float" office:value="1" calcext:value-type="float">
            <text:p>1</text:p>
          </table:table-cell>
          <table:table-cell table:formula="of:=[Sheet2.H325]" office:value-type="float" office:value="1200" calcext:value-type="float">
            <text:p>1200</text:p>
          </table:table-cell>
          <table:table-cell table:formula="of:=[Sheet2.I325]"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17-07-28T22:42:00+02:00</text:p>
          </table:table-cell>
          <table:table-cell table:formula="of:=[Sheet2.B326]/1000" office:value-type="float" office:value="0.399" calcext:value-type="float">
            <text:p>0.399</text:p>
          </table:table-cell>
          <table:table-cell table:formula="of:=[Sheet2.C326]/1000" office:value-type="float" office:value="1" calcext:value-type="float">
            <text:p>1</text:p>
          </table:table-cell>
          <table:table-cell table:formula="of:=[Sheet2.D326]/1000" office:value-type="float" office:value="0.948499977588654" calcext:value-type="float">
            <text:p>0.948499977588654</text:p>
          </table:table-cell>
          <table:table-cell table:formula="of:=[Sheet2.E326]/1000" office:value-type="float" office:value="0.84592824120622" calcext:value-type="float">
            <text:p>0.84592824120622</text:p>
          </table:table-cell>
          <table:table-cell table:formula="of:=[Sheet2.F326]/1000" office:value-type="float" office:value="1" calcext:value-type="float">
            <text:p>1</text:p>
          </table:table-cell>
          <table:table-cell table:formula="of:=[Sheet2.G326]/1000" office:value-type="float" office:value="1" calcext:value-type="float">
            <text:p>1</text:p>
          </table:table-cell>
          <table:table-cell table:formula="of:=[Sheet2.H326]" office:value-type="float" office:value="1169" calcext:value-type="float">
            <text:p>1169</text:p>
          </table:table-cell>
          <table:table-cell table:formula="of:=[Sheet2.I326]"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017-07-28T22:43:00+02:00</text:p>
          </table:table-cell>
          <table:table-cell table:formula="of:=[Sheet2.B327]/1000" office:value-type="float" office:value="0.404" calcext:value-type="float">
            <text:p>0.404</text:p>
          </table:table-cell>
          <table:table-cell table:formula="of:=[Sheet2.C327]/1000" office:value-type="float" office:value="1" calcext:value-type="float">
            <text:p>1</text:p>
          </table:table-cell>
          <table:table-cell table:formula="of:=[Sheet2.D327]/1000" office:value-type="float" office:value="0.948000013828278" calcext:value-type="float">
            <text:p>0.948000013828278</text:p>
          </table:table-cell>
          <table:table-cell table:formula="of:=[Sheet2.E327]/1000" office:value-type="float" office:value="0.973452220449693" calcext:value-type="float">
            <text:p>0.973452220449693</text:p>
          </table:table-cell>
          <table:table-cell table:formula="of:=[Sheet2.F327]/1000" office:value-type="float" office:value="1" calcext:value-type="float">
            <text:p>1</text:p>
          </table:table-cell>
          <table:table-cell table:formula="of:=[Sheet2.G327]/1000" office:value-type="float" office:value="1" calcext:value-type="float">
            <text:p>1</text:p>
          </table:table-cell>
          <table:table-cell table:formula="of:=[Sheet2.H327]" office:value-type="float" office:value="1477" calcext:value-type="float">
            <text:p>1477</text:p>
          </table:table-cell>
          <table:table-cell table:formula="of:=[Sheet2.I327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22:44:00+02:00</text:p>
          </table:table-cell>
          <table:table-cell table:formula="of:=[Sheet2.B328]/1000" office:value-type="float" office:value="0.4" calcext:value-type="float">
            <text:p>0.4</text:p>
          </table:table-cell>
          <table:table-cell table:formula="of:=[Sheet2.C328]/1000" office:value-type="float" office:value="1" calcext:value-type="float">
            <text:p>1</text:p>
          </table:table-cell>
          <table:table-cell table:formula="of:=[Sheet2.D328]/1000" office:value-type="float" office:value="0.948000013828278" calcext:value-type="float">
            <text:p>0.948000013828278</text:p>
          </table:table-cell>
          <table:table-cell table:formula="of:=[Sheet2.E328]/1000" office:value-type="float" office:value="0.946789801308807" calcext:value-type="float">
            <text:p>0.946789801308807</text:p>
          </table:table-cell>
          <table:table-cell table:formula="of:=[Sheet2.F328]/1000" office:value-type="float" office:value="1" calcext:value-type="float">
            <text:p>1</text:p>
          </table:table-cell>
          <table:table-cell table:formula="of:=[Sheet2.G328]/1000" office:value-type="float" office:value="1" calcext:value-type="float">
            <text:p>1</text:p>
          </table:table-cell>
          <table:table-cell table:formula="of:=[Sheet2.H328]" office:value-type="float" office:value="1570" calcext:value-type="float">
            <text:p>1570</text:p>
          </table:table-cell>
          <table:table-cell table:formula="of:=[Sheet2.I328]"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2017-07-28T22:45:00+02:00</text:p>
          </table:table-cell>
          <table:table-cell table:formula="of:=[Sheet2.B329]/1000" office:value-type="float" office:value="0.403" calcext:value-type="float">
            <text:p>0.403</text:p>
          </table:table-cell>
          <table:table-cell table:formula="of:=[Sheet2.C329]/1000" office:value-type="float" office:value="1" calcext:value-type="float">
            <text:p>1</text:p>
          </table:table-cell>
          <table:table-cell table:formula="of:=[Sheet2.D329]/1000" office:value-type="float" office:value="0.949999988079071" calcext:value-type="float">
            <text:p>0.949999988079071</text:p>
          </table:table-cell>
          <table:table-cell table:formula="of:=[Sheet2.E329]/1000" office:value-type="float" office:value="0.960508365325976" calcext:value-type="float">
            <text:p>0.960508365325976</text:p>
          </table:table-cell>
          <table:table-cell table:formula="of:=[Sheet2.F329]/1000" office:value-type="float" office:value="1" calcext:value-type="float">
            <text:p>1</text:p>
          </table:table-cell>
          <table:table-cell table:formula="of:=[Sheet2.G329]/1000" office:value-type="float" office:value="1" calcext:value-type="float">
            <text:p>1</text:p>
          </table:table-cell>
          <table:table-cell table:formula="of:=[Sheet2.H329]" office:value-type="float" office:value="1621" calcext:value-type="float">
            <text:p>1621</text:p>
          </table:table-cell>
          <table:table-cell table:formula="of:=[Sheet2.I329]"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2017-07-28T22:46:00+02:00</text:p>
          </table:table-cell>
          <table:table-cell table:formula="of:=[Sheet2.B330]/1000" office:value-type="float" office:value="0.406" calcext:value-type="float">
            <text:p>0.406</text:p>
          </table:table-cell>
          <table:table-cell table:formula="of:=[Sheet2.C330]/1000" office:value-type="float" office:value="1" calcext:value-type="float">
            <text:p>1</text:p>
          </table:table-cell>
          <table:table-cell table:formula="of:=[Sheet2.D330]/1000" office:value-type="float" office:value="0.949999988079071" calcext:value-type="float">
            <text:p>0.949999988079071</text:p>
          </table:table-cell>
          <table:table-cell table:formula="of:=[Sheet2.E330]/1000" office:value-type="float" office:value="0.94659096680439" calcext:value-type="float">
            <text:p>0.94659096680439</text:p>
          </table:table-cell>
          <table:table-cell table:formula="of:=[Sheet2.F330]/1000" office:value-type="float" office:value="1" calcext:value-type="float">
            <text:p>1</text:p>
          </table:table-cell>
          <table:table-cell table:formula="of:=[Sheet2.G330]/1000" office:value-type="float" office:value="1" calcext:value-type="float">
            <text:p>1</text:p>
          </table:table-cell>
          <table:table-cell table:formula="of:=[Sheet2.H330]" office:value-type="float" office:value="2113" calcext:value-type="float">
            <text:p>2113</text:p>
          </table:table-cell>
          <table:table-cell table:formula="of:=[Sheet2.I330]"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2017-07-28T22:47:00+02:00</text:p>
          </table:table-cell>
          <table:table-cell table:formula="of:=[Sheet2.B331]/1000" office:value-type="float" office:value="0.399" calcext:value-type="float">
            <text:p>0.399</text:p>
          </table:table-cell>
          <table:table-cell table:formula="of:=[Sheet2.C331]/1000" office:value-type="float" office:value="1" calcext:value-type="float">
            <text:p>1</text:p>
          </table:table-cell>
          <table:table-cell table:formula="of:=[Sheet2.D331]/1000" office:value-type="float" office:value="0.948249995708466" calcext:value-type="float">
            <text:p>0.948249995708466</text:p>
          </table:table-cell>
          <table:table-cell table:formula="of:=[Sheet2.E331]/1000" office:value-type="float" office:value="0.999999355104246" calcext:value-type="float">
            <text:p>0.999999355104246</text:p>
          </table:table-cell>
          <table:table-cell table:formula="of:=[Sheet2.F331]/1000" office:value-type="float" office:value="1" calcext:value-type="float">
            <text:p>1</text:p>
          </table:table-cell>
          <table:table-cell table:formula="of:=[Sheet2.G331]/1000" office:value-type="float" office:value="1" calcext:value-type="float">
            <text:p>1</text:p>
          </table:table-cell>
          <table:table-cell table:formula="of:=[Sheet2.H331]" office:value-type="float" office:value="2195" calcext:value-type="float">
            <text:p>2195</text:p>
          </table:table-cell>
          <table:table-cell table:formula="of:=[Sheet2.I331]"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2017-07-28T22:48:00+02:00</text:p>
          </table:table-cell>
          <table:table-cell table:formula="of:=[Sheet2.B332]/1000" office:value-type="float" office:value="0.391" calcext:value-type="float">
            <text:p>0.391</text:p>
          </table:table-cell>
          <table:table-cell table:formula="of:=[Sheet2.C332]/1000" office:value-type="float" office:value="1" calcext:value-type="float">
            <text:p>1</text:p>
          </table:table-cell>
          <table:table-cell table:formula="of:=[Sheet2.D332]/1000" office:value-type="float" office:value="0.949750006198883" calcext:value-type="float">
            <text:p>0.949750006198883</text:p>
          </table:table-cell>
          <table:table-cell table:formula="of:=[Sheet2.E332]/1000" office:value-type="float" office:value="0.999571910425708" calcext:value-type="float">
            <text:p>0.999571910425708</text:p>
          </table:table-cell>
          <table:table-cell table:formula="of:=[Sheet2.F332]/1000" office:value-type="float" office:value="1" calcext:value-type="float">
            <text:p>1</text:p>
          </table:table-cell>
          <table:table-cell table:formula="of:=[Sheet2.G332]/1000" office:value-type="float" office:value="1" calcext:value-type="float">
            <text:p>1</text:p>
          </table:table-cell>
          <table:table-cell table:formula="of:=[Sheet2.H332]" office:value-type="float" office:value="2469" calcext:value-type="float">
            <text:p>2469</text:p>
          </table:table-cell>
          <table:table-cell table:formula="of:=[Sheet2.I332]"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2017-07-28T22:49:00+02:00</text:p>
          </table:table-cell>
          <table:table-cell table:formula="of:=[Sheet2.B333]/1000" office:value-type="float" office:value="0.386" calcext:value-type="float">
            <text:p>0.386</text:p>
          </table:table-cell>
          <table:table-cell table:formula="of:=[Sheet2.C333]/1000" office:value-type="float" office:value="1" calcext:value-type="float">
            <text:p>1</text:p>
          </table:table-cell>
          <table:table-cell table:formula="of:=[Sheet2.D333]/1000" office:value-type="float" office:value="0.949500024318695" calcext:value-type="float">
            <text:p>0.949500024318695</text:p>
          </table:table-cell>
          <table:table-cell table:formula="of:=[Sheet2.E333]/1000" office:value-type="float" office:value="0.853231778637981" calcext:value-type="float">
            <text:p>0.853231778637981</text:p>
          </table:table-cell>
          <table:table-cell table:formula="of:=[Sheet2.F333]/1000" office:value-type="float" office:value="1" calcext:value-type="float">
            <text:p>1</text:p>
          </table:table-cell>
          <table:table-cell table:formula="of:=[Sheet2.G333]/1000" office:value-type="float" office:value="1" calcext:value-type="float">
            <text:p>1</text:p>
          </table:table-cell>
          <table:table-cell table:formula="of:=[Sheet2.H333]" office:value-type="float" office:value="2537" calcext:value-type="float">
            <text:p>2537</text:p>
          </table:table-cell>
          <table:table-cell table:formula="of:=[Sheet2.I333]"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2017-07-28T22:50:00+02:00</text:p>
          </table:table-cell>
          <table:table-cell table:formula="of:=[Sheet2.B334]/1000" office:value-type="float" office:value="0.379" calcext:value-type="float">
            <text:p>0.379</text:p>
          </table:table-cell>
          <table:table-cell table:formula="of:=[Sheet2.C334]/1000" office:value-type="float" office:value="1" calcext:value-type="float">
            <text:p>1</text:p>
          </table:table-cell>
          <table:table-cell table:formula="of:=[Sheet2.D334]/1000" office:value-type="float" office:value="0.949750006198883" calcext:value-type="float">
            <text:p>0.949750006198883</text:p>
          </table:table-cell>
          <table:table-cell table:formula="of:=[Sheet2.E334]/1000" office:value-type="float" office:value="0.999999980566451" calcext:value-type="float">
            <text:p>0.999999980566451</text:p>
          </table:table-cell>
          <table:table-cell table:formula="of:=[Sheet2.F334]/1000" office:value-type="float" office:value="1" calcext:value-type="float">
            <text:p>1</text:p>
          </table:table-cell>
          <table:table-cell table:formula="of:=[Sheet2.G334]/1000" office:value-type="float" office:value="1" calcext:value-type="float">
            <text:p>1</text:p>
          </table:table-cell>
          <table:table-cell table:formula="of:=[Sheet2.H334]" office:value-type="float" office:value="2548" calcext:value-type="float">
            <text:p>2548</text:p>
          </table:table-cell>
          <table:table-cell table:formula="of:=[Sheet2.I334]"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2017-07-28T22:51:00+02:00</text:p>
          </table:table-cell>
          <table:table-cell table:formula="of:=[Sheet2.B335]/1000" office:value-type="float" office:value="0.394" calcext:value-type="float">
            <text:p>0.394</text:p>
          </table:table-cell>
          <table:table-cell table:formula="of:=[Sheet2.C335]/1000" office:value-type="float" office:value="1" calcext:value-type="float">
            <text:p>1</text:p>
          </table:table-cell>
          <table:table-cell table:formula="of:=[Sheet2.D335]/1000" office:value-type="float" office:value="0.949249982833862" calcext:value-type="float">
            <text:p>0.949249982833862</text:p>
          </table:table-cell>
          <table:table-cell table:formula="of:=[Sheet2.E335]/1000" office:value-type="float" office:value="0.999999997357349" calcext:value-type="float">
            <text:p>0.999999997357349</text:p>
          </table:table-cell>
          <table:table-cell table:formula="of:=[Sheet2.F335]/1000" office:value-type="float" office:value="1" calcext:value-type="float">
            <text:p>1</text:p>
          </table:table-cell>
          <table:table-cell table:formula="of:=[Sheet2.G335]/1000" office:value-type="float" office:value="1" calcext:value-type="float">
            <text:p>1</text:p>
          </table:table-cell>
          <table:table-cell table:formula="of:=[Sheet2.H335]" office:value-type="float" office:value="2528" calcext:value-type="float">
            <text:p>2528</text:p>
          </table:table-cell>
          <table:table-cell table:formula="of:=[Sheet2.I335]"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17-07-28T22:52:00+02:00</text:p>
          </table:table-cell>
          <table:table-cell table:formula="of:=[Sheet2.B336]/1000" office:value-type="float" office:value="0.396" calcext:value-type="float">
            <text:p>0.396</text:p>
          </table:table-cell>
          <table:table-cell table:formula="of:=[Sheet2.C336]/1000" office:value-type="float" office:value="1" calcext:value-type="float">
            <text:p>1</text:p>
          </table:table-cell>
          <table:table-cell table:formula="of:=[Sheet2.D336]/1000" office:value-type="float" office:value="0.948499977588654" calcext:value-type="float">
            <text:p>0.948499977588654</text:p>
          </table:table-cell>
          <table:table-cell table:formula="of:=[Sheet2.E336]/1000" office:value-type="float" office:value="0.999999999251155" calcext:value-type="float">
            <text:p>0.999999999251155</text:p>
          </table:table-cell>
          <table:table-cell table:formula="of:=[Sheet2.F336]/1000" office:value-type="float" office:value="1" calcext:value-type="float">
            <text:p>1</text:p>
          </table:table-cell>
          <table:table-cell table:formula="of:=[Sheet2.G336]/1000" office:value-type="float" office:value="1" calcext:value-type="float">
            <text:p>1</text:p>
          </table:table-cell>
          <table:table-cell table:formula="of:=[Sheet2.H336]" office:value-type="float" office:value="2447" calcext:value-type="float">
            <text:p>2447</text:p>
          </table:table-cell>
          <table:table-cell table:formula="of:=[Sheet2.I336]"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2017-07-28T22:53:00+02:00</text:p>
          </table:table-cell>
          <table:table-cell table:formula="of:=[Sheet2.B337]/1000" office:value-type="float" office:value="0.383" calcext:value-type="float">
            <text:p>0.383</text:p>
          </table:table-cell>
          <table:table-cell table:formula="of:=[Sheet2.C337]/1000" office:value-type="float" office:value="1" calcext:value-type="float">
            <text:p>1</text:p>
          </table:table-cell>
          <table:table-cell table:formula="of:=[Sheet2.D337]/1000" office:value-type="float" office:value="0.95074999332428" calcext:value-type="float">
            <text:p>0.95074999332428</text:p>
          </table:table-cell>
          <table:table-cell table:formula="of:=[Sheet2.E337]/1000" office:value-type="float" office:value="0.999999999936676" calcext:value-type="float">
            <text:p>0.999999999936676</text:p>
          </table:table-cell>
          <table:table-cell table:formula="of:=[Sheet2.F337]/1000" office:value-type="float" office:value="1" calcext:value-type="float">
            <text:p>1</text:p>
          </table:table-cell>
          <table:table-cell table:formula="of:=[Sheet2.G337]/1000" office:value-type="float" office:value="1" calcext:value-type="float">
            <text:p>1</text:p>
          </table:table-cell>
          <table:table-cell table:formula="of:=[Sheet2.H337]" office:value-type="float" office:value="2261" calcext:value-type="float">
            <text:p>2261</text:p>
          </table:table-cell>
          <table:table-cell table:formula="of:=[Sheet2.I337]"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8T22:54:00+02:00</text:p>
          </table:table-cell>
          <table:table-cell table:formula="of:=[Sheet2.B338]/1000" office:value-type="float" office:value="0.411" calcext:value-type="float">
            <text:p>0.411</text:p>
          </table:table-cell>
          <table:table-cell table:formula="of:=[Sheet2.C338]/1000" office:value-type="float" office:value="1" calcext:value-type="float">
            <text:p>1</text:p>
          </table:table-cell>
          <table:table-cell table:formula="of:=[Sheet2.D338]/1000" office:value-type="float" office:value="0.946749985218048" calcext:value-type="float">
            <text:p>0.946749985218048</text:p>
          </table:table-cell>
          <table:table-cell table:formula="of:=[Sheet2.E338]/1000" office:value-type="float" office:value="1" calcext:value-type="float">
            <text:p>1</text:p>
          </table:table-cell>
          <table:table-cell table:formula="of:=[Sheet2.F338]/1000" office:value-type="float" office:value="1" calcext:value-type="float">
            <text:p>1</text:p>
          </table:table-cell>
          <table:table-cell table:formula="of:=[Sheet2.G338]/1000" office:value-type="float" office:value="1" calcext:value-type="float">
            <text:p>1</text:p>
          </table:table-cell>
          <table:table-cell table:formula="of:=[Sheet2.H338]" office:value-type="float" office:value="2140" calcext:value-type="float">
            <text:p>2140</text:p>
          </table:table-cell>
          <table:table-cell table:formula="of:=[Sheet2.I338]"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2017-07-28T22:55:00+02:00</text:p>
          </table:table-cell>
          <table:table-cell table:formula="of:=[Sheet2.B339]/1000" office:value-type="float" office:value="0.411" calcext:value-type="float">
            <text:p>0.411</text:p>
          </table:table-cell>
          <table:table-cell table:formula="of:=[Sheet2.C339]/1000" office:value-type="float" office:value="1" calcext:value-type="float">
            <text:p>1</text:p>
          </table:table-cell>
          <table:table-cell table:formula="of:=[Sheet2.D339]/1000" office:value-type="float" office:value="0.946250021457672" calcext:value-type="float">
            <text:p>0.946250021457672</text:p>
          </table:table-cell>
          <table:table-cell table:formula="of:=[Sheet2.E339]/1000" office:value-type="float" office:value="1" calcext:value-type="float">
            <text:p>1</text:p>
          </table:table-cell>
          <table:table-cell table:formula="of:=[Sheet2.F339]/1000" office:value-type="float" office:value="1" calcext:value-type="float">
            <text:p>1</text:p>
          </table:table-cell>
          <table:table-cell table:formula="of:=[Sheet2.G339]/1000" office:value-type="float" office:value="1" calcext:value-type="float">
            <text:p>1</text:p>
          </table:table-cell>
          <table:table-cell table:formula="of:=[Sheet2.H339]" office:value-type="float" office:value="2165" calcext:value-type="float">
            <text:p>2165</text:p>
          </table:table-cell>
          <table:table-cell table:formula="of:=[Sheet2.I339]"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2017-07-28T22:56:00+02:00</text:p>
          </table:table-cell>
          <table:table-cell table:formula="of:=[Sheet2.B340]/1000" office:value-type="float" office:value="0.398" calcext:value-type="float">
            <text:p>0.398</text:p>
          </table:table-cell>
          <table:table-cell table:formula="of:=[Sheet2.C340]/1000" office:value-type="float" office:value="1" calcext:value-type="float">
            <text:p>1</text:p>
          </table:table-cell>
          <table:table-cell table:formula="of:=[Sheet2.D340]/1000" office:value-type="float" office:value="0.947499990463257" calcext:value-type="float">
            <text:p>0.947499990463257</text:p>
          </table:table-cell>
          <table:table-cell table:formula="of:=[Sheet2.E340]/1000" office:value-type="float" office:value="1" calcext:value-type="float">
            <text:p>1</text:p>
          </table:table-cell>
          <table:table-cell table:formula="of:=[Sheet2.F340]/1000" office:value-type="float" office:value="1" calcext:value-type="float">
            <text:p>1</text:p>
          </table:table-cell>
          <table:table-cell table:formula="of:=[Sheet2.G340]/1000" office:value-type="float" office:value="1" calcext:value-type="float">
            <text:p>1</text:p>
          </table:table-cell>
          <table:table-cell table:formula="of:=[Sheet2.H340]" office:value-type="float" office:value="2175" calcext:value-type="float">
            <text:p>2175</text:p>
          </table:table-cell>
          <table:table-cell table:formula="of:=[Sheet2.I340]" office:value-type="float" office:value="1723" calcext:value-type="float">
            <text:p>1723</text:p>
          </table:table-cell>
        </table:table-row>
        <table:table-row table:style-name="ro1">
          <table:table-cell office:value-type="string" calcext:value-type="string">
            <text:p>2017-07-28T22:57:00+02:00</text:p>
          </table:table-cell>
          <table:table-cell table:formula="of:=[Sheet2.B341]/1000" office:value-type="float" office:value="0.389" calcext:value-type="float">
            <text:p>0.389</text:p>
          </table:table-cell>
          <table:table-cell table:formula="of:=[Sheet2.C341]/1000" office:value-type="float" office:value="1" calcext:value-type="float">
            <text:p>1</text:p>
          </table:table-cell>
          <table:table-cell table:formula="of:=[Sheet2.D341]/1000" office:value-type="float" office:value="0.948000013828278" calcext:value-type="float">
            <text:p>0.948000013828278</text:p>
          </table:table-cell>
          <table:table-cell table:formula="of:=[Sheet2.E341]/1000" office:value-type="float" office:value="1" calcext:value-type="float">
            <text:p>1</text:p>
          </table:table-cell>
          <table:table-cell table:formula="of:=[Sheet2.F341]/1000" office:value-type="float" office:value="1" calcext:value-type="float">
            <text:p>1</text:p>
          </table:table-cell>
          <table:table-cell table:formula="of:=[Sheet2.G341]/1000" office:value-type="float" office:value="1" calcext:value-type="float">
            <text:p>1</text:p>
          </table:table-cell>
          <table:table-cell table:formula="of:=[Sheet2.H341]" office:value-type="float" office:value="2261" calcext:value-type="float">
            <text:p>2261</text:p>
          </table:table-cell>
          <table:table-cell table:formula="of:=[Sheet2.I341]"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2017-07-28T22:58:00+02:00</text:p>
          </table:table-cell>
          <table:table-cell table:formula="of:=[Sheet2.B342]/1000" office:value-type="float" office:value="0.391" calcext:value-type="float">
            <text:p>0.391</text:p>
          </table:table-cell>
          <table:table-cell table:formula="of:=[Sheet2.C342]/1000" office:value-type="float" office:value="1" calcext:value-type="float">
            <text:p>1</text:p>
          </table:table-cell>
          <table:table-cell table:formula="of:=[Sheet2.D342]/1000" office:value-type="float" office:value="0.947250008583069" calcext:value-type="float">
            <text:p>0.947250008583069</text:p>
          </table:table-cell>
          <table:table-cell table:formula="of:=[Sheet2.E342]/1000" office:value-type="float" office:value="1" calcext:value-type="float">
            <text:p>1</text:p>
          </table:table-cell>
          <table:table-cell table:formula="of:=[Sheet2.F342]/1000" office:value-type="float" office:value="1" calcext:value-type="float">
            <text:p>1</text:p>
          </table:table-cell>
          <table:table-cell table:formula="of:=[Sheet2.G342]/1000" office:value-type="float" office:value="1" calcext:value-type="float">
            <text:p>1</text:p>
          </table:table-cell>
          <table:table-cell table:formula="of:=[Sheet2.H342]" office:value-type="float" office:value="2102" calcext:value-type="float">
            <text:p>2102</text:p>
          </table:table-cell>
          <table:table-cell table:formula="of:=[Sheet2.I342]"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2017-07-28T22:59:00+02:00</text:p>
          </table:table-cell>
          <table:table-cell table:formula="of:=[Sheet2.B343]/1000" office:value-type="float" office:value="0.386" calcext:value-type="float">
            <text:p>0.386</text:p>
          </table:table-cell>
          <table:table-cell table:formula="of:=[Sheet2.C343]/1000" office:value-type="float" office:value="1" calcext:value-type="float">
            <text:p>1</text:p>
          </table:table-cell>
          <table:table-cell table:formula="of:=[Sheet2.D343]/1000" office:value-type="float" office:value="0.948499977588654" calcext:value-type="float">
            <text:p>0.948499977588654</text:p>
          </table:table-cell>
          <table:table-cell table:formula="of:=[Sheet2.E343]/1000" office:value-type="float" office:value="1" calcext:value-type="float">
            <text:p>1</text:p>
          </table:table-cell>
          <table:table-cell table:formula="of:=[Sheet2.F343]/1000" office:value-type="float" office:value="1" calcext:value-type="float">
            <text:p>1</text:p>
          </table:table-cell>
          <table:table-cell table:formula="of:=[Sheet2.G343]/1000" office:value-type="float" office:value="1" calcext:value-type="float">
            <text:p>1</text:p>
          </table:table-cell>
          <table:table-cell table:formula="of:=[Sheet2.H343]" office:value-type="float" office:value="2249" calcext:value-type="float">
            <text:p>2249</text:p>
          </table:table-cell>
          <table:table-cell table:formula="of:=[Sheet2.I343]"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2017-07-28T23:00:00+02:00</text:p>
          </table:table-cell>
          <table:table-cell table:formula="of:=[Sheet2.B344]/1000" office:value-type="float" office:value="0.401" calcext:value-type="float">
            <text:p>0.401</text:p>
          </table:table-cell>
          <table:table-cell table:formula="of:=[Sheet2.C344]/1000" office:value-type="float" office:value="1" calcext:value-type="float">
            <text:p>1</text:p>
          </table:table-cell>
          <table:table-cell table:formula="of:=[Sheet2.D344]/1000" office:value-type="float" office:value="0.949000000953674" calcext:value-type="float">
            <text:p>0.949000000953674</text:p>
          </table:table-cell>
          <table:table-cell table:formula="of:=[Sheet2.E344]/1000" office:value-type="float" office:value="1" calcext:value-type="float">
            <text:p>1</text:p>
          </table:table-cell>
          <table:table-cell table:formula="of:=[Sheet2.F344]/1000" office:value-type="float" office:value="1" calcext:value-type="float">
            <text:p>1</text:p>
          </table:table-cell>
          <table:table-cell table:formula="of:=[Sheet2.G344]/1000" office:value-type="float" office:value="1" calcext:value-type="float">
            <text:p>1</text:p>
          </table:table-cell>
          <table:table-cell table:formula="of:=[Sheet2.H344]" office:value-type="float" office:value="2223" calcext:value-type="float">
            <text:p>2223</text:p>
          </table:table-cell>
          <table:table-cell table:formula="of:=[Sheet2.I344]"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2017-07-28T23:01:00+02:00</text:p>
          </table:table-cell>
          <table:table-cell table:formula="of:=[Sheet2.B345]/1000" office:value-type="float" office:value="0.402" calcext:value-type="float">
            <text:p>0.402</text:p>
          </table:table-cell>
          <table:table-cell table:formula="of:=[Sheet2.C345]/1000" office:value-type="float" office:value="1" calcext:value-type="float">
            <text:p>1</text:p>
          </table:table-cell>
          <table:table-cell table:formula="of:=[Sheet2.D345]/1000" office:value-type="float" office:value="0.94650000333786" calcext:value-type="float">
            <text:p>0.94650000333786</text:p>
          </table:table-cell>
          <table:table-cell table:formula="of:=[Sheet2.E345]/1000" office:value-type="float" office:value="0.99999998773479" calcext:value-type="float">
            <text:p>0.99999998773479</text:p>
          </table:table-cell>
          <table:table-cell table:formula="of:=[Sheet2.F345]/1000" office:value-type="float" office:value="1" calcext:value-type="float">
            <text:p>1</text:p>
          </table:table-cell>
          <table:table-cell table:formula="of:=[Sheet2.G345]/1000" office:value-type="float" office:value="1" calcext:value-type="float">
            <text:p>1</text:p>
          </table:table-cell>
          <table:table-cell table:formula="of:=[Sheet2.H345]" office:value-type="float" office:value="2048" calcext:value-type="float">
            <text:p>2048</text:p>
          </table:table-cell>
          <table:table-cell table:formula="of:=[Sheet2.I345]"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2017-07-28T23:02:00+02:00</text:p>
          </table:table-cell>
          <table:table-cell table:formula="of:=[Sheet2.B346]/1000" office:value-type="float" office:value="0.411" calcext:value-type="float">
            <text:p>0.411</text:p>
          </table:table-cell>
          <table:table-cell table:formula="of:=[Sheet2.C346]/1000" office:value-type="float" office:value="1" calcext:value-type="float">
            <text:p>1</text:p>
          </table:table-cell>
          <table:table-cell table:formula="of:=[Sheet2.D346]/1000" office:value-type="float" office:value="0.946749985218048" calcext:value-type="float">
            <text:p>0.946749985218048</text:p>
          </table:table-cell>
          <table:table-cell table:formula="of:=[Sheet2.E346]/1000" office:value-type="float" office:value="0.99999999999614" calcext:value-type="float">
            <text:p>0.99999999999614</text:p>
          </table:table-cell>
          <table:table-cell table:formula="of:=[Sheet2.F346]/1000" office:value-type="float" office:value="1" calcext:value-type="float">
            <text:p>1</text:p>
          </table:table-cell>
          <table:table-cell table:formula="of:=[Sheet2.G346]/1000" office:value-type="float" office:value="1" calcext:value-type="float">
            <text:p>1</text:p>
          </table:table-cell>
          <table:table-cell table:formula="of:=[Sheet2.H346]" office:value-type="float" office:value="2194" calcext:value-type="float">
            <text:p>2194</text:p>
          </table:table-cell>
          <table:table-cell table:formula="of:=[Sheet2.I346]"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2017-07-28T23:03:00+02:00</text:p>
          </table:table-cell>
          <table:table-cell table:formula="of:=[Sheet2.B347]/1000" office:value-type="float" office:value="0.389" calcext:value-type="float">
            <text:p>0.389</text:p>
          </table:table-cell>
          <table:table-cell table:formula="of:=[Sheet2.C347]/1000" office:value-type="float" office:value="1" calcext:value-type="float">
            <text:p>1</text:p>
          </table:table-cell>
          <table:table-cell table:formula="of:=[Sheet2.D347]/1000" office:value-type="float" office:value="0.954249978065491" calcext:value-type="float">
            <text:p>0.954249978065491</text:p>
          </table:table-cell>
          <table:table-cell table:formula="of:=[Sheet2.E347]/1000" office:value-type="float" office:value="1" calcext:value-type="float">
            <text:p>1</text:p>
          </table:table-cell>
          <table:table-cell table:formula="of:=[Sheet2.F347]/1000" office:value-type="float" office:value="1" calcext:value-type="float">
            <text:p>1</text:p>
          </table:table-cell>
          <table:table-cell table:formula="of:=[Sheet2.G347]/1000" office:value-type="float" office:value="1" calcext:value-type="float">
            <text:p>1</text:p>
          </table:table-cell>
          <table:table-cell table:formula="of:=[Sheet2.H347]" office:value-type="float" office:value="1701" calcext:value-type="float">
            <text:p>1701</text:p>
          </table:table-cell>
          <table:table-cell table:formula="of:=[Sheet2.I347]"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2017-07-28T23:04:00+02:00</text:p>
          </table:table-cell>
          <table:table-cell table:formula="of:=[Sheet2.B348]/1000" office:value-type="float" office:value="0.34" calcext:value-type="float">
            <text:p>0.34</text:p>
          </table:table-cell>
          <table:table-cell table:formula="of:=[Sheet2.C348]/1000" office:value-type="float" office:value="1" calcext:value-type="float">
            <text:p>1</text:p>
          </table:table-cell>
          <table:table-cell table:formula="of:=[Sheet2.D348]/1000" office:value-type="float" office:value="0.950500011444092" calcext:value-type="float">
            <text:p>0.950500011444092</text:p>
          </table:table-cell>
          <table:table-cell table:formula="of:=[Sheet2.E348]/1000" office:value-type="float" office:value="1" calcext:value-type="float">
            <text:p>1</text:p>
          </table:table-cell>
          <table:table-cell table:formula="of:=[Sheet2.F348]/1000" office:value-type="float" office:value="1" calcext:value-type="float">
            <text:p>1</text:p>
          </table:table-cell>
          <table:table-cell table:formula="of:=[Sheet2.G348]/1000" office:value-type="float" office:value="1" calcext:value-type="float">
            <text:p>1</text:p>
          </table:table-cell>
          <table:table-cell table:formula="of:=[Sheet2.H348]" office:value-type="float" office:value="1656" calcext:value-type="float">
            <text:p>1656</text:p>
          </table:table-cell>
          <table:table-cell table:formula="of:=[Sheet2.I348]"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2017-07-28T23:05:00+02:00</text:p>
          </table:table-cell>
          <table:table-cell table:formula="of:=[Sheet2.B349]/1000" office:value-type="float" office:value="0.307" calcext:value-type="float">
            <text:p>0.307</text:p>
          </table:table-cell>
          <table:table-cell table:formula="of:=[Sheet2.C349]/1000" office:value-type="float" office:value="1" calcext:value-type="float">
            <text:p>1</text:p>
          </table:table-cell>
          <table:table-cell table:formula="of:=[Sheet2.D349]/1000" office:value-type="float" office:value="0.958750009536743" calcext:value-type="float">
            <text:p>0.958750009536743</text:p>
          </table:table-cell>
          <table:table-cell table:formula="of:=[Sheet2.E349]/1000" office:value-type="float" office:value="1" calcext:value-type="float">
            <text:p>1</text:p>
          </table:table-cell>
          <table:table-cell table:formula="of:=[Sheet2.F349]/1000" office:value-type="float" office:value="1" calcext:value-type="float">
            <text:p>1</text:p>
          </table:table-cell>
          <table:table-cell table:formula="of:=[Sheet2.G349]/1000" office:value-type="float" office:value="1" calcext:value-type="float">
            <text:p>1</text:p>
          </table:table-cell>
          <table:table-cell table:formula="of:=[Sheet2.H349]" office:value-type="float" office:value="1794" calcext:value-type="float">
            <text:p>1794</text:p>
          </table:table-cell>
          <table:table-cell table:formula="of:=[Sheet2.I349]"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2017-07-28T23:06:00+02:00</text:p>
          </table:table-cell>
          <table:table-cell table:formula="of:=[Sheet2.B350]/1000" office:value-type="float" office:value="0.308" calcext:value-type="float">
            <text:p>0.308</text:p>
          </table:table-cell>
          <table:table-cell table:formula="of:=[Sheet2.C350]/1000" office:value-type="float" office:value="1" calcext:value-type="float">
            <text:p>1</text:p>
          </table:table-cell>
          <table:table-cell table:formula="of:=[Sheet2.D350]/1000" office:value-type="float" office:value="0.957750022411346" calcext:value-type="float">
            <text:p>0.957750022411346</text:p>
          </table:table-cell>
          <table:table-cell table:formula="of:=[Sheet2.E350]/1000" office:value-type="float" office:value="1" calcext:value-type="float">
            <text:p>1</text:p>
          </table:table-cell>
          <table:table-cell table:formula="of:=[Sheet2.F350]/1000" office:value-type="float" office:value="1" calcext:value-type="float">
            <text:p>1</text:p>
          </table:table-cell>
          <table:table-cell table:formula="of:=[Sheet2.G350]/1000" office:value-type="float" office:value="1" calcext:value-type="float">
            <text:p>1</text:p>
          </table:table-cell>
          <table:table-cell table:formula="of:=[Sheet2.H350]" office:value-type="float" office:value="1828" calcext:value-type="float">
            <text:p>1828</text:p>
          </table:table-cell>
          <table:table-cell table:formula="of:=[Sheet2.I350]"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2017-07-28T23:07:00+02:00</text:p>
          </table:table-cell>
          <table:table-cell table:formula="of:=[Sheet2.B351]/1000" office:value-type="float" office:value="0.4" calcext:value-type="float">
            <text:p>0.4</text:p>
          </table:table-cell>
          <table:table-cell table:formula="of:=[Sheet2.C351]/1000" office:value-type="float" office:value="1" calcext:value-type="float">
            <text:p>1</text:p>
          </table:table-cell>
          <table:table-cell table:formula="of:=[Sheet2.D351]/1000" office:value-type="float" office:value="0.947749972343445" calcext:value-type="float">
            <text:p>0.947749972343445</text:p>
          </table:table-cell>
          <table:table-cell table:formula="of:=[Sheet2.E351]/1000" office:value-type="float" office:value="1" calcext:value-type="float">
            <text:p>1</text:p>
          </table:table-cell>
          <table:table-cell table:formula="of:=[Sheet2.F351]/1000" office:value-type="float" office:value="1" calcext:value-type="float">
            <text:p>1</text:p>
          </table:table-cell>
          <table:table-cell table:formula="of:=[Sheet2.G351]/1000" office:value-type="float" office:value="1" calcext:value-type="float">
            <text:p>1</text:p>
          </table:table-cell>
          <table:table-cell table:formula="of:=[Sheet2.H351]" office:value-type="float" office:value="1627" calcext:value-type="float">
            <text:p>1627</text:p>
          </table:table-cell>
          <table:table-cell table:formula="of:=[Sheet2.I351]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8T23:08:00+02:00</text:p>
          </table:table-cell>
          <table:table-cell table:formula="of:=[Sheet2.B352]/1000" office:value-type="float" office:value="0.391" calcext:value-type="float">
            <text:p>0.391</text:p>
          </table:table-cell>
          <table:table-cell table:formula="of:=[Sheet2.C352]/1000" office:value-type="float" office:value="1" calcext:value-type="float">
            <text:p>1</text:p>
          </table:table-cell>
          <table:table-cell table:formula="of:=[Sheet2.D352]/1000" office:value-type="float" office:value="0.948249995708466" calcext:value-type="float">
            <text:p>0.948249995708466</text:p>
          </table:table-cell>
          <table:table-cell table:formula="of:=[Sheet2.E352]/1000" office:value-type="float" office:value="1" calcext:value-type="float">
            <text:p>1</text:p>
          </table:table-cell>
          <table:table-cell table:formula="of:=[Sheet2.F352]/1000" office:value-type="float" office:value="1" calcext:value-type="float">
            <text:p>1</text:p>
          </table:table-cell>
          <table:table-cell table:formula="of:=[Sheet2.G352]/1000" office:value-type="float" office:value="1" calcext:value-type="float">
            <text:p>1</text:p>
          </table:table-cell>
          <table:table-cell table:formula="of:=[Sheet2.H352]" office:value-type="float" office:value="1538" calcext:value-type="float">
            <text:p>1538</text:p>
          </table:table-cell>
          <table:table-cell table:formula="of:=[Sheet2.I352]"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2017-07-28T23:09:00+02:00</text:p>
          </table:table-cell>
          <table:table-cell table:formula="of:=[Sheet2.B353]/1000" office:value-type="float" office:value="0.4" calcext:value-type="float">
            <text:p>0.4</text:p>
          </table:table-cell>
          <table:table-cell table:formula="of:=[Sheet2.C353]/1000" office:value-type="float" office:value="1" calcext:value-type="float">
            <text:p>1</text:p>
          </table:table-cell>
          <table:table-cell table:formula="of:=[Sheet2.D353]/1000" office:value-type="float" office:value="0.948499977588654" calcext:value-type="float">
            <text:p>0.948499977588654</text:p>
          </table:table-cell>
          <table:table-cell table:formula="of:=[Sheet2.E353]/1000" office:value-type="float" office:value="1" calcext:value-type="float">
            <text:p>1</text:p>
          </table:table-cell>
          <table:table-cell table:formula="of:=[Sheet2.F353]/1000" office:value-type="float" office:value="1" calcext:value-type="float">
            <text:p>1</text:p>
          </table:table-cell>
          <table:table-cell table:formula="of:=[Sheet2.G353]/1000" office:value-type="float" office:value="1" calcext:value-type="float">
            <text:p>1</text:p>
          </table:table-cell>
          <table:table-cell table:formula="of:=[Sheet2.H353]" office:value-type="float" office:value="1573" calcext:value-type="float">
            <text:p>1573</text:p>
          </table:table-cell>
          <table:table-cell table:formula="of:=[Sheet2.I353]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8T23:10:00+02:00</text:p>
          </table:table-cell>
          <table:table-cell table:formula="of:=[Sheet2.B354]/1000" office:value-type="float" office:value="0.396" calcext:value-type="float">
            <text:p>0.396</text:p>
          </table:table-cell>
          <table:table-cell table:formula="of:=[Sheet2.C354]/1000" office:value-type="float" office:value="1" calcext:value-type="float">
            <text:p>1</text:p>
          </table:table-cell>
          <table:table-cell table:formula="of:=[Sheet2.D354]/1000" office:value-type="float" office:value="0.949000000953674" calcext:value-type="float">
            <text:p>0.949000000953674</text:p>
          </table:table-cell>
          <table:table-cell table:formula="of:=[Sheet2.E354]/1000" office:value-type="float" office:value="1" calcext:value-type="float">
            <text:p>1</text:p>
          </table:table-cell>
          <table:table-cell table:formula="of:=[Sheet2.F354]/1000" office:value-type="float" office:value="1" calcext:value-type="float">
            <text:p>1</text:p>
          </table:table-cell>
          <table:table-cell table:formula="of:=[Sheet2.G354]/1000" office:value-type="float" office:value="1" calcext:value-type="float">
            <text:p>1</text:p>
          </table:table-cell>
          <table:table-cell table:formula="of:=[Sheet2.H354]" office:value-type="float" office:value="1340" calcext:value-type="float">
            <text:p>1340</text:p>
          </table:table-cell>
          <table:table-cell table:formula="of:=[Sheet2.I354]"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2017-07-28T23:11:00+02:00</text:p>
          </table:table-cell>
          <table:table-cell table:formula="of:=[Sheet2.B355]/1000" office:value-type="float" office:value="0.402" calcext:value-type="float">
            <text:p>0.402</text:p>
          </table:table-cell>
          <table:table-cell table:formula="of:=[Sheet2.C355]/1000" office:value-type="float" office:value="1" calcext:value-type="float">
            <text:p>1</text:p>
          </table:table-cell>
          <table:table-cell table:formula="of:=[Sheet2.D355]/1000" office:value-type="float" office:value="0.948000013828278" calcext:value-type="float">
            <text:p>0.948000013828278</text:p>
          </table:table-cell>
          <table:table-cell table:formula="of:=[Sheet2.E355]/1000" office:value-type="float" office:value="1" calcext:value-type="float">
            <text:p>1</text:p>
          </table:table-cell>
          <table:table-cell table:formula="of:=[Sheet2.F355]/1000" office:value-type="float" office:value="1" calcext:value-type="float">
            <text:p>1</text:p>
          </table:table-cell>
          <table:table-cell table:formula="of:=[Sheet2.G355]/1000" office:value-type="float" office:value="1" calcext:value-type="float">
            <text:p>1</text:p>
          </table:table-cell>
          <table:table-cell table:formula="of:=[Sheet2.H355]" office:value-type="float" office:value="1310" calcext:value-type="float">
            <text:p>1310</text:p>
          </table:table-cell>
          <table:table-cell table:formula="of:=[Sheet2.I355]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2017-07-28T23:12:00+02:00</text:p>
          </table:table-cell>
          <table:table-cell table:formula="of:=[Sheet2.B356]/1000" office:value-type="float" office:value="0.379" calcext:value-type="float">
            <text:p>0.379</text:p>
          </table:table-cell>
          <table:table-cell table:formula="of:=[Sheet2.C356]/1000" office:value-type="float" office:value="1" calcext:value-type="float">
            <text:p>1</text:p>
          </table:table-cell>
          <table:table-cell table:formula="of:=[Sheet2.D356]/1000" office:value-type="float" office:value="0.950500011444092" calcext:value-type="float">
            <text:p>0.950500011444092</text:p>
          </table:table-cell>
          <table:table-cell table:formula="of:=[Sheet2.E356]/1000" office:value-type="float" office:value="1" calcext:value-type="float">
            <text:p>1</text:p>
          </table:table-cell>
          <table:table-cell table:formula="of:=[Sheet2.F356]/1000" office:value-type="float" office:value="1" calcext:value-type="float">
            <text:p>1</text:p>
          </table:table-cell>
          <table:table-cell table:formula="of:=[Sheet2.G356]/1000" office:value-type="float" office:value="1" calcext:value-type="float">
            <text:p>1</text:p>
          </table:table-cell>
          <table:table-cell table:formula="of:=[Sheet2.H356]" office:value-type="float" office:value="1334" calcext:value-type="float">
            <text:p>1334</text:p>
          </table:table-cell>
          <table:table-cell table:formula="of:=[Sheet2.I356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2017-07-28T23:13:00+02:00</text:p>
          </table:table-cell>
          <table:table-cell table:formula="of:=[Sheet2.B357]/1000" office:value-type="float" office:value="0.392" calcext:value-type="float">
            <text:p>0.392</text:p>
          </table:table-cell>
          <table:table-cell table:formula="of:=[Sheet2.C357]/1000" office:value-type="float" office:value="1" calcext:value-type="float">
            <text:p>1</text:p>
          </table:table-cell>
          <table:table-cell table:formula="of:=[Sheet2.D357]/1000" office:value-type="float" office:value="0.950500011444092" calcext:value-type="float">
            <text:p>0.950500011444092</text:p>
          </table:table-cell>
          <table:table-cell table:formula="of:=[Sheet2.E357]/1000" office:value-type="float" office:value="0.99999988587633" calcext:value-type="float">
            <text:p>0.99999988587633</text:p>
          </table:table-cell>
          <table:table-cell table:formula="of:=[Sheet2.F357]/1000" office:value-type="float" office:value="1" calcext:value-type="float">
            <text:p>1</text:p>
          </table:table-cell>
          <table:table-cell table:formula="of:=[Sheet2.G357]/1000" office:value-type="float" office:value="1" calcext:value-type="float">
            <text:p>1</text:p>
          </table:table-cell>
          <table:table-cell table:formula="of:=[Sheet2.H357]" office:value-type="float" office:value="764" calcext:value-type="float">
            <text:p>764</text:p>
          </table:table-cell>
          <table:table-cell table:formula="of:=[Sheet2.I357]"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2017-07-28T23:14:00+02:00</text:p>
          </table:table-cell>
          <table:table-cell table:formula="of:=[Sheet2.B358]/1000" office:value-type="float" office:value="0.399" calcext:value-type="float">
            <text:p>0.399</text:p>
          </table:table-cell>
          <table:table-cell table:formula="of:=[Sheet2.C358]/1000" office:value-type="float" office:value="1" calcext:value-type="float">
            <text:p>1</text:p>
          </table:table-cell>
          <table:table-cell table:formula="of:=[Sheet2.D358]/1000" office:value-type="float" office:value="0.949500024318695" calcext:value-type="float">
            <text:p>0.949500024318695</text:p>
          </table:table-cell>
          <table:table-cell table:formula="of:=[Sheet2.E358]/1000" office:value-type="float" office:value="0.999999951118104" calcext:value-type="float">
            <text:p>0.999999951118104</text:p>
          </table:table-cell>
          <table:table-cell table:formula="of:=[Sheet2.F358]/1000" office:value-type="float" office:value="1" calcext:value-type="float">
            <text:p>1</text:p>
          </table:table-cell>
          <table:table-cell table:formula="of:=[Sheet2.G358]/1000" office:value-type="float" office:value="1" calcext:value-type="float">
            <text:p>1</text:p>
          </table:table-cell>
          <table:table-cell table:formula="of:=[Sheet2.H358]" office:value-type="float" office:value="561" calcext:value-type="float">
            <text:p>561</text:p>
          </table:table-cell>
          <table:table-cell table:formula="of:=[Sheet2.I358]"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2017-07-28T23:15:00+02:00</text:p>
          </table:table-cell>
          <table:table-cell table:formula="of:=[Sheet2.B359]/1000" office:value-type="float" office:value="0.399" calcext:value-type="float">
            <text:p>0.399</text:p>
          </table:table-cell>
          <table:table-cell table:formula="of:=[Sheet2.C359]/1000" office:value-type="float" office:value="1" calcext:value-type="float">
            <text:p>1</text:p>
          </table:table-cell>
          <table:table-cell table:formula="of:=[Sheet2.D359]/1000" office:value-type="float" office:value="0.949000000953674" calcext:value-type="float">
            <text:p>0.949000000953674</text:p>
          </table:table-cell>
          <table:table-cell table:formula="of:=[Sheet2.E359]/1000" office:value-type="float" office:value="0.999999999792646" calcext:value-type="float">
            <text:p>0.999999999792646</text:p>
          </table:table-cell>
          <table:table-cell table:formula="of:=[Sheet2.F359]/1000" office:value-type="float" office:value="1" calcext:value-type="float">
            <text:p>1</text:p>
          </table:table-cell>
          <table:table-cell table:formula="of:=[Sheet2.G359]/1000" office:value-type="float" office:value="1" calcext:value-type="float">
            <text:p>1</text:p>
          </table:table-cell>
          <table:table-cell table:formula="of:=[Sheet2.H359]" office:value-type="float" office:value="531" calcext:value-type="float">
            <text:p>531</text:p>
          </table:table-cell>
          <table:table-cell table:formula="of:=[Sheet2.I359]"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2017-07-28T23:16:00+02:00</text:p>
          </table:table-cell>
          <table:table-cell table:formula="of:=[Sheet2.B360]/1000" office:value-type="float" office:value="0.406" calcext:value-type="float">
            <text:p>0.406</text:p>
          </table:table-cell>
          <table:table-cell table:formula="of:=[Sheet2.C360]/1000" office:value-type="float" office:value="1" calcext:value-type="float">
            <text:p>1</text:p>
          </table:table-cell>
          <table:table-cell table:formula="of:=[Sheet2.D360]/1000" office:value-type="float" office:value="0.94650000333786" calcext:value-type="float">
            <text:p>0.94650000333786</text:p>
          </table:table-cell>
          <table:table-cell table:formula="of:=[Sheet2.E360]/1000" office:value-type="float" office:value="0.999999999520244" calcext:value-type="float">
            <text:p>0.999999999520244</text:p>
          </table:table-cell>
          <table:table-cell table:formula="of:=[Sheet2.F360]/1000" office:value-type="float" office:value="1" calcext:value-type="float">
            <text:p>1</text:p>
          </table:table-cell>
          <table:table-cell table:formula="of:=[Sheet2.G360]/1000" office:value-type="float" office:value="1" calcext:value-type="float">
            <text:p>1</text:p>
          </table:table-cell>
          <table:table-cell table:formula="of:=[Sheet2.H360]" office:value-type="float" office:value="474" calcext:value-type="float">
            <text:p>474</text:p>
          </table:table-cell>
          <table:table-cell table:formula="of:=[Sheet2.I360]"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8T23:17:00+02:00</text:p>
          </table:table-cell>
          <table:table-cell table:formula="of:=[Sheet2.B361]/1000" office:value-type="float" office:value="0.403" calcext:value-type="float">
            <text:p>0.403</text:p>
          </table:table-cell>
          <table:table-cell table:formula="of:=[Sheet2.C361]/1000" office:value-type="float" office:value="1" calcext:value-type="float">
            <text:p>1</text:p>
          </table:table-cell>
          <table:table-cell table:formula="of:=[Sheet2.D361]/1000" office:value-type="float" office:value="0.947499990463257" calcext:value-type="float">
            <text:p>0.947499990463257</text:p>
          </table:table-cell>
          <table:table-cell table:formula="of:=[Sheet2.E361]/1000" office:value-type="float" office:value="0.99999999985825" calcext:value-type="float">
            <text:p>0.99999999985825</text:p>
          </table:table-cell>
          <table:table-cell table:formula="of:=[Sheet2.F361]/1000" office:value-type="float" office:value="1" calcext:value-type="float">
            <text:p>1</text:p>
          </table:table-cell>
          <table:table-cell table:formula="of:=[Sheet2.G361]/1000" office:value-type="float" office:value="1" calcext:value-type="float">
            <text:p>1</text:p>
          </table:table-cell>
          <table:table-cell table:formula="of:=[Sheet2.H361]" office:value-type="float" office:value="404" calcext:value-type="float">
            <text:p>404</text:p>
          </table:table-cell>
          <table:table-cell table:formula="of:=[Sheet2.I361]"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2017-07-28T23:18:00+02:00</text:p>
          </table:table-cell>
          <table:table-cell table:formula="of:=[Sheet2.B362]/1000" office:value-type="float" office:value="0.408" calcext:value-type="float">
            <text:p>0.408</text:p>
          </table:table-cell>
          <table:table-cell table:formula="of:=[Sheet2.C362]/1000" office:value-type="float" office:value="1" calcext:value-type="float">
            <text:p>1</text:p>
          </table:table-cell>
          <table:table-cell table:formula="of:=[Sheet2.D362]/1000" office:value-type="float" office:value="0.947749972343445" calcext:value-type="float">
            <text:p>0.947749972343445</text:p>
          </table:table-cell>
          <table:table-cell table:formula="of:=[Sheet2.E362]/1000" office:value-type="float" office:value="0.999999999388163" calcext:value-type="float">
            <text:p>0.999999999388163</text:p>
          </table:table-cell>
          <table:table-cell table:formula="of:=[Sheet2.F362]/1000" office:value-type="float" office:value="1" calcext:value-type="float">
            <text:p>1</text:p>
          </table:table-cell>
          <table:table-cell table:formula="of:=[Sheet2.G362]/1000" office:value-type="float" office:value="1" calcext:value-type="float">
            <text:p>1</text:p>
          </table:table-cell>
          <table:table-cell table:formula="of:=[Sheet2.H362]" office:value-type="float" office:value="473" calcext:value-type="float">
            <text:p>473</text:p>
          </table:table-cell>
          <table:table-cell table:formula="of:=[Sheet2.I362]"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23:19:00+02:00</text:p>
          </table:table-cell>
          <table:table-cell table:formula="of:=[Sheet2.B363]/1000" office:value-type="float" office:value="0.413" calcext:value-type="float">
            <text:p>0.413</text:p>
          </table:table-cell>
          <table:table-cell table:formula="of:=[Sheet2.C363]/1000" office:value-type="float" office:value="1" calcext:value-type="float">
            <text:p>1</text:p>
          </table:table-cell>
          <table:table-cell table:formula="of:=[Sheet2.D363]/1000" office:value-type="float" office:value="0.945500016212463" calcext:value-type="float">
            <text:p>0.945500016212463</text:p>
          </table:table-cell>
          <table:table-cell table:formula="of:=[Sheet2.E363]/1000" office:value-type="float" office:value="0.999999999310877" calcext:value-type="float">
            <text:p>0.999999999310877</text:p>
          </table:table-cell>
          <table:table-cell table:formula="of:=[Sheet2.F363]/1000" office:value-type="float" office:value="1" calcext:value-type="float">
            <text:p>1</text:p>
          </table:table-cell>
          <table:table-cell table:formula="of:=[Sheet2.G363]/1000" office:value-type="float" office:value="1" calcext:value-type="float">
            <text:p>1</text:p>
          </table:table-cell>
          <table:table-cell table:formula="of:=[Sheet2.H363]" office:value-type="float" office:value="561" calcext:value-type="float">
            <text:p>561</text:p>
          </table:table-cell>
          <table:table-cell table:formula="of:=[Sheet2.I363]"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8T23:20:00+02:00</text:p>
          </table:table-cell>
          <table:table-cell table:formula="of:=[Sheet2.B364]/1000" office:value-type="float" office:value="0.406" calcext:value-type="float">
            <text:p>0.406</text:p>
          </table:table-cell>
          <table:table-cell table:formula="of:=[Sheet2.C364]/1000" office:value-type="float" office:value="1" calcext:value-type="float">
            <text:p>1</text:p>
          </table:table-cell>
          <table:table-cell table:formula="of:=[Sheet2.D364]/1000" office:value-type="float" office:value="0.947499990463257" calcext:value-type="float">
            <text:p>0.947499990463257</text:p>
          </table:table-cell>
          <table:table-cell table:formula="of:=[Sheet2.E364]/1000" office:value-type="float" office:value="0.99999999547752" calcext:value-type="float">
            <text:p>0.99999999547752</text:p>
          </table:table-cell>
          <table:table-cell table:formula="of:=[Sheet2.F364]/1000" office:value-type="float" office:value="1" calcext:value-type="float">
            <text:p>1</text:p>
          </table:table-cell>
          <table:table-cell table:formula="of:=[Sheet2.G364]/1000" office:value-type="float" office:value="1" calcext:value-type="float">
            <text:p>1</text:p>
          </table:table-cell>
          <table:table-cell table:formula="of:=[Sheet2.H364]" office:value-type="float" office:value="580" calcext:value-type="float">
            <text:p>580</text:p>
          </table:table-cell>
          <table:table-cell table:formula="of:=[Sheet2.I364]"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17-07-28T23:21:00+02:00</text:p>
          </table:table-cell>
          <table:table-cell table:formula="of:=[Sheet2.B365]/1000" office:value-type="float" office:value="0.4" calcext:value-type="float">
            <text:p>0.4</text:p>
          </table:table-cell>
          <table:table-cell table:formula="of:=[Sheet2.C365]/1000" office:value-type="float" office:value="1" calcext:value-type="float">
            <text:p>1</text:p>
          </table:table-cell>
          <table:table-cell table:formula="of:=[Sheet2.D365]/1000" office:value-type="float" office:value="0.948499977588654" calcext:value-type="float">
            <text:p>0.948499977588654</text:p>
          </table:table-cell>
          <table:table-cell table:formula="of:=[Sheet2.E365]/1000" office:value-type="float" office:value="0.999999999216307" calcext:value-type="float">
            <text:p>0.999999999216307</text:p>
          </table:table-cell>
          <table:table-cell table:formula="of:=[Sheet2.F365]/1000" office:value-type="float" office:value="1" calcext:value-type="float">
            <text:p>1</text:p>
          </table:table-cell>
          <table:table-cell table:formula="of:=[Sheet2.G365]/1000" office:value-type="float" office:value="1" calcext:value-type="float">
            <text:p>1</text:p>
          </table:table-cell>
          <table:table-cell table:formula="of:=[Sheet2.H365]" office:value-type="float" office:value="598" calcext:value-type="float">
            <text:p>598</text:p>
          </table:table-cell>
          <table:table-cell table:formula="of:=[Sheet2.I365]"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2017-07-28T23:22:00+02:00</text:p>
          </table:table-cell>
          <table:table-cell table:formula="of:=[Sheet2.B366]/1000" office:value-type="float" office:value="0.402" calcext:value-type="float">
            <text:p>0.402</text:p>
          </table:table-cell>
          <table:table-cell table:formula="of:=[Sheet2.C366]/1000" office:value-type="float" office:value="1" calcext:value-type="float">
            <text:p>1</text:p>
          </table:table-cell>
          <table:table-cell table:formula="of:=[Sheet2.D366]/1000" office:value-type="float" office:value="0.948249995708466" calcext:value-type="float">
            <text:p>0.948249995708466</text:p>
          </table:table-cell>
          <table:table-cell table:formula="of:=[Sheet2.E366]/1000" office:value-type="float" office:value="0.999999999438506" calcext:value-type="float">
            <text:p>0.999999999438506</text:p>
          </table:table-cell>
          <table:table-cell table:formula="of:=[Sheet2.F366]/1000" office:value-type="float" office:value="1" calcext:value-type="float">
            <text:p>1</text:p>
          </table:table-cell>
          <table:table-cell table:formula="of:=[Sheet2.G366]/1000" office:value-type="float" office:value="1" calcext:value-type="float">
            <text:p>1</text:p>
          </table:table-cell>
          <table:table-cell table:formula="of:=[Sheet2.H366]" office:value-type="float" office:value="374" calcext:value-type="float">
            <text:p>374</text:p>
          </table:table-cell>
          <table:table-cell table:formula="of:=[Sheet2.I366]"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2017-07-28T23:23:00+02:00</text:p>
          </table:table-cell>
          <table:table-cell table:formula="of:=[Sheet2.B367]/1000" office:value-type="float" office:value="0.396" calcext:value-type="float">
            <text:p>0.396</text:p>
          </table:table-cell>
          <table:table-cell table:formula="of:=[Sheet2.C367]/1000" office:value-type="float" office:value="1" calcext:value-type="float">
            <text:p>1</text:p>
          </table:table-cell>
          <table:table-cell table:formula="of:=[Sheet2.D367]/1000" office:value-type="float" office:value="0.948249995708466" calcext:value-type="float">
            <text:p>0.948249995708466</text:p>
          </table:table-cell>
          <table:table-cell table:formula="of:=[Sheet2.E367]/1000" office:value-type="float" office:value="0.999999999663947" calcext:value-type="float">
            <text:p>0.999999999663947</text:p>
          </table:table-cell>
          <table:table-cell table:formula="of:=[Sheet2.F367]/1000" office:value-type="float" office:value="1" calcext:value-type="float">
            <text:p>1</text:p>
          </table:table-cell>
          <table:table-cell table:formula="of:=[Sheet2.G367]/1000" office:value-type="float" office:value="1" calcext:value-type="float">
            <text:p>1</text:p>
          </table:table-cell>
          <table:table-cell table:formula="of:=[Sheet2.H367]" office:value-type="float" office:value="327" calcext:value-type="float">
            <text:p>327</text:p>
          </table:table-cell>
          <table:table-cell table:formula="of:=[Sheet2.I367]"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2017-07-28T23:24:00+02:00</text:p>
          </table:table-cell>
          <table:table-cell table:formula="of:=[Sheet2.B368]/1000" office:value-type="float" office:value="0.408" calcext:value-type="float">
            <text:p>0.408</text:p>
          </table:table-cell>
          <table:table-cell table:formula="of:=[Sheet2.C368]/1000" office:value-type="float" office:value="1" calcext:value-type="float">
            <text:p>1</text:p>
          </table:table-cell>
          <table:table-cell table:formula="of:=[Sheet2.D368]/1000" office:value-type="float" office:value="0.947000026702881" calcext:value-type="float">
            <text:p>0.947000026702881</text:p>
          </table:table-cell>
          <table:table-cell table:formula="of:=[Sheet2.E368]/1000" office:value-type="float" office:value="0.999999999562535" calcext:value-type="float">
            <text:p>0.999999999562535</text:p>
          </table:table-cell>
          <table:table-cell table:formula="of:=[Sheet2.F368]/1000" office:value-type="float" office:value="1" calcext:value-type="float">
            <text:p>1</text:p>
          </table:table-cell>
          <table:table-cell table:formula="of:=[Sheet2.G368]/1000" office:value-type="float" office:value="1" calcext:value-type="float">
            <text:p>1</text:p>
          </table:table-cell>
          <table:table-cell table:formula="of:=[Sheet2.H368]" office:value-type="float" office:value="297" calcext:value-type="float">
            <text:p>297</text:p>
          </table:table-cell>
          <table:table-cell table:formula="of:=[Sheet2.I368]"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7-07-28T23:25:00+02:00</text:p>
          </table:table-cell>
          <table:table-cell table:formula="of:=[Sheet2.B369]/1000" office:value-type="float" office:value="0.398" calcext:value-type="float">
            <text:p>0.398</text:p>
          </table:table-cell>
          <table:table-cell table:formula="of:=[Sheet2.C369]/1000" office:value-type="float" office:value="1" calcext:value-type="float">
            <text:p>1</text:p>
          </table:table-cell>
          <table:table-cell table:formula="of:=[Sheet2.D369]/1000" office:value-type="float" office:value="0.947499990463257" calcext:value-type="float">
            <text:p>0.947499990463257</text:p>
          </table:table-cell>
          <table:table-cell table:formula="of:=[Sheet2.E369]/1000" office:value-type="float" office:value="0.999999999502582" calcext:value-type="float">
            <text:p>0.999999999502582</text:p>
          </table:table-cell>
          <table:table-cell table:formula="of:=[Sheet2.F369]/1000" office:value-type="float" office:value="1" calcext:value-type="float">
            <text:p>1</text:p>
          </table:table-cell>
          <table:table-cell table:formula="of:=[Sheet2.G369]/1000" office:value-type="float" office:value="1" calcext:value-type="float">
            <text:p>1</text:p>
          </table:table-cell>
          <table:table-cell table:formula="of:=[Sheet2.H369]" office:value-type="float" office:value="283" calcext:value-type="float">
            <text:p>283</text:p>
          </table:table-cell>
          <table:table-cell table:formula="of:=[Sheet2.I369]"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2017-07-28T23:26:00+02:00</text:p>
          </table:table-cell>
          <table:table-cell table:formula="of:=[Sheet2.B370]/1000" office:value-type="float" office:value="0.402" calcext:value-type="float">
            <text:p>0.402</text:p>
          </table:table-cell>
          <table:table-cell table:formula="of:=[Sheet2.C370]/1000" office:value-type="float" office:value="1" calcext:value-type="float">
            <text:p>1</text:p>
          </table:table-cell>
          <table:table-cell table:formula="of:=[Sheet2.D370]/1000" office:value-type="float" office:value="0.948750019073486" calcext:value-type="float">
            <text:p>0.948750019073486</text:p>
          </table:table-cell>
          <table:table-cell table:formula="of:=[Sheet2.E370]/1000" office:value-type="float" office:value="0.999999999283268" calcext:value-type="float">
            <text:p>0.999999999283268</text:p>
          </table:table-cell>
          <table:table-cell table:formula="of:=[Sheet2.F370]/1000" office:value-type="float" office:value="1" calcext:value-type="float">
            <text:p>1</text:p>
          </table:table-cell>
          <table:table-cell table:formula="of:=[Sheet2.G370]/1000" office:value-type="float" office:value="1" calcext:value-type="float">
            <text:p>1</text:p>
          </table:table-cell>
          <table:table-cell table:formula="of:=[Sheet2.H370]" office:value-type="float" office:value="239" calcext:value-type="float">
            <text:p>239</text:p>
          </table:table-cell>
          <table:table-cell table:formula="of:=[Sheet2.I370]"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2017-07-28T23:27:00+02:00</text:p>
          </table:table-cell>
          <table:table-cell table:formula="of:=[Sheet2.B371]/1000" office:value-type="float" office:value="0.394" calcext:value-type="float">
            <text:p>0.394</text:p>
          </table:table-cell>
          <table:table-cell table:formula="of:=[Sheet2.C371]/1000" office:value-type="float" office:value="1" calcext:value-type="float">
            <text:p>1</text:p>
          </table:table-cell>
          <table:table-cell table:formula="of:=[Sheet2.D371]/1000" office:value-type="float" office:value="0.949000000953674" calcext:value-type="float">
            <text:p>0.949000000953674</text:p>
          </table:table-cell>
          <table:table-cell table:formula="of:=[Sheet2.E371]/1000" office:value-type="float" office:value="0.999999999023854" calcext:value-type="float">
            <text:p>0.999999999023854</text:p>
          </table:table-cell>
          <table:table-cell table:formula="of:=[Sheet2.F371]/1000" office:value-type="float" office:value="1" calcext:value-type="float">
            <text:p>1</text:p>
          </table:table-cell>
          <table:table-cell table:formula="of:=[Sheet2.G371]/1000" office:value-type="float" office:value="1" calcext:value-type="float">
            <text:p>1</text:p>
          </table:table-cell>
          <table:table-cell table:formula="of:=[Sheet2.H371]" office:value-type="float" office:value="259" calcext:value-type="float">
            <text:p>259</text:p>
          </table:table-cell>
          <table:table-cell table:formula="of:=[Sheet2.I371]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8T23:28:00+02:00</text:p>
          </table:table-cell>
          <table:table-cell table:formula="of:=[Sheet2.B372]/1000" office:value-type="float" office:value="0.387" calcext:value-type="float">
            <text:p>0.387</text:p>
          </table:table-cell>
          <table:table-cell table:formula="of:=[Sheet2.C372]/1000" office:value-type="float" office:value="1" calcext:value-type="float">
            <text:p>1</text:p>
          </table:table-cell>
          <table:table-cell table:formula="of:=[Sheet2.D372]/1000" office:value-type="float" office:value="0.949249982833862" calcext:value-type="float">
            <text:p>0.949249982833862</text:p>
          </table:table-cell>
          <table:table-cell table:formula="of:=[Sheet2.E372]/1000" office:value-type="float" office:value="0.999999999000858" calcext:value-type="float">
            <text:p>0.999999999000858</text:p>
          </table:table-cell>
          <table:table-cell table:formula="of:=[Sheet2.F372]/1000" office:value-type="float" office:value="1" calcext:value-type="float">
            <text:p>1</text:p>
          </table:table-cell>
          <table:table-cell table:formula="of:=[Sheet2.G372]/1000" office:value-type="float" office:value="1" calcext:value-type="float">
            <text:p>1</text:p>
          </table:table-cell>
          <table:table-cell table:formula="of:=[Sheet2.H372]" office:value-type="float" office:value="99" calcext:value-type="float">
            <text:p>99</text:p>
          </table:table-cell>
          <table:table-cell table:formula="of:=[Sheet2.I372]"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2017-07-28T23:29:00+02:00</text:p>
          </table:table-cell>
          <table:table-cell table:formula="of:=[Sheet2.B373]/1000" office:value-type="float" office:value="0.352" calcext:value-type="float">
            <text:p>0.352</text:p>
          </table:table-cell>
          <table:table-cell table:formula="of:=[Sheet2.C373]/1000" office:value-type="float" office:value="1" calcext:value-type="float">
            <text:p>1</text:p>
          </table:table-cell>
          <table:table-cell table:formula="of:=[Sheet2.D373]/1000" office:value-type="float" office:value="0.952499985694885" calcext:value-type="float">
            <text:p>0.952499985694885</text:p>
          </table:table-cell>
          <table:table-cell table:formula="of:=[Sheet2.E373]/1000" office:value-type="float" office:value="0.999999998975709" calcext:value-type="float">
            <text:p>0.999999998975709</text:p>
          </table:table-cell>
          <table:table-cell table:formula="of:=[Sheet2.F373]/1000" office:value-type="float" office:value="1" calcext:value-type="float">
            <text:p>1</text:p>
          </table:table-cell>
          <table:table-cell table:formula="of:=[Sheet2.G373]/1000" office:value-type="float" office:value="1" calcext:value-type="float">
            <text:p>1</text:p>
          </table:table-cell>
          <table:table-cell table:formula="of:=[Sheet2.H373]" office:value-type="float" office:value="80" calcext:value-type="float">
            <text:p>80</text:p>
          </table:table-cell>
          <table:table-cell table:formula="of:=[Sheet2.I373]"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2017-07-28T23:30:00+02:00</text:p>
          </table:table-cell>
          <table:table-cell table:formula="of:=[Sheet2.B374]/1000" office:value-type="float" office:value="0.355" calcext:value-type="float">
            <text:p>0.355</text:p>
          </table:table-cell>
          <table:table-cell table:formula="of:=[Sheet2.C374]/1000" office:value-type="float" office:value="1" calcext:value-type="float">
            <text:p>1</text:p>
          </table:table-cell>
          <table:table-cell table:formula="of:=[Sheet2.D374]/1000" office:value-type="float" office:value="0.952250003814697" calcext:value-type="float">
            <text:p>0.952250003814697</text:p>
          </table:table-cell>
          <table:table-cell table:formula="of:=[Sheet2.E374]/1000" office:value-type="float" office:value="0.992482745349073" calcext:value-type="float">
            <text:p>0.992482745349073</text:p>
          </table:table-cell>
          <table:table-cell table:formula="of:=[Sheet2.F374]/1000" office:value-type="float" office:value="1" calcext:value-type="float">
            <text:p>1</text:p>
          </table:table-cell>
          <table:table-cell table:formula="of:=[Sheet2.G374]/1000" office:value-type="float" office:value="1" calcext:value-type="float">
            <text:p>1</text:p>
          </table:table-cell>
          <table:table-cell table:formula="of:=[Sheet2.H374]" office:value-type="float" office:value="48" calcext:value-type="float">
            <text:p>48</text:p>
          </table:table-cell>
          <table:table-cell table:formula="of:=[Sheet2.I374]"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2017-07-28T23:31:00+02:00</text:p>
          </table:table-cell>
          <table:table-cell table:formula="of:=[Sheet2.B375]/1000" office:value-type="float" office:value="0.354" calcext:value-type="float">
            <text:p>0.354</text:p>
          </table:table-cell>
          <table:table-cell table:formula="of:=[Sheet2.C375]/1000" office:value-type="float" office:value="1" calcext:value-type="float">
            <text:p>1</text:p>
          </table:table-cell>
          <table:table-cell table:formula="of:=[Sheet2.D375]/1000" office:value-type="float" office:value="0.954249978065491" calcext:value-type="float">
            <text:p>0.954249978065491</text:p>
          </table:table-cell>
          <table:table-cell table:formula="of:=[Sheet2.E375]/1000" office:value-type="float" office:value="0.995419699273768" calcext:value-type="float">
            <text:p>0.995419699273768</text:p>
          </table:table-cell>
          <table:table-cell table:formula="of:=[Sheet2.F375]/1000" office:value-type="float" office:value="1" calcext:value-type="float">
            <text:p>1</text:p>
          </table:table-cell>
          <table:table-cell table:formula="of:=[Sheet2.G375]/1000" office:value-type="float" office:value="1" calcext:value-type="float">
            <text:p>1</text:p>
          </table:table-cell>
          <table:table-cell table:formula="of:=[Sheet2.H375]" office:value-type="float" office:value="38" calcext:value-type="float">
            <text:p>38</text:p>
          </table:table-cell>
          <table:table-cell table:formula="of:=[Sheet2.I375]"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2017-07-28T23:32:00+02:00</text:p>
          </table:table-cell>
          <table:table-cell table:formula="of:=[Sheet2.B376]/1000" office:value-type="float" office:value="0.34" calcext:value-type="float">
            <text:p>0.34</text:p>
          </table:table-cell>
          <table:table-cell table:formula="of:=[Sheet2.C376]/1000" office:value-type="float" office:value="1" calcext:value-type="float">
            <text:p>1</text:p>
          </table:table-cell>
          <table:table-cell table:formula="of:=[Sheet2.D376]/1000" office:value-type="float" office:value="0.954500019550324" calcext:value-type="float">
            <text:p>0.954500019550324</text:p>
          </table:table-cell>
          <table:table-cell table:formula="of:=[Sheet2.E376]/1000" office:value-type="float" office:value="0.998108951395986" calcext:value-type="float">
            <text:p>0.998108951395986</text:p>
          </table:table-cell>
          <table:table-cell table:formula="of:=[Sheet2.F376]/1000" office:value-type="float" office:value="1" calcext:value-type="float">
            <text:p>1</text:p>
          </table:table-cell>
          <table:table-cell table:formula="of:=[Sheet2.G376]/1000" office:value-type="float" office:value="1" calcext:value-type="float">
            <text:p>1</text:p>
          </table:table-cell>
          <table:table-cell table:formula="of:=[Sheet2.H376]" office:value-type="float" office:value="46" calcext:value-type="float">
            <text:p>46</text:p>
          </table:table-cell>
          <table:table-cell table:formula="of:=[Sheet2.I376]"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2017-07-28T23:33:00+02:00</text:p>
          </table:table-cell>
          <table:table-cell table:formula="of:=[Sheet2.B377]/1000" office:value-type="float" office:value="0.342" calcext:value-type="float">
            <text:p>0.342</text:p>
          </table:table-cell>
          <table:table-cell table:formula="of:=[Sheet2.C377]/1000" office:value-type="float" office:value="1" calcext:value-type="float">
            <text:p>1</text:p>
          </table:table-cell>
          <table:table-cell table:formula="of:=[Sheet2.D377]/1000" office:value-type="float" office:value="0.953000009059906" calcext:value-type="float">
            <text:p>0.953000009059906</text:p>
          </table:table-cell>
          <table:table-cell table:formula="of:=[Sheet2.E377]/1000" office:value-type="float" office:value="0.99695365952213" calcext:value-type="float">
            <text:p>0.99695365952213</text:p>
          </table:table-cell>
          <table:table-cell table:formula="of:=[Sheet2.F377]/1000" office:value-type="float" office:value="1" calcext:value-type="float">
            <text:p>1</text:p>
          </table:table-cell>
          <table:table-cell table:formula="of:=[Sheet2.G377]/1000" office:value-type="float" office:value="1" calcext:value-type="float">
            <text:p>1</text:p>
          </table:table-cell>
          <table:table-cell table:formula="of:=[Sheet2.H377]" office:value-type="float" office:value="87" calcext:value-type="float">
            <text:p>87</text:p>
          </table:table-cell>
          <table:table-cell table:formula="of:=[Sheet2.I377]"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17-07-28T23:34:00+02:00</text:p>
          </table:table-cell>
          <table:table-cell table:formula="of:=[Sheet2.B378]/1000" office:value-type="float" office:value="0.317" calcext:value-type="float">
            <text:p>0.317</text:p>
          </table:table-cell>
          <table:table-cell table:formula="of:=[Sheet2.C378]/1000" office:value-type="float" office:value="1" calcext:value-type="float">
            <text:p>1</text:p>
          </table:table-cell>
          <table:table-cell table:formula="of:=[Sheet2.D378]/1000" office:value-type="float" office:value="0.958999991416931" calcext:value-type="float">
            <text:p>0.958999991416931</text:p>
          </table:table-cell>
          <table:table-cell table:formula="of:=[Sheet2.E378]/1000" office:value-type="float" office:value="1" calcext:value-type="float">
            <text:p>1</text:p>
          </table:table-cell>
          <table:table-cell table:formula="of:=[Sheet2.F378]/1000" office:value-type="float" office:value="1" calcext:value-type="float">
            <text:p>1</text:p>
          </table:table-cell>
          <table:table-cell table:formula="of:=[Sheet2.G378]/1000" office:value-type="float" office:value="1" calcext:value-type="float">
            <text:p>1</text:p>
          </table:table-cell>
          <table:table-cell table:formula="of:=[Sheet2.H378]" office:value-type="float" office:value="15" calcext:value-type="float">
            <text:p>15</text:p>
          </table:table-cell>
          <table:table-cell table:formula="of:=[Sheet2.I378]"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2017-07-28T23:35:00+02:00</text:p>
          </table:table-cell>
          <table:table-cell table:formula="of:=[Sheet2.B379]/1000" office:value-type="float" office:value="0.221" calcext:value-type="float">
            <text:p>0.221</text:p>
          </table:table-cell>
          <table:table-cell table:formula="of:=[Sheet2.C379]/1000" office:value-type="float" office:value="1" calcext:value-type="float">
            <text:p>1</text:p>
          </table:table-cell>
          <table:table-cell table:formula="of:=[Sheet2.D379]/1000" office:value-type="float" office:value="0.965749979019165" calcext:value-type="float">
            <text:p>0.965749979019165</text:p>
          </table:table-cell>
          <table:table-cell table:formula="of:=[Sheet2.E379]/1000" office:value-type="float" office:value="1" calcext:value-type="float">
            <text:p>1</text:p>
          </table:table-cell>
          <table:table-cell table:formula="of:=[Sheet2.F379]/1000" office:value-type="float" office:value="1" calcext:value-type="float">
            <text:p>1</text:p>
          </table:table-cell>
          <table:table-cell table:formula="of:=[Sheet2.G379]/1000" office:value-type="float" office:value="1" calcext:value-type="float">
            <text:p>1</text:p>
          </table:table-cell>
          <table:table-cell table:formula="of:=[Sheet2.H379]" office:value-type="float" office:value="0" calcext:value-type="float">
            <text:p>0</text:p>
          </table:table-cell>
          <table:table-cell table:formula="of:=[Sheet2.I379]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2017-07-28T23:36:00+02:00</text:p>
          </table:table-cell>
          <table:table-cell table:formula="of:=[Sheet2.B380]/1000" office:value-type="float" office:value="0.209" calcext:value-type="float">
            <text:p>0.209</text:p>
          </table:table-cell>
          <table:table-cell table:formula="of:=[Sheet2.C380]/1000" office:value-type="float" office:value="1" calcext:value-type="float">
            <text:p>1</text:p>
          </table:table-cell>
          <table:table-cell table:formula="of:=[Sheet2.D380]/1000" office:value-type="float" office:value="0.967249989509583" calcext:value-type="float">
            <text:p>0.967249989509583</text:p>
          </table:table-cell>
          <table:table-cell table:formula="of:=[Sheet2.E380]/1000" office:value-type="float" office:value="1" calcext:value-type="float">
            <text:p>1</text:p>
          </table:table-cell>
          <table:table-cell table:formula="of:=[Sheet2.F380]/1000" office:value-type="float" office:value="1" calcext:value-type="float">
            <text:p>1</text:p>
          </table:table-cell>
          <table:table-cell table:formula="of:=[Sheet2.G380]/1000" office:value-type="float" office:value="1" calcext:value-type="float">
            <text:p>1</text:p>
          </table:table-cell>
          <table:table-cell table:formula="of:=[Sheet2.H380]" office:value-type="float" office:value="0" calcext:value-type="float">
            <text:p>0</text:p>
          </table:table-cell>
          <table:table-cell table:formula="of:=[Sheet2.I380]"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2017-07-28T23:37:00+02:00</text:p>
          </table:table-cell>
          <table:table-cell table:formula="of:=[Sheet2.B381]/1000" office:value-type="float" office:value="0.194" calcext:value-type="float">
            <text:p>0.194</text:p>
          </table:table-cell>
          <table:table-cell table:formula="of:=[Sheet2.C381]/1000" office:value-type="float" office:value="1" calcext:value-type="float">
            <text:p>1</text:p>
          </table:table-cell>
          <table:table-cell table:formula="of:=[Sheet2.D381]/1000" office:value-type="float" office:value="0.968500018119812" calcext:value-type="float">
            <text:p>0.968500018119812</text:p>
          </table:table-cell>
          <table:table-cell table:formula="of:=[Sheet2.E381]/1000" office:value-type="float" office:value="1" calcext:value-type="float">
            <text:p>1</text:p>
          </table:table-cell>
          <table:table-cell table:formula="of:=[Sheet2.F381]/1000" office:value-type="float" office:value="1" calcext:value-type="float">
            <text:p>1</text:p>
          </table:table-cell>
          <table:table-cell table:formula="of:=[Sheet2.G381]/1000" office:value-type="float" office:value="1" calcext:value-type="float">
            <text:p>1</text:p>
          </table:table-cell>
          <table:table-cell table:formula="of:=[Sheet2.H381]" office:value-type="float" office:value="0" calcext:value-type="float">
            <text:p>0</text:p>
          </table:table-cell>
          <table:table-cell table:formula="of:=[Sheet2.I381]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7-07-28T23:38:00+02:00</text:p>
          </table:table-cell>
          <table:table-cell table:formula="of:=[Sheet2.B382]/1000" office:value-type="float" office:value="0.139" calcext:value-type="float">
            <text:p>0.139</text:p>
          </table:table-cell>
          <table:table-cell table:formula="of:=[Sheet2.C382]/1000" office:value-type="float" office:value="1" calcext:value-type="float">
            <text:p>1</text:p>
          </table:table-cell>
          <table:table-cell table:formula="of:=[Sheet2.D382]/1000" office:value-type="float" office:value="0.975000023841858" calcext:value-type="float">
            <text:p>0.975000023841858</text:p>
          </table:table-cell>
          <table:table-cell table:formula="of:=[Sheet2.E382]/1000" office:value-type="float" office:value="1" calcext:value-type="float">
            <text:p>1</text:p>
          </table:table-cell>
          <table:table-cell table:formula="of:=[Sheet2.F382]/1000" office:value-type="float" office:value="1" calcext:value-type="float">
            <text:p>1</text:p>
          </table:table-cell>
          <table:table-cell table:formula="of:=[Sheet2.G382]/1000" office:value-type="float" office:value="1" calcext:value-type="float">
            <text:p>1</text:p>
          </table:table-cell>
          <table:table-cell table:formula="of:=[Sheet2.H382]" office:value-type="float" office:value="0" calcext:value-type="float">
            <text:p>0</text:p>
          </table:table-cell>
          <table:table-cell table:formula="of:=[Sheet2.I382]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07-28T23:39:00+02:00</text:p>
          </table:table-cell>
          <table:table-cell table:formula="of:=[Sheet2.B383]/1000" office:value-type="float" office:value="0.142" calcext:value-type="float">
            <text:p>0.142</text:p>
          </table:table-cell>
          <table:table-cell table:formula="of:=[Sheet2.C383]/1000" office:value-type="float" office:value="1" calcext:value-type="float">
            <text:p>1</text:p>
          </table:table-cell>
          <table:table-cell table:formula="of:=[Sheet2.D383]/1000" office:value-type="float" office:value="0.974500000476837" calcext:value-type="float">
            <text:p>0.974500000476837</text:p>
          </table:table-cell>
          <table:table-cell table:formula="of:=[Sheet2.E383]/1000" office:value-type="float" office:value="0.916507864535232" calcext:value-type="float">
            <text:p>0.916507864535232</text:p>
          </table:table-cell>
          <table:table-cell table:formula="of:=[Sheet2.F383]/1000" office:value-type="float" office:value="1" calcext:value-type="float">
            <text:p>1</text:p>
          </table:table-cell>
          <table:table-cell table:formula="of:=[Sheet2.G383]/1000" office:value-type="float" office:value="1" calcext:value-type="float">
            <text:p>1</text:p>
          </table:table-cell>
          <table:table-cell table:formula="of:=[Sheet2.H383]" office:value-type="float" office:value="0" calcext:value-type="float">
            <text:p>0</text:p>
          </table:table-cell>
          <table:table-cell table:formula="of:=[Sheet2.I383]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07-28T23:40:00+02:00</text:p>
          </table:table-cell>
          <table:table-cell table:formula="of:=[Sheet2.B384]/1000" office:value-type="float" office:value="0.105" calcext:value-type="float">
            <text:p>0.105</text:p>
          </table:table-cell>
          <table:table-cell table:formula="of:=[Sheet2.C384]/1000" office:value-type="float" office:value="1" calcext:value-type="float">
            <text:p>1</text:p>
          </table:table-cell>
          <table:table-cell table:formula="of:=[Sheet2.D384]/1000" office:value-type="float" office:value="0.98199999332428" calcext:value-type="float">
            <text:p>0.98199999332428</text:p>
          </table:table-cell>
          <table:table-cell table:formula="of:=[Sheet2.E384]/1000" office:value-type="float" office:value="0.849355721815059" calcext:value-type="float">
            <text:p>0.849355721815059</text:p>
          </table:table-cell>
          <table:table-cell table:formula="of:=[Sheet2.F384]/1000" office:value-type="float" office:value="1" calcext:value-type="float">
            <text:p>1</text:p>
          </table:table-cell>
          <table:table-cell table:formula="of:=[Sheet2.G384]/1000" office:value-type="float" office:value="1" calcext:value-type="float">
            <text:p>1</text:p>
          </table:table-cell>
          <table:table-cell table:formula="of:=[Sheet2.H384]" office:value-type="float" office:value="0" calcext:value-type="float">
            <text:p>0</text:p>
          </table:table-cell>
          <table:table-cell table:formula="of:=[Sheet2.I384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7-28T23:41:00+02:00</text:p>
          </table:table-cell>
          <table:table-cell table:formula="of:=[Sheet2.B385]/1000" office:value-type="float" office:value="0" calcext:value-type="float">
            <text:p>0</text:p>
          </table:table-cell>
          <table:table-cell table:formula="of:=[Sheet2.C385]/1000" office:value-type="float" office:value="1" calcext:value-type="float">
            <text:p>1</text:p>
          </table:table-cell>
          <table:table-cell table:formula="of:=[Sheet2.D385]/1000" office:value-type="float" office:value="0.99099999666214" calcext:value-type="float">
            <text:p>0.99099999666214</text:p>
          </table:table-cell>
          <table:table-cell table:formula="of:=[Sheet2.E385]/1000" office:value-type="float" office:value="0.999992627418078" calcext:value-type="float">
            <text:p>0.999992627418078</text:p>
          </table:table-cell>
          <table:table-cell table:formula="of:=[Sheet2.F385]/1000" office:value-type="float" office:value="1" calcext:value-type="float">
            <text:p>1</text:p>
          </table:table-cell>
          <table:table-cell table:formula="of:=[Sheet2.G385]/1000" office:value-type="float" office:value="1" calcext:value-type="float">
            <text:p>1</text:p>
          </table:table-cell>
          <table:table-cell table:formula="of:=[Sheet2.H385]" office:value-type="float" office:value="0" calcext:value-type="float">
            <text:p>0</text:p>
          </table:table-cell>
          <table:table-cell table:formula="of:=[Sheet2.I3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2:00+02:00</text:p>
          </table:table-cell>
          <table:table-cell table:formula="of:=[Sheet2.B386]/1000" office:value-type="float" office:value="0" calcext:value-type="float">
            <text:p>0</text:p>
          </table:table-cell>
          <table:table-cell table:formula="of:=[Sheet2.C386]/1000" office:value-type="float" office:value="1" calcext:value-type="float">
            <text:p>1</text:p>
          </table:table-cell>
          <table:table-cell table:formula="of:=[Sheet2.D386]/1000" office:value-type="float" office:value="0.991249978542328" calcext:value-type="float">
            <text:p>0.991249978542328</text:p>
          </table:table-cell>
          <table:table-cell table:formula="of:=[Sheet2.E386]/1000" office:value-type="float" office:value="0.661433341645705" calcext:value-type="float">
            <text:p>0.661433341645705</text:p>
          </table:table-cell>
          <table:table-cell table:formula="of:=[Sheet2.F386]/1000" office:value-type="float" office:value="1" calcext:value-type="float">
            <text:p>1</text:p>
          </table:table-cell>
          <table:table-cell table:formula="of:=[Sheet2.G386]/1000" office:value-type="float" office:value="1" calcext:value-type="float">
            <text:p>1</text:p>
          </table:table-cell>
          <table:table-cell table:formula="of:=[Sheet2.H386]" office:value-type="float" office:value="0" calcext:value-type="float">
            <text:p>0</text:p>
          </table:table-cell>
          <table:table-cell table:formula="of:=[Sheet2.I3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3:00+02:00</text:p>
          </table:table-cell>
          <table:table-cell table:formula="of:=[Sheet2.B387]/1000" office:value-type="float" office:value="0" calcext:value-type="float">
            <text:p>0</text:p>
          </table:table-cell>
          <table:table-cell table:formula="of:=[Sheet2.C387]/1000" office:value-type="float" office:value="1" calcext:value-type="float">
            <text:p>1</text:p>
          </table:table-cell>
          <table:table-cell table:formula="of:=[Sheet2.D387]/1000" office:value-type="float" office:value="0.991249978542328" calcext:value-type="float">
            <text:p>0.991249978542328</text:p>
          </table:table-cell>
          <table:table-cell table:formula="of:=[Sheet2.E387]/1000" office:value-type="float" office:value="0.153158528891614" calcext:value-type="float">
            <text:p>0.153158528891614</text:p>
          </table:table-cell>
          <table:table-cell table:formula="of:=[Sheet2.F387]/1000" office:value-type="float" office:value="1" calcext:value-type="float">
            <text:p>1</text:p>
          </table:table-cell>
          <table:table-cell table:formula="of:=[Sheet2.G387]/1000" office:value-type="float" office:value="1" calcext:value-type="float">
            <text:p>1</text:p>
          </table:table-cell>
          <table:table-cell table:formula="of:=[Sheet2.H387]" office:value-type="float" office:value="0" calcext:value-type="float">
            <text:p>0</text:p>
          </table:table-cell>
          <table:table-cell table:formula="of:=[Sheet2.I3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4:00+02:00</text:p>
          </table:table-cell>
          <table:table-cell table:formula="of:=[Sheet2.B388]/1000" office:value-type="float" office:value="0" calcext:value-type="float">
            <text:p>0</text:p>
          </table:table-cell>
          <table:table-cell table:formula="of:=[Sheet2.C388]/1000" office:value-type="float" office:value="1" calcext:value-type="float">
            <text:p>1</text:p>
          </table:table-cell>
          <table:table-cell table:formula="of:=[Sheet2.D388]/1000" office:value-type="float" office:value="0.991500020027161" calcext:value-type="float">
            <text:p>0.991500020027161</text:p>
          </table:table-cell>
          <table:table-cell table:formula="of:=[Sheet2.E388]/1000" office:value-type="float" office:value="0.105658306713549" calcext:value-type="float">
            <text:p>0.105658306713549</text:p>
          </table:table-cell>
          <table:table-cell table:formula="of:=[Sheet2.F388]/1000" office:value-type="float" office:value="1" calcext:value-type="float">
            <text:p>1</text:p>
          </table:table-cell>
          <table:table-cell table:formula="of:=[Sheet2.G388]/1000" office:value-type="float" office:value="1" calcext:value-type="float">
            <text:p>1</text:p>
          </table:table-cell>
          <table:table-cell table:formula="of:=[Sheet2.H388]" office:value-type="float" office:value="0" calcext:value-type="float">
            <text:p>0</text:p>
          </table:table-cell>
          <table:table-cell table:formula="of:=[Sheet2.I3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5:00+02:00</text:p>
          </table:table-cell>
          <table:table-cell table:formula="of:=[Sheet2.B389]/1000" office:value-type="float" office:value="0" calcext:value-type="float">
            <text:p>0</text:p>
          </table:table-cell>
          <table:table-cell table:formula="of:=[Sheet2.C389]/1000" office:value-type="float" office:value="1" calcext:value-type="float">
            <text:p>1</text:p>
          </table:table-cell>
          <table:table-cell table:formula="of:=[Sheet2.D389]/1000" office:value-type="float" office:value="0.991500020027161" calcext:value-type="float">
            <text:p>0.991500020027161</text:p>
          </table:table-cell>
          <table:table-cell table:formula="of:=[Sheet2.E389]/1000" office:value-type="float" office:value="0.0535608740787465" calcext:value-type="float">
            <text:p>0.053560874078747</text:p>
          </table:table-cell>
          <table:table-cell table:formula="of:=[Sheet2.F389]/1000" office:value-type="float" office:value="1" calcext:value-type="float">
            <text:p>1</text:p>
          </table:table-cell>
          <table:table-cell table:formula="of:=[Sheet2.G389]/1000" office:value-type="float" office:value="1" calcext:value-type="float">
            <text:p>1</text:p>
          </table:table-cell>
          <table:table-cell table:formula="of:=[Sheet2.H389]" office:value-type="float" office:value="0" calcext:value-type="float">
            <text:p>0</text:p>
          </table:table-cell>
          <table:table-cell table:formula="of:=[Sheet2.I3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6:00+02:00</text:p>
          </table:table-cell>
          <table:table-cell table:formula="of:=[Sheet2.B390]/1000" office:value-type="float" office:value="0.01" calcext:value-type="float">
            <text:p>0.01</text:p>
          </table:table-cell>
          <table:table-cell table:formula="of:=[Sheet2.C390]/1000" office:value-type="float" office:value="1" calcext:value-type="float">
            <text:p>1</text:p>
          </table:table-cell>
          <table:table-cell table:formula="of:=[Sheet2.D390]/1000" office:value-type="float" office:value="0.990249991416931" calcext:value-type="float">
            <text:p>0.990249991416931</text:p>
          </table:table-cell>
          <table:table-cell table:formula="of:=[Sheet2.E390]/1000" office:value-type="float" office:value="0.0186532116550491" calcext:value-type="float">
            <text:p>0.018653211655049</text:p>
          </table:table-cell>
          <table:table-cell table:formula="of:=[Sheet2.F390]/1000" office:value-type="float" office:value="1" calcext:value-type="float">
            <text:p>1</text:p>
          </table:table-cell>
          <table:table-cell table:formula="of:=[Sheet2.G390]/1000" office:value-type="float" office:value="1" calcext:value-type="float">
            <text:p>1</text:p>
          </table:table-cell>
          <table:table-cell table:formula="of:=[Sheet2.H390]" office:value-type="float" office:value="0" calcext:value-type="float">
            <text:p>0</text:p>
          </table:table-cell>
          <table:table-cell table:formula="of:=[Sheet2.I390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07-28T23:47:00+02:00</text:p>
          </table:table-cell>
          <table:table-cell table:formula="of:=[Sheet2.B391]/1000" office:value-type="float" office:value="0.036" calcext:value-type="float">
            <text:p>0.036</text:p>
          </table:table-cell>
          <table:table-cell table:formula="of:=[Sheet2.C391]/1000" office:value-type="float" office:value="1" calcext:value-type="float">
            <text:p>1</text:p>
          </table:table-cell>
          <table:table-cell table:formula="of:=[Sheet2.D391]/1000" office:value-type="float" office:value="0.987249970436096" calcext:value-type="float">
            <text:p>0.987249970436096</text:p>
          </table:table-cell>
          <table:table-cell table:formula="of:=[Sheet2.E391]/1000" office:value-type="float" office:value="0.00678730555850116" calcext:value-type="float">
            <text:p>0.006787305558501</text:p>
          </table:table-cell>
          <table:table-cell table:formula="of:=[Sheet2.F391]/1000" office:value-type="float" office:value="1" calcext:value-type="float">
            <text:p>1</text:p>
          </table:table-cell>
          <table:table-cell table:formula="of:=[Sheet2.G391]/1000" office:value-type="float" office:value="1" calcext:value-type="float">
            <text:p>1</text:p>
          </table:table-cell>
          <table:table-cell table:formula="of:=[Sheet2.H391]" office:value-type="float" office:value="0" calcext:value-type="float">
            <text:p>0</text:p>
          </table:table-cell>
          <table:table-cell table:formula="of:=[Sheet2.I391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8T23:48:00+02:00</text:p>
          </table:table-cell>
          <table:table-cell table:formula="of:=[Sheet2.B392]/1000" office:value-type="float" office:value="0.042" calcext:value-type="float">
            <text:p>0.042</text:p>
          </table:table-cell>
          <table:table-cell table:formula="of:=[Sheet2.C392]/1000" office:value-type="float" office:value="1" calcext:value-type="float">
            <text:p>1</text:p>
          </table:table-cell>
          <table:table-cell table:formula="of:=[Sheet2.D392]/1000" office:value-type="float" office:value="0.986000001430512" calcext:value-type="float">
            <text:p>0.986000001430512</text:p>
          </table:table-cell>
          <table:table-cell table:formula="of:=[Sheet2.E392]/1000" office:value-type="float" office:value="0.019948727087882" calcext:value-type="float">
            <text:p>0.019948727087882</text:p>
          </table:table-cell>
          <table:table-cell table:formula="of:=[Sheet2.F392]/1000" office:value-type="float" office:value="1" calcext:value-type="float">
            <text:p>1</text:p>
          </table:table-cell>
          <table:table-cell table:formula="of:=[Sheet2.G392]/1000" office:value-type="float" office:value="1" calcext:value-type="float">
            <text:p>1</text:p>
          </table:table-cell>
          <table:table-cell table:formula="of:=[Sheet2.H392]" office:value-type="float" office:value="0" calcext:value-type="float">
            <text:p>0</text:p>
          </table:table-cell>
          <table:table-cell table:formula="of:=[Sheet2.I392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7-28T23:49:00+02:00</text:p>
          </table:table-cell>
          <table:table-cell table:formula="of:=[Sheet2.B393]/1000" office:value-type="float" office:value="0.062" calcext:value-type="float">
            <text:p>0.062</text:p>
          </table:table-cell>
          <table:table-cell table:formula="of:=[Sheet2.C393]/1000" office:value-type="float" office:value="1" calcext:value-type="float">
            <text:p>1</text:p>
          </table:table-cell>
          <table:table-cell table:formula="of:=[Sheet2.D393]/1000" office:value-type="float" office:value="0.983250021934509" calcext:value-type="float">
            <text:p>0.983250021934509</text:p>
          </table:table-cell>
          <table:table-cell table:formula="of:=[Sheet2.E393]/1000" office:value-type="float" office:value="0.00255121464057673" calcext:value-type="float">
            <text:p>0.002551214640577</text:p>
          </table:table-cell>
          <table:table-cell table:formula="of:=[Sheet2.F393]/1000" office:value-type="float" office:value="1" calcext:value-type="float">
            <text:p>1</text:p>
          </table:table-cell>
          <table:table-cell table:formula="of:=[Sheet2.G393]/1000" office:value-type="float" office:value="1" calcext:value-type="float">
            <text:p>1</text:p>
          </table:table-cell>
          <table:table-cell table:formula="of:=[Sheet2.H393]" office:value-type="float" office:value="0" calcext:value-type="float">
            <text:p>0</text:p>
          </table:table-cell>
          <table:table-cell table:formula="of:=[Sheet2.I393]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07-28T23:50:00+02:00</text:p>
          </table:table-cell>
          <table:table-cell table:formula="of:=[Sheet2.B394]/1000" office:value-type="float" office:value="0.125" calcext:value-type="float">
            <text:p>0.125</text:p>
          </table:table-cell>
          <table:table-cell table:formula="of:=[Sheet2.C394]/1000" office:value-type="float" office:value="1" calcext:value-type="float">
            <text:p>1</text:p>
          </table:table-cell>
          <table:table-cell table:formula="of:=[Sheet2.D394]/1000" office:value-type="float" office:value="0.976249992847443" calcext:value-type="float">
            <text:p>0.976249992847443</text:p>
          </table:table-cell>
          <table:table-cell table:formula="of:=[Sheet2.E394]/1000" office:value-type="float" office:value="0.0000382122260237372" calcext:value-type="float">
            <text:p>3.82122260237372E-05</text:p>
          </table:table-cell>
          <table:table-cell table:formula="of:=[Sheet2.F394]/1000" office:value-type="float" office:value="1" calcext:value-type="float">
            <text:p>1</text:p>
          </table:table-cell>
          <table:table-cell table:formula="of:=[Sheet2.G394]/1000" office:value-type="float" office:value="1" calcext:value-type="float">
            <text:p>1</text:p>
          </table:table-cell>
          <table:table-cell table:formula="of:=[Sheet2.H394]" office:value-type="float" office:value="0" calcext:value-type="float">
            <text:p>0</text:p>
          </table:table-cell>
          <table:table-cell table:formula="of:=[Sheet2.I394]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2017-07-28T23:51:00+02:00</text:p>
          </table:table-cell>
          <table:table-cell table:formula="of:=[Sheet2.B395]/1000" office:value-type="float" office:value="0.171" calcext:value-type="float">
            <text:p>0.171</text:p>
          </table:table-cell>
          <table:table-cell table:formula="of:=[Sheet2.C395]/1000" office:value-type="float" office:value="1" calcext:value-type="float">
            <text:p>1</text:p>
          </table:table-cell>
          <table:table-cell table:formula="of:=[Sheet2.D395]/1000" office:value-type="float" office:value="0.971499979496002" calcext:value-type="float">
            <text:p>0.971499979496002</text:p>
          </table:table-cell>
          <table:table-cell table:formula="of:=[Sheet2.E395]/1000" office:value-type="float" office:value="0.0000218967501935952" calcext:value-type="float">
            <text:p>2.18967501935952E-05</text:p>
          </table:table-cell>
          <table:table-cell table:formula="of:=[Sheet2.F395]/1000" office:value-type="float" office:value="1" calcext:value-type="float">
            <text:p>1</text:p>
          </table:table-cell>
          <table:table-cell table:formula="of:=[Sheet2.G395]/1000" office:value-type="float" office:value="1" calcext:value-type="float">
            <text:p>1</text:p>
          </table:table-cell>
          <table:table-cell table:formula="of:=[Sheet2.H395]" office:value-type="float" office:value="0" calcext:value-type="float">
            <text:p>0</text:p>
          </table:table-cell>
          <table:table-cell table:formula="of:=[Sheet2.I395]"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07-28T23:52:00+02:00</text:p>
          </table:table-cell>
          <table:table-cell table:formula="of:=[Sheet2.B396]/1000" office:value-type="float" office:value="0.186" calcext:value-type="float">
            <text:p>0.186</text:p>
          </table:table-cell>
          <table:table-cell table:formula="of:=[Sheet2.C396]/1000" office:value-type="float" office:value="1" calcext:value-type="float">
            <text:p>1</text:p>
          </table:table-cell>
          <table:table-cell table:formula="of:=[Sheet2.D396]/1000" office:value-type="float" office:value="0.969500005245209" calcext:value-type="float">
            <text:p>0.969500005245209</text:p>
          </table:table-cell>
          <table:table-cell table:formula="of:=[Sheet2.E396]/1000" office:value-type="float" office:value="0.00003169538932557" calcext:value-type="float">
            <text:p>3.169538932557E-05</text:p>
          </table:table-cell>
          <table:table-cell table:formula="of:=[Sheet2.F396]/1000" office:value-type="float" office:value="1" calcext:value-type="float">
            <text:p>1</text:p>
          </table:table-cell>
          <table:table-cell table:formula="of:=[Sheet2.G396]/1000" office:value-type="float" office:value="1" calcext:value-type="float">
            <text:p>1</text:p>
          </table:table-cell>
          <table:table-cell table:formula="of:=[Sheet2.H396]" office:value-type="float" office:value="0" calcext:value-type="float">
            <text:p>0</text:p>
          </table:table-cell>
          <table:table-cell table:formula="of:=[Sheet2.I396]"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2017-07-28T23:53:00+02:00</text:p>
          </table:table-cell>
          <table:table-cell table:formula="of:=[Sheet2.B397]/1000" office:value-type="float" office:value="0.211" calcext:value-type="float">
            <text:p>0.211</text:p>
          </table:table-cell>
          <table:table-cell table:formula="of:=[Sheet2.C397]/1000" office:value-type="float" office:value="1" calcext:value-type="float">
            <text:p>1</text:p>
          </table:table-cell>
          <table:table-cell table:formula="of:=[Sheet2.D397]/1000" office:value-type="float" office:value="0.967000007629395" calcext:value-type="float">
            <text:p>0.967000007629395</text:p>
          </table:table-cell>
          <table:table-cell table:formula="of:=[Sheet2.E397]/1000" office:value-type="float" office:value="0.0000267050619053855" calcext:value-type="float">
            <text:p>2.67050619053855E-05</text:p>
          </table:table-cell>
          <table:table-cell table:formula="of:=[Sheet2.F397]/1000" office:value-type="float" office:value="1" calcext:value-type="float">
            <text:p>1</text:p>
          </table:table-cell>
          <table:table-cell table:formula="of:=[Sheet2.G397]/1000" office:value-type="float" office:value="1" calcext:value-type="float">
            <text:p>1</text:p>
          </table:table-cell>
          <table:table-cell table:formula="of:=[Sheet2.H397]" office:value-type="float" office:value="0" calcext:value-type="float">
            <text:p>0</text:p>
          </table:table-cell>
          <table:table-cell table:formula="of:=[Sheet2.I397]"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17-07-28T23:54:00+02:00</text:p>
          </table:table-cell>
          <table:table-cell table:formula="of:=[Sheet2.B398]/1000" office:value-type="float" office:value="0.218" calcext:value-type="float">
            <text:p>0.218</text:p>
          </table:table-cell>
          <table:table-cell table:formula="of:=[Sheet2.C398]/1000" office:value-type="float" office:value="1" calcext:value-type="float">
            <text:p>1</text:p>
          </table:table-cell>
          <table:table-cell table:formula="of:=[Sheet2.D398]/1000" office:value-type="float" office:value="0.964999973773956" calcext:value-type="float">
            <text:p>0.964999973773956</text:p>
          </table:table-cell>
          <table:table-cell table:formula="of:=[Sheet2.E398]/1000" office:value-type="float" office:value="0.0000812856890278768" calcext:value-type="float">
            <text:p>8.12856890278768E-05</text:p>
          </table:table-cell>
          <table:table-cell table:formula="of:=[Sheet2.F398]/1000" office:value-type="float" office:value="1" calcext:value-type="float">
            <text:p>1</text:p>
          </table:table-cell>
          <table:table-cell table:formula="of:=[Sheet2.G398]/1000" office:value-type="float" office:value="1" calcext:value-type="float">
            <text:p>1</text:p>
          </table:table-cell>
          <table:table-cell table:formula="of:=[Sheet2.H398]" office:value-type="float" office:value="0" calcext:value-type="float">
            <text:p>0</text:p>
          </table:table-cell>
          <table:table-cell table:formula="of:=[Sheet2.I398]"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2017-07-28T23:55:00+02:00</text:p>
          </table:table-cell>
          <table:table-cell table:formula="of:=[Sheet2.B399]/1000" office:value-type="float" office:value="0.233" calcext:value-type="float">
            <text:p>0.233</text:p>
          </table:table-cell>
          <table:table-cell table:formula="of:=[Sheet2.C399]/1000" office:value-type="float" office:value="1" calcext:value-type="float">
            <text:p>1</text:p>
          </table:table-cell>
          <table:table-cell table:formula="of:=[Sheet2.D399]/1000" office:value-type="float" office:value="0.963249981403351" calcext:value-type="float">
            <text:p>0.963249981403351</text:p>
          </table:table-cell>
          <table:table-cell table:formula="of:=[Sheet2.E399]/1000" office:value-type="float" office:value="0.000684653585211525" calcext:value-type="float">
            <text:p>0.000684653585212</text:p>
          </table:table-cell>
          <table:table-cell table:formula="of:=[Sheet2.F399]/1000" office:value-type="float" office:value="1" calcext:value-type="float">
            <text:p>1</text:p>
          </table:table-cell>
          <table:table-cell table:formula="of:=[Sheet2.G399]/1000" office:value-type="float" office:value="1" calcext:value-type="float">
            <text:p>1</text:p>
          </table:table-cell>
          <table:table-cell table:formula="of:=[Sheet2.H399]" office:value-type="float" office:value="20" calcext:value-type="float">
            <text:p>20</text:p>
          </table:table-cell>
          <table:table-cell table:formula="of:=[Sheet2.I399]"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2017-07-28T23:56:00+02:00</text:p>
          </table:table-cell>
          <table:table-cell table:formula="of:=[Sheet2.B400]/1000" office:value-type="float" office:value="0.294" calcext:value-type="float">
            <text:p>0.294</text:p>
          </table:table-cell>
          <table:table-cell table:formula="of:=[Sheet2.C400]/1000" office:value-type="float" office:value="1" calcext:value-type="float">
            <text:p>1</text:p>
          </table:table-cell>
          <table:table-cell table:formula="of:=[Sheet2.D400]/1000" office:value-type="float" office:value="0.956250011920929" calcext:value-type="float">
            <text:p>0.956250011920929</text:p>
          </table:table-cell>
          <table:table-cell table:formula="of:=[Sheet2.E400]/1000" office:value-type="float" office:value="0.00168578442775713" calcext:value-type="float">
            <text:p>0.001685784427757</text:p>
          </table:table-cell>
          <table:table-cell table:formula="of:=[Sheet2.F400]/1000" office:value-type="float" office:value="1" calcext:value-type="float">
            <text:p>1</text:p>
          </table:table-cell>
          <table:table-cell table:formula="of:=[Sheet2.G400]/1000" office:value-type="float" office:value="1" calcext:value-type="float">
            <text:p>1</text:p>
          </table:table-cell>
          <table:table-cell table:formula="of:=[Sheet2.H400]" office:value-type="float" office:value="17" calcext:value-type="float">
            <text:p>17</text:p>
          </table:table-cell>
          <table:table-cell table:formula="of:=[Sheet2.I400]"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2017-07-28T23:57:00+02:00</text:p>
          </table:table-cell>
          <table:table-cell table:formula="of:=[Sheet2.B401]/1000" office:value-type="float" office:value="0.316" calcext:value-type="float">
            <text:p>0.316</text:p>
          </table:table-cell>
          <table:table-cell table:formula="of:=[Sheet2.C401]/1000" office:value-type="float" office:value="1" calcext:value-type="float">
            <text:p>1</text:p>
          </table:table-cell>
          <table:table-cell table:formula="of:=[Sheet2.D401]/1000" office:value-type="float" office:value="0.954500019550324" calcext:value-type="float">
            <text:p>0.954500019550324</text:p>
          </table:table-cell>
          <table:table-cell table:formula="of:=[Sheet2.E401]/1000" office:value-type="float" office:value="0.00450390928178301" calcext:value-type="float">
            <text:p>0.004503909281783</text:p>
          </table:table-cell>
          <table:table-cell table:formula="of:=[Sheet2.F401]/1000" office:value-type="float" office:value="1" calcext:value-type="float">
            <text:p>1</text:p>
          </table:table-cell>
          <table:table-cell table:formula="of:=[Sheet2.G401]/1000" office:value-type="float" office:value="1" calcext:value-type="float">
            <text:p>1</text:p>
          </table:table-cell>
          <table:table-cell table:formula="of:=[Sheet2.H401]" office:value-type="float" office:value="15" calcext:value-type="float">
            <text:p>15</text:p>
          </table:table-cell>
          <table:table-cell table:formula="of:=[Sheet2.I401]"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2017-07-28T23:58:00+02:00</text:p>
          </table:table-cell>
          <table:table-cell table:formula="of:=[Sheet2.B402]/1000" office:value-type="float" office:value="0.332" calcext:value-type="float">
            <text:p>0.332</text:p>
          </table:table-cell>
          <table:table-cell table:formula="of:=[Sheet2.C402]/1000" office:value-type="float" office:value="1" calcext:value-type="float">
            <text:p>1</text:p>
          </table:table-cell>
          <table:table-cell table:formula="of:=[Sheet2.D402]/1000" office:value-type="float" office:value="0.954500019550324" calcext:value-type="float">
            <text:p>0.954500019550324</text:p>
          </table:table-cell>
          <table:table-cell table:formula="of:=[Sheet2.E402]/1000" office:value-type="float" office:value="0.733837868178481" calcext:value-type="float">
            <text:p>0.733837868178481</text:p>
          </table:table-cell>
          <table:table-cell table:formula="of:=[Sheet2.F402]/1000" office:value-type="float" office:value="1" calcext:value-type="float">
            <text:p>1</text:p>
          </table:table-cell>
          <table:table-cell table:formula="of:=[Sheet2.G402]/1000" office:value-type="float" office:value="1" calcext:value-type="float">
            <text:p>1</text:p>
          </table:table-cell>
          <table:table-cell table:formula="of:=[Sheet2.H402]" office:value-type="float" office:value="51" calcext:value-type="float">
            <text:p>51</text:p>
          </table:table-cell>
          <table:table-cell table:formula="of:=[Sheet2.I402]"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8T23:59:00+02:00</text:p>
          </table:table-cell>
          <table:table-cell table:formula="of:=[Sheet2.B403]/1000" office:value-type="float" office:value="0.358" calcext:value-type="float">
            <text:p>0.358</text:p>
          </table:table-cell>
          <table:table-cell table:formula="of:=[Sheet2.C403]/1000" office:value-type="float" office:value="1" calcext:value-type="float">
            <text:p>1</text:p>
          </table:table-cell>
          <table:table-cell table:formula="of:=[Sheet2.D403]/1000" office:value-type="float" office:value="0.952499985694885" calcext:value-type="float">
            <text:p>0.952499985694885</text:p>
          </table:table-cell>
          <table:table-cell table:formula="of:=[Sheet2.E403]/1000" office:value-type="float" office:value="0.827344610796702" calcext:value-type="float">
            <text:p>0.827344610796702</text:p>
          </table:table-cell>
          <table:table-cell table:formula="of:=[Sheet2.F403]/1000" office:value-type="float" office:value="1" calcext:value-type="float">
            <text:p>1</text:p>
          </table:table-cell>
          <table:table-cell table:formula="of:=[Sheet2.G403]/1000" office:value-type="float" office:value="1" calcext:value-type="float">
            <text:p>1</text:p>
          </table:table-cell>
          <table:table-cell table:formula="of:=[Sheet2.H403]" office:value-type="float" office:value="68" calcext:value-type="float">
            <text:p>68</text:p>
          </table:table-cell>
          <table:table-cell table:formula="of:=[Sheet2.I403]"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2017-07-29T00:00:00+02:00</text:p>
          </table:table-cell>
          <table:table-cell table:formula="of:=[Sheet2.B404]/1000" office:value-type="float" office:value="0.352" calcext:value-type="float">
            <text:p>0.352</text:p>
          </table:table-cell>
          <table:table-cell table:formula="of:=[Sheet2.C404]/1000" office:value-type="float" office:value="1" calcext:value-type="float">
            <text:p>1</text:p>
          </table:table-cell>
          <table:table-cell table:formula="of:=[Sheet2.D404]/1000" office:value-type="float" office:value="0.951250016689301" calcext:value-type="float">
            <text:p>0.951250016689301</text:p>
          </table:table-cell>
          <table:table-cell table:formula="of:=[Sheet2.E404]/1000" office:value-type="float" office:value="0.789855801410213" calcext:value-type="float">
            <text:p>0.789855801410213</text:p>
          </table:table-cell>
          <table:table-cell table:formula="of:=[Sheet2.F404]/1000" office:value-type="float" office:value="1" calcext:value-type="float">
            <text:p>1</text:p>
          </table:table-cell>
          <table:table-cell table:formula="of:=[Sheet2.G404]/1000" office:value-type="float" office:value="1" calcext:value-type="float">
            <text:p>1</text:p>
          </table:table-cell>
          <table:table-cell table:formula="of:=[Sheet2.H404]" office:value-type="float" office:value="101" calcext:value-type="float">
            <text:p>101</text:p>
          </table:table-cell>
          <table:table-cell table:formula="of:=[Sheet2.I404]"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2017-07-29T00:01:00+02:00</text:p>
          </table:table-cell>
          <table:table-cell table:formula="of:=[Sheet2.B405]/1000" office:value-type="float" office:value="0.368" calcext:value-type="float">
            <text:p>0.368</text:p>
          </table:table-cell>
          <table:table-cell table:formula="of:=[Sheet2.C405]/1000" office:value-type="float" office:value="1" calcext:value-type="float">
            <text:p>1</text:p>
          </table:table-cell>
          <table:table-cell table:formula="of:=[Sheet2.D405]/1000" office:value-type="float" office:value="0.950500011444092" calcext:value-type="float">
            <text:p>0.950500011444092</text:p>
          </table:table-cell>
          <table:table-cell table:formula="of:=[Sheet2.E405]/1000" office:value-type="float" office:value="0.429518221067762" calcext:value-type="float">
            <text:p>0.429518221067762</text:p>
          </table:table-cell>
          <table:table-cell table:formula="of:=[Sheet2.F405]/1000" office:value-type="float" office:value="1" calcext:value-type="float">
            <text:p>1</text:p>
          </table:table-cell>
          <table:table-cell table:formula="of:=[Sheet2.G405]/1000" office:value-type="float" office:value="1" calcext:value-type="float">
            <text:p>1</text:p>
          </table:table-cell>
          <table:table-cell table:formula="of:=[Sheet2.H405]" office:value-type="float" office:value="260" calcext:value-type="float">
            <text:p>260</text:p>
          </table:table-cell>
          <table:table-cell table:formula="of:=[Sheet2.I405]"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2017-07-29T00:02:00+02:00</text:p>
          </table:table-cell>
          <table:table-cell table:formula="of:=[Sheet2.B406]/1000" office:value-type="float" office:value="0.395" calcext:value-type="float">
            <text:p>0.395</text:p>
          </table:table-cell>
          <table:table-cell table:formula="of:=[Sheet2.C406]/1000" office:value-type="float" office:value="1" calcext:value-type="float">
            <text:p>1</text:p>
          </table:table-cell>
          <table:table-cell table:formula="of:=[Sheet2.D406]/1000" office:value-type="float" office:value="0.947499990463257" calcext:value-type="float">
            <text:p>0.947499990463257</text:p>
          </table:table-cell>
          <table:table-cell table:formula="of:=[Sheet2.E406]/1000" office:value-type="float" office:value="0.282209820041485" calcext:value-type="float">
            <text:p>0.282209820041485</text:p>
          </table:table-cell>
          <table:table-cell table:formula="of:=[Sheet2.F406]/1000" office:value-type="float" office:value="1" calcext:value-type="float">
            <text:p>1</text:p>
          </table:table-cell>
          <table:table-cell table:formula="of:=[Sheet2.G406]/1000" office:value-type="float" office:value="1" calcext:value-type="float">
            <text:p>1</text:p>
          </table:table-cell>
          <table:table-cell table:formula="of:=[Sheet2.H406]" office:value-type="float" office:value="337" calcext:value-type="float">
            <text:p>337</text:p>
          </table:table-cell>
          <table:table-cell table:formula="of:=[Sheet2.I406]"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9T00:03:00+02:00</text:p>
          </table:table-cell>
          <table:table-cell table:formula="of:=[Sheet2.B407]/1000" office:value-type="float" office:value="0.405" calcext:value-type="float">
            <text:p>0.405</text:p>
          </table:table-cell>
          <table:table-cell table:formula="of:=[Sheet2.C407]/1000" office:value-type="float" office:value="1" calcext:value-type="float">
            <text:p>1</text:p>
          </table:table-cell>
          <table:table-cell table:formula="of:=[Sheet2.D407]/1000" office:value-type="float" office:value="0.948249995708466" calcext:value-type="float">
            <text:p>0.948249995708466</text:p>
          </table:table-cell>
          <table:table-cell table:formula="of:=[Sheet2.E407]/1000" office:value-type="float" office:value="0.390528689428297" calcext:value-type="float">
            <text:p>0.390528689428297</text:p>
          </table:table-cell>
          <table:table-cell table:formula="of:=[Sheet2.F407]/1000" office:value-type="float" office:value="1" calcext:value-type="float">
            <text:p>1</text:p>
          </table:table-cell>
          <table:table-cell table:formula="of:=[Sheet2.G407]/1000" office:value-type="float" office:value="1" calcext:value-type="float">
            <text:p>1</text:p>
          </table:table-cell>
          <table:table-cell table:formula="of:=[Sheet2.H407]" office:value-type="float" office:value="435" calcext:value-type="float">
            <text:p>435</text:p>
          </table:table-cell>
          <table:table-cell table:formula="of:=[Sheet2.I407]"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2017-07-29T00:04:00+02:00</text:p>
          </table:table-cell>
          <table:table-cell table:formula="of:=[Sheet2.B408]/1000" office:value-type="float" office:value="0.404" calcext:value-type="float">
            <text:p>0.404</text:p>
          </table:table-cell>
          <table:table-cell table:formula="of:=[Sheet2.C408]/1000" office:value-type="float" office:value="1" calcext:value-type="float">
            <text:p>1</text:p>
          </table:table-cell>
          <table:table-cell table:formula="of:=[Sheet2.D408]/1000" office:value-type="float" office:value="0.947000026702881" calcext:value-type="float">
            <text:p>0.947000026702881</text:p>
          </table:table-cell>
          <table:table-cell table:formula="of:=[Sheet2.E408]/1000" office:value-type="float" office:value="0.911181814920143" calcext:value-type="float">
            <text:p>0.911181814920143</text:p>
          </table:table-cell>
          <table:table-cell table:formula="of:=[Sheet2.F408]/1000" office:value-type="float" office:value="1" calcext:value-type="float">
            <text:p>1</text:p>
          </table:table-cell>
          <table:table-cell table:formula="of:=[Sheet2.G408]/1000" office:value-type="float" office:value="1" calcext:value-type="float">
            <text:p>1</text:p>
          </table:table-cell>
          <table:table-cell table:formula="of:=[Sheet2.H408]" office:value-type="float" office:value="715" calcext:value-type="float">
            <text:p>715</text:p>
          </table:table-cell>
          <table:table-cell table:formula="of:=[Sheet2.I408]"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2017-07-29T00:05:00+02:00</text:p>
          </table:table-cell>
          <table:table-cell table:formula="of:=[Sheet2.B409]/1000" office:value-type="float" office:value="0.399" calcext:value-type="float">
            <text:p>0.399</text:p>
          </table:table-cell>
          <table:table-cell table:formula="of:=[Sheet2.C409]/1000" office:value-type="float" office:value="1" calcext:value-type="float">
            <text:p>1</text:p>
          </table:table-cell>
          <table:table-cell table:formula="of:=[Sheet2.D409]/1000" office:value-type="float" office:value="0.945999979972839" calcext:value-type="float">
            <text:p>0.945999979972839</text:p>
          </table:table-cell>
          <table:table-cell table:formula="of:=[Sheet2.E409]/1000" office:value-type="float" office:value="0.90884096002388" calcext:value-type="float">
            <text:p>0.90884096002388</text:p>
          </table:table-cell>
          <table:table-cell table:formula="of:=[Sheet2.F409]/1000" office:value-type="float" office:value="0.9956" calcext:value-type="float">
            <text:p>0.9956</text:p>
          </table:table-cell>
          <table:table-cell table:formula="of:=[Sheet2.G409]/1000" office:value-type="float" office:value="0.9994" calcext:value-type="float">
            <text:p>0.9994</text:p>
          </table:table-cell>
          <table:table-cell table:formula="of:=[Sheet2.H409]" office:value-type="float" office:value="855" calcext:value-type="float">
            <text:p>855</text:p>
          </table:table-cell>
          <table:table-cell table:formula="of:=[Sheet2.I409]"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2017-07-29T00:06:00+02:00</text:p>
          </table:table-cell>
          <table:table-cell table:formula="of:=[Sheet2.B410]/1000" office:value-type="float" office:value="0.411" calcext:value-type="float">
            <text:p>0.411</text:p>
          </table:table-cell>
          <table:table-cell table:formula="of:=[Sheet2.C410]/1000" office:value-type="float" office:value="1" calcext:value-type="float">
            <text:p>1</text:p>
          </table:table-cell>
          <table:table-cell table:formula="of:=[Sheet2.D410]/1000" office:value-type="float" office:value="0.944999992847443" calcext:value-type="float">
            <text:p>0.944999992847443</text:p>
          </table:table-cell>
          <table:table-cell table:formula="of:=[Sheet2.E410]/1000" office:value-type="float" office:value="0.858322057232247" calcext:value-type="float">
            <text:p>0.858322057232247</text:p>
          </table:table-cell>
          <table:table-cell table:formula="of:=[Sheet2.F410]/1000" office:value-type="float" office:value="0.9994" calcext:value-type="float">
            <text:p>0.9994</text:p>
          </table:table-cell>
          <table:table-cell table:formula="of:=[Sheet2.G410]/1000" office:value-type="float" office:value="1" calcext:value-type="float">
            <text:p>1</text:p>
          </table:table-cell>
          <table:table-cell table:formula="of:=[Sheet2.H410]" office:value-type="float" office:value="900" calcext:value-type="float">
            <text:p>900</text:p>
          </table:table-cell>
          <table:table-cell table:formula="of:=[Sheet2.I410]"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7-07-29T00:07:00+02:00</text:p>
          </table:table-cell>
          <table:table-cell table:formula="of:=[Sheet2.B411]/1000" office:value-type="float" office:value="0.413" calcext:value-type="float">
            <text:p>0.413</text:p>
          </table:table-cell>
          <table:table-cell table:formula="of:=[Sheet2.C411]/1000" office:value-type="float" office:value="1" calcext:value-type="float">
            <text:p>1</text:p>
          </table:table-cell>
          <table:table-cell table:formula="of:=[Sheet2.D411]/1000" office:value-type="float" office:value="0.945749998092651" calcext:value-type="float">
            <text:p>0.945749998092651</text:p>
          </table:table-cell>
          <table:table-cell table:formula="of:=[Sheet2.E411]/1000" office:value-type="float" office:value="0.74214454867867" calcext:value-type="float">
            <text:p>0.74214454867867</text:p>
          </table:table-cell>
          <table:table-cell table:formula="of:=[Sheet2.F411]/1000" office:value-type="float" office:value="0.9968" calcext:value-type="float">
            <text:p>0.9968</text:p>
          </table:table-cell>
          <table:table-cell table:formula="of:=[Sheet2.G411]/1000" office:value-type="float" office:value="0.9998" calcext:value-type="float">
            <text:p>0.9998</text:p>
          </table:table-cell>
          <table:table-cell table:formula="of:=[Sheet2.H411]" office:value-type="float" office:value="521" calcext:value-type="float">
            <text:p>521</text:p>
          </table:table-cell>
          <table:table-cell table:formula="of:=[Sheet2.I411]"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2017-07-29T00:08:00+02:00</text:p>
          </table:table-cell>
          <table:table-cell table:formula="of:=[Sheet2.B412]/1000" office:value-type="float" office:value="0.414" calcext:value-type="float">
            <text:p>0.414</text:p>
          </table:table-cell>
          <table:table-cell table:formula="of:=[Sheet2.C412]/1000" office:value-type="float" office:value="1" calcext:value-type="float">
            <text:p>1</text:p>
          </table:table-cell>
          <table:table-cell table:formula="of:=[Sheet2.D412]/1000" office:value-type="float" office:value="0.947250008583069" calcext:value-type="float">
            <text:p>0.947250008583069</text:p>
          </table:table-cell>
          <table:table-cell table:formula="of:=[Sheet2.E412]/1000" office:value-type="float" office:value="0.999999962852046" calcext:value-type="float">
            <text:p>0.999999962852046</text:p>
          </table:table-cell>
          <table:table-cell table:formula="of:=[Sheet2.F412]/1000" office:value-type="float" office:value="1" calcext:value-type="float">
            <text:p>1</text:p>
          </table:table-cell>
          <table:table-cell table:formula="of:=[Sheet2.G412]/1000" office:value-type="float" office:value="1" calcext:value-type="float">
            <text:p>1</text:p>
          </table:table-cell>
          <table:table-cell table:formula="of:=[Sheet2.H412]" office:value-type="float" office:value="606" calcext:value-type="float">
            <text:p>606</text:p>
          </table:table-cell>
          <table:table-cell table:formula="of:=[Sheet2.I412]"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17-07-29T00:09:00+02:00</text:p>
          </table:table-cell>
          <table:table-cell table:formula="of:=[Sheet2.B413]/1000" office:value-type="float" office:value="0.413" calcext:value-type="float">
            <text:p>0.413</text:p>
          </table:table-cell>
          <table:table-cell table:formula="of:=[Sheet2.C413]/1000" office:value-type="float" office:value="1" calcext:value-type="float">
            <text:p>1</text:p>
          </table:table-cell>
          <table:table-cell table:formula="of:=[Sheet2.D413]/1000" office:value-type="float" office:value="0.947250008583069" calcext:value-type="float">
            <text:p>0.947250008583069</text:p>
          </table:table-cell>
          <table:table-cell table:formula="of:=[Sheet2.E413]/1000" office:value-type="float" office:value="0.999999998375446" calcext:value-type="float">
            <text:p>0.999999998375446</text:p>
          </table:table-cell>
          <table:table-cell table:formula="of:=[Sheet2.F413]/1000" office:value-type="float" office:value="1" calcext:value-type="float">
            <text:p>1</text:p>
          </table:table-cell>
          <table:table-cell table:formula="of:=[Sheet2.G413]/1000" office:value-type="float" office:value="1" calcext:value-type="float">
            <text:p>1</text:p>
          </table:table-cell>
          <table:table-cell table:formula="of:=[Sheet2.H413]" office:value-type="float" office:value="578" calcext:value-type="float">
            <text:p>578</text:p>
          </table:table-cell>
          <table:table-cell table:formula="of:=[Sheet2.I413]"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017-07-29T00:10:00+02:00</text:p>
          </table:table-cell>
          <table:table-cell table:formula="of:=[Sheet2.B414]/1000" office:value-type="float" office:value="0.405" calcext:value-type="float">
            <text:p>0.405</text:p>
          </table:table-cell>
          <table:table-cell table:formula="of:=[Sheet2.C414]/1000" office:value-type="float" office:value="1" calcext:value-type="float">
            <text:p>1</text:p>
          </table:table-cell>
          <table:table-cell table:formula="of:=[Sheet2.D414]/1000" office:value-type="float" office:value="0.947749972343445" calcext:value-type="float">
            <text:p>0.947749972343445</text:p>
          </table:table-cell>
          <table:table-cell table:formula="of:=[Sheet2.E414]/1000" office:value-type="float" office:value="0.999999999993749" calcext:value-type="float">
            <text:p>0.999999999993749</text:p>
          </table:table-cell>
          <table:table-cell table:formula="of:=[Sheet2.F414]/1000" office:value-type="float" office:value="1" calcext:value-type="float">
            <text:p>1</text:p>
          </table:table-cell>
          <table:table-cell table:formula="of:=[Sheet2.G414]/1000" office:value-type="float" office:value="1" calcext:value-type="float">
            <text:p>1</text:p>
          </table:table-cell>
          <table:table-cell table:formula="of:=[Sheet2.H414]" office:value-type="float" office:value="694" calcext:value-type="float">
            <text:p>694</text:p>
          </table:table-cell>
          <table:table-cell table:formula="of:=[Sheet2.I414]"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9T00:11:00+02:00</text:p>
          </table:table-cell>
          <table:table-cell table:formula="of:=[Sheet2.B415]/1000" office:value-type="float" office:value="0.397" calcext:value-type="float">
            <text:p>0.397</text:p>
          </table:table-cell>
          <table:table-cell table:formula="of:=[Sheet2.C415]/1000" office:value-type="float" office:value="1" calcext:value-type="float">
            <text:p>1</text:p>
          </table:table-cell>
          <table:table-cell table:formula="of:=[Sheet2.D415]/1000" office:value-type="float" office:value="0.948249995708466" calcext:value-type="float">
            <text:p>0.948249995708466</text:p>
          </table:table-cell>
          <table:table-cell table:formula="of:=[Sheet2.E415]/1000" office:value-type="float" office:value="0.999999999999731" calcext:value-type="float">
            <text:p>0.999999999999731</text:p>
          </table:table-cell>
          <table:table-cell table:formula="of:=[Sheet2.F415]/1000" office:value-type="float" office:value="1" calcext:value-type="float">
            <text:p>1</text:p>
          </table:table-cell>
          <table:table-cell table:formula="of:=[Sheet2.G415]/1000" office:value-type="float" office:value="1" calcext:value-type="float">
            <text:p>1</text:p>
          </table:table-cell>
          <table:table-cell table:formula="of:=[Sheet2.H415]" office:value-type="float" office:value="689" calcext:value-type="float">
            <text:p>689</text:p>
          </table:table-cell>
          <table:table-cell table:formula="of:=[Sheet2.I415]"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017-07-29T00:12:00+02:00</text:p>
          </table:table-cell>
          <table:table-cell table:formula="of:=[Sheet2.B416]/1000" office:value-type="float" office:value="0.414" calcext:value-type="float">
            <text:p>0.414</text:p>
          </table:table-cell>
          <table:table-cell table:formula="of:=[Sheet2.C416]/1000" office:value-type="float" office:value="1" calcext:value-type="float">
            <text:p>1</text:p>
          </table:table-cell>
          <table:table-cell table:formula="of:=[Sheet2.D416]/1000" office:value-type="float" office:value="0.946749985218048" calcext:value-type="float">
            <text:p>0.946749985218048</text:p>
          </table:table-cell>
          <table:table-cell table:formula="of:=[Sheet2.E416]/1000" office:value-type="float" office:value="0.999999999999606" calcext:value-type="float">
            <text:p>0.999999999999606</text:p>
          </table:table-cell>
          <table:table-cell table:formula="of:=[Sheet2.F416]/1000" office:value-type="float" office:value="1" calcext:value-type="float">
            <text:p>1</text:p>
          </table:table-cell>
          <table:table-cell table:formula="of:=[Sheet2.G416]/1000" office:value-type="float" office:value="1" calcext:value-type="float">
            <text:p>1</text:p>
          </table:table-cell>
          <table:table-cell table:formula="of:=[Sheet2.H416]" office:value-type="float" office:value="709" calcext:value-type="float">
            <text:p>709</text:p>
          </table:table-cell>
          <table:table-cell table:formula="of:=[Sheet2.I416]"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017-07-29T00:13:00+02:00</text:p>
          </table:table-cell>
          <table:table-cell table:formula="of:=[Sheet2.B417]/1000" office:value-type="float" office:value="0.403" calcext:value-type="float">
            <text:p>0.403</text:p>
          </table:table-cell>
          <table:table-cell table:formula="of:=[Sheet2.C417]/1000" office:value-type="float" office:value="1" calcext:value-type="float">
            <text:p>1</text:p>
          </table:table-cell>
          <table:table-cell table:formula="of:=[Sheet2.D417]/1000" office:value-type="float" office:value="0.94650000333786" calcext:value-type="float">
            <text:p>0.94650000333786</text:p>
          </table:table-cell>
          <table:table-cell table:formula="of:=[Sheet2.E417]/1000" office:value-type="float" office:value="0.999999999985057" calcext:value-type="float">
            <text:p>0.999999999985057</text:p>
          </table:table-cell>
          <table:table-cell table:formula="of:=[Sheet2.F417]/1000" office:value-type="float" office:value="1" calcext:value-type="float">
            <text:p>1</text:p>
          </table:table-cell>
          <table:table-cell table:formula="of:=[Sheet2.G417]/1000" office:value-type="float" office:value="1" calcext:value-type="float">
            <text:p>1</text:p>
          </table:table-cell>
          <table:table-cell table:formula="of:=[Sheet2.H417]" office:value-type="float" office:value="702" calcext:value-type="float">
            <text:p>702</text:p>
          </table:table-cell>
          <table:table-cell table:formula="of:=[Sheet2.I417]"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2017-07-29T00:14:00+02:00</text:p>
          </table:table-cell>
          <table:table-cell table:formula="of:=[Sheet2.B418]/1000" office:value-type="float" office:value="0.418" calcext:value-type="float">
            <text:p>0.418</text:p>
          </table:table-cell>
          <table:table-cell table:formula="of:=[Sheet2.C418]/1000" office:value-type="float" office:value="1" calcext:value-type="float">
            <text:p>1</text:p>
          </table:table-cell>
          <table:table-cell table:formula="of:=[Sheet2.D418]/1000" office:value-type="float" office:value="0.945999979972839" calcext:value-type="float">
            <text:p>0.945999979972839</text:p>
          </table:table-cell>
          <table:table-cell table:formula="of:=[Sheet2.E418]/1000" office:value-type="float" office:value="0.999999999990119" calcext:value-type="float">
            <text:p>0.999999999990119</text:p>
          </table:table-cell>
          <table:table-cell table:formula="of:=[Sheet2.F418]/1000" office:value-type="float" office:value="1" calcext:value-type="float">
            <text:p>1</text:p>
          </table:table-cell>
          <table:table-cell table:formula="of:=[Sheet2.G418]/1000" office:value-type="float" office:value="1" calcext:value-type="float">
            <text:p>1</text:p>
          </table:table-cell>
          <table:table-cell table:formula="of:=[Sheet2.H418]" office:value-type="float" office:value="655" calcext:value-type="float">
            <text:p>655</text:p>
          </table:table-cell>
          <table:table-cell table:formula="of:=[Sheet2.I418]"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2017-07-29T00:15:00+02:00</text:p>
          </table:table-cell>
          <table:table-cell table:formula="of:=[Sheet2.B419]/1000" office:value-type="float" office:value="0.403" calcext:value-type="float">
            <text:p>0.403</text:p>
          </table:table-cell>
          <table:table-cell table:formula="of:=[Sheet2.C419]/1000" office:value-type="float" office:value="1" calcext:value-type="float">
            <text:p>1</text:p>
          </table:table-cell>
          <table:table-cell table:formula="of:=[Sheet2.D419]/1000" office:value-type="float" office:value="0.946749985218048" calcext:value-type="float">
            <text:p>0.946749985218048</text:p>
          </table:table-cell>
          <table:table-cell table:formula="of:=[Sheet2.E419]/1000" office:value-type="float" office:value="0.975606873768059" calcext:value-type="float">
            <text:p>0.975606873768059</text:p>
          </table:table-cell>
          <table:table-cell table:formula="of:=[Sheet2.F419]/1000" office:value-type="float" office:value="1" calcext:value-type="float">
            <text:p>1</text:p>
          </table:table-cell>
          <table:table-cell table:formula="of:=[Sheet2.G419]/1000" office:value-type="float" office:value="1" calcext:value-type="float">
            <text:p>1</text:p>
          </table:table-cell>
          <table:table-cell table:formula="of:=[Sheet2.H419]" office:value-type="float" office:value="760" calcext:value-type="float">
            <text:p>760</text:p>
          </table:table-cell>
          <table:table-cell table:formula="of:=[Sheet2.I419]"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2017-07-29T00:16:00+02:00</text:p>
          </table:table-cell>
          <table:table-cell table:formula="of:=[Sheet2.B420]/1000" office:value-type="float" office:value="0.398" calcext:value-type="float">
            <text:p>0.398</text:p>
          </table:table-cell>
          <table:table-cell table:formula="of:=[Sheet2.C420]/1000" office:value-type="float" office:value="1" calcext:value-type="float">
            <text:p>1</text:p>
          </table:table-cell>
          <table:table-cell table:formula="of:=[Sheet2.D420]/1000" office:value-type="float" office:value="0.948000013828278" calcext:value-type="float">
            <text:p>0.948000013828278</text:p>
          </table:table-cell>
          <table:table-cell table:formula="of:=[Sheet2.E420]/1000" office:value-type="float" office:value="0.932047085871558" calcext:value-type="float">
            <text:p>0.932047085871558</text:p>
          </table:table-cell>
          <table:table-cell table:formula="of:=[Sheet2.F420]/1000" office:value-type="float" office:value="1" calcext:value-type="float">
            <text:p>1</text:p>
          </table:table-cell>
          <table:table-cell table:formula="of:=[Sheet2.G420]/1000" office:value-type="float" office:value="1" calcext:value-type="float">
            <text:p>1</text:p>
          </table:table-cell>
          <table:table-cell table:formula="of:=[Sheet2.H420]" office:value-type="float" office:value="1131" calcext:value-type="float">
            <text:p>1131</text:p>
          </table:table-cell>
          <table:table-cell table:formula="of:=[Sheet2.I420]"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2017-07-29T00:17:00+02:00</text:p>
          </table:table-cell>
          <table:table-cell table:formula="of:=[Sheet2.B421]/1000" office:value-type="float" office:value="0.393" calcext:value-type="float">
            <text:p>0.393</text:p>
          </table:table-cell>
          <table:table-cell table:formula="of:=[Sheet2.C421]/1000" office:value-type="float" office:value="1" calcext:value-type="float">
            <text:p>1</text:p>
          </table:table-cell>
          <table:table-cell table:formula="of:=[Sheet2.D421]/1000" office:value-type="float" office:value="0.947250008583069" calcext:value-type="float">
            <text:p>0.947250008583069</text:p>
          </table:table-cell>
          <table:table-cell table:formula="of:=[Sheet2.E421]/1000" office:value-type="float" office:value="0.973991454118507" calcext:value-type="float">
            <text:p>0.973991454118507</text:p>
          </table:table-cell>
          <table:table-cell table:formula="of:=[Sheet2.F421]/1000" office:value-type="float" office:value="1" calcext:value-type="float">
            <text:p>1</text:p>
          </table:table-cell>
          <table:table-cell table:formula="of:=[Sheet2.G421]/1000" office:value-type="float" office:value="1" calcext:value-type="float">
            <text:p>1</text:p>
          </table:table-cell>
          <table:table-cell table:formula="of:=[Sheet2.H421]" office:value-type="float" office:value="1394" calcext:value-type="float">
            <text:p>1394</text:p>
          </table:table-cell>
          <table:table-cell table:formula="of:=[Sheet2.I421]"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2017-07-29T00:18:00+02:00</text:p>
          </table:table-cell>
          <table:table-cell table:formula="of:=[Sheet2.B422]/1000" office:value-type="float" office:value="0.399" calcext:value-type="float">
            <text:p>0.399</text:p>
          </table:table-cell>
          <table:table-cell table:formula="of:=[Sheet2.C422]/1000" office:value-type="float" office:value="1" calcext:value-type="float">
            <text:p>1</text:p>
          </table:table-cell>
          <table:table-cell table:formula="of:=[Sheet2.D422]/1000" office:value-type="float" office:value="0.949500024318695" calcext:value-type="float">
            <text:p>0.949500024318695</text:p>
          </table:table-cell>
          <table:table-cell table:formula="of:=[Sheet2.E422]/1000" office:value-type="float" office:value="0.948932859607295" calcext:value-type="float">
            <text:p>0.948932859607295</text:p>
          </table:table-cell>
          <table:table-cell table:formula="of:=[Sheet2.F422]/1000" office:value-type="float" office:value="1" calcext:value-type="float">
            <text:p>1</text:p>
          </table:table-cell>
          <table:table-cell table:formula="of:=[Sheet2.G422]/1000" office:value-type="float" office:value="1" calcext:value-type="float">
            <text:p>1</text:p>
          </table:table-cell>
          <table:table-cell table:formula="of:=[Sheet2.H422]" office:value-type="float" office:value="1515" calcext:value-type="float">
            <text:p>1515</text:p>
          </table:table-cell>
          <table:table-cell table:formula="of:=[Sheet2.I422]"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2017-07-29T00:19:00+02:00</text:p>
          </table:table-cell>
          <table:table-cell table:formula="of:=[Sheet2.B423]/1000" office:value-type="float" office:value="0.396" calcext:value-type="float">
            <text:p>0.396</text:p>
          </table:table-cell>
          <table:table-cell table:formula="of:=[Sheet2.C423]/1000" office:value-type="float" office:value="1" calcext:value-type="float">
            <text:p>1</text:p>
          </table:table-cell>
          <table:table-cell table:formula="of:=[Sheet2.D423]/1000" office:value-type="float" office:value="0.947749972343445" calcext:value-type="float">
            <text:p>0.947749972343445</text:p>
          </table:table-cell>
          <table:table-cell table:formula="of:=[Sheet2.E423]/1000" office:value-type="float" office:value="0.900530215678408" calcext:value-type="float">
            <text:p>0.900530215678408</text:p>
          </table:table-cell>
          <table:table-cell table:formula="of:=[Sheet2.F423]/1000" office:value-type="float" office:value="1" calcext:value-type="float">
            <text:p>1</text:p>
          </table:table-cell>
          <table:table-cell table:formula="of:=[Sheet2.G423]/1000" office:value-type="float" office:value="1" calcext:value-type="float">
            <text:p>1</text:p>
          </table:table-cell>
          <table:table-cell table:formula="of:=[Sheet2.H423]" office:value-type="float" office:value="1771" calcext:value-type="float">
            <text:p>1771</text:p>
          </table:table-cell>
          <table:table-cell table:formula="of:=[Sheet2.I423]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2017-07-29T00:20:00+02:00</text:p>
          </table:table-cell>
          <table:table-cell table:formula="of:=[Sheet2.B424]/1000" office:value-type="float" office:value="0.399" calcext:value-type="float">
            <text:p>0.399</text:p>
          </table:table-cell>
          <table:table-cell table:formula="of:=[Sheet2.C424]/1000" office:value-type="float" office:value="1" calcext:value-type="float">
            <text:p>1</text:p>
          </table:table-cell>
          <table:table-cell table:formula="of:=[Sheet2.D424]/1000" office:value-type="float" office:value="0.947250008583069" calcext:value-type="float">
            <text:p>0.947250008583069</text:p>
          </table:table-cell>
          <table:table-cell table:formula="of:=[Sheet2.E424]/1000" office:value-type="float" office:value="0.97717010095737" calcext:value-type="float">
            <text:p>0.97717010095737</text:p>
          </table:table-cell>
          <table:table-cell table:formula="of:=[Sheet2.F424]/1000" office:value-type="float" office:value="1" calcext:value-type="float">
            <text:p>1</text:p>
          </table:table-cell>
          <table:table-cell table:formula="of:=[Sheet2.G424]/1000" office:value-type="float" office:value="1" calcext:value-type="float">
            <text:p>1</text:p>
          </table:table-cell>
          <table:table-cell table:formula="of:=[Sheet2.H424]" office:value-type="float" office:value="1898" calcext:value-type="float">
            <text:p>1898</text:p>
          </table:table-cell>
          <table:table-cell table:formula="of:=[Sheet2.I424]"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017-07-29T00:21:00+02:00</text:p>
          </table:table-cell>
          <table:table-cell table:formula="of:=[Sheet2.B425]/1000" office:value-type="float" office:value="0.405" calcext:value-type="float">
            <text:p>0.405</text:p>
          </table:table-cell>
          <table:table-cell table:formula="of:=[Sheet2.C425]/1000" office:value-type="float" office:value="1" calcext:value-type="float">
            <text:p>1</text:p>
          </table:table-cell>
          <table:table-cell table:formula="of:=[Sheet2.D425]/1000" office:value-type="float" office:value="0.949249982833862" calcext:value-type="float">
            <text:p>0.949249982833862</text:p>
          </table:table-cell>
          <table:table-cell table:formula="of:=[Sheet2.E425]/1000" office:value-type="float" office:value="0.924628267630881" calcext:value-type="float">
            <text:p>0.924628267630881</text:p>
          </table:table-cell>
          <table:table-cell table:formula="of:=[Sheet2.F425]/1000" office:value-type="float" office:value="1" calcext:value-type="float">
            <text:p>1</text:p>
          </table:table-cell>
          <table:table-cell table:formula="of:=[Sheet2.G425]/1000" office:value-type="float" office:value="1" calcext:value-type="float">
            <text:p>1</text:p>
          </table:table-cell>
          <table:table-cell table:formula="of:=[Sheet2.H425]" office:value-type="float" office:value="2095" calcext:value-type="float">
            <text:p>2095</text:p>
          </table:table-cell>
          <table:table-cell table:formula="of:=[Sheet2.I425]"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2017-07-29T00:22:00+02:00</text:p>
          </table:table-cell>
          <table:table-cell table:formula="of:=[Sheet2.B426]/1000" office:value-type="float" office:value="0.406" calcext:value-type="float">
            <text:p>0.406</text:p>
          </table:table-cell>
          <table:table-cell table:formula="of:=[Sheet2.C426]/1000" office:value-type="float" office:value="1" calcext:value-type="float">
            <text:p>1</text:p>
          </table:table-cell>
          <table:table-cell table:formula="of:=[Sheet2.D426]/1000" office:value-type="float" office:value="0.948750019073486" calcext:value-type="float">
            <text:p>0.948750019073486</text:p>
          </table:table-cell>
          <table:table-cell table:formula="of:=[Sheet2.E426]/1000" office:value-type="float" office:value="0.953598914369004" calcext:value-type="float">
            <text:p>0.953598914369004</text:p>
          </table:table-cell>
          <table:table-cell table:formula="of:=[Sheet2.F426]/1000" office:value-type="float" office:value="1" calcext:value-type="float">
            <text:p>1</text:p>
          </table:table-cell>
          <table:table-cell table:formula="of:=[Sheet2.G426]/1000" office:value-type="float" office:value="1" calcext:value-type="float">
            <text:p>1</text:p>
          </table:table-cell>
          <table:table-cell table:formula="of:=[Sheet2.H426]" office:value-type="float" office:value="2376" calcext:value-type="float">
            <text:p>2376</text:p>
          </table:table-cell>
          <table:table-cell table:formula="of:=[Sheet2.I426]"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2017-07-29T00:23:00+02:00</text:p>
          </table:table-cell>
          <table:table-cell table:formula="of:=[Sheet2.B427]/1000" office:value-type="float" office:value="0.397" calcext:value-type="float">
            <text:p>0.397</text:p>
          </table:table-cell>
          <table:table-cell table:formula="of:=[Sheet2.C427]/1000" office:value-type="float" office:value="1" calcext:value-type="float">
            <text:p>1</text:p>
          </table:table-cell>
          <table:table-cell table:formula="of:=[Sheet2.D427]/1000" office:value-type="float" office:value="0.949750006198883" calcext:value-type="float">
            <text:p>0.949750006198883</text:p>
          </table:table-cell>
          <table:table-cell table:formula="of:=[Sheet2.E427]/1000" office:value-type="float" office:value="0.980056829820569" calcext:value-type="float">
            <text:p>0.980056829820569</text:p>
          </table:table-cell>
          <table:table-cell table:formula="of:=[Sheet2.F427]/1000" office:value-type="float" office:value="1" calcext:value-type="float">
            <text:p>1</text:p>
          </table:table-cell>
          <table:table-cell table:formula="of:=[Sheet2.G427]/1000" office:value-type="float" office:value="1" calcext:value-type="float">
            <text:p>1</text:p>
          </table:table-cell>
          <table:table-cell table:formula="of:=[Sheet2.H427]" office:value-type="float" office:value="2357" calcext:value-type="float">
            <text:p>2357</text:p>
          </table:table-cell>
          <table:table-cell table:formula="of:=[Sheet2.I427]"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2017-07-29T00:24:00+02:00</text:p>
          </table:table-cell>
          <table:table-cell table:formula="of:=[Sheet2.B428]/1000" office:value-type="float" office:value="0.407" calcext:value-type="float">
            <text:p>0.407</text:p>
          </table:table-cell>
          <table:table-cell table:formula="of:=[Sheet2.C428]/1000" office:value-type="float" office:value="1" calcext:value-type="float">
            <text:p>1</text:p>
          </table:table-cell>
          <table:table-cell table:formula="of:=[Sheet2.D428]/1000" office:value-type="float" office:value="0.949750006198883" calcext:value-type="float">
            <text:p>0.949750006198883</text:p>
          </table:table-cell>
          <table:table-cell table:formula="of:=[Sheet2.E428]/1000" office:value-type="float" office:value="0.980357079083778" calcext:value-type="float">
            <text:p>0.980357079083778</text:p>
          </table:table-cell>
          <table:table-cell table:formula="of:=[Sheet2.F428]/1000" office:value-type="float" office:value="1" calcext:value-type="float">
            <text:p>1</text:p>
          </table:table-cell>
          <table:table-cell table:formula="of:=[Sheet2.G428]/1000" office:value-type="float" office:value="1" calcext:value-type="float">
            <text:p>1</text:p>
          </table:table-cell>
          <table:table-cell table:formula="of:=[Sheet2.H428]" office:value-type="float" office:value="2403" calcext:value-type="float">
            <text:p>2403</text:p>
          </table:table-cell>
          <table:table-cell table:formula="of:=[Sheet2.I428]"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2017-07-29T00:25:00+02:00</text:p>
          </table:table-cell>
          <table:table-cell table:formula="of:=[Sheet2.B429]/1000" office:value-type="float" office:value="0.38" calcext:value-type="float">
            <text:p>0.38</text:p>
          </table:table-cell>
          <table:table-cell table:formula="of:=[Sheet2.C429]/1000" office:value-type="float" office:value="1" calcext:value-type="float">
            <text:p>1</text:p>
          </table:table-cell>
          <table:table-cell table:formula="of:=[Sheet2.D429]/1000" office:value-type="float" office:value="0.951250016689301" calcext:value-type="float">
            <text:p>0.951250016689301</text:p>
          </table:table-cell>
          <table:table-cell table:formula="of:=[Sheet2.E429]/1000" office:value-type="float" office:value="0.977354924508071" calcext:value-type="float">
            <text:p>0.977354924508071</text:p>
          </table:table-cell>
          <table:table-cell table:formula="of:=[Sheet2.F429]/1000" office:value-type="float" office:value="1" calcext:value-type="float">
            <text:p>1</text:p>
          </table:table-cell>
          <table:table-cell table:formula="of:=[Sheet2.G429]/1000" office:value-type="float" office:value="1" calcext:value-type="float">
            <text:p>1</text:p>
          </table:table-cell>
          <table:table-cell table:formula="of:=[Sheet2.H429]" office:value-type="float" office:value="2355" calcext:value-type="float">
            <text:p>2355</text:p>
          </table:table-cell>
          <table:table-cell table:formula="of:=[Sheet2.I429]"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9T00:26:00+02:00</text:p>
          </table:table-cell>
          <table:table-cell table:formula="of:=[Sheet2.B430]/1000" office:value-type="float" office:value="0.381" calcext:value-type="float">
            <text:p>0.381</text:p>
          </table:table-cell>
          <table:table-cell table:formula="of:=[Sheet2.C430]/1000" office:value-type="float" office:value="1" calcext:value-type="float">
            <text:p>1</text:p>
          </table:table-cell>
          <table:table-cell table:formula="of:=[Sheet2.D430]/1000" office:value-type="float" office:value="0.949000000953674" calcext:value-type="float">
            <text:p>0.949000000953674</text:p>
          </table:table-cell>
          <table:table-cell table:formula="of:=[Sheet2.E430]/1000" office:value-type="float" office:value="1" calcext:value-type="float">
            <text:p>1</text:p>
          </table:table-cell>
          <table:table-cell table:formula="of:=[Sheet2.F430]/1000" office:value-type="float" office:value="1" calcext:value-type="float">
            <text:p>1</text:p>
          </table:table-cell>
          <table:table-cell table:formula="of:=[Sheet2.G430]/1000" office:value-type="float" office:value="1" calcext:value-type="float">
            <text:p>1</text:p>
          </table:table-cell>
          <table:table-cell table:formula="of:=[Sheet2.H430]" office:value-type="float" office:value="2212" calcext:value-type="float">
            <text:p>2212</text:p>
          </table:table-cell>
          <table:table-cell table:formula="of:=[Sheet2.I430]"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2017-07-29T00:27:00+02:00</text:p>
          </table:table-cell>
          <table:table-cell table:formula="of:=[Sheet2.B431]/1000" office:value-type="float" office:value="0.409" calcext:value-type="float">
            <text:p>0.409</text:p>
          </table:table-cell>
          <table:table-cell table:formula="of:=[Sheet2.C431]/1000" office:value-type="float" office:value="1" calcext:value-type="float">
            <text:p>1</text:p>
          </table:table-cell>
          <table:table-cell table:formula="of:=[Sheet2.D431]/1000" office:value-type="float" office:value="0.947000026702881" calcext:value-type="float">
            <text:p>0.947000026702881</text:p>
          </table:table-cell>
          <table:table-cell table:formula="of:=[Sheet2.E431]/1000" office:value-type="float" office:value="1" calcext:value-type="float">
            <text:p>1</text:p>
          </table:table-cell>
          <table:table-cell table:formula="of:=[Sheet2.F431]/1000" office:value-type="float" office:value="1" calcext:value-type="float">
            <text:p>1</text:p>
          </table:table-cell>
          <table:table-cell table:formula="of:=[Sheet2.G431]/1000" office:value-type="float" office:value="1" calcext:value-type="float">
            <text:p>1</text:p>
          </table:table-cell>
          <table:table-cell table:formula="of:=[Sheet2.H431]" office:value-type="float" office:value="2149" calcext:value-type="float">
            <text:p>2149</text:p>
          </table:table-cell>
          <table:table-cell table:formula="of:=[Sheet2.I431]"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9T00:28:00+02:00</text:p>
          </table:table-cell>
          <table:table-cell table:formula="of:=[Sheet2.B432]/1000" office:value-type="float" office:value="0.411" calcext:value-type="float">
            <text:p>0.411</text:p>
          </table:table-cell>
          <table:table-cell table:formula="of:=[Sheet2.C432]/1000" office:value-type="float" office:value="1" calcext:value-type="float">
            <text:p>1</text:p>
          </table:table-cell>
          <table:table-cell table:formula="of:=[Sheet2.D432]/1000" office:value-type="float" office:value="0.94650000333786" calcext:value-type="float">
            <text:p>0.94650000333786</text:p>
          </table:table-cell>
          <table:table-cell table:formula="of:=[Sheet2.E432]/1000" office:value-type="float" office:value="1" calcext:value-type="float">
            <text:p>1</text:p>
          </table:table-cell>
          <table:table-cell table:formula="of:=[Sheet2.F432]/1000" office:value-type="float" office:value="1" calcext:value-type="float">
            <text:p>1</text:p>
          </table:table-cell>
          <table:table-cell table:formula="of:=[Sheet2.G432]/1000" office:value-type="float" office:value="1" calcext:value-type="float">
            <text:p>1</text:p>
          </table:table-cell>
          <table:table-cell table:formula="of:=[Sheet2.H432]" office:value-type="float" office:value="2371" calcext:value-type="float">
            <text:p>2371</text:p>
          </table:table-cell>
          <table:table-cell table:formula="of:=[Sheet2.I432]"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2017-07-29T00:29:00+02:00</text:p>
          </table:table-cell>
          <table:table-cell table:formula="of:=[Sheet2.B433]/1000" office:value-type="float" office:value="0.375" calcext:value-type="float">
            <text:p>0.375</text:p>
          </table:table-cell>
          <table:table-cell table:formula="of:=[Sheet2.C433]/1000" office:value-type="float" office:value="1" calcext:value-type="float">
            <text:p>1</text:p>
          </table:table-cell>
          <table:table-cell table:formula="of:=[Sheet2.D433]/1000" office:value-type="float" office:value="0.950500011444092" calcext:value-type="float">
            <text:p>0.950500011444092</text:p>
          </table:table-cell>
          <table:table-cell table:formula="of:=[Sheet2.E433]/1000" office:value-type="float" office:value="1" calcext:value-type="float">
            <text:p>1</text:p>
          </table:table-cell>
          <table:table-cell table:formula="of:=[Sheet2.F433]/1000" office:value-type="float" office:value="1" calcext:value-type="float">
            <text:p>1</text:p>
          </table:table-cell>
          <table:table-cell table:formula="of:=[Sheet2.G433]/1000" office:value-type="float" office:value="1" calcext:value-type="float">
            <text:p>1</text:p>
          </table:table-cell>
          <table:table-cell table:formula="of:=[Sheet2.H433]" office:value-type="float" office:value="2554" calcext:value-type="float">
            <text:p>2554</text:p>
          </table:table-cell>
          <table:table-cell table:formula="of:=[Sheet2.I433]"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7-07-29T00:30:00+02:00</text:p>
          </table:table-cell>
          <table:table-cell table:formula="of:=[Sheet2.B434]/1000" office:value-type="float" office:value="0.38" calcext:value-type="float">
            <text:p>0.38</text:p>
          </table:table-cell>
          <table:table-cell table:formula="of:=[Sheet2.C434]/1000" office:value-type="float" office:value="1" calcext:value-type="float">
            <text:p>1</text:p>
          </table:table-cell>
          <table:table-cell table:formula="of:=[Sheet2.D434]/1000" office:value-type="float" office:value="0.95074999332428" calcext:value-type="float">
            <text:p>0.95074999332428</text:p>
          </table:table-cell>
          <table:table-cell table:formula="of:=[Sheet2.E434]/1000" office:value-type="float" office:value="1" calcext:value-type="float">
            <text:p>1</text:p>
          </table:table-cell>
          <table:table-cell table:formula="of:=[Sheet2.F434]/1000" office:value-type="float" office:value="1" calcext:value-type="float">
            <text:p>1</text:p>
          </table:table-cell>
          <table:table-cell table:formula="of:=[Sheet2.G434]/1000" office:value-type="float" office:value="1" calcext:value-type="float">
            <text:p>1</text:p>
          </table:table-cell>
          <table:table-cell table:formula="of:=[Sheet2.H434]" office:value-type="float" office:value="2246" calcext:value-type="float">
            <text:p>2246</text:p>
          </table:table-cell>
          <table:table-cell table:formula="of:=[Sheet2.I434]"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2017-07-29T00:31:00+02:00</text:p>
          </table:table-cell>
          <table:table-cell table:formula="of:=[Sheet2.B435]/1000" office:value-type="float" office:value="0.391" calcext:value-type="float">
            <text:p>0.391</text:p>
          </table:table-cell>
          <table:table-cell table:formula="of:=[Sheet2.C435]/1000" office:value-type="float" office:value="1" calcext:value-type="float">
            <text:p>1</text:p>
          </table:table-cell>
          <table:table-cell table:formula="of:=[Sheet2.D435]/1000" office:value-type="float" office:value="0.947250008583069" calcext:value-type="float">
            <text:p>0.947250008583069</text:p>
          </table:table-cell>
          <table:table-cell table:formula="of:=[Sheet2.E435]/1000" office:value-type="float" office:value="1" calcext:value-type="float">
            <text:p>1</text:p>
          </table:table-cell>
          <table:table-cell table:formula="of:=[Sheet2.F435]/1000" office:value-type="float" office:value="1" calcext:value-type="float">
            <text:p>1</text:p>
          </table:table-cell>
          <table:table-cell table:formula="of:=[Sheet2.G435]/1000" office:value-type="float" office:value="1" calcext:value-type="float">
            <text:p>1</text:p>
          </table:table-cell>
          <table:table-cell table:formula="of:=[Sheet2.H435]" office:value-type="float" office:value="2088" calcext:value-type="float">
            <text:p>2088</text:p>
          </table:table-cell>
          <table:table-cell table:formula="of:=[Sheet2.I435]"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2017-07-29T00:32:00+02:00</text:p>
          </table:table-cell>
          <table:table-cell table:formula="of:=[Sheet2.B436]/1000" office:value-type="float" office:value="0.385" calcext:value-type="float">
            <text:p>0.385</text:p>
          </table:table-cell>
          <table:table-cell table:formula="of:=[Sheet2.C436]/1000" office:value-type="float" office:value="1" calcext:value-type="float">
            <text:p>1</text:p>
          </table:table-cell>
          <table:table-cell table:formula="of:=[Sheet2.D436]/1000" office:value-type="float" office:value="0.948499977588654" calcext:value-type="float">
            <text:p>0.948499977588654</text:p>
          </table:table-cell>
          <table:table-cell table:formula="of:=[Sheet2.E436]/1000" office:value-type="float" office:value="1" calcext:value-type="float">
            <text:p>1</text:p>
          </table:table-cell>
          <table:table-cell table:formula="of:=[Sheet2.F436]/1000" office:value-type="float" office:value="1" calcext:value-type="float">
            <text:p>1</text:p>
          </table:table-cell>
          <table:table-cell table:formula="of:=[Sheet2.G436]/1000" office:value-type="float" office:value="1" calcext:value-type="float">
            <text:p>1</text:p>
          </table:table-cell>
          <table:table-cell table:formula="of:=[Sheet2.H436]" office:value-type="float" office:value="2160" calcext:value-type="float">
            <text:p>2160</text:p>
          </table:table-cell>
          <table:table-cell table:formula="of:=[Sheet2.I436]"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2017-07-29T00:33:00+02:00</text:p>
          </table:table-cell>
          <table:table-cell table:formula="of:=[Sheet2.B437]/1000" office:value-type="float" office:value="0.4" calcext:value-type="float">
            <text:p>0.4</text:p>
          </table:table-cell>
          <table:table-cell table:formula="of:=[Sheet2.C437]/1000" office:value-type="float" office:value="1" calcext:value-type="float">
            <text:p>1</text:p>
          </table:table-cell>
          <table:table-cell table:formula="of:=[Sheet2.D437]/1000" office:value-type="float" office:value="0.948499977588654" calcext:value-type="float">
            <text:p>0.948499977588654</text:p>
          </table:table-cell>
          <table:table-cell table:formula="of:=[Sheet2.E437]/1000" office:value-type="float" office:value="1" calcext:value-type="float">
            <text:p>1</text:p>
          </table:table-cell>
          <table:table-cell table:formula="of:=[Sheet2.F437]/1000" office:value-type="float" office:value="1" calcext:value-type="float">
            <text:p>1</text:p>
          </table:table-cell>
          <table:table-cell table:formula="of:=[Sheet2.G437]/1000" office:value-type="float" office:value="1" calcext:value-type="float">
            <text:p>1</text:p>
          </table:table-cell>
          <table:table-cell table:formula="of:=[Sheet2.H437]" office:value-type="float" office:value="2545" calcext:value-type="float">
            <text:p>2545</text:p>
          </table:table-cell>
          <table:table-cell table:formula="of:=[Sheet2.I437]"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2017-07-29T00:34:00+02:00</text:p>
          </table:table-cell>
          <table:table-cell table:formula="of:=[Sheet2.B438]/1000" office:value-type="float" office:value="0.359" calcext:value-type="float">
            <text:p>0.359</text:p>
          </table:table-cell>
          <table:table-cell table:formula="of:=[Sheet2.C438]/1000" office:value-type="float" office:value="1" calcext:value-type="float">
            <text:p>1</text:p>
          </table:table-cell>
          <table:table-cell table:formula="of:=[Sheet2.D438]/1000" office:value-type="float" office:value="0.952750027179718" calcext:value-type="float">
            <text:p>0.952750027179718</text:p>
          </table:table-cell>
          <table:table-cell table:formula="of:=[Sheet2.E438]/1000" office:value-type="float" office:value="1" calcext:value-type="float">
            <text:p>1</text:p>
          </table:table-cell>
          <table:table-cell table:formula="of:=[Sheet2.F438]/1000" office:value-type="float" office:value="1" calcext:value-type="float">
            <text:p>1</text:p>
          </table:table-cell>
          <table:table-cell table:formula="of:=[Sheet2.G438]/1000" office:value-type="float" office:value="1" calcext:value-type="float">
            <text:p>1</text:p>
          </table:table-cell>
          <table:table-cell table:formula="of:=[Sheet2.H438]" office:value-type="float" office:value="2580" calcext:value-type="float">
            <text:p>2580</text:p>
          </table:table-cell>
          <table:table-cell table:formula="of:=[Sheet2.I438]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2017-07-29T00:35:00+02:00</text:p>
          </table:table-cell>
          <table:table-cell table:formula="of:=[Sheet2.B439]/1000" office:value-type="float" office:value="0.402" calcext:value-type="float">
            <text:p>0.402</text:p>
          </table:table-cell>
          <table:table-cell table:formula="of:=[Sheet2.C439]/1000" office:value-type="float" office:value="1" calcext:value-type="float">
            <text:p>1</text:p>
          </table:table-cell>
          <table:table-cell table:formula="of:=[Sheet2.D439]/1000" office:value-type="float" office:value="0.949000000953674" calcext:value-type="float">
            <text:p>0.949000000953674</text:p>
          </table:table-cell>
          <table:table-cell table:formula="of:=[Sheet2.E439]/1000" office:value-type="float" office:value="1" calcext:value-type="float">
            <text:p>1</text:p>
          </table:table-cell>
          <table:table-cell table:formula="of:=[Sheet2.F439]/1000" office:value-type="float" office:value="1" calcext:value-type="float">
            <text:p>1</text:p>
          </table:table-cell>
          <table:table-cell table:formula="of:=[Sheet2.G439]/1000" office:value-type="float" office:value="1" calcext:value-type="float">
            <text:p>1</text:p>
          </table:table-cell>
          <table:table-cell table:formula="of:=[Sheet2.H439]" office:value-type="float" office:value="2416" calcext:value-type="float">
            <text:p>2416</text:p>
          </table:table-cell>
          <table:table-cell table:formula="of:=[Sheet2.I439]"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017-07-29T00:36:00+02:00</text:p>
          </table:table-cell>
          <table:table-cell table:formula="of:=[Sheet2.B440]/1000" office:value-type="float" office:value="0.401" calcext:value-type="float">
            <text:p>0.401</text:p>
          </table:table-cell>
          <table:table-cell table:formula="of:=[Sheet2.C440]/1000" office:value-type="float" office:value="1" calcext:value-type="float">
            <text:p>1</text:p>
          </table:table-cell>
          <table:table-cell table:formula="of:=[Sheet2.D440]/1000" office:value-type="float" office:value="0.948499977588654" calcext:value-type="float">
            <text:p>0.948499977588654</text:p>
          </table:table-cell>
          <table:table-cell table:formula="of:=[Sheet2.E440]/1000" office:value-type="float" office:value="1" calcext:value-type="float">
            <text:p>1</text:p>
          </table:table-cell>
          <table:table-cell table:formula="of:=[Sheet2.F440]/1000" office:value-type="float" office:value="1" calcext:value-type="float">
            <text:p>1</text:p>
          </table:table-cell>
          <table:table-cell table:formula="of:=[Sheet2.G440]/1000" office:value-type="float" office:value="1" calcext:value-type="float">
            <text:p>1</text:p>
          </table:table-cell>
          <table:table-cell table:formula="of:=[Sheet2.H440]" office:value-type="float" office:value="2418" calcext:value-type="float">
            <text:p>2418</text:p>
          </table:table-cell>
          <table:table-cell table:formula="of:=[Sheet2.I440]"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2017-07-29T00:37:00+02:00</text:p>
          </table:table-cell>
          <table:table-cell table:formula="of:=[Sheet2.B441]/1000" office:value-type="float" office:value="0.401" calcext:value-type="float">
            <text:p>0.401</text:p>
          </table:table-cell>
          <table:table-cell table:formula="of:=[Sheet2.C441]/1000" office:value-type="float" office:value="1" calcext:value-type="float">
            <text:p>1</text:p>
          </table:table-cell>
          <table:table-cell table:formula="of:=[Sheet2.D441]/1000" office:value-type="float" office:value="0.947499990463257" calcext:value-type="float">
            <text:p>0.947499990463257</text:p>
          </table:table-cell>
          <table:table-cell table:formula="of:=[Sheet2.E441]/1000" office:value-type="float" office:value="1" calcext:value-type="float">
            <text:p>1</text:p>
          </table:table-cell>
          <table:table-cell table:formula="of:=[Sheet2.F441]/1000" office:value-type="float" office:value="1" calcext:value-type="float">
            <text:p>1</text:p>
          </table:table-cell>
          <table:table-cell table:formula="of:=[Sheet2.G441]/1000" office:value-type="float" office:value="1" calcext:value-type="float">
            <text:p>1</text:p>
          </table:table-cell>
          <table:table-cell table:formula="of:=[Sheet2.H441]" office:value-type="float" office:value="2295" calcext:value-type="float">
            <text:p>2295</text:p>
          </table:table-cell>
          <table:table-cell table:formula="of:=[Sheet2.I441]"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2017-07-29T00:38:00+02:00</text:p>
          </table:table-cell>
          <table:table-cell table:formula="of:=[Sheet2.B442]/1000" office:value-type="float" office:value="0.415" calcext:value-type="float">
            <text:p>0.415</text:p>
          </table:table-cell>
          <table:table-cell table:formula="of:=[Sheet2.C442]/1000" office:value-type="float" office:value="1" calcext:value-type="float">
            <text:p>1</text:p>
          </table:table-cell>
          <table:table-cell table:formula="of:=[Sheet2.D442]/1000" office:value-type="float" office:value="0.947000026702881" calcext:value-type="float">
            <text:p>0.947000026702881</text:p>
          </table:table-cell>
          <table:table-cell table:formula="of:=[Sheet2.E442]/1000" office:value-type="float" office:value="1" calcext:value-type="float">
            <text:p>1</text:p>
          </table:table-cell>
          <table:table-cell table:formula="of:=[Sheet2.F442]/1000" office:value-type="float" office:value="1" calcext:value-type="float">
            <text:p>1</text:p>
          </table:table-cell>
          <table:table-cell table:formula="of:=[Sheet2.G442]/1000" office:value-type="float" office:value="1" calcext:value-type="float">
            <text:p>1</text:p>
          </table:table-cell>
          <table:table-cell table:formula="of:=[Sheet2.H442]" office:value-type="float" office:value="2450" calcext:value-type="float">
            <text:p>2450</text:p>
          </table:table-cell>
          <table:table-cell table:formula="of:=[Sheet2.I442]"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9T00:39:00+02:00</text:p>
          </table:table-cell>
          <table:table-cell table:formula="of:=[Sheet2.B443]/1000" office:value-type="float" office:value="0.391" calcext:value-type="float">
            <text:p>0.391</text:p>
          </table:table-cell>
          <table:table-cell table:formula="of:=[Sheet2.C443]/1000" office:value-type="float" office:value="1" calcext:value-type="float">
            <text:p>1</text:p>
          </table:table-cell>
          <table:table-cell table:formula="of:=[Sheet2.D443]/1000" office:value-type="float" office:value="0.948750019073486" calcext:value-type="float">
            <text:p>0.948750019073486</text:p>
          </table:table-cell>
          <table:table-cell table:formula="of:=[Sheet2.E443]/1000" office:value-type="float" office:value="1" calcext:value-type="float">
            <text:p>1</text:p>
          </table:table-cell>
          <table:table-cell table:formula="of:=[Sheet2.F443]/1000" office:value-type="float" office:value="1" calcext:value-type="float">
            <text:p>1</text:p>
          </table:table-cell>
          <table:table-cell table:formula="of:=[Sheet2.G443]/1000" office:value-type="float" office:value="1" calcext:value-type="float">
            <text:p>1</text:p>
          </table:table-cell>
          <table:table-cell table:formula="of:=[Sheet2.H443]" office:value-type="float" office:value="2544" calcext:value-type="float">
            <text:p>2544</text:p>
          </table:table-cell>
          <table:table-cell table:formula="of:=[Sheet2.I443]"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2017-07-29T00:40:00+02:00</text:p>
          </table:table-cell>
          <table:table-cell table:formula="of:=[Sheet2.B444]/1000" office:value-type="float" office:value="0.39" calcext:value-type="float">
            <text:p>0.39</text:p>
          </table:table-cell>
          <table:table-cell table:formula="of:=[Sheet2.C444]/1000" office:value-type="float" office:value="1" calcext:value-type="float">
            <text:p>1</text:p>
          </table:table-cell>
          <table:table-cell table:formula="of:=[Sheet2.D444]/1000" office:value-type="float" office:value="0.947749972343445" calcext:value-type="float">
            <text:p>0.947749972343445</text:p>
          </table:table-cell>
          <table:table-cell table:formula="of:=[Sheet2.E444]/1000" office:value-type="float" office:value="1" calcext:value-type="float">
            <text:p>1</text:p>
          </table:table-cell>
          <table:table-cell table:formula="of:=[Sheet2.F444]/1000" office:value-type="float" office:value="1" calcext:value-type="float">
            <text:p>1</text:p>
          </table:table-cell>
          <table:table-cell table:formula="of:=[Sheet2.G444]/1000" office:value-type="float" office:value="1" calcext:value-type="float">
            <text:p>1</text:p>
          </table:table-cell>
          <table:table-cell table:formula="of:=[Sheet2.H444]" office:value-type="float" office:value="2085" calcext:value-type="float">
            <text:p>2085</text:p>
          </table:table-cell>
          <table:table-cell table:formula="of:=[Sheet2.I444]"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2017-07-29T00:41:00+02:00</text:p>
          </table:table-cell>
          <table:table-cell table:formula="of:=[Sheet2.B445]/1000" office:value-type="float" office:value="0.404" calcext:value-type="float">
            <text:p>0.404</text:p>
          </table:table-cell>
          <table:table-cell table:formula="of:=[Sheet2.C445]/1000" office:value-type="float" office:value="1" calcext:value-type="float">
            <text:p>1</text:p>
          </table:table-cell>
          <table:table-cell table:formula="of:=[Sheet2.D445]/1000" office:value-type="float" office:value="0.947499990463257" calcext:value-type="float">
            <text:p>0.947499990463257</text:p>
          </table:table-cell>
          <table:table-cell table:formula="of:=[Sheet2.E445]/1000" office:value-type="float" office:value="1" calcext:value-type="float">
            <text:p>1</text:p>
          </table:table-cell>
          <table:table-cell table:formula="of:=[Sheet2.F445]/1000" office:value-type="float" office:value="1" calcext:value-type="float">
            <text:p>1</text:p>
          </table:table-cell>
          <table:table-cell table:formula="of:=[Sheet2.G445]/1000" office:value-type="float" office:value="1" calcext:value-type="float">
            <text:p>1</text:p>
          </table:table-cell>
          <table:table-cell table:formula="of:=[Sheet2.H445]" office:value-type="float" office:value="1974" calcext:value-type="float">
            <text:p>1974</text:p>
          </table:table-cell>
          <table:table-cell table:formula="of:=[Sheet2.I445]"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9T00:42:00+02:00</text:p>
          </table:table-cell>
          <table:table-cell table:formula="of:=[Sheet2.B446]/1000" office:value-type="float" office:value="0.405" calcext:value-type="float">
            <text:p>0.405</text:p>
          </table:table-cell>
          <table:table-cell table:formula="of:=[Sheet2.C446]/1000" office:value-type="float" office:value="1" calcext:value-type="float">
            <text:p>1</text:p>
          </table:table-cell>
          <table:table-cell table:formula="of:=[Sheet2.D446]/1000" office:value-type="float" office:value="0.950250029563904" calcext:value-type="float">
            <text:p>0.950250029563904</text:p>
          </table:table-cell>
          <table:table-cell table:formula="of:=[Sheet2.E446]/1000" office:value-type="float" office:value="0.998786550042189" calcext:value-type="float">
            <text:p>0.998786550042189</text:p>
          </table:table-cell>
          <table:table-cell table:formula="of:=[Sheet2.F446]/1000" office:value-type="float" office:value="1" calcext:value-type="float">
            <text:p>1</text:p>
          </table:table-cell>
          <table:table-cell table:formula="of:=[Sheet2.G446]/1000" office:value-type="float" office:value="1" calcext:value-type="float">
            <text:p>1</text:p>
          </table:table-cell>
          <table:table-cell table:formula="of:=[Sheet2.H446]" office:value-type="float" office:value="2024" calcext:value-type="float">
            <text:p>2024</text:p>
          </table:table-cell>
          <table:table-cell table:formula="of:=[Sheet2.I446]"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2017-07-29T00:43:00+02:00</text:p>
          </table:table-cell>
          <table:table-cell table:formula="of:=[Sheet2.B447]/1000" office:value-type="float" office:value="0.396" calcext:value-type="float">
            <text:p>0.396</text:p>
          </table:table-cell>
          <table:table-cell table:formula="of:=[Sheet2.C447]/1000" office:value-type="float" office:value="1" calcext:value-type="float">
            <text:p>1</text:p>
          </table:table-cell>
          <table:table-cell table:formula="of:=[Sheet2.D447]/1000" office:value-type="float" office:value="0.948249995708466" calcext:value-type="float">
            <text:p>0.948249995708466</text:p>
          </table:table-cell>
          <table:table-cell table:formula="of:=[Sheet2.E447]/1000" office:value-type="float" office:value="1" calcext:value-type="float">
            <text:p>1</text:p>
          </table:table-cell>
          <table:table-cell table:formula="of:=[Sheet2.F447]/1000" office:value-type="float" office:value="1" calcext:value-type="float">
            <text:p>1</text:p>
          </table:table-cell>
          <table:table-cell table:formula="of:=[Sheet2.G447]/1000" office:value-type="float" office:value="1" calcext:value-type="float">
            <text:p>1</text:p>
          </table:table-cell>
          <table:table-cell table:formula="of:=[Sheet2.H447]" office:value-type="float" office:value="1872" calcext:value-type="float">
            <text:p>1872</text:p>
          </table:table-cell>
          <table:table-cell table:formula="of:=[Sheet2.I447]"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2017-07-29T00:44:00+02:00</text:p>
          </table:table-cell>
          <table:table-cell table:formula="of:=[Sheet2.B448]/1000" office:value-type="float" office:value="0.398" calcext:value-type="float">
            <text:p>0.398</text:p>
          </table:table-cell>
          <table:table-cell table:formula="of:=[Sheet2.C448]/1000" office:value-type="float" office:value="1" calcext:value-type="float">
            <text:p>1</text:p>
          </table:table-cell>
          <table:table-cell table:formula="of:=[Sheet2.D448]/1000" office:value-type="float" office:value="0.948499977588654" calcext:value-type="float">
            <text:p>0.948499977588654</text:p>
          </table:table-cell>
          <table:table-cell table:formula="of:=[Sheet2.E448]/1000" office:value-type="float" office:value="1" calcext:value-type="float">
            <text:p>1</text:p>
          </table:table-cell>
          <table:table-cell table:formula="of:=[Sheet2.F448]/1000" office:value-type="float" office:value="1" calcext:value-type="float">
            <text:p>1</text:p>
          </table:table-cell>
          <table:table-cell table:formula="of:=[Sheet2.G448]/1000" office:value-type="float" office:value="1" calcext:value-type="float">
            <text:p>1</text:p>
          </table:table-cell>
          <table:table-cell table:formula="of:=[Sheet2.H448]" office:value-type="float" office:value="1676" calcext:value-type="float">
            <text:p>1676</text:p>
          </table:table-cell>
          <table:table-cell table:formula="of:=[Sheet2.I448]"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2017-07-29T00:45:00+02:00</text:p>
          </table:table-cell>
          <table:table-cell table:formula="of:=[Sheet2.B449]/1000" office:value-type="float" office:value="0.393" calcext:value-type="float">
            <text:p>0.393</text:p>
          </table:table-cell>
          <table:table-cell table:formula="of:=[Sheet2.C449]/1000" office:value-type="float" office:value="1" calcext:value-type="float">
            <text:p>1</text:p>
          </table:table-cell>
          <table:table-cell table:formula="of:=[Sheet2.D449]/1000" office:value-type="float" office:value="0.948499977588654" calcext:value-type="float">
            <text:p>0.948499977588654</text:p>
          </table:table-cell>
          <table:table-cell table:formula="of:=[Sheet2.E449]/1000" office:value-type="float" office:value="1" calcext:value-type="float">
            <text:p>1</text:p>
          </table:table-cell>
          <table:table-cell table:formula="of:=[Sheet2.F449]/1000" office:value-type="float" office:value="1" calcext:value-type="float">
            <text:p>1</text:p>
          </table:table-cell>
          <table:table-cell table:formula="of:=[Sheet2.G449]/1000" office:value-type="float" office:value="1" calcext:value-type="float">
            <text:p>1</text:p>
          </table:table-cell>
          <table:table-cell table:formula="of:=[Sheet2.H449]" office:value-type="float" office:value="1782" calcext:value-type="float">
            <text:p>1782</text:p>
          </table:table-cell>
          <table:table-cell table:formula="of:=[Sheet2.I449]"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017-07-29T00:46:00+02:00</text:p>
          </table:table-cell>
          <table:table-cell table:formula="of:=[Sheet2.B450]/1000" office:value-type="float" office:value="0.385" calcext:value-type="float">
            <text:p>0.385</text:p>
          </table:table-cell>
          <table:table-cell table:formula="of:=[Sheet2.C450]/1000" office:value-type="float" office:value="1" calcext:value-type="float">
            <text:p>1</text:p>
          </table:table-cell>
          <table:table-cell table:formula="of:=[Sheet2.D450]/1000" office:value-type="float" office:value="0.948750019073486" calcext:value-type="float">
            <text:p>0.948750019073486</text:p>
          </table:table-cell>
          <table:table-cell table:formula="of:=[Sheet2.E450]/1000" office:value-type="float" office:value="1" calcext:value-type="float">
            <text:p>1</text:p>
          </table:table-cell>
          <table:table-cell table:formula="of:=[Sheet2.F450]/1000" office:value-type="float" office:value="1" calcext:value-type="float">
            <text:p>1</text:p>
          </table:table-cell>
          <table:table-cell table:formula="of:=[Sheet2.G450]/1000" office:value-type="float" office:value="1" calcext:value-type="float">
            <text:p>1</text:p>
          </table:table-cell>
          <table:table-cell table:formula="of:=[Sheet2.H450]" office:value-type="float" office:value="1492" calcext:value-type="float">
            <text:p>1492</text:p>
          </table:table-cell>
          <table:table-cell table:formula="of:=[Sheet2.I450]"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9T00:47:00+02:00</text:p>
          </table:table-cell>
          <table:table-cell table:formula="of:=[Sheet2.B451]/1000" office:value-type="float" office:value="0.387" calcext:value-type="float">
            <text:p>0.387</text:p>
          </table:table-cell>
          <table:table-cell table:formula="of:=[Sheet2.C451]/1000" office:value-type="float" office:value="1" calcext:value-type="float">
            <text:p>1</text:p>
          </table:table-cell>
          <table:table-cell table:formula="of:=[Sheet2.D451]/1000" office:value-type="float" office:value="0.948499977588654" calcext:value-type="float">
            <text:p>0.948499977588654</text:p>
          </table:table-cell>
          <table:table-cell table:formula="of:=[Sheet2.E451]/1000" office:value-type="float" office:value="1" calcext:value-type="float">
            <text:p>1</text:p>
          </table:table-cell>
          <table:table-cell table:formula="of:=[Sheet2.F451]/1000" office:value-type="float" office:value="1" calcext:value-type="float">
            <text:p>1</text:p>
          </table:table-cell>
          <table:table-cell table:formula="of:=[Sheet2.G451]/1000" office:value-type="float" office:value="1" calcext:value-type="float">
            <text:p>1</text:p>
          </table:table-cell>
          <table:table-cell table:formula="of:=[Sheet2.H451]" office:value-type="float" office:value="1415" calcext:value-type="float">
            <text:p>1415</text:p>
          </table:table-cell>
          <table:table-cell table:formula="of:=[Sheet2.I451]"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7-07-29T00:48:00+02:00</text:p>
          </table:table-cell>
          <table:table-cell table:formula="of:=[Sheet2.B452]/1000" office:value-type="float" office:value="0.394" calcext:value-type="float">
            <text:p>0.394</text:p>
          </table:table-cell>
          <table:table-cell table:formula="of:=[Sheet2.C452]/1000" office:value-type="float" office:value="1" calcext:value-type="float">
            <text:p>1</text:p>
          </table:table-cell>
          <table:table-cell table:formula="of:=[Sheet2.D452]/1000" office:value-type="float" office:value="0.948750019073486" calcext:value-type="float">
            <text:p>0.948750019073486</text:p>
          </table:table-cell>
          <table:table-cell table:formula="of:=[Sheet2.E452]/1000" office:value-type="float" office:value="1" calcext:value-type="float">
            <text:p>1</text:p>
          </table:table-cell>
          <table:table-cell table:formula="of:=[Sheet2.F452]/1000" office:value-type="float" office:value="1" calcext:value-type="float">
            <text:p>1</text:p>
          </table:table-cell>
          <table:table-cell table:formula="of:=[Sheet2.G452]/1000" office:value-type="float" office:value="1" calcext:value-type="float">
            <text:p>1</text:p>
          </table:table-cell>
          <table:table-cell table:formula="of:=[Sheet2.H452]" office:value-type="float" office:value="1442" calcext:value-type="float">
            <text:p>1442</text:p>
          </table:table-cell>
          <table:table-cell table:formula="of:=[Sheet2.I452]"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9T00:49:00+02:00</text:p>
          </table:table-cell>
          <table:table-cell table:formula="of:=[Sheet2.B453]/1000" office:value-type="float" office:value="0.399" calcext:value-type="float">
            <text:p>0.399</text:p>
          </table:table-cell>
          <table:table-cell table:formula="of:=[Sheet2.C453]/1000" office:value-type="float" office:value="1" calcext:value-type="float">
            <text:p>1</text:p>
          </table:table-cell>
          <table:table-cell table:formula="of:=[Sheet2.D453]/1000" office:value-type="float" office:value="0.94650000333786" calcext:value-type="float">
            <text:p>0.94650000333786</text:p>
          </table:table-cell>
          <table:table-cell table:formula="of:=[Sheet2.E453]/1000" office:value-type="float" office:value="1" calcext:value-type="float">
            <text:p>1</text:p>
          </table:table-cell>
          <table:table-cell table:formula="of:=[Sheet2.F453]/1000" office:value-type="float" office:value="1" calcext:value-type="float">
            <text:p>1</text:p>
          </table:table-cell>
          <table:table-cell table:formula="of:=[Sheet2.G453]/1000" office:value-type="float" office:value="1" calcext:value-type="float">
            <text:p>1</text:p>
          </table:table-cell>
          <table:table-cell table:formula="of:=[Sheet2.H453]" office:value-type="float" office:value="1389" calcext:value-type="float">
            <text:p>1389</text:p>
          </table:table-cell>
          <table:table-cell table:formula="of:=[Sheet2.I453]"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2017-07-29T00:50:00+02:00</text:p>
          </table:table-cell>
          <table:table-cell table:formula="of:=[Sheet2.B454]/1000" office:value-type="float" office:value="0.389" calcext:value-type="float">
            <text:p>0.389</text:p>
          </table:table-cell>
          <table:table-cell table:formula="of:=[Sheet2.C454]/1000" office:value-type="float" office:value="1" calcext:value-type="float">
            <text:p>1</text:p>
          </table:table-cell>
          <table:table-cell table:formula="of:=[Sheet2.D454]/1000" office:value-type="float" office:value="0.950250029563904" calcext:value-type="float">
            <text:p>0.950250029563904</text:p>
          </table:table-cell>
          <table:table-cell table:formula="of:=[Sheet2.E454]/1000" office:value-type="float" office:value="1" calcext:value-type="float">
            <text:p>1</text:p>
          </table:table-cell>
          <table:table-cell table:formula="of:=[Sheet2.F454]/1000" office:value-type="float" office:value="1" calcext:value-type="float">
            <text:p>1</text:p>
          </table:table-cell>
          <table:table-cell table:formula="of:=[Sheet2.G454]/1000" office:value-type="float" office:value="1" calcext:value-type="float">
            <text:p>1</text:p>
          </table:table-cell>
          <table:table-cell table:formula="of:=[Sheet2.H454]" office:value-type="float" office:value="1274" calcext:value-type="float">
            <text:p>1274</text:p>
          </table:table-cell>
          <table:table-cell table:formula="of:=[Sheet2.I454]"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2017-07-29T00:51:00+02:00</text:p>
          </table:table-cell>
          <table:table-cell table:formula="of:=[Sheet2.B455]/1000" office:value-type="float" office:value="0.413" calcext:value-type="float">
            <text:p>0.413</text:p>
          </table:table-cell>
          <table:table-cell table:formula="of:=[Sheet2.C455]/1000" office:value-type="float" office:value="1" calcext:value-type="float">
            <text:p>1</text:p>
          </table:table-cell>
          <table:table-cell table:formula="of:=[Sheet2.D455]/1000" office:value-type="float" office:value="0.947749972343445" calcext:value-type="float">
            <text:p>0.947749972343445</text:p>
          </table:table-cell>
          <table:table-cell table:formula="of:=[Sheet2.E455]/1000" office:value-type="float" office:value="1" calcext:value-type="float">
            <text:p>1</text:p>
          </table:table-cell>
          <table:table-cell table:formula="of:=[Sheet2.F455]/1000" office:value-type="float" office:value="1" calcext:value-type="float">
            <text:p>1</text:p>
          </table:table-cell>
          <table:table-cell table:formula="of:=[Sheet2.G455]/1000" office:value-type="float" office:value="1" calcext:value-type="float">
            <text:p>1</text:p>
          </table:table-cell>
          <table:table-cell table:formula="of:=[Sheet2.H455]" office:value-type="float" office:value="1080" calcext:value-type="float">
            <text:p>1080</text:p>
          </table:table-cell>
          <table:table-cell table:formula="of:=[Sheet2.I455]"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2017-07-29T00:52:00+02:00</text:p>
          </table:table-cell>
          <table:table-cell table:formula="of:=[Sheet2.B456]/1000" office:value-type="float" office:value="0.404" calcext:value-type="float">
            <text:p>0.404</text:p>
          </table:table-cell>
          <table:table-cell table:formula="of:=[Sheet2.C456]/1000" office:value-type="float" office:value="1" calcext:value-type="float">
            <text:p>1</text:p>
          </table:table-cell>
          <table:table-cell table:formula="of:=[Sheet2.D456]/1000" office:value-type="float" office:value="0.947499990463257" calcext:value-type="float">
            <text:p>0.947499990463257</text:p>
          </table:table-cell>
          <table:table-cell table:formula="of:=[Sheet2.E456]/1000" office:value-type="float" office:value="1" calcext:value-type="float">
            <text:p>1</text:p>
          </table:table-cell>
          <table:table-cell table:formula="of:=[Sheet2.F456]/1000" office:value-type="float" office:value="1" calcext:value-type="float">
            <text:p>1</text:p>
          </table:table-cell>
          <table:table-cell table:formula="of:=[Sheet2.G456]/1000" office:value-type="float" office:value="1" calcext:value-type="float">
            <text:p>1</text:p>
          </table:table-cell>
          <table:table-cell table:formula="of:=[Sheet2.H456]" office:value-type="float" office:value="1181" calcext:value-type="float">
            <text:p>1181</text:p>
          </table:table-cell>
          <table:table-cell table:formula="of:=[Sheet2.I456]"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2017-07-29T00:53:00+02:00</text:p>
          </table:table-cell>
          <table:table-cell table:formula="of:=[Sheet2.B457]/1000" office:value-type="float" office:value="0.395" calcext:value-type="float">
            <text:p>0.395</text:p>
          </table:table-cell>
          <table:table-cell table:formula="of:=[Sheet2.C457]/1000" office:value-type="float" office:value="1" calcext:value-type="float">
            <text:p>1</text:p>
          </table:table-cell>
          <table:table-cell table:formula="of:=[Sheet2.D457]/1000" office:value-type="float" office:value="0.948750019073486" calcext:value-type="float">
            <text:p>0.948750019073486</text:p>
          </table:table-cell>
          <table:table-cell table:formula="of:=[Sheet2.E457]/1000" office:value-type="float" office:value="1" calcext:value-type="float">
            <text:p>1</text:p>
          </table:table-cell>
          <table:table-cell table:formula="of:=[Sheet2.F457]/1000" office:value-type="float" office:value="1" calcext:value-type="float">
            <text:p>1</text:p>
          </table:table-cell>
          <table:table-cell table:formula="of:=[Sheet2.G457]/1000" office:value-type="float" office:value="1" calcext:value-type="float">
            <text:p>1</text:p>
          </table:table-cell>
          <table:table-cell table:formula="of:=[Sheet2.H457]" office:value-type="float" office:value="1097" calcext:value-type="float">
            <text:p>1097</text:p>
          </table:table-cell>
          <table:table-cell table:formula="of:=[Sheet2.I457]"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2017-07-29T00:54:00+02:00</text:p>
          </table:table-cell>
          <table:table-cell table:formula="of:=[Sheet2.B458]/1000" office:value-type="float" office:value="0.396" calcext:value-type="float">
            <text:p>0.396</text:p>
          </table:table-cell>
          <table:table-cell table:formula="of:=[Sheet2.C458]/1000" office:value-type="float" office:value="1" calcext:value-type="float">
            <text:p>1</text:p>
          </table:table-cell>
          <table:table-cell table:formula="of:=[Sheet2.D458]/1000" office:value-type="float" office:value="0.948499977588654" calcext:value-type="float">
            <text:p>0.948499977588654</text:p>
          </table:table-cell>
          <table:table-cell table:formula="of:=[Sheet2.E458]/1000" office:value-type="float" office:value="1" calcext:value-type="float">
            <text:p>1</text:p>
          </table:table-cell>
          <table:table-cell table:formula="of:=[Sheet2.F458]/1000" office:value-type="float" office:value="1" calcext:value-type="float">
            <text:p>1</text:p>
          </table:table-cell>
          <table:table-cell table:formula="of:=[Sheet2.G458]/1000" office:value-type="float" office:value="1" calcext:value-type="float">
            <text:p>1</text:p>
          </table:table-cell>
          <table:table-cell table:formula="of:=[Sheet2.H458]" office:value-type="float" office:value="1222" calcext:value-type="float">
            <text:p>1222</text:p>
          </table:table-cell>
          <table:table-cell table:formula="of:=[Sheet2.I458]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9T00:55:00+02:00</text:p>
          </table:table-cell>
          <table:table-cell table:formula="of:=[Sheet2.B459]/1000" office:value-type="float" office:value="0.407" calcext:value-type="float">
            <text:p>0.407</text:p>
          </table:table-cell>
          <table:table-cell table:formula="of:=[Sheet2.C459]/1000" office:value-type="float" office:value="1" calcext:value-type="float">
            <text:p>1</text:p>
          </table:table-cell>
          <table:table-cell table:formula="of:=[Sheet2.D459]/1000" office:value-type="float" office:value="0.949000000953674" calcext:value-type="float">
            <text:p>0.949000000953674</text:p>
          </table:table-cell>
          <table:table-cell table:formula="of:=[Sheet2.E459]/1000" office:value-type="float" office:value="1" calcext:value-type="float">
            <text:p>1</text:p>
          </table:table-cell>
          <table:table-cell table:formula="of:=[Sheet2.F459]/1000" office:value-type="float" office:value="1" calcext:value-type="float">
            <text:p>1</text:p>
          </table:table-cell>
          <table:table-cell table:formula="of:=[Sheet2.G459]/1000" office:value-type="float" office:value="1" calcext:value-type="float">
            <text:p>1</text:p>
          </table:table-cell>
          <table:table-cell table:formula="of:=[Sheet2.H459]" office:value-type="float" office:value="1141" calcext:value-type="float">
            <text:p>1141</text:p>
          </table:table-cell>
          <table:table-cell table:formula="of:=[Sheet2.I459]"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2017-07-29T00:56:00+02:00</text:p>
          </table:table-cell>
          <table:table-cell table:formula="of:=[Sheet2.B460]/1000" office:value-type="float" office:value="0.396" calcext:value-type="float">
            <text:p>0.396</text:p>
          </table:table-cell>
          <table:table-cell table:formula="of:=[Sheet2.C460]/1000" office:value-type="float" office:value="1" calcext:value-type="float">
            <text:p>1</text:p>
          </table:table-cell>
          <table:table-cell table:formula="of:=[Sheet2.D460]/1000" office:value-type="float" office:value="0.949999988079071" calcext:value-type="float">
            <text:p>0.949999988079071</text:p>
          </table:table-cell>
          <table:table-cell table:formula="of:=[Sheet2.E460]/1000" office:value-type="float" office:value="1" calcext:value-type="float">
            <text:p>1</text:p>
          </table:table-cell>
          <table:table-cell table:formula="of:=[Sheet2.F460]/1000" office:value-type="float" office:value="1" calcext:value-type="float">
            <text:p>1</text:p>
          </table:table-cell>
          <table:table-cell table:formula="of:=[Sheet2.G460]/1000" office:value-type="float" office:value="1" calcext:value-type="float">
            <text:p>1</text:p>
          </table:table-cell>
          <table:table-cell table:formula="of:=[Sheet2.H460]" office:value-type="float" office:value="1018" calcext:value-type="float">
            <text:p>1018</text:p>
          </table:table-cell>
          <table:table-cell table:formula="of:=[Sheet2.I460]"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9T00:57:00+02:00</text:p>
          </table:table-cell>
          <table:table-cell table:formula="of:=[Sheet2.B461]/1000" office:value-type="float" office:value="0.404" calcext:value-type="float">
            <text:p>0.404</text:p>
          </table:table-cell>
          <table:table-cell table:formula="of:=[Sheet2.C461]/1000" office:value-type="float" office:value="1" calcext:value-type="float">
            <text:p>1</text:p>
          </table:table-cell>
          <table:table-cell table:formula="of:=[Sheet2.D461]/1000" office:value-type="float" office:value="0.948750019073486" calcext:value-type="float">
            <text:p>0.948750019073486</text:p>
          </table:table-cell>
          <table:table-cell table:formula="of:=[Sheet2.E461]/1000" office:value-type="float" office:value="1" calcext:value-type="float">
            <text:p>1</text:p>
          </table:table-cell>
          <table:table-cell table:formula="of:=[Sheet2.F461]/1000" office:value-type="float" office:value="1" calcext:value-type="float">
            <text:p>1</text:p>
          </table:table-cell>
          <table:table-cell table:formula="of:=[Sheet2.G461]/1000" office:value-type="float" office:value="1" calcext:value-type="float">
            <text:p>1</text:p>
          </table:table-cell>
          <table:table-cell table:formula="of:=[Sheet2.H461]" office:value-type="float" office:value="1078" calcext:value-type="float">
            <text:p>1078</text:p>
          </table:table-cell>
          <table:table-cell table:formula="of:=[Sheet2.I461]"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2017-07-29T00:58:00+02:00</text:p>
          </table:table-cell>
          <table:table-cell table:formula="of:=[Sheet2.B462]/1000" office:value-type="float" office:value="0.409" calcext:value-type="float">
            <text:p>0.409</text:p>
          </table:table-cell>
          <table:table-cell table:formula="of:=[Sheet2.C462]/1000" office:value-type="float" office:value="1" calcext:value-type="float">
            <text:p>1</text:p>
          </table:table-cell>
          <table:table-cell table:formula="of:=[Sheet2.D462]/1000" office:value-type="float" office:value="0.948249995708466" calcext:value-type="float">
            <text:p>0.948249995708466</text:p>
          </table:table-cell>
          <table:table-cell table:formula="of:=[Sheet2.E462]/1000" office:value-type="float" office:value="1" calcext:value-type="float">
            <text:p>1</text:p>
          </table:table-cell>
          <table:table-cell table:formula="of:=[Sheet2.F462]/1000" office:value-type="float" office:value="1" calcext:value-type="float">
            <text:p>1</text:p>
          </table:table-cell>
          <table:table-cell table:formula="of:=[Sheet2.G462]/1000" office:value-type="float" office:value="1" calcext:value-type="float">
            <text:p>1</text:p>
          </table:table-cell>
          <table:table-cell table:formula="of:=[Sheet2.H462]" office:value-type="float" office:value="599" calcext:value-type="float">
            <text:p>599</text:p>
          </table:table-cell>
          <table:table-cell table:formula="of:=[Sheet2.I462]"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2017-07-29T00:59:00+02:00</text:p>
          </table:table-cell>
          <table:table-cell table:formula="of:=[Sheet2.B463]/1000" office:value-type="float" office:value="0.4" calcext:value-type="float">
            <text:p>0.4</text:p>
          </table:table-cell>
          <table:table-cell table:formula="of:=[Sheet2.C463]/1000" office:value-type="float" office:value="1" calcext:value-type="float">
            <text:p>1</text:p>
          </table:table-cell>
          <table:table-cell table:formula="of:=[Sheet2.D463]/1000" office:value-type="float" office:value="0.948000013828278" calcext:value-type="float">
            <text:p>0.948000013828278</text:p>
          </table:table-cell>
          <table:table-cell table:formula="of:=[Sheet2.E463]/1000" office:value-type="float" office:value="1" calcext:value-type="float">
            <text:p>1</text:p>
          </table:table-cell>
          <table:table-cell table:formula="of:=[Sheet2.F463]/1000" office:value-type="float" office:value="1" calcext:value-type="float">
            <text:p>1</text:p>
          </table:table-cell>
          <table:table-cell table:formula="of:=[Sheet2.G463]/1000" office:value-type="float" office:value="1" calcext:value-type="float">
            <text:p>1</text:p>
          </table:table-cell>
          <table:table-cell table:formula="of:=[Sheet2.H463]" office:value-type="float" office:value="466" calcext:value-type="float">
            <text:p>466</text:p>
          </table:table-cell>
          <table:table-cell table:formula="of:=[Sheet2.I463]"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9T01:00:00+02:00</text:p>
          </table:table-cell>
          <table:table-cell table:formula="of:=[Sheet2.B464]/1000" office:value-type="float" office:value="0.401" calcext:value-type="float">
            <text:p>0.401</text:p>
          </table:table-cell>
          <table:table-cell table:formula="of:=[Sheet2.C464]/1000" office:value-type="float" office:value="1" calcext:value-type="float">
            <text:p>1</text:p>
          </table:table-cell>
          <table:table-cell table:formula="of:=[Sheet2.D464]/1000" office:value-type="float" office:value="0.948249995708466" calcext:value-type="float">
            <text:p>0.948249995708466</text:p>
          </table:table-cell>
          <table:table-cell table:formula="of:=[Sheet2.E464]/1000" office:value-type="float" office:value="1" calcext:value-type="float">
            <text:p>1</text:p>
          </table:table-cell>
          <table:table-cell table:formula="of:=[Sheet2.F464]/1000" office:value-type="float" office:value="1" calcext:value-type="float">
            <text:p>1</text:p>
          </table:table-cell>
          <table:table-cell table:formula="of:=[Sheet2.G464]/1000" office:value-type="float" office:value="1" calcext:value-type="float">
            <text:p>1</text:p>
          </table:table-cell>
          <table:table-cell table:formula="of:=[Sheet2.H464]" office:value-type="float" office:value="412" calcext:value-type="float">
            <text:p>412</text:p>
          </table:table-cell>
          <table:table-cell table:formula="of:=[Sheet2.I464]"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2017-07-29T01:01:00+02:00</text:p>
          </table:table-cell>
          <table:table-cell table:formula="of:=[Sheet2.B465]/1000" office:value-type="float" office:value="0.398" calcext:value-type="float">
            <text:p>0.398</text:p>
          </table:table-cell>
          <table:table-cell table:formula="of:=[Sheet2.C465]/1000" office:value-type="float" office:value="1" calcext:value-type="float">
            <text:p>1</text:p>
          </table:table-cell>
          <table:table-cell table:formula="of:=[Sheet2.D465]/1000" office:value-type="float" office:value="0.949249982833862" calcext:value-type="float">
            <text:p>0.949249982833862</text:p>
          </table:table-cell>
          <table:table-cell table:formula="of:=[Sheet2.E465]/1000" office:value-type="float" office:value="1" calcext:value-type="float">
            <text:p>1</text:p>
          </table:table-cell>
          <table:table-cell table:formula="of:=[Sheet2.F465]/1000" office:value-type="float" office:value="1" calcext:value-type="float">
            <text:p>1</text:p>
          </table:table-cell>
          <table:table-cell table:formula="of:=[Sheet2.G465]/1000" office:value-type="float" office:value="1" calcext:value-type="float">
            <text:p>1</text:p>
          </table:table-cell>
          <table:table-cell table:formula="of:=[Sheet2.H465]" office:value-type="float" office:value="247" calcext:value-type="float">
            <text:p>247</text:p>
          </table:table-cell>
          <table:table-cell table:formula="of:=[Sheet2.I465]"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2017-07-29T01:02:00+02:00</text:p>
          </table:table-cell>
          <table:table-cell table:formula="of:=[Sheet2.B466]/1000" office:value-type="float" office:value="0.395" calcext:value-type="float">
            <text:p>0.395</text:p>
          </table:table-cell>
          <table:table-cell table:formula="of:=[Sheet2.C466]/1000" office:value-type="float" office:value="1" calcext:value-type="float">
            <text:p>1</text:p>
          </table:table-cell>
          <table:table-cell table:formula="of:=[Sheet2.D466]/1000" office:value-type="float" office:value="0.949249982833862" calcext:value-type="float">
            <text:p>0.949249982833862</text:p>
          </table:table-cell>
          <table:table-cell table:formula="of:=[Sheet2.E466]/1000" office:value-type="float" office:value="1" calcext:value-type="float">
            <text:p>1</text:p>
          </table:table-cell>
          <table:table-cell table:formula="of:=[Sheet2.F466]/1000" office:value-type="float" office:value="1" calcext:value-type="float">
            <text:p>1</text:p>
          </table:table-cell>
          <table:table-cell table:formula="of:=[Sheet2.G466]/1000" office:value-type="float" office:value="1" calcext:value-type="float">
            <text:p>1</text:p>
          </table:table-cell>
          <table:table-cell table:formula="of:=[Sheet2.H466]" office:value-type="float" office:value="167" calcext:value-type="float">
            <text:p>167</text:p>
          </table:table-cell>
          <table:table-cell table:formula="of:=[Sheet2.I466]"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2017-07-29T01:03:00+02:00</text:p>
          </table:table-cell>
          <table:table-cell table:formula="of:=[Sheet2.B467]/1000" office:value-type="float" office:value="0.384" calcext:value-type="float">
            <text:p>0.384</text:p>
          </table:table-cell>
          <table:table-cell table:formula="of:=[Sheet2.C467]/1000" office:value-type="float" office:value="1" calcext:value-type="float">
            <text:p>1</text:p>
          </table:table-cell>
          <table:table-cell table:formula="of:=[Sheet2.D467]/1000" office:value-type="float" office:value="0.949249982833862" calcext:value-type="float">
            <text:p>0.949249982833862</text:p>
          </table:table-cell>
          <table:table-cell table:formula="of:=[Sheet2.E467]/1000" office:value-type="float" office:value="1" calcext:value-type="float">
            <text:p>1</text:p>
          </table:table-cell>
          <table:table-cell table:formula="of:=[Sheet2.F467]/1000" office:value-type="float" office:value="1" calcext:value-type="float">
            <text:p>1</text:p>
          </table:table-cell>
          <table:table-cell table:formula="of:=[Sheet2.G467]/1000" office:value-type="float" office:value="1" calcext:value-type="float">
            <text:p>1</text:p>
          </table:table-cell>
          <table:table-cell table:formula="of:=[Sheet2.H467]" office:value-type="float" office:value="187" calcext:value-type="float">
            <text:p>187</text:p>
          </table:table-cell>
          <table:table-cell table:formula="of:=[Sheet2.I467]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9T01:04:00+02:00</text:p>
          </table:table-cell>
          <table:table-cell table:formula="of:=[Sheet2.B468]/1000" office:value-type="float" office:value="0.356" calcext:value-type="float">
            <text:p>0.356</text:p>
          </table:table-cell>
          <table:table-cell table:formula="of:=[Sheet2.C468]/1000" office:value-type="float" office:value="1" calcext:value-type="float">
            <text:p>1</text:p>
          </table:table-cell>
          <table:table-cell table:formula="of:=[Sheet2.D468]/1000" office:value-type="float" office:value="0.951499998569489" calcext:value-type="float">
            <text:p>0.951499998569489</text:p>
          </table:table-cell>
          <table:table-cell table:formula="of:=[Sheet2.E468]/1000" office:value-type="float" office:value="1" calcext:value-type="float">
            <text:p>1</text:p>
          </table:table-cell>
          <table:table-cell table:formula="of:=[Sheet2.F468]/1000" office:value-type="float" office:value="1" calcext:value-type="float">
            <text:p>1</text:p>
          </table:table-cell>
          <table:table-cell table:formula="of:=[Sheet2.G468]/1000" office:value-type="float" office:value="1" calcext:value-type="float">
            <text:p>1</text:p>
          </table:table-cell>
          <table:table-cell table:formula="of:=[Sheet2.H468]" office:value-type="float" office:value="44" calcext:value-type="float">
            <text:p>44</text:p>
          </table:table-cell>
          <table:table-cell table:formula="of:=[Sheet2.I468]"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2017-07-29T01:05:00+02:00</text:p>
          </table:table-cell>
          <table:table-cell table:formula="of:=[Sheet2.B469]/1000" office:value-type="float" office:value="0.283" calcext:value-type="float">
            <text:p>0.283</text:p>
          </table:table-cell>
          <table:table-cell table:formula="of:=[Sheet2.C469]/1000" office:value-type="float" office:value="1" calcext:value-type="float">
            <text:p>1</text:p>
          </table:table-cell>
          <table:table-cell table:formula="of:=[Sheet2.D469]/1000" office:value-type="float" office:value="0.958500027656555" calcext:value-type="float">
            <text:p>0.958500027656555</text:p>
          </table:table-cell>
          <table:table-cell table:formula="of:=[Sheet2.E469]/1000" office:value-type="float" office:value="1" calcext:value-type="float">
            <text:p>1</text:p>
          </table:table-cell>
          <table:table-cell table:formula="of:=[Sheet2.F469]/1000" office:value-type="float" office:value="1" calcext:value-type="float">
            <text:p>1</text:p>
          </table:table-cell>
          <table:table-cell table:formula="of:=[Sheet2.G469]/1000" office:value-type="float" office:value="1" calcext:value-type="float">
            <text:p>1</text:p>
          </table:table-cell>
          <table:table-cell table:formula="of:=[Sheet2.H469]" office:value-type="float" office:value="4" calcext:value-type="float">
            <text:p>4</text:p>
          </table:table-cell>
          <table:table-cell table:formula="of:=[Sheet2.I469]"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2017-07-29T01:06:00+02:00</text:p>
          </table:table-cell>
          <table:table-cell table:formula="of:=[Sheet2.B470]/1000" office:value-type="float" office:value="0.287" calcext:value-type="float">
            <text:p>0.287</text:p>
          </table:table-cell>
          <table:table-cell table:formula="of:=[Sheet2.C470]/1000" office:value-type="float" office:value="1" calcext:value-type="float">
            <text:p>1</text:p>
          </table:table-cell>
          <table:table-cell table:formula="of:=[Sheet2.D470]/1000" office:value-type="float" office:value="0.958000004291534" calcext:value-type="float">
            <text:p>0.958000004291534</text:p>
          </table:table-cell>
          <table:table-cell table:formula="of:=[Sheet2.E470]/1000" office:value-type="float" office:value="1" calcext:value-type="float">
            <text:p>1</text:p>
          </table:table-cell>
          <table:table-cell table:formula="of:=[Sheet2.F470]/1000" office:value-type="float" office:value="1" calcext:value-type="float">
            <text:p>1</text:p>
          </table:table-cell>
          <table:table-cell table:formula="of:=[Sheet2.G470]/1000" office:value-type="float" office:value="1" calcext:value-type="float">
            <text:p>1</text:p>
          </table:table-cell>
          <table:table-cell table:formula="of:=[Sheet2.H470]" office:value-type="float" office:value="0" calcext:value-type="float">
            <text:p>0</text:p>
          </table:table-cell>
          <table:table-cell table:formula="of:=[Sheet2.I470]"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2017-07-29T01:07:00+02:00</text:p>
          </table:table-cell>
          <table:table-cell table:formula="of:=[Sheet2.B471]/1000" office:value-type="float" office:value="0.286" calcext:value-type="float">
            <text:p>0.286</text:p>
          </table:table-cell>
          <table:table-cell table:formula="of:=[Sheet2.C471]/1000" office:value-type="float" office:value="1" calcext:value-type="float">
            <text:p>1</text:p>
          </table:table-cell>
          <table:table-cell table:formula="of:=[Sheet2.D471]/1000" office:value-type="float" office:value="0.960500001907349" calcext:value-type="float">
            <text:p>0.960500001907349</text:p>
          </table:table-cell>
          <table:table-cell table:formula="of:=[Sheet2.E471]/1000" office:value-type="float" office:value="1" calcext:value-type="float">
            <text:p>1</text:p>
          </table:table-cell>
          <table:table-cell table:formula="of:=[Sheet2.F471]/1000" office:value-type="float" office:value="1" calcext:value-type="float">
            <text:p>1</text:p>
          </table:table-cell>
          <table:table-cell table:formula="of:=[Sheet2.G471]/1000" office:value-type="float" office:value="1" calcext:value-type="float">
            <text:p>1</text:p>
          </table:table-cell>
          <table:table-cell table:formula="of:=[Sheet2.H471]" office:value-type="float" office:value="6" calcext:value-type="float">
            <text:p>6</text:p>
          </table:table-cell>
          <table:table-cell table:formula="of:=[Sheet2.I471]"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2017-07-29T01:08:00+02:00</text:p>
          </table:table-cell>
          <table:table-cell table:formula="of:=[Sheet2.B472]/1000" office:value-type="float" office:value="0.219" calcext:value-type="float">
            <text:p>0.219</text:p>
          </table:table-cell>
          <table:table-cell table:formula="of:=[Sheet2.C472]/1000" office:value-type="float" office:value="1" calcext:value-type="float">
            <text:p>1</text:p>
          </table:table-cell>
          <table:table-cell table:formula="of:=[Sheet2.D472]/1000" office:value-type="float" office:value="0.967499971389771" calcext:value-type="float">
            <text:p>0.967499971389771</text:p>
          </table:table-cell>
          <table:table-cell table:formula="of:=[Sheet2.E472]/1000" office:value-type="float" office:value="1" calcext:value-type="float">
            <text:p>1</text:p>
          </table:table-cell>
          <table:table-cell table:formula="of:=[Sheet2.F472]/1000" office:value-type="float" office:value="1" calcext:value-type="float">
            <text:p>1</text:p>
          </table:table-cell>
          <table:table-cell table:formula="of:=[Sheet2.G472]/1000" office:value-type="float" office:value="1" calcext:value-type="float">
            <text:p>1</text:p>
          </table:table-cell>
          <table:table-cell table:formula="of:=[Sheet2.H472]" office:value-type="float" office:value="0" calcext:value-type="float">
            <text:p>0</text:p>
          </table:table-cell>
          <table:table-cell table:formula="of:=[Sheet2.I472]"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2017-07-29T01:09:00+02:00</text:p>
          </table:table-cell>
          <table:table-cell table:formula="of:=[Sheet2.B473]/1000" office:value-type="float" office:value="0.204" calcext:value-type="float">
            <text:p>0.204</text:p>
          </table:table-cell>
          <table:table-cell table:formula="of:=[Sheet2.C473]/1000" office:value-type="float" office:value="1" calcext:value-type="float">
            <text:p>1</text:p>
          </table:table-cell>
          <table:table-cell table:formula="of:=[Sheet2.D473]/1000" office:value-type="float" office:value="0.966750025749207" calcext:value-type="float">
            <text:p>0.966750025749207</text:p>
          </table:table-cell>
          <table:table-cell table:formula="of:=[Sheet2.E473]/1000" office:value-type="float" office:value="1" calcext:value-type="float">
            <text:p>1</text:p>
          </table:table-cell>
          <table:table-cell table:formula="of:=[Sheet2.F473]/1000" office:value-type="float" office:value="1" calcext:value-type="float">
            <text:p>1</text:p>
          </table:table-cell>
          <table:table-cell table:formula="of:=[Sheet2.G473]/1000" office:value-type="float" office:value="1" calcext:value-type="float">
            <text:p>1</text:p>
          </table:table-cell>
          <table:table-cell table:formula="of:=[Sheet2.H473]" office:value-type="float" office:value="0" calcext:value-type="float">
            <text:p>0</text:p>
          </table:table-cell>
          <table:table-cell table:formula="of:=[Sheet2.I473]"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2017-07-29T01:10:00+02:00</text:p>
          </table:table-cell>
          <table:table-cell table:formula="of:=[Sheet2.B474]/1000" office:value-type="float" office:value="0.195" calcext:value-type="float">
            <text:p>0.195</text:p>
          </table:table-cell>
          <table:table-cell table:formula="of:=[Sheet2.C474]/1000" office:value-type="float" office:value="1" calcext:value-type="float">
            <text:p>1</text:p>
          </table:table-cell>
          <table:table-cell table:formula="of:=[Sheet2.D474]/1000" office:value-type="float" office:value="0.968500018119812" calcext:value-type="float">
            <text:p>0.968500018119812</text:p>
          </table:table-cell>
          <table:table-cell table:formula="of:=[Sheet2.E474]/1000" office:value-type="float" office:value="1" calcext:value-type="float">
            <text:p>1</text:p>
          </table:table-cell>
          <table:table-cell table:formula="of:=[Sheet2.F474]/1000" office:value-type="float" office:value="1" calcext:value-type="float">
            <text:p>1</text:p>
          </table:table-cell>
          <table:table-cell table:formula="of:=[Sheet2.G474]/1000" office:value-type="float" office:value="1" calcext:value-type="float">
            <text:p>1</text:p>
          </table:table-cell>
          <table:table-cell table:formula="of:=[Sheet2.H474]" office:value-type="float" office:value="0" calcext:value-type="float">
            <text:p>0</text:p>
          </table:table-cell>
          <table:table-cell table:formula="of:=[Sheet2.I474]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17-07-29T01:11:00+02:00</text:p>
          </table:table-cell>
          <table:table-cell table:formula="of:=[Sheet2.B475]/1000" office:value-type="float" office:value="0.182" calcext:value-type="float">
            <text:p>0.182</text:p>
          </table:table-cell>
          <table:table-cell table:formula="of:=[Sheet2.C475]/1000" office:value-type="float" office:value="1" calcext:value-type="float">
            <text:p>1</text:p>
          </table:table-cell>
          <table:table-cell table:formula="of:=[Sheet2.D475]/1000" office:value-type="float" office:value="0.97000002861023" calcext:value-type="float">
            <text:p>0.97000002861023</text:p>
          </table:table-cell>
          <table:table-cell table:formula="of:=[Sheet2.E475]/1000" office:value-type="float" office:value="1" calcext:value-type="float">
            <text:p>1</text:p>
          </table:table-cell>
          <table:table-cell table:formula="of:=[Sheet2.F475]/1000" office:value-type="float" office:value="1" calcext:value-type="float">
            <text:p>1</text:p>
          </table:table-cell>
          <table:table-cell table:formula="of:=[Sheet2.G475]/1000" office:value-type="float" office:value="1" calcext:value-type="float">
            <text:p>1</text:p>
          </table:table-cell>
          <table:table-cell table:formula="of:=[Sheet2.H475]" office:value-type="float" office:value="0" calcext:value-type="float">
            <text:p>0</text:p>
          </table:table-cell>
          <table:table-cell table:formula="of:=[Sheet2.I475]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07-29T01:12:00+02:00</text:p>
          </table:table-cell>
          <table:table-cell table:formula="of:=[Sheet2.B476]/1000" office:value-type="float" office:value="0.178" calcext:value-type="float">
            <text:p>0.178</text:p>
          </table:table-cell>
          <table:table-cell table:formula="of:=[Sheet2.C476]/1000" office:value-type="float" office:value="1" calcext:value-type="float">
            <text:p>1</text:p>
          </table:table-cell>
          <table:table-cell table:formula="of:=[Sheet2.D476]/1000" office:value-type="float" office:value="0.970749974250793" calcext:value-type="float">
            <text:p>0.970749974250793</text:p>
          </table:table-cell>
          <table:table-cell table:formula="of:=[Sheet2.E476]/1000" office:value-type="float" office:value="1" calcext:value-type="float">
            <text:p>1</text:p>
          </table:table-cell>
          <table:table-cell table:formula="of:=[Sheet2.F476]/1000" office:value-type="float" office:value="1" calcext:value-type="float">
            <text:p>1</text:p>
          </table:table-cell>
          <table:table-cell table:formula="of:=[Sheet2.G476]/1000" office:value-type="float" office:value="1" calcext:value-type="float">
            <text:p>1</text:p>
          </table:table-cell>
          <table:table-cell table:formula="of:=[Sheet2.H476]" office:value-type="float" office:value="5" calcext:value-type="float">
            <text:p>5</text:p>
          </table:table-cell>
          <table:table-cell table:formula="of:=[Sheet2.I476]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07-29T01:13:00+02:00</text:p>
          </table:table-cell>
          <table:table-cell table:formula="of:=[Sheet2.B477]/1000" office:value-type="float" office:value="0.177" calcext:value-type="float">
            <text:p>0.177</text:p>
          </table:table-cell>
          <table:table-cell table:formula="of:=[Sheet2.C477]/1000" office:value-type="float" office:value="1" calcext:value-type="float">
            <text:p>1</text:p>
          </table:table-cell>
          <table:table-cell table:formula="of:=[Sheet2.D477]/1000" office:value-type="float" office:value="0.970749974250793" calcext:value-type="float">
            <text:p>0.970749974250793</text:p>
          </table:table-cell>
          <table:table-cell table:formula="of:=[Sheet2.E477]/1000" office:value-type="float" office:value="0.999999999876377" calcext:value-type="float">
            <text:p>0.999999999876377</text:p>
          </table:table-cell>
          <table:table-cell table:formula="of:=[Sheet2.F477]/1000" office:value-type="float" office:value="1" calcext:value-type="float">
            <text:p>1</text:p>
          </table:table-cell>
          <table:table-cell table:formula="of:=[Sheet2.G477]/1000" office:value-type="float" office:value="1" calcext:value-type="float">
            <text:p>1</text:p>
          </table:table-cell>
          <table:table-cell table:formula="of:=[Sheet2.H477]" office:value-type="float" office:value="0" calcext:value-type="float">
            <text:p>0</text:p>
          </table:table-cell>
          <table:table-cell table:formula="of:=[Sheet2.I477]"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7-07-29T01:14:00+02:00</text:p>
          </table:table-cell>
          <table:table-cell table:formula="of:=[Sheet2.B478]/1000" office:value-type="float" office:value="0.176" calcext:value-type="float">
            <text:p>0.176</text:p>
          </table:table-cell>
          <table:table-cell table:formula="of:=[Sheet2.C478]/1000" office:value-type="float" office:value="1" calcext:value-type="float">
            <text:p>1</text:p>
          </table:table-cell>
          <table:table-cell table:formula="of:=[Sheet2.D478]/1000" office:value-type="float" office:value="0.972500026226044" calcext:value-type="float">
            <text:p>0.972500026226044</text:p>
          </table:table-cell>
          <table:table-cell table:formula="of:=[Sheet2.E478]/1000" office:value-type="float" office:value="0.915611749969229" calcext:value-type="float">
            <text:p>0.915611749969229</text:p>
          </table:table-cell>
          <table:table-cell table:formula="of:=[Sheet2.F478]/1000" office:value-type="float" office:value="1" calcext:value-type="float">
            <text:p>1</text:p>
          </table:table-cell>
          <table:table-cell table:formula="of:=[Sheet2.G478]/1000" office:value-type="float" office:value="1" calcext:value-type="float">
            <text:p>1</text:p>
          </table:table-cell>
          <table:table-cell table:formula="of:=[Sheet2.H478]" office:value-type="float" office:value="0" calcext:value-type="float">
            <text:p>0</text:p>
          </table:table-cell>
          <table:table-cell table:formula="of:=[Sheet2.I478]"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07-29T01:15:00+02:00</text:p>
          </table:table-cell>
          <table:table-cell table:formula="of:=[Sheet2.B479]/1000" office:value-type="float" office:value="0.158" calcext:value-type="float">
            <text:p>0.158</text:p>
          </table:table-cell>
          <table:table-cell table:formula="of:=[Sheet2.C479]/1000" office:value-type="float" office:value="1" calcext:value-type="float">
            <text:p>1</text:p>
          </table:table-cell>
          <table:table-cell table:formula="of:=[Sheet2.D479]/1000" office:value-type="float" office:value="0.97299998998642" calcext:value-type="float">
            <text:p>0.97299998998642</text:p>
          </table:table-cell>
          <table:table-cell table:formula="of:=[Sheet2.E479]/1000" office:value-type="float" office:value="0.913818003264748" calcext:value-type="float">
            <text:p>0.913818003264748</text:p>
          </table:table-cell>
          <table:table-cell table:formula="of:=[Sheet2.F479]/1000" office:value-type="float" office:value="1" calcext:value-type="float">
            <text:p>1</text:p>
          </table:table-cell>
          <table:table-cell table:formula="of:=[Sheet2.G479]/1000" office:value-type="float" office:value="1" calcext:value-type="float">
            <text:p>1</text:p>
          </table:table-cell>
          <table:table-cell table:formula="of:=[Sheet2.H479]" office:value-type="float" office:value="0" calcext:value-type="float">
            <text:p>0</text:p>
          </table:table-cell>
          <table:table-cell table:formula="of:=[Sheet2.I479]"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07-29T01:16:00+02:00</text:p>
          </table:table-cell>
          <table:table-cell table:formula="of:=[Sheet2.B480]/1000" office:value-type="float" office:value="0.125" calcext:value-type="float">
            <text:p>0.125</text:p>
          </table:table-cell>
          <table:table-cell table:formula="of:=[Sheet2.C480]/1000" office:value-type="float" office:value="1" calcext:value-type="float">
            <text:p>1</text:p>
          </table:table-cell>
          <table:table-cell table:formula="of:=[Sheet2.D480]/1000" office:value-type="float" office:value="0.978250026702881" calcext:value-type="float">
            <text:p>0.978250026702881</text:p>
          </table:table-cell>
          <table:table-cell table:formula="of:=[Sheet2.E480]/1000" office:value-type="float" office:value="0.0734070404624476" calcext:value-type="float">
            <text:p>0.073407040462448</text:p>
          </table:table-cell>
          <table:table-cell table:formula="of:=[Sheet2.F480]/1000" office:value-type="float" office:value="1" calcext:value-type="float">
            <text:p>1</text:p>
          </table:table-cell>
          <table:table-cell table:formula="of:=[Sheet2.G480]/1000" office:value-type="float" office:value="1" calcext:value-type="float">
            <text:p>1</text:p>
          </table:table-cell>
          <table:table-cell table:formula="of:=[Sheet2.H480]" office:value-type="float" office:value="0" calcext:value-type="float">
            <text:p>0</text:p>
          </table:table-cell>
          <table:table-cell table:formula="of:=[Sheet2.I48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07-29T01:17:00+02:00</text:p>
          </table:table-cell>
          <table:table-cell table:formula="of:=[Sheet2.B481]/1000" office:value-type="float" office:value="0.002" calcext:value-type="float">
            <text:p>0.002</text:p>
          </table:table-cell>
          <table:table-cell table:formula="of:=[Sheet2.C481]/1000" office:value-type="float" office:value="1" calcext:value-type="float">
            <text:p>1</text:p>
          </table:table-cell>
          <table:table-cell table:formula="of:=[Sheet2.D481]/1000" office:value-type="float" office:value="0.991500020027161" calcext:value-type="float">
            <text:p>0.991500020027161</text:p>
          </table:table-cell>
          <table:table-cell table:formula="of:=[Sheet2.E481]/1000" office:value-type="float" office:value="0.0840895270746377" calcext:value-type="float">
            <text:p>0.084089527074638</text:p>
          </table:table-cell>
          <table:table-cell table:formula="of:=[Sheet2.F481]/1000" office:value-type="float" office:value="1" calcext:value-type="float">
            <text:p>1</text:p>
          </table:table-cell>
          <table:table-cell table:formula="of:=[Sheet2.G481]/1000" office:value-type="float" office:value="1" calcext:value-type="float">
            <text:p>1</text:p>
          </table:table-cell>
          <table:table-cell table:formula="of:=[Sheet2.H481]" office:value-type="float" office:value="0" calcext:value-type="float">
            <text:p>0</text:p>
          </table:table-cell>
          <table:table-cell table:formula="of:=[Sheet2.I48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18:00+02:00</text:p>
          </table:table-cell>
          <table:table-cell table:formula="of:=[Sheet2.B482]/1000" office:value-type="float" office:value="0.002" calcext:value-type="float">
            <text:p>0.002</text:p>
          </table:table-cell>
          <table:table-cell table:formula="of:=[Sheet2.C482]/1000" office:value-type="float" office:value="1" calcext:value-type="float">
            <text:p>1</text:p>
          </table:table-cell>
          <table:table-cell table:formula="of:=[Sheet2.D482]/1000" office:value-type="float" office:value="0.991249978542328" calcext:value-type="float">
            <text:p>0.991249978542328</text:p>
          </table:table-cell>
          <table:table-cell table:formula="of:=[Sheet2.E482]/1000" office:value-type="float" office:value="0.0464352450777726" calcext:value-type="float">
            <text:p>0.046435245077773</text:p>
          </table:table-cell>
          <table:table-cell table:formula="of:=[Sheet2.F482]/1000" office:value-type="float" office:value="1" calcext:value-type="float">
            <text:p>1</text:p>
          </table:table-cell>
          <table:table-cell table:formula="of:=[Sheet2.G482]/1000" office:value-type="float" office:value="1" calcext:value-type="float">
            <text:p>1</text:p>
          </table:table-cell>
          <table:table-cell table:formula="of:=[Sheet2.H482]" office:value-type="float" office:value="0" calcext:value-type="float">
            <text:p>0</text:p>
          </table:table-cell>
          <table:table-cell table:formula="of:=[Sheet2.I48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7-29T01:19:00+02:00</text:p>
          </table:table-cell>
          <table:table-cell table:formula="of:=[Sheet2.B483]/1000" office:value-type="float" office:value="0.003" calcext:value-type="float">
            <text:p>0.003</text:p>
          </table:table-cell>
          <table:table-cell table:formula="of:=[Sheet2.C483]/1000" office:value-type="float" office:value="1" calcext:value-type="float">
            <text:p>1</text:p>
          </table:table-cell>
          <table:table-cell table:formula="of:=[Sheet2.D483]/1000" office:value-type="float" office:value="0.991249978542328" calcext:value-type="float">
            <text:p>0.991249978542328</text:p>
          </table:table-cell>
          <table:table-cell table:formula="of:=[Sheet2.E483]/1000" office:value-type="float" office:value="0.0291841410430672" calcext:value-type="float">
            <text:p>0.029184141043067</text:p>
          </table:table-cell>
          <table:table-cell table:formula="of:=[Sheet2.F483]/1000" office:value-type="float" office:value="1" calcext:value-type="float">
            <text:p>1</text:p>
          </table:table-cell>
          <table:table-cell table:formula="of:=[Sheet2.G483]/1000" office:value-type="float" office:value="1" calcext:value-type="float">
            <text:p>1</text:p>
          </table:table-cell>
          <table:table-cell table:formula="of:=[Sheet2.H483]" office:value-type="float" office:value="0" calcext:value-type="float">
            <text:p>0</text:p>
          </table:table-cell>
          <table:table-cell table:formula="of:=[Sheet2.I48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20:00+02:00</text:p>
          </table:table-cell>
          <table:table-cell table:formula="of:=[Sheet2.B484]/1000" office:value-type="float" office:value="0.004" calcext:value-type="float">
            <text:p>0.004</text:p>
          </table:table-cell>
          <table:table-cell table:formula="of:=[Sheet2.C484]/1000" office:value-type="float" office:value="1" calcext:value-type="float">
            <text:p>1</text:p>
          </table:table-cell>
          <table:table-cell table:formula="of:=[Sheet2.D484]/1000" office:value-type="float" office:value="0.991249978542328" calcext:value-type="float">
            <text:p>0.991249978542328</text:p>
          </table:table-cell>
          <table:table-cell table:formula="of:=[Sheet2.E484]/1000" office:value-type="float" office:value="0.0282689819309688" calcext:value-type="float">
            <text:p>0.028268981930969</text:p>
          </table:table-cell>
          <table:table-cell table:formula="of:=[Sheet2.F484]/1000" office:value-type="float" office:value="1" calcext:value-type="float">
            <text:p>1</text:p>
          </table:table-cell>
          <table:table-cell table:formula="of:=[Sheet2.G484]/1000" office:value-type="float" office:value="1" calcext:value-type="float">
            <text:p>1</text:p>
          </table:table-cell>
          <table:table-cell table:formula="of:=[Sheet2.H484]" office:value-type="float" office:value="0" calcext:value-type="float">
            <text:p>0</text:p>
          </table:table-cell>
          <table:table-cell table:formula="of:=[Sheet2.I48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7-29T01:21:00+02:00</text:p>
          </table:table-cell>
          <table:table-cell table:formula="of:=[Sheet2.B485]/1000" office:value-type="float" office:value="0.003" calcext:value-type="float">
            <text:p>0.003</text:p>
          </table:table-cell>
          <table:table-cell table:formula="of:=[Sheet2.C485]/1000" office:value-type="float" office:value="1" calcext:value-type="float">
            <text:p>1</text:p>
          </table:table-cell>
          <table:table-cell table:formula="of:=[Sheet2.D485]/1000" office:value-type="float" office:value="0.99099999666214" calcext:value-type="float">
            <text:p>0.99099999666214</text:p>
          </table:table-cell>
          <table:table-cell table:formula="of:=[Sheet2.E485]/1000" office:value-type="float" office:value="0.0261621804305014" calcext:value-type="float">
            <text:p>0.026162180430502</text:p>
          </table:table-cell>
          <table:table-cell table:formula="of:=[Sheet2.F485]/1000" office:value-type="float" office:value="1" calcext:value-type="float">
            <text:p>1</text:p>
          </table:table-cell>
          <table:table-cell table:formula="of:=[Sheet2.G485]/1000" office:value-type="float" office:value="1" calcext:value-type="float">
            <text:p>1</text:p>
          </table:table-cell>
          <table:table-cell table:formula="of:=[Sheet2.H485]" office:value-type="float" office:value="0" calcext:value-type="float">
            <text:p>0</text:p>
          </table:table-cell>
          <table:table-cell table:formula="of:=[Sheet2.I48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22:00+02:00</text:p>
          </table:table-cell>
          <table:table-cell table:formula="of:=[Sheet2.B486]/1000" office:value-type="float" office:value="0.005" calcext:value-type="float">
            <text:p>0.005</text:p>
          </table:table-cell>
          <table:table-cell table:formula="of:=[Sheet2.C486]/1000" office:value-type="float" office:value="1" calcext:value-type="float">
            <text:p>1</text:p>
          </table:table-cell>
          <table:table-cell table:formula="of:=[Sheet2.D486]/1000" office:value-type="float" office:value="0.990499973297119" calcext:value-type="float">
            <text:p>0.990499973297119</text:p>
          </table:table-cell>
          <table:table-cell table:formula="of:=[Sheet2.E486]/1000" office:value-type="float" office:value="0.0183148482530968" calcext:value-type="float">
            <text:p>0.018314848253097</text:p>
          </table:table-cell>
          <table:table-cell table:formula="of:=[Sheet2.F486]/1000" office:value-type="float" office:value="1" calcext:value-type="float">
            <text:p>1</text:p>
          </table:table-cell>
          <table:table-cell table:formula="of:=[Sheet2.G486]/1000" office:value-type="float" office:value="1" calcext:value-type="float">
            <text:p>1</text:p>
          </table:table-cell>
          <table:table-cell table:formula="of:=[Sheet2.H486]" office:value-type="float" office:value="0" calcext:value-type="float">
            <text:p>0</text:p>
          </table:table-cell>
          <table:table-cell table:formula="of:=[Sheet2.I486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07-29T01:23:00+02:00</text:p>
          </table:table-cell>
          <table:table-cell table:formula="of:=[Sheet2.B487]/1000" office:value-type="float" office:value="0.011" calcext:value-type="float">
            <text:p>0.011</text:p>
          </table:table-cell>
          <table:table-cell table:formula="of:=[Sheet2.C487]/1000" office:value-type="float" office:value="1" calcext:value-type="float">
            <text:p>1</text:p>
          </table:table-cell>
          <table:table-cell table:formula="of:=[Sheet2.D487]/1000" office:value-type="float" office:value="0.989750027656555" calcext:value-type="float">
            <text:p>0.989750027656555</text:p>
          </table:table-cell>
          <table:table-cell table:formula="of:=[Sheet2.E487]/1000" office:value-type="string" office:string-value="" calcext:value-type="error">
            <text:p>#VALUE!</text:p>
          </table:table-cell>
          <table:table-cell table:formula="of:=[Sheet2.F487]/1000" office:value-type="string" office:string-value="" calcext:value-type="error">
            <text:p>#VALUE!</text:p>
          </table:table-cell>
          <table:table-cell table:formula="of:=[Sheet2.G487]/1000" office:value-type="string" office:string-value="" calcext:value-type="error">
            <text:p>#VALUE!</text:p>
          </table:table-cell>
          <table:table-cell table:formula="of:=[Sheet2.H487]" office:value-type="float" office:value="0" calcext:value-type="float">
            <text:p>0</text:p>
          </table:table-cell>
          <table:table-cell table:formula="of:=[Sheet2.I487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07-29T01:24:00+02:00</text:p>
          </table:table-cell>
          <table:table-cell table:formula="of:=[Sheet2.B488]/1000" office:value-type="float" office:value="0.013" calcext:value-type="float">
            <text:p>0.013</text:p>
          </table:table-cell>
          <table:table-cell table:formula="of:=[Sheet2.C488]/1000" office:value-type="float" office:value="1" calcext:value-type="float">
            <text:p>1</text:p>
          </table:table-cell>
          <table:table-cell table:formula="of:=[Sheet2.D488]/1000" office:value-type="float" office:value="0.989750027656555" calcext:value-type="float">
            <text:p>0.989750027656555</text:p>
          </table:table-cell>
          <table:table-cell table:formula="of:=[Sheet2.E488]/1000" office:value-type="string" office:string-value="" calcext:value-type="error">
            <text:p>#VALUE!</text:p>
          </table:table-cell>
          <table:table-cell table:formula="of:=[Sheet2.F488]/1000" office:value-type="string" office:string-value="" calcext:value-type="error">
            <text:p>#VALUE!</text:p>
          </table:table-cell>
          <table:table-cell table:formula="of:=[Sheet2.G488]/1000" office:value-type="string" office:string-value="" calcext:value-type="error">
            <text:p>#VALUE!</text:p>
          </table:table-cell>
          <table:table-cell table:formula="of:=[Sheet2.H488]" office:value-type="float" office:value="0" calcext:value-type="float">
            <text:p>0</text:p>
          </table:table-cell>
          <table:table-cell table:formula="of:=[Sheet2.I488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07-29T01:25:00+02:00</text:p>
          </table:table-cell>
          <table:table-cell table:formula="of:=[Sheet2.B489]/1000" office:value-type="string" office:string-value="" calcext:value-type="error">
            <text:p>#VALUE!</text:p>
          </table:table-cell>
          <table:table-cell table:formula="of:=[Sheet2.C489]/1000" office:value-type="string" office:string-value="" calcext:value-type="error">
            <text:p>#VALUE!</text:p>
          </table:table-cell>
          <table:table-cell table:formula="of:=[Sheet2.D489]/1000" office:value-type="string" office:string-value="" calcext:value-type="error">
            <text:p>#VALUE!</text:p>
          </table:table-cell>
          <table:table-cell table:formula="of:=[Sheet2.E489]/1000" office:value-type="string" office:string-value="" calcext:value-type="error">
            <text:p>#VALUE!</text:p>
          </table:table-cell>
          <table:table-cell table:formula="of:=[Sheet2.F489]/1000" office:value-type="string" office:string-value="" calcext:value-type="error">
            <text:p>#VALUE!</text:p>
          </table:table-cell>
          <table:table-cell table:formula="of:=[Sheet2.G489]/1000" office:value-type="string" office:string-value="" calcext:value-type="error">
            <text:p>#VALUE!</text:p>
          </table:table-cell>
          <table:table-cell table:formula="of:=[Sheet2.H489]" office:value-type="float" office:value="0" calcext:value-type="float">
            <text:p>0</text:p>
          </table:table-cell>
          <table:table-cell table:formula="of:=[Sheet2.I489]" office:value-type="float" office:value="324" calcext:value-type="float">
            <text:p>324</text:p>
          </table:table-cell>
        </table:table-row>
      </table:table>
      <table:table table:name="Sheet2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 Middletier</text:p>
          </table:table-cell>
          <table:table-cell office:value-type="string" calcext:value-type="string">
            <text:p>CPU Limit</text:p>
          </table:table-cell>
          <table:table-cell office:value-type="string" calcext:value-type="string">
            <text:p>CPU Node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FPM Node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Failures</text:p>
          </table:table-cell>
          <table:table-cell office:value-type="string" calcext:value-type="string">
            <text:p>Successes</text:p>
          </table:table-cell>
        </table:table-row>
        <table:table-row table:style-name="ro1">
          <table:table-cell office:value-type="string" calcext:value-type="string">
            <text:p>2017-07-28T17:1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750014781952" calcext:value-type="float">
            <text:p>990.7500147819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96.6" calcext:value-type="float">
            <text:p>496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1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99.8" calcext:value-type="float">
            <text:p>4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20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0.750014781952" calcext:value-type="float">
            <text:p>990.7500147819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10.4" calcext:value-type="float">
            <text:p>51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7:21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0.2" calcext:value-type="float">
            <text:p>500.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07-28T17:22:00+02:00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99.4" calcext:value-type="float">
            <text:p>499.4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07-28T17:23:00+02:00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977.75000333786" calcext:value-type="float">
            <text:p>977.7500033378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1.8" calcext:value-type="float">
            <text:p>501.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07-28T17:24:00+02:00</text:p>
          </table:table-cell>
          <table:table-cell office:value-type="float" office:value="148" calcext:value-type="float">
            <text:p>148</text:p>
          </table:table-cell>
          <table:table-cell office:value-type="float" office:value="1000" calcext:value-type="float">
            <text:p>1000</text:p>
          </table:table-cell>
          <table:table-cell office:value-type="float" office:value="973.50001335144" calcext:value-type="float">
            <text:p>973.50001335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07-28T17:25:00+02:00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969.749987125397" calcext:value-type="float">
            <text:p>969.7499871253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2017-07-28T17:26:00+02:00</text:p>
          </table:table-cell>
          <table:table-cell office:value-type="float" office:value="208" calcext:value-type="float">
            <text:p>208</text:p>
          </table:table-cell>
          <table:table-cell office:value-type="float" office:value="1000" calcext:value-type="float">
            <text:p>1000</text:p>
          </table:table-cell>
          <table:table-cell office:value-type="float" office:value="967.999994754791" calcext:value-type="float">
            <text:p>967.999994754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2017-07-28T17:27:00+02:00</text:p>
          </table:table-cell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office:value-type="float" office:value="966.499984264374" calcext:value-type="float">
            <text:p>966.499984264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2017-07-28T17:28:00+02:00</text:p>
          </table:table-cell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office:value-type="float" office:value="965.250015258789" calcext:value-type="float">
            <text:p>965.2500152587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2017-07-28T17:29:00+02:00</text:p>
          </table:table-cell>
          <table:table-cell office:value-type="float" office:value="259" calcext:value-type="float">
            <text:p>259</text:p>
          </table:table-cell>
          <table:table-cell office:value-type="float" office:value="1000" calcext:value-type="float">
            <text:p>1000</text:p>
          </table:table-cell>
          <table:table-cell office:value-type="float" office:value="961.749970912933" calcext:value-type="float">
            <text:p>961.749970912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2017-07-28T17:30:00+02:00</text:p>
          </table:table-cell>
          <table:table-cell office:value-type="float" office:value="277" calcext:value-type="float">
            <text:p>277</text:p>
          </table:table-cell>
          <table:table-cell office:value-type="float" office:value="1000" calcext:value-type="float">
            <text:p>1000</text:p>
          </table:table-cell>
          <table:table-cell office:value-type="float" office:value="961.000025272369" calcext:value-type="float">
            <text:p>961.000025272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2017-07-28T17:31:00+02:00</text:p>
          </table:table-cell>
          <table:table-cell office:value-type="float" office:value="287" calcext:value-type="float">
            <text:p>287</text:p>
          </table:table-cell>
          <table:table-cell office:value-type="float" office:value="1000" calcext:value-type="float">
            <text:p>1000</text:p>
          </table:table-cell>
          <table:table-cell office:value-type="float" office:value="959.500014781952" calcext:value-type="float">
            <text:p>959.500014781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2017-07-28T17:32:00+02:00</text:p>
          </table:table-cell>
          <table:table-cell office:value-type="float" office:value="328" calcext:value-type="float">
            <text:p>328</text:p>
          </table:table-cell>
          <table:table-cell office:value-type="float" office:value="1000" calcext:value-type="float">
            <text:p>1000</text:p>
          </table:table-cell>
          <table:table-cell office:value-type="float" office:value="955.50000667572" calcext:value-type="float">
            <text:p>955.50000667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17-07-28T17:33:00+02:00</text:p>
          </table:table-cell>
          <table:table-cell office:value-type="float" office:value="331" calcext:value-type="float">
            <text:p>331</text:p>
          </table:table-cell>
          <table:table-cell office:value-type="float" office:value="1000" calcext:value-type="float">
            <text:p>1000</text:p>
          </table:table-cell>
          <table:table-cell office:value-type="float" office:value="954.500019550324" calcext:value-type="float">
            <text:p>954.50001955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2017-07-28T17:34:00+02:00</text:p>
          </table:table-cell>
          <table:table-cell office:value-type="float" office:value="353" calcext:value-type="float">
            <text:p>353</text:p>
          </table:table-cell>
          <table:table-cell office:value-type="float" office:value="1000" calcext:value-type="float">
            <text:p>1000</text:p>
          </table:table-cell>
          <table:table-cell office:value-type="float" office:value="952.250003814697" calcext:value-type="float">
            <text:p>952.250003814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2017-07-28T17:35:00+02:00</text:p>
          </table:table-cell>
          <table:table-cell office:value-type="float" office:value="378" calcext:value-type="float">
            <text:p>378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17:36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2017-07-28T17:37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2017-07-28T17:38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2017-07-28T17:39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17-07-28T17:40:00+02:00</text:p>
          </table:table-cell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8T17:41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8T17:42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2017-07-28T17:43:00+02:00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office:value-type="float" office:value="999.999999059686" calcext:value-type="float">
            <text:p>999.99999905968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4" calcext:value-type="float">
            <text:p>72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017-07-28T17:44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99.999999946699" calcext:value-type="float">
            <text:p>999.99999994669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08" calcext:value-type="float">
            <text:p>708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17:45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999.999999960267" calcext:value-type="float">
            <text:p>999.99999996026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90" calcext:value-type="float">
            <text:p>79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2017-07-28T17:46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99.999999978068" calcext:value-type="float">
            <text:p>999.99999997806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13" calcext:value-type="float">
            <text:p>121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2017-07-28T17:47:00+02:0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99.999999999922" calcext:value-type="float">
            <text:p>999.99999999992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09" calcext:value-type="float">
            <text:p>120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2017-07-28T17:48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78.777592224549" calcext:value-type="float">
            <text:p>978.77759222454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98" calcext:value-type="float">
            <text:p>1498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2017-07-28T17:49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784.605594630693" calcext:value-type="float">
            <text:p>784.60559463069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95" calcext:value-type="float">
            <text:p>1695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2017-07-28T17:50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82.951064599853" calcext:value-type="float">
            <text:p>982.95106459985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57" calcext:value-type="float">
            <text:p>1557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2017-07-28T17:51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98.176738901373" calcext:value-type="float">
            <text:p>998.17673890137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60" calcext:value-type="float">
            <text:p>1560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8T17:52:00+02: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946.082482524198" calcext:value-type="float">
            <text:p>946.08248252419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73" calcext:value-type="float">
            <text:p>1973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017-07-28T17:53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5.500016212463" calcext:value-type="float">
            <text:p>945.500016212463</text:p>
          </table:table-cell>
          <table:table-cell office:value-type="float" office:value="964.458636625218" calcext:value-type="float">
            <text:p>964.45863662521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84" calcext:value-type="float">
            <text:p>1984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2017-07-28T17:54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79.87826325031" calcext:value-type="float">
            <text:p>979.8782632503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69" calcext:value-type="float">
            <text:p>2069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2017-07-28T17:55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93.702056736889" calcext:value-type="float">
            <text:p>993.7020567368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58" calcext:value-type="float">
            <text:p>245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17:56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83.865181438886" calcext:value-type="float">
            <text:p>983.86518143888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60" calcext:value-type="float">
            <text:p>246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017-07-28T17:57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955.271744458998" calcext:value-type="float">
            <text:p>955.27174445899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606" calcext:value-type="float">
            <text:p>2606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2017-07-28T17:58:00+02:00</text:p>
          </table:table-cell>
          <table:table-cell office:value-type="float" office:value="361" calcext:value-type="float">
            <text:p>361</text:p>
          </table:table-cell>
          <table:table-cell office:value-type="float" office:value="1000" calcext:value-type="float">
            <text:p>1000</text:p>
          </table:table-cell>
          <table:table-cell office:value-type="float" office:value="953.249990940094" calcext:value-type="float">
            <text:p>953.249990940094</text:p>
          </table:table-cell>
          <table:table-cell office:value-type="float" office:value="977.027583382266" calcext:value-type="float">
            <text:p>977.02758338226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83" calcext:value-type="float">
            <text:p>238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2017-07-28T17:59:00+02:00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99.999999997611" calcext:value-type="float">
            <text:p>999.99999999761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34" calcext:value-type="float">
            <text:p>2234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2017-07-28T18:00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866.052820859252" calcext:value-type="float">
            <text:p>866.05282085925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85" calcext:value-type="float">
            <text:p>2285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18:01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68" calcext:value-type="float">
            <text:p>2168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2017-07-28T18:02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16" calcext:value-type="float">
            <text:p>2216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2017-07-28T18:03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02" calcext:value-type="float">
            <text:p>2502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2017-07-28T18:04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93" calcext:value-type="float">
            <text:p>239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18:05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19" calcext:value-type="float">
            <text:p>2419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17-07-28T18:06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99.365093628404" calcext:value-type="float">
            <text:p>999.36509362840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94" calcext:value-type="float">
            <text:p>2194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2017-07-28T18:07:00+02:00</text:p>
          </table:table-cell>
          <table:table-cell office:value-type="float" office:value="421" calcext:value-type="float">
            <text:p>421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27" calcext:value-type="float">
            <text:p>2227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2017-07-28T18:08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19" calcext:value-type="float">
            <text:p>2319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2017-07-28T18:09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09" calcext:value-type="float">
            <text:p>2209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2017-07-28T18:10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92" calcext:value-type="float">
            <text:p>2292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2017-07-28T18:11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44" calcext:value-type="float">
            <text:p>2244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2017-07-28T18:12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16" calcext:value-type="float">
            <text:p>2316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2017-07-28T18:13:00+02: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63" calcext:value-type="float">
            <text:p>2363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017-07-28T18:14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27" calcext:value-type="float">
            <text:p>2527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2017-07-28T18:15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72" calcext:value-type="float">
            <text:p>2472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2017-07-28T18:16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43" calcext:value-type="float">
            <text:p>204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017-07-28T18:17:00+02:00</text:p>
          </table:table-cell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37" calcext:value-type="float">
            <text:p>2037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2017-07-28T18:18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54" calcext:value-type="float">
            <text:p>2154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2017-07-28T18:19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24" calcext:value-type="float">
            <text:p>2024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2017-07-28T18:20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39" calcext:value-type="float">
            <text:p>2139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2017-07-28T18:21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81" calcext:value-type="float">
            <text:p>2181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2017-07-28T18:22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34" calcext:value-type="float">
            <text:p>1634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2017-07-28T18:23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529" calcext:value-type="float">
            <text:p>152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2017-07-28T18:24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39" calcext:value-type="float">
            <text:p>143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17-07-28T18:25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883" calcext:value-type="float">
            <text:p>883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2017-07-28T18:26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904" calcext:value-type="float">
            <text:p>904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2017-07-28T18:27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012" calcext:value-type="float">
            <text:p>1012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2017-07-28T18:28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22" calcext:value-type="float">
            <text:p>322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2017-07-28T18:29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64" calcext:value-type="float">
            <text:p>26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017-07-28T18:30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91" calcext:value-type="float">
            <text:p>291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2017-07-28T18:31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69" calcext:value-type="float">
            <text:p>46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18:32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83" calcext:value-type="float">
            <text:p>483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8T18:33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40" calcext:value-type="float">
            <text:p>44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017-07-28T18:34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8T18:35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81" calcext:value-type="float">
            <text:p>181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18:36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85" calcext:value-type="float">
            <text:p>185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2017-07-28T18:37:00+02:00</text:p>
          </table:table-cell>
          <table:table-cell office:value-type="float" office:value="343" calcext:value-type="float">
            <text:p>343</text:p>
          </table:table-cell>
          <table:table-cell office:value-type="float" office:value="1000" calcext:value-type="float">
            <text:p>1000</text:p>
          </table:table-cell>
          <table:table-cell office:value-type="float" office:value="953.000009059906" calcext:value-type="float">
            <text:p>953.00000905990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2017-07-28T18:38:00+02:00</text:p>
          </table:table-cell>
          <table:table-cell office:value-type="float" office:value="304" calcext:value-type="float">
            <text:p>304</text:p>
          </table:table-cell>
          <table:table-cell office:value-type="float" office:value="1000" calcext:value-type="float">
            <text:p>1000</text:p>
          </table:table-cell>
          <table:table-cell office:value-type="float" office:value="957.750022411346" calcext:value-type="float">
            <text:p>957.75002241134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2017-07-28T18:39:00+02:00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953.750014305115" calcext:value-type="float">
            <text:p>953.75001430511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2017-07-28T18:40:00+02:00</text:p>
          </table:table-cell>
          <table:table-cell office:value-type="float" office:value="318" calcext:value-type="float">
            <text:p>318</text:p>
          </table:table-cell>
          <table:table-cell office:value-type="float" office:value="1000" calcext:value-type="float">
            <text:p>1000</text:p>
          </table:table-cell>
          <table:table-cell office:value-type="float" office:value="955.999970436096" calcext:value-type="float">
            <text:p>955.99997043609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2017-07-28T18:41:00+02:00</text:p>
          </table:table-cell>
          <table:table-cell office:value-type="float" office:value="284" calcext:value-type="float">
            <text:p>284</text:p>
          </table:table-cell>
          <table:table-cell office:value-type="float" office:value="1000" calcext:value-type="float">
            <text:p>1000</text:p>
          </table:table-cell>
          <table:table-cell office:value-type="float" office:value="958.750009536743" calcext:value-type="float">
            <text:p>958.75000953674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2017-07-28T18:42:00+02:00</text:p>
          </table:table-cell>
          <table:table-cell office:value-type="float" office:value="284" calcext:value-type="float">
            <text:p>284</text:p>
          </table:table-cell>
          <table:table-cell office:value-type="float" office:value="1000" calcext:value-type="float">
            <text:p>1000</text:p>
          </table:table-cell>
          <table:table-cell office:value-type="float" office:value="958.999991416931" calcext:value-type="float">
            <text:p>958.99999141693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2017-07-28T18:43:00+02:00</text:p>
          </table:table-cell>
          <table:table-cell office:value-type="float" office:value="212" calcext:value-type="float">
            <text:p>212</text:p>
          </table:table-cell>
          <table:table-cell office:value-type="float" office:value="1000" calcext:value-type="float">
            <text:p>1000</text:p>
          </table:table-cell>
          <table:table-cell office:value-type="float" office:value="968.75" calcext:value-type="float">
            <text:p>968.7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7-28T18:44:00+02:00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office:value-type="float" office:value="978.250026702881" calcext:value-type="float">
            <text:p>978.25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2017-07-28T18:45:00+02:00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office:value-type="float" office:value="978.500008583069" calcext:value-type="float">
            <text:p>978.500008583069</text:p>
          </table:table-cell>
          <table:table-cell office:value-type="float" office:value="999.727984507447" calcext:value-type="float">
            <text:p>999.72798450744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7-28T18:46:00+02:00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980.750024318695" calcext:value-type="float">
            <text:p>980.750024318695</text:p>
          </table:table-cell>
          <table:table-cell office:value-type="float" office:value="982.717245211828" calcext:value-type="float">
            <text:p>982.71724521182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7-28T18:47:00+02:00</text:p>
          </table:table-cell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office:value-type="float" office:value="982.749998569489" calcext:value-type="float">
            <text:p>982.749998569489</text:p>
          </table:table-cell>
          <table:table-cell office:value-type="float" office:value="994.177446182678" calcext:value-type="float">
            <text:p>994.17744618267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7-28T18:48:00+02:00</text:p>
          </table:table-cell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office:value-type="float" office:value="982.249975204468" calcext:value-type="float">
            <text:p>982.249975204468</text:p>
          </table:table-cell>
          <table:table-cell office:value-type="float" office:value="978.563641616615" calcext:value-type="float">
            <text:p>978.56364161661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7-28T18:49:00+02:0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982.999980449677" calcext:value-type="float">
            <text:p>982.999980449677</text:p>
          </table:table-cell>
          <table:table-cell office:value-type="float" office:value="909.270982195724" calcext:value-type="float">
            <text:p>909.27098219572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7-07-28T18:50:00+02:00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981.99999332428" calcext:value-type="float">
            <text:p>981.99999332428</text:p>
          </table:table-cell>
          <table:table-cell office:value-type="float" office:value="909.503688978661" calcext:value-type="float">
            <text:p>909.50368897866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07-28T18:51:00+02:00</text:p>
          </table:table-cell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  <table:table-cell office:value-type="float" office:value="981.500029563904" calcext:value-type="float">
            <text:p>981.500029563904</text:p>
          </table:table-cell>
          <table:table-cell office:value-type="float" office:value="83.5234741693703" calcext:value-type="float">
            <text:p>83.523474169370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07-28T18:52:00+02:00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986.999988555908" calcext:value-type="float">
            <text:p>986.999988555908</text:p>
          </table:table-cell>
          <table:table-cell office:value-type="float" office:value="9.89422456501843" calcext:value-type="float">
            <text:p>9.8942245650184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3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8.84430841552319" calcext:value-type="float">
            <text:p>8.84430841552319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499973297119" calcext:value-type="float">
            <text:p>990.499973297119</text:p>
          </table:table-cell>
          <table:table-cell office:value-type="float" office:value="3.83531855580921" calcext:value-type="float">
            <text:p>3.8353185558092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1.14947977687752" calcext:value-type="float">
            <text:p>1.1494797768775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750014781952" calcext:value-type="float">
            <text:p>990.750014781952</text:p>
          </table:table-cell>
          <table:table-cell office:value-type="float" office:value="1.30909414283853" calcext:value-type="float">
            <text:p>1.3090941428385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18:57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1.40500540310518" calcext:value-type="float">
            <text:p>1.4050054031051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07-28T18:58:00+02:00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986.999988555908" calcext:value-type="float">
            <text:p>986.999988555908</text:p>
          </table:table-cell>
          <table:table-cell office:value-type="float" office:value="2.27033058701487" calcext:value-type="float">
            <text:p>2.2703305870148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7-07-28T18:59:00+02:00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979.250013828278" calcext:value-type="float">
            <text:p>979.250013828278</text:p>
          </table:table-cell>
          <table:table-cell office:value-type="float" office:value="2.171625464927" calcext:value-type="float">
            <text:p>2.17162546492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07-28T19:00:00+02:00</text:p>
          </table:table-cell>
          <table:table-cell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office:value-type="float" office:value="976.999998092651" calcext:value-type="float">
            <text:p>976.999998092651</text:p>
          </table:table-cell>
          <table:table-cell office:value-type="float" office:value="0.183497509717689" calcext:value-type="float">
            <text:p>0.183497509717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7-07-28T19:01:00+02:00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970.499992370606" calcext:value-type="float">
            <text:p>970.499992370606</text:p>
          </table:table-cell>
          <table:table-cell office:value-type="float" office:value="0.0190561885989871" calcext:value-type="float">
            <text:p>0.01905618859898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2017-07-28T19:02:00+02:00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963.249981403351" calcext:value-type="float">
            <text:p>963.249981403351</text:p>
          </table:table-cell>
          <table:table-cell office:value-type="float" office:value="0.0359488067205316" calcext:value-type="float">
            <text:p>0.03594880672053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2017-07-28T19:03:00+02:00</text:p>
          </table:table-cell>
          <table:table-cell office:value-type="float" office:value="262" calcext:value-type="float">
            <text:p>262</text:p>
          </table:table-cell>
          <table:table-cell office:value-type="float" office:value="1000" calcext:value-type="float">
            <text:p>1000</text:p>
          </table:table-cell>
          <table:table-cell office:value-type="float" office:value="961.250007152557" calcext:value-type="float">
            <text:p>961.250007152557</text:p>
          </table:table-cell>
          <table:table-cell office:value-type="float" office:value="0.0345159296433195" calcext:value-type="float">
            <text:p>0.0345159296433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2017-07-28T19:04:00+02:00</text:p>
          </table:table-cell>
          <table:table-cell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office:value-type="float" office:value="958.000004291534" calcext:value-type="float">
            <text:p>958.000004291534</text:p>
          </table:table-cell>
          <table:table-cell office:value-type="float" office:value="0.0795418517187674" calcext:value-type="float">
            <text:p>0.07954185171876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8T19:05:00+02:00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951.749980449677" calcext:value-type="float">
            <text:p>951.749980449677</text:p>
          </table:table-cell>
          <table:table-cell office:value-type="float" office:value="0.153159789395008" calcext:value-type="float">
            <text:p>0.15315978939500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8" calcext:value-type="float">
            <text:p>158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2017-07-28T19:06:00+02:00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office:value-type="float" office:value="0.331874434418511" calcext:value-type="float">
            <text:p>0.33187443441851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19:07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800.016690664918" calcext:value-type="float">
            <text:p>800.016690664918</text:p>
          </table:table-cell>
          <table:table-cell office:value-type="float" office:value="970.6" calcext:value-type="float">
            <text:p>970.6</text:p>
          </table:table-cell>
          <table:table-cell office:value-type="float" office:value="995.6" calcext:value-type="float">
            <text:p>995.6</text:p>
          </table:table-cell>
          <table:table-cell office:value-type="float" office:value="140" calcext:value-type="float">
            <text:p>140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2017-07-28T19:08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446.344299526078" calcext:value-type="float">
            <text:p>446.34429952607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2017-07-28T19:09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387.240784038906" calcext:value-type="float">
            <text:p>387.2407840389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8" calcext:value-type="float">
            <text:p>158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2017-07-28T19:10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453.867134250644" calcext:value-type="float">
            <text:p>453.86713425064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2017-07-28T19:11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58.2025803134779" calcext:value-type="float">
            <text:p>58.202580313477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66" calcext:value-type="float">
            <text:p>366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2017-07-28T19:12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111.519956586352" calcext:value-type="float">
            <text:p>111.51995658635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2017-07-28T19:13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74.860243098187" calcext:value-type="float">
            <text:p>974.86024309818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6" calcext:value-type="float">
            <text:p>30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2017-07-28T19:14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63.348909703206" calcext:value-type="float">
            <text:p>963.3489097032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31" calcext:value-type="float">
            <text:p>331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2017-07-28T19:15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721.148659822262" calcext:value-type="float">
            <text:p>721.14865982226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017-07-28T19:16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635.369280815944" calcext:value-type="float">
            <text:p>635.36928081594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57" calcext:value-type="float">
            <text:p>557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2017-07-28T19:17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96.758457177642" calcext:value-type="float">
            <text:p>996.75845717764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48" calcext:value-type="float">
            <text:p>548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017-07-28T19:18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795.61154004219" calcext:value-type="float">
            <text:p>795.6115400421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06" calcext:value-type="float">
            <text:p>60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19:19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842.732659827365" calcext:value-type="float">
            <text:p>842.73265982736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2" calcext:value-type="float">
            <text:p>72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2017-07-28T19:20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835.961216406788" calcext:value-type="float">
            <text:p>835.96121640678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26" calcext:value-type="float">
            <text:p>826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8T19:21:00+02:0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888.754667304275" calcext:value-type="float">
            <text:p>888.75466730427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86" calcext:value-type="float">
            <text:p>78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017-07-28T19:22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884.534587403776" calcext:value-type="float">
            <text:p>884.53458740377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36" calcext:value-type="float">
            <text:p>936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017-07-28T19:23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778.564496790372" calcext:value-type="float">
            <text:p>778.56449679037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28" calcext:value-type="float">
            <text:p>1028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2017-07-28T19:24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822.170298172839" calcext:value-type="float">
            <text:p>822.17029817283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2017-07-28T19:25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796.529184150832" calcext:value-type="float">
            <text:p>796.52918415083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67" calcext:value-type="float">
            <text:p>136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2017-07-28T19:26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851.971869945509" calcext:value-type="float">
            <text:p>851.97186994550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64" calcext:value-type="float">
            <text:p>146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19:27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722.174257936657" calcext:value-type="float">
            <text:p>722.1742579366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47" calcext:value-type="float">
            <text:p>1447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017-07-28T19:28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791.37066901285" calcext:value-type="float">
            <text:p>791.3706690128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39" calcext:value-type="float">
            <text:p>1639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2017-07-28T19:29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844.577438284465" calcext:value-type="float">
            <text:p>844.57743828446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35" calcext:value-type="float">
            <text:p>1835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2017-07-28T19:30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643.079866114657" calcext:value-type="float">
            <text:p>643.0798661146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02" calcext:value-type="float">
            <text:p>1702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8T19:31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684.154568388296" calcext:value-type="float">
            <text:p>684.15456838829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52" calcext:value-type="float">
            <text:p>1852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2017-07-28T19:32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99.999999923191" calcext:value-type="float">
            <text:p>999.99999992319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55" calcext:value-type="float">
            <text:p>1955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017-07-28T19:33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94" calcext:value-type="float">
            <text:p>1894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2017-07-28T19:34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91" calcext:value-type="float">
            <text:p>2491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2017-07-28T19:35:00+02: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60" calcext:value-type="float">
            <text:p>236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2017-07-28T19:36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71" calcext:value-type="float">
            <text:p>2071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2017-07-28T19:37:00+02:00</text:p>
          </table:table-cell>
          <table:table-cell office:value-type="float" office:value="382" calcext:value-type="float">
            <text:p>382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20" calcext:value-type="float">
            <text:p>2220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2017-07-28T19:38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75" calcext:value-type="float">
            <text:p>2175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2017-07-28T19:39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18" calcext:value-type="float">
            <text:p>231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2017-07-28T19:40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06" calcext:value-type="float">
            <text:p>230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2017-07-28T19:41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32" calcext:value-type="float">
            <text:p>233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2017-07-28T19:42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38" calcext:value-type="float">
            <text:p>223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2017-07-28T19:43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36" calcext:value-type="float">
            <text:p>203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string" calcext:value-type="string">
            <text:p>2017-07-28T19:44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42" calcext:value-type="float">
            <text:p>2142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2017-07-28T19:45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4.249987602234" calcext:value-type="float">
            <text:p>944.24998760223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58" calcext:value-type="float">
            <text:p>2158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2017-07-28T19:46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51" calcext:value-type="float">
            <text:p>2051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2017-07-28T19:47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07" calcext:value-type="float">
            <text:p>230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2017-07-28T19:48:00+02:00</text:p>
          </table:table-cell>
          <table:table-cell office:value-type="float" office:value="382" calcext:value-type="float">
            <text:p>382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76" calcext:value-type="float">
            <text:p>2276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2017-07-28T19:49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26" calcext:value-type="float">
            <text:p>2126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2017-07-28T19:50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35" calcext:value-type="float">
            <text:p>2235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2017-07-28T19:51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64" calcext:value-type="float">
            <text:p>2264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2017-07-28T19:52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61" calcext:value-type="float">
            <text:p>1761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2017-07-28T19:53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954" calcext:value-type="float">
            <text:p>1954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017-07-28T19:54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07" calcext:value-type="float">
            <text:p>2107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2017-07-28T19:55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24" calcext:value-type="float">
            <text:p>132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2017-07-28T19:56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72" calcext:value-type="float">
            <text:p>147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2017-07-28T19:57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28" calcext:value-type="float">
            <text:p>1428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19:58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794" calcext:value-type="float">
            <text:p>794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017-07-28T19:59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744" calcext:value-type="float">
            <text:p>74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2017-07-28T20:00:00+02:00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762" calcext:value-type="float">
            <text:p>762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017-07-28T20:01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45" calcext:value-type="float">
            <text:p>545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8T20:02:00+02:0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952.000021934509" calcext:value-type="float">
            <text:p>952.00002193450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608" calcext:value-type="float">
            <text:p>60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2017-07-28T20:03:00+02:00</text:p>
          </table:table-cell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office:value-type="float" office:value="960.749983787537" calcext:value-type="float">
            <text:p>960.74998378753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746" calcext:value-type="float">
            <text:p>746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2017-07-28T20:04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48" calcext:value-type="float">
            <text:p>348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2017-07-28T20:05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4" calcext:value-type="float">
            <text:p>24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17-07-28T20:06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85" calcext:value-type="float">
            <text:p>28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2017-07-28T20:07:00+02: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9" calcext:value-type="float">
            <text:p>209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2017-07-28T20:08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7" calcext:value-type="float">
            <text:p>167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17-07-28T20:09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7" calcext:value-type="float">
            <text:p>14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2017-07-28T20:10:00+02:00</text:p>
          </table:table-cell>
          <table:table-cell office:value-type="float" office:value="363" calcext:value-type="float">
            <text:p>363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2" calcext:value-type="float">
            <text:p>52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2017-07-28T20:11:00+02:00</text:p>
          </table:table-cell>
          <table:table-cell office:value-type="float" office:value="358" calcext:value-type="float">
            <text:p>358</text:p>
          </table:table-cell>
          <table:table-cell office:value-type="float" office:value="1000" calcext:value-type="float">
            <text:p>1000</text:p>
          </table:table-cell>
          <table:table-cell office:value-type="float" office:value="952.000021934509" calcext:value-type="float">
            <text:p>952.000021934509</text:p>
          </table:table-cell>
          <table:table-cell office:value-type="float" office:value="999.999999970823" calcext:value-type="float">
            <text:p>999.99999997082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2017-07-28T20:12:00+02:0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951.749980449677" calcext:value-type="float">
            <text:p>951.749980449677</text:p>
          </table:table-cell>
          <table:table-cell office:value-type="float" office:value="999.999999996154" calcext:value-type="float">
            <text:p>999.99999999615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2017-07-28T20:13:00+02:00</text:p>
          </table:table-cell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  <table:table-cell office:value-type="float" office:value="957.249999046326" calcext:value-type="float">
            <text:p>957.249999046326</text:p>
          </table:table-cell>
          <table:table-cell office:value-type="float" office:value="999.999999996371" calcext:value-type="float">
            <text:p>999.99999999637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2017-07-28T20:14:00+02:00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963.99998664856" calcext:value-type="float">
            <text:p>963.99998664856</text:p>
          </table:table-cell>
          <table:table-cell office:value-type="float" office:value="999.999999996273" calcext:value-type="float">
            <text:p>999.99999999627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2017-07-28T20:15:00+02:00</text:p>
          </table:table-cell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  <table:table-cell office:value-type="float" office:value="962.750017642975" calcext:value-type="float">
            <text:p>962.750017642975</text:p>
          </table:table-cell>
          <table:table-cell office:value-type="float" office:value="999.999999996554" calcext:value-type="float">
            <text:p>999.99999999655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2017-07-28T20:16:00+02:00</text:p>
          </table:table-cell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float" office:value="968.500018119812" calcext:value-type="float">
            <text:p>968.500018119812</text:p>
          </table:table-cell>
          <table:table-cell office:value-type="float" office:value="999.999999996231" calcext:value-type="float">
            <text:p>999.99999999623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7-07-28T20:17:00+02: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974.250018596649" calcext:value-type="float">
            <text:p>974.250018596649</text:p>
          </table:table-cell>
          <table:table-cell office:value-type="float" office:value="999.999999997722" calcext:value-type="float">
            <text:p>999.99999999772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7-07-28T20:18:00+02:00</text:p>
          </table:table-cell>
          <table:table-cell office:value-type="float" office:value="154" calcext:value-type="float">
            <text:p>154</text:p>
          </table:table-cell>
          <table:table-cell office:value-type="float" office:value="1000" calcext:value-type="float">
            <text:p>1000</text:p>
          </table:table-cell>
          <table:table-cell office:value-type="float" office:value="973.50001335144" calcext:value-type="float">
            <text:p>973.50001335144</text:p>
          </table:table-cell>
          <table:table-cell office:value-type="float" office:value="999.999999990575" calcext:value-type="float">
            <text:p>999.99999999057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17-07-28T20:19:00+02:00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977.249979972839" calcext:value-type="float">
            <text:p>977.249979972839</text:p>
          </table:table-cell>
          <table:table-cell office:value-type="float" office:value="999.999999978052" calcext:value-type="float">
            <text:p>999.99999997805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07-28T20:20:00+02:00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984.000027179718" calcext:value-type="float">
            <text:p>984.000027179718</text:p>
          </table:table-cell>
          <table:table-cell office:value-type="float" office:value="999.999999926139" calcext:value-type="float">
            <text:p>999.99999992613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07-28T20:21:00+02:00</text:p>
          </table:table-cell>
          <table:table-cell office:value-type="float" office:value="58" calcext:value-type="float">
            <text:p>58</text:p>
          </table:table-cell>
          <table:table-cell office:value-type="float" office:value="1000" calcext:value-type="float">
            <text:p>1000</text:p>
          </table:table-cell>
          <table:table-cell office:value-type="float" office:value="984.749972820282" calcext:value-type="float">
            <text:p>984.749972820282</text:p>
          </table:table-cell>
          <table:table-cell office:value-type="float" office:value="999.999979229635" calcext:value-type="float">
            <text:p>999.99997922963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07-28T20:22:00+02:00</text:p>
          </table:table-cell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983.250021934509" calcext:value-type="float">
            <text:p>983.250021934509</text:p>
          </table:table-cell>
          <table:table-cell office:value-type="float" office:value="621.573867485934" calcext:value-type="float">
            <text:p>621.57386748593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07-28T20:23:00+02:0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983.749985694885" calcext:value-type="float">
            <text:p>983.749985694885</text:p>
          </table:table-cell>
          <table:table-cell office:value-type="float" office:value="636.906872254072" calcext:value-type="float">
            <text:p>636.90687225407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07-28T20:24:00+02:00</text:p>
          </table:table-cell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984.250009059906" calcext:value-type="float">
            <text:p>984.250009059906</text:p>
          </table:table-cell>
          <table:table-cell office:value-type="float" office:value="506.325708205703" calcext:value-type="float">
            <text:p>506.32570820570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07-28T20:25:00+02:00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983.500003814697" calcext:value-type="float">
            <text:p>983.500003814697</text:p>
          </table:table-cell>
          <table:table-cell office:value-type="float" office:value="351.910951816405" calcext:value-type="float">
            <text:p>351.91095181640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07-28T20:26:00+02:0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983.749985694885" calcext:value-type="float">
            <text:p>983.749985694885</text:p>
          </table:table-cell>
          <table:table-cell office:value-type="float" office:value="363.293948804318" calcext:value-type="float">
            <text:p>363.29394880431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07-28T20:27:00+02:00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984.250009059906" calcext:value-type="float">
            <text:p>984.250009059906</text:p>
          </table:table-cell>
          <table:table-cell office:value-type="float" office:value="31.2406867140512" calcext:value-type="float">
            <text:p>31.240686714051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07-28T20:28:00+02:00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987.500011920929" calcext:value-type="float">
            <text:p>987.500011920929</text:p>
          </table:table-cell>
          <table:table-cell office:value-type="float" office:value="7.91246693195513" calcext:value-type="float">
            <text:p>7.912466931955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7-28T20:2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9.89606783602071" calcext:value-type="float">
            <text:p>9.8960678360207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0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750001907349" calcext:value-type="float">
            <text:p>991.750001907349</text:p>
          </table:table-cell>
          <table:table-cell office:value-type="float" office:value="203.039431844558" calcext:value-type="float">
            <text:p>203.03943184455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1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750001907349" calcext:value-type="float">
            <text:p>991.750001907349</text:p>
          </table:table-cell>
          <table:table-cell office:value-type="float" office:value="0.0210635653175029" calcext:value-type="float">
            <text:p>0.021063565317503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2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750001907349" calcext:value-type="float">
            <text:p>991.750001907349</text:p>
          </table:table-cell>
          <table:table-cell office:value-type="float" office:value="0.0326935420627006" calcext:value-type="float">
            <text:p>0.03269354206270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0.0473670957215067" calcext:value-type="float">
            <text:p>0.04736709572150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0:34:00+02:0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988.250017166138" calcext:value-type="float">
            <text:p>988.250017166138</text:p>
          </table:table-cell>
          <table:table-cell office:value-type="float" office:value="0.0650454837528569" calcext:value-type="float">
            <text:p>0.0650454837528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07-28T20:35:00+02:00</text:p>
          </table:table-cell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office:value-type="float" office:value="981.99999332428" calcext:value-type="float">
            <text:p>981.99999332428</text:p>
          </table:table-cell>
          <table:table-cell office:value-type="float" office:value="0.0549285336796102" calcext:value-type="float">
            <text:p>0.0549285336796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7-28T20:36:00+02:00</text:p>
          </table:table-cell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float" office:value="980.499982833862" calcext:value-type="float">
            <text:p>980.499982833862</text:p>
          </table:table-cell>
          <table:table-cell office:value-type="float" office:value="0.00287313080560292" calcext:value-type="float">
            <text:p>0.00287313080560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7-28T20:37:00+02:00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976.750016212463" calcext:value-type="float">
            <text:p>976.750016212463</text:p>
          </table:table-cell>
          <table:table-cell office:value-type="float" office:value="0.000366123723560818" calcext:value-type="float">
            <text:p>0.00036612372356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2017-07-28T20:38:00+02:00</text:p>
          </table:table-cell>
          <table:table-cell office:value-type="float" office:value="181" calcext:value-type="float">
            <text:p>181</text:p>
          </table:table-cell>
          <table:table-cell office:value-type="float" office:value="1000" calcext:value-type="float">
            <text:p>1000</text:p>
          </table:table-cell>
          <table:table-cell office:value-type="float" office:value="969.250023365021" calcext:value-type="float">
            <text:p>969.250023365021</text:p>
          </table:table-cell>
          <table:table-cell office:value-type="float" office:value="0.00045420575267574" calcext:value-type="float">
            <text:p>0.00045420575267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2017-07-28T20:39:00+02:00</text:p>
          </table:table-cell>
          <table:table-cell office:value-type="float" office:value="208" calcext:value-type="float">
            <text:p>208</text:p>
          </table:table-cell>
          <table:table-cell office:value-type="float" office:value="1000" calcext:value-type="float">
            <text:p>1000</text:p>
          </table:table-cell>
          <table:table-cell office:value-type="float" office:value="967.499971389771" calcext:value-type="float">
            <text:p>967.499971389771</text:p>
          </table:table-cell>
          <table:table-cell office:value-type="float" office:value="69.4481048999953" calcext:value-type="float">
            <text:p>69.448104899995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2017-07-28T20:40:00+02:00</text:p>
          </table:table-cell>
          <table:table-cell office:value-type="float" office:value="216" calcext:value-type="float">
            <text:p>216</text:p>
          </table:table-cell>
          <table:table-cell office:value-type="float" office:value="1000" calcext:value-type="float">
            <text:p>1000</text:p>
          </table:table-cell>
          <table:table-cell office:value-type="float" office:value="966.499984264374" calcext:value-type="float">
            <text:p>966.499984264374</text:p>
          </table:table-cell>
          <table:table-cell office:value-type="float" office:value="0.00100621667609158" calcext:value-type="float">
            <text:p>0.00100621667609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2017-07-28T20:41:00+02:00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000</text:p>
          </table:table-cell>
          <table:table-cell office:value-type="float" office:value="958.750009536743" calcext:value-type="float">
            <text:p>958.750009536743</text:p>
          </table:table-cell>
          <table:table-cell office:value-type="float" office:value="0.611586024389266" calcext:value-type="float">
            <text:p>0.61158602438926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2017-07-28T20:42:00+02:00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float" office:value="957.000017166138" calcext:value-type="float">
            <text:p>957.000017166138</text:p>
          </table:table-cell>
          <table:table-cell office:value-type="float" office:value="66.0274624768711" calcext:value-type="float">
            <text:p>66.027462476871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2017-07-28T20:43:00+02:00</text:p>
          </table:table-cell>
          <table:table-cell office:value-type="float" office:value="338" calcext:value-type="float">
            <text:p>338</text:p>
          </table:table-cell>
          <table:table-cell office:value-type="float" office:value="1000" calcext:value-type="float">
            <text:p>1000</text:p>
          </table:table-cell>
          <table:table-cell office:value-type="float" office:value="952.750027179718" calcext:value-type="float">
            <text:p>952.750027179718</text:p>
          </table:table-cell>
          <table:table-cell office:value-type="float" office:value="784.092808290827" calcext:value-type="float">
            <text:p>784.092808290827</text:p>
          </table:table-cell>
          <table:table-cell office:value-type="float" office:value="998.8" calcext:value-type="float">
            <text:p>998.8</text:p>
          </table:table-cell>
          <table:table-cell office:value-type="float" office:value="999.8" calcext:value-type="float">
            <text:p>999.8</text:p>
          </table:table-cell>
          <table:table-cell office:value-type="float" office:value="83" calcext:value-type="float">
            <text:p>83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17-07-28T20:44:00+02:00</text:p>
          </table:table-cell>
          <table:table-cell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office:value-type="float" office:value="952.000021934509" calcext:value-type="float">
            <text:p>952.000021934509</text:p>
          </table:table-cell>
          <table:table-cell office:value-type="float" office:value="21.2002523119658" calcext:value-type="float">
            <text:p>21.200252311965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7" calcext:value-type="float">
            <text:p>107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2017-07-28T20:45:00+02:00</text:p>
          </table:table-cell>
          <table:table-cell office:value-type="float" office:value="372" calcext:value-type="float">
            <text:p>372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15.8806115342993" calcext:value-type="float">
            <text:p>15.880611534299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1" calcext:value-type="float">
            <text:p>121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2017-07-28T20:46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141.841137489741" calcext:value-type="float">
            <text:p>141.84113748974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6" calcext:value-type="float">
            <text:p>276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2017-07-28T20:47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6.90595731978416" calcext:value-type="float">
            <text:p>6.9059573197841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95" calcext:value-type="float">
            <text:p>295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2017-07-28T20:48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23.6382478106608" calcext:value-type="float">
            <text:p>23.638247810660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85" calcext:value-type="float">
            <text:p>38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2017-07-28T20:49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81.0058476676" calcext:value-type="float">
            <text:p>981.005847667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01" calcext:value-type="float">
            <text:p>50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017-07-28T20:50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80.669390700212" calcext:value-type="float">
            <text:p>980.66939070021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89" calcext:value-type="float">
            <text:p>489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2017-07-28T20:51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977.805491894837" calcext:value-type="float">
            <text:p>977.80549189483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23" calcext:value-type="float">
            <text:p>52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017-07-28T20:52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71.658602516982" calcext:value-type="float">
            <text:p>971.65860251698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9" calcext:value-type="float">
            <text:p>67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20:53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41.52575949582" calcext:value-type="float">
            <text:p>941.5257594958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3" calcext:value-type="float">
            <text:p>723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017-07-28T20:54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53.421376174079" calcext:value-type="float">
            <text:p>953.42137617407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9" calcext:value-type="float">
            <text:p>72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17-07-28T20:55:00+02:00</text:p>
          </table:table-cell>
          <table:table-cell office:value-type="float" office:value="417" calcext:value-type="float">
            <text:p>417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99.999961583342" calcext:value-type="float">
            <text:p>999.99996158334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52" calcext:value-type="float">
            <text:p>1052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2017-07-28T20:56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99.999998061073" calcext:value-type="float">
            <text:p>999.99999806107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09" calcext:value-type="float">
            <text:p>1109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2017-07-28T20:57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813656" calcext:value-type="float">
            <text:p>999.99999981365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22" calcext:value-type="float">
            <text:p>1122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2017-07-28T20:58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888599" calcext:value-type="float">
            <text:p>999.99999988859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29" calcext:value-type="float">
            <text:p>1629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0:59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999.999999934333" calcext:value-type="float">
            <text:p>999.99999993433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62" calcext:value-type="float">
            <text:p>1762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017-07-28T21:00:00+02:00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950.999975204468" calcext:value-type="float">
            <text:p>950.999975204468</text:p>
          </table:table-cell>
          <table:table-cell office:value-type="float" office:value="946.434566938113" calcext:value-type="float">
            <text:p>946.4345669381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07" calcext:value-type="float">
            <text:p>170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2017-07-28T21:01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09.898925976531" calcext:value-type="float">
            <text:p>909.89892597653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32" calcext:value-type="float">
            <text:p>213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2017-07-28T21:02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889.262898056395" calcext:value-type="float">
            <text:p>889.2628980563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36" calcext:value-type="float">
            <text:p>2336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2017-07-28T21:03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954.74783915722" calcext:value-type="float">
            <text:p>954.7478391572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89" calcext:value-type="float">
            <text:p>2189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2017-07-28T21:04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24.830321384493" calcext:value-type="float">
            <text:p>924.83032138449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13" calcext:value-type="float">
            <text:p>2013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2017-07-28T21:05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867.878445751464" calcext:value-type="float">
            <text:p>867.87844575146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40" calcext:value-type="float">
            <text:p>214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2017-07-28T21:06:00+02:00</text:p>
          </table:table-cell>
          <table:table-cell office:value-type="float" office:value="369" calcext:value-type="float">
            <text:p>36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830.217450237657" calcext:value-type="float">
            <text:p>830.2174502376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37" calcext:value-type="float">
            <text:p>1937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2017-07-28T21:07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725.917572406984" calcext:value-type="float">
            <text:p>725.91757240698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52" calcext:value-type="float">
            <text:p>215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17-07-28T21:08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769.559499544691" calcext:value-type="float">
            <text:p>769.55949954469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09" calcext:value-type="float">
            <text:p>2109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1:09:00+02:00</text:p>
          </table:table-cell>
          <table:table-cell office:value-type="float" office:value="382" calcext:value-type="float">
            <text:p>382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99.997119611257" calcext:value-type="float">
            <text:p>999.9971196112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017-07-28T21:10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99.999999999996" calcext:value-type="float">
            <text:p>999.99999999999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08" calcext:value-type="float">
            <text:p>2208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11:00+02:00</text:p>
          </table:table-cell>
          <table:table-cell office:value-type="float" office:value="386" calcext:value-type="float">
            <text:p>386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15" calcext:value-type="float">
            <text:p>231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017-07-28T21:12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56" calcext:value-type="float">
            <text:p>235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2017-07-28T21:13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72" calcext:value-type="float">
            <text:p>2172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2017-07-28T21:14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97" calcext:value-type="float">
            <text:p>2297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2017-07-28T21:15:00+02:00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65" calcext:value-type="float">
            <text:p>236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16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17" calcext:value-type="float">
            <text:p>2317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2017-07-28T21:17:00+02:00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25" calcext:value-type="float">
            <text:p>242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21:18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71" calcext:value-type="float">
            <text:p>2371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2017-07-28T21:19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09" calcext:value-type="float">
            <text:p>2409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2017-07-28T21:20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85" calcext:value-type="float">
            <text:p>238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2017-07-28T21:21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24" calcext:value-type="float">
            <text:p>232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2017-07-28T21:22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99" calcext:value-type="float">
            <text:p>249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017-07-28T21:23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04" calcext:value-type="float">
            <text:p>2404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017-07-28T21:24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50" calcext:value-type="float">
            <text:p>2350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2017-07-28T21:25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33" calcext:value-type="float">
            <text:p>213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2017-07-28T21:26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2017-07-28T21:27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977" calcext:value-type="float">
            <text:p>1977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2017-07-28T21:28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26" calcext:value-type="float">
            <text:p>1726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8T21:29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12" calcext:value-type="float">
            <text:p>1612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2017-07-28T21:30:00+02:00</text:p>
          </table:table-cell>
          <table:table-cell office:value-type="float" office:value="381" calcext:value-type="float">
            <text:p>381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85" calcext:value-type="float">
            <text:p>168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2017-07-28T21:31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53" calcext:value-type="float">
            <text:p>1353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2017-07-28T21:32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017-07-28T21:33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09" calcext:value-type="float">
            <text:p>1409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17-07-28T21:34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873" calcext:value-type="float">
            <text:p>873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2017-07-28T21:35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771" calcext:value-type="float">
            <text:p>77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017-07-28T21:36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5.500016212463" calcext:value-type="float">
            <text:p>945.50001621246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673" calcext:value-type="float">
            <text:p>673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2017-07-28T21:37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86" calcext:value-type="float">
            <text:p>28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017-07-28T21:38:00+02: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87" calcext:value-type="float">
            <text:p>287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2017-07-28T21:39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42" calcext:value-type="float">
            <text:p>342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2017-07-28T21:40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14" calcext:value-type="float">
            <text:p>11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2017-07-28T21:41:00+02:00</text:p>
          </table:table-cell>
          <table:table-cell office:value-type="float" office:value="361" calcext:value-type="float">
            <text:p>361</text:p>
          </table:table-cell>
          <table:table-cell office:value-type="float" office:value="1000" calcext:value-type="float">
            <text:p>1000</text:p>
          </table:table-cell>
          <table:table-cell office:value-type="float" office:value="951.499998569489" calcext:value-type="float">
            <text:p>951.49999856948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2017-07-28T21:42:00+02:00</text:p>
          </table:table-cell>
          <table:table-cell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office:value-type="float" office:value="952.000021934509" calcext:value-type="float">
            <text:p>952.00002193450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017-07-28T21:43:00+02:00</text:p>
          </table:table-cell>
          <table:table-cell office:value-type="float" office:value="369" calcext:value-type="float">
            <text:p>369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9" calcext:value-type="float">
            <text:p>169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8T21:44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1" calcext:value-type="float">
            <text:p>17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2017-07-28T21:45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86" calcext:value-type="float">
            <text:p>28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2017-07-28T21:46:00+02:00</text:p>
          </table:table-cell>
          <table:table-cell office:value-type="float" office:value="375" calcext:value-type="float">
            <text:p>375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2017-07-28T21:47:00+02:0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954.249978065491" calcext:value-type="float">
            <text:p>954.24997806549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2017-07-28T21:48:00+02:00</text:p>
          </table:table-cell>
          <table:table-cell office:value-type="float" office:value="347" calcext:value-type="float">
            <text:p>347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2017-07-28T21:49:00+02:00</text:p>
          </table:table-cell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office:value-type="float" office:value="958.750009536743" calcext:value-type="float">
            <text:p>958.75000953674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2017-07-28T21:50:00+02:00</text:p>
          </table:table-cell>
          <table:table-cell office:value-type="float" office:value="221" calcext:value-type="float">
            <text:p>221</text:p>
          </table:table-cell>
          <table:table-cell office:value-type="float" office:value="1000" calcext:value-type="float">
            <text:p>1000</text:p>
          </table:table-cell>
          <table:table-cell office:value-type="float" office:value="965.749979019165" calcext:value-type="float">
            <text:p>965.74997901916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7-07-28T21:51:00+02:00</text:p>
          </table:table-cell>
          <table:table-cell office:value-type="float" office:value="228" calcext:value-type="float">
            <text:p>228</text:p>
          </table:table-cell>
          <table:table-cell office:value-type="float" office:value="1000" calcext:value-type="float">
            <text:p>1000</text:p>
          </table:table-cell>
          <table:table-cell office:value-type="float" office:value="964.749991893768" calcext:value-type="float">
            <text:p>964.74999189376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07-28T21:52:00+02:00</text:p>
          </table:table-cell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office:value-type="float" office:value="967.000007629395" calcext:value-type="float">
            <text:p>967.00000762939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2017-07-28T21:53:00+02:00</text:p>
          </table:table-cell>
          <table:table-cell office:value-type="float" office:value="183" calcext:value-type="float">
            <text:p>183</text:p>
          </table:table-cell>
          <table:table-cell office:value-type="float" office:value="1000" calcext:value-type="float">
            <text:p>1000</text:p>
          </table:table-cell>
          <table:table-cell office:value-type="float" office:value="970.250010490418" calcext:value-type="float">
            <text:p>970.25001049041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07-28T21:54:00+02:00</text:p>
          </table:table-cell>
          <table:table-cell office:value-type="float" office:value="183" calcext:value-type="float">
            <text:p>183</text:p>
          </table:table-cell>
          <table:table-cell office:value-type="float" office:value="1000" calcext:value-type="float">
            <text:p>1000</text:p>
          </table:table-cell>
          <table:table-cell office:value-type="float" office:value="970.250010490418" calcext:value-type="float">
            <text:p>970.25001049041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2017-07-28T21:55:00+02:00</text:p>
          </table:table-cell>
          <table:table-cell office:value-type="float" office:value="166" calcext:value-type="float">
            <text:p>166</text:p>
          </table:table-cell>
          <table:table-cell office:value-type="float" office:value="1000" calcext:value-type="float">
            <text:p>1000</text:p>
          </table:table-cell>
          <table:table-cell office:value-type="float" office:value="972.750008106232" calcext:value-type="float">
            <text:p>972.750008106232</text:p>
          </table:table-cell>
          <table:table-cell office:value-type="float" office:value="999.380354098234" calcext:value-type="float">
            <text:p>999.38035409823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7-07-28T21:56:00+02:00</text:p>
          </table:table-cell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office:value-type="float" office:value="976.000010967255" calcext:value-type="float">
            <text:p>976.000010967255</text:p>
          </table:table-cell>
          <table:table-cell office:value-type="float" office:value="998.463448998978" calcext:value-type="float">
            <text:p>998.46344899897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2017-07-28T21:57:00+02:00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976.999998092651" calcext:value-type="float">
            <text:p>976.999998092651</text:p>
          </table:table-cell>
          <table:table-cell office:value-type="float" office:value="928.647585855993" calcext:value-type="float">
            <text:p>928.64758585599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7-07-28T21:58:00+02:00</text:p>
          </table:table-cell>
          <table:table-cell office:value-type="float" office:value="109" calcext:value-type="float">
            <text:p>109</text:p>
          </table:table-cell>
          <table:table-cell office:value-type="float" office:value="1000" calcext:value-type="float">
            <text:p>1000</text:p>
          </table:table-cell>
          <table:table-cell office:value-type="float" office:value="978.250026702881" calcext:value-type="float">
            <text:p>978.250026702881</text:p>
          </table:table-cell>
          <table:table-cell office:value-type="float" office:value="244.084958958926" calcext:value-type="float">
            <text:p>244.08495895892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07-28T21:59:00+02:00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981.249988079071" calcext:value-type="float">
            <text:p>981.249988079071</text:p>
          </table:table-cell>
          <table:table-cell office:value-type="float" office:value="643.176967502136" calcext:value-type="float">
            <text:p>643.17696750213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07-28T22:00:00+02:00</text:p>
          </table:table-cell>
          <table:table-cell office:value-type="float" office:value="86" calcext:value-type="float">
            <text:p>86</text:p>
          </table:table-cell>
          <table:table-cell office:value-type="float" office:value="1000" calcext:value-type="float">
            <text:p>1000</text:p>
          </table:table-cell>
          <table:table-cell office:value-type="float" office:value="981.000006198883" calcext:value-type="float">
            <text:p>981.000006198883</text:p>
          </table:table-cell>
          <table:table-cell office:value-type="float" office:value="106.810291420117" calcext:value-type="float">
            <text:p>106.81029142011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07-28T22:01:00+02:00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985.000014305115" calcext:value-type="float">
            <text:p>985.000014305115</text:p>
          </table:table-cell>
          <table:table-cell office:value-type="float" office:value="422.64905243048" calcext:value-type="float">
            <text:p>422.6490524304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7-28T22:0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448.931641555504" calcext:value-type="float">
            <text:p>448.93164155550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3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334.776015288046" calcext:value-type="float">
            <text:p>334.776015288046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4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14.0010840430218" calcext:value-type="float">
            <text:p>14.001084043021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5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1.03013438142241" calcext:value-type="float">
            <text:p>1.0301343814224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6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0.371765009041125" calcext:value-type="float">
            <text:p>0.37176500904112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7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4.31559072266374" calcext:value-type="float">
            <text:p>4.3155907226637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8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181.182139691014" calcext:value-type="float">
            <text:p>181.18213969101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09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750001907349" calcext:value-type="float">
            <text:p>991.750001907349</text:p>
          </table:table-cell>
          <table:table-cell office:value-type="float" office:value="0.0101190270296314" calcext:value-type="float">
            <text:p>0.01011902702963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2:10:00+02: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989.250004291534" calcext:value-type="float">
            <text:p>989.250004291534</text:p>
          </table:table-cell>
          <table:table-cell office:value-type="float" office:value="0.0000569769488256711" calcext:value-type="float">
            <text:p>5.69769488256711E-0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7-28T22:11:00+02:0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983.500003814697" calcext:value-type="float">
            <text:p>983.500003814697</text:p>
          </table:table-cell>
          <table:table-cell office:value-type="float" office:value="0.00000102682895519735" calcext:value-type="float">
            <text:p>1.02682895519735E-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7-07-28T22:12:00+02:00</text:p>
          </table:table-cell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981.99999332428" calcext:value-type="float">
            <text:p>981.99999332428</text:p>
          </table:table-cell>
          <table:table-cell office:value-type="float" office:value="0.00000102682895519735" calcext:value-type="float">
            <text:p>1.02682895519735E-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07-28T22:13:00+02:00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980.250000953674" calcext:value-type="float">
            <text:p>980.250000953674</text:p>
          </table:table-cell>
          <table:table-cell office:value-type="float" office:value="0.00000543632105998171" calcext:value-type="float">
            <text:p>5.43632105998171E-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2017-07-28T22:14:00+02:00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980.250000953674" calcext:value-type="float">
            <text:p>980.250000953674</text:p>
          </table:table-cell>
          <table:table-cell office:value-type="float" office:value="0.000020976899328673" calcext:value-type="float">
            <text:p>2.0976899328673E-0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7-07-28T22:15:00+02:00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980.000019073486" calcext:value-type="float">
            <text:p>980.000019073486</text:p>
          </table:table-cell>
          <table:table-cell office:value-type="float" office:value="0.0000561121989983704" calcext:value-type="float">
            <text:p>5.61121989983704E-0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7-07-28T22:16:00+02:00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977.75000333786" calcext:value-type="float">
            <text:p>977.75000333786</text:p>
          </table:table-cell>
          <table:table-cell office:value-type="float" office:value="0.0000783211805410744" calcext:value-type="float">
            <text:p>7.83211805410744E-0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2017-07-28T22:17:00+02:00</text:p>
          </table:table-cell>
          <table:table-cell office:value-type="float" office:value="168" calcext:value-type="float">
            <text:p>168</text:p>
          </table:table-cell>
          <table:table-cell office:value-type="float" office:value="1000" calcext:value-type="float">
            <text:p>1000</text:p>
          </table:table-cell>
          <table:table-cell office:value-type="float" office:value="971.249997615814" calcext:value-type="float">
            <text:p>971.249997615814</text:p>
          </table:table-cell>
          <table:table-cell office:value-type="float" office:value="0.00000122593024620699" calcext:value-type="float">
            <text:p>1.22593024620699E-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7-07-28T22:18:00+02:00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office:value-type="float" office:value="968.999981880188" calcext:value-type="float">
            <text:p>968.999981880188</text:p>
          </table:table-cell>
          <table:table-cell office:value-type="float" office:value="145.873800119415" calcext:value-type="float">
            <text:p>145.87380011941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7-07-28T22:19:00+02:0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office:value-type="float" office:value="965.749979019165" calcext:value-type="float">
            <text:p>965.749979019165</text:p>
          </table:table-cell>
          <table:table-cell office:value-type="float" office:value="625.034414321025" calcext:value-type="float">
            <text:p>625.034414321025</text:p>
          </table:table-cell>
          <table:table-cell office:value-type="float" office:value="999.6" calcext:value-type="float">
            <text:p>999.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2017-07-28T22:20:00+02:00</text:p>
          </table:table-cell>
          <table:table-cell office:value-type="float" office:value="259" calcext:value-type="float">
            <text:p>259</text:p>
          </table:table-cell>
          <table:table-cell office:value-type="float" office:value="1000" calcext:value-type="float">
            <text:p>1000</text:p>
          </table:table-cell>
          <table:table-cell office:value-type="float" office:value="960.749983787537" calcext:value-type="float">
            <text:p>960.749983787537</text:p>
          </table:table-cell>
          <table:table-cell office:value-type="float" office:value="663.996237928713" calcext:value-type="float">
            <text:p>663.9962379287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2017-07-28T22:21:00+02:00</text:p>
          </table:table-cell>
          <table:table-cell office:value-type="float" office:value="273" calcext:value-type="float">
            <text:p>273</text:p>
          </table:table-cell>
          <table:table-cell office:value-type="float" office:value="1000" calcext:value-type="float">
            <text:p>1000</text:p>
          </table:table-cell>
          <table:table-cell office:value-type="float" office:value="959.999978542328" calcext:value-type="float">
            <text:p>959.999978542328</text:p>
          </table:table-cell>
          <table:table-cell office:value-type="float" office:value="624.955982527616" calcext:value-type="float">
            <text:p>624.95598252761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2017-07-28T22:22:00+02:00</text:p>
          </table:table-cell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office:value-type="float" office:value="958.249986171722" calcext:value-type="float">
            <text:p>958.249986171722</text:p>
          </table:table-cell>
          <table:table-cell office:value-type="float" office:value="74.9207224293916" calcext:value-type="float">
            <text:p>74.920722429391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4" calcext:value-type="float">
            <text:p>54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2017-07-28T22:23:00+02:00</text:p>
          </table:table-cell>
          <table:table-cell office:value-type="float" office:value="344" calcext:value-type="float">
            <text:p>344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office:value-type="float" office:value="4.64526213040317" calcext:value-type="float">
            <text:p>4.6452621304031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17-07-28T22:24:00+02:00</text:p>
          </table:table-cell>
          <table:table-cell office:value-type="float" office:value="358" calcext:value-type="float">
            <text:p>358</text:p>
          </table:table-cell>
          <table:table-cell office:value-type="float" office:value="1000" calcext:value-type="float">
            <text:p>1000</text:p>
          </table:table-cell>
          <table:table-cell office:value-type="float" office:value="953.499972820282" calcext:value-type="float">
            <text:p>953.499972820282</text:p>
          </table:table-cell>
          <table:table-cell office:value-type="float" office:value="16.8359644268583" calcext:value-type="float">
            <text:p>16.835964426858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4" calcext:value-type="float">
            <text:p>94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2017-07-28T22:25:00+02:00</text:p>
          </table:table-cell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155.410148961371" calcext:value-type="float">
            <text:p>155.41014896137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7" calcext:value-type="float">
            <text:p>197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2017-07-28T22:26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662.570685975871" calcext:value-type="float">
            <text:p>662.570685975871</text:p>
          </table:table-cell>
          <table:table-cell table:number-columns-repeated="2" office:value-type="float" office:value="999.8" calcext:value-type="float">
            <text:p>999.8</text:p>
          </table:table-cell>
          <table:table-cell office:value-type="float" office:value="176" calcext:value-type="float">
            <text:p>176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2017-07-28T22:27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774.211284692933" calcext:value-type="float">
            <text:p>774.211284692933</text:p>
          </table:table-cell>
          <table:table-cell office:value-type="float" office:value="999.4" calcext:value-type="float">
            <text:p>999.4</text:p>
          </table:table-cell>
          <table:table-cell office:value-type="float" office:value="1000" calcext:value-type="float">
            <text:p>1000</text:p>
          </table:table-cell>
          <table:table-cell office:value-type="float" office:value="186" calcext:value-type="float">
            <text:p>186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7-07-28T22:28:00+02: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01.489976703189" calcext:value-type="float">
            <text:p>901.489976703189</text:p>
          </table:table-cell>
          <table:table-cell office:value-type="float" office:value="999.4" calcext:value-type="float">
            <text:p>999.4</text:p>
          </table:table-cell>
          <table:table-cell office:value-type="float" office:value="1000" calcext:value-type="float">
            <text:p>1000</text:p>
          </table:table-cell>
          <table:table-cell office:value-type="float" office:value="271" calcext:value-type="float">
            <text:p>27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17-07-28T22:29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738.668535123449" calcext:value-type="float">
            <text:p>738.66853512344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94" calcext:value-type="float">
            <text:p>29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2017-07-28T22:30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99.184563291585" calcext:value-type="float">
            <text:p>999.18456329158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2017-07-28T22:31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99.034427715827" calcext:value-type="float">
            <text:p>999.03442771582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2" calcext:value-type="float">
            <text:p>192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2017-07-28T22:32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99.999994251265" calcext:value-type="float">
            <text:p>999.99999425126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1" calcext:value-type="float">
            <text:p>20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2017-07-28T22:33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999.999999833323" calcext:value-type="float">
            <text:p>999.99999983332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9" calcext:value-type="float">
            <text:p>209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017-07-28T22:34:00+02:00</text:p>
          </table:table-cell>
          <table:table-cell office:value-type="float" office:value="385" calcext:value-type="float">
            <text:p>385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99.999999996227" calcext:value-type="float">
            <text:p>999.99999999622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25" calcext:value-type="float">
            <text:p>425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2017-07-28T22:35:00+02:00</text:p>
          </table:table-cell>
          <table:table-cell office:value-type="float" office:value="417" calcext:value-type="float">
            <text:p>417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office:value-type="float" office:value="999.999999998671" calcext:value-type="float">
            <text:p>999.99999999867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51" calcext:value-type="float">
            <text:p>551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7-07-28T22:36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995942" calcext:value-type="float">
            <text:p>999.99999999594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92" calcext:value-type="float">
            <text:p>592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8T22:37:00+02:00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99.999999994094" calcext:value-type="float">
            <text:p>999.99999999409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3" calcext:value-type="float">
            <text:p>72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17-07-28T22:38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999.99999958534" calcext:value-type="float">
            <text:p>999.9999995853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7" calcext:value-type="float">
            <text:p>68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017-07-28T22:39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office:value-type="float" office:value="999.999999193896" calcext:value-type="float">
            <text:p>999.99999919389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77" calcext:value-type="float">
            <text:p>777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2017-07-28T22:40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office:value-type="float" office:value="999.999998102394" calcext:value-type="float">
            <text:p>999.99999810239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9" calcext:value-type="float">
            <text:p>100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2017-07-28T22:41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831.369898991635" calcext:value-type="float">
            <text:p>831.36989899163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17-07-28T22:42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845.92824120622" calcext:value-type="float">
            <text:p>845.9282412062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69" calcext:value-type="float">
            <text:p>1169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017-07-28T22:43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73.452220449693" calcext:value-type="float">
            <text:p>973.45222044969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77" calcext:value-type="float">
            <text:p>147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7-28T22:44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46.789801308807" calcext:value-type="float">
            <text:p>946.78980130880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70" calcext:value-type="float">
            <text:p>157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2017-07-28T22:45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office:value-type="float" office:value="960.508365325976" calcext:value-type="float">
            <text:p>960.50836532597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21" calcext:value-type="float">
            <text:p>1621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2017-07-28T22:46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office:value-type="float" office:value="946.59096680439" calcext:value-type="float">
            <text:p>946.5909668043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13" calcext:value-type="float">
            <text:p>2113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2017-07-28T22:47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355104246" calcext:value-type="float">
            <text:p>999.99935510424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95" calcext:value-type="float">
            <text:p>2195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2017-07-28T22:48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999.571910425708" calcext:value-type="float">
            <text:p>999.57191042570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69" calcext:value-type="float">
            <text:p>2469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2017-07-28T22:49:00+02:00</text:p>
          </table:table-cell>
          <table:table-cell office:value-type="float" office:value="386" calcext:value-type="float">
            <text:p>386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853.231778637981" calcext:value-type="float">
            <text:p>853.23177863798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537" calcext:value-type="float">
            <text:p>2537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2017-07-28T22:50:00+02:00</text:p>
          </table:table-cell>
          <table:table-cell office:value-type="float" office:value="379" calcext:value-type="float">
            <text:p>379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999.999980566451" calcext:value-type="float">
            <text:p>999.99998056645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548" calcext:value-type="float">
            <text:p>2548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2017-07-28T22:51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99.999997357349" calcext:value-type="float">
            <text:p>999.99999735734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528" calcext:value-type="float">
            <text:p>2528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17-07-28T22:52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99.999999251155" calcext:value-type="float">
            <text:p>999.99999925115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47" calcext:value-type="float">
            <text:p>244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2017-07-28T22:53:00+02:00</text:p>
          </table:table-cell>
          <table:table-cell office:value-type="float" office:value="383" calcext:value-type="float">
            <text:p>383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office:value-type="float" office:value="999.999999936677" calcext:value-type="float">
            <text:p>999.9999999366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1" calcext:value-type="float">
            <text:p>2261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8T22:54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40" calcext:value-type="float">
            <text:p>2140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2017-07-28T22:55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65" calcext:value-type="float">
            <text:p>2165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2017-07-28T22:56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75" calcext:value-type="float">
            <text:p>2175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string" calcext:value-type="string">
            <text:p>2017-07-28T22:57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61" calcext:value-type="float">
            <text:p>2261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2017-07-28T22:58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02" calcext:value-type="float">
            <text:p>2102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2017-07-28T22:59:00+02:00</text:p>
          </table:table-cell>
          <table:table-cell office:value-type="float" office:value="386" calcext:value-type="float">
            <text:p>386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49" calcext:value-type="float">
            <text:p>2249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2017-07-28T23:00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23" calcext:value-type="float">
            <text:p>2223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2017-07-28T23:01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office:value-type="float" office:value="999.99998773479" calcext:value-type="float">
            <text:p>999.9999877347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48" calcext:value-type="float">
            <text:p>2048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2017-07-28T23:02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99.99999999614" calcext:value-type="float">
            <text:p>999.9999999961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94" calcext:value-type="float">
            <text:p>2194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2017-07-28T23:03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54.249978065491" calcext:value-type="float">
            <text:p>954.24997806549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01" calcext:value-type="float">
            <text:p>1701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2017-07-28T23:04:00+02:00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56" calcext:value-type="float">
            <text:p>1656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2017-07-28T23:05:00+02:00</text:p>
          </table:table-cell>
          <table:table-cell office:value-type="float" office:value="307" calcext:value-type="float">
            <text:p>307</text:p>
          </table:table-cell>
          <table:table-cell office:value-type="float" office:value="1000" calcext:value-type="float">
            <text:p>1000</text:p>
          </table:table-cell>
          <table:table-cell office:value-type="float" office:value="958.750009536743" calcext:value-type="float">
            <text:p>958.75000953674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94" calcext:value-type="float">
            <text:p>179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2017-07-28T23:06:00+02:00</text:p>
          </table:table-cell>
          <table:table-cell office:value-type="float" office:value="308" calcext:value-type="float">
            <text:p>308</text:p>
          </table:table-cell>
          <table:table-cell office:value-type="float" office:value="1000" calcext:value-type="float">
            <text:p>1000</text:p>
          </table:table-cell>
          <table:table-cell office:value-type="float" office:value="957.750022411346" calcext:value-type="float">
            <text:p>957.75002241134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828" calcext:value-type="float">
            <text:p>1828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2017-07-28T23:07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27" calcext:value-type="float">
            <text:p>1627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8T23:08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538" calcext:value-type="float">
            <text:p>153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2017-07-28T23:09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573" calcext:value-type="float">
            <text:p>1573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8T23:10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40" calcext:value-type="float">
            <text:p>134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2017-07-28T23:11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10" calcext:value-type="float">
            <text:p>131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2017-07-28T23:12:00+02:00</text:p>
          </table:table-cell>
          <table:table-cell office:value-type="float" office:value="379" calcext:value-type="float">
            <text:p>379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34" calcext:value-type="float">
            <text:p>133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2017-07-28T23:13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999.99988587633" calcext:value-type="float">
            <text:p>999.9998858763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64" calcext:value-type="float">
            <text:p>764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2017-07-28T23:14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99.999951118104" calcext:value-type="float">
            <text:p>999.99995111810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61" calcext:value-type="float">
            <text:p>561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2017-07-28T23:15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99.999999792646" calcext:value-type="float">
            <text:p>999.99999979264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31" calcext:value-type="float">
            <text:p>531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2017-07-28T23:16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office:value-type="float" office:value="999.999999520244" calcext:value-type="float">
            <text:p>999.99999952024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74" calcext:value-type="float">
            <text:p>47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8T23:17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99.99999985825" calcext:value-type="float">
            <text:p>999.9999998582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04" calcext:value-type="float">
            <text:p>404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2017-07-28T23:18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999.999999388163" calcext:value-type="float">
            <text:p>999.99999938816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73" calcext:value-type="float">
            <text:p>47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17-07-28T23:19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5.500016212463" calcext:value-type="float">
            <text:p>945.500016212463</text:p>
          </table:table-cell>
          <table:table-cell office:value-type="float" office:value="999.999999310877" calcext:value-type="float">
            <text:p>999.9999993108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61" calcext:value-type="float">
            <text:p>561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8T23:20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99.99999547752" calcext:value-type="float">
            <text:p>999.9999954775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80" calcext:value-type="float">
            <text:p>58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17-07-28T23:21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999.999999216307" calcext:value-type="float">
            <text:p>999.99999921630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98" calcext:value-type="float">
            <text:p>598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2017-07-28T23:22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438506" calcext:value-type="float">
            <text:p>999.9999994385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74" calcext:value-type="float">
            <text:p>374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2017-07-28T23:23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663947" calcext:value-type="float">
            <text:p>999.99999966394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27" calcext:value-type="float">
            <text:p>32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2017-07-28T23:24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999.999999562535" calcext:value-type="float">
            <text:p>999.99999956253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97" calcext:value-type="float">
            <text:p>297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7-07-28T23:25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999.999999502583" calcext:value-type="float">
            <text:p>999.99999950258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83" calcext:value-type="float">
            <text:p>283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2017-07-28T23:26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999.999999283268" calcext:value-type="float">
            <text:p>999.99999928326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9" calcext:value-type="float">
            <text:p>23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2017-07-28T23:27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99.999999023854" calcext:value-type="float">
            <text:p>999.99999902385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59" calcext:value-type="float">
            <text:p>259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8T23:28:00+02: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99.999999000858" calcext:value-type="float">
            <text:p>999.99999900085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2017-07-28T23:29:00+02:00</text:p>
          </table:table-cell>
          <table:table-cell office:value-type="float" office:value="352" calcext:value-type="float">
            <text:p>352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office:value-type="float" office:value="999.999998975709" calcext:value-type="float">
            <text:p>999.99999897570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2017-07-28T23:30:00+02:0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952.250003814697" calcext:value-type="float">
            <text:p>952.250003814697</text:p>
          </table:table-cell>
          <table:table-cell office:value-type="float" office:value="992.482745349073" calcext:value-type="float">
            <text:p>992.48274534907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2017-07-28T23:31:00+02:00</text:p>
          </table:table-cell>
          <table:table-cell office:value-type="float" office:value="354" calcext:value-type="float">
            <text:p>354</text:p>
          </table:table-cell>
          <table:table-cell office:value-type="float" office:value="1000" calcext:value-type="float">
            <text:p>1000</text:p>
          </table:table-cell>
          <table:table-cell office:value-type="float" office:value="954.249978065491" calcext:value-type="float">
            <text:p>954.249978065491</text:p>
          </table:table-cell>
          <table:table-cell office:value-type="float" office:value="995.419699273769" calcext:value-type="float">
            <text:p>995.41969927376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8" calcext:value-type="float">
            <text:p>38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2017-07-28T23:32:00+02:00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954.500019550324" calcext:value-type="float">
            <text:p>954.500019550324</text:p>
          </table:table-cell>
          <table:table-cell office:value-type="float" office:value="998.108951395986" calcext:value-type="float">
            <text:p>998.10895139598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2017-07-28T23:33:00+02:00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953.000009059906" calcext:value-type="float">
            <text:p>953.000009059906</text:p>
          </table:table-cell>
          <table:table-cell office:value-type="float" office:value="996.95365952213" calcext:value-type="float">
            <text:p>996.953659522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7" calcext:value-type="float">
            <text:p>8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17-07-28T23:34:00+02:00</text:p>
          </table:table-cell>
          <table:table-cell office:value-type="float" office:value="317" calcext:value-type="float">
            <text:p>317</text:p>
          </table:table-cell>
          <table:table-cell office:value-type="float" office:value="1000" calcext:value-type="float">
            <text:p>1000</text:p>
          </table:table-cell>
          <table:table-cell office:value-type="float" office:value="958.999991416931" calcext:value-type="float">
            <text:p>958.99999141693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2017-07-28T23:35:00+02:00</text:p>
          </table:table-cell>
          <table:table-cell office:value-type="float" office:value="221" calcext:value-type="float">
            <text:p>221</text:p>
          </table:table-cell>
          <table:table-cell office:value-type="float" office:value="1000" calcext:value-type="float">
            <text:p>1000</text:p>
          </table:table-cell>
          <table:table-cell office:value-type="float" office:value="965.749979019165" calcext:value-type="float">
            <text:p>965.74997901916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2017-07-28T23:36:00+02:00</text:p>
          </table:table-cell>
          <table:table-cell office:value-type="float" office:value="209" calcext:value-type="float">
            <text:p>209</text:p>
          </table:table-cell>
          <table:table-cell office:value-type="float" office:value="1000" calcext:value-type="float">
            <text:p>1000</text:p>
          </table:table-cell>
          <table:table-cell office:value-type="float" office:value="967.249989509583" calcext:value-type="float">
            <text:p>967.24998950958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2017-07-28T23:37:00+02:00</text:p>
          </table:table-cell>
          <table:table-cell office:value-type="float" office:value="194" calcext:value-type="float">
            <text:p>194</text:p>
          </table:table-cell>
          <table:table-cell office:value-type="float" office:value="1000" calcext:value-type="float">
            <text:p>1000</text:p>
          </table:table-cell>
          <table:table-cell office:value-type="float" office:value="968.500018119812" calcext:value-type="float">
            <text:p>968.50001811981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7-07-28T23:38:00+02:00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975.000023841858" calcext:value-type="float">
            <text:p>975.00002384185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07-28T23:39:00+02:00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974.500000476837" calcext:value-type="float">
            <text:p>974.500000476837</text:p>
          </table:table-cell>
          <table:table-cell office:value-type="float" office:value="916.507864535232" calcext:value-type="float">
            <text:p>916.50786453523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07-28T23:40:00+02: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981.99999332428" calcext:value-type="float">
            <text:p>981.99999332428</text:p>
          </table:table-cell>
          <table:table-cell office:value-type="float" office:value="849.355721815059" calcext:value-type="float">
            <text:p>849.35572181505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7-28T23:41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999.992627418078" calcext:value-type="float">
            <text:p>999.99262741807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2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661.433341645705" calcext:value-type="float">
            <text:p>661.43334164570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3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153.158528891614" calcext:value-type="float">
            <text:p>153.15852889161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4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105.658306713549" calcext:value-type="float">
            <text:p>105.658306713549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5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53.5608740787465" calcext:value-type="float">
            <text:p>53.560874078746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8T23:46:00+02: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90.249991416931" calcext:value-type="float">
            <text:p>990.249991416931</text:p>
          </table:table-cell>
          <table:table-cell office:value-type="float" office:value="18.6532116550491" calcext:value-type="float">
            <text:p>18.653211655049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07-28T23:47:00+02:00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987.249970436096" calcext:value-type="float">
            <text:p>987.249970436096</text:p>
          </table:table-cell>
          <table:table-cell office:value-type="float" office:value="6.78730555850116" calcext:value-type="float">
            <text:p>6.7873055585011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8T23:48:00+02:0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19.948727087882" calcext:value-type="float">
            <text:p>19.94872708788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7-28T23:49:00+02:00</text:p>
          </table:table-cell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983.250021934509" calcext:value-type="float">
            <text:p>983.250021934509</text:p>
          </table:table-cell>
          <table:table-cell office:value-type="float" office:value="2.55121464057673" calcext:value-type="float">
            <text:p>2.5512146405767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07-28T23:50:00+02:00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976.249992847443" calcext:value-type="float">
            <text:p>976.249992847443</text:p>
          </table:table-cell>
          <table:table-cell office:value-type="float" office:value="0.0382122260237372" calcext:value-type="float">
            <text:p>0.03821222602373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2017-07-28T23:51:00+02:00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971.499979496002" calcext:value-type="float">
            <text:p>971.499979496002</text:p>
          </table:table-cell>
          <table:table-cell office:value-type="float" office:value="0.0218967501935952" calcext:value-type="float">
            <text:p>0.0218967501935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07-28T23:52:00+02:00</text:p>
          </table:table-cell>
          <table:table-cell office:value-type="float" office:value="186" calcext:value-type="float">
            <text:p>186</text:p>
          </table:table-cell>
          <table:table-cell office:value-type="float" office:value="1000" calcext:value-type="float">
            <text:p>1000</text:p>
          </table:table-cell>
          <table:table-cell office:value-type="float" office:value="969.500005245209" calcext:value-type="float">
            <text:p>969.500005245209</text:p>
          </table:table-cell>
          <table:table-cell office:value-type="float" office:value="0.03169538932557" calcext:value-type="float">
            <text:p>0.031695389325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2017-07-28T23:53:00+02:00</text:p>
          </table:table-cell>
          <table:table-cell office:value-type="float" office:value="211" calcext:value-type="float">
            <text:p>211</text:p>
          </table:table-cell>
          <table:table-cell office:value-type="float" office:value="1000" calcext:value-type="float">
            <text:p>1000</text:p>
          </table:table-cell>
          <table:table-cell office:value-type="float" office:value="967.000007629395" calcext:value-type="float">
            <text:p>967.000007629395</text:p>
          </table:table-cell>
          <table:table-cell office:value-type="float" office:value="0.0267050619053855" calcext:value-type="float">
            <text:p>0.02670506190538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17-07-28T23:54:00+02:00</text:p>
          </table:table-cell>
          <table:table-cell office:value-type="float" office:value="218" calcext:value-type="float">
            <text:p>218</text:p>
          </table:table-cell>
          <table:table-cell office:value-type="float" office:value="1000" calcext:value-type="float">
            <text:p>1000</text:p>
          </table:table-cell>
          <table:table-cell office:value-type="float" office:value="964.999973773956" calcext:value-type="float">
            <text:p>964.999973773956</text:p>
          </table:table-cell>
          <table:table-cell office:value-type="float" office:value="0.0812856890278768" calcext:value-type="float">
            <text:p>0.0812856890278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2017-07-28T23:55:00+02:00</text:p>
          </table:table-cell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office:value-type="float" office:value="963.249981403351" calcext:value-type="float">
            <text:p>963.249981403351</text:p>
          </table:table-cell>
          <table:table-cell office:value-type="float" office:value="0.684653585211525" calcext:value-type="float">
            <text:p>0.68465358521152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2017-07-28T23:56:00+02:00</text:p>
          </table:table-cell>
          <table:table-cell office:value-type="float" office:value="294" calcext:value-type="float">
            <text:p>294</text:p>
          </table:table-cell>
          <table:table-cell office:value-type="float" office:value="1000" calcext:value-type="float">
            <text:p>1000</text:p>
          </table:table-cell>
          <table:table-cell office:value-type="float" office:value="956.250011920929" calcext:value-type="float">
            <text:p>956.250011920929</text:p>
          </table:table-cell>
          <table:table-cell office:value-type="float" office:value="1.68578442775713" calcext:value-type="float">
            <text:p>1.685784427757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2017-07-28T23:57:00+02:00</text:p>
          </table:table-cell>
          <table:table-cell office:value-type="float" office:value="316" calcext:value-type="float">
            <text:p>316</text:p>
          </table:table-cell>
          <table:table-cell office:value-type="float" office:value="1000" calcext:value-type="float">
            <text:p>1000</text:p>
          </table:table-cell>
          <table:table-cell office:value-type="float" office:value="954.500019550324" calcext:value-type="float">
            <text:p>954.500019550324</text:p>
          </table:table-cell>
          <table:table-cell office:value-type="float" office:value="4.50390928178301" calcext:value-type="float">
            <text:p>4.5039092817830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2017-07-28T23:58:00+02:00</text:p>
          </table:table-cell>
          <table:table-cell office:value-type="float" office:value="332" calcext:value-type="float">
            <text:p>332</text:p>
          </table:table-cell>
          <table:table-cell office:value-type="float" office:value="1000" calcext:value-type="float">
            <text:p>1000</text:p>
          </table:table-cell>
          <table:table-cell office:value-type="float" office:value="954.500019550324" calcext:value-type="float">
            <text:p>954.500019550324</text:p>
          </table:table-cell>
          <table:table-cell office:value-type="float" office:value="733.837868178481" calcext:value-type="float">
            <text:p>733.83786817848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8T23:59:00+02:00</text:p>
          </table:table-cell>
          <table:table-cell office:value-type="float" office:value="358" calcext:value-type="float">
            <text:p>358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office:value-type="float" office:value="827.344610796702" calcext:value-type="float">
            <text:p>827.34461079670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2017-07-29T00:00:00+02:00</text:p>
          </table:table-cell>
          <table:table-cell office:value-type="float" office:value="352" calcext:value-type="float">
            <text:p>352</text:p>
          </table:table-cell>
          <table:table-cell office:value-type="float" office:value="1000" calcext:value-type="float">
            <text:p>1000</text:p>
          </table:table-cell>
          <table:table-cell office:value-type="float" office:value="951.250016689301" calcext:value-type="float">
            <text:p>951.250016689301</text:p>
          </table:table-cell>
          <table:table-cell office:value-type="float" office:value="789.855801410213" calcext:value-type="float">
            <text:p>789.8558014102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2017-07-29T00:01:00+02:00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429.518221067762" calcext:value-type="float">
            <text:p>429.51822106776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2017-07-29T00:02:00+02: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282.209820041485" calcext:value-type="float">
            <text:p>282.20982004148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37" calcext:value-type="float">
            <text:p>33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2017-07-29T00:03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390.528689428297" calcext:value-type="float">
            <text:p>390.52868942829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35" calcext:value-type="float">
            <text:p>43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2017-07-29T00:04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911.181814920143" calcext:value-type="float">
            <text:p>911.18181492014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15" calcext:value-type="float">
            <text:p>715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2017-07-29T00:05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office:value-type="float" office:value="908.84096002388" calcext:value-type="float">
            <text:p>908.84096002388</text:p>
          </table:table-cell>
          <table:table-cell office:value-type="float" office:value="995.6" calcext:value-type="float">
            <text:p>995.6</text:p>
          </table:table-cell>
          <table:table-cell office:value-type="float" office:value="999.4" calcext:value-type="float">
            <text:p>999.4</text:p>
          </table:table-cell>
          <table:table-cell office:value-type="float" office:value="855" calcext:value-type="float">
            <text:p>85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2017-07-29T00:06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4.999992847443" calcext:value-type="float">
            <text:p>944.999992847443</text:p>
          </table:table-cell>
          <table:table-cell office:value-type="float" office:value="858.322057232247" calcext:value-type="float">
            <text:p>858.322057232247</text:p>
          </table:table-cell>
          <table:table-cell office:value-type="float" office:value="999.4" calcext:value-type="float">
            <text:p>999.4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7-07-29T00:07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5.749998092651" calcext:value-type="float">
            <text:p>945.749998092651</text:p>
          </table:table-cell>
          <table:table-cell office:value-type="float" office:value="742.14454867867" calcext:value-type="float">
            <text:p>742.14454867867</text:p>
          </table:table-cell>
          <table:table-cell office:value-type="float" office:value="996.8" calcext:value-type="float">
            <text:p>996.8</text:p>
          </table:table-cell>
          <table:table-cell office:value-type="float" office:value="999.8" calcext:value-type="float">
            <text:p>999.8</text:p>
          </table:table-cell>
          <table:table-cell office:value-type="float" office:value="521" calcext:value-type="float">
            <text:p>521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2017-07-29T00:08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999.999962852046" calcext:value-type="float">
            <text:p>999.99996285204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06" calcext:value-type="float">
            <text:p>606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17-07-29T00:09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999.999998375446" calcext:value-type="float">
            <text:p>999.99999837544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78" calcext:value-type="float">
            <text:p>57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017-07-29T00:10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999.999999993749" calcext:value-type="float">
            <text:p>999.99999999374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94" calcext:value-type="float">
            <text:p>69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9T00:11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999.999999999731" calcext:value-type="float">
            <text:p>999.99999999973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9" calcext:value-type="float">
            <text:p>689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017-07-29T00:12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99.999999999606" calcext:value-type="float">
            <text:p>999.9999999996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09" calcext:value-type="float">
            <text:p>709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017-07-29T00:13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office:value-type="float" office:value="999.999999985057" calcext:value-type="float">
            <text:p>999.99999998505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02" calcext:value-type="float">
            <text:p>702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2017-07-29T00:14:00+02:00</text:p>
          </table:table-cell>
          <table:table-cell office:value-type="float" office:value="418" calcext:value-type="float">
            <text:p>418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office:value-type="float" office:value="999.99999999012" calcext:value-type="float">
            <text:p>999.9999999901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55" calcext:value-type="float">
            <text:p>6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2017-07-29T00:15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975.606873768059" calcext:value-type="float">
            <text:p>975.60687376805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60" calcext:value-type="float">
            <text:p>76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2017-07-29T00:16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932.047085871558" calcext:value-type="float">
            <text:p>932.04708587155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31" calcext:value-type="float">
            <text:p>1131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2017-07-29T00:17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973.991454118507" calcext:value-type="float">
            <text:p>973.99145411850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94" calcext:value-type="float">
            <text:p>1394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2017-07-29T00:18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948.932859607295" calcext:value-type="float">
            <text:p>948.9328596072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15" calcext:value-type="float">
            <text:p>1515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2017-07-29T00:19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900.530215678408" calcext:value-type="float">
            <text:p>900.53021567840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71" calcext:value-type="float">
            <text:p>1771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2017-07-29T00:20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977.17010095737" calcext:value-type="float">
            <text:p>977.1701009573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98" calcext:value-type="float">
            <text:p>1898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017-07-29T00:21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924.628267630881" calcext:value-type="float">
            <text:p>924.62826763088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95" calcext:value-type="float">
            <text:p>2095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2017-07-29T00:22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953.598914369004" calcext:value-type="float">
            <text:p>953.59891436900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76" calcext:value-type="float">
            <text:p>2376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2017-07-29T00:23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980.056829820569" calcext:value-type="float">
            <text:p>980.05682982056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57" calcext:value-type="float">
            <text:p>2357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2017-07-29T00:24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980.357079083778" calcext:value-type="float">
            <text:p>980.35707908377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03" calcext:value-type="float">
            <text:p>2403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2017-07-29T00:25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51.250016689301" calcext:value-type="float">
            <text:p>951.250016689301</text:p>
          </table:table-cell>
          <table:table-cell office:value-type="float" office:value="977.354924508071" calcext:value-type="float">
            <text:p>977.35492450807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55" calcext:value-type="float">
            <text:p>2355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017-07-29T00:26:00+02:00</text:p>
          </table:table-cell>
          <table:table-cell office:value-type="float" office:value="381" calcext:value-type="float">
            <text:p>381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12" calcext:value-type="float">
            <text:p>2212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2017-07-29T00:27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49" calcext:value-type="float">
            <text:p>214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7-07-29T00:28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71" calcext:value-type="float">
            <text:p>2371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2017-07-29T00:29:00+02:00</text:p>
          </table:table-cell>
          <table:table-cell office:value-type="float" office:value="375" calcext:value-type="float">
            <text:p>375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54" calcext:value-type="float">
            <text:p>2554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7-07-29T00:30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46" calcext:value-type="float">
            <text:p>2246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2017-07-29T00:31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88" calcext:value-type="float">
            <text:p>2088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2017-07-29T00:32:00+02:00</text:p>
          </table:table-cell>
          <table:table-cell office:value-type="float" office:value="385" calcext:value-type="float">
            <text:p>385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160" calcext:value-type="float">
            <text:p>2160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2017-07-29T00:33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45" calcext:value-type="float">
            <text:p>254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2017-07-29T00:34:00+02:0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952.750027179718" calcext:value-type="float">
            <text:p>952.75002717971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80" calcext:value-type="float">
            <text:p>2580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2017-07-29T00:35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16" calcext:value-type="float">
            <text:p>241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017-07-29T00:36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18" calcext:value-type="float">
            <text:p>241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2017-07-29T00:37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295" calcext:value-type="float">
            <text:p>2295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2017-07-29T00:38:00+02:00</text:p>
          </table:table-cell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50" calcext:value-type="float">
            <text:p>2450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17-07-29T00:39:00+02: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544" calcext:value-type="float">
            <text:p>2544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2017-07-29T00:40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85" calcext:value-type="float">
            <text:p>2085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2017-07-29T00:41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974" calcext:value-type="float">
            <text:p>197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7-07-29T00:42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998.786550042189" calcext:value-type="float">
            <text:p>998.7865500421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24" calcext:value-type="float">
            <text:p>2024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2017-07-29T00:43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872" calcext:value-type="float">
            <text:p>1872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2017-07-29T00:44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76" calcext:value-type="float">
            <text:p>1676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2017-07-29T00:45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782" calcext:value-type="float">
            <text:p>178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017-07-29T00:46:00+02:00</text:p>
          </table:table-cell>
          <table:table-cell office:value-type="float" office:value="385" calcext:value-type="float">
            <text:p>385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7-29T00:47:00+02: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15" calcext:value-type="float">
            <text:p>141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7-07-29T00:48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442" calcext:value-type="float">
            <text:p>1442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17-07-29T00:49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389" calcext:value-type="float">
            <text:p>1389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2017-07-29T00:50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274" calcext:value-type="float">
            <text:p>1274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2017-07-29T00:51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080" calcext:value-type="float">
            <text:p>108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2017-07-29T00:52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181" calcext:value-type="float">
            <text:p>1181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2017-07-29T00:53:00+02: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097" calcext:value-type="float">
            <text:p>1097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2017-07-29T00:54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222" calcext:value-type="float">
            <text:p>122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2017-07-29T00:55:00+02: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141" calcext:value-type="float">
            <text:p>114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2017-07-29T00:56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018" calcext:value-type="float">
            <text:p>1018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017-07-29T00:57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078" calcext:value-type="float">
            <text:p>107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2017-07-29T00:58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99" calcext:value-type="float">
            <text:p>599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2017-07-29T00:59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66" calcext:value-type="float">
            <text:p>466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2017-07-29T01:00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12" calcext:value-type="float">
            <text:p>41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2017-07-29T01:01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47" calcext:value-type="float">
            <text:p>247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2017-07-29T01:02:00+02: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7" calcext:value-type="float">
            <text:p>167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2017-07-29T01:03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87" calcext:value-type="float">
            <text:p>187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2017-07-29T01:04:00+02:00</text:p>
          </table:table-cell>
          <table:table-cell office:value-type="float" office:value="356" calcext:value-type="float">
            <text:p>356</text:p>
          </table:table-cell>
          <table:table-cell office:value-type="float" office:value="1000" calcext:value-type="float">
            <text:p>1000</text:p>
          </table:table-cell>
          <table:table-cell office:value-type="float" office:value="951.499998569489" calcext:value-type="float">
            <text:p>951.49999856948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4" calcext:value-type="float">
            <text:p>44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2017-07-29T01:05:00+02:00</text:p>
          </table:table-cell>
          <table:table-cell office:value-type="float" office:value="283" calcext:value-type="float">
            <text:p>283</text:p>
          </table:table-cell>
          <table:table-cell office:value-type="float" office:value="1000" calcext:value-type="float">
            <text:p>1000</text:p>
          </table:table-cell>
          <table:table-cell office:value-type="float" office:value="958.500027656555" calcext:value-type="float">
            <text:p>958.500027656555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2017-07-29T01:06:00+02:00</text:p>
          </table:table-cell>
          <table:table-cell office:value-type="float" office:value="287" calcext:value-type="float">
            <text:p>287</text:p>
          </table:table-cell>
          <table:table-cell office:value-type="float" office:value="1000" calcext:value-type="float">
            <text:p>1000</text:p>
          </table:table-cell>
          <table:table-cell office:value-type="float" office:value="958.000004291534" calcext:value-type="float">
            <text:p>958.00000429153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2017-07-29T01:07:00+02:00</text:p>
          </table:table-cell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office:value-type="float" office:value="960.500001907349" calcext:value-type="float">
            <text:p>960.500001907349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2017-07-29T01:08:00+02:00</text:p>
          </table:table-cell>
          <table:table-cell office:value-type="float" office:value="219" calcext:value-type="float">
            <text:p>219</text:p>
          </table:table-cell>
          <table:table-cell office:value-type="float" office:value="1000" calcext:value-type="float">
            <text:p>1000</text:p>
          </table:table-cell>
          <table:table-cell office:value-type="float" office:value="967.499971389771" calcext:value-type="float">
            <text:p>967.49997138977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2017-07-29T01:09:00+02:00</text:p>
          </table:table-cell>
          <table:table-cell office:value-type="float" office:value="204" calcext:value-type="float">
            <text:p>204</text:p>
          </table:table-cell>
          <table:table-cell office:value-type="float" office:value="1000" calcext:value-type="float">
            <text:p>1000</text:p>
          </table:table-cell>
          <table:table-cell office:value-type="float" office:value="966.750025749207" calcext:value-type="float">
            <text:p>966.750025749207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2017-07-29T01:10:00+02:00</text:p>
          </table:table-cell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office:value-type="float" office:value="968.500018119812" calcext:value-type="float">
            <text:p>968.50001811981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17-07-29T01:11:00+02:00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970.00002861023" calcext:value-type="float">
            <text:p>970.0000286102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07-29T01:12:00+02:00</text:p>
          </table:table-cell>
          <table:table-cell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office:value-type="float" office:value="970.749974250793" calcext:value-type="float">
            <text:p>970.749974250793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07-29T01:13:00+02:00</text:p>
          </table:table-cell>
          <table:table-cell office:value-type="float" office:value="177" calcext:value-type="float">
            <text:p>177</text:p>
          </table:table-cell>
          <table:table-cell office:value-type="float" office:value="1000" calcext:value-type="float">
            <text:p>1000</text:p>
          </table:table-cell>
          <table:table-cell office:value-type="float" office:value="970.749974250793" calcext:value-type="float">
            <text:p>970.749974250793</text:p>
          </table:table-cell>
          <table:table-cell office:value-type="float" office:value="999.999999876377" calcext:value-type="float">
            <text:p>999.9999998763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7-07-29T01:14:00+02:00</text:p>
          </table:table-cell>
          <table:table-cell office:value-type="float" office:value="176" calcext:value-type="float">
            <text:p>176</text:p>
          </table:table-cell>
          <table:table-cell office:value-type="float" office:value="1000" calcext:value-type="float">
            <text:p>1000</text:p>
          </table:table-cell>
          <table:table-cell office:value-type="float" office:value="972.500026226044" calcext:value-type="float">
            <text:p>972.500026226044</text:p>
          </table:table-cell>
          <table:table-cell office:value-type="float" office:value="915.611749969229" calcext:value-type="float">
            <text:p>915.61174996922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07-29T01:15:00+02:00</text:p>
          </table:table-cell>
          <table:table-cell office:value-type="float" office:value="158" calcext:value-type="float">
            <text:p>158</text:p>
          </table:table-cell>
          <table:table-cell office:value-type="float" office:value="1000" calcext:value-type="float">
            <text:p>1000</text:p>
          </table:table-cell>
          <table:table-cell office:value-type="float" office:value="972.99998998642" calcext:value-type="float">
            <text:p>972.99998998642</text:p>
          </table:table-cell>
          <table:table-cell office:value-type="float" office:value="913.818003264748" calcext:value-type="float">
            <text:p>913.81800326474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07-29T01:16:00+02:00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978.250026702881" calcext:value-type="float">
            <text:p>978.250026702881</text:p>
          </table:table-cell>
          <table:table-cell office:value-type="float" office:value="73.4070404624476" calcext:value-type="float">
            <text:p>73.407040462447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07-29T01:17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84.0895270746377" calcext:value-type="float">
            <text:p>84.089527074637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18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46.4352450777726" calcext:value-type="float">
            <text:p>46.435245077772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7-29T01:19:00+02:0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29.1841410430672" calcext:value-type="float">
            <text:p>29.184141043067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20:00+02: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28.2689819309688" calcext:value-type="float">
            <text:p>28.268981930968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7-29T01:21:00+02:0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26.1621804305014" calcext:value-type="float">
            <text:p>26.162180430501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7-29T01:22:00+02:0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90.499973297119" calcext:value-type="float">
            <text:p>990.499973297119</text:p>
          </table:table-cell>
          <table:table-cell office:value-type="float" office:value="18.3148482530968" calcext:value-type="float">
            <text:p>18.314848253096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07-29T01:23:00+02:00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989.750027656555" calcext:value-type="float">
            <text:p>989.750027656555</text:p>
          </table:table-cell>
          <table:table-cell table:number-columns-repeated="3" office:value-type="string" calcext:value-type="string">
            <text:p>undefined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07-29T01:24:00+02:00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989.750027656555" calcext:value-type="float">
            <text:p>989.750027656555</text:p>
          </table:table-cell>
          <table:table-cell table:number-columns-repeated="3" office:value-type="string" calcext:value-type="string">
            <text:p>undefined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07-29T01:25:00+02:00</text:p>
          </table:table-cell>
          <table:table-cell table:number-columns-repeated="6" office:value-type="string" calcext:value-type="string">
            <text:p>undefined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9T11:45:20.298120825</dc:date>
    <meta:editing-duration>PT10M52S</meta:editing-duration>
    <meta:editing-cycles>1</meta:editing-cycles>
    <meta:document-statistic meta:table-count="2" meta:cell-count="8802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323cm" svg:height="9cm" xlink:href=".." xlink:type="simple" chart:class="chart:line" chart:column-mapping="4 0 1 2 3 5" chart:style-name="ch1">
        <chart:legend chart:legend-position="end" svg:x="26.749cm" svg:y="2.905cm" style:legend-expansion="high" chart:style-name="ch2"/>
        <chart:plot-area chart:style-name="ch3" table:cell-range-address="'grafana_data_export(26)'.B1:'grafana_data_export(26)'.G489" chart:data-source-has-labels="row" svg:x="1.654cm" svg:y="0.18cm" svg:width="24.469cm" svg:height="7.642cm">
          <chartooo:coordinate-region svg:x="2.402cm" svg:y="0.307cm" svg:width="23.721cm" svg:height="6.481cm"/>
          <chart:axis chart:dimension="x" chart:name="primary-x" chart:style-name="ch4">
            <chart:title svg:x="13.237cm" svg:y="8.003cm" chart:style-name="ch5">
              <text:p>Minutes</text:p>
            </chart:title>
          </chart:axis>
          <chart:axis chart:dimension="y" chart:name="primary-y" chart:style-name="ch4">
            <chart:title svg:x="0.451cm" svg:y="5.052cm" chart:style-name="ch6">
              <text:p>Percent / 100</text:p>
            </chart:title>
            <chart:grid chart:style-name="ch7" chart:class="major"/>
          </chart:axis>
          <chart:series chart:style-name="ch8" chart:values-cell-range-address="'grafana_data_export(26)'.F2:'grafana_data_export(26)'.F489" chart:label-cell-address="'grafana_data_export(26)'.F1:'grafana_data_export(26)'.F1" chart:class="chart:line">
            <chart:data-point chart:repeated="488"/>
          </chart:series>
          <chart:series chart:style-name="ch9" chart:values-cell-range-address="'grafana_data_export(26)'.B2:'grafana_data_export(26)'.B489" chart:label-cell-address="'grafana_data_export(26)'.B1:'grafana_data_export(26)'.B1" chart:class="chart:line">
            <chart:data-point chart:repeated="488"/>
          </chart:series>
          <chart:series chart:style-name="ch10" chart:values-cell-range-address="'grafana_data_export(26)'.C2:'grafana_data_export(26)'.C489" chart:label-cell-address="'grafana_data_export(26)'.C1:'grafana_data_export(26)'.C1" chart:class="chart:line">
            <chart:data-point chart:repeated="488"/>
          </chart:series>
          <chart:series chart:style-name="ch11" chart:values-cell-range-address="'grafana_data_export(26)'.D2:'grafana_data_export(26)'.D489" chart:label-cell-address="'grafana_data_export(26)'.D1:'grafana_data_export(26)'.D1" chart:class="chart:line">
            <chart:data-point chart:repeated="488"/>
          </chart:series>
          <chart:series chart:style-name="ch12" chart:values-cell-range-address="'grafana_data_export(26)'.E2:'grafana_data_export(26)'.E489" chart:label-cell-address="'grafana_data_export(26)'.E1:'grafana_data_export(26)'.E1" chart:class="chart:line">
            <chart:data-point chart:repeated="488"/>
          </chart:series>
          <chart:series chart:style-name="ch13" chart:values-cell-range-address="'grafana_data_export(26)'.G2:'grafana_data_export(26)'.G489" chart:label-cell-address="'grafana_data_export(26)'.G1:'grafana_data_export(26)'.G1" chart:class="chart:line">
            <chart:data-point chart:repeated="48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M Node</text:p>
                <draw:g>
                  <svg:desc>'grafana_data_export(26)'.F1:'grafana_data_export(26)'.F1</svg:desc>
                </draw:g>
              </table:table-cell>
              <table:table-cell office:value-type="string">
                <text:p>CPU Middletier</text:p>
                <draw:g>
                  <svg:desc>'grafana_data_export(26)'.B1:'grafana_data_export(26)'.B1</svg:desc>
                </draw:g>
              </table:table-cell>
              <table:table-cell office:value-type="string">
                <text:p>CPU Limit</text:p>
                <draw:g>
                  <svg:desc>'grafana_data_export(26)'.C1:'grafana_data_export(26)'.C1</svg:desc>
                </draw:g>
              </table:table-cell>
              <table:table-cell office:value-type="string">
                <text:p>CPU Node</text:p>
                <draw:g>
                  <svg:desc>'grafana_data_export(26)'.D1:'grafana_data_export(26)'.D1</svg:desc>
                </draw:g>
              </table:table-cell>
              <table:table-cell office:value-type="string">
                <text:p>CFP Middletier</text:p>
                <draw:g>
                  <svg:desc>'grafana_data_export(26)'.E1:'grafana_data_export(26)'.E1</svg:desc>
                </draw:g>
              </table:table-cell>
              <table:table-cell office:value-type="string">
                <text:p>FPM Middletier</text:p>
                <draw:g>
                  <svg:desc>'grafana_data_export(26)'.G1:'grafana_data_export(26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rafana_data_export(26)'.F2:'grafana_data_export(26)'.F489</svg:desc>
                </draw:g>
              </table:table-cell>
              <table:table-cell office:value-type="float" office:value="0.001">
                <text:p>0.001</text:p>
                <draw:g>
                  <svg:desc>'grafana_data_export(26)'.B2:'grafana_data_export(26)'.B489</svg:desc>
                </draw:g>
              </table:table-cell>
              <table:table-cell office:value-type="float" office:value="1">
                <text:p>1</text:p>
                <draw:g>
                  <svg:desc>'grafana_data_export(26)'.C2:'grafana_data_export(26)'.C489</svg:desc>
                </draw:g>
              </table:table-cell>
              <table:table-cell office:value-type="float" office:value="0.990750014781952">
                <text:p>0.990750014781952</text:p>
                <draw:g>
                  <svg:desc>'grafana_data_export(26)'.D2:'grafana_data_export(26)'.D489</svg:desc>
                </draw:g>
              </table:table-cell>
              <table:table-cell office:value-type="float" office:value="0">
                <text:p>0</text:p>
                <draw:g>
                  <svg:desc>'grafana_data_export(26)'.E2:'grafana_data_export(26)'.E489</svg:desc>
                </draw:g>
              </table:table-cell>
              <table:table-cell office:value-type="float" office:value="0.4966">
                <text:p>0.4966</text:p>
                <draw:g>
                  <svg:desc>'grafana_data_export(26)'.G2:'grafana_data_export(26)'.G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">
                <text:p>0</text:p>
              </table:table-cell>
              <table:table-cell office:value-type="float" office:value="0.4998">
                <text:p>0.4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">
                <text:p>0</text:p>
              </table:table-cell>
              <table:table-cell office:value-type="float" office:value="0.5104">
                <text:p>0.5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">
                <text:p>0</text:p>
              </table:table-cell>
              <table:table-cell office:value-type="float" office:value="0.5002">
                <text:p>0.5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41">
                <text:p>0.041</text:p>
              </table:table-cell>
              <table:table-cell office:value-type="float" office:value="1">
                <text:p>1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">
                <text:p>0</text:p>
              </table:table-cell>
              <table:table-cell office:value-type="float" office:value="0.4994">
                <text:p>0.4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17">
                <text:p>0.117</text:p>
              </table:table-cell>
              <table:table-cell office:value-type="float" office:value="1">
                <text:p>1</text:p>
              </table:table-cell>
              <table:table-cell office:value-type="float" office:value="0.97775000333786">
                <text:p>0.97775000333786</text:p>
              </table:table-cell>
              <table:table-cell office:value-type="float" office:value="0">
                <text:p>0</text:p>
              </table:table-cell>
              <table:table-cell office:value-type="float" office:value="0.5018">
                <text:p>0.5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48">
                <text:p>0.148</text:p>
              </table:table-cell>
              <table:table-cell office:value-type="float" office:value="1">
                <text:p>1</text:p>
              </table:table-cell>
              <table:table-cell office:value-type="float" office:value="0.97350001335144">
                <text:p>0.97350001335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82">
                <text:p>0.182</text:p>
              </table:table-cell>
              <table:table-cell office:value-type="float" office:value="1">
                <text:p>1</text:p>
              </table:table-cell>
              <table:table-cell office:value-type="float" office:value="0.969749987125397">
                <text:p>0.969749987125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08">
                <text:p>0.208</text:p>
              </table:table-cell>
              <table:table-cell office:value-type="float" office:value="1">
                <text:p>1</text:p>
              </table:table-cell>
              <table:table-cell office:value-type="float" office:value="0.967999994754791">
                <text:p>0.967999994754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4">
                <text:p>0.214</text:p>
              </table:table-cell>
              <table:table-cell office:value-type="float" office:value="1">
                <text:p>1</text:p>
              </table:table-cell>
              <table:table-cell office:value-type="float" office:value="0.966499984264374">
                <text:p>0.966499984264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33">
                <text:p>0.233</text:p>
              </table:table-cell>
              <table:table-cell office:value-type="float" office:value="1">
                <text:p>1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59">
                <text:p>0.259</text:p>
              </table:table-cell>
              <table:table-cell office:value-type="float" office:value="1">
                <text:p>1</text:p>
              </table:table-cell>
              <table:table-cell office:value-type="float" office:value="0.961749970912933">
                <text:p>0.961749970912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77">
                <text:p>0.277</text:p>
              </table:table-cell>
              <table:table-cell office:value-type="float" office:value="1">
                <text:p>1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87">
                <text:p>0.287</text:p>
              </table:table-cell>
              <table:table-cell office:value-type="float" office:value="1">
                <text:p>1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328">
                <text:p>0.328</text:p>
              </table:table-cell>
              <table:table-cell office:value-type="float" office:value="1">
                <text:p>1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331">
                <text:p>0.331</text:p>
              </table:table-cell>
              <table:table-cell office:value-type="float" office:value="1">
                <text:p>1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53">
                <text:p>0.353</text:p>
              </table:table-cell>
              <table:table-cell office:value-type="float" office:value="1">
                <text:p>1</text:p>
              </table:table-cell>
              <table:table-cell office:value-type="float" office:value="0.952250003814697">
                <text:p>0.952250003814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378">
                <text:p>0.378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419">
                <text:p>0.419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0.999999999059686">
                <text:p>0.999999999059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99999999946699">
                <text:p>0.999999999946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999999999960267">
                <text:p>0.999999999960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99999999978068">
                <text:p>0.999999999978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9999922">
                <text:p>0.999999999999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78777592224549">
                <text:p>0.978777592224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784605594630693">
                <text:p>0.784605594630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82951064599852">
                <text:p>0.982951064599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8176738901373">
                <text:p>0.998176738901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387">
                <text:p>0.387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46082482524198">
                <text:p>0.946082482524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5500016212463">
                <text:p>0.945500016212463</text:p>
              </table:table-cell>
              <table:table-cell office:value-type="float" office:value="0.964458636625218">
                <text:p>0.964458636625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7987826325031">
                <text:p>0.97987826325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93702056736889">
                <text:p>0.993702056736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83865181438886">
                <text:p>0.983865181438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955271744458998">
                <text:p>0.955271744458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361">
                <text:p>0.361</text:p>
              </table:table-cell>
              <table:table-cell office:value-type="float" office:value="1">
                <text:p>1</text:p>
              </table:table-cell>
              <table:table-cell office:value-type="float" office:value="0.953249990940094">
                <text:p>0.953249990940094</text:p>
              </table:table-cell>
              <table:table-cell office:value-type="float" office:value="0.977027583382266">
                <text:p>0.977027583382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416">
                <text:p>0.416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9997611">
                <text:p>0.999999999997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866052820859252">
                <text:p>0.866052820859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99365093628404">
                <text:p>0.999365093628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387">
                <text:p>0.387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415">
                <text:p>0.415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414">
                <text:p>0.414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343">
                <text:p>0.343</text:p>
              </table:table-cell>
              <table:table-cell office:value-type="float" office:value="1">
                <text:p>1</text:p>
              </table:table-cell>
              <table:table-cell office:value-type="float" office:value="0.953000009059906">
                <text:p>0.9530000090599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304">
                <text:p>0.304</text:p>
              </table:table-cell>
              <table:table-cell office:value-type="float" office:value="1">
                <text:p>1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342">
                <text:p>0.342</text:p>
              </table:table-cell>
              <table:table-cell office:value-type="float" office:value="1">
                <text:p>1</text:p>
              </table:table-cell>
              <table:table-cell office:value-type="float" office:value="0.953750014305115">
                <text:p>0.953750014305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318">
                <text:p>0.318</text:p>
              </table:table-cell>
              <table:table-cell office:value-type="float" office:value="1">
                <text:p>1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284">
                <text:p>0.284</text:p>
              </table:table-cell>
              <table:table-cell office:value-type="float" office:value="1">
                <text:p>1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284">
                <text:p>0.284</text:p>
              </table:table-cell>
              <table:table-cell office:value-type="float" office:value="1">
                <text:p>1</text:p>
              </table:table-cell>
              <table:table-cell office:value-type="float" office:value="0.958999991416931">
                <text:p>0.9589999914169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212">
                <text:p>0.212</text:p>
              </table:table-cell>
              <table:table-cell office:value-type="float" office:value="1">
                <text:p>1</text:p>
              </table:table-cell>
              <table:table-cell office:value-type="float" office:value="0.96875">
                <text:p>0.96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  <table:table-cell office:value-type="float" office:value="1">
                <text:p>1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  <table:table-cell office:value-type="float" office:value="1">
                <text:p>1</text:p>
              </table:table-cell>
              <table:table-cell office:value-type="float" office:value="0.978500008583069">
                <text:p>0.978500008583069</text:p>
              </table:table-cell>
              <table:table-cell office:value-type="float" office:value="0.999727984507447">
                <text:p>0.999727984507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091">
                <text:p>0.091</text:p>
              </table:table-cell>
              <table:table-cell office:value-type="float" office:value="1">
                <text:p>1</text:p>
              </table:table-cell>
              <table:table-cell office:value-type="float" office:value="0.980750024318695">
                <text:p>0.980750024318695</text:p>
              </table:table-cell>
              <table:table-cell office:value-type="float" office:value="0.982717245211828">
                <text:p>0.982717245211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72">
                <text:p>0.072</text:p>
              </table:table-cell>
              <table:table-cell office:value-type="float" office:value="1">
                <text:p>1</text:p>
              </table:table-cell>
              <table:table-cell office:value-type="float" office:value="0.982749998569489">
                <text:p>0.982749998569489</text:p>
              </table:table-cell>
              <table:table-cell office:value-type="float" office:value="0.994177446182678">
                <text:p>0.994177446182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072">
                <text:p>0.072</text:p>
              </table:table-cell>
              <table:table-cell office:value-type="float" office:value="1">
                <text:p>1</text:p>
              </table:table-cell>
              <table:table-cell office:value-type="float" office:value="0.982249975204468">
                <text:p>0.982249975204468</text:p>
              </table:table-cell>
              <table:table-cell office:value-type="float" office:value="0.978563641616615">
                <text:p>0.978563641616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982999980449677">
                <text:p>0.982999980449677</text:p>
              </table:table-cell>
              <table:table-cell office:value-type="float" office:value="0.909270982195724">
                <text:p>0.909270982195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.081">
                <text:p>0.081</text:p>
              </table:table-cell>
              <table:table-cell office:value-type="float" office:value="1">
                <text:p>1</text:p>
              </table:table-cell>
              <table:table-cell office:value-type="float" office:value="0.98199999332428">
                <text:p>0.98199999332428</text:p>
              </table:table-cell>
              <table:table-cell office:value-type="float" office:value="0.909503688978661">
                <text:p>0.909503688978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.085">
                <text:p>0.085</text:p>
              </table:table-cell>
              <table:table-cell office:value-type="float" office:value="1">
                <text:p>1</text:p>
              </table:table-cell>
              <table:table-cell office:value-type="float" office:value="0.981500029563904">
                <text:p>0.981500029563904</text:p>
              </table:table-cell>
              <table:table-cell office:value-type="float" office:value="0.0835234741693703">
                <text:p>0.0835234741693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.036">
                <text:p>0.036</text:p>
              </table:table-cell>
              <table:table-cell office:value-type="float" office:value="1">
                <text:p>1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00989422456501843">
                <text:p>0.00989422456501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0884430841552319">
                <text:p>0.00884430841552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0383531855580921">
                <text:p>0.00383531855580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0114947977687752">
                <text:p>0.00114947977687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0130909414283853">
                <text:p>0.00130909414283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0140500540310518">
                <text:p>0.00140500540310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31">
                <text:p>0.031</text:p>
              </table:table-cell>
              <table:table-cell office:value-type="float" office:value="1">
                <text:p>1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00227033058701487">
                <text:p>0.00227033058701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102">
                <text:p>0.102</text:p>
              </table:table-cell>
              <table:table-cell office:value-type="float" office:value="1">
                <text:p>1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002171625464927">
                <text:p>0.002171625464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118">
                <text:p>0.118</text:p>
              </table:table-cell>
              <table:table-cell office:value-type="float" office:value="1">
                <text:p>1</text:p>
              </table:table-cell>
              <table:table-cell office:value-type="float" office:value="0.976999998092651">
                <text:p>0.976999998092651</text:p>
              </table:table-cell>
              <table:table-cell office:value-type="float" office:value="0.000183497509717689">
                <text:p>0.000183497509717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171">
                <text:p>0.171</text:p>
              </table:table-cell>
              <table:table-cell office:value-type="float" office:value="1">
                <text:p>1</text:p>
              </table:table-cell>
              <table:table-cell office:value-type="float" office:value="0.970499992370606">
                <text:p>0.970499992370606</text:p>
              </table:table-cell>
              <table:table-cell office:value-type="float" office:value="0.0000190561885989871">
                <text:p>0.0000190561885989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235">
                <text:p>0.235</text:p>
              </table:table-cell>
              <table:table-cell office:value-type="float" office:value="1">
                <text:p>1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000359488067205316">
                <text:p>0.0000359488067205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262">
                <text:p>0.262</text:p>
              </table:table-cell>
              <table:table-cell office:value-type="float" office:value="1">
                <text:p>1</text:p>
              </table:table-cell>
              <table:table-cell office:value-type="float" office:value="0.961250007152557">
                <text:p>0.961250007152557</text:p>
              </table:table-cell>
              <table:table-cell office:value-type="float" office:value="0.0000345159296433195">
                <text:p>0.0000345159296433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297">
                <text:p>0.297</text:p>
              </table:table-cell>
              <table:table-cell office:value-type="float" office:value="1">
                <text:p>1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0000795418517187674">
                <text:p>0.0000795418517187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348">
                <text:p>0.348</text:p>
              </table:table-cell>
              <table:table-cell office:value-type="float" office:value="1">
                <text:p>1</text:p>
              </table:table-cell>
              <table:table-cell office:value-type="float" office:value="0.951749980449677">
                <text:p>0.951749980449677</text:p>
              </table:table-cell>
              <table:table-cell office:value-type="float" office:value="0.000153159789395008">
                <text:p>0.000153159789395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377">
                <text:p>0.377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0.000331874434418511">
                <text:p>0.000331874434418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706">
                <text:p>0.9706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800016690664918">
                <text:p>0.800016690664918</text:p>
              </table:table-cell>
              <table:table-cell office:value-type="float" office:value="0.9956">
                <text:p>0.99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446344299526078">
                <text:p>0.446344299526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387240784038906">
                <text:p>0.387240784038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453867134250644">
                <text:p>0.453867134250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0582025803134779">
                <text:p>0.0582025803134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111519956586352">
                <text:p>0.111519956586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74860243098187">
                <text:p>0.974860243098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63348909703205">
                <text:p>0.963348909703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721148659822262">
                <text:p>0.721148659822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635369280815944">
                <text:p>0.635369280815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96758457177642">
                <text:p>0.996758457177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79561154004219">
                <text:p>0.79561154004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842732659827365">
                <text:p>0.842732659827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835961216406787">
                <text:p>0.835961216406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888754667304275">
                <text:p>0.888754667304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884534587403776">
                <text:p>0.884534587403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778564496790372">
                <text:p>0.778564496790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822170298172839">
                <text:p>0.822170298172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796529184150832">
                <text:p>0.796529184150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851971869945509">
                <text:p>0.851971869945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722174257936657">
                <text:p>0.722174257936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79137066901285">
                <text:p>0.79137066901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844577438284465">
                <text:p>0.844577438284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643079866114657">
                <text:p>0.643079866114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684154568388296">
                <text:p>0.684154568388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99999999923191">
                <text:p>0.999999999923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387">
                <text:p>0.387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382">
                <text:p>0.382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4249987602234">
                <text:p>0.9442499876022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.382">
                <text:p>0.382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414">
                <text:p>0.414</text:p>
              </table:table-cell>
              <table:table-cell office:value-type="float" office:value="1">
                <text:p>1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412">
                <text:p>0.412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355">
                <text:p>0.355</text:p>
              </table:table-cell>
              <table:table-cell office:value-type="float" office:value="1">
                <text:p>1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  <table:table-cell office:value-type="float" office:value="1">
                <text:p>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.363">
                <text:p>0.363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.358">
                <text:p>0.358</text:p>
              </table:table-cell>
              <table:table-cell office:value-type="float" office:value="1">
                <text:p>1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0.999999999970823">
                <text:p>0.999999999970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.359">
                <text:p>0.359</text:p>
              </table:table-cell>
              <table:table-cell office:value-type="float" office:value="1">
                <text:p>1</text:p>
              </table:table-cell>
              <table:table-cell office:value-type="float" office:value="0.951749980449677">
                <text:p>0.951749980449677</text:p>
              </table:table-cell>
              <table:table-cell office:value-type="float" office:value="0.999999999996153">
                <text:p>0.999999999996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.309">
                <text:p>0.309</text:p>
              </table:table-cell>
              <table:table-cell office:value-type="float" office:value="1">
                <text:p>1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999999999996371">
                <text:p>0.999999999996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.238">
                <text:p>0.238</text:p>
              </table:table-cell>
              <table:table-cell office:value-type="float" office:value="1">
                <text:p>1</text:p>
              </table:table-cell>
              <table:table-cell office:value-type="float" office:value="0.96399998664856">
                <text:p>0.96399998664856</text:p>
              </table:table-cell>
              <table:table-cell office:value-type="float" office:value="0.999999999996273">
                <text:p>0.999999999996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.243">
                <text:p>0.243</text:p>
              </table:table-cell>
              <table:table-cell office:value-type="float" office:value="1">
                <text:p>1</text:p>
              </table:table-cell>
              <table:table-cell office:value-type="float" office:value="0.962750017642975">
                <text:p>0.962750017642975</text:p>
              </table:table-cell>
              <table:table-cell office:value-type="float" office:value="0.999999999996554">
                <text:p>0.999999999996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.202">
                <text:p>0.202</text:p>
              </table:table-cell>
              <table:table-cell office:value-type="float" office:value="1">
                <text:p>1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0.999999999996231">
                <text:p>0.999999999996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974250018596649">
                <text:p>0.974250018596649</text:p>
              </table:table-cell>
              <table:table-cell office:value-type="float" office:value="0.999999999997722">
                <text:p>0.999999999997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154">
                <text:p>0.154</text:p>
              </table:table-cell>
              <table:table-cell office:value-type="float" office:value="1">
                <text:p>1</text:p>
              </table:table-cell>
              <table:table-cell office:value-type="float" office:value="0.97350001335144">
                <text:p>0.97350001335144</text:p>
              </table:table-cell>
              <table:table-cell office:value-type="float" office:value="0.999999999990575">
                <text:p>0.999999999990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117">
                <text:p>0.117</text:p>
              </table:table-cell>
              <table:table-cell office:value-type="float" office:value="1">
                <text:p>1</text:p>
              </table:table-cell>
              <table:table-cell office:value-type="float" office:value="0.977249979972839">
                <text:p>0.977249979972839</text:p>
              </table:table-cell>
              <table:table-cell office:value-type="float" office:value="0.999999999978052">
                <text:p>0.999999999978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065">
                <text:p>0.065</text:p>
              </table:table-cell>
              <table:table-cell office:value-type="float" office:value="1">
                <text:p>1</text:p>
              </table:table-cell>
              <table:table-cell office:value-type="float" office:value="0.984000027179718">
                <text:p>0.984000027179718</text:p>
              </table:table-cell>
              <table:table-cell office:value-type="float" office:value="0.999999999926139">
                <text:p>0.999999999926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058">
                <text:p>0.058</text:p>
              </table:table-cell>
              <table:table-cell office:value-type="float" office:value="1">
                <text:p>1</text:p>
              </table:table-cell>
              <table:table-cell office:value-type="float" office:value="0.984749972820282">
                <text:p>0.984749972820282</text:p>
              </table:table-cell>
              <table:table-cell office:value-type="float" office:value="0.999999979229635">
                <text:p>0.999999979229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062">
                <text:p>0.062</text:p>
              </table:table-cell>
              <table:table-cell office:value-type="float" office:value="1">
                <text:p>1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621573867485934">
                <text:p>0.621573867485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983749985694885">
                <text:p>0.983749985694885</text:p>
              </table:table-cell>
              <table:table-cell office:value-type="float" office:value="0.636906872254072">
                <text:p>0.636906872254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.062">
                <text:p>0.062</text:p>
              </table:table-cell>
              <table:table-cell office:value-type="float" office:value="1">
                <text:p>1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506325708205703">
                <text:p>0.506325708205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.064">
                <text:p>0.064</text:p>
              </table:table-cell>
              <table:table-cell office:value-type="float" office:value="1">
                <text:p>1</text:p>
              </table:table-cell>
              <table:table-cell office:value-type="float" office:value="0.983500003814697">
                <text:p>0.983500003814697</text:p>
              </table:table-cell>
              <table:table-cell office:value-type="float" office:value="0.351910951816405">
                <text:p>0.351910951816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.069">
                <text:p>0.069</text:p>
              </table:table-cell>
              <table:table-cell office:value-type="float" office:value="1">
                <text:p>1</text:p>
              </table:table-cell>
              <table:table-cell office:value-type="float" office:value="0.983749985694885">
                <text:p>0.983749985694885</text:p>
              </table:table-cell>
              <table:table-cell office:value-type="float" office:value="0.363293948804318">
                <text:p>0.363293948804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061">
                <text:p>0.061</text:p>
              </table:table-cell>
              <table:table-cell office:value-type="float" office:value="1">
                <text:p>1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0312406867140512">
                <text:p>0.0312406867140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031">
                <text:p>0.031</text:p>
              </table:table-cell>
              <table:table-cell office:value-type="float" office:value="1">
                <text:p>1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00791246693195513">
                <text:p>0.00791246693195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0989606783602071">
                <text:p>0.0098960678360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203039431844558">
                <text:p>0.203039431844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000210635653175029">
                <text:p>0.0000210635653175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000326935420627006">
                <text:p>0.0000326935420627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000473670957215067">
                <text:p>0.0000473670957215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.023">
                <text:p>0.023</text:p>
              </table:table-cell>
              <table:table-cell office:value-type="float" office:value="1">
                <text:p>1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0000650454837528569">
                <text:p>0.0000650454837528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.072">
                <text:p>0.072</text:p>
              </table:table-cell>
              <table:table-cell office:value-type="float" office:value="1">
                <text:p>1</text:p>
              </table:table-cell>
              <table:table-cell office:value-type="float" office:value="0.98199999332428">
                <text:p>0.98199999332428</text:p>
              </table:table-cell>
              <table:table-cell office:value-type="float" office:value="0.0000549285336796102">
                <text:p>0.0000549285336796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.084">
                <text:p>0.084</text:p>
              </table:table-cell>
              <table:table-cell office:value-type="float" office:value="1">
                <text:p>1</text:p>
              </table:table-cell>
              <table:table-cell office:value-type="float" office:value="0.980499982833862">
                <text:p>0.980499982833862</text:p>
              </table:table-cell>
              <table:table-cell office:value-type="float" office:value="0.00000287313080560292">
                <text:p>0.00000287313080560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117">
                <text:p>0.117</text:p>
              </table:table-cell>
              <table:table-cell office:value-type="float" office:value="1">
                <text:p>1</text:p>
              </table:table-cell>
              <table:table-cell office:value-type="float" office:value="0.976750016212463">
                <text:p>0.976750016212463</text:p>
              </table:table-cell>
              <table:table-cell office:value-type="float" office:value="0.000000366123723560818">
                <text:p>0.000000366123723560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181">
                <text:p>0.181</text:p>
              </table:table-cell>
              <table:table-cell office:value-type="float" office:value="1">
                <text:p>1</text:p>
              </table:table-cell>
              <table:table-cell office:value-type="float" office:value="0.969250023365021">
                <text:p>0.969250023365021</text:p>
              </table:table-cell>
              <table:table-cell office:value-type="float" office:value="0.00000045420575267574">
                <text:p>0.00000045420575267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.208">
                <text:p>0.208</text:p>
              </table:table-cell>
              <table:table-cell office:value-type="float" office:value="1">
                <text:p>1</text:p>
              </table:table-cell>
              <table:table-cell office:value-type="float" office:value="0.967499971389771">
                <text:p>0.967499971389771</text:p>
              </table:table-cell>
              <table:table-cell office:value-type="float" office:value="0.0694481048999953">
                <text:p>0.0694481048999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.216">
                <text:p>0.216</text:p>
              </table:table-cell>
              <table:table-cell office:value-type="float" office:value="1">
                <text:p>1</text:p>
              </table:table-cell>
              <table:table-cell office:value-type="float" office:value="0.966499984264374">
                <text:p>0.966499984264374</text:p>
              </table:table-cell>
              <table:table-cell office:value-type="float" office:value="0.00000100621667609158">
                <text:p>0.00000100621667609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.279">
                <text:p>0.279</text:p>
              </table:table-cell>
              <table:table-cell office:value-type="float" office:value="1">
                <text:p>1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0.000611586024389266">
                <text:p>0.000611586024389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.311">
                <text:p>0.311</text:p>
              </table:table-cell>
              <table:table-cell office:value-type="float" office:value="1">
                <text:p>1</text:p>
              </table:table-cell>
              <table:table-cell office:value-type="float" office:value="0.957000017166138">
                <text:p>0.957000017166138</text:p>
              </table:table-cell>
              <table:table-cell office:value-type="float" office:value="0.0660274624768711">
                <text:p>0.0660274624768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88">
                <text:p>0.9988</text:p>
              </table:table-cell>
              <table:table-cell office:value-type="float" office:value="0.338">
                <text:p>0.338</text:p>
              </table:table-cell>
              <table:table-cell office:value-type="float" office:value="1">
                <text:p>1</text:p>
              </table:table-cell>
              <table:table-cell office:value-type="float" office:value="0.952750027179718">
                <text:p>0.952750027179718</text:p>
              </table:table-cell>
              <table:table-cell office:value-type="float" office:value="0.784092808290827">
                <text:p>0.784092808290827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0.0212002523119658">
                <text:p>0.0212002523119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0.372">
                <text:p>0.372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0.0158806115342993">
                <text:p>0.0158806115342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141841137489741">
                <text:p>0.141841137489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00690595731978416">
                <text:p>0.00690595731978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0.0236382478106608">
                <text:p>0.0236382478106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810058476676">
                <text:p>0.9810058476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80669390700212">
                <text:p>0.980669390700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77805491894837">
                <text:p>0.977805491894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71658602516982">
                <text:p>0.971658602516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4152575949582">
                <text:p>0.94152575949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53421376174079">
                <text:p>0.953421376174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0.417">
                <text:p>0.417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99999961583342">
                <text:p>0.99999996158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99999998061073">
                <text:p>0.99999999806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813656">
                <text:p>0.999999999813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888598">
                <text:p>0.999999999888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934333">
                <text:p>0.999999999934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.376">
                <text:p>0.376</text:p>
              </table:table-cell>
              <table:table-cell office:value-type="float" office:value="1">
                <text:p>1</text:p>
              </table:table-cell>
              <table:table-cell office:value-type="float" office:value="0.950999975204468">
                <text:p>0.950999975204468</text:p>
              </table:table-cell>
              <table:table-cell office:value-type="float" office:value="0.946434566938113">
                <text:p>0.946434566938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09898925976531">
                <text:p>0.909898925976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889262898056395">
                <text:p>0.889262898056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95474783915722">
                <text:p>0.95474783915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24830321384493">
                <text:p>0.924830321384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867878445751464">
                <text:p>0.867878445751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0.369">
                <text:p>0.36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830217450237657">
                <text:p>0.830217450237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725917572406984">
                <text:p>0.725917572406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769559499544691">
                <text:p>0.769559499544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0.382">
                <text:p>0.382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99997119611257">
                <text:p>0.999997119611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0.386">
                <text:p>0.386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0.376">
                <text:p>0.376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0.377">
                <text:p>0.377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0.381">
                <text:p>0.381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0.414">
                <text:p>0.414</text:p>
              </table:table-cell>
              <table:table-cell office:value-type="float" office:value="1">
                <text:p>1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5500016212463">
                <text:p>0.9455000162124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0.361">
                <text:p>0.361</text:p>
              </table:table-cell>
              <table:table-cell office:value-type="float" office:value="1">
                <text:p>1</text:p>
              </table:table-cell>
              <table:table-cell office:value-type="float" office:value="0.951499998569489">
                <text:p>0.951499998569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0.369">
                <text:p>0.369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.359">
                <text:p>0.359</text:p>
              </table:table-cell>
              <table:table-cell office:value-type="float" office:value="1">
                <text:p>1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0.347">
                <text:p>0.347</text:p>
              </table:table-cell>
              <table:table-cell office:value-type="float" office:value="1">
                <text:p>1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0.292">
                <text:p>0.292</text:p>
              </table:table-cell>
              <table:table-cell office:value-type="float" office:value="1">
                <text:p>1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  <table:table-cell office:value-type="float" office:value="0.221">
                <text:p>0.221</text:p>
              </table:table-cell>
              <table:table-cell office:value-type="float" office:value="1">
                <text:p>1</text:p>
              </table:table-cell>
              <table:table-cell office:value-type="float" office:value="0.965749979019165">
                <text:p>0.9657499790191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0.228">
                <text:p>0.228</text:p>
              </table:table-cell>
              <table:table-cell office:value-type="float" office:value="1">
                <text:p>1</text:p>
              </table:table-cell>
              <table:table-cell office:value-type="float" office:value="0.964749991893768">
                <text:p>0.9647499918937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0.214">
                <text:p>0.214</text:p>
              </table:table-cell>
              <table:table-cell office:value-type="float" office:value="1">
                <text:p>1</text:p>
              </table:table-cell>
              <table:table-cell office:value-type="float" office:value="0.967000007629395">
                <text:p>0.9670000076293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  <table:table-cell office:value-type="float" office:value="0.183">
                <text:p>0.183</text:p>
              </table:table-cell>
              <table:table-cell office:value-type="float" office:value="1">
                <text:p>1</text:p>
              </table:table-cell>
              <table:table-cell office:value-type="float" office:value="0.970250010490418">
                <text:p>0.9702500104904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0.183">
                <text:p>0.183</text:p>
              </table:table-cell>
              <table:table-cell office:value-type="float" office:value="1">
                <text:p>1</text:p>
              </table:table-cell>
              <table:table-cell office:value-type="float" office:value="0.970250010490418">
                <text:p>0.9702500104904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0.166">
                <text:p>0.166</text:p>
              </table:table-cell>
              <table:table-cell office:value-type="float" office:value="1">
                <text:p>1</text:p>
              </table:table-cell>
              <table:table-cell office:value-type="float" office:value="0.972750008106232">
                <text:p>0.972750008106232</text:p>
              </table:table-cell>
              <table:table-cell office:value-type="float" office:value="0.999380354098234">
                <text:p>0.999380354098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0.129">
                <text:p>0.129</text:p>
              </table:table-cell>
              <table:table-cell office:value-type="float" office:value="1">
                <text:p>1</text:p>
              </table:table-cell>
              <table:table-cell office:value-type="float" office:value="0.976000010967255">
                <text:p>0.976000010967255</text:p>
              </table:table-cell>
              <table:table-cell office:value-type="float" office:value="0.998463448998978">
                <text:p>0.998463448998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0.124">
                <text:p>0.124</text:p>
              </table:table-cell>
              <table:table-cell office:value-type="float" office:value="1">
                <text:p>1</text:p>
              </table:table-cell>
              <table:table-cell office:value-type="float" office:value="0.976999998092651">
                <text:p>0.976999998092651</text:p>
              </table:table-cell>
              <table:table-cell office:value-type="float" office:value="0.928647585855993">
                <text:p>0.928647585855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0.109">
                <text:p>0.109</text:p>
              </table:table-cell>
              <table:table-cell office:value-type="float" office:value="1">
                <text:p>1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244084958958926">
                <text:p>0.244084958958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0.083">
                <text:p>0.083</text:p>
              </table:table-cell>
              <table:table-cell office:value-type="float" office:value="1">
                <text:p>1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643176967502136">
                <text:p>0.643176967502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0.086">
                <text:p>0.086</text:p>
              </table:table-cell>
              <table:table-cell office:value-type="float" office:value="1">
                <text:p>1</text:p>
              </table:table-cell>
              <table:table-cell office:value-type="float" office:value="0.981000006198883">
                <text:p>0.981000006198883</text:p>
              </table:table-cell>
              <table:table-cell office:value-type="float" office:value="0.106810291420117">
                <text:p>0.106810291420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0.054">
                <text:p>0.054</text:p>
              </table:table-cell>
              <table:table-cell office:value-type="float" office:value="1">
                <text:p>1</text:p>
              </table:table-cell>
              <table:table-cell office:value-type="float" office:value="0.985000014305115">
                <text:p>0.985000014305115</text:p>
              </table:table-cell>
              <table:table-cell office:value-type="float" office:value="0.42264905243048">
                <text:p>0.42264905243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448931641555504">
                <text:p>0.448931641555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334776015288046">
                <text:p>0.334776015288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0140010840430218">
                <text:p>0.0140010840430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0103013438142241">
                <text:p>0.00103013438142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00371765009041125">
                <text:p>0.000371765009041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00431559072266374">
                <text:p>0.00431559072266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181182139691014">
                <text:p>0.18118213969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000101190270296314">
                <text:p>0.0000101190270296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000000569769488256711">
                <text:p>0.000000056976948825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983500003814697">
                <text:p>0.983500003814697</text:p>
              </table:table-cell>
              <table:table-cell office:value-type="float" office:value="0.00000000102682895519735">
                <text:p>0.00000000102682895519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0.079">
                <text:p>0.079</text:p>
              </table:table-cell>
              <table:table-cell office:value-type="float" office:value="1">
                <text:p>1</text:p>
              </table:table-cell>
              <table:table-cell office:value-type="float" office:value="0.98199999332428">
                <text:p>0.98199999332428</text:p>
              </table:table-cell>
              <table:table-cell office:value-type="float" office:value="0.00000000102682895519735">
                <text:p>0.00000000102682895519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0.091">
                <text:p>0.091</text:p>
              </table:table-cell>
              <table:table-cell office:value-type="float" office:value="1">
                <text:p>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00000000543632105998171">
                <text:p>0.00000000543632105998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0.092">
                <text:p>0.092</text:p>
              </table:table-cell>
              <table:table-cell office:value-type="float" office:value="1">
                <text:p>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000000020976899328673">
                <text:p>0.000000020976899328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0.094">
                <text:p>0.094</text:p>
              </table:table-cell>
              <table:table-cell office:value-type="float" office:value="1">
                <text:p>1</text:p>
              </table:table-cell>
              <table:table-cell office:value-type="float" office:value="0.980000019073486">
                <text:p>0.980000019073486</text:p>
              </table:table-cell>
              <table:table-cell office:value-type="float" office:value="0.0000000561121989983704">
                <text:p>0.000000056112198998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0.115">
                <text:p>0.115</text:p>
              </table:table-cell>
              <table:table-cell office:value-type="float" office:value="1">
                <text:p>1</text:p>
              </table:table-cell>
              <table:table-cell office:value-type="float" office:value="0.97775000333786">
                <text:p>0.97775000333786</text:p>
              </table:table-cell>
              <table:table-cell office:value-type="float" office:value="0.0000000783211805410744">
                <text:p>0.0000000783211805410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168">
                <text:p>0.168</text:p>
              </table:table-cell>
              <table:table-cell office:value-type="float" office:value="1">
                <text:p>1</text:p>
              </table:table-cell>
              <table:table-cell office:value-type="float" office:value="0.971249997615814">
                <text:p>0.971249997615814</text:p>
              </table:table-cell>
              <table:table-cell office:value-type="float" office:value="0.00000000122593024620699">
                <text:p>0.00000000122593024620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0.187">
                <text:p>0.187</text:p>
              </table:table-cell>
              <table:table-cell office:value-type="float" office:value="1">
                <text:p>1</text:p>
              </table:table-cell>
              <table:table-cell office:value-type="float" office:value="0.968999981880188">
                <text:p>0.968999981880188</text:p>
              </table:table-cell>
              <table:table-cell office:value-type="float" office:value="0.145873800119415">
                <text:p>0.145873800119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96">
                <text:p>0.9996</text:p>
              </table:table-cell>
              <table:table-cell office:value-type="float" office:value="0.215">
                <text:p>0.215</text:p>
              </table:table-cell>
              <table:table-cell office:value-type="float" office:value="1">
                <text:p>1</text:p>
              </table:table-cell>
              <table:table-cell office:value-type="float" office:value="0.965749979019165">
                <text:p>0.965749979019165</text:p>
              </table:table-cell>
              <table:table-cell office:value-type="float" office:value="0.625034414321025">
                <text:p>0.625034414321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0.259">
                <text:p>0.259</text:p>
              </table:table-cell>
              <table:table-cell office:value-type="float" office:value="1">
                <text:p>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663996237928713">
                <text:p>0.663996237928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0.273">
                <text:p>0.273</text:p>
              </table:table-cell>
              <table:table-cell office:value-type="float" office:value="1">
                <text:p>1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624955982527616">
                <text:p>0.624955982527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0749207224293916">
                <text:p>0.0749207224293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0.344">
                <text:p>0.344</text:p>
              </table:table-cell>
              <table:table-cell office:value-type="float" office:value="1">
                <text:p>1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0.00464526213040317">
                <text:p>0.00464526213040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0.358">
                <text:p>0.358</text:p>
              </table:table-cell>
              <table:table-cell office:value-type="float" office:value="1">
                <text:p>1</text:p>
              </table:table-cell>
              <table:table-cell office:value-type="float" office:value="0.953499972820282">
                <text:p>0.953499972820282</text:p>
              </table:table-cell>
              <table:table-cell office:value-type="float" office:value="0.0168359644268583">
                <text:p>0.0168359644268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0.374">
                <text:p>0.374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0.155410148961371">
                <text:p>0.155410148961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98">
                <text:p>0.9998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662570685975871">
                <text:p>0.662570685975871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994">
                <text:p>0.9994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774211284692933">
                <text:p>0.774211284692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94">
                <text:p>0.9994</text:p>
              </table:table-cell>
              <table:table-cell office:value-type="float" office:value="0.388">
                <text:p>0.388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01489976703188">
                <text:p>0.901489976703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738668535123449">
                <text:p>0.738668535123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99184563291585">
                <text:p>0.999184563291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99034427715827">
                <text:p>0.999034427715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99999994251265">
                <text:p>0.999999994251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833323">
                <text:p>0.999999999833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  <table:table-cell office:value-type="float" office:value="0.385">
                <text:p>0.385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99999999996227">
                <text:p>0.999999999996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0.417">
                <text:p>0.417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99999999999867">
                <text:p>0.99999999999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995942">
                <text:p>0.999999999995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0.412">
                <text:p>0.412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99999999994094">
                <text:p>0.999999999994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58534">
                <text:p>0.99999999958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999999999193896">
                <text:p>0.999999999193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0.999999998102394">
                <text:p>0.999999998102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831369898991635">
                <text:p>0.831369898991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84592824120622">
                <text:p>0.84592824120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73452220449693">
                <text:p>0.973452220449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46789801308807">
                <text:p>0.946789801308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960508365325976">
                <text:p>0.960508365325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94659096680439">
                <text:p>0.94659096680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355104246">
                <text:p>0.999999355104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999571910425708">
                <text:p>0.999571910425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0.386">
                <text:p>0.386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853231778637981">
                <text:p>0.853231778637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.379">
                <text:p>0.37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999999980566451">
                <text:p>0.999999980566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99999997357349">
                <text:p>0.999999997357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99999999251155">
                <text:p>0.999999999251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  <table:table-cell office:value-type="float" office:value="0.383">
                <text:p>0.383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0.999999999936676">
                <text:p>0.999999999936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0.386">
                <text:p>0.386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99999998773479">
                <text:p>0.99999998773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999614">
                <text:p>0.99999999999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0.307">
                <text:p>0.307</text:p>
              </table:table-cell>
              <table:table-cell office:value-type="float" office:value="1">
                <text:p>1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  <table:table-cell office:value-type="float" office:value="0.308">
                <text:p>0.308</text:p>
              </table:table-cell>
              <table:table-cell office:value-type="float" office:value="1">
                <text:p>1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0.379">
                <text:p>0.379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99999988587633">
                <text:p>0.99999988587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99999951118104">
                <text:p>0.999999951118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99999999792646">
                <text:p>0.999999999792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999999999520244">
                <text:p>0.999999999520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9999999985825">
                <text:p>0.99999999985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999999999388163">
                <text:p>0.999999999388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5500016212463">
                <text:p>0.945500016212463</text:p>
              </table:table-cell>
              <table:table-cell office:value-type="float" office:value="0.999999999310877">
                <text:p>0.999999999310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9999999547752">
                <text:p>0.99999999547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999999999216307">
                <text:p>0.999999999216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438506">
                <text:p>0.999999999438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663947">
                <text:p>0.999999999663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99999999562535">
                <text:p>0.999999999562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99999999502582">
                <text:p>0.999999999502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283268">
                <text:p>0.999999999283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999999999023854">
                <text:p>0.999999999023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0.387">
                <text:p>0.387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99999999000858">
                <text:p>0.999999999000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  <table:table-cell office:value-type="float" office:value="0.352">
                <text:p>0.352</text:p>
              </table:table-cell>
              <table:table-cell office:value-type="float" office:value="1">
                <text:p>1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0.999999998975709">
                <text:p>0.999999998975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0.355">
                <text:p>0.355</text:p>
              </table:table-cell>
              <table:table-cell office:value-type="float" office:value="1">
                <text:p>1</text:p>
              </table:table-cell>
              <table:table-cell office:value-type="float" office:value="0.952250003814697">
                <text:p>0.952250003814697</text:p>
              </table:table-cell>
              <table:table-cell office:value-type="float" office:value="0.992482745349073">
                <text:p>0.992482745349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0.354">
                <text:p>0.354</text:p>
              </table:table-cell>
              <table:table-cell office:value-type="float" office:value="1">
                <text:p>1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995419699273768">
                <text:p>0.995419699273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998108951395986">
                <text:p>0.998108951395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0.342">
                <text:p>0.342</text:p>
              </table:table-cell>
              <table:table-cell office:value-type="float" office:value="1">
                <text:p>1</text:p>
              </table:table-cell>
              <table:table-cell office:value-type="float" office:value="0.953000009059906">
                <text:p>0.953000009059906</text:p>
              </table:table-cell>
              <table:table-cell office:value-type="float" office:value="0.99695365952213">
                <text:p>0.99695365952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0.317">
                <text:p>0.317</text:p>
              </table:table-cell>
              <table:table-cell office:value-type="float" office:value="1">
                <text:p>1</text:p>
              </table:table-cell>
              <table:table-cell office:value-type="float" office:value="0.958999991416931">
                <text:p>0.9589999914169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0.221">
                <text:p>0.221</text:p>
              </table:table-cell>
              <table:table-cell office:value-type="float" office:value="1">
                <text:p>1</text:p>
              </table:table-cell>
              <table:table-cell office:value-type="float" office:value="0.965749979019165">
                <text:p>0.9657499790191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0.209">
                <text:p>0.209</text:p>
              </table:table-cell>
              <table:table-cell office:value-type="float" office:value="1">
                <text:p>1</text:p>
              </table:table-cell>
              <table:table-cell office:value-type="float" office:value="0.967249989509583">
                <text:p>0.9672499895095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0.194">
                <text:p>0.194</text:p>
              </table:table-cell>
              <table:table-cell office:value-type="float" office:value="1">
                <text:p>1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0.139">
                <text:p>0.139</text:p>
              </table:table-cell>
              <table:table-cell office:value-type="float" office:value="1">
                <text:p>1</text:p>
              </table:table-cell>
              <table:table-cell office:value-type="float" office:value="0.975000023841858">
                <text:p>0.9750000238418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0.142">
                <text:p>0.142</text:p>
              </table:table-cell>
              <table:table-cell office:value-type="float" office:value="1">
                <text:p>1</text:p>
              </table:table-cell>
              <table:table-cell office:value-type="float" office:value="0.974500000476837">
                <text:p>0.974500000476837</text:p>
              </table:table-cell>
              <table:table-cell office:value-type="float" office:value="0.916507864535232">
                <text:p>0.916507864535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  <table:table-cell office:value-type="float" office:value="0.105">
                <text:p>0.105</text:p>
              </table:table-cell>
              <table:table-cell office:value-type="float" office:value="1">
                <text:p>1</text:p>
              </table:table-cell>
              <table:table-cell office:value-type="float" office:value="0.98199999332428">
                <text:p>0.98199999332428</text:p>
              </table:table-cell>
              <table:table-cell office:value-type="float" office:value="0.849355721815059">
                <text:p>0.849355721815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999992627418078">
                <text:p>0.999992627418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661433341645705">
                <text:p>0.661433341645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153158528891614">
                <text:p>0.153158528891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105658306713549">
                <text:p>0.105658306713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0535608740787465">
                <text:p>0.0535608740787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186532116550491">
                <text:p>0.0186532116550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0.036">
                <text:p>0.036</text:p>
              </table:table-cell>
              <table:table-cell office:value-type="float" office:value="1">
                <text:p>1</text:p>
              </table:table-cell>
              <table:table-cell office:value-type="float" office:value="0.987249970436096">
                <text:p>0.987249970436096</text:p>
              </table:table-cell>
              <table:table-cell office:value-type="float" office:value="0.00678730555850116">
                <text:p>0.00678730555850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  <table:table-cell office:value-type="float" office:value="0.042">
                <text:p>0.042</text:p>
              </table:table-cell>
              <table:table-cell office:value-type="float" office:value="1">
                <text:p>1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0.019948727087882">
                <text:p>0.019948727087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0.062">
                <text:p>0.062</text:p>
              </table:table-cell>
              <table:table-cell office:value-type="float" office:value="1">
                <text:p>1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00255121464057673">
                <text:p>0.00255121464057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976249992847443">
                <text:p>0.976249992847443</text:p>
              </table:table-cell>
              <table:table-cell office:value-type="float" office:value="0.0000382122260237372">
                <text:p>0.0000382122260237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0.171">
                <text:p>0.171</text:p>
              </table:table-cell>
              <table:table-cell office:value-type="float" office:value="1">
                <text:p>1</text:p>
              </table:table-cell>
              <table:table-cell office:value-type="float" office:value="0.971499979496002">
                <text:p>0.971499979496002</text:p>
              </table:table-cell>
              <table:table-cell office:value-type="float" office:value="0.0000218967501935952">
                <text:p>0.0000218967501935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0.186">
                <text:p>0.186</text:p>
              </table:table-cell>
              <table:table-cell office:value-type="float" office:value="1">
                <text:p>1</text:p>
              </table:table-cell>
              <table:table-cell office:value-type="float" office:value="0.969500005245209">
                <text:p>0.969500005245209</text:p>
              </table:table-cell>
              <table:table-cell office:value-type="float" office:value="0.00003169538932557">
                <text:p>0.00003169538932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0.211">
                <text:p>0.211</text:p>
              </table:table-cell>
              <table:table-cell office:value-type="float" office:value="1">
                <text:p>1</text:p>
              </table:table-cell>
              <table:table-cell office:value-type="float" office:value="0.967000007629395">
                <text:p>0.967000007629395</text:p>
              </table:table-cell>
              <table:table-cell office:value-type="float" office:value="0.0000267050619053855">
                <text:p>0.0000267050619053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  <table:table-cell office:value-type="float" office:value="0.218">
                <text:p>0.218</text:p>
              </table:table-cell>
              <table:table-cell office:value-type="float" office:value="1">
                <text:p>1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0000812856890278768">
                <text:p>0.0000812856890278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  <table:table-cell office:value-type="float" office:value="0.233">
                <text:p>0.233</text:p>
              </table:table-cell>
              <table:table-cell office:value-type="float" office:value="1">
                <text:p>1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00684653585211525">
                <text:p>0.000684653585211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  <table:table-cell office:value-type="float" office:value="0.294">
                <text:p>0.294</text:p>
              </table:table-cell>
              <table:table-cell office:value-type="float" office:value="1">
                <text:p>1</text:p>
              </table:table-cell>
              <table:table-cell office:value-type="float" office:value="0.956250011920929">
                <text:p>0.956250011920929</text:p>
              </table:table-cell>
              <table:table-cell office:value-type="float" office:value="0.00168578442775713">
                <text:p>0.00168578442775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0.316">
                <text:p>0.316</text:p>
              </table:table-cell>
              <table:table-cell office:value-type="float" office:value="1">
                <text:p>1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00450390928178301">
                <text:p>0.00450390928178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0.332">
                <text:p>0.332</text:p>
              </table:table-cell>
              <table:table-cell office:value-type="float" office:value="1">
                <text:p>1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733837868178481">
                <text:p>0.733837868178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0.358">
                <text:p>0.358</text:p>
              </table:table-cell>
              <table:table-cell office:value-type="float" office:value="1">
                <text:p>1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0.827344610796702">
                <text:p>0.827344610796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  <table:table-cell office:value-type="float" office:value="0.352">
                <text:p>0.352</text:p>
              </table:table-cell>
              <table:table-cell office:value-type="float" office:value="1">
                <text:p>1</text:p>
              </table:table-cell>
              <table:table-cell office:value-type="float" office:value="0.951250016689301">
                <text:p>0.951250016689301</text:p>
              </table:table-cell>
              <table:table-cell office:value-type="float" office:value="0.789855801410213">
                <text:p>0.78985580141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0.368">
                <text:p>0.368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429518221067762">
                <text:p>0.429518221067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282209820041485">
                <text:p>0.282209820041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390528689428297">
                <text:p>0.390528689428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11181814920143">
                <text:p>0.911181814920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56">
                <text:p>0.9956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0.90884096002388">
                <text:p>0.90884096002388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94">
                <text:p>0.9994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4999992847443">
                <text:p>0.944999992847443</text:p>
              </table:table-cell>
              <table:table-cell office:value-type="float" office:value="0.858322057232247">
                <text:p>0.858322057232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68">
                <text:p>0.9968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5749998092651">
                <text:p>0.945749998092651</text:p>
              </table:table-cell>
              <table:table-cell office:value-type="float" office:value="0.74214454867867">
                <text:p>0.74214454867867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  <table:table-cell office:value-type="float" office:value="0.414">
                <text:p>0.414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999999962852046">
                <text:p>0.999999962852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999999998375446">
                <text:p>0.999999998375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999999999993749">
                <text:p>0.999999999993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999731">
                <text:p>0.999999999999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  <table:table-cell office:value-type="float" office:value="0.414">
                <text:p>0.414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9999606">
                <text:p>0.999999999999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999999999985057">
                <text:p>0.999999999985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  <table:table-cell office:value-type="float" office:value="0.418">
                <text:p>0.418</text:p>
              </table:table-cell>
              <table:table-cell office:value-type="float" office:value="1">
                <text:p>1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0.999999999990119">
                <text:p>0.999999999990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75606873768059">
                <text:p>0.975606873768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32047085871558">
                <text:p>0.932047085871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973991454118507">
                <text:p>0.973991454118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948932859607295">
                <text:p>0.948932859607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900530215678408">
                <text:p>0.900530215678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97717010095737">
                <text:p>0.97717010095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924628267630881">
                <text:p>0.924628267630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53598914369004">
                <text:p>0.953598914369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980056829820569">
                <text:p>0.980056829820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980357079083778">
                <text:p>0.980357079083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51250016689301">
                <text:p>0.951250016689301</text:p>
              </table:table-cell>
              <table:table-cell office:value-type="float" office:value="0.977354924508071">
                <text:p>0.977354924508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  <table:table-cell office:value-type="float" office:value="0.381">
                <text:p>0.381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  <table:table-cell office:value-type="float" office:value="0.385">
                <text:p>0.385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  <table:table-cell office:value-type="float" office:value="0.359">
                <text:p>0.359</text:p>
              </table:table-cell>
              <table:table-cell office:value-type="float" office:value="1">
                <text:p>1</text:p>
              </table:table-cell>
              <table:table-cell office:value-type="float" office:value="0.952750027179718">
                <text:p>0.9527500271797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  <table:table-cell office:value-type="float" office:value="0.415">
                <text:p>0.415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0.998786550042189">
                <text:p>0.998786550042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  <table:table-cell office:value-type="float" office:value="0.393">
                <text:p>0.393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  <table:table-cell office:value-type="float" office:value="0.385">
                <text:p>0.385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0.387">
                <text:p>0.387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  <table:table-cell office:value-type="float" office:value="0.413">
                <text:p>0.413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0.407">
                <text:p>0.407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  <table:table-cell office:value-type="float" office:value="0.356">
                <text:p>0.356</text:p>
              </table:table-cell>
              <table:table-cell office:value-type="float" office:value="1">
                <text:p>1</text:p>
              </table:table-cell>
              <table:table-cell office:value-type="float" office:value="0.951499998569489">
                <text:p>0.951499998569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  <table:table-cell office:value-type="float" office:value="0.283">
                <text:p>0.283</text:p>
              </table:table-cell>
              <table:table-cell office:value-type="float" office:value="1">
                <text:p>1</text:p>
              </table:table-cell>
              <table:table-cell office:value-type="float" office:value="0.958500027656555">
                <text:p>0.9585000276565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  <table:table-cell office:value-type="float" office:value="0.287">
                <text:p>0.287</text:p>
              </table:table-cell>
              <table:table-cell office:value-type="float" office:value="1">
                <text:p>1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  <table:table-cell office:value-type="float" office:value="1">
                <text:p>1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  <table:table-cell office:value-type="float" office:value="0.219">
                <text:p>0.219</text:p>
              </table:table-cell>
              <table:table-cell office:value-type="float" office:value="1">
                <text:p>1</text:p>
              </table:table-cell>
              <table:table-cell office:value-type="float" office:value="0.967499971389771">
                <text:p>0.9674999713897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  <table:table-cell office:value-type="float" office:value="0.204">
                <text:p>0.204</text:p>
              </table:table-cell>
              <table:table-cell office:value-type="float" office:value="1">
                <text:p>1</text:p>
              </table:table-cell>
              <table:table-cell office:value-type="float" office:value="0.966750025749207">
                <text:p>0.9667500257492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  <table:table-cell office:value-type="float" office:value="0.195">
                <text:p>0.195</text:p>
              </table:table-cell>
              <table:table-cell office:value-type="float" office:value="1">
                <text:p>1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  <table:table-cell office:value-type="float" office:value="0.182">
                <text:p>0.182</text:p>
              </table:table-cell>
              <table:table-cell office:value-type="float" office:value="1">
                <text:p>1</text:p>
              </table:table-cell>
              <table:table-cell office:value-type="float" office:value="0.97000002861023">
                <text:p>0.970000028610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  <table:table-cell office:value-type="float" office:value="0.178">
                <text:p>0.178</text:p>
              </table:table-cell>
              <table:table-cell office:value-type="float" office:value="1">
                <text:p>1</text:p>
              </table:table-cell>
              <table:table-cell office:value-type="float" office:value="0.970749974250793">
                <text:p>0.9707499742507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  <table:table-cell office:value-type="float" office:value="0.177">
                <text:p>0.177</text:p>
              </table:table-cell>
              <table:table-cell office:value-type="float" office:value="1">
                <text:p>1</text:p>
              </table:table-cell>
              <table:table-cell office:value-type="float" office:value="0.970749974250793">
                <text:p>0.970749974250793</text:p>
              </table:table-cell>
              <table:table-cell office:value-type="float" office:value="0.999999999876377">
                <text:p>0.999999999876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  <table:table-cell office:value-type="float" office:value="0.176">
                <text:p>0.176</text:p>
              </table:table-cell>
              <table:table-cell office:value-type="float" office:value="1">
                <text:p>1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5611749969229">
                <text:p>0.915611749969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  <table:table-cell office:value-type="float" office:value="0.158">
                <text:p>0.158</text:p>
              </table:table-cell>
              <table:table-cell office:value-type="float" office:value="1">
                <text:p>1</text:p>
              </table:table-cell>
              <table:table-cell office:value-type="float" office:value="0.97299998998642">
                <text:p>0.97299998998642</text:p>
              </table:table-cell>
              <table:table-cell office:value-type="float" office:value="0.913818003264748">
                <text:p>0.913818003264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0734070404624476">
                <text:p>0.0734070404624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0.002">
                <text:p>0.002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0840895270746377">
                <text:p>0.0840895270746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0.002">
                <text:p>0.002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464352450777726">
                <text:p>0.0464352450777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0.003">
                <text:p>0.003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291841410430672">
                <text:p>0.0291841410430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  <table:table-cell office:value-type="float" office:value="0.004">
                <text:p>0.004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0282689819309688">
                <text:p>0.0282689819309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  <table:table-cell office:value-type="float" office:value="0.003">
                <text:p>0.003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261621804305014">
                <text:p>0.0261621804305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1">
                <text:p>1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183148482530968">
                <text:p>0.0183148482530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0.011">
                <text:p>0.011</text:p>
              </table:table-cell>
              <table:table-cell office:value-type="float" office:value="1">
                <text:p>1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0.013">
                <text:p>0.013</text:p>
              </table:table-cell>
              <table:table-cell office:value-type="float" office:value="1">
                <text:p>1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